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11.32mm"/>
    </style:style>
    <style:style style:name="co19" style:family="table-column">
      <style:table-column-properties fo:break-before="auto" style:column-width="14.04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15.4mm"/>
    </style:style>
    <style:style style:name="co22" style:family="table-column">
      <style:table-column-properties fo:break-before="auto" style:column-width="21.63mm"/>
    </style:style>
    <style:style style:name="co23" style:family="table-column">
      <style:table-column-properties fo:break-before="auto" style:column-width="18.71mm"/>
    </style:style>
    <style:style style:name="co24" style:family="table-column">
      <style:table-column-properties fo:break-before="auto" style:column-width="21.43mm"/>
    </style:style>
    <style:style style:name="co25" style:family="table-column">
      <style:table-column-properties fo:break-before="auto" style:column-width="11.91mm"/>
    </style:style>
    <style:style style:name="co26" style:family="table-column">
      <style:table-column-properties fo:break-before="auto" style:column-width="13.07mm"/>
    </style:style>
    <style:style style:name="co27" style:family="table-column">
      <style:table-column-properties fo:break-before="auto" style:column-width="14.23mm"/>
    </style:style>
    <style:style style:name="co28" style:family="table-column">
      <style:table-column-properties fo:break-before="auto" style:column-width="15.01mm"/>
    </style:style>
    <style:style style:name="co29" style:family="table-column">
      <style:table-column-properties fo:break-before="auto" style:column-width="17.55mm"/>
    </style:style>
    <style:style style:name="co30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3.65mm"/>
    </style:style>
    <style:style style:name="co32" style:family="table-column">
      <style:table-column-properties fo:break-before="auto" style:column-width="17.94mm"/>
    </style:style>
    <style:style style:name="co33" style:family="table-column">
      <style:table-column-properties fo:break-before="auto" style:column-width="16.58mm"/>
    </style:style>
    <style:style style:name="co34" style:family="table-column">
      <style:table-column-properties fo:break-before="auto" style:column-width="11.71mm"/>
    </style:style>
    <style:style style:name="co35" style:family="table-column">
      <style:table-column-properties fo:break-before="auto" style:column-width="13.85mm"/>
    </style:style>
    <style:style style:name="co36" style:family="table-column">
      <style:table-column-properties fo:break-before="auto" style:column-width="12.1mm"/>
    </style:style>
    <style:style style:name="co37" style:family="table-column">
      <style:table-column-properties fo:break-before="auto" style:column-width="16.97mm"/>
    </style:style>
    <style:style style:name="co38" style:family="table-column">
      <style:table-column-properties fo:break-before="auto" style:column-width="16.19mm"/>
    </style:style>
    <style:style style:name="co39" style:family="table-column">
      <style:table-column-properties fo:break-before="auto" style:column-width="31.56mm"/>
    </style:style>
    <style:style style:name="co40" style:family="table-column">
      <style:table-column-properties fo:break-before="auto" style:column-width="15.59mm"/>
    </style:style>
    <style:style style:name="co41" style:family="table-column">
      <style:table-column-properties fo:break-before="auto" style:column-width="32.4mm"/>
    </style:style>
    <style:style style:name="co42" style:family="table-column">
      <style:table-column-properties fo:break-before="auto" style:column-width="31.94mm"/>
    </style:style>
    <style:style style:name="co43" style:family="table-column">
      <style:table-column-properties fo:break-before="page" style:column-width="6.99mm"/>
    </style:style>
    <style:style style:name="co44" style:family="table-column">
      <style:table-column-properties fo:break-before="auto" style:column-width="15.15mm"/>
    </style:style>
    <style:style style:name="co45" style:family="table-column">
      <style:table-column-properties fo:break-before="auto" style:column-width="20.81mm"/>
    </style:style>
    <style:style style:name="co46" style:family="table-column">
      <style:table-column-properties fo:break-before="auto" style:column-width="30.82mm"/>
    </style:style>
    <style:style style:name="co47" style:family="table-column">
      <style:table-column-properties fo:break-before="auto" style:column-width="14.46mm"/>
    </style:style>
    <style:style style:name="co48" style:family="table-column">
      <style:table-column-properties fo:break-before="auto" style:column-width="25.59mm"/>
    </style:style>
    <style:style style:name="co49" style:family="table-column">
      <style:table-column-properties fo:break-before="auto" style:column-width="28.54mm"/>
    </style:style>
    <style:style style:name="co50" style:family="table-column">
      <style:table-column-properties fo:break-before="page" style:column-width="11.06mm"/>
    </style:style>
    <style:style style:name="co51" style:family="table-column">
      <style:table-column-properties fo:break-before="auto" style:column-width="27.85mm"/>
    </style:style>
    <style:style style:name="co52" style:family="table-column">
      <style:table-column-properties fo:break-before="auto" style:column-width="18.33mm"/>
    </style:style>
    <style:style style:name="co53" style:family="table-column">
      <style:table-column-properties fo:break-before="auto" style:column-width="28.08mm"/>
    </style:style>
    <style:style style:name="co54" style:family="table-column">
      <style:table-column-properties fo:break-before="auto" style:column-width="11.98mm"/>
    </style:style>
    <style:style style:name="co55" style:family="table-column">
      <style:table-column-properties fo:break-before="auto" style:column-width="15.38mm"/>
    </style:style>
    <style:style style:name="co56" style:family="table-column">
      <style:table-column-properties fo:break-before="auto" style:column-width="11.06mm"/>
    </style:style>
    <style:style style:name="co57" style:family="table-column">
      <style:table-column-properties fo:break-before="auto" style:column-width="10.83mm"/>
    </style:style>
    <style:style style:name="co58" style:family="table-column">
      <style:table-column-properties fo:break-before="auto" style:column-width="17.87mm"/>
    </style:style>
    <style:style style:name="co59" style:family="table-column">
      <style:table-column-properties fo:break-before="auto" style:column-width="9.01mm"/>
    </style:style>
    <style:style style:name="co60" style:family="table-column">
      <style:table-column-properties fo:break-before="auto" style:column-width="7.88mm"/>
    </style:style>
    <style:style style:name="co61" style:family="table-column">
      <style:table-column-properties fo:break-before="auto" style:column-width="22.4mm"/>
    </style:style>
    <style:style style:name="co62" style:family="table-column">
      <style:table-column-properties fo:break-before="auto" style:column-width="5.61mm"/>
    </style:style>
    <style:style style:name="co63" style:family="table-column">
      <style:table-column-properties fo:break-before="auto" style:column-width="5.38mm"/>
    </style:style>
    <style:style style:name="co64" style:family="table-column">
      <style:table-column-properties fo:break-before="auto" style:column-width="5.17mm"/>
    </style:style>
    <style:style style:name="co65" style:family="table-column">
      <style:table-column-properties fo:break-before="auto" style:column-width="8.11mm"/>
    </style:style>
    <style:style style:name="co66" style:family="table-column">
      <style:table-column-properties fo:break-before="auto" style:column-width="10.39mm"/>
    </style:style>
    <style:style style:name="co67" style:family="table-column">
      <style:table-column-properties fo:break-before="auto" style:column-width="10.6mm"/>
    </style:style>
    <style:style style:name="co68" style:family="table-column">
      <style:table-column-properties fo:break-before="auto" style:column-width="9.19mm"/>
    </style:style>
    <style:style style:name="co69" style:family="table-column">
      <style:table-column-properties fo:break-before="auto" style:column-width="35mm"/>
    </style:style>
    <style:style style:name="co70" style:family="table-column">
      <style:table-column-properties fo:break-before="auto" style:column-width="7.81mm"/>
    </style:style>
    <style:style style:name="co71" style:family="table-column">
      <style:table-column-properties fo:break-before="auto" style:column-width="23.78mm"/>
    </style:style>
    <style:style style:name="co72" style:family="table-column">
      <style:table-column-properties fo:break-before="auto" style:column-width="22.86mm"/>
    </style:style>
    <style:style style:name="co73" style:family="table-column">
      <style:table-column-properties fo:break-before="auto" style:column-width="26.26mm"/>
    </style:style>
    <style:style style:name="co74" style:family="table-column">
      <style:table-column-properties fo:break-before="auto" style:column-width="8.34mm"/>
    </style:style>
    <style:style style:name="co75" style:family="table-column">
      <style:table-column-properties fo:break-before="auto" style:column-width="13.11mm"/>
    </style:style>
    <style:style style:name="co76" style:family="table-column">
      <style:table-column-properties fo:break-before="auto" style:column-width="4.94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2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boolean-style style:name="N99">
      <number:boolean/>
    </number:boolean-style>
    <number:text-style style:name="N100">
      <number:text-content/>
    </number:text-style>
    <style:style style:name="ce10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1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02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03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05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0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11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2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13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124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125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26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27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28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29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weight="bold" style:font-weight-asian="bold" style:font-weight-complex="bold"/>
    </style:style>
    <style:style style:name="ce140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141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142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143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4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145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146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147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14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4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1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15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1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2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184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187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8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m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19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2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7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59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2" style:family="table-cell" style:parent-style-name="Default">
      <style:text-properties fo:font-style="italic" style:font-style-asian="italic" style:font-style-complex="italic"/>
    </style:style>
    <style:style style:name="ce319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32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32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324" style:family="table-cell" style:parent-style-name="Default">
      <style:text-properties fo:font-style="normal" style:font-style-asian="normal" style:font-style-complex="normal"/>
    </style:style>
    <style:style style:name="ce325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6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7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32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1" style:family="table-cell" style:parent-style-name="Default">
      <style:table-cell-properties fo:border-bottom="0.06pt dotted #000000" fo:border-left="none" fo:border-right="none" fo:border-top="0.06pt solid #000000"/>
    </style:style>
    <style:style style:name="ce332" style:family="table-cell" style:parent-style-name="Default">
      <style:table-cell-properties fo:border-bottom="0.06pt dotted #000000" fo:border-left="none" fo:border-right="none" fo:border-top="0.06pt dotted #000000"/>
    </style:style>
    <style:style style:name="ce333" style:family="table-cell" style:parent-style-name="Default">
      <style:table-cell-properties fo:border-bottom="0.06pt solid #000000" fo:border-left="none" fo:border-right="none" fo:border-top="0.06pt dotted #000000"/>
    </style:style>
    <style:style style:name="ce334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335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6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3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39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0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4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42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4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67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mm"/>
    </style:style>
    <style:style style:name="ce94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98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0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02" style:family="table-cell" style:parent-style-name="GIRONE_5f_A">
      <style:table-cell-properties fo:border="0.06pt solid #000000"/>
    </style:style>
    <style:style style:name="ce203" style:family="table-cell" style:parent-style-name="GIRONE_5f_B">
      <style:table-cell-properties fo:border="0.06pt solid #000000"/>
    </style:style>
    <style:style style:name="ce204" style:family="table-cell" style:parent-style-name="GIRONE_5f_C">
      <style:table-cell-properties fo:border="0.06pt solid #000000"/>
    </style:style>
    <style:style style:name="ce205" style:family="table-cell" style:parent-style-name="GIRONE_5f_D">
      <style:table-cell-properties fo:border="0.06pt solid #000000"/>
    </style:style>
    <style:style style:name="ce206" style:family="table-cell" style:parent-style-name="GIRONE_5f_E">
      <style:table-cell-properties fo:border="0.06pt solid #000000"/>
    </style:style>
    <style:style style:name="ce207" style:family="table-cell" style:parent-style-name="GIRONE_5f_F">
      <style:table-cell-properties fo:border="0.06pt solid #000000"/>
    </style:style>
    <style:style style:name="ce208" style:family="table-cell" style:parent-style-name="GIRONE_5f_G">
      <style:table-cell-properties fo:border="0.06pt solid #000000"/>
    </style:style>
    <style:style style:name="ce209" style:family="table-cell" style:parent-style-name="GIRONE_5f_H">
      <style:table-cell-properties fo:border="0.06pt solid #000000"/>
    </style:style>
    <style:style style:name="ce210" style:family="table-cell" style:parent-style-name="INTESTAZIONE">
      <style:table-cell-properties fo:border="0.06pt solid #000000"/>
      <style:paragraph-properties fo:margin-left="0mm"/>
    </style:style>
    <style:style style:name="ce211" style:family="table-cell" style:parent-style-name="Default">
      <style:table-cell-properties fo:background-color="#a9d18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2" style:family="table-cell" style:parent-style-name="Default">
      <style:table-cell-properties fo:background-color="#c5e0b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06pt dotted #000000" fo:background-color="#ffff00" fo:border-left="none" fo:border-right="0.06pt solid #000000" fo:border-top="none"/>
    </style:style>
    <style:style style:name="ce244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dotted #000000"/>
      <style:paragraph-properties fo:text-align="start" fo:margin-left="0mm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>
      <style:table-cell-properties fo:border-bottom="0.06pt dotted #000000" fo:border-left="0.06pt solid #000000" fo:border-right="none" fo:border-top="none"/>
      <style:text-properties fo:font-style="italic" style:font-style-asian="italic" style:font-style-complex="italic"/>
    </style:style>
    <style:style style:name="ce156" style:family="table-cell" style:parent-style-name="Default">
      <style:table-cell-properties fo:border-bottom="0.06pt dotte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157" style:family="table-cell" style:parent-style-name="Default">
      <style:table-cell-properties fo:border-bottom="0.06pt solid #000000" fo:border-left="0.06pt solid #000000" fo:border-right="none" fo:border-top="0.06pt dotted #000000"/>
      <style:text-properties fo:font-style="italic" style:font-style-asian="italic" style:font-style-complex="italic"/>
    </style:style>
    <style:style style:name="ce2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63" style:family="table-cell" style:parent-style-name="Default">
      <style:table-cell-properties fo:border-bottom="0.06pt dotted #000000" style:text-align-source="fix" style:repeat-content="false" fo:border-left="0.06pt solid #000000" fo:border-right="none" fo:border-top="none"/>
      <style:paragraph-properties fo:text-align="center" fo:margin-left="0mm"/>
      <style:text-properties fo:font-style="normal" style:font-style-asian="normal" style:font-style-complex="normal"/>
    </style:style>
    <style:style style:name="ce16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6" style:family="table-cell" style:parent-style-name="Default">
      <style:table-cell-properties fo:border-bottom="0.06pt dotted #000000" fo:background-color="#ffff00" fo:border-left="none" fo:border-right="none" fo:border-top="none"/>
    </style:style>
    <style:style style:name="ce267" style:family="table-cell" style:parent-style-name="Default">
      <style:table-cell-properties fo:border-bottom="0.06pt dotted #000000" fo:background-color="#ffff00" fo:border-left="none" fo:border-right="none" fo:border-top="0.06pt dotted #000000"/>
    </style:style>
    <style:style style:name="ce268" style:family="table-cell" style:parent-style-name="Default">
      <style:table-cell-properties fo:border-bottom="0.06pt solid #000000" fo:background-color="#ffff00" fo:border-left="none" fo:border-right="none" fo:border-top="0.06pt dotted #000000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0.06pt dotted #000000" style:text-align-source="fix" style:repeat-content="false" fo:border-left="none" fo:border-right="none" fo:border-top="none"/>
      <style:paragraph-properties fo:text-align="center" fo:margin-left="0mm"/>
      <style:map style:condition="cell-content()=&quot;A&quot;" style:apply-style-name="GIRONE_5f_A" style:base-cell-address="A_INPUT.H3"/>
    </style:style>
    <style:style style:name="ce2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8" style:family="table-cell" style:parent-style-name="Default">
      <style:table-cell-properties fo:border-bottom="0.06pt dotte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2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173" style:family="table-cell" style:parent-style-name="Default">
      <style:text-properties fo:font-style="italic" style:font-style-asian="italic" style:font-style-complex="italic"/>
    </style:style>
    <style:style style:name="ce284" style:family="table-cell" style:parent-style-name="Default">
      <style:table-cell-properties fo:border-bottom="0.06pt dotted #000000" fo:background-color="#ffff00" fo:border-left="none" fo:border-right="0.06pt solid #000000" fo:border-top="0.06pt dotted #000000"/>
    </style:style>
    <style:style style:name="ce285" style:family="table-cell" style:parent-style-name="Default">
      <style:table-cell-properties fo:border-bottom="0.06pt solid #000000" fo:background-color="#ffff00" fo:border-left="none" fo:border-right="0.06pt solid #000000" fo:border-top="0.06pt dotted #000000"/>
    </style:style>
    <style:style style:name="ce286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end" fo:margin-left="0mm"/>
      <style:text-properties fo:font-style="italic" style:font-style-asian="italic" style:font-style-complex="italic"/>
    </style:style>
    <style:style style:name="ce287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end" fo:margin-left="0mm"/>
      <style:text-properties fo:font-style="italic" style:font-style-asian="italic" style:font-style-complex="italic"/>
    </style:style>
    <style:style style:name="ce290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A_INPUT.H3"/>
    </style:style>
    <style:style style:name="ce293" style:family="table-cell" style:parent-style-name="Default" style:data-style-name="N0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4" style:family="table-cell" style:parent-style-name="Default">
      <style:table-cell-properties fo:border-bottom="0.06pt dotted #000000" style:text-align-source="value-type" style:repeat-content="false" fo:border-left="none" fo:border-right="none" fo:border-top="0.06pt dotted #000000"/>
      <style:paragraph-properties fo:margin-left="0mm"/>
    </style:style>
    <style:style style:name="ce295" style:family="table-cell" style:parent-style-name="Default">
      <style:table-cell-properties fo:border-bottom="0.06pt solid #000000" style:text-align-source="value-type" style:repeat-content="false" fo:border-left="none" fo:border-right="none" fo:border-top="0.06pt dotted #000000"/>
      <style:paragraph-properties fo:margin-left="0mm"/>
    </style:style>
    <style:style style:name="ce296" style:family="table-cell" style:parent-style-name="Default">
      <style:table-cell-properties fo:border-bottom="0.06pt dotted #000000" style:text-align-source="value-type" style:repeat-content="false" fo:border-left="none" fo:border-right="none" fo:border-top="0.06pt solid #000000"/>
      <style:paragraph-properties fo:margin-left="0mm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99" style:family="table-cell" style:parent-style-name="Default">
      <style:table-cell-properties fo:border-bottom="0.06pt dotte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0.06pt dotted #000000"/>
      <style:paragraph-properties fo:text-align="center" fo:margin-left="0mm"/>
    </style:style>
    <style:style style:name="ce30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02" style:family="table-cell" style:parent-style-name="Default" style:data-style-name="N129">
      <style:table-cell-properties fo:border-bottom="0.06pt dotted #000000" fo:background-color="#ffff00" fo:border-left="none" fo:border-right="none" fo:border-top="0.06pt solid #000000"/>
    </style:style>
    <style:style style:name="ce303" style:family="table-cell" style:parent-style-name="Default" style:data-style-name="N129">
      <style:table-cell-properties fo:border-bottom="0.06pt dotted #000000" fo:background-color="#ffff00" fo:border-left="none" fo:border-right="none" fo:border-top="0.06pt dotted #000000"/>
    </style:style>
    <style:style style:name="ce304" style:family="table-cell" style:parent-style-name="Default" style:data-style-name="N129">
      <style:table-cell-properties fo:border-bottom="0.06pt solid #000000" fo:background-color="#ffff00" fo:border-left="none" fo:border-right="none" fo:border-top="0.06pt dotted #000000"/>
    </style:style>
    <style:style style:name="ce306" style:family="table-cell" style:parent-style-name="Default" style:data-style-name="N40">
      <style:table-cell-properties fo:border-bottom="0.06pt dotted #000000" fo:background-color="#ffff00" fo:border-left="none" fo:border-right="none" fo:border-top="0.06pt solid #000000"/>
    </style:style>
    <style:style style:name="ce307" style:family="table-cell" style:parent-style-name="Default" style:data-style-name="N40">
      <style:table-cell-properties fo:border-bottom="0.06pt dotted #000000" fo:background-color="#ffff00" fo:border-left="none" fo:border-right="none" fo:border-top="0.06pt dotted #000000"/>
    </style:style>
    <style:style style:name="ce308" style:family="table-cell" style:parent-style-name="Default" style:data-style-name="N40">
      <style:table-cell-properties fo:border-bottom="0.06pt solid #000000" fo:background-color="#ffff00" fo:border-left="none" fo:border-right="none" fo:border-top="0.06pt dotted #000000"/>
    </style:style>
    <style:style style:name="ce309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solid #000000"/>
      <style:paragraph-properties fo:text-align="center" fo:margin-left="0mm"/>
    </style:style>
    <style:style style:name="ce311" style:family="table-cell" style:parent-style-name="Default">
      <style:table-cell-properties fo:border-bottom="0.06pt dotte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dotted #000000"/>
      <style:paragraph-properties fo:text-align="center" fo:margin-left="0mm"/>
    </style:style>
    <style:style style:name="ce3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5" style:family="table-cell" style:parent-style-name="Default">
      <style:table-cell-properties fo:border-bottom="0.06pt dotted #000000" fo:border-left="none" fo:border-right="0.06pt solid #000000" fo:border-top="0.06pt solid #000000"/>
    </style:style>
    <style:style style:name="ce316" style:family="table-cell" style:parent-style-name="Default">
      <style:table-cell-properties fo:border-bottom="0.06pt dotted #000000" fo:border-left="none" fo:border-right="0.06pt solid #000000" fo:border-top="0.06pt dotted #000000"/>
    </style:style>
    <style:style style:name="ce317" style:family="table-cell" style:parent-style-name="Default">
      <style:table-cell-properties fo:border-bottom="0.06pt solid #000000" fo:border-left="none" fo:border-right="0.06pt solid #000000" fo:border-top="0.06pt dotted #000000"/>
    </style:style>
    <style:style style:name="ce22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2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3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31" style:family="table-cell" style:parent-style-name="INTESTAZIONE">
      <style:table-cell-properties fo:border-bottom="0.06pt solid #000000" fo:border-left="0.06pt solid #000000" fo:border-right="none" fo:border-top="0.06pt solid #000000"/>
      <style:paragraph-properties fo:margin-left="0mm"/>
      <style:text-properties fo:font-style="normal" style:font-style-asian="normal" style:font-style-complex="normal"/>
    </style:style>
    <style:style style:name="ce232" style:family="table-cell" style:parent-style-name="Default">
      <style:table-cell-properties fo:border-bottom="0.06pt dotted #000000" fo:border-left="0.06pt solid #000000" fo:border-right="none" fo:border-top="0.06pt solid #000000"/>
      <style:text-properties fo:font-style="italic" style:font-style-asian="italic" style:font-style-complex="italic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34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</style:style>
    <style:style style:name="ce235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</style:style>
    <style:style style:name="ce237" style:family="table-cell" style:parent-style-name="Default">
      <style:text-properties fo:font-style="normal" style:font-style-asian="normal" style:font-style-complex="normal"/>
    </style:style>
    <style:style style:name="ce238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3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0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24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42" style:family="table-cell" style:parent-style-name="Default">
      <style:table-cell-properties fo:border-bottom="0.06pt dotted #000000" fo:border-left="none" fo:border-right="none" fo:border-top="0.06pt solid #000000"/>
    </style:style>
    <style:style style:name="ce243" style:family="table-cell" style:parent-style-name="Default">
      <style:table-cell-properties fo:border-bottom="0.06pt dotted #000000" fo:border-left="none" fo:border-right="none" fo:border-top="0.06pt dotted #000000"/>
    </style:style>
    <style:style style:name="ce258" style:family="table-cell" style:parent-style-name="Default">
      <style:table-cell-properties fo:border-bottom="0.06pt solid #000000" fo:border-left="none" fo:border-right="none" fo:border-top="0.06pt dotted #000000"/>
    </style:style>
    <style:style style:name="ce265" style:family="table-cell" style:parent-style-name="Default" style:data-style-name="N0">
      <style:table-cell-properties fo:border-bottom="0.06pt dotted #000000" fo:border-left="none" fo:border-right="none" fo:border-top="0.06pt solid #000000"/>
    </style:style>
    <style:style style:name="ce270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7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8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88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8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291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05" style:family="table-cell" style:parent-style-name="Default" style:data-style-name="N125">
      <style:table-cell-properties fo:border-bottom="0.06pt dotte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10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dotted #000000"/>
      <style:paragraph-properties fo:text-align="center" fo:margin-left="0mm"/>
    </style:style>
    <style:style style:name="ce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8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20" style:family="table-cell" style:parent-style-name="Default">
      <style:table-cell-properties fo:border-bottom="0.06pt dotte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48" style:family="table-cell" style:parent-style-name="Default">
      <style:table-cell-properties fo:border-bottom="0.06pt dotted #000000" style:text-align-source="fix" style:repeat-content="false" fo:border-left="0.06pt solid #000000" fo:border-right="none" fo:border-top="0.74pt solid #000000"/>
      <style:paragraph-properties fo:text-align="center" fo:margin-left="0mm"/>
    </style:style>
    <style:style style:name="ce349" style:family="table-cell" style:parent-style-name="Default">
      <style:table-cell-properties fo:border-bottom="0.74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dotted #000000"/>
      <style:paragraph-properties fo:text-align="center" fo:margin-left="0mm"/>
    </style:style>
    <style:style style:name="ce35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35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35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354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355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map style:condition="cell-content()=&quot;A&quot;" style:apply-style-name="GIRONE_5f_A" style:base-cell-address="B_ELABORAZIONE.C3"/>
    </style:style>
    <style:style style:name="ce356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358" style:family="table-cell" style:parent-style-name="Default">
      <style:table-cell-properties fo:border-bottom="0.06pt solid #000000" fo:background-color="#fff2cc" fo:border-left="0.06pt solid #0000ff" fo:border-right="0.06pt solid #0000ff" fo:border-top="0.06pt solid #0000ff"/>
      <style:text-properties fo:color="#0000ff" fo:font-weight="bold" style:font-weight-asian="bold" style:font-weight-complex="bold"/>
    </style:style>
    <style:style style:name="ce359" style:family="table-cell" style:parent-style-name="Default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360" style:family="table-cell" style:parent-style-name="Default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361" style:family="table-cell" style:parent-style-name="Default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362" style:family="table-cell" style:parent-style-name="Default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363" style:family="table-cell" style:parent-style-name="Default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36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5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7" style:family="table-cell" style:parent-style-name="Default">
      <style:table-cell-properties fo:border-bottom="0.06pt dotted #000000" fo:background-color="#fff2cc" style:text-align-source="fix" style:repeat-content="false" fo:border-left="0.06pt solid #0000ff" fo:border-right="0.06pt solid #0000ff" fo:border-top="0.74pt soli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8" style:family="table-cell" style:parent-style-name="Default">
      <style:table-cell-properties fo:border-bottom="0.74pt solid #000000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69" style:family="table-cell" style:parent-style-name="Default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center" fo:margin-left="0mm"/>
      <style:text-properties fo:color="#0000ff"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1" style:family="table-cell" style:parent-style-name="Default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372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373" style:family="table-cell" style:parent-style-name="Default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460" style:family="table-cell" style:parent-style-name="Default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462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/>
    </style:style>
    <style:style style:name="ce463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465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  <style:text-properties fo:font-style="italic" style:font-style-asian="italic" style:font-style-complex="italic"/>
    </style:style>
    <style:style style:name="ce466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46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italic" style:font-style-asian="italic" style:font-style-complex="italic"/>
    </style:style>
    <style:style style:name="ce468" style:family="table-cell" style:parent-style-name="Default" style:data-style-name="N0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470" style:family="table-cell" style:parent-style-name="Default" style:data-style-name="N125">
      <style:table-cell-properties fo:border-bottom="0.06pt dotte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471" style:family="table-cell" style:parent-style-name="Default" style:data-style-name="N125">
      <style:table-cell-properties fo:border-bottom="0.74pt soli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4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74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center" fo:margin-left="0mm"/>
      <style:text-properties fo:color="#0000ff" fo:font-weight="bold" style:font-weight-asian="bold" style:font-weight-complex="bold"/>
    </style:style>
    <style:style style:name="ce47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solid #000000"/>
      <style:text-properties fo:color="#0000ff"/>
    </style:style>
    <style:style style:name="ce477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/>
    </style:style>
    <style:style style:name="ce478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 fo:font-weight="normal" style:font-weight-asian="normal" style:font-weight-complex="normal"/>
    </style:style>
    <style:style style:name="ce486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8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 fo:font-weight="normal" style:font-weight-asian="normal" style:font-weight-complex="normal"/>
    </style:style>
    <style:style style:name="ce489" style:family="table-cell" style:parent-style-name="Default" style:data-style-name="N126">
      <style:table-cell-properties fo:border-bottom="0.06pt dotted #000000" fo:background-color="#fff2cc" fo:border-left="0.06pt solid #0000ff" fo:border-right="0.06pt solid #0000ff" fo:border-top="0.74pt solid #000000"/>
      <style:text-properties fo:color="#0000ff"/>
    </style:style>
    <style:style style:name="ce493" style:family="table-cell" style:parent-style-name="Default" style:data-style-name="N126">
      <style:table-cell-properties fo:border-bottom="0.74pt solid #000000" fo:background-color="#fff2cc" fo:border-left="0.06pt solid #0000ff" fo:border-right="0.06pt solid #0000ff" fo:border-top="0.06pt dotted #000000"/>
      <style:text-properties fo:color="#0000ff"/>
    </style:style>
    <style:style style:name="ce494" style:family="table-cell" style:parent-style-name="Default" style:data-style-name="N126">
      <style:table-cell-properties fo:border-bottom="0.06pt solid #0000ff" fo:background-color="#fff2cc" fo:border-left="0.06pt solid #0000ff" fo:border-right="0.06pt solid #0000ff" fo:border-top="0.06pt dotted #000000"/>
      <style:text-properties fo:color="#0000ff"/>
    </style:style>
    <style:style style:name="ce496" style:family="table-cell" style:parent-style-name="INTESTAZIONE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499" style:family="table-cell" style:parent-style-name="Default">
      <style:table-cell-properties fo:border-bottom="0.06pt solid #000000" fo:background-color="#fff2cc" style:text-align-source="fix" style:repeat-content="false" fo:border-left="0.06pt solid #0000ff" fo:border-right="0.06pt solid #0000ff" fo:border-top="0.06pt solid #0000ff"/>
      <style:paragraph-properties fo:text-align="end" fo:margin-left="0mm"/>
      <style:text-properties fo:color="#0000ff" fo:font-style="italic" fo:font-weight="bold" style:font-style-asian="italic" style:font-weight-asian="bold" style:font-style-complex="italic" style:font-weight-complex="bold"/>
    </style:style>
    <style:style style:name="ce500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solid #000000"/>
      <style:paragraph-properties fo:text-align="end" fo:margin-left="0mm"/>
      <style:text-properties fo:color="#0000ff" fo:font-style="italic" style:font-style-asian="italic" style:font-style-complex="italic"/>
    </style:style>
    <style:style style:name="ce501" style:family="table-cell" style:parent-style-name="Default" style:data-style-name="N126">
      <style:table-cell-properties fo:border-bottom="0.06pt dotted #000000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504" style:family="table-cell" style:parent-style-name="Default" style:data-style-name="N126">
      <style:table-cell-properties fo:border-bottom="0.06pt solid #0000ff" fo:background-color="#fff2cc" style:text-align-source="fix" style:repeat-content="false" fo:border-left="0.06pt solid #0000ff" fo:border-right="0.06pt solid #0000ff" fo:border-top="0.06pt dotted #000000"/>
      <style:paragraph-properties fo:text-align="end" fo:margin-left="0mm"/>
      <style:text-properties fo:color="#0000ff" fo:font-style="italic" style:font-style-asian="italic" style:font-style-complex="italic"/>
    </style:style>
    <style:style style:name="ce506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soli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7" style:family="table-cell" style:parent-style-name="Default" style:data-style-name="N100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dotted #000000"/>
      <style:paragraph-properties fo:text-align="center" fo:margin-left="0mm"/>
      <style:text-properties fo:font-style="normal" style:font-style-asian="normal" style:font-style-complex="normal"/>
      <style:map style:condition="cell-content()=&quot;A&quot;" style:apply-style-name="GIRONE_5f_A" style:base-cell-address="B_ELABORAZIONE.C3"/>
    </style:style>
    <style:style style:name="ce509" style:family="table-cell" style:parent-style-name="Default" style:data-style-name="N99">
      <style:table-cell-properties fo:border-bottom="0.06pt dotted #000000" style:text-align-source="fix" style:repeat-content="false" fo:border-left="none" fo:border-right="none" fo:border-top="0.06pt dotted #000000"/>
      <style:paragraph-properties fo:text-align="center" fo:margin-left="0mm"/>
    </style:style>
    <style:style style:name="ce510" style:family="table-cell" style:parent-style-name="Default" style:data-style-name="N0">
      <style:table-cell-properties fo:border-bottom="0.06pt dotted #000000" fo:border-left="none" fo:border-right="none" fo:border-top="0.06pt dotted #000000"/>
    </style:style>
    <style:style style:name="ce246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24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248" style:family="table-cell" style:parent-style-name="Default">
      <style:text-properties style:font-name="Liberation Sans" fo:font-size="10pt" style:font-size-asian="10pt" style:font-size-complex="10pt"/>
    </style:style>
    <style:style style:name="ce24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0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51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2" style:family="table-cell" style:parent-style-name="Default" style:data-style-name="N127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19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55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56" style:family="table-cell" style:parent-style-name="Default" style:data-style-name="N4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76" style:family="table-cell" style:parent-style-name="Default" style:data-style-name="N0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277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D4];&quot;_win&quot;);1;0))" style:apply-style-name="ConditionalStyle_5f_227" style:base-cell-address="C_OUTPUT.B5"/>
    </style:style>
    <style:style style:name="ce261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9" style:base-cell-address="C_OUTPUT.B3"/>
    </style:style>
    <style:style style:name="ce26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0000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2" style:family="table-cell" style:parent-style-name="INTESTAZIONE">
      <style:table-cell-properties style:cell-protect="protected formula-hidden" style:print-content="true" style:diagonal-bl-tr="none" style:diagonal-tl-br="none" fo:wrap-option="no-wrap" fo:border="none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281" style:family="table-cell" style:parent-style-name="Default">
      <style:table-cell-properties fo:border-bottom="0.06pt solid #000000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tru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2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CONCATENATE([.$G4];&quot;_win&quot;);1;0))" style:apply-style-name="ConditionalStyle_5f_226" style:base-cell-address="C_OUTPUT.B4"/>
    </style:style>
    <style:style style:name="ce38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4" style:family="table-cell" style:parent-style-name="GIRONE_5f_A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375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8" style:base-cell-address="C_OUTPUT.K4"/>
    </style:style>
    <style:style style:name="ce376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6" style:base-cell-address="C_OUTPUT.K5"/>
    </style:style>
    <style:style style:name="ce377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8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7" style:base-cell-address="C_OUTPUT.K6"/>
    </style:style>
    <style:style style:name="ce379" style:family="table-cell" style:parent-style-name="GIRONE_5f_B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0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1" style:base-cell-address="C_OUTPUT.K9"/>
    </style:style>
    <style:style style:name="ce381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9" style:base-cell-address="C_OUTPUT.K10"/>
    </style:style>
    <style:style style:name="ce38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0" style:base-cell-address="C_OUTPUT.K11"/>
    </style:style>
    <style:style style:name="ce386" style:family="table-cell" style:parent-style-name="GIRONE_5f_C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8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4" style:base-cell-address="C_OUTPUT.K14"/>
    </style:style>
    <style:style style:name="ce38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2" style:base-cell-address="C_OUTPUT.K15"/>
    </style:style>
    <style:style style:name="ce38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3" style:base-cell-address="C_OUTPUT.K16"/>
    </style:style>
    <style:style style:name="ce391" style:family="table-cell" style:parent-style-name="GIRONE_5f_D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39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7" style:base-cell-address="C_OUTPUT.K19"/>
    </style:style>
    <style:style style:name="ce39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5" style:base-cell-address="C_OUTPUT.K20"/>
    </style:style>
    <style:style style:name="ce39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6" style:base-cell-address="C_OUTPUT.K21"/>
    </style:style>
    <style:style style:name="ce396" style:family="table-cell" style:parent-style-name="GIRONE_5f_E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397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398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34" style:base-cell-address="C_OUTPUT.K25"/>
    </style:style>
    <style:style style:name="ce399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0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5" style:base-cell-address="C_OUTPUT.K26"/>
    </style:style>
    <style:style style:name="ce401" style:family="table-cell" style:parent-style-name="GIRONE_5f_F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2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0" style:base-cell-address="C_OUTPUT.K29"/>
    </style:style>
    <style:style style:name="ce403" style:family="table-cell" style:parent-style-name="Default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79" style:base-cell-address="C_OUTPUT.K30"/>
    </style:style>
    <style:style style:name="ce404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5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78" style:base-cell-address="C_OUTPUT.K31"/>
    </style:style>
    <style:style style:name="ce406" style:family="table-cell" style:parent-style-name="GIRONE_5f_G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1" style:base-cell-address="C_OUTPUT.K33"/>
    </style:style>
    <style:style style:name="ce407" style:family="table-cell" style:parent-style-name="GIRONE_5f_H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08" style:family="table-cell" style:parent-style-name="Default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4" style:base-cell-address="C_OUTPUT.K41"/>
    </style:style>
    <style:style style:name="ce409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" style:base-cell-address="C_OUTPUT.K42"/>
    </style:style>
    <style:style style:name="ce410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41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41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27" style:base-cell-address="C_OUTPUT.L5"/>
    </style:style>
    <style:style style:name="ce41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8" style:base-cell-address="C_OUTPUT.L6"/>
    </style:style>
    <style:style style:name="ce41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9" style:base-cell-address="C_OUTPUT.L7"/>
    </style:style>
    <style:style style:name="ce415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1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41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6" style:base-cell-address="C_OUTPUT.L10"/>
    </style:style>
    <style:style style:name="ce4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7" style:base-cell-address="C_OUTPUT.L11"/>
    </style:style>
    <style:style style:name="ce41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8" style:base-cell-address="C_OUTPUT.L12"/>
    </style:style>
    <style:style style:name="ce420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42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5" style:base-cell-address="C_OUTPUT.L15"/>
    </style:style>
    <style:style style:name="ce42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6" style:base-cell-address="C_OUTPUT.L16"/>
    </style:style>
    <style:style style:name="ce42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7" style:base-cell-address="C_OUTPUT.L17"/>
    </style:style>
    <style:style style:name="ce425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4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42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4" style:base-cell-address="C_OUTPUT.L20"/>
    </style:style>
    <style:style style:name="ce4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5" style:base-cell-address="C_OUTPUT.L21"/>
    </style:style>
    <style:style style:name="ce42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6" style:base-cell-address="C_OUTPUT.L22"/>
    </style:style>
    <style:style style:name="ce430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432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5" style:base-cell-address="C_OUTPUT.L25"/>
    </style:style>
    <style:style style:name="ce43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4" style:base-cell-address="C_OUTPUT.L26"/>
    </style:style>
    <style:style style:name="ce434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5" style:base-cell-address="C_OUTPUT.L27"/>
    </style:style>
    <style:style style:name="ce435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3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43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43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1" style:base-cell-address="C_OUTPUT.L31"/>
    </style:style>
    <style:style style:name="ce43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82" style:base-cell-address="C_OUTPUT.L32"/>
    </style:style>
    <style:style style:name="ce440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90" style:base-cell-address="C_OUTPUT.L33"/>
    </style:style>
    <style:style style:name="ce441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4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" style:base-cell-address="C_OUTPUT.L41"/>
    </style:style>
    <style:style style:name="ce443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" style:base-cell-address="C_OUTPUT.L42"/>
    </style:style>
    <style:style style:name="ce444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44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4" style:base-cell-address="C_OUTPUT.M6"/>
    </style:style>
    <style:style style:name="ce44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3" style:base-cell-address="C_OUTPUT.M7"/>
    </style:style>
    <style:style style:name="ce447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44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3" style:base-cell-address="C_OUTPUT.M11"/>
    </style:style>
    <style:style style:name="ce44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2" style:base-cell-address="C_OUTPUT.M12"/>
    </style:style>
    <style:style style:name="ce4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45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2" style:base-cell-address="C_OUTPUT.M16"/>
    </style:style>
    <style:style style:name="ce45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1" style:base-cell-address="C_OUTPUT.M17"/>
    </style:style>
    <style:style style:name="ce45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45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1" style:base-cell-address="C_OUTPUT.M21"/>
    </style:style>
    <style:style style:name="ce45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0" style:base-cell-address="C_OUTPUT.M22"/>
    </style:style>
    <style:style style:name="ce458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459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46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3" style:base-cell-address="C_OUTPUT.M26"/>
    </style:style>
    <style:style style:name="ce46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2" style:base-cell-address="C_OUTPUT.M27"/>
    </style:style>
    <style:style style:name="ce47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47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480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481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48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2" style:base-cell-address="C_OUTPUT.N6"/>
    </style:style>
    <style:style style:name="ce484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1" style:base-cell-address="C_OUTPUT.N11"/>
    </style:style>
    <style:style style:name="ce48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0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0" style:base-cell-address="C_OUTPUT.N16"/>
    </style:style>
    <style:style style:name="ce49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9" style:base-cell-address="C_OUTPUT.N21"/>
    </style:style>
    <style:style style:name="ce49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7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1" style:base-cell-address="C_OUTPUT.N26"/>
    </style:style>
    <style:style style:name="ce49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2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03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05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1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25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6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28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39" style:family="table-cell" style:parent-style-name="GIRONE_5f_A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6" style:base-cell-address="C_OUTPUT.K3"/>
    </style:style>
    <style:style style:name="ce54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5" style:base-cell-address="C_OUTPUT.L4"/>
    </style:style>
    <style:style style:name="ce54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0" style:base-cell-address="C_OUTPUT.M5"/>
    </style:style>
    <style:style style:name="ce54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31" style:base-cell-address="C_OUTPUT.O6"/>
    </style:style>
    <style:style style:name="ce544" style:family="table-cell" style:parent-style-name="GIRONE_5f_B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4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4" style:base-cell-address="C_OUTPUT.L9"/>
    </style:style>
    <style:style style:name="ce54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39" style:base-cell-address="C_OUTPUT.M10"/>
    </style:style>
    <style:style style:name="ce54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0" style:base-cell-address="C_OUTPUT.O11"/>
    </style:style>
    <style:style style:name="ce549" style:family="table-cell" style:parent-style-name="GIRONE_5f_C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3" style:base-cell-address="C_OUTPUT.L14"/>
    </style:style>
    <style:style style:name="ce551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48" style:base-cell-address="C_OUTPUT.M15"/>
    </style:style>
    <style:style style:name="ce552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3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49" style:base-cell-address="C_OUTPUT.O16"/>
    </style:style>
    <style:style style:name="ce554" style:family="table-cell" style:parent-style-name="GIRONE_5f_D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208" style:base-cell-address="C_OUTPUT.K8"/>
    </style:style>
    <style:style style:name="ce555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2" style:base-cell-address="C_OUTPUT.L19"/>
    </style:style>
    <style:style style:name="ce55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57" style:base-cell-address="C_OUTPUT.M20"/>
    </style:style>
    <style:style style:name="ce55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58" style:base-cell-address="C_OUTPUT.O21"/>
    </style:style>
    <style:style style:name="ce559" style:family="table-cell" style:parent-style-name="GIRONE_5f_E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IF(#REF!=#REF!;1;IF(#REF!=#REF!;1;0)))" style:apply-style-name="ConditionalStyle_5f_223" style:base-cell-address="C_OUTPUT.K23"/>
    </style:style>
    <style:style style:name="ce56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92" style:base-cell-address="C_OUTPUT.K24"/>
    </style:style>
    <style:style style:name="ce570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29" style:base-cell-address="C_OUTPUT.M25"/>
    </style:style>
    <style:style style:name="ce586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89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30" style:base-cell-address="C_OUTPUT.O26"/>
    </style:style>
    <style:style style:name="ce593" style:family="table-cell" style:parent-style-name="GIRONE_5f_F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23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83" style:base-cell-address="C_OUTPUT.L29"/>
    </style:style>
    <style:style style:name="ce626" style:family="table-cell" style:parent-style-name="Default" style:data-style-name="N1">
      <style:table-cell-properties fo:border-bottom="0.06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64" style:base-cell-address="C_OUTPUT.L30"/>
    </style:style>
    <style:style style:name="ce627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8" style:family="table-cell" style:parent-style-name="Default" style:data-style-name="N1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63" style:base-cell-address="C_OUTPUT.M31"/>
    </style:style>
    <style:style style:name="ce629" style:family="table-cell" style:parent-style-name="GIRONE_5f_G" style:data-style-name="N1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  <style:map style:condition="is-true-formula([.$P$4]=&quot;Black and White&quot;)" style:apply-style-name="ConditionalStyle_5f_189" style:base-cell-address="C_OUTPUT.M33"/>
    </style:style>
    <style:style style:name="ce630" style:family="table-cell" style:parent-style-name="GIRONE_5f_H">
      <style:table-cell-properties fo:border-bottom="0.06pt solid #000000" style:cell-protect="protected formula-hidden" style:print-content="true" style:diagonal-bl-tr="none" style:diagonal-tl-br="non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style:writing-mode="page"/>
      <style:text-properties style:text-outline="false" style:text-line-through-style="none" style:text-line-through-type="none" style:font-name="Liberation Sans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31" style:family="table-cell" style:parent-style-name="Default" style:data-style-name="N1">
      <style:table-cell-properties fo:border-bottom="0.06pt dotte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1" style:base-cell-address="C_OUTPUT.M41"/>
    </style:style>
    <style:style style:name="ce632" style:family="table-cell" style:parent-style-name="Default">
      <style:table-cell-properties fo:border-bottom="0.0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$P$4]=&quot;Black and White&quot;)" style:apply-style-name="ConditionalStyle_5f_2" style:base-cell-address="C_OUTPUT.M42"/>
    </style:style>
    <style:style style:name="ce561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3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4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5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1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72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0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200" style:base-cell-address="C_OUTPUT.U6"/>
    </style:style>
    <style:style style:name="ce711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[.$P$4]=&quot;Black and White&quot;)" style:apply-style-name="ConditionalStyle_5f_199" style:base-cell-address="C_OUTPUT.U7"/>
    </style:style>
    <style:style style:name="ce575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76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1]=#REF!;1;0))" style:apply-style-name="ConditionalStyle_5f_219" style:base-cell-address="C_OUTPUT.U11"/>
      <style:map style:condition="is-true-formula(IF([.$AU10]=#REF!;1;0))" style:apply-style-name="ConditionalStyle_5f_218" style:base-cell-address="C_OUTPUT.U11"/>
    </style:style>
    <style:style style:name="ce57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5]=#REF!;1;0))" style:apply-style-name="ConditionalStyle_5f_211" style:base-cell-address="C_OUTPUT.U15"/>
      <style:map style:condition="is-true-formula(IF([.$AU14]=#REF!;1;0))" style:apply-style-name="ConditionalStyle_5f_210" style:base-cell-address="C_OUTPUT.U15"/>
    </style:style>
    <style:style style:name="ce578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9]=#REF!;1;0))" style:apply-style-name="ConditionalStyle_5f_198" style:base-cell-address="C_OUTPUT.U19"/>
      <style:map style:condition="is-true-formula(IF([.$AU18]=#REF!;1;0))" style:apply-style-name="ConditionalStyle_5f_197" style:base-cell-address="C_OUTPUT.U19"/>
    </style:style>
    <style:style style:name="ce57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23]=#REF!;1;0))" style:apply-style-name="ConditionalStyle_5f_215" style:base-cell-address="C_OUTPUT.U23"/>
      <style:map style:condition="is-true-formula(IF([.$AU22]=#REF!;1;0))" style:apply-style-name="ConditionalStyle_5f_214" style:base-cell-address="C_OUTPUT.U23"/>
    </style:style>
    <style:style style:name="ce58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10]=#REF!;1;0))" style:apply-style-name="ConditionalStyle_5f_213" style:base-cell-address="C_OUTPUT.U10"/>
      <style:map style:condition="is-true-formula(IF([.$AU11]=#REF!;1;0))" style:apply-style-name="ConditionalStyle_5f_212" style:base-cell-address="C_OUTPUT.U10"/>
    </style:style>
    <style:style style:name="ce58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1]=#REF!;1;0))" style:apply-style-name="ConditionalStyle_5f_217" style:base-cell-address="C_OUTPUT.U31"/>
      <style:map style:condition="is-true-formula(IF([.$AU30]=#REF!;1;0))" style:apply-style-name="ConditionalStyle_5f_216" style:base-cell-address="C_OUTPUT.U31"/>
    </style:style>
    <style:style style:name="ce583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4]=#REF!;1;0))" style:apply-style-name="ConditionalStyle_5f_196" style:base-cell-address="C_OUTPUT.U34"/>
      <style:map style:condition="is-true-formula(IF([.$AU35]=#REF!;1;0))" style:apply-style-name="ConditionalStyle_5f_195" style:base-cell-address="C_OUTPUT.U34"/>
    </style:style>
    <style:style style:name="ce58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[.$AU35]=#REF!;1;0))" style:apply-style-name="ConditionalStyle_5f_194" style:base-cell-address="C_OUTPUT.U35"/>
      <style:map style:condition="is-true-formula(IF([.$AU34]=#REF!;1;0))" style:apply-style-name="ConditionalStyle_5f_193" style:base-cell-address="C_OUTPUT.U35"/>
    </style:style>
    <style:style style:name="ce585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8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1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gt;#REF!;ISNUMBER(#REF!);ISNUMBER(#REF!));1;0))" style:apply-style-name="ConditionalStyle_5f_202" style:base-cell-address="C_OUTPUT.V6"/>
    </style:style>
    <style:style style:name="ce72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AND(#REF!&lt;#REF!;ISNUMBER(#REF!);ISNUMBER(#REF!));1;0))" style:apply-style-name="ConditionalStyle_5f_201" style:base-cell-address="C_OUTPUT.V7"/>
    </style:style>
    <style:style style:name="ce592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5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202" style:base-cell-address="C_OUTPUT.V6"/>
    </style:style>
    <style:style style:name="ce5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201" style:base-cell-address="C_OUTPUT.V7"/>
    </style:style>
    <style:style style:name="ce73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6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0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2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7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8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3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4" style:family="table-cell" style:parent-style-name="Default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4" style:base-cell-address="C_OUTPUT.Z8"/>
    </style:style>
    <style:style style:name="ce60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3" style:base-cell-address="C_OUTPUT.Z9"/>
    </style:style>
    <style:style style:name="ce606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11" style:base-cell-address="C_OUTPUT.Z17"/>
    </style:style>
    <style:style style:name="ce607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9" style:base-cell-address="C_OUTPUT.Z25"/>
    </style:style>
    <style:style style:name="ce608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7" style:base-cell-address="C_OUTPUT.Z33"/>
    </style:style>
    <style:style style:name="ce60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8" style:base-cell-address="C_OUTPUT.AA8"/>
    </style:style>
    <style:style style:name="ce61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7" style:base-cell-address="C_OUTPUT.AA9"/>
    </style:style>
    <style:style style:name="ce611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6" style:base-cell-address="C_OUTPUT.AA16"/>
    </style:style>
    <style:style style:name="ce612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5" style:base-cell-address="C_OUTPUT.AA17"/>
    </style:style>
    <style:style style:name="ce61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4" style:base-cell-address="C_OUTPUT.AA24"/>
    </style:style>
    <style:style style:name="ce61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3" style:base-cell-address="C_OUTPUT.AA25"/>
    </style:style>
    <style:style style:name="ce61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2" style:base-cell-address="C_OUTPUT.AA32"/>
    </style:style>
    <style:style style:name="ce61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21" style:base-cell-address="C_OUTPUT.AA33"/>
    </style:style>
    <style:style style:name="ce618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7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620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1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2" style:family="table-cell" style:parent-style-name="Default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5" style:base-cell-address="C_OUTPUT.AE13"/>
    </style:style>
    <style:style style:name="ce625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3" style:base-cell-address="C_OUTPUT.AE29"/>
    </style:style>
    <style:style style:name="ce63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20" style:base-cell-address="C_OUTPUT.AF12"/>
    </style:style>
    <style:style style:name="ce63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9" style:base-cell-address="C_OUTPUT.AF13"/>
    </style:style>
    <style:style style:name="ce637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8" style:base-cell-address="C_OUTPUT.AF28"/>
    </style:style>
    <style:style style:name="ce64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7" style:base-cell-address="C_OUTPUT.AF29"/>
    </style:style>
    <style:style style:name="ce65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7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8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9" style:family="table-cell" style:parent-style-name="Default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[.$P$4]=&quot;Black and White&quot;)" style:apply-style-name="ConditionalStyle_5f_101" style:base-cell-address="C_OUTPUT.AJ20"/>
    </style:style>
    <style:style style:name="ce67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gt;#REF!;ISNUMBER(#REF!);ISNUMBER(#REF!));1;0))" style:apply-style-name="ConditionalStyle_5f_116" style:base-cell-address="C_OUTPUT.AK19"/>
    </style:style>
    <style:style style:name="ce67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  <style:map style:condition="is-true-formula(IF(AND(#REF!&lt;#REF!;ISNUMBER(#REF!);ISNUMBER(#REF!));1;0))" style:apply-style-name="ConditionalStyle_5f_115" style:base-cell-address="C_OUTPUT.AK20"/>
    </style:style>
    <style:style style:name="ce672" style:family="table-cell" style:parent-style-name="Default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IF(#REF!=#REF!;1;IF(#REF!=#REF!;1;0)))" style:apply-style-name="ConditionalStyle_5f_228" style:base-cell-address="C_OUTPUT.AL25"/>
    </style:style>
    <style:style style:name="ce673" style:family="table-cell" style:parent-style-name="Default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4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5" style:family="table-cell" style:parent-style-name="Default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8" style:family="table-cell" style:parent-style-name="Default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7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1" style:base-cell-address="C_OUTPUT.CV18"/>
    </style:style>
    <style:style style:name="ce688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F(#REF!=#REF!;1;IF(#REF!=#REF!;1;0)))" style:apply-style-name="ConditionalStyle_5f_220" style:base-cell-address="C_OUTPUT.CV23"/>
    </style:style>
    <style:style style:name="ce697" style:family="table-cell" style:parent-style-name="Default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9" style:family="table-cell" style:parent-style-name="Default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0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1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454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2" style:family="table-cell" style:parent-style-name="Default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3" style:family="table-cell" style:parent-style-name="Default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4" style:family="table-cell" style:parent-style-name="Default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5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is-true-formula(IF(#REF!=#REF!;1;IF(#REF!=#REF!;1;0)))" style:apply-style-name="ConditionalStyle_5f_222" style:base-cell-address="C_OUTPUT.CV40"/>
    </style:style>
    <style:style style:name="ce706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_INPUT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9" table:default-cell-style-name="Default"/>
        <table:table-column table:style-name="co3" table:default-cell-style-name="Default"/>
        <table:table-column table:style-name="co50" table:default-cell-style-name="Default"/>
        <table:table-column table:style-name="co47" table:number-columns-repeated="2" table:default-cell-style-name="Default"/>
        <table:table-column table:style-name="co51" table:number-columns-repeated="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314"/>
        <table:table-column table:style-name="co49" table:default-cell-style-name="Default"/>
        <table:table-column table:style-name="co3" table:default-cell-style-name="Default"/>
        <table:table-column table:style-name="co56" table:default-cell-style-name="Default"/>
        <table:table-column table:style-name="co47" table:number-columns-repeated="2" table:default-cell-style-name="Default"/>
        <table:table-column table:style-name="co51" table:number-columns-repeated="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ce314"/>
        <table:table-column table:style-name="co49" table:default-cell-style-name="Default"/>
        <table:table-row table:style-name="ro1">
          <table:table-cell table:style-name="INTESTAZIONE" office:value-type="string" calcext:value-type="string" table:number-columns-spanned="2" table:number-rows-spanned="1">
            <text:p>DATI_TORNEO</text:p>
          </table:table-cell>
          <table:covered-table-cell/>
          <table:table-cell/>
          <table:table-cell table:style-name="INTESTAZIONE" office:value-type="string" calcext:value-type="string" table:number-columns-spanned="6" table:number-rows-spanned="1">
            <text:p>SQUADRE</text:p>
          </table:table-cell>
          <table:covered-table-cell table:number-columns-repeated="5"/>
          <table:table-cell/>
          <table:table-cell table:style-name="INTESTAZIONE" office:value-type="string" calcext:value-type="string" table:number-columns-spanned="2" table:number-rows-spanned="1">
            <text:p>CAMPI</text:p>
          </table:table-cell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GIRONI</text:p>
          </table:table-cell>
          <table:covered-table-cell table:number-columns-repeated="8"/>
          <table:covered-table-cell table:style-name="Default"/>
          <table:covered-table-cell/>
          <table:table-cell/>
          <table:table-cell table:style-name="INTESTAZIONE" office:value-type="string" calcext:value-type="string" table:number-columns-spanned="11" table:number-rows-spanned="1">
            <text:p>DATE_E_RISULTATI_2A_FASE</text:p>
          </table:table-cell>
          <table:covered-table-cell table:number-columns-repeated="8"/>
          <table:covered-table-cell table:style-name="Default"/>
          <table:covered-table-cell/>
        </table:table-row>
        <table:table-row table:style-name="ro4"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Valor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60" office:value-type="string" calcext:value-type="string">
            <text:p>Codice</text:p>
          </table:table-cell>
          <table:table-cell table:style-name="ce161" office:value-type="string" calcext:value-type="string">
            <text:p>Nome</text:p>
          </table:table-cell>
          <table:table-cell table:style-name="ce161" office:value-type="string" calcext:value-type="string">
            <text:p>Note</text:p>
          </table:table-cell>
          <table:table-cell table:style-name="ce165" office:value-type="string" calcext:value-type="string">
            <text:p>Girone</text:p>
          </table:table-cell>
          <table:table-cell table:style-name="ce169" office:value-type="string" calcext:value-type="string">
            <text:p>ID Nel Girone</text:p>
          </table:table-cell>
          <table:table-cell/>
          <table:table-cell table:style-name="ce95" office:value-type="string" calcext:value-type="string">
            <text:p>ID</text:p>
          </table:table-cell>
          <table:table-cell table:style-name="ce213" office:value-type="string" calcext:value-type="string">
            <text:p>Nome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  <table:table-cell/>
          <table:table-cell table:style-name="ce95" office:value-type="string" calcext:value-type="string">
            <text:p>N.</text:p>
            <text:p>Gara</text:p>
          </table:table-cell>
          <table:table-cell table:style-name="ce165" office:value-type="string" calcext:value-type="string">
            <text:p>Fase</text:p>
          </table:table-cell>
          <table:table-cell table:style-name="ce165" office:value-type="string" calcext:value-type="string">
            <text:p>Turno</text:p>
          </table:table-cell>
          <table:table-cell table:style-name="ce165" office:value-type="string" calcext:value-type="string">
            <text:p>Squadra</text:p>
            <text:p/>
            <text:p>A</text:p>
          </table:table-cell>
          <table:table-cell table:style-name="ce165" office:value-type="string" calcext:value-type="string">
            <text:p>Squadra</text:p>
            <text:p/>
            <text:p>B</text:p>
          </table:table-cell>
          <table:table-cell table:style-name="ce297" office:value-type="string" calcext:value-type="string">
            <text:p>Risultato</text:p>
            <text:p>Squadra</text:p>
            <text:p>A</text:p>
          </table:table-cell>
          <table:table-cell table:style-name="ce297" office:value-type="string" calcext:value-type="string">
            <text:p>Risultato</text:p>
            <text:p>Squadra</text:p>
            <text:p>B</text:p>
          </table:table-cell>
          <table:table-cell table:style-name="ce301" office:value-type="string" calcext:value-type="string">
            <text:p>Data</text:p>
          </table:table-cell>
          <table:table-cell table:style-name="ce301" office:value-type="string" calcext:value-type="string">
            <text:p>Ora</text:p>
          </table:table-cell>
          <table:table-cell table:style-name="ce165" office:value-type="string" calcext:value-type="string">
            <text:p>ID</text:p>
            <text:p>Campo</text:p>
          </table:table-cell>
          <table:table-cell table:style-name="ce213" office:value-type="string" calcext:value-type="string">
            <text:p>Nome Campo</text:p>
          </table:table-cell>
        </table:table-row>
        <table:table-row table:style-name="ro1">
          <table:table-cell table:style-name="ce200" office:value-type="string" calcext:value-type="string">
            <text:p>NOME_TORNEO</text:p>
          </table:table-cell>
          <table:table-cell table:style-name="ce214" office:value-type="string" calcext:value-type="string">
            <text:p>Torneo dell’Estate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63" table:formula="of:=[.H3]&amp;[.I3]" office:value-type="string" office:string-value="A1" calcext:value-type="string">
            <text:p>A1</text:p>
          </table:table-cell>
          <table:table-cell table:style-name="ce266" office:value-type="string" calcext:value-type="string">
            <text:p>Leoni</text:p>
          </table:table-cell>
          <table:table-cell table:style-name="ce266"/>
          <table:table-cell table:style-name="ce271" office:value-type="string" calcext:value-type="string">
            <text:p>A</text:p>
          </table:table-cell>
          <table:table-cell table:style-name="ce278" office:value-type="float" office:value="1" calcext:value-type="float">
            <text:p>1</text:p>
          </table:table-cell>
          <table:table-cell/>
          <table:table-cell table:style-name="ce253" office:value-type="float" office:value="1" calcext:value-type="float">
            <text:p>1</text:p>
          </table:table-cell>
          <table:table-cell table:style-name="ce214" office:value-type="string" calcext:value-type="string">
            <text:p>Cristo Re 1</text:p>
          </table:table-cell>
          <table:table-cell/>
          <table:table-cell table:style-name="ce286" office:value-type="float" office:value="1" calcext:value-type="float">
            <text:p>1</text:p>
          </table:table-cell>
          <table:table-cell table:style-name="ce290" table:formula="of:=VLOOKUP([.N3];B_PARTITE_GIRONI;2;0)" office:value-type="string" office:string-value="Girone" calcext:value-type="string">
            <text:p>Girone</text:p>
          </table:table-cell>
          <table:table-cell table:style-name="ce290" table:formula="of:=VLOOKUP([.N3];B_PARTITE_GIRONI;3;0)" office:value-type="string" office:string-value="A" calcext:value-type="string">
            <text:p>A</text:p>
          </table:table-cell>
          <table:table-cell table:style-name="ce293" table:formula="of:=VLOOKUP([.N3];B_PARTITE_GIRONI;6;0)" office:value-type="string" office:string-value="Leoni" calcext:value-type="string">
            <text:p>Leoni</text:p>
          </table:table-cell>
          <table:table-cell table:style-name="ce296" table:formula="of:=VLOOKUP([.N3];B_PARTITE_GIRONI;7;0)" office:value-type="string" office:string-value="Pantere" calcext:value-type="string">
            <text:p>Pantere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49" calcext:value-type="float">
            <text:p>49</text:p>
          </table:table-cell>
          <table:table-cell table:style-name="ce302" office:value-type="date" office:date-value="2021-06-07" calcext:value-type="date">
            <text:p>lun 07/06/2021</text:p>
          </table:table-cell>
          <table:table-cell table:style-name="ce306" office:value-type="time" office:time-value="PT16H00M00S" calcext:value-type="time">
            <text:p>16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W3];A_3_INPUT_CAMPI;2;0)" office:value-type="string" office:string-value="Cristo Re 1" calcext:value-type="string">
            <text:p>Cristo Re 1</text:p>
          </table:table-cell>
          <table:table-cell/>
          <table:table-cell table:style-name="ce286" office:value-type="float" office:value="49" calcext:value-type="float">
            <text:p>49</text:p>
          </table:table-cell>
          <table:table-cell table:style-name="ce290" table:formula="of:=VLOOKUP([.Z3];B_PARTITE_2A_FASE_PER_NUMERO;2;0)" office:value-type="string" office:string-value="2aFase" calcext:value-type="string">
            <text:p>2aFase</text:p>
          </table:table-cell>
          <table:table-cell table:style-name="ce228" table:formula="of:=VLOOKUP([.Z3];B_PARTITE_2A_FASE_PER_NUMERO;3;0)" office:value-type="string" office:string-value="1-16" calcext:value-type="string">
            <text:p>1-16</text:p>
          </table:table-cell>
          <table:table-cell table:style-name="ce293" table:formula="of:=VLOOKUP([.Z3];B_PARTITE_2A_FASE_PER_NUMERO;6;0)" office:value-type="string" office:string-value="Leoni" calcext:value-type="string">
            <text:p>Leoni</text:p>
          </table:table-cell>
          <table:table-cell table:style-name="ce296" table:formula="of:=VLOOKUP([.Z3];B_PARTITE_2A_FASE_PER_NUMERO;7;0)" office:value-type="string" office:string-value="Giraffe" calcext:value-type="string">
            <text:p>Giraffe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46" calcext:value-type="float">
            <text:p>46</text:p>
          </table:table-cell>
          <table:table-cell table:style-name="ce302" office:value-type="date" office:date-value="2021-06-10" calcext:value-type="date">
            <text:p>gio 10/06/2021</text:p>
          </table:table-cell>
          <table:table-cell table:style-name="ce306" office:value-type="time" office:time-value="PT09H00M00S" calcext:value-type="time">
            <text:p>09:00</text:p>
          </table:table-cell>
          <table:table-cell table:style-name="ce309" office:value-type="float" office:value="1" calcext:value-type="float">
            <text:p>1</text:p>
          </table:table-cell>
          <table:table-cell table:style-name="ce315" table:formula="of:=VLOOKUP([.AI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1" office:value-type="string" calcext:value-type="string">
            <text:p>STAGIONE</text:p>
          </table:table-cell>
          <table:table-cell table:style-name="ce244" office:value-type="float" office:value="2021" calcext:value-type="float">
            <text:p>2021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63" table:formula="of:=[.H4]&amp;[.I4]" office:value-type="string" office:string-value="A2" calcext:value-type="string">
            <text:p>A2</text:p>
          </table:table-cell>
          <table:table-cell table:style-name="ce267" office:value-type="string" calcext:value-type="string">
            <text:p>Pantere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" calcext:value-type="float">
            <text:p>2</text:p>
          </table:table-cell>
          <table:table-cell table:style-name="ce284" office:value-type="string" calcext:value-type="string">
            <text:p>Cristo Re 2</text:p>
          </table:table-cell>
          <table:table-cell/>
          <table:table-cell table:style-name="ce287" office:value-type="float" office:value="2" calcext:value-type="float">
            <text:p>2</text:p>
          </table:table-cell>
          <table:table-cell table:style-name="ce272" table:formula="of:=VLOOKUP([.N4];B_PARTITE_GIRONI;2;0)" office:value-type="string" office:string-value="Girone" calcext:value-type="string">
            <text:p>Girone</text:p>
          </table:table-cell>
          <table:table-cell table:style-name="ce290" table:formula="of:=VLOOKUP([.N4];B_PARTITE_GIRONI;3;0)" office:value-type="string" office:string-value="B" calcext:value-type="string">
            <text:p>B</text:p>
          </table:table-cell>
          <table:table-cell table:style-name="ce294" table:formula="of:=VLOOKUP([.N4];B_PARTITE_GIRONI;6;0)" office:value-type="string" office:string-value="Giaguari" calcext:value-type="string">
            <text:p>Giaguari</text:p>
          </table:table-cell>
          <table:table-cell table:style-name="ce294" table:formula="of:=VLOOKUP([.N4];B_PARTITE_GIRONI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0" calcext:value-type="float">
            <text:p>50</text:p>
          </table:table-cell>
          <table:table-cell table:style-name="ce272" table:formula="of:=VLOOKUP([.Z4];B_PARTITE_2A_FASE_PER_NUMERO;2;0)" office:value-type="string" office:string-value="2aFase" calcext:value-type="string">
            <text:p>2aFase</text:p>
          </table:table-cell>
          <table:table-cell table:style-name="ce229" table:formula="of:=VLOOKUP([.Z4];B_PARTITE_2A_FASE_PER_NUMERO;3;0)" office:value-type="string" office:string-value="1-16" calcext:value-type="string">
            <text:p>1-16</text:p>
          </table:table-cell>
          <table:table-cell table:style-name="ce294" table:formula="of:=VLOOKUP([.Z4];B_PARTITE_2A_FASE_PER_NUMERO;6;0)" office:value-type="string" office:string-value="Pantere" calcext:value-type="string">
            <text:p>Pantere</text:p>
          </table:table-cell>
          <table:table-cell table:style-name="ce294" table:formula="of:=VLOOKUP([.Z4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" calcext:value-type="float">
            <text:p>3</text:p>
          </table:table-cell>
          <table:table-cell table:style-name="ce263" table:formula="of:=[.H5]&amp;[.I5]" office:value-type="string" office:string-value="A3" calcext:value-type="string">
            <text:p>A3</text:p>
          </table:table-cell>
          <table:table-cell table:style-name="ce267" office:value-type="string" calcext:value-type="string">
            <text:p>Tigr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" calcext:value-type="float">
            <text:p>3</text:p>
          </table:table-cell>
          <table:table-cell table:style-name="ce284" office:value-type="string" calcext:value-type="string">
            <text:p>Basket Giovane</text:p>
          </table:table-cell>
          <table:table-cell/>
          <table:table-cell table:style-name="ce287" office:value-type="float" office:value="3" calcext:value-type="float">
            <text:p>3</text:p>
          </table:table-cell>
          <table:table-cell table:style-name="ce272" table:formula="of:=VLOOKUP([.N5];B_PARTITE_GIRONI;2;0)" office:value-type="string" office:string-value="Girone" calcext:value-type="string">
            <text:p>Girone</text:p>
          </table:table-cell>
          <table:table-cell table:style-name="ce290" table:formula="of:=VLOOKUP([.N5];B_PARTITE_GIRONI;3;0)" office:value-type="string" office:string-value="C" calcext:value-type="string">
            <text:p>C</text:p>
          </table:table-cell>
          <table:table-cell table:style-name="ce294" table:formula="of:=VLOOKUP([.N5];B_PARTITE_GIRONI;6;0)" office:value-type="string" office:string-value="Elefanti" calcext:value-type="string">
            <text:p>Elefanti</text:p>
          </table:table-cell>
          <table:table-cell table:style-name="ce294" table:formula="of:=VLOOKUP([.N5];B_PARTITE_GIRONI;7;0)" office:value-type="string" office:string-value="Giraffe" calcext:value-type="string">
            <text:p>Giraffe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51" calcext:value-type="float">
            <text:p>51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1" calcext:value-type="float">
            <text:p>51</text:p>
          </table:table-cell>
          <table:table-cell table:style-name="ce272" table:formula="of:=VLOOKUP([.Z5];B_PARTITE_2A_FASE_PER_NUMERO;2;0)" office:value-type="string" office:string-value="2aFase" calcext:value-type="string">
            <text:p>2aFase</text:p>
          </table:table-cell>
          <table:table-cell table:style-name="ce229" table:formula="of:=VLOOKUP([.Z5];B_PARTITE_2A_FASE_PER_NUMERO;3;0)" office:value-type="string" office:string-value="17-32" calcext:value-type="string">
            <text:p>17-32</text:p>
          </table:table-cell>
          <table:table-cell table:style-name="ce294" table:formula="of:=VLOOKUP([.Z5];B_PARTITE_2A_FASE_PER_NUMERO;6;0)" office:value-type="string" office:string-value="Tigri" calcext:value-type="string">
            <text:p>Tigri</text:p>
          </table:table-cell>
          <table:table-cell table:style-name="ce294" table:formula="of:=VLOOKUP([.Z5];B_PARTITE_2A_FASE_PER_NUMERO;7;0)" office:value-type="string" office:string-value="Iguane" calcext:value-type="string">
            <text:p>Iguan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4" calcext:value-type="float">
            <text:p>4</text:p>
          </table:table-cell>
          <table:table-cell table:style-name="ce263" table:formula="of:=[.H6]&amp;[.I6]" office:value-type="string" office:string-value="A4" calcext:value-type="string">
            <text:p>A4</text:p>
          </table:table-cell>
          <table:table-cell table:style-name="ce267" office:value-type="string" calcext:value-type="string">
            <text:p>Ghepardi</text:p>
          </table:table-cell>
          <table:table-cell table:style-name="ce267"/>
          <table:table-cell table:style-name="ce272" office:value-type="string" calcext:value-type="string">
            <text:p>A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4" calcext:value-type="float">
            <text:p>4</text:p>
          </table:table-cell>
          <table:table-cell table:style-name="ce284" office:value-type="string" calcext:value-type="string">
            <text:p>Nuova Scuola</text:p>
          </table:table-cell>
          <table:table-cell/>
          <table:table-cell table:style-name="ce287" office:value-type="float" office:value="4" calcext:value-type="float">
            <text:p>4</text:p>
          </table:table-cell>
          <table:table-cell table:style-name="ce272" table:formula="of:=VLOOKUP([.N6];B_PARTITE_GIRONI;2;0)" office:value-type="string" office:string-value="Girone" calcext:value-type="string">
            <text:p>Girone</text:p>
          </table:table-cell>
          <table:table-cell table:style-name="ce290" table:formula="of:=VLOOKUP([.N6];B_PARTITE_GIRONI;3;0)" office:value-type="string" office:string-value="D" calcext:value-type="string">
            <text:p>D</text:p>
          </table:table-cell>
          <table:table-cell table:style-name="ce294" table:formula="of:=VLOOKUP([.N6];B_PARTITE_GIRONI;6;0)" office:value-type="string" office:string-value="Coccodrilli" calcext:value-type="string">
            <text:p>Coccodrilli</text:p>
          </table:table-cell>
          <table:table-cell table:style-name="ce294" table:formula="of:=VLOOKUP([.N6];B_PARTITE_GIRONI;7;0)" office:value-type="string" office:string-value="Pitoni" calcext:value-type="string">
            <text:p>Pitoni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86" calcext:value-type="float">
            <text:p>86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6H00M00S" calcext:value-type="time">
            <text:p>16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2" calcext:value-type="float">
            <text:p>52</text:p>
          </table:table-cell>
          <table:table-cell table:style-name="ce272" table:formula="of:=VLOOKUP([.Z6];B_PARTITE_2A_FASE_PER_NUMERO;2;0)" office:value-type="string" office:string-value="2aFase" calcext:value-type="string">
            <text:p>2aFase</text:p>
          </table:table-cell>
          <table:table-cell table:style-name="ce229" table:formula="of:=VLOOKUP([.Z6];B_PARTITE_2A_FASE_PER_NUMERO;3;0)" office:value-type="string" office:string-value="17-32" calcext:value-type="string">
            <text:p>17-32</text:p>
          </table:table-cell>
          <table:table-cell table:style-name="ce294" table:formula="of:=VLOOKUP([.Z6];B_PARTITE_2A_FASE_PER_NUMERO;6;0)" office:value-type="string" office:string-value="Ippopotami" calcext:value-type="string">
            <text:p>Ippopotami</text:p>
          </table:table-cell>
          <table:table-cell table:style-name="ce294" table:formula="of:=VLOOKUP([.Z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5" calcext:value-type="float">
            <text:p>5</text:p>
          </table:table-cell>
          <table:table-cell table:style-name="ce263" table:formula="of:=[.H7]&amp;[.I7]" office:value-type="string" office:string-value="B1" calcext:value-type="string">
            <text:p>B1</text:p>
          </table:table-cell>
          <table:table-cell table:style-name="ce267" office:value-type="string" calcext:value-type="string">
            <text:p>Giaguar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5" calcext:value-type="float">
            <text:p>5</text:p>
          </table:table-cell>
          <table:table-cell table:style-name="ce284" table:formula="of:=&quot;CAMPO &quot;&amp;ROMAN([.K7])" office:value-type="string" office:string-value="CAMPO V" calcext:value-type="string">
            <text:p>CAMPO V</text:p>
          </table:table-cell>
          <table:table-cell/>
          <table:table-cell table:style-name="ce287" office:value-type="float" office:value="5" calcext:value-type="float">
            <text:p>5</text:p>
          </table:table-cell>
          <table:table-cell table:style-name="ce272" table:formula="of:=VLOOKUP([.N7];B_PARTITE_GIRONI;2;0)" office:value-type="string" office:string-value="Girone" calcext:value-type="string">
            <text:p>Girone</text:p>
          </table:table-cell>
          <table:table-cell table:style-name="ce290" table:formula="of:=VLOOKUP([.N7];B_PARTITE_GIRONI;3;0)" office:value-type="string" office:string-value="A" calcext:value-type="string">
            <text:p>A</text:p>
          </table:table-cell>
          <table:table-cell table:style-name="ce294" table:formula="of:=VLOOKUP([.N7];B_PARTITE_GIRONI;6;0)" office:value-type="string" office:string-value="Tigri" calcext:value-type="string">
            <text:p>Tigri</text:p>
          </table:table-cell>
          <table:table-cell table:style-name="ce294" table:formula="of:=VLOOKUP([.N7];B_PARTITE_GIRONI;7;0)" office:value-type="string" office:string-value="Ghepardi" calcext:value-type="string">
            <text:p>Ghepardi</text:p>
          </table:table-cell>
          <table:table-cell table:style-name="ce299" office:value-type="float" office:value="79" calcext:value-type="float">
            <text:p>79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3" calcext:value-type="float">
            <text:p>53</text:p>
          </table:table-cell>
          <table:table-cell table:style-name="ce272" table:formula="of:=VLOOKUP([.Z7];B_PARTITE_2A_FASE_PER_NUMERO;2;0)" office:value-type="string" office:string-value="2aFase" calcext:value-type="string">
            <text:p>2aFase</text:p>
          </table:table-cell>
          <table:table-cell table:style-name="ce229" table:formula="of:=VLOOKUP([.Z7];B_PARTITE_2A_FASE_PER_NUMERO;3;0)" office:value-type="string" office:string-value="1-16" calcext:value-type="string">
            <text:p>1-16</text:p>
          </table:table-cell>
          <table:table-cell table:style-name="ce294" table:formula="of:=VLOOKUP([.Z7];B_PARTITE_2A_FASE_PER_NUMERO;6;0)" office:value-type="string" office:string-value="Giaguari" calcext:value-type="string">
            <text:p>Giaguari</text:p>
          </table:table-cell>
          <table:table-cell table:style-name="ce294" table:formula="of:=VLOOKUP([.Z7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6" calcext:value-type="float">
            <text:p>6</text:p>
          </table:table-cell>
          <table:table-cell table:style-name="ce263" table:formula="of:=[.H8]&amp;[.I8]" office:value-type="string" office:string-value="B2" calcext:value-type="string">
            <text:p>B2</text:p>
          </table:table-cell>
          <table:table-cell table:style-name="ce267" office:value-type="string" calcext:value-type="string">
            <text:p>Puma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6" calcext:value-type="float">
            <text:p>6</text:p>
          </table:table-cell>
          <table:table-cell table:style-name="ce284" table:formula="of:=&quot;CAMPO &quot;&amp;ROMAN([.K8])" office:value-type="string" office:string-value="CAMPO VI" calcext:value-type="string">
            <text:p>CAMPO VI</text:p>
          </table:table-cell>
          <table:table-cell/>
          <table:table-cell table:style-name="ce287" office:value-type="float" office:value="6" calcext:value-type="float">
            <text:p>6</text:p>
          </table:table-cell>
          <table:table-cell table:style-name="ce272" table:formula="of:=VLOOKUP([.N8];B_PARTITE_GIRONI;2;0)" office:value-type="string" office:string-value="Girone" calcext:value-type="string">
            <text:p>Girone</text:p>
          </table:table-cell>
          <table:table-cell table:style-name="ce290" table:formula="of:=VLOOKUP([.N8];B_PARTITE_GIRONI;3;0)" office:value-type="string" office:string-value="B" calcext:value-type="string">
            <text:p>B</text:p>
          </table:table-cell>
          <table:table-cell table:style-name="ce294" table:formula="of:=VLOOKUP([.N8];B_PARTITE_GIRONI;6;0)" office:value-type="string" office:string-value="Linci" calcext:value-type="string">
            <text:p>Linci</text:p>
          </table:table-cell>
          <table:table-cell table:style-name="ce294" table:formula="of:=VLOOKUP([.N8];B_PARTITE_GIRONI;7;0)" office:value-type="string" office:string-value="Serval" calcext:value-type="string">
            <text:p>Serval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4" calcext:value-type="float">
            <text:p>54</text:p>
          </table:table-cell>
          <table:table-cell table:style-name="ce272" table:formula="of:=VLOOKUP([.Z8];B_PARTITE_2A_FASE_PER_NUMERO;2;0)" office:value-type="string" office:string-value="2aFase" calcext:value-type="string">
            <text:p>2aFase</text:p>
          </table:table-cell>
          <table:table-cell table:style-name="ce229" table:formula="of:=VLOOKUP([.Z8];B_PARTITE_2A_FASE_PER_NUMERO;3;0)" office:value-type="string" office:string-value="1-16" calcext:value-type="string">
            <text:p>1-16</text:p>
          </table:table-cell>
          <table:table-cell table:style-name="ce294" table:formula="of:=VLOOKUP([.Z8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8];B_PARTITE_2A_FASE_PER_NUMERO;7;0)" office:value-type="string" office:string-value="Puma" calcext:value-type="string">
            <text:p>Puma</text:p>
          </table:table-cell>
          <table:table-cell table:style-name="ce299" office:value-type="float" office:value="67" calcext:value-type="float">
            <text:p>67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7" calcext:value-type="float">
            <text:p>7</text:p>
          </table:table-cell>
          <table:table-cell table:style-name="ce263" table:formula="of:=[.H9]&amp;[.I9]" office:value-type="string" office:string-value="B3" calcext:value-type="string">
            <text:p>B3</text:p>
          </table:table-cell>
          <table:table-cell table:style-name="ce267" office:value-type="string" calcext:value-type="string">
            <text:p>Linci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7" calcext:value-type="float">
            <text:p>7</text:p>
          </table:table-cell>
          <table:table-cell table:style-name="ce284" table:formula="of:=&quot;CAMPO &quot;&amp;ROMAN([.K9])" office:value-type="string" office:string-value="CAMPO VII" calcext:value-type="string">
            <text:p>CAMPO VII</text:p>
          </table:table-cell>
          <table:table-cell/>
          <table:table-cell table:style-name="ce287" office:value-type="float" office:value="7" calcext:value-type="float">
            <text:p>7</text:p>
          </table:table-cell>
          <table:table-cell table:style-name="ce272" table:formula="of:=VLOOKUP([.N9];B_PARTITE_GIRONI;2;0)" office:value-type="string" office:string-value="Girone" calcext:value-type="string">
            <text:p>Girone</text:p>
          </table:table-cell>
          <table:table-cell table:style-name="ce290" table:formula="of:=VLOOKUP([.N9];B_PARTITE_GIRONI;3;0)" office:value-type="string" office:string-value="C" calcext:value-type="string">
            <text:p>C</text:p>
          </table:table-cell>
          <table:table-cell table:style-name="ce294" table:formula="of:=VLOOKUP([.N9];B_PARTITE_GIRONI;6;0)" office:value-type="string" office:string-value="Ippopotami" calcext:value-type="string">
            <text:p>Ippopotami</text:p>
          </table:table-cell>
          <table:table-cell table:style-name="ce294" table:formula="of:=VLOOKUP([.N9];B_PARTITE_GIRONI;7;0)" office:value-type="string" office:string-value="Iguane" calcext:value-type="string">
            <text:p>Iguane</text:p>
          </table:table-cell>
          <table:table-cell table:style-name="ce299" office:value-type="float" office:value="96" calcext:value-type="float">
            <text:p>96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5" calcext:value-type="float">
            <text:p>55</text:p>
          </table:table-cell>
          <table:table-cell table:style-name="ce272" table:formula="of:=VLOOKUP([.Z9];B_PARTITE_2A_FASE_PER_NUMERO;2;0)" office:value-type="string" office:string-value="2aFase" calcext:value-type="string">
            <text:p>2aFase</text:p>
          </table:table-cell>
          <table:table-cell table:style-name="ce229" table:formula="of:=VLOOKUP([.Z9];B_PARTITE_2A_FASE_PER_NUMERO;3;0)" office:value-type="string" office:string-value="17-32" calcext:value-type="string">
            <text:p>17-32</text:p>
          </table:table-cell>
          <table:table-cell table:style-name="ce294" table:formula="of:=VLOOKUP([.Z9];B_PARTITE_2A_FASE_PER_NUMERO;6;0)" office:value-type="string" office:string-value="Linci" calcext:value-type="string">
            <text:p>Linci</text:p>
          </table:table-cell>
          <table:table-cell table:style-name="ce294" table:formula="of:=VLOOKUP([.Z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59" calcext:value-type="float">
            <text:p>59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8" calcext:value-type="float">
            <text:p>8</text:p>
          </table:table-cell>
          <table:table-cell table:style-name="ce263" table:formula="of:=[.H10]&amp;[.I10]" office:value-type="string" office:string-value="B4" calcext:value-type="string">
            <text:p>B4</text:p>
          </table:table-cell>
          <table:table-cell table:style-name="ce267" office:value-type="string" calcext:value-type="string">
            <text:p>Serval</text:p>
          </table:table-cell>
          <table:table-cell table:style-name="ce267"/>
          <table:table-cell table:style-name="ce272" office:value-type="string" calcext:value-type="string">
            <text:p>B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8" calcext:value-type="float">
            <text:p>8</text:p>
          </table:table-cell>
          <table:table-cell table:style-name="ce284" table:formula="of:=&quot;CAMPO &quot;&amp;ROMAN([.K10])" office:value-type="string" office:string-value="CAMPO VIII" calcext:value-type="string">
            <text:p>CAMPO VIII</text:p>
          </table:table-cell>
          <table:table-cell/>
          <table:table-cell table:style-name="ce287" office:value-type="float" office:value="8" calcext:value-type="float">
            <text:p>8</text:p>
          </table:table-cell>
          <table:table-cell table:style-name="ce272" table:formula="of:=VLOOKUP([.N10];B_PARTITE_GIRONI;2;0)" office:value-type="string" office:string-value="Girone" calcext:value-type="string">
            <text:p>Girone</text:p>
          </table:table-cell>
          <table:table-cell table:style-name="ce290" table:formula="of:=VLOOKUP([.N10];B_PARTITE_GIRONI;3;0)" office:value-type="string" office:string-value="D" calcext:value-type="string">
            <text:p>D</text:p>
          </table:table-cell>
          <table:table-cell table:style-name="ce294" table:formula="of:=VLOOKUP([.N10];B_PARTITE_GIRONI;6;0)" office:value-type="string" office:string-value="Aquile" calcext:value-type="string">
            <text:p>Aquile</text:p>
          </table:table-cell>
          <table:table-cell table:style-name="ce294" table:formula="of:=VLOOKUP([.N10];B_PARTITE_GIRONI;7;0)" office:value-type="string" office:string-value="Falchi" calcext:value-type="string">
            <text:p>Falchi</text:p>
          </table:table-cell>
          <table:table-cell table:style-name="ce299" office:value-type="float" office:value="72" calcext:value-type="float">
            <text:p>72</text:p>
          </table:table-cell>
          <table:table-cell table:style-name="ce299" office:value-type="float" office:value="52" calcext:value-type="float">
            <text:p>52</text:p>
          </table:table-cell>
          <table:table-cell table:style-name="ce303" office:value-type="date" office:date-value="2021-06-07" calcext:value-type="date">
            <text:p>lun 07/06/2021</text:p>
          </table:table-cell>
          <table:table-cell table:style-name="ce307" office:value-type="time" office:time-value="PT18H00M00S" calcext:value-type="time">
            <text:p>18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56" calcext:value-type="float">
            <text:p>56</text:p>
          </table:table-cell>
          <table:table-cell table:style-name="ce272" table:formula="of:=VLOOKUP([.Z10];B_PARTITE_2A_FASE_PER_NUMERO;2;0)" office:value-type="string" office:string-value="2aFase" calcext:value-type="string">
            <text:p>2aFase</text:p>
          </table:table-cell>
          <table:table-cell table:style-name="ce229" table:formula="of:=VLOOKUP([.Z10];B_PARTITE_2A_FASE_PER_NUMERO;3;0)" office:value-type="string" office:string-value="17-32" calcext:value-type="string">
            <text:p>17-32</text:p>
          </table:table-cell>
          <table:table-cell table:style-name="ce294" table:formula="of:=VLOOKUP([.Z10];B_PARTITE_2A_FASE_PER_NUMERO;6;0)" office:value-type="string" office:string-value="Aquile" calcext:value-type="string">
            <text:p>Aquile</text:p>
          </table:table-cell>
          <table:table-cell table:style-name="ce294" table:formula="of:=VLOOKUP([.Z1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9" calcext:value-type="float">
            <text:p>9</text:p>
          </table:table-cell>
          <table:table-cell table:style-name="ce263" table:formula="of:=[.H11]&amp;[.I11]" office:value-type="string" office:string-value="C1" calcext:value-type="string">
            <text:p>C1</text:p>
          </table:table-cell>
          <table:table-cell table:style-name="ce267" office:value-type="string" calcext:value-type="string">
            <text:p>Elefant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9" calcext:value-type="float">
            <text:p>9</text:p>
          </table:table-cell>
          <table:table-cell table:style-name="ce284" table:formula="of:=&quot;CAMPO &quot;&amp;ROMAN([.K11])" office:value-type="string" office:string-value="CAMPO IX" calcext:value-type="string">
            <text:p>CAMPO IX</text:p>
          </table:table-cell>
          <table:table-cell/>
          <table:table-cell table:style-name="ce287" office:value-type="float" office:value="9" calcext:value-type="float">
            <text:p>9</text:p>
          </table:table-cell>
          <table:table-cell table:style-name="ce272" table:formula="of:=VLOOKUP([.N11];B_PARTITE_GIRONI;2;0)" office:value-type="string" office:string-value="Girone" calcext:value-type="string">
            <text:p>Girone</text:p>
          </table:table-cell>
          <table:table-cell table:style-name="ce290" table:formula="of:=VLOOKUP([.N11];B_PARTITE_GIRONI;3;0)" office:value-type="string" office:string-value="A" calcext:value-type="string">
            <text:p>A</text:p>
          </table:table-cell>
          <table:table-cell table:style-name="ce294" table:formula="of:=VLOOKUP([.N11];B_PARTITE_GIRONI;6;0)" office:value-type="string" office:string-value="Leoni" calcext:value-type="string">
            <text:p>Leoni</text:p>
          </table:table-cell>
          <table:table-cell table:style-name="ce294" table:formula="of:=VLOOKUP([.N11];B_PARTITE_GIRONI;7;0)" office:value-type="string" office:string-value="Tigri" calcext:value-type="string">
            <text:p>Tigri</text:p>
          </table:table-cell>
          <table:table-cell table:style-name="ce299" office:value-type="float" office:value="90" calcext:value-type="float">
            <text:p>90</text:p>
          </table:table-cell>
          <table:table-cell table:style-name="ce299" office:value-type="float" office:value="22" calcext:value-type="float">
            <text:p>2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57" calcext:value-type="float">
            <text:p>57</text:p>
          </table:table-cell>
          <table:table-cell table:style-name="ce272" table:formula="of:=VLOOKUP([.Z11];B_PARTITE_2A_FASE_PER_NUMERO;2;0)" office:value-type="string" office:string-value="2aFase" calcext:value-type="string">
            <text:p>2aFase</text:p>
          </table:table-cell>
          <table:table-cell table:style-name="ce229" table:formula="of:=VLOOKUP([.Z11];B_PARTITE_2A_FASE_PER_NUMERO;3;0)" office:value-type="string" office:string-value="1-16" calcext:value-type="string">
            <text:p>1-16</text:p>
          </table:table-cell>
          <table:table-cell table:style-name="ce294" table:formula="of:=VLOOKUP([.Z11];B_PARTITE_2A_FASE_PER_NUMERO;6;0)" office:value-type="string" office:string-value="Bisonti" calcext:value-type="string">
            <text:p>Bisonti</text:p>
          </table:table-cell>
          <table:table-cell table:style-name="ce294" table:formula="of:=VLOOKUP([.Z11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0" calcext:value-type="float">
            <text:p>10</text:p>
          </table:table-cell>
          <table:table-cell table:style-name="ce263" table:formula="of:=[.H12]&amp;[.I12]" office:value-type="string" office:string-value="C2" calcext:value-type="string">
            <text:p>C2</text:p>
          </table:table-cell>
          <table:table-cell table:style-name="ce267" office:value-type="string" calcext:value-type="string">
            <text:p>Giraff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0" calcext:value-type="float">
            <text:p>10</text:p>
          </table:table-cell>
          <table:table-cell table:style-name="ce284" table:formula="of:=&quot;CAMPO &quot;&amp;ROMAN([.K12])" office:value-type="string" office:string-value="CAMPO X" calcext:value-type="string">
            <text:p>CAMPO X</text:p>
          </table:table-cell>
          <table:table-cell/>
          <table:table-cell table:style-name="ce287" office:value-type="float" office:value="10" calcext:value-type="float">
            <text:p>10</text:p>
          </table:table-cell>
          <table:table-cell table:style-name="ce272" table:formula="of:=VLOOKUP([.N12];B_PARTITE_GIRONI;2;0)" office:value-type="string" office:string-value="Girone" calcext:value-type="string">
            <text:p>Girone</text:p>
          </table:table-cell>
          <table:table-cell table:style-name="ce290" table:formula="of:=VLOOKUP([.N12];B_PARTITE_GIRONI;3;0)" office:value-type="string" office:string-value="B" calcext:value-type="string">
            <text:p>B</text:p>
          </table:table-cell>
          <table:table-cell table:style-name="ce294" table:formula="of:=VLOOKUP([.N12];B_PARTITE_GIRONI;6;0)" office:value-type="string" office:string-value="Giaguari" calcext:value-type="string">
            <text:p>Giaguari</text:p>
          </table:table-cell>
          <table:table-cell table:style-name="ce294" table:formula="of:=VLOOKUP([.N12];B_PARTITE_GIRONI;7;0)" office:value-type="string" office:string-value="Linci" calcext:value-type="string">
            <text:p>Linc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58" calcext:value-type="float">
            <text:p>58</text:p>
          </table:table-cell>
          <table:table-cell table:style-name="ce272" table:formula="of:=VLOOKUP([.Z12];B_PARTITE_2A_FASE_PER_NUMERO;2;0)" office:value-type="string" office:string-value="2aFase" calcext:value-type="string">
            <text:p>2aFase</text:p>
          </table:table-cell>
          <table:table-cell table:style-name="ce229" table:formula="of:=VLOOKUP([.Z12];B_PARTITE_2A_FASE_PER_NUMERO;3;0)" office:value-type="string" office:string-value="1-16" calcext:value-type="string">
            <text:p>1-16</text:p>
          </table:table-cell>
          <table:table-cell table:style-name="ce294" table:formula="of:=VLOOKUP([.Z12];B_PARTITE_2A_FASE_PER_NUMERO;6;0)" office:value-type="string" office:string-value="Istrici" calcext:value-type="string">
            <text:p>Istrici</text:p>
          </table:table-cell>
          <table:table-cell table:style-name="ce294" table:formula="of:=VLOOKUP([.Z12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1" calcext:value-type="float">
            <text:p>11</text:p>
          </table:table-cell>
          <table:table-cell table:style-name="ce263" table:formula="of:=[.H13]&amp;[.I13]" office:value-type="string" office:string-value="C3" calcext:value-type="string">
            <text:p>C3</text:p>
          </table:table-cell>
          <table:table-cell table:style-name="ce267" office:value-type="string" calcext:value-type="string">
            <text:p>Ippopotami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1" calcext:value-type="float">
            <text:p>11</text:p>
          </table:table-cell>
          <table:table-cell table:style-name="ce284" table:formula="of:=&quot;CAMPO &quot;&amp;ROMAN([.K13])" office:value-type="string" office:string-value="CAMPO XI" calcext:value-type="string">
            <text:p>CAMPO XI</text:p>
          </table:table-cell>
          <table:table-cell/>
          <table:table-cell table:style-name="ce287" office:value-type="float" office:value="11" calcext:value-type="float">
            <text:p>11</text:p>
          </table:table-cell>
          <table:table-cell table:style-name="ce272" table:formula="of:=VLOOKUP([.N13];B_PARTITE_GIRONI;2;0)" office:value-type="string" office:string-value="Girone" calcext:value-type="string">
            <text:p>Girone</text:p>
          </table:table-cell>
          <table:table-cell table:style-name="ce290" table:formula="of:=VLOOKUP([.N13];B_PARTITE_GIRONI;3;0)" office:value-type="string" office:string-value="C" calcext:value-type="string">
            <text:p>C</text:p>
          </table:table-cell>
          <table:table-cell table:style-name="ce294" table:formula="of:=VLOOKUP([.N13];B_PARTITE_GIRONI;6;0)" office:value-type="string" office:string-value="Elefanti" calcext:value-type="string">
            <text:p>Elefanti</text:p>
          </table:table-cell>
          <table:table-cell table:style-name="ce294" table:formula="of:=VLOOKUP([.N13];B_PARTITE_GIRONI;7;0)" office:value-type="string" office:string-value="Ippopotami" calcext:value-type="string">
            <text:p>Ippopotam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95" calcext:value-type="float">
            <text:p>9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59" calcext:value-type="float">
            <text:p>59</text:p>
          </table:table-cell>
          <table:table-cell table:style-name="ce272" table:formula="of:=VLOOKUP([.Z13];B_PARTITE_2A_FASE_PER_NUMERO;2;0)" office:value-type="string" office:string-value="2aFase" calcext:value-type="string">
            <text:p>2aFase</text:p>
          </table:table-cell>
          <table:table-cell table:style-name="ce229" table:formula="of:=VLOOKUP([.Z13];B_PARTITE_2A_FASE_PER_NUMERO;3;0)" office:value-type="string" office:string-value="17-32" calcext:value-type="string">
            <text:p>17-32</text:p>
          </table:table-cell>
          <table:table-cell table:style-name="ce294" table:formula="of:=VLOOKUP([.Z13];B_PARTITE_2A_FASE_PER_NUMERO;6;0)" office:value-type="string" office:string-value="Cervi" calcext:value-type="string">
            <text:p>Cervi</text:p>
          </table:table-cell>
          <table:table-cell table:style-name="ce294" table:formula="of:=VLOOKUP([.Z13];B_PARTITE_2A_FASE_PER_NUMERO;7;0)" office:value-type="string" office:string-value="Muli" calcext:value-type="string">
            <text:p>Mu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2" calcext:value-type="float">
            <text:p>12</text:p>
          </table:table-cell>
          <table:table-cell table:style-name="ce263" table:formula="of:=[.H14]&amp;[.I14]" office:value-type="string" office:string-value="C4" calcext:value-type="string">
            <text:p>C4</text:p>
          </table:table-cell>
          <table:table-cell table:style-name="ce267" office:value-type="string" calcext:value-type="string">
            <text:p>Iguane</text:p>
          </table:table-cell>
          <table:table-cell table:style-name="ce267"/>
          <table:table-cell table:style-name="ce272" office:value-type="string" calcext:value-type="string">
            <text:p>C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2" calcext:value-type="float">
            <text:p>12</text:p>
          </table:table-cell>
          <table:table-cell table:style-name="ce284" table:formula="of:=&quot;CAMPO &quot;&amp;ROMAN([.K14])" office:value-type="string" office:string-value="CAMPO XII" calcext:value-type="string">
            <text:p>CAMPO XII</text:p>
          </table:table-cell>
          <table:table-cell/>
          <table:table-cell table:style-name="ce287" office:value-type="float" office:value="12" calcext:value-type="float">
            <text:p>12</text:p>
          </table:table-cell>
          <table:table-cell table:style-name="ce272" table:formula="of:=VLOOKUP([.N14];B_PARTITE_GIRONI;2;0)" office:value-type="string" office:string-value="Girone" calcext:value-type="string">
            <text:p>Girone</text:p>
          </table:table-cell>
          <table:table-cell table:style-name="ce290" table:formula="of:=VLOOKUP([.N14];B_PARTITE_GIRONI;3;0)" office:value-type="string" office:string-value="D" calcext:value-type="string">
            <text:p>D</text:p>
          </table:table-cell>
          <table:table-cell table:style-name="ce294" table:formula="of:=VLOOKUP([.N14];B_PARTITE_GIRONI;6;0)" office:value-type="string" office:string-value="Coccodrilli" calcext:value-type="string">
            <text:p>Coccodrilli</text:p>
          </table:table-cell>
          <table:table-cell table:style-name="ce294" table:formula="of:=VLOOKUP([.N14];B_PARTITE_GIRONI;7;0)" office:value-type="string" office:string-value="Aquile" calcext:value-type="string">
            <text:p>Aquile</text:p>
          </table:table-cell>
          <table:table-cell table:style-name="ce299" office:value-type="float" office:value="29" calcext:value-type="float">
            <text:p>29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0" calcext:value-type="float">
            <text:p>60</text:p>
          </table:table-cell>
          <table:table-cell table:style-name="ce272" table:formula="of:=VLOOKUP([.Z14];B_PARTITE_2A_FASE_PER_NUMERO;2;0)" office:value-type="string" office:string-value="2aFase" calcext:value-type="string">
            <text:p>2aFase</text:p>
          </table:table-cell>
          <table:table-cell table:style-name="ce229" table:formula="of:=VLOOKUP([.Z14];B_PARTITE_2A_FASE_PER_NUMERO;3;0)" office:value-type="string" office:string-value="17-32" calcext:value-type="string">
            <text:p>17-32</text:p>
          </table:table-cell>
          <table:table-cell table:style-name="ce294" table:formula="of:=VLOOKUP([.Z14];B_PARTITE_2A_FASE_PER_NUMERO;6;0)" office:value-type="string" office:string-value="Orche" calcext:value-type="string">
            <text:p>Orche</text:p>
          </table:table-cell>
          <table:table-cell table:style-name="ce294" table:formula="of:=VLOOKUP([.Z14];B_PARTITE_2A_FASE_PER_NUMERO;7;0)" office:value-type="string" office:string-value="Cinghiali" calcext:value-type="string">
            <text:p>Cinghi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3" calcext:value-type="float">
            <text:p>13</text:p>
          </table:table-cell>
          <table:table-cell table:style-name="ce263" table:formula="of:=[.H15]&amp;[.I15]" office:value-type="string" office:string-value="D1" calcext:value-type="string">
            <text:p>D1</text:p>
          </table:table-cell>
          <table:table-cell table:style-name="ce267" office:value-type="string" calcext:value-type="string">
            <text:p>Coccodrill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3" calcext:value-type="float">
            <text:p>13</text:p>
          </table:table-cell>
          <table:table-cell table:style-name="ce284" table:formula="of:=&quot;CAMPO &quot;&amp;ROMAN([.K15])" office:value-type="string" office:string-value="CAMPO XIII" calcext:value-type="string">
            <text:p>CAMPO XIII</text:p>
          </table:table-cell>
          <table:table-cell/>
          <table:table-cell table:style-name="ce287" office:value-type="float" office:value="13" calcext:value-type="float">
            <text:p>13</text:p>
          </table:table-cell>
          <table:table-cell table:style-name="ce272" table:formula="of:=VLOOKUP([.N15];B_PARTITE_GIRONI;2;0)" office:value-type="string" office:string-value="Girone" calcext:value-type="string">
            <text:p>Girone</text:p>
          </table:table-cell>
          <table:table-cell table:style-name="ce290" table:formula="of:=VLOOKUP([.N15];B_PARTITE_GIRONI;3;0)" office:value-type="string" office:string-value="A" calcext:value-type="string">
            <text:p>A</text:p>
          </table:table-cell>
          <table:table-cell table:style-name="ce294" table:formula="of:=VLOOKUP([.N15];B_PARTITE_GIRONI;6;0)" office:value-type="string" office:string-value="Pantere" calcext:value-type="string">
            <text:p>Pantere</text:p>
          </table:table-cell>
          <table:table-cell table:style-name="ce294" table:formula="of:=VLOOKUP([.N15];B_PARTITE_GIRONI;7;0)" office:value-type="string" office:string-value="Ghepardi" calcext:value-type="string">
            <text:p>Ghepard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21" calcext:value-type="float">
            <text:p>21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1" calcext:value-type="float">
            <text:p>61</text:p>
          </table:table-cell>
          <table:table-cell table:style-name="ce272" table:formula="of:=VLOOKUP([.Z15];B_PARTITE_2A_FASE_PER_NUMERO;2;0)" office:value-type="string" office:string-value="2aFase" calcext:value-type="string">
            <text:p>2aFase</text:p>
          </table:table-cell>
          <table:table-cell table:style-name="ce229" table:formula="of:=VLOOKUP([.Z15];B_PARTITE_2A_FASE_PER_NUMERO;3;0)" office:value-type="string" office:string-value="1-16" calcext:value-type="string">
            <text:p>1-16</text:p>
          </table:table-cell>
          <table:table-cell table:style-name="ce294" table:formula="of:=VLOOKUP([.Z15];B_PARTITE_2A_FASE_PER_NUMERO;6;0)" office:value-type="string" office:string-value="Balene" calcext:value-type="string">
            <text:p>Balene</text:p>
          </table:table-cell>
          <table:table-cell table:style-name="ce294" table:formula="of:=VLOOKUP([.Z1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1" calcext:value-type="float">
            <text:p>51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4" calcext:value-type="float">
            <text:p>14</text:p>
          </table:table-cell>
          <table:table-cell table:style-name="ce263" table:formula="of:=[.H16]&amp;[.I16]" office:value-type="string" office:string-value="D2" calcext:value-type="string">
            <text:p>D2</text:p>
          </table:table-cell>
          <table:table-cell table:style-name="ce267" office:value-type="string" calcext:value-type="string">
            <text:p>Piton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4" calcext:value-type="float">
            <text:p>14</text:p>
          </table:table-cell>
          <table:table-cell table:style-name="ce284" table:formula="of:=&quot;CAMPO &quot;&amp;ROMAN([.K16])" office:value-type="string" office:string-value="CAMPO XIV" calcext:value-type="string">
            <text:p>CAMPO XIV</text:p>
          </table:table-cell>
          <table:table-cell/>
          <table:table-cell table:style-name="ce287" office:value-type="float" office:value="14" calcext:value-type="float">
            <text:p>14</text:p>
          </table:table-cell>
          <table:table-cell table:style-name="ce272" table:formula="of:=VLOOKUP([.N16];B_PARTITE_GIRONI;2;0)" office:value-type="string" office:string-value="Girone" calcext:value-type="string">
            <text:p>Girone</text:p>
          </table:table-cell>
          <table:table-cell table:style-name="ce290" table:formula="of:=VLOOKUP([.N16];B_PARTITE_GIRONI;3;0)" office:value-type="string" office:string-value="B" calcext:value-type="string">
            <text:p>B</text:p>
          </table:table-cell>
          <table:table-cell table:style-name="ce294" table:formula="of:=VLOOKUP([.N16];B_PARTITE_GIRONI;6;0)" office:value-type="string" office:string-value="Puma" calcext:value-type="string">
            <text:p>Puma</text:p>
          </table:table-cell>
          <table:table-cell table:style-name="ce294" table:formula="of:=VLOOKUP([.N16];B_PARTITE_GIRONI;7;0)" office:value-type="string" office:string-value="Serval" calcext:value-type="string">
            <text:p>Serval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1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2" calcext:value-type="float">
            <text:p>62</text:p>
          </table:table-cell>
          <table:table-cell table:style-name="ce272" table:formula="of:=VLOOKUP([.Z16];B_PARTITE_2A_FASE_PER_NUMERO;2;0)" office:value-type="string" office:string-value="2aFase" calcext:value-type="string">
            <text:p>2aFase</text:p>
          </table:table-cell>
          <table:table-cell table:style-name="ce229" table:formula="of:=VLOOKUP([.Z16];B_PARTITE_2A_FASE_PER_NUMERO;3;0)" office:value-type="string" office:string-value="1-16" calcext:value-type="string">
            <text:p>1-16</text:p>
          </table:table-cell>
          <table:table-cell table:style-name="ce294" table:formula="of:=VLOOKUP([.Z16];B_PARTITE_2A_FASE_PER_NUMERO;6;0)" office:value-type="string" office:string-value="Piranha" calcext:value-type="string">
            <text:p>Piranha</text:p>
          </table:table-cell>
          <table:table-cell table:style-name="ce294" table:formula="of:=VLOOKUP([.Z1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1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5" calcext:value-type="float">
            <text:p>15</text:p>
          </table:table-cell>
          <table:table-cell table:style-name="ce263" table:formula="of:=[.H17]&amp;[.I17]" office:value-type="string" office:string-value="D3" calcext:value-type="string">
            <text:p>D3</text:p>
          </table:table-cell>
          <table:table-cell table:style-name="ce267" office:value-type="string" calcext:value-type="string">
            <text:p>Aquile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5" calcext:value-type="float">
            <text:p>15</text:p>
          </table:table-cell>
          <table:table-cell table:style-name="ce284" table:formula="of:=&quot;CAMPO &quot;&amp;ROMAN([.K17])" office:value-type="string" office:string-value="CAMPO XV" calcext:value-type="string">
            <text:p>CAMPO XV</text:p>
          </table:table-cell>
          <table:table-cell/>
          <table:table-cell table:style-name="ce287" office:value-type="float" office:value="15" calcext:value-type="float">
            <text:p>15</text:p>
          </table:table-cell>
          <table:table-cell table:style-name="ce272" table:formula="of:=VLOOKUP([.N17];B_PARTITE_GIRONI;2;0)" office:value-type="string" office:string-value="Girone" calcext:value-type="string">
            <text:p>Girone</text:p>
          </table:table-cell>
          <table:table-cell table:style-name="ce290" table:formula="of:=VLOOKUP([.N17];B_PARTITE_GIRONI;3;0)" office:value-type="string" office:string-value="C" calcext:value-type="string">
            <text:p>C</text:p>
          </table:table-cell>
          <table:table-cell table:style-name="ce294" table:formula="of:=VLOOKUP([.N17];B_PARTITE_GIRONI;6;0)" office:value-type="string" office:string-value="Giraffe" calcext:value-type="string">
            <text:p>Giraffe</text:p>
          </table:table-cell>
          <table:table-cell table:style-name="ce294" table:formula="of:=VLOOKUP([.N17];B_PARTITE_GIRONI;7;0)" office:value-type="string" office:string-value="Iguane" calcext:value-type="string">
            <text:p>Igua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1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3" calcext:value-type="float">
            <text:p>63</text:p>
          </table:table-cell>
          <table:table-cell table:style-name="ce272" table:formula="of:=VLOOKUP([.Z17];B_PARTITE_2A_FASE_PER_NUMERO;2;0)" office:value-type="string" office:string-value="2aFase" calcext:value-type="string">
            <text:p>2aFase</text:p>
          </table:table-cell>
          <table:table-cell table:style-name="ce229" table:formula="of:=VLOOKUP([.Z17];B_PARTITE_2A_FASE_PER_NUMERO;3;0)" office:value-type="string" office:string-value="17-32" calcext:value-type="string">
            <text:p>17-32</text:p>
          </table:table-cell>
          <table:table-cell table:style-name="ce294" table:formula="of:=VLOOKUP([.Z17];B_PARTITE_2A_FASE_PER_NUMERO;6;0)" office:value-type="string" office:string-value="Delfini" calcext:value-type="string">
            <text:p>Delfini</text:p>
          </table:table-cell>
          <table:table-cell table:style-name="ce294" table:formula="of:=VLOOKUP([.Z1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1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16" calcext:value-type="float">
            <text:p>16</text:p>
          </table:table-cell>
          <table:table-cell table:style-name="ce263" table:formula="of:=[.H18]&amp;[.I18]" office:value-type="string" office:string-value="D4" calcext:value-type="string">
            <text:p>D4</text:p>
          </table:table-cell>
          <table:table-cell table:style-name="ce267" office:value-type="string" calcext:value-type="string">
            <text:p>Falchi</text:p>
          </table:table-cell>
          <table:table-cell table:style-name="ce267"/>
          <table:table-cell table:style-name="ce272" office:value-type="string" calcext:value-type="string">
            <text:p>D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16" calcext:value-type="float">
            <text:p>16</text:p>
          </table:table-cell>
          <table:table-cell table:style-name="ce284" table:formula="of:=&quot;CAMPO &quot;&amp;ROMAN([.K18])" office:value-type="string" office:string-value="CAMPO XVI" calcext:value-type="string">
            <text:p>CAMPO XVI</text:p>
          </table:table-cell>
          <table:table-cell/>
          <table:table-cell table:style-name="ce287" office:value-type="float" office:value="16" calcext:value-type="float">
            <text:p>16</text:p>
          </table:table-cell>
          <table:table-cell table:style-name="ce272" table:formula="of:=VLOOKUP([.N18];B_PARTITE_GIRONI;2;0)" office:value-type="string" office:string-value="Girone" calcext:value-type="string">
            <text:p>Girone</text:p>
          </table:table-cell>
          <table:table-cell table:style-name="ce290" table:formula="of:=VLOOKUP([.N18];B_PARTITE_GIRONI;3;0)" office:value-type="string" office:string-value="D" calcext:value-type="string">
            <text:p>D</text:p>
          </table:table-cell>
          <table:table-cell table:style-name="ce294" table:formula="of:=VLOOKUP([.N18];B_PARTITE_GIRONI;6;0)" office:value-type="string" office:string-value="Pitoni" calcext:value-type="string">
            <text:p>Pitoni</text:p>
          </table:table-cell>
          <table:table-cell table:style-name="ce294" table:formula="of:=VLOOKUP([.N18];B_PARTITE_GIRONI;7;0)" office:value-type="string" office:string-value="Falchi" calcext:value-type="string">
            <text:p>Falchi</text:p>
          </table:table-cell>
          <table:table-cell table:style-name="ce299" office:value-type="float" office:value="83" calcext:value-type="float">
            <text:p>83</text:p>
          </table:table-cell>
          <table:table-cell table:style-name="ce299" office:value-type="float" office:value="57" calcext:value-type="float">
            <text:p>57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1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4" calcext:value-type="float">
            <text:p>64</text:p>
          </table:table-cell>
          <table:table-cell table:style-name="ce272" table:formula="of:=VLOOKUP([.Z18];B_PARTITE_2A_FASE_PER_NUMERO;2;0)" office:value-type="string" office:string-value="2aFase" calcext:value-type="string">
            <text:p>2aFase</text:p>
          </table:table-cell>
          <table:table-cell table:style-name="ce229" table:formula="of:=VLOOKUP([.Z18];B_PARTITE_2A_FASE_PER_NUMERO;3;0)" office:value-type="string" office:string-value="17-32" calcext:value-type="string">
            <text:p>17-32</text:p>
          </table:table-cell>
          <table:table-cell table:style-name="ce294" table:formula="of:=VLOOKUP([.Z18];B_PARTITE_2A_FASE_PER_NUMERO;6;0)" office:value-type="string" office:string-value="Tonni" calcext:value-type="string">
            <text:p>Tonni</text:p>
          </table:table-cell>
          <table:table-cell table:style-name="ce294" table:formula="of:=VLOOKUP([.Z18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1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17" calcext:value-type="float">
            <text:p>17</text:p>
          </table:table-cell>
          <table:table-cell table:style-name="ce263" table:formula="of:=[.H19]&amp;[.I19]" office:value-type="string" office:string-value="E1" calcext:value-type="string">
            <text:p>E1</text:p>
          </table:table-cell>
          <table:table-cell table:style-name="ce267" office:value-type="string" calcext:value-type="string">
            <text:p>Bisont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17" calcext:value-type="float">
            <text:p>17</text:p>
          </table:table-cell>
          <table:table-cell table:style-name="ce284" table:formula="of:=&quot;CAMPO &quot;&amp;ROMAN([.K19])" office:value-type="string" office:string-value="CAMPO XVII" calcext:value-type="string">
            <text:p>CAMPO XVII</text:p>
          </table:table-cell>
          <table:table-cell/>
          <table:table-cell table:style-name="ce287" office:value-type="float" office:value="17" calcext:value-type="float">
            <text:p>17</text:p>
          </table:table-cell>
          <table:table-cell table:style-name="ce272" table:formula="of:=VLOOKUP([.N19];B_PARTITE_GIRONI;2;0)" office:value-type="string" office:string-value="Girone" calcext:value-type="string">
            <text:p>Girone</text:p>
          </table:table-cell>
          <table:table-cell table:style-name="ce290" table:formula="of:=VLOOKUP([.N19];B_PARTITE_GIRONI;3;0)" office:value-type="string" office:string-value="E" calcext:value-type="string">
            <text:p>E</text:p>
          </table:table-cell>
          <table:table-cell table:style-name="ce294" table:formula="of:=VLOOKUP([.N19];B_PARTITE_GIRONI;6;0)" office:value-type="string" office:string-value="Bisonti" calcext:value-type="string">
            <text:p>Bisonti</text:p>
          </table:table-cell>
          <table:table-cell table:style-name="ce294" table:formula="of:=VLOOKUP([.N19];B_PARTITE_GIRONI;7;0)" office:value-type="string" office:string-value="Bufali" calcext:value-type="string">
            <text:p>Buf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1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5" calcext:value-type="float">
            <text:p>65</text:p>
          </table:table-cell>
          <table:table-cell table:style-name="ce272" table:formula="of:=VLOOKUP([.Z19];B_PARTITE_2A_FASE_PER_NUMERO;2;0)" office:value-type="string" office:string-value="2aFase" calcext:value-type="string">
            <text:p>2aFase</text:p>
          </table:table-cell>
          <table:table-cell table:style-name="ce229" table:formula="of:=VLOOKUP([.Z19];B_PARTITE_2A_FASE_PER_NUMERO;3;0)" office:value-type="string" office:string-value="25-32" calcext:value-type="string">
            <text:p>25-32</text:p>
          </table:table-cell>
          <table:table-cell table:style-name="ce294" table:formula="of:=VLOOKUP([.Z19];B_PARTITE_2A_FASE_PER_NUMERO;6;0)" office:value-type="string" office:string-value="Iguane" calcext:value-type="string">
            <text:p>Iguane</text:p>
          </table:table-cell>
          <table:table-cell table:style-name="ce294" table:formula="of:=VLOOKUP([.Z19];B_PARTITE_2A_FASE_PER_NUMERO;7;0)" office:value-type="string" office:string-value="Falchi" calcext:value-type="string">
            <text:p>Falch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1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18" calcext:value-type="float">
            <text:p>18</text:p>
          </table:table-cell>
          <table:table-cell table:style-name="ce263" table:formula="of:=[.H20]&amp;[.I20]" office:value-type="string" office:string-value="E2" calcext:value-type="string">
            <text:p>E2</text:p>
          </table:table-cell>
          <table:table-cell table:style-name="ce267" office:value-type="string" calcext:value-type="string">
            <text:p>Buf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18" calcext:value-type="float">
            <text:p>18</text:p>
          </table:table-cell>
          <table:table-cell table:style-name="ce284" table:formula="of:=&quot;CAMPO &quot;&amp;ROMAN([.K20])" office:value-type="string" office:string-value="CAMPO XVIII" calcext:value-type="string">
            <text:p>CAMPO XVIII</text:p>
          </table:table-cell>
          <table:table-cell/>
          <table:table-cell table:style-name="ce287" office:value-type="float" office:value="18" calcext:value-type="float">
            <text:p>18</text:p>
          </table:table-cell>
          <table:table-cell table:style-name="ce272" table:formula="of:=VLOOKUP([.N20];B_PARTITE_GIRONI;2;0)" office:value-type="string" office:string-value="Girone" calcext:value-type="string">
            <text:p>Girone</text:p>
          </table:table-cell>
          <table:table-cell table:style-name="ce290" table:formula="of:=VLOOKUP([.N20];B_PARTITE_GIRONI;3;0)" office:value-type="string" office:string-value="F" calcext:value-type="string">
            <text:p>F</text:p>
          </table:table-cell>
          <table:table-cell table:style-name="ce294" table:formula="of:=VLOOKUP([.N20];B_PARTITE_GIRONI;6;0)" office:value-type="string" office:string-value="Balene" calcext:value-type="string">
            <text:p>Balene</text:p>
          </table:table-cell>
          <table:table-cell table:style-name="ce294" table:formula="of:=VLOOKUP([.N20];B_PARTITE_GIRONI;7;0)" office:value-type="string" office:string-value="Gabbiani" calcext:value-type="string">
            <text:p>Gabbia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66" calcext:value-type="float">
            <text:p>66</text:p>
          </table:table-cell>
          <table:table-cell table:style-name="ce272" table:formula="of:=VLOOKUP([.Z20];B_PARTITE_2A_FASE_PER_NUMERO;2;0)" office:value-type="string" office:string-value="2aFase" calcext:value-type="string">
            <text:p>2aFase</text:p>
          </table:table-cell>
          <table:table-cell table:style-name="ce229" table:formula="of:=VLOOKUP([.Z20];B_PARTITE_2A_FASE_PER_NUMERO;3;0)" office:value-type="string" office:string-value="25-32" calcext:value-type="string">
            <text:p>25-32</text:p>
          </table:table-cell>
          <table:table-cell table:style-name="ce294" table:formula="of:=VLOOKUP([.Z20];B_PARTITE_2A_FASE_PER_NUMERO;6;0)" office:value-type="string" office:string-value="Ghepardi" calcext:value-type="string">
            <text:p>Ghepardi</text:p>
          </table:table-cell>
          <table:table-cell table:style-name="ce294" table:formula="of:=VLOOKUP([.Z20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19" calcext:value-type="float">
            <text:p>19</text:p>
          </table:table-cell>
          <table:table-cell table:style-name="ce263" table:formula="of:=[.H21]&amp;[.I21]" office:value-type="string" office:string-value="E3" calcext:value-type="string">
            <text:p>E3</text:p>
          </table:table-cell>
          <table:table-cell table:style-name="ce267" office:value-type="string" calcext:value-type="string">
            <text:p>Cerv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19" calcext:value-type="float">
            <text:p>19</text:p>
          </table:table-cell>
          <table:table-cell table:style-name="ce284" table:formula="of:=&quot;CAMPO &quot;&amp;ROMAN([.K21])" office:value-type="string" office:string-value="CAMPO XIX" calcext:value-type="string">
            <text:p>CAMPO XIX</text:p>
          </table:table-cell>
          <table:table-cell/>
          <table:table-cell table:style-name="ce287" office:value-type="float" office:value="19" calcext:value-type="float">
            <text:p>19</text:p>
          </table:table-cell>
          <table:table-cell table:style-name="ce272" table:formula="of:=VLOOKUP([.N21];B_PARTITE_GIRONI;2;0)" office:value-type="string" office:string-value="Girone" calcext:value-type="string">
            <text:p>Girone</text:p>
          </table:table-cell>
          <table:table-cell table:style-name="ce290" table:formula="of:=VLOOKUP([.N21];B_PARTITE_GIRONI;3;0)" office:value-type="string" office:string-value="G" calcext:value-type="string">
            <text:p>G</text:p>
          </table:table-cell>
          <table:table-cell table:style-name="ce294" table:formula="of:=VLOOKUP([.N21];B_PARTITE_GIRONI;6;0)" office:value-type="string" office:string-value="Istrici" calcext:value-type="string">
            <text:p>Istrici</text:p>
          </table:table-cell>
          <table:table-cell table:style-name="ce294" table:formula="of:=VLOOKUP([.N21];B_PARTITE_GIRONI;7;0)" office:value-type="string" office:string-value="Gorilla" calcext:value-type="string">
            <text:p>Gorilla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67" calcext:value-type="float">
            <text:p>67</text:p>
          </table:table-cell>
          <table:table-cell table:style-name="ce272" table:formula="of:=VLOOKUP([.Z21];B_PARTITE_2A_FASE_PER_NUMERO;2;0)" office:value-type="string" office:string-value="2aFase" calcext:value-type="string">
            <text:p>2aFase</text:p>
          </table:table-cell>
          <table:table-cell table:style-name="ce229" table:formula="of:=VLOOKUP([.Z21];B_PARTITE_2A_FASE_PER_NUMERO;3;0)" office:value-type="string" office:string-value="25-32" calcext:value-type="string">
            <text:p>25-32</text:p>
          </table:table-cell>
          <table:table-cell table:style-name="ce294" table:formula="of:=VLOOKUP([.Z21];B_PARTITE_2A_FASE_PER_NUMERO;6;0)" office:value-type="string" office:string-value="Muli" calcext:value-type="string">
            <text:p>Muli</text:p>
          </table:table-cell>
          <table:table-cell table:style-name="ce294" table:formula="of:=VLOOKUP([.Z21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3" calcext:value-type="float">
            <text:p>43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0" calcext:value-type="float">
            <text:p>20</text:p>
          </table:table-cell>
          <table:table-cell table:style-name="ce263" table:formula="of:=[.H22]&amp;[.I22]" office:value-type="string" office:string-value="E4" calcext:value-type="string">
            <text:p>E4</text:p>
          </table:table-cell>
          <table:table-cell table:style-name="ce267" office:value-type="string" calcext:value-type="string">
            <text:p>Cinghiali</text:p>
          </table:table-cell>
          <table:table-cell table:style-name="ce267"/>
          <table:table-cell table:style-name="ce272" office:value-type="string" calcext:value-type="string">
            <text:p>E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0" calcext:value-type="float">
            <text:p>20</text:p>
          </table:table-cell>
          <table:table-cell table:style-name="ce284" table:formula="of:=&quot;CAMPO &quot;&amp;ROMAN([.K22])" office:value-type="string" office:string-value="CAMPO XX" calcext:value-type="string">
            <text:p>CAMPO XX</text:p>
          </table:table-cell>
          <table:table-cell/>
          <table:table-cell table:style-name="ce287" office:value-type="float" office:value="20" calcext:value-type="float">
            <text:p>20</text:p>
          </table:table-cell>
          <table:table-cell table:style-name="ce272" table:formula="of:=VLOOKUP([.N22];B_PARTITE_GIRONI;2;0)" office:value-type="string" office:string-value="Girone" calcext:value-type="string">
            <text:p>Girone</text:p>
          </table:table-cell>
          <table:table-cell table:style-name="ce290" table:formula="of:=VLOOKUP([.N22];B_PARTITE_GIRONI;3;0)" office:value-type="string" office:string-value="H" calcext:value-type="string">
            <text:p>H</text:p>
          </table:table-cell>
          <table:table-cell table:style-name="ce294" table:formula="of:=VLOOKUP([.N22];B_PARTITE_GIRONI;6;0)" office:value-type="string" office:string-value="Piranha" calcext:value-type="string">
            <text:p>Piranha</text:p>
          </table:table-cell>
          <table:table-cell table:style-name="ce294" table:formula="of:=VLOOKUP([.N22];B_PARTITE_GIRONI;7;0)" office:value-type="string" office:string-value="Scorpioni" calcext:value-type="string">
            <text:p>Scorpioni</text:p>
          </table:table-cell>
          <table:table-cell table:style-name="ce299" office:value-type="float" office:value="100" calcext:value-type="float">
            <text:p>100</text:p>
          </table:table-cell>
          <table:table-cell table:style-name="ce299" office:value-type="float" office:value="83" calcext:value-type="float">
            <text:p>8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68" calcext:value-type="float">
            <text:p>68</text:p>
          </table:table-cell>
          <table:table-cell table:style-name="ce272" table:formula="of:=VLOOKUP([.Z22];B_PARTITE_2A_FASE_PER_NUMERO;2;0)" office:value-type="string" office:string-value="2aFase" calcext:value-type="string">
            <text:p>2aFase</text:p>
          </table:table-cell>
          <table:table-cell table:style-name="ce229" table:formula="of:=VLOOKUP([.Z22];B_PARTITE_2A_FASE_PER_NUMERO;3;0)" office:value-type="string" office:string-value="25-32" calcext:value-type="string">
            <text:p>25-32</text:p>
          </table:table-cell>
          <table:table-cell table:style-name="ce294" table:formula="of:=VLOOKUP([.Z22];B_PARTITE_2A_FASE_PER_NUMERO;6;0)" office:value-type="string" office:string-value="Cinghiali" calcext:value-type="string">
            <text:p>Cinghiali</text:p>
          </table:table-cell>
          <table:table-cell table:style-name="ce294" table:formula="of:=VLOOKUP([.Z22];B_PARTITE_2A_FASE_PER_NUMERO;7;0)" office:value-type="string" office:string-value="Fenicotteri" calcext:value-type="string">
            <text:p>Fenicotter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0" calcext:value-type="date">
            <text:p>gio 10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1" calcext:value-type="float">
            <text:p>21</text:p>
          </table:table-cell>
          <table:table-cell table:style-name="ce263" table:formula="of:=[.H23]&amp;[.I23]" office:value-type="string" office:string-value="F1" calcext:value-type="string">
            <text:p>F1</text:p>
          </table:table-cell>
          <table:table-cell table:style-name="ce267" office:value-type="string" calcext:value-type="string">
            <text:p>Balene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1" calcext:value-type="float">
            <text:p>21</text:p>
          </table:table-cell>
          <table:table-cell table:style-name="ce284" table:formula="of:=&quot;CAMPO &quot;&amp;ROMAN([.K23])" office:value-type="string" office:string-value="CAMPO XXI" calcext:value-type="string">
            <text:p>CAMPO XXI</text:p>
          </table:table-cell>
          <table:table-cell/>
          <table:table-cell table:style-name="ce287" office:value-type="float" office:value="21" calcext:value-type="float">
            <text:p>21</text:p>
          </table:table-cell>
          <table:table-cell table:style-name="ce272" table:formula="of:=VLOOKUP([.N23];B_PARTITE_GIRONI;2;0)" office:value-type="string" office:string-value="Girone" calcext:value-type="string">
            <text:p>Girone</text:p>
          </table:table-cell>
          <table:table-cell table:style-name="ce290" table:formula="of:=VLOOKUP([.N23];B_PARTITE_GIRONI;3;0)" office:value-type="string" office:string-value="E" calcext:value-type="string">
            <text:p>E</text:p>
          </table:table-cell>
          <table:table-cell table:style-name="ce294" table:formula="of:=VLOOKUP([.N23];B_PARTITE_GIRONI;6;0)" office:value-type="string" office:string-value="Cervi" calcext:value-type="string">
            <text:p>Cervi</text:p>
          </table:table-cell>
          <table:table-cell table:style-name="ce294" table:formula="of:=VLOOKUP([.N23];B_PARTITE_GIRONI;7;0)" office:value-type="string" office:string-value="Cinghiali" calcext:value-type="string">
            <text:p>Cinghial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69" calcext:value-type="float">
            <text:p>69</text:p>
          </table:table-cell>
          <table:table-cell table:style-name="ce272" table:formula="of:=VLOOKUP([.Z23];B_PARTITE_2A_FASE_PER_NUMERO;2;0)" office:value-type="string" office:string-value="2aFase" calcext:value-type="string">
            <text:p>2aFase</text:p>
          </table:table-cell>
          <table:table-cell table:style-name="ce229" table:formula="of:=VLOOKUP([.Z23];B_PARTITE_2A_FASE_PER_NUMERO;3;0)" office:value-type="string" office:string-value="1-8" calcext:value-type="string">
            <text:p>1-8</text:p>
          </table:table-cell>
          <table:table-cell table:style-name="ce294" table:formula="of:=VLOOKUP([.Z23];B_PARTITE_2A_FASE_PER_NUMERO;6;0)" office:value-type="string" office:string-value="Leoni" calcext:value-type="string">
            <text:p>Leoni</text:p>
          </table:table-cell>
          <table:table-cell table:style-name="ce294" table:formula="of:=VLOOKUP([.Z23];B_PARTITE_2A_FASE_PER_NUMERO;7;0)" office:value-type="string" office:string-value="Giaguari" calcext:value-type="string">
            <text:p>Giaguari</text:p>
          </table:table-cell>
          <table:table-cell table:style-name="ce299" office:value-type="float" office:value="58" calcext:value-type="float">
            <text:p>5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2" calcext:value-type="float">
            <text:p>22</text:p>
          </table:table-cell>
          <table:table-cell table:style-name="ce263" table:formula="of:=[.H24]&amp;[.I24]" office:value-type="string" office:string-value="F2" calcext:value-type="string">
            <text:p>F2</text:p>
          </table:table-cell>
          <table:table-cell table:style-name="ce267" office:value-type="string" calcext:value-type="string">
            <text:p>Gabbia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2" calcext:value-type="float">
            <text:p>22</text:p>
          </table:table-cell>
          <table:table-cell table:style-name="ce284" table:formula="of:=&quot;CAMPO &quot;&amp;ROMAN([.K24])" office:value-type="string" office:string-value="CAMPO XXII" calcext:value-type="string">
            <text:p>CAMPO XXII</text:p>
          </table:table-cell>
          <table:table-cell/>
          <table:table-cell table:style-name="ce287" office:value-type="float" office:value="22" calcext:value-type="float">
            <text:p>22</text:p>
          </table:table-cell>
          <table:table-cell table:style-name="ce272" table:formula="of:=VLOOKUP([.N24];B_PARTITE_GIRONI;2;0)" office:value-type="string" office:string-value="Girone" calcext:value-type="string">
            <text:p>Girone</text:p>
          </table:table-cell>
          <table:table-cell table:style-name="ce290" table:formula="of:=VLOOKUP([.N24];B_PARTITE_GIRONI;3;0)" office:value-type="string" office:string-value="F" calcext:value-type="string">
            <text:p>F</text:p>
          </table:table-cell>
          <table:table-cell table:style-name="ce294" table:formula="of:=VLOOKUP([.N24];B_PARTITE_GIRONI;6;0)" office:value-type="string" office:string-value="Delfini" calcext:value-type="string">
            <text:p>Delfini</text:p>
          </table:table-cell>
          <table:table-cell table:style-name="ce294" table:formula="of:=VLOOKUP([.N2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0" calcext:value-type="float">
            <text:p>70</text:p>
          </table:table-cell>
          <table:table-cell table:style-name="ce272" table:formula="of:=VLOOKUP([.Z24];B_PARTITE_2A_FASE_PER_NUMERO;2;0)" office:value-type="string" office:string-value="2aFase" calcext:value-type="string">
            <text:p>2aFase</text:p>
          </table:table-cell>
          <table:table-cell table:style-name="ce229" table:formula="of:=VLOOKUP([.Z24];B_PARTITE_2A_FASE_PER_NUMERO;3;0)" office:value-type="string" office:string-value="1-8" calcext:value-type="string">
            <text:p>1-8</text:p>
          </table:table-cell>
          <table:table-cell table:style-name="ce294" table:formula="of:=VLOOKUP([.Z24];B_PARTITE_2A_FASE_PER_NUMERO;6;0)" office:value-type="string" office:string-value="Bisonti" calcext:value-type="string">
            <text:p>Bisonti</text:p>
          </table:table-cell>
          <table:table-cell table:style-name="ce294" table:formula="of:=VLOOKUP([.Z24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3" calcext:value-type="float">
            <text:p>23</text:p>
          </table:table-cell>
          <table:table-cell table:style-name="ce263" table:formula="of:=[.H25]&amp;[.I25]" office:value-type="string" office:string-value="F3" calcext:value-type="string">
            <text:p>F3</text:p>
          </table:table-cell>
          <table:table-cell table:style-name="ce267" office:value-type="string" calcext:value-type="string">
            <text:p>Delfin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3" calcext:value-type="float">
            <text:p>23</text:p>
          </table:table-cell>
          <table:table-cell table:style-name="ce284" table:formula="of:=&quot;CAMPO &quot;&amp;ROMAN([.K25])" office:value-type="string" office:string-value="CAMPO XXIII" calcext:value-type="string">
            <text:p>CAMPO XXIII</text:p>
          </table:table-cell>
          <table:table-cell/>
          <table:table-cell table:style-name="ce287" office:value-type="float" office:value="23" calcext:value-type="float">
            <text:p>23</text:p>
          </table:table-cell>
          <table:table-cell table:style-name="ce272" table:formula="of:=VLOOKUP([.N25];B_PARTITE_GIRONI;2;0)" office:value-type="string" office:string-value="Girone" calcext:value-type="string">
            <text:p>Girone</text:p>
          </table:table-cell>
          <table:table-cell table:style-name="ce290" table:formula="of:=VLOOKUP([.N25];B_PARTITE_GIRONI;3;0)" office:value-type="string" office:string-value="G" calcext:value-type="string">
            <text:p>G</text:p>
          </table:table-cell>
          <table:table-cell table:style-name="ce294" table:formula="of:=VLOOKUP([.N25];B_PARTITE_GIRONI;6;0)" office:value-type="string" office:string-value="Muli" calcext:value-type="string">
            <text:p>Muli</text:p>
          </table:table-cell>
          <table:table-cell table:style-name="ce294" table:formula="of:=VLOOKUP([.N25];B_PARTITE_GIRONI;7;0)" office:value-type="string" office:string-value="Orche" calcext:value-type="string">
            <text:p>Orche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float" office:value="20" calcext:value-type="float">
            <text:p>2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1" calcext:value-type="float">
            <text:p>71</text:p>
          </table:table-cell>
          <table:table-cell table:style-name="ce272" table:formula="of:=VLOOKUP([.Z25];B_PARTITE_2A_FASE_PER_NUMERO;2;0)" office:value-type="string" office:string-value="2aFase" calcext:value-type="string">
            <text:p>2aFase</text:p>
          </table:table-cell>
          <table:table-cell table:style-name="ce229" table:formula="of:=VLOOKUP([.Z25];B_PARTITE_2A_FASE_PER_NUMERO;3;0)" office:value-type="string" office:string-value="17-24" calcext:value-type="string">
            <text:p>17-24</text:p>
          </table:table-cell>
          <table:table-cell table:style-name="ce294" table:formula="of:=VLOOKUP([.Z25];B_PARTITE_2A_FASE_PER_NUMERO;6;0)" office:value-type="string" office:string-value="Tigri" calcext:value-type="string">
            <text:p>Tigri</text:p>
          </table:table-cell>
          <table:table-cell table:style-name="ce294" table:formula="of:=VLOOKUP([.Z25];B_PARTITE_2A_FASE_PER_NUMERO;7;0)" office:value-type="string" office:string-value="Linci" calcext:value-type="string">
            <text:p>Linc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4" calcext:value-type="float">
            <text:p>24</text:p>
          </table:table-cell>
          <table:table-cell table:style-name="ce263" table:formula="of:=[.H26]&amp;[.I26]" office:value-type="string" office:string-value="F4" calcext:value-type="string">
            <text:p>F4</text:p>
          </table:table-cell>
          <table:table-cell table:style-name="ce267" office:value-type="string" calcext:value-type="string">
            <text:p>Fenicotteri</text:p>
          </table:table-cell>
          <table:table-cell table:style-name="ce267"/>
          <table:table-cell table:style-name="ce272" office:value-type="string" calcext:value-type="string">
            <text:p>F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4" calcext:value-type="float">
            <text:p>24</text:p>
          </table:table-cell>
          <table:table-cell table:style-name="ce284" table:formula="of:=&quot;CAMPO &quot;&amp;ROMAN([.K26])" office:value-type="string" office:string-value="CAMPO XXIV" calcext:value-type="string">
            <text:p>CAMPO XXIV</text:p>
          </table:table-cell>
          <table:table-cell/>
          <table:table-cell table:style-name="ce287" office:value-type="float" office:value="24" calcext:value-type="float">
            <text:p>24</text:p>
          </table:table-cell>
          <table:table-cell table:style-name="ce272" table:formula="of:=VLOOKUP([.N26];B_PARTITE_GIRONI;2;0)" office:value-type="string" office:string-value="Girone" calcext:value-type="string">
            <text:p>Girone</text:p>
          </table:table-cell>
          <table:table-cell table:style-name="ce290" table:formula="of:=VLOOKUP([.N26];B_PARTITE_GIRONI;3;0)" office:value-type="string" office:string-value="H" calcext:value-type="string">
            <text:p>H</text:p>
          </table:table-cell>
          <table:table-cell table:style-name="ce294" table:formula="of:=VLOOKUP([.N26];B_PARTITE_GIRONI;6;0)" office:value-type="string" office:string-value="Tonni" calcext:value-type="string">
            <text:p>Tonni</text:p>
          </table:table-cell>
          <table:table-cell table:style-name="ce294" table:formula="of:=VLOOKUP([.N26];B_PARTITE_GIRONI;7;0)" office:value-type="string" office:string-value="Zebre" calcext:value-type="string">
            <text:p>Zebr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2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2" calcext:value-type="float">
            <text:p>72</text:p>
          </table:table-cell>
          <table:table-cell table:style-name="ce272" table:formula="of:=VLOOKUP([.Z26];B_PARTITE_2A_FASE_PER_NUMERO;2;0)" office:value-type="string" office:string-value="2aFase" calcext:value-type="string">
            <text:p>2aFase</text:p>
          </table:table-cell>
          <table:table-cell table:style-name="ce229" table:formula="of:=VLOOKUP([.Z26];B_PARTITE_2A_FASE_PER_NUMERO;3;0)" office:value-type="string" office:string-value="17-24" calcext:value-type="string">
            <text:p>17-24</text:p>
          </table:table-cell>
          <table:table-cell table:style-name="ce294" table:formula="of:=VLOOKUP([.Z26];B_PARTITE_2A_FASE_PER_NUMERO;6;0)" office:value-type="string" office:string-value="Cervi" calcext:value-type="string">
            <text:p>Cervi</text:p>
          </table:table-cell>
          <table:table-cell table:style-name="ce294" table:formula="of:=VLOOKUP([.Z26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2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5" calcext:value-type="float">
            <text:p>25</text:p>
          </table:table-cell>
          <table:table-cell table:style-name="ce263" table:formula="of:=[.H27]&amp;[.I27]" office:value-type="string" office:string-value="G1" calcext:value-type="string">
            <text:p>G1</text:p>
          </table:table-cell>
          <table:table-cell table:style-name="ce267" office:value-type="string" calcext:value-type="string">
            <text:p>Istric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5" calcext:value-type="float">
            <text:p>25</text:p>
          </table:table-cell>
          <table:table-cell table:style-name="ce284" table:formula="of:=&quot;CAMPO &quot;&amp;ROMAN([.K27])" office:value-type="string" office:string-value="CAMPO XXV" calcext:value-type="string">
            <text:p>CAMPO XXV</text:p>
          </table:table-cell>
          <table:table-cell/>
          <table:table-cell table:style-name="ce287" office:value-type="float" office:value="25" calcext:value-type="float">
            <text:p>25</text:p>
          </table:table-cell>
          <table:table-cell table:style-name="ce272" table:formula="of:=VLOOKUP([.N27];B_PARTITE_GIRONI;2;0)" office:value-type="string" office:string-value="Girone" calcext:value-type="string">
            <text:p>Girone</text:p>
          </table:table-cell>
          <table:table-cell table:style-name="ce290" table:formula="of:=VLOOKUP([.N27];B_PARTITE_GIRONI;3;0)" office:value-type="string" office:string-value="A" calcext:value-type="string">
            <text:p>A</text:p>
          </table:table-cell>
          <table:table-cell table:style-name="ce294" table:formula="of:=VLOOKUP([.N27];B_PARTITE_GIRONI;6;0)" office:value-type="string" office:string-value="Leoni" calcext:value-type="string">
            <text:p>Leoni</text:p>
          </table:table-cell>
          <table:table-cell table:style-name="ce294" table:formula="of:=VLOOKUP([.N27];B_PARTITE_GIRONI;7;0)" office:value-type="string" office:string-value="Ghepardi" calcext:value-type="string">
            <text:p>Ghepardi</text:p>
          </table:table-cell>
          <table:table-cell table:style-name="ce299" office:value-type="float" office:value="82" calcext:value-type="float">
            <text:p>82</text:p>
          </table:table-cell>
          <table:table-cell table:style-name="ce299" office:value-type="float" office:value="25" calcext:value-type="float">
            <text:p>25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2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3" calcext:value-type="float">
            <text:p>73</text:p>
          </table:table-cell>
          <table:table-cell table:style-name="ce272" table:formula="of:=VLOOKUP([.Z27];B_PARTITE_2A_FASE_PER_NUMERO;2;0)" office:value-type="string" office:string-value="2aFase" calcext:value-type="string">
            <text:p>2aFase</text:p>
          </table:table-cell>
          <table:table-cell table:style-name="ce229" table:formula="of:=VLOOKUP([.Z27];B_PARTITE_2A_FASE_PER_NUMERO;3;0)" office:value-type="string" office:string-value="1-8" calcext:value-type="string">
            <text:p>1-8</text:p>
          </table:table-cell>
          <table:table-cell table:style-name="ce294" table:formula="of:=VLOOKUP([.Z27];B_PARTITE_2A_FASE_PER_NUMERO;6;0)" office:value-type="string" office:string-value="Pantere" calcext:value-type="string">
            <text:p>Pantere</text:p>
          </table:table-cell>
          <table:table-cell table:style-name="ce294" table:formula="of:=VLOOKUP([.Z27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2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26" calcext:value-type="float">
            <text:p>26</text:p>
          </table:table-cell>
          <table:table-cell table:style-name="ce263" table:formula="of:=[.H28]&amp;[.I28]" office:value-type="string" office:string-value="G2" calcext:value-type="string">
            <text:p>G2</text:p>
          </table:table-cell>
          <table:table-cell table:style-name="ce267" office:value-type="string" calcext:value-type="string">
            <text:p>Gorilla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26" calcext:value-type="float">
            <text:p>26</text:p>
          </table:table-cell>
          <table:table-cell table:style-name="ce284" table:formula="of:=&quot;CAMPO &quot;&amp;ROMAN([.K28])" office:value-type="string" office:string-value="CAMPO XXVI" calcext:value-type="string">
            <text:p>CAMPO XXVI</text:p>
          </table:table-cell>
          <table:table-cell/>
          <table:table-cell table:style-name="ce287" office:value-type="float" office:value="26" calcext:value-type="float">
            <text:p>26</text:p>
          </table:table-cell>
          <table:table-cell table:style-name="ce272" table:formula="of:=VLOOKUP([.N28];B_PARTITE_GIRONI;2;0)" office:value-type="string" office:string-value="Girone" calcext:value-type="string">
            <text:p>Girone</text:p>
          </table:table-cell>
          <table:table-cell table:style-name="ce290" table:formula="of:=VLOOKUP([.N28];B_PARTITE_GIRONI;3;0)" office:value-type="string" office:string-value="B" calcext:value-type="string">
            <text:p>B</text:p>
          </table:table-cell>
          <table:table-cell table:style-name="ce294" table:formula="of:=VLOOKUP([.N28];B_PARTITE_GIRONI;6;0)" office:value-type="string" office:string-value="Giaguari" calcext:value-type="string">
            <text:p>Giaguari</text:p>
          </table:table-cell>
          <table:table-cell table:style-name="ce294" table:formula="of:=VLOOKUP([.N28];B_PARTITE_GIRONI;7;0)" office:value-type="string" office:string-value="Serval" calcext:value-type="string">
            <text:p>Serval</text:p>
          </table:table-cell>
          <table:table-cell table:style-name="ce299" office:value-type="float" office:value="76" calcext:value-type="float">
            <text:p>76</text:p>
          </table:table-cell>
          <table:table-cell table:style-name="ce299" office:value-type="float" office:value="94" calcext:value-type="float">
            <text:p>9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2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4" calcext:value-type="float">
            <text:p>74</text:p>
          </table:table-cell>
          <table:table-cell table:style-name="ce272" table:formula="of:=VLOOKUP([.Z28];B_PARTITE_2A_FASE_PER_NUMERO;2;0)" office:value-type="string" office:string-value="2aFase" calcext:value-type="string">
            <text:p>2aFase</text:p>
          </table:table-cell>
          <table:table-cell table:style-name="ce229" table:formula="of:=VLOOKUP([.Z28];B_PARTITE_2A_FASE_PER_NUMERO;3;0)" office:value-type="string" office:string-value="1-8" calcext:value-type="string">
            <text:p>1-8</text:p>
          </table:table-cell>
          <table:table-cell table:style-name="ce294" table:formula="of:=VLOOKUP([.Z28];B_PARTITE_2A_FASE_PER_NUMERO;6;0)" office:value-type="string" office:string-value="Istrici" calcext:value-type="string">
            <text:p>Istrici</text:p>
          </table:table-cell>
          <table:table-cell table:style-name="ce294" table:formula="of:=VLOOKUP([.Z28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2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27" calcext:value-type="float">
            <text:p>27</text:p>
          </table:table-cell>
          <table:table-cell table:style-name="ce263" table:formula="of:=[.H29]&amp;[.I29]" office:value-type="string" office:string-value="G3" calcext:value-type="string">
            <text:p>G3</text:p>
          </table:table-cell>
          <table:table-cell table:style-name="ce267" office:value-type="string" calcext:value-type="string">
            <text:p>Muli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27" calcext:value-type="float">
            <text:p>27</text:p>
          </table:table-cell>
          <table:table-cell table:style-name="ce284" table:formula="of:=&quot;CAMPO &quot;&amp;ROMAN([.K29])" office:value-type="string" office:string-value="CAMPO XXVII" calcext:value-type="string">
            <text:p>CAMPO XXVII</text:p>
          </table:table-cell>
          <table:table-cell/>
          <table:table-cell table:style-name="ce287" office:value-type="float" office:value="27" calcext:value-type="float">
            <text:p>27</text:p>
          </table:table-cell>
          <table:table-cell table:style-name="ce272" table:formula="of:=VLOOKUP([.N29];B_PARTITE_GIRONI;2;0)" office:value-type="string" office:string-value="Girone" calcext:value-type="string">
            <text:p>Girone</text:p>
          </table:table-cell>
          <table:table-cell table:style-name="ce290" table:formula="of:=VLOOKUP([.N29];B_PARTITE_GIRONI;3;0)" office:value-type="string" office:string-value="C" calcext:value-type="string">
            <text:p>C</text:p>
          </table:table-cell>
          <table:table-cell table:style-name="ce294" table:formula="of:=VLOOKUP([.N29];B_PARTITE_GIRONI;6;0)" office:value-type="string" office:string-value="Elefanti" calcext:value-type="string">
            <text:p>Elefanti</text:p>
          </table:table-cell>
          <table:table-cell table:style-name="ce294" table:formula="of:=VLOOKUP([.N29];B_PARTITE_GIRONI;7;0)" office:value-type="string" office:string-value="Iguane" calcext:value-type="string">
            <text:p>Iguane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2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5" calcext:value-type="float">
            <text:p>75</text:p>
          </table:table-cell>
          <table:table-cell table:style-name="ce272" table:formula="of:=VLOOKUP([.Z29];B_PARTITE_2A_FASE_PER_NUMERO;2;0)" office:value-type="string" office:string-value="2aFase" calcext:value-type="string">
            <text:p>2aFase</text:p>
          </table:table-cell>
          <table:table-cell table:style-name="ce229" table:formula="of:=VLOOKUP([.Z29];B_PARTITE_2A_FASE_PER_NUMERO;3;0)" office:value-type="string" office:string-value="17-24" calcext:value-type="string">
            <text:p>17-24</text:p>
          </table:table-cell>
          <table:table-cell table:style-name="ce294" table:formula="of:=VLOOKUP([.Z29];B_PARTITE_2A_FASE_PER_NUMERO;6;0)" office:value-type="string" office:string-value="Ippopotami" calcext:value-type="string">
            <text:p>Ippopotami</text:p>
          </table:table-cell>
          <table:table-cell table:style-name="ce294" table:formula="of:=VLOOKUP([.Z29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2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6" office:value-type="float" office:value="28" calcext:value-type="float">
            <text:p>28</text:p>
          </table:table-cell>
          <table:table-cell table:style-name="ce263" table:formula="of:=[.H30]&amp;[.I30]" office:value-type="string" office:string-value="G4" calcext:value-type="string">
            <text:p>G4</text:p>
          </table:table-cell>
          <table:table-cell table:style-name="ce267" office:value-type="string" calcext:value-type="string">
            <text:p>Orche</text:p>
          </table:table-cell>
          <table:table-cell table:style-name="ce267"/>
          <table:table-cell table:style-name="ce272" office:value-type="string" calcext:value-type="string">
            <text:p>G</text:p>
          </table:table-cell>
          <table:table-cell table:style-name="ce279" office:value-type="float" office:value="4" calcext:value-type="float">
            <text:p>4</text:p>
          </table:table-cell>
          <table:table-cell/>
          <table:table-cell table:style-name="ce156" office:value-type="float" office:value="28" calcext:value-type="float">
            <text:p>28</text:p>
          </table:table-cell>
          <table:table-cell table:style-name="ce284" table:formula="of:=&quot;CAMPO &quot;&amp;ROMAN([.K30])" office:value-type="string" office:string-value="CAMPO XXVIII" calcext:value-type="string">
            <text:p>CAMPO XXVIII</text:p>
          </table:table-cell>
          <table:table-cell/>
          <table:table-cell table:style-name="ce287" office:value-type="float" office:value="28" calcext:value-type="float">
            <text:p>28</text:p>
          </table:table-cell>
          <table:table-cell table:style-name="ce272" table:formula="of:=VLOOKUP([.N30];B_PARTITE_GIRONI;2;0)" office:value-type="string" office:string-value="Girone" calcext:value-type="string">
            <text:p>Girone</text:p>
          </table:table-cell>
          <table:table-cell table:style-name="ce290" table:formula="of:=VLOOKUP([.N30];B_PARTITE_GIRONI;3;0)" office:value-type="string" office:string-value="D" calcext:value-type="string">
            <text:p>D</text:p>
          </table:table-cell>
          <table:table-cell table:style-name="ce294" table:formula="of:=VLOOKUP([.N30];B_PARTITE_GIRONI;6;0)" office:value-type="string" office:string-value="Coccodrilli" calcext:value-type="string">
            <text:p>Coccodrilli</text:p>
          </table:table-cell>
          <table:table-cell table:style-name="ce294" table:formula="of:=VLOOKUP([.N30];B_PARTITE_GIRONI;7;0)" office:value-type="string" office:string-value="Falchi" calcext:value-type="string">
            <text:p>Falch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44" calcext:value-type="float">
            <text:p>44</text:p>
          </table:table-cell>
          <table:table-cell table:style-name="ce303" office:value-type="date" office:date-value="2021-06-08" calcext:value-type="date">
            <text:p>mar 08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76" calcext:value-type="float">
            <text:p>76</text:p>
          </table:table-cell>
          <table:table-cell table:style-name="ce272" table:formula="of:=VLOOKUP([.Z30];B_PARTITE_2A_FASE_PER_NUMERO;2;0)" office:value-type="string" office:string-value="2aFase" calcext:value-type="string">
            <text:p>2aFase</text:p>
          </table:table-cell>
          <table:table-cell table:style-name="ce229" table:formula="of:=VLOOKUP([.Z30];B_PARTITE_2A_FASE_PER_NUMERO;3;0)" office:value-type="string" office:string-value="17-24" calcext:value-type="string">
            <text:p>17-24</text:p>
          </table:table-cell>
          <table:table-cell table:style-name="ce294" table:formula="of:=VLOOKUP([.Z30];B_PARTITE_2A_FASE_PER_NUMERO;6;0)" office:value-type="string" office:string-value="Orche" calcext:value-type="string">
            <text:p>Orche</text:p>
          </table:table-cell>
          <table:table-cell table:style-name="ce294" table:formula="of:=VLOOKUP([.Z3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3"/>
          <table:table-cell table:style-name="ce156" office:value-type="float" office:value="29" calcext:value-type="float">
            <text:p>29</text:p>
          </table:table-cell>
          <table:table-cell table:style-name="ce263" table:formula="of:=[.H31]&amp;[.I31]" office:value-type="string" office:string-value="H1" calcext:value-type="string">
            <text:p>H1</text:p>
          </table:table-cell>
          <table:table-cell table:style-name="ce267" office:value-type="string" calcext:value-type="string">
            <text:p>Piranha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1" calcext:value-type="float">
            <text:p>1</text:p>
          </table:table-cell>
          <table:table-cell/>
          <table:table-cell table:style-name="ce156" office:value-type="float" office:value="29" calcext:value-type="float">
            <text:p>29</text:p>
          </table:table-cell>
          <table:table-cell table:style-name="ce284" table:formula="of:=&quot;CAMPO &quot;&amp;ROMAN([.K31])" office:value-type="string" office:string-value="CAMPO XXIX" calcext:value-type="string">
            <text:p>CAMPO XXIX</text:p>
          </table:table-cell>
          <table:table-cell/>
          <table:table-cell table:style-name="ce287" office:value-type="float" office:value="29" calcext:value-type="float">
            <text:p>29</text:p>
          </table:table-cell>
          <table:table-cell table:style-name="ce272" table:formula="of:=VLOOKUP([.N31];B_PARTITE_GIRONI;2;0)" office:value-type="string" office:string-value="Girone" calcext:value-type="string">
            <text:p>Girone</text:p>
          </table:table-cell>
          <table:table-cell table:style-name="ce290" table:formula="of:=VLOOKUP([.N31];B_PARTITE_GIRONI;3;0)" office:value-type="string" office:string-value="E" calcext:value-type="string">
            <text:p>E</text:p>
          </table:table-cell>
          <table:table-cell table:style-name="ce294" table:formula="of:=VLOOKUP([.N31];B_PARTITE_GIRONI;6;0)" office:value-type="string" office:string-value="Bisonti" calcext:value-type="string">
            <text:p>Bisonti</text:p>
          </table:table-cell>
          <table:table-cell table:style-name="ce294" table:formula="of:=VLOOKUP([.N31];B_PARTITE_GIRONI;7;0)" office:value-type="string" office:string-value="Cervi" calcext:value-type="string">
            <text:p>Cerv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1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77" calcext:value-type="float">
            <text:p>77</text:p>
          </table:table-cell>
          <table:table-cell table:style-name="ce272" table:formula="of:=VLOOKUP([.Z31];B_PARTITE_2A_FASE_PER_NUMERO;2;0)" office:value-type="string" office:string-value="2aFase" calcext:value-type="string">
            <text:p>2aFase</text:p>
          </table:table-cell>
          <table:table-cell table:style-name="ce229" table:formula="of:=VLOOKUP([.Z31];B_PARTITE_2A_FASE_PER_NUMERO;3;0)" office:value-type="string" office:string-value="9-16" calcext:value-type="string">
            <text:p>9-16</text:p>
          </table:table-cell>
          <table:table-cell table:style-name="ce294" table:formula="of:=VLOOKUP([.Z31];B_PARTITE_2A_FASE_PER_NUMERO;6;0)" office:value-type="string" office:string-value="Giraffe" calcext:value-type="string">
            <text:p>Giraffe</text:p>
          </table:table-cell>
          <table:table-cell table:style-name="ce294" table:formula="of:=VLOOKUP([.Z31];B_PARTITE_2A_FASE_PER_NUMERO;7;0)" office:value-type="string" office:string-value="Pitoni" calcext:value-type="string">
            <text:p>Pitoni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3"/>
          <table:table-cell table:style-name="ce156" office:value-type="float" office:value="30" calcext:value-type="float">
            <text:p>30</text:p>
          </table:table-cell>
          <table:table-cell table:style-name="ce263" table:formula="of:=[.H32]&amp;[.I32]" office:value-type="string" office:string-value="H2" calcext:value-type="string">
            <text:p>H2</text:p>
          </table:table-cell>
          <table:table-cell table:style-name="ce267" office:value-type="string" calcext:value-type="string">
            <text:p>Scorpio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2" calcext:value-type="float">
            <text:p>2</text:p>
          </table:table-cell>
          <table:table-cell/>
          <table:table-cell table:style-name="ce156" office:value-type="float" office:value="30" calcext:value-type="float">
            <text:p>30</text:p>
          </table:table-cell>
          <table:table-cell table:style-name="ce284" table:formula="of:=&quot;CAMPO &quot;&amp;ROMAN([.K32])" office:value-type="string" office:string-value="CAMPO XXX" calcext:value-type="string">
            <text:p>CAMPO XXX</text:p>
          </table:table-cell>
          <table:table-cell/>
          <table:table-cell table:style-name="ce287" office:value-type="float" office:value="30" calcext:value-type="float">
            <text:p>30</text:p>
          </table:table-cell>
          <table:table-cell table:style-name="ce272" table:formula="of:=VLOOKUP([.N32];B_PARTITE_GIRONI;2;0)" office:value-type="string" office:string-value="Girone" calcext:value-type="string">
            <text:p>Girone</text:p>
          </table:table-cell>
          <table:table-cell table:style-name="ce290" table:formula="of:=VLOOKUP([.N32];B_PARTITE_GIRONI;3;0)" office:value-type="string" office:string-value="F" calcext:value-type="string">
            <text:p>F</text:p>
          </table:table-cell>
          <table:table-cell table:style-name="ce294" table:formula="of:=VLOOKUP([.N32];B_PARTITE_GIRONI;6;0)" office:value-type="string" office:string-value="Balene" calcext:value-type="string">
            <text:p>Balene</text:p>
          </table:table-cell>
          <table:table-cell table:style-name="ce294" table:formula="of:=VLOOKUP([.N32];B_PARTITE_GIRONI;7;0)" office:value-type="string" office:string-value="Delfini" calcext:value-type="string">
            <text:p>Delfini</text:p>
          </table:table-cell>
          <table:table-cell table:style-name="ce299" office:value-type="float" office:value="33" calcext:value-type="float">
            <text:p>3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2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78" calcext:value-type="float">
            <text:p>78</text:p>
          </table:table-cell>
          <table:table-cell table:style-name="ce272" table:formula="of:=VLOOKUP([.Z32];B_PARTITE_2A_FASE_PER_NUMERO;2;0)" office:value-type="string" office:string-value="2aFase" calcext:value-type="string">
            <text:p>2aFase</text:p>
          </table:table-cell>
          <table:table-cell table:style-name="ce229" table:formula="of:=VLOOKUP([.Z32];B_PARTITE_2A_FASE_PER_NUMERO;3;0)" office:value-type="string" office:string-value="9-16" calcext:value-type="string">
            <text:p>9-16</text:p>
          </table:table-cell>
          <table:table-cell table:style-name="ce294" table:formula="of:=VLOOKUP([.Z32];B_PARTITE_2A_FASE_PER_NUMERO;6;0)" office:value-type="string" office:string-value="Gorilla" calcext:value-type="string">
            <text:p>Gorilla</text:p>
          </table:table-cell>
          <table:table-cell table:style-name="ce294" table:formula="of:=VLOOKUP([.Z32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3"/>
          <table:table-cell table:style-name="ce156" office:value-type="float" office:value="31" calcext:value-type="float">
            <text:p>31</text:p>
          </table:table-cell>
          <table:table-cell table:style-name="ce263" table:formula="of:=[.H33]&amp;[.I33]" office:value-type="string" office:string-value="H3" calcext:value-type="string">
            <text:p>H3</text:p>
          </table:table-cell>
          <table:table-cell table:style-name="ce267" office:value-type="string" calcext:value-type="string">
            <text:p>Tonni</text:p>
          </table:table-cell>
          <table:table-cell table:style-name="ce267"/>
          <table:table-cell table:style-name="ce272" office:value-type="string" calcext:value-type="string">
            <text:p>H</text:p>
          </table:table-cell>
          <table:table-cell table:style-name="ce279" office:value-type="float" office:value="3" calcext:value-type="float">
            <text:p>3</text:p>
          </table:table-cell>
          <table:table-cell/>
          <table:table-cell table:style-name="ce156" office:value-type="float" office:value="31" calcext:value-type="float">
            <text:p>31</text:p>
          </table:table-cell>
          <table:table-cell table:style-name="ce284" table:formula="of:=&quot;CAMPO &quot;&amp;ROMAN([.K33])" office:value-type="string" office:string-value="CAMPO XXXI" calcext:value-type="string">
            <text:p>CAMPO XXXI</text:p>
          </table:table-cell>
          <table:table-cell/>
          <table:table-cell table:style-name="ce287" office:value-type="float" office:value="31" calcext:value-type="float">
            <text:p>31</text:p>
          </table:table-cell>
          <table:table-cell table:style-name="ce272" table:formula="of:=VLOOKUP([.N33];B_PARTITE_GIRONI;2;0)" office:value-type="string" office:string-value="Girone" calcext:value-type="string">
            <text:p>Girone</text:p>
          </table:table-cell>
          <table:table-cell table:style-name="ce290" table:formula="of:=VLOOKUP([.N33];B_PARTITE_GIRONI;3;0)" office:value-type="string" office:string-value="G" calcext:value-type="string">
            <text:p>G</text:p>
          </table:table-cell>
          <table:table-cell table:style-name="ce294" table:formula="of:=VLOOKUP([.N33];B_PARTITE_GIRONI;6;0)" office:value-type="string" office:string-value="Istrici" calcext:value-type="string">
            <text:p>Istrici</text:p>
          </table:table-cell>
          <table:table-cell table:style-name="ce294" table:formula="of:=VLOOKUP([.N33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3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79" calcext:value-type="float">
            <text:p>79</text:p>
          </table:table-cell>
          <table:table-cell table:style-name="ce272" table:formula="of:=VLOOKUP([.Z33];B_PARTITE_2A_FASE_PER_NUMERO;2;0)" office:value-type="string" office:string-value="2aFase" calcext:value-type="string">
            <text:p>2aFase</text:p>
          </table:table-cell>
          <table:table-cell table:style-name="ce229" table:formula="of:=VLOOKUP([.Z33];B_PARTITE_2A_FASE_PER_NUMERO;3;0)" office:value-type="string" office:string-value="9-16" calcext:value-type="string">
            <text:p>9-16</text:p>
          </table:table-cell>
          <table:table-cell table:style-name="ce294" table:formula="of:=VLOOKUP([.Z33];B_PARTITE_2A_FASE_PER_NUMERO;6;0)" office:value-type="string" office:string-value="Elefanti" calcext:value-type="string">
            <text:p>Elefanti</text:p>
          </table:table-cell>
          <table:table-cell table:style-name="ce294" table:formula="of:=VLOOKUP([.Z33];B_PARTITE_2A_FASE_PER_NUMERO;7;0)" office:value-type="string" office:string-value="Puma" calcext:value-type="string">
            <text:p>Puma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3"/>
          <table:table-cell table:style-name="ce157" office:value-type="float" office:value="32" calcext:value-type="float">
            <text:p>32</text:p>
          </table:table-cell>
          <table:table-cell table:style-name="ce263" table:formula="of:=[.H34]&amp;[.I34]" office:value-type="string" office:string-value="H4" calcext:value-type="string">
            <text:p>H4</text:p>
          </table:table-cell>
          <table:table-cell table:style-name="ce268" office:value-type="string" calcext:value-type="string">
            <text:p>Zebre</text:p>
          </table:table-cell>
          <table:table-cell table:style-name="ce268"/>
          <table:table-cell table:style-name="ce273" office:value-type="string" calcext:value-type="string">
            <text:p>H</text:p>
          </table:table-cell>
          <table:table-cell table:style-name="ce280" office:value-type="float" office:value="4" calcext:value-type="float">
            <text:p>4</text:p>
          </table:table-cell>
          <table:table-cell/>
          <table:table-cell table:style-name="ce157" office:value-type="float" office:value="32" calcext:value-type="float">
            <text:p>32</text:p>
          </table:table-cell>
          <table:table-cell table:style-name="ce285" table:formula="of:=&quot;CAMPO &quot;&amp;ROMAN([.K34])" office:value-type="string" office:string-value="CAMPO XXXII" calcext:value-type="string">
            <text:p>CAMPO XXXII</text:p>
          </table:table-cell>
          <table:table-cell/>
          <table:table-cell table:style-name="ce287" office:value-type="float" office:value="32" calcext:value-type="float">
            <text:p>32</text:p>
          </table:table-cell>
          <table:table-cell table:style-name="ce272" table:formula="of:=VLOOKUP([.N34];B_PARTITE_GIRONI;2;0)" office:value-type="string" office:string-value="Girone" calcext:value-type="string">
            <text:p>Girone</text:p>
          </table:table-cell>
          <table:table-cell table:style-name="ce290" table:formula="of:=VLOOKUP([.N34];B_PARTITE_GIRONI;3;0)" office:value-type="string" office:string-value="H" calcext:value-type="string">
            <text:p>H</text:p>
          </table:table-cell>
          <table:table-cell table:style-name="ce294" table:formula="of:=VLOOKUP([.N34];B_PARTITE_GIRONI;6;0)" office:value-type="string" office:string-value="Piranha" calcext:value-type="string">
            <text:p>Piranha</text:p>
          </table:table-cell>
          <table:table-cell table:style-name="ce294" table:formula="of:=VLOOKUP([.N34];B_PARTITE_GIRONI;7;0)" office:value-type="string" office:string-value="Tonni" calcext:value-type="string">
            <text:p>Tonn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8" calcext:value-type="float">
            <text:p>78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4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0" calcext:value-type="float">
            <text:p>80</text:p>
          </table:table-cell>
          <table:table-cell table:style-name="ce272" table:formula="of:=VLOOKUP([.Z34];B_PARTITE_2A_FASE_PER_NUMERO;2;0)" office:value-type="string" office:string-value="2aFase" calcext:value-type="string">
            <text:p>2aFase</text:p>
          </table:table-cell>
          <table:table-cell table:style-name="ce229" table:formula="of:=VLOOKUP([.Z34];B_PARTITE_2A_FASE_PER_NUMERO;3;0)" office:value-type="string" office:string-value="9-16" calcext:value-type="string">
            <text:p>9-16</text:p>
          </table:table-cell>
          <table:table-cell table:style-name="ce294" table:formula="of:=VLOOKUP([.Z34];B_PARTITE_2A_FASE_PER_NUMERO;6;0)" office:value-type="string" office:string-value="Bufali" calcext:value-type="string">
            <text:p>Bufali</text:p>
          </table:table-cell>
          <table:table-cell table:style-name="ce294" table:formula="of:=VLOOKUP([.Z34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0"/>
          <table:table-cell table:style-name="ce173"/>
          <table:table-cell table:number-columns-repeated="2"/>
          <table:table-cell table:style-name="ce287" office:value-type="float" office:value="33" calcext:value-type="float">
            <text:p>33</text:p>
          </table:table-cell>
          <table:table-cell table:style-name="ce272" table:formula="of:=VLOOKUP([.N35];B_PARTITE_GIRONI;2;0)" office:value-type="string" office:string-value="Girone" calcext:value-type="string">
            <text:p>Girone</text:p>
          </table:table-cell>
          <table:table-cell table:style-name="ce290" table:formula="of:=VLOOKUP([.N35];B_PARTITE_GIRONI;3;0)" office:value-type="string" office:string-value="E" calcext:value-type="string">
            <text:p>E</text:p>
          </table:table-cell>
          <table:table-cell table:style-name="ce294" table:formula="of:=VLOOKUP([.N35];B_PARTITE_GIRONI;6;0)" office:value-type="string" office:string-value="Bufali" calcext:value-type="string">
            <text:p>Bufali</text:p>
          </table:table-cell>
          <table:table-cell table:style-name="ce294" table:formula="of:=VLOOKUP([.N35];B_PARTITE_GIRONI;7;0)" office:value-type="string" office:string-value="Cinghiali" calcext:value-type="string">
            <text:p>Cinghial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5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1" calcext:value-type="float">
            <text:p>81</text:p>
          </table:table-cell>
          <table:table-cell table:style-name="ce272" table:formula="of:=VLOOKUP([.Z35];B_PARTITE_2A_FASE_PER_NUMERO;2;0)" office:value-type="string" office:string-value="2aFase" calcext:value-type="string">
            <text:p>2aFase</text:p>
          </table:table-cell>
          <table:table-cell table:style-name="ce229" table:formula="of:=VLOOKUP([.Z35];B_PARTITE_2A_FASE_PER_NUMERO;3;0)" office:value-type="string" office:string-value="25-28" calcext:value-type="string">
            <text:p>25-28</text:p>
          </table:table-cell>
          <table:table-cell table:style-name="ce294" table:formula="of:=VLOOKUP([.Z35];B_PARTITE_2A_FASE_PER_NUMERO;6;0)" office:value-type="string" office:string-value="Iguane" calcext:value-type="string">
            <text:p>Iguane</text:p>
          </table:table-cell>
          <table:table-cell table:style-name="ce294" table:formula="of:=VLOOKUP([.Z35];B_PARTITE_2A_FASE_PER_NUMERO;7;0)" office:value-type="string" office:string-value="Muli" calcext:value-type="string">
            <text:p>Mu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1" calcext:value-type="float">
            <text:p>4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13"/>
          <table:table-cell table:style-name="ce287" office:value-type="float" office:value="34" calcext:value-type="float">
            <text:p>34</text:p>
          </table:table-cell>
          <table:table-cell table:style-name="ce272" table:formula="of:=VLOOKUP([.N36];B_PARTITE_GIRONI;2;0)" office:value-type="string" office:string-value="Girone" calcext:value-type="string">
            <text:p>Girone</text:p>
          </table:table-cell>
          <table:table-cell table:style-name="ce290" table:formula="of:=VLOOKUP([.N36];B_PARTITE_GIRONI;3;0)" office:value-type="string" office:string-value="F" calcext:value-type="string">
            <text:p>F</text:p>
          </table:table-cell>
          <table:table-cell table:style-name="ce294" table:formula="of:=VLOOKUP([.N36];B_PARTITE_GIRONI;6;0)" office:value-type="string" office:string-value="Gabbiani" calcext:value-type="string">
            <text:p>Gabbiani</text:p>
          </table:table-cell>
          <table:table-cell table:style-name="ce294" table:formula="of:=VLOOKUP([.N36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5" calcext:value-type="float">
            <text:p>35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36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2" calcext:value-type="float">
            <text:p>82</text:p>
          </table:table-cell>
          <table:table-cell table:style-name="ce272" table:formula="of:=VLOOKUP([.Z36];B_PARTITE_2A_FASE_PER_NUMERO;2;0)" office:value-type="string" office:string-value="2aFase" calcext:value-type="string">
            <text:p>2aFase</text:p>
          </table:table-cell>
          <table:table-cell table:style-name="ce229" table:formula="of:=VLOOKUP([.Z36];B_PARTITE_2A_FASE_PER_NUMERO;3;0)" office:value-type="string" office:string-value="25-28" calcext:value-type="string">
            <text:p>25-28</text:p>
          </table:table-cell>
          <table:table-cell table:style-name="ce294" table:formula="of:=VLOOKUP([.Z36];B_PARTITE_2A_FASE_PER_NUMERO;6;0)" office:value-type="string" office:string-value="Delfini" calcext:value-type="string">
            <text:p>Delfini</text:p>
          </table:table-cell>
          <table:table-cell table:style-name="ce294" table:formula="of:=VLOOKUP([.Z36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3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13"/>
          <table:table-cell table:style-name="ce287" office:value-type="float" office:value="35" calcext:value-type="float">
            <text:p>35</text:p>
          </table:table-cell>
          <table:table-cell table:style-name="ce272" table:formula="of:=VLOOKUP([.N37];B_PARTITE_GIRONI;2;0)" office:value-type="string" office:string-value="Girone" calcext:value-type="string">
            <text:p>Girone</text:p>
          </table:table-cell>
          <table:table-cell table:style-name="ce290" table:formula="of:=VLOOKUP([.N37];B_PARTITE_GIRONI;3;0)" office:value-type="string" office:string-value="G" calcext:value-type="string">
            <text:p>G</text:p>
          </table:table-cell>
          <table:table-cell table:style-name="ce294" table:formula="of:=VLOOKUP([.N37];B_PARTITE_GIRONI;6;0)" office:value-type="string" office:string-value="Gorilla" calcext:value-type="string">
            <text:p>Gorilla</text:p>
          </table:table-cell>
          <table:table-cell table:style-name="ce294" table:formula="of:=VLOOKUP([.N37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37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3" calcext:value-type="float">
            <text:p>83</text:p>
          </table:table-cell>
          <table:table-cell table:style-name="ce272" table:formula="of:=VLOOKUP([.Z37];B_PARTITE_2A_FASE_PER_NUMERO;2;0)" office:value-type="string" office:string-value="2aFase" calcext:value-type="string">
            <text:p>2aFase</text:p>
          </table:table-cell>
          <table:table-cell table:style-name="ce229" table:formula="of:=VLOOKUP([.Z37];B_PARTITE_2A_FASE_PER_NUMERO;3;0)" office:value-type="string" office:string-value="29-32" calcext:value-type="string">
            <text:p>29-32</text:p>
          </table:table-cell>
          <table:table-cell table:style-name="ce294" table:formula="of:=VLOOKUP([.Z37];B_PARTITE_2A_FASE_PER_NUMERO;6;0)" office:value-type="string" office:string-value="Falchi" calcext:value-type="string">
            <text:p>Falchi</text:p>
          </table:table-cell>
          <table:table-cell table:style-name="ce294" table:formula="of:=VLOOKUP([.Z37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3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13"/>
          <table:table-cell table:style-name="ce287" office:value-type="float" office:value="36" calcext:value-type="float">
            <text:p>36</text:p>
          </table:table-cell>
          <table:table-cell table:style-name="ce272" table:formula="of:=VLOOKUP([.N38];B_PARTITE_GIRONI;2;0)" office:value-type="string" office:string-value="Girone" calcext:value-type="string">
            <text:p>Girone</text:p>
          </table:table-cell>
          <table:table-cell table:style-name="ce290" table:formula="of:=VLOOKUP([.N38];B_PARTITE_GIRONI;3;0)" office:value-type="string" office:string-value="H" calcext:value-type="string">
            <text:p>H</text:p>
          </table:table-cell>
          <table:table-cell table:style-name="ce294" table:formula="of:=VLOOKUP([.N38];B_PARTITE_GIRONI;6;0)" office:value-type="string" office:string-value="Scorpioni" calcext:value-type="string">
            <text:p>Scorpioni</text:p>
          </table:table-cell>
          <table:table-cell table:style-name="ce294" table:formula="of:=VLOOKUP([.N38];B_PARTITE_GIRONI;7;0)" office:value-type="string" office:string-value="Zebre" calcext:value-type="string">
            <text:p>Zebre</text:p>
          </table:table-cell>
          <table:table-cell table:style-name="ce299" office:value-type="float" office:value="74" calcext:value-type="float">
            <text:p>74</text:p>
          </table:table-cell>
          <table:table-cell table:style-name="ce299" office:value-type="float" office:value="79" calcext:value-type="float">
            <text:p>7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38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4" calcext:value-type="float">
            <text:p>84</text:p>
          </table:table-cell>
          <table:table-cell table:style-name="ce272" table:formula="of:=VLOOKUP([.Z38];B_PARTITE_2A_FASE_PER_NUMERO;2;0)" office:value-type="string" office:string-value="2aFase" calcext:value-type="string">
            <text:p>2aFase</text:p>
          </table:table-cell>
          <table:table-cell table:style-name="ce229" table:formula="of:=VLOOKUP([.Z38];B_PARTITE_2A_FASE_PER_NUMERO;3;0)" office:value-type="string" office:string-value="29-32" calcext:value-type="string">
            <text:p>29-32</text:p>
          </table:table-cell>
          <table:table-cell table:style-name="ce294" table:formula="of:=VLOOKUP([.Z38];B_PARTITE_2A_FASE_PER_NUMERO;6;0)" office:value-type="string" office:string-value="Zebre" calcext:value-type="string">
            <text:p>Zebre</text:p>
          </table:table-cell>
          <table:table-cell table:style-name="ce294" table:formula="of:=VLOOKUP([.Z38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3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13"/>
          <table:table-cell table:style-name="ce287" office:value-type="float" office:value="37" calcext:value-type="float">
            <text:p>37</text:p>
          </table:table-cell>
          <table:table-cell table:style-name="ce272" table:formula="of:=VLOOKUP([.N39];B_PARTITE_GIRONI;2;0)" office:value-type="string" office:string-value="Girone" calcext:value-type="string">
            <text:p>Girone</text:p>
          </table:table-cell>
          <table:table-cell table:style-name="ce290" table:formula="of:=VLOOKUP([.N39];B_PARTITE_GIRONI;3;0)" office:value-type="string" office:string-value="A" calcext:value-type="string">
            <text:p>A</text:p>
          </table:table-cell>
          <table:table-cell table:style-name="ce294" table:formula="of:=VLOOKUP([.N39];B_PARTITE_GIRONI;6;0)" office:value-type="string" office:string-value="Pantere" calcext:value-type="string">
            <text:p>Pantere</text:p>
          </table:table-cell>
          <table:table-cell table:style-name="ce294" table:formula="of:=VLOOKUP([.N39];B_PARTITE_GIRONI;7;0)" office:value-type="string" office:string-value="Tigri" calcext:value-type="string">
            <text:p>Tigri</text:p>
          </table:table-cell>
          <table:table-cell table:style-name="ce299" office:value-type="float" office:value="93" calcext:value-type="float">
            <text:p>93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39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5" calcext:value-type="float">
            <text:p>85</text:p>
          </table:table-cell>
          <table:table-cell table:style-name="ce272" table:formula="of:=VLOOKUP([.Z39];B_PARTITE_2A_FASE_PER_NUMERO;2;0)" office:value-type="string" office:string-value="2aFase" calcext:value-type="string">
            <text:p>2aFase</text:p>
          </table:table-cell>
          <table:table-cell table:style-name="ce229" table:formula="of:=VLOOKUP([.Z39];B_PARTITE_2A_FASE_PER_NUMERO;3;0)" office:value-type="string" office:string-value="5-8" calcext:value-type="string">
            <text:p>5-8</text:p>
          </table:table-cell>
          <table:table-cell table:style-name="ce294" table:formula="of:=VLOOKUP([.Z39];B_PARTITE_2A_FASE_PER_NUMERO;6;0)" office:value-type="string" office:string-value="Giaguari" calcext:value-type="string">
            <text:p>Giaguari</text:p>
          </table:table-cell>
          <table:table-cell table:style-name="ce294" table:formula="of:=VLOOKUP([.Z39];B_PARTITE_2A_FASE_PER_NUMERO;7;0)" office:value-type="string" office:string-value="Balene" calcext:value-type="string">
            <text:p>Balene</text:p>
          </table:table-cell>
          <table:table-cell table:style-name="ce299" office:value-type="float" office:value="70" calcext:value-type="float">
            <text:p>7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3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INTESTAZIONE" office:value-type="string" calcext:value-type="string" table:number-columns-spanned="2" table:number-rows-spanned="1">
            <text:p>COLORI</text:p>
          </table:table-cell>
          <table:covered-table-cell/>
          <table:table-cell table:number-columns-repeated="11"/>
          <table:table-cell table:style-name="ce287" office:value-type="float" office:value="38" calcext:value-type="float">
            <text:p>38</text:p>
          </table:table-cell>
          <table:table-cell table:style-name="ce272" table:formula="of:=VLOOKUP([.N40];B_PARTITE_GIRONI;2;0)" office:value-type="string" office:string-value="Girone" calcext:value-type="string">
            <text:p>Girone</text:p>
          </table:table-cell>
          <table:table-cell table:style-name="ce290" table:formula="of:=VLOOKUP([.N40];B_PARTITE_GIRONI;3;0)" office:value-type="string" office:string-value="B" calcext:value-type="string">
            <text:p>B</text:p>
          </table:table-cell>
          <table:table-cell table:style-name="ce294" table:formula="of:=VLOOKUP([.N40];B_PARTITE_GIRONI;6;0)" office:value-type="string" office:string-value="Puma" calcext:value-type="string">
            <text:p>Puma</text:p>
          </table:table-cell>
          <table:table-cell table:style-name="ce294" table:formula="of:=VLOOKUP([.N40];B_PARTITE_GIRONI;7;0)" office:value-type="string" office:string-value="Linci" calcext:value-type="string">
            <text:p>Linci</text:p>
          </table:table-cell>
          <table:table-cell table:style-name="ce299" office:value-type="float" office:value="97" calcext:value-type="float">
            <text:p>97</text:p>
          </table:table-cell>
          <table:table-cell table:style-name="ce299" office:value-type="float" office:value="72" calcext:value-type="float">
            <text:p>72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0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86" calcext:value-type="float">
            <text:p>86</text:p>
          </table:table-cell>
          <table:table-cell table:style-name="ce272" table:formula="of:=VLOOKUP([.Z40];B_PARTITE_2A_FASE_PER_NUMERO;2;0)" office:value-type="string" office:string-value="2aFase" calcext:value-type="string">
            <text:p>2aFase</text:p>
          </table:table-cell>
          <table:table-cell table:style-name="ce229" table:formula="of:=VLOOKUP([.Z40];B_PARTITE_2A_FASE_PER_NUMERO;3;0)" office:value-type="string" office:string-value="5-8" calcext:value-type="string">
            <text:p>5-8</text:p>
          </table:table-cell>
          <table:table-cell table:style-name="ce294" table:formula="of:=VLOOKUP([.Z40];B_PARTITE_2A_FASE_PER_NUMERO;6;0)" office:value-type="string" office:string-value="Coccodrilli" calcext:value-type="string">
            <text:p>Coccodrilli</text:p>
          </table:table-cell>
          <table:table-cell table:style-name="ce294" table:formula="of:=VLOOKUP([.Z40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2" office:value-type="string" calcext:value-type="string">
            <text:p>ROSSO</text:p>
          </table:table-cell>
          <table:table-cell table:style-name="ce245" office:value-type="string" calcext:value-type="string">
            <text:p>ff0000</text:p>
          </table:table-cell>
          <table:table-cell table:number-columns-repeated="11"/>
          <table:table-cell table:style-name="ce287" office:value-type="float" office:value="39" calcext:value-type="float">
            <text:p>39</text:p>
          </table:table-cell>
          <table:table-cell table:style-name="ce272" table:formula="of:=VLOOKUP([.N41];B_PARTITE_GIRONI;2;0)" office:value-type="string" office:string-value="Girone" calcext:value-type="string">
            <text:p>Girone</text:p>
          </table:table-cell>
          <table:table-cell table:style-name="ce290" table:formula="of:=VLOOKUP([.N41];B_PARTITE_GIRONI;3;0)" office:value-type="string" office:string-value="C" calcext:value-type="string">
            <text:p>C</text:p>
          </table:table-cell>
          <table:table-cell table:style-name="ce294" table:formula="of:=VLOOKUP([.N41];B_PARTITE_GIRONI;6;0)" office:value-type="string" office:string-value="Giraffe" calcext:value-type="string">
            <text:p>Giraffe</text:p>
          </table:table-cell>
          <table:table-cell table:style-name="ce294" table:formula="of:=VLOOKUP([.N41];B_PARTITE_GIRONI;7;0)" office:value-type="string" office:string-value="Ippopotami" calcext:value-type="string">
            <text:p>Ippopotami</text:p>
          </table:table-cell>
          <table:table-cell table:style-name="ce299" office:value-type="float" office:value="98" calcext:value-type="float">
            <text:p>98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1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87" calcext:value-type="float">
            <text:p>87</text:p>
          </table:table-cell>
          <table:table-cell table:style-name="ce272" table:formula="of:=VLOOKUP([.Z41];B_PARTITE_2A_FASE_PER_NUMERO;2;0)" office:value-type="string" office:string-value="2aFase" calcext:value-type="string">
            <text:p>2aFase</text:p>
          </table:table-cell>
          <table:table-cell table:style-name="ce229" table:formula="of:=VLOOKUP([.Z41];B_PARTITE_2A_FASE_PER_NUMERO;3;0)" office:value-type="string" office:string-value="1-4" calcext:value-type="string">
            <text:p>1-4</text:p>
          </table:table-cell>
          <table:table-cell table:style-name="ce294" table:formula="of:=VLOOKUP([.Z41];B_PARTITE_2A_FASE_PER_NUMERO;6;0)" office:value-type="string" office:string-value="Leoni" calcext:value-type="string">
            <text:p>Leoni</text:p>
          </table:table-cell>
          <table:table-cell table:style-name="ce294" table:formula="of:=VLOOKUP([.Z41];B_PARTITE_2A_FASE_PER_NUMERO;7;0)" office:value-type="string" office:string-value="Bisonti" calcext:value-type="string">
            <text:p>Bisonti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0H30M00S" calcext:value-type="time">
            <text:p>20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3" office:value-type="string" calcext:value-type="string">
            <text:p>ARANCIONE</text:p>
          </table:table-cell>
          <table:table-cell table:style-name="ce245" office:value-type="string" calcext:value-type="string">
            <text:p>ffa500</text:p>
          </table:table-cell>
          <table:table-cell table:number-columns-repeated="11"/>
          <table:table-cell table:style-name="ce287" office:value-type="float" office:value="40" calcext:value-type="float">
            <text:p>40</text:p>
          </table:table-cell>
          <table:table-cell table:style-name="ce272" table:formula="of:=VLOOKUP([.N42];B_PARTITE_GIRONI;2;0)" office:value-type="string" office:string-value="Girone" calcext:value-type="string">
            <text:p>Girone</text:p>
          </table:table-cell>
          <table:table-cell table:style-name="ce290" table:formula="of:=VLOOKUP([.N42];B_PARTITE_GIRONI;3;0)" office:value-type="string" office:string-value="D" calcext:value-type="string">
            <text:p>D</text:p>
          </table:table-cell>
          <table:table-cell table:style-name="ce294" table:formula="of:=VLOOKUP([.N42];B_PARTITE_GIRONI;6;0)" office:value-type="string" office:string-value="Pitoni" calcext:value-type="string">
            <text:p>Pitoni</text:p>
          </table:table-cell>
          <table:table-cell table:style-name="ce294" table:formula="of:=VLOOKUP([.N42];B_PARTITE_GIRONI;7;0)" office:value-type="string" office:string-value="Aquile" calcext:value-type="string">
            <text:p>Aquile</text:p>
          </table:table-cell>
          <table:table-cell table:style-name="ce299" office:value-type="float" office:value="25" calcext:value-type="float">
            <text:p>25</text:p>
          </table:table-cell>
          <table:table-cell table:style-name="ce299" office:value-type="float" office:value="15" calcext:value-type="float">
            <text:p>1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2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88" calcext:value-type="float">
            <text:p>88</text:p>
          </table:table-cell>
          <table:table-cell table:style-name="ce272" table:formula="of:=VLOOKUP([.Z42];B_PARTITE_2A_FASE_PER_NUMERO;2;0)" office:value-type="string" office:string-value="2aFase" calcext:value-type="string">
            <text:p>2aFase</text:p>
          </table:table-cell>
          <table:table-cell table:style-name="ce229" table:formula="of:=VLOOKUP([.Z42];B_PARTITE_2A_FASE_PER_NUMERO;3;0)" office:value-type="string" office:string-value="1-4" calcext:value-type="string">
            <text:p>1-4</text:p>
          </table:table-cell>
          <table:table-cell table:style-name="ce294" table:formula="of:=VLOOKUP([.Z42];B_PARTITE_2A_FASE_PER_NUMERO;6;0)" office:value-type="string" office:string-value="Pantere" calcext:value-type="string">
            <text:p>Pantere</text:p>
          </table:table-cell>
          <table:table-cell table:style-name="ce294" table:formula="of:=VLOOKUP([.Z42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1" calcext:value-type="date">
            <text:p>ven 11/06/2021</text:p>
          </table:table-cell>
          <table:table-cell table:style-name="ce307" office:value-type="time" office:time-value="PT22H00M00S" calcext:value-type="time">
            <text:p>22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2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4" office:value-type="string" calcext:value-type="string">
            <text:p>GIALLO</text:p>
          </table:table-cell>
          <table:table-cell table:style-name="ce245" office:value-type="string" calcext:value-type="string">
            <text:p>ffff00</text:p>
          </table:table-cell>
          <table:table-cell table:number-columns-repeated="11"/>
          <table:table-cell table:style-name="ce287" office:value-type="float" office:value="41" calcext:value-type="float">
            <text:p>41</text:p>
          </table:table-cell>
          <table:table-cell table:style-name="ce272" table:formula="of:=VLOOKUP([.N43];B_PARTITE_GIRONI;2;0)" office:value-type="string" office:string-value="Girone" calcext:value-type="string">
            <text:p>Girone</text:p>
          </table:table-cell>
          <table:table-cell table:style-name="ce290" table:formula="of:=VLOOKUP([.N43];B_PARTITE_GIRONI;3;0)" office:value-type="string" office:string-value="E" calcext:value-type="string">
            <text:p>E</text:p>
          </table:table-cell>
          <table:table-cell table:style-name="ce294" table:formula="of:=VLOOKUP([.N43];B_PARTITE_GIRONI;6;0)" office:value-type="string" office:string-value="Bisonti" calcext:value-type="string">
            <text:p>Bisonti</text:p>
          </table:table-cell>
          <table:table-cell table:style-name="ce294" table:formula="of:=VLOOKUP([.N43];B_PARTITE_GIRONI;7;0)" office:value-type="string" office:string-value="Cinghiali" calcext:value-type="string">
            <text:p>Cinghial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3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89" calcext:value-type="float">
            <text:p>89</text:p>
          </table:table-cell>
          <table:table-cell table:style-name="ce272" table:formula="of:=VLOOKUP([.Z43];B_PARTITE_2A_FASE_PER_NUMERO;2;0)" office:value-type="string" office:string-value="2aFase" calcext:value-type="string">
            <text:p>2aFase</text:p>
          </table:table-cell>
          <table:table-cell table:style-name="ce229" table:formula="of:=VLOOKUP([.Z43];B_PARTITE_2A_FASE_PER_NUMERO;3;0)" office:value-type="string" office:string-value="9-12" calcext:value-type="string">
            <text:p>9-12</text:p>
          </table:table-cell>
          <table:table-cell table:style-name="ce294" table:formula="of:=VLOOKUP([.Z43];B_PARTITE_2A_FASE_PER_NUMERO;6;0)" office:value-type="string" office:string-value="Giraffe" calcext:value-type="string">
            <text:p>Giraffe</text:p>
          </table:table-cell>
          <table:table-cell table:style-name="ce294" table:formula="of:=VLOOKUP([.Z43];B_PARTITE_2A_FASE_PER_NUMERO;7;0)" office:value-type="string" office:string-value="Gorilla" calcext:value-type="string">
            <text:p>Gorilla</text:p>
          </table:table-cell>
          <table:table-cell table:style-name="ce299" office:value-type="float" office:value="66" calcext:value-type="float">
            <text:p>66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3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5" office:value-type="string" calcext:value-type="string">
            <text:p>VERDE</text:p>
          </table:table-cell>
          <table:table-cell table:style-name="ce245" office:value-type="string" calcext:value-type="string">
            <text:p>000800</text:p>
          </table:table-cell>
          <table:table-cell table:number-columns-repeated="11"/>
          <table:table-cell table:style-name="ce287" office:value-type="float" office:value="42" calcext:value-type="float">
            <text:p>42</text:p>
          </table:table-cell>
          <table:table-cell table:style-name="ce272" table:formula="of:=VLOOKUP([.N44];B_PARTITE_GIRONI;2;0)" office:value-type="string" office:string-value="Girone" calcext:value-type="string">
            <text:p>Girone</text:p>
          </table:table-cell>
          <table:table-cell table:style-name="ce290" table:formula="of:=VLOOKUP([.N44];B_PARTITE_GIRONI;3;0)" office:value-type="string" office:string-value="F" calcext:value-type="string">
            <text:p>F</text:p>
          </table:table-cell>
          <table:table-cell table:style-name="ce294" table:formula="of:=VLOOKUP([.N44];B_PARTITE_GIRONI;6;0)" office:value-type="string" office:string-value="Balene" calcext:value-type="string">
            <text:p>Balene</text:p>
          </table:table-cell>
          <table:table-cell table:style-name="ce294" table:formula="of:=VLOOKUP([.N44];B_PARTITE_GIRONI;7;0)" office:value-type="string" office:string-value="Fenicotteri" calcext:value-type="string">
            <text:p>Fenicotteri</text:p>
          </table:table-cell>
          <table:table-cell table:style-name="ce299" office:value-type="float" office:value="36" calcext:value-type="float">
            <text:p>36</text:p>
          </table:table-cell>
          <table:table-cell table:style-name="ce299" office:value-type="float" office:value="35" calcext:value-type="float">
            <text:p>35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4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0" calcext:value-type="float">
            <text:p>90</text:p>
          </table:table-cell>
          <table:table-cell table:style-name="ce272" table:formula="of:=VLOOKUP([.Z44];B_PARTITE_2A_FASE_PER_NUMERO;2;0)" office:value-type="string" office:string-value="2aFase" calcext:value-type="string">
            <text:p>2aFase</text:p>
          </table:table-cell>
          <table:table-cell table:style-name="ce229" table:formula="of:=VLOOKUP([.Z44];B_PARTITE_2A_FASE_PER_NUMERO;3;0)" office:value-type="string" office:string-value="9-12" calcext:value-type="string">
            <text:p>9-12</text:p>
          </table:table-cell>
          <table:table-cell table:style-name="ce294" table:formula="of:=VLOOKUP([.Z44];B_PARTITE_2A_FASE_PER_NUMERO;6;0)" office:value-type="string" office:string-value="Elefanti" calcext:value-type="string">
            <text:p>Elefanti</text:p>
          </table:table-cell>
          <table:table-cell table:style-name="ce294" table:formula="of:=VLOOKUP([.Z44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0" calcext:value-type="float">
            <text:p>3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4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06" office:value-type="string" calcext:value-type="string">
            <text:p>BLU</text:p>
          </table:table-cell>
          <table:table-cell table:style-name="ce245" office:value-type="string" calcext:value-type="string">
            <text:p>0000ff</text:p>
          </table:table-cell>
          <table:table-cell table:number-columns-repeated="11"/>
          <table:table-cell table:style-name="ce287" office:value-type="float" office:value="43" calcext:value-type="float">
            <text:p>43</text:p>
          </table:table-cell>
          <table:table-cell table:style-name="ce272" table:formula="of:=VLOOKUP([.N45];B_PARTITE_GIRONI;2;0)" office:value-type="string" office:string-value="Girone" calcext:value-type="string">
            <text:p>Girone</text:p>
          </table:table-cell>
          <table:table-cell table:style-name="ce290" table:formula="of:=VLOOKUP([.N45];B_PARTITE_GIRONI;3;0)" office:value-type="string" office:string-value="G" calcext:value-type="string">
            <text:p>G</text:p>
          </table:table-cell>
          <table:table-cell table:style-name="ce294" table:formula="of:=VLOOKUP([.N45];B_PARTITE_GIRONI;6;0)" office:value-type="string" office:string-value="Istrici" calcext:value-type="string">
            <text:p>Istrici</text:p>
          </table:table-cell>
          <table:table-cell table:style-name="ce294" table:formula="of:=VLOOKUP([.N45];B_PARTITE_GIRONI;7;0)" office:value-type="string" office:string-value="Orche" calcext:value-type="string">
            <text:p>Orche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5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1" calcext:value-type="float">
            <text:p>91</text:p>
          </table:table-cell>
          <table:table-cell table:style-name="ce272" table:formula="of:=VLOOKUP([.Z45];B_PARTITE_2A_FASE_PER_NUMERO;2;0)" office:value-type="string" office:string-value="2aFase" calcext:value-type="string">
            <text:p>2aFase</text:p>
          </table:table-cell>
          <table:table-cell table:style-name="ce229" table:formula="of:=VLOOKUP([.Z45];B_PARTITE_2A_FASE_PER_NUMERO;3;0)" office:value-type="string" office:string-value="13-16" calcext:value-type="string">
            <text:p>13-16</text:p>
          </table:table-cell>
          <table:table-cell table:style-name="ce294" table:formula="of:=VLOOKUP([.Z45];B_PARTITE_2A_FASE_PER_NUMERO;6;0)" office:value-type="string" office:string-value="Pitoni" calcext:value-type="string">
            <text:p>Pitoni</text:p>
          </table:table-cell>
          <table:table-cell table:style-name="ce294" table:formula="of:=VLOOKUP([.Z45];B_PARTITE_2A_FASE_PER_NUMERO;7;0)" office:value-type="string" office:string-value="Scorpioni" calcext:value-type="string">
            <text:p>Scorpioni</text:p>
          </table:table-cell>
          <table:table-cell table:style-name="ce299" office:value-type="float" office:value="54" calcext:value-type="float">
            <text:p>54</text:p>
          </table:table-cell>
          <table:table-cell table:style-name="ce299" office:value-type="float" office:value="36" calcext:value-type="float">
            <text:p>3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07" office:value-type="string" calcext:value-type="string">
            <text:p>INDACO</text:p>
          </table:table-cell>
          <table:table-cell table:style-name="ce245" office:value-type="string" calcext:value-type="string">
            <text:p>4b0082</text:p>
          </table:table-cell>
          <table:table-cell table:number-columns-repeated="11"/>
          <table:table-cell table:style-name="ce287" office:value-type="float" office:value="44" calcext:value-type="float">
            <text:p>44</text:p>
          </table:table-cell>
          <table:table-cell table:style-name="ce272" table:formula="of:=VLOOKUP([.N46];B_PARTITE_GIRONI;2;0)" office:value-type="string" office:string-value="Girone" calcext:value-type="string">
            <text:p>Girone</text:p>
          </table:table-cell>
          <table:table-cell table:style-name="ce290" table:formula="of:=VLOOKUP([.N46];B_PARTITE_GIRONI;3;0)" office:value-type="string" office:string-value="H" calcext:value-type="string">
            <text:p>H</text:p>
          </table:table-cell>
          <table:table-cell table:style-name="ce294" table:formula="of:=VLOOKUP([.N46];B_PARTITE_GIRONI;6;0)" office:value-type="string" office:string-value="Piranha" calcext:value-type="string">
            <text:p>Piranha</text:p>
          </table:table-cell>
          <table:table-cell table:style-name="ce294" table:formula="of:=VLOOKUP([.N46];B_PARTITE_GIRONI;7;0)" office:value-type="string" office:string-value="Zebre" calcext:value-type="string">
            <text:p>Zebre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13" calcext:value-type="float">
            <text:p>1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W46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2" calcext:value-type="float">
            <text:p>92</text:p>
          </table:table-cell>
          <table:table-cell table:style-name="ce272" table:formula="of:=VLOOKUP([.Z46];B_PARTITE_2A_FASE_PER_NUMERO;2;0)" office:value-type="string" office:string-value="2aFase" calcext:value-type="string">
            <text:p>2aFase</text:p>
          </table:table-cell>
          <table:table-cell table:style-name="ce229" table:formula="of:=VLOOKUP([.Z46];B_PARTITE_2A_FASE_PER_NUMERO;3;0)" office:value-type="string" office:string-value="13-16" calcext:value-type="string">
            <text:p>13-16</text:p>
          </table:table-cell>
          <table:table-cell table:style-name="ce294" table:formula="of:=VLOOKUP([.Z46];B_PARTITE_2A_FASE_PER_NUMERO;6;0)" office:value-type="string" office:string-value="Puma" calcext:value-type="string">
            <text:p>Puma</text:p>
          </table:table-cell>
          <table:table-cell table:style-name="ce294" table:formula="of:=VLOOKUP([.Z46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4" calcext:value-type="float">
            <text:p>6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46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08" office:value-type="string" calcext:value-type="string">
            <text:p>VIOLETTO</text:p>
          </table:table-cell>
          <table:table-cell table:style-name="ce245" office:value-type="string" calcext:value-type="string">
            <text:p>ee82ee</text:p>
          </table:table-cell>
          <table:table-cell table:number-columns-repeated="11"/>
          <table:table-cell table:style-name="ce287" office:value-type="float" office:value="45" calcext:value-type="float">
            <text:p>45</text:p>
          </table:table-cell>
          <table:table-cell table:style-name="ce272" table:formula="of:=VLOOKUP([.N47];B_PARTITE_GIRONI;2;0)" office:value-type="string" office:string-value="Girone" calcext:value-type="string">
            <text:p>Girone</text:p>
          </table:table-cell>
          <table:table-cell table:style-name="ce290" table:formula="of:=VLOOKUP([.N47];B_PARTITE_GIRONI;3;0)" office:value-type="string" office:string-value="E" calcext:value-type="string">
            <text:p>E</text:p>
          </table:table-cell>
          <table:table-cell table:style-name="ce294" table:formula="of:=VLOOKUP([.N47];B_PARTITE_GIRONI;6;0)" office:value-type="string" office:string-value="Bufali" calcext:value-type="string">
            <text:p>Bufali</text:p>
          </table:table-cell>
          <table:table-cell table:style-name="ce294" table:formula="of:=VLOOKUP([.N47];B_PARTITE_GIRONI;7;0)" office:value-type="string" office:string-value="Cervi" calcext:value-type="string">
            <text:p>Cerv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W47];A_3_INPUT_CAMPI;2;0)" office:value-type="string" office:string-value="Cristo Re 1" calcext:value-type="string">
            <text:p>Cristo Re 1</text:p>
          </table:table-cell>
          <table:table-cell/>
          <table:table-cell table:style-name="ce287" office:value-type="float" office:value="93" calcext:value-type="float">
            <text:p>93</text:p>
          </table:table-cell>
          <table:table-cell table:style-name="ce272" table:formula="of:=VLOOKUP([.Z47];B_PARTITE_2A_FASE_PER_NUMERO;2;0)" office:value-type="string" office:string-value="2aFase" calcext:value-type="string">
            <text:p>2aFase</text:p>
          </table:table-cell>
          <table:table-cell table:style-name="ce229" table:formula="of:=VLOOKUP([.Z47];B_PARTITE_2A_FASE_PER_NUMERO;3;0)" office:value-type="string" office:string-value="17-20" calcext:value-type="string">
            <text:p>17-20</text:p>
          </table:table-cell>
          <table:table-cell table:style-name="ce294" table:formula="of:=VLOOKUP([.Z47];B_PARTITE_2A_FASE_PER_NUMERO;6;0)" office:value-type="string" office:string-value="Tigri" calcext:value-type="string">
            <text:p>Tigri</text:p>
          </table:table-cell>
          <table:table-cell table:style-name="ce294" table:formula="of:=VLOOKUP([.Z47];B_PARTITE_2A_FASE_PER_NUMERO;7;0)" office:value-type="string" office:string-value="Cervi" calcext:value-type="string">
            <text:p>Cervi</text:p>
          </table:table-cell>
          <table:table-cell table:style-name="ce299" office:value-type="float" office:value="57" calcext:value-type="float">
            <text:p>57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47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style-name="ce209" office:value-type="string" calcext:value-type="string">
            <text:p>NERO</text:p>
          </table:table-cell>
          <table:table-cell table:style-name="ce245" office:value-type="string" calcext:value-type="string">
            <text:p>000000</text:p>
          </table:table-cell>
          <table:table-cell table:number-columns-repeated="11"/>
          <table:table-cell table:style-name="ce287" office:value-type="float" office:value="46" calcext:value-type="float">
            <text:p>46</text:p>
          </table:table-cell>
          <table:table-cell table:style-name="ce272" table:formula="of:=VLOOKUP([.N48];B_PARTITE_GIRONI;2;0)" office:value-type="string" office:string-value="Girone" calcext:value-type="string">
            <text:p>Girone</text:p>
          </table:table-cell>
          <table:table-cell table:style-name="ce290" table:formula="of:=VLOOKUP([.N48];B_PARTITE_GIRONI;3;0)" office:value-type="string" office:string-value="F" calcext:value-type="string">
            <text:p>F</text:p>
          </table:table-cell>
          <table:table-cell table:style-name="ce294" table:formula="of:=VLOOKUP([.N48];B_PARTITE_GIRONI;6;0)" office:value-type="string" office:string-value="Gabbiani" calcext:value-type="string">
            <text:p>Gabbiani</text:p>
          </table:table-cell>
          <table:table-cell table:style-name="ce294" table:formula="of:=VLOOKUP([.N48];B_PARTITE_GIRONI;7;0)" office:value-type="string" office:string-value="Delfini" calcext:value-type="string">
            <text:p>Delfini</text:p>
          </table:table-cell>
          <table:table-cell table:style-name="ce299" office:value-type="float" office:value="34" calcext:value-type="float">
            <text:p>34</text:p>
          </table:table-cell>
          <table:table-cell table:style-name="ce299" office:value-type="float" office:value="33" calcext:value-type="float">
            <text:p>33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W48];A_3_INPUT_CAMPI;2;0)" office:value-type="string" office:string-value="Cristo Re 2" calcext:value-type="string">
            <text:p>Cristo Re 2</text:p>
          </table:table-cell>
          <table:table-cell/>
          <table:table-cell table:style-name="ce287" office:value-type="float" office:value="94" calcext:value-type="float">
            <text:p>94</text:p>
          </table:table-cell>
          <table:table-cell table:style-name="ce272" table:formula="of:=VLOOKUP([.Z48];B_PARTITE_2A_FASE_PER_NUMERO;2;0)" office:value-type="string" office:string-value="2aFase" calcext:value-type="string">
            <text:p>2aFase</text:p>
          </table:table-cell>
          <table:table-cell table:style-name="ce229" table:formula="of:=VLOOKUP([.Z48];B_PARTITE_2A_FASE_PER_NUMERO;3;0)" office:value-type="string" office:string-value="17-20" calcext:value-type="string">
            <text:p>17-20</text:p>
          </table:table-cell>
          <table:table-cell table:style-name="ce294" table:formula="of:=VLOOKUP([.Z48];B_PARTITE_2A_FASE_PER_NUMERO;6;0)" office:value-type="string" office:string-value="Ippopotami" calcext:value-type="string">
            <text:p>Ippopotami</text:p>
          </table:table-cell>
          <table:table-cell table:style-name="ce294" table:formula="of:=VLOOKUP([.Z48];B_PARTITE_2A_FASE_PER_NUMERO;7;0)" office:value-type="string" office:string-value="Orche" calcext:value-type="string">
            <text:p>Orche</text:p>
          </table:table-cell>
          <table:table-cell table:style-name="ce299" office:value-type="float" office:value="56" calcext:value-type="float">
            <text:p>56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48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style-name="ce210" office:value-type="string" calcext:value-type="string">
            <text:p>BLU_SCURO</text:p>
          </table:table-cell>
          <table:table-cell table:style-name="ce245" office:value-type="string" calcext:value-type="string">
            <text:p>1f4e79</text:p>
          </table:table-cell>
          <table:table-cell table:number-columns-repeated="11"/>
          <table:table-cell table:style-name="ce287" office:value-type="float" office:value="47" calcext:value-type="float">
            <text:p>47</text:p>
          </table:table-cell>
          <table:table-cell table:style-name="ce272" table:formula="of:=VLOOKUP([.N49];B_PARTITE_GIRONI;2;0)" office:value-type="string" office:string-value="Girone" calcext:value-type="string">
            <text:p>Girone</text:p>
          </table:table-cell>
          <table:table-cell table:style-name="ce290" table:formula="of:=VLOOKUP([.N49];B_PARTITE_GIRONI;3;0)" office:value-type="string" office:string-value="G" calcext:value-type="string">
            <text:p>G</text:p>
          </table:table-cell>
          <table:table-cell table:style-name="ce294" table:formula="of:=VLOOKUP([.N49];B_PARTITE_GIRONI;6;0)" office:value-type="string" office:string-value="Gorilla" calcext:value-type="string">
            <text:p>Gorilla</text:p>
          </table:table-cell>
          <table:table-cell table:style-name="ce294" table:formula="of:=VLOOKUP([.N49];B_PARTITE_GIRONI;7;0)" office:value-type="string" office:string-value="Muli" calcext:value-type="string">
            <text:p>Muli</text:p>
          </table:table-cell>
          <table:table-cell table:style-name="ce299" office:value-type="float" office:value="20" calcext:value-type="float">
            <text:p>20</text:p>
          </table:table-cell>
          <table:table-cell table:style-name="ce299" office:value-type="float" office:value="0" calcext:value-type="float">
            <text:p>0</text:p>
          </table:table-cell>
          <table:table-cell table:style-name="ce303" office:value-type="date" office:date-value="2021-06-09" calcext:value-type="date">
            <text:p>mer 09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W49];A_3_INPUT_CAMPI;2;0)" office:value-type="string" office:string-value="Basket Giovane" calcext:value-type="string">
            <text:p>Basket Giovane</text:p>
          </table:table-cell>
          <table:table-cell/>
          <table:table-cell table:style-name="ce287" office:value-type="float" office:value="95" calcext:value-type="float">
            <text:p>95</text:p>
          </table:table-cell>
          <table:table-cell table:style-name="ce272" table:formula="of:=VLOOKUP([.Z49];B_PARTITE_2A_FASE_PER_NUMERO;2;0)" office:value-type="string" office:string-value="2aFase" calcext:value-type="string">
            <text:p>2aFase</text:p>
          </table:table-cell>
          <table:table-cell table:style-name="ce229" table:formula="of:=VLOOKUP([.Z49];B_PARTITE_2A_FASE_PER_NUMERO;3;0)" office:value-type="string" office:string-value="21-24" calcext:value-type="string">
            <text:p>21-24</text:p>
          </table:table-cell>
          <table:table-cell table:style-name="ce294" table:formula="of:=VLOOKUP([.Z49];B_PARTITE_2A_FASE_PER_NUMERO;6;0)" office:value-type="string" office:string-value="Linci" calcext:value-type="string">
            <text:p>Linci</text:p>
          </table:table-cell>
          <table:table-cell table:style-name="ce294" table:formula="of:=VLOOKUP([.Z49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49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style-name="ce211" office:value-type="string" calcext:value-type="string">
            <text:p>VERDE_MEDIO</text:p>
          </table:table-cell>
          <table:table-cell table:style-name="ce245" office:value-type="string" calcext:value-type="string">
            <text:p>a9d18e</text:p>
          </table:table-cell>
          <table:table-cell table:number-columns-repeated="11"/>
          <table:table-cell table:style-name="ce201" office:value-type="float" office:value="48" calcext:value-type="float">
            <text:p>48</text:p>
          </table:table-cell>
          <table:table-cell table:style-name="ce273" table:formula="of:=VLOOKUP([.N50];B_PARTITE_GIRONI;2;0)" office:value-type="string" office:string-value="Girone" calcext:value-type="string">
            <text:p>Girone</text:p>
          </table:table-cell>
          <table:table-cell table:style-name="ce290" table:formula="of:=VLOOKUP([.N50];B_PARTITE_GIRONI;3;0)" office:value-type="string" office:string-value="H" calcext:value-type="string">
            <text:p>H</text:p>
          </table:table-cell>
          <table:table-cell table:style-name="ce295" table:formula="of:=VLOOKUP([.N50];B_PARTITE_GIRONI;6;0)" office:value-type="string" office:string-value="Scorpioni" calcext:value-type="string">
            <text:p>Scorpioni</text:p>
          </table:table-cell>
          <table:table-cell table:style-name="ce295" table:formula="of:=VLOOKUP([.N50];B_PARTITE_GIRONI;7;0)" office:value-type="string" office:string-value="Tonni" calcext:value-type="string">
            <text:p>Tonni</text:p>
          </table:table-cell>
          <table:table-cell table:style-name="ce300" office:value-type="float" office:value="54" calcext:value-type="float">
            <text:p>54</text:p>
          </table:table-cell>
          <table:table-cell table:style-name="ce300" office:value-type="float" office:value="48" calcext:value-type="float">
            <text:p>48</text:p>
          </table:table-cell>
          <table:table-cell table:style-name="ce304" office:value-type="date" office:date-value="2021-06-09" calcext:value-type="date">
            <text:p>mer 09/06/2021</text:p>
          </table:table-cell>
          <table:table-cell table:style-name="ce308" office:value-type="time" office:time-value="PT18H30M00S" calcext:value-type="time">
            <text:p>18:30</text:p>
          </table:table-cell>
          <table:table-cell table:style-name="ce313" office:value-type="float" office:value="4" calcext:value-type="float">
            <text:p>4</text:p>
          </table:table-cell>
          <table:table-cell table:style-name="ce317" table:formula="of:=VLOOKUP([.W50];A_3_INPUT_CAMPI;2;0)" office:value-type="string" office:string-value="Nuova Scuola" calcext:value-type="string">
            <text:p>Nuova Scuola</text:p>
          </table:table-cell>
          <table:table-cell/>
          <table:table-cell table:style-name="ce287" office:value-type="float" office:value="96" calcext:value-type="float">
            <text:p>96</text:p>
          </table:table-cell>
          <table:table-cell table:style-name="ce272" table:formula="of:=VLOOKUP([.Z50];B_PARTITE_2A_FASE_PER_NUMERO;2;0)" office:value-type="string" office:string-value="2aFase" calcext:value-type="string">
            <text:p>2aFase</text:p>
          </table:table-cell>
          <table:table-cell table:style-name="ce229" table:formula="of:=VLOOKUP([.Z50];B_PARTITE_2A_FASE_PER_NUMERO;3;0)" office:value-type="string" office:string-value="21-24" calcext:value-type="string">
            <text:p>21-24</text:p>
          </table:table-cell>
          <table:table-cell table:style-name="ce294" table:formula="of:=VLOOKUP([.Z50];B_PARTITE_2A_FASE_PER_NUMERO;6;0)" office:value-type="string" office:string-value="Aquile" calcext:value-type="string">
            <text:p>Aquile</text:p>
          </table:table-cell>
          <table:table-cell table:style-name="ce294" table:formula="of:=VLOOKUP([.Z50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3" calcext:value-type="float">
            <text:p>63</text:p>
          </table:table-cell>
          <table:table-cell table:style-name="ce299" office:value-type="float" office:value="34" calcext:value-type="float">
            <text:p>34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1H00M00S" calcext:value-type="time">
            <text:p>1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0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style-name="ce212" office:value-type="string" calcext:value-type="string">
            <text:p>VERDE_CHIARO</text:p>
          </table:table-cell>
          <table:table-cell table:style-name="ce245" office:value-type="string" calcext:value-type="string">
            <text:p>c5e0b4</text:p>
          </table:table-cell>
          <table:table-cell table:number-columns-repeated="23"/>
          <table:table-cell table:style-name="ce287" office:value-type="float" office:value="97" calcext:value-type="float">
            <text:p>97</text:p>
          </table:table-cell>
          <table:table-cell table:style-name="ce272" table:formula="of:=VLOOKUP([.Z51];B_PARTITE_2A_FASE_PER_NUMERO;2;0)" office:value-type="string" office:string-value="2aFase" calcext:value-type="string">
            <text:p>2aFase</text:p>
          </table:table-cell>
          <table:table-cell table:style-name="ce229" table:formula="of:=VLOOKUP([.Z51];B_PARTITE_2A_FASE_PER_NUMERO;3;0)" office:value-type="string" office:string-value="31-32" calcext:value-type="string">
            <text:p>31-32</text:p>
          </table:table-cell>
          <table:table-cell table:style-name="ce294" table:formula="of:=VLOOKUP([.Z51];B_PARTITE_2A_FASE_PER_NUMERO;6;0)" office:value-type="string" office:string-value="Zebre" calcext:value-type="string">
            <text:p>Zebre</text:p>
          </table:table-cell>
          <table:table-cell table:style-name="ce294" table:formula="of:=VLOOKUP([.Z51];B_PARTITE_2A_FASE_PER_NUMERO;7;0)" office:value-type="string" office:string-value="Serval" calcext:value-type="string">
            <text:p>Serval</text:p>
          </table:table-cell>
          <table:table-cell table:style-name="ce299" office:value-type="float" office:value="53" calcext:value-type="float">
            <text:p>53</text:p>
          </table:table-cell>
          <table:table-cell table:style-name="ce299" office:value-type="float" office:value="32" calcext:value-type="float">
            <text:p>3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1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98" calcext:value-type="float">
            <text:p>98</text:p>
          </table:table-cell>
          <table:table-cell table:style-name="ce272" table:formula="of:=VLOOKUP([.Z52];B_PARTITE_2A_FASE_PER_NUMERO;2;0)" office:value-type="string" office:string-value="2aFase" calcext:value-type="string">
            <text:p>2aFase</text:p>
          </table:table-cell>
          <table:table-cell table:style-name="ce229" table:formula="of:=VLOOKUP([.Z52];B_PARTITE_2A_FASE_PER_NUMERO;3;0)" office:value-type="string" office:string-value="29-30" calcext:value-type="string">
            <text:p>29-30</text:p>
          </table:table-cell>
          <table:table-cell table:style-name="ce294" table:formula="of:=VLOOKUP([.Z52];B_PARTITE_2A_FASE_PER_NUMERO;6;0)" office:value-type="string" office:string-value="Falchi" calcext:value-type="string">
            <text:p>Falchi</text:p>
          </table:table-cell>
          <table:table-cell table:style-name="ce294" table:formula="of:=VLOOKUP([.Z52];B_PARTITE_2A_FASE_PER_NUMERO;7;0)" office:value-type="string" office:string-value="Zebre" calcext:value-type="string">
            <text:p>Zebre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2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99" calcext:value-type="float">
            <text:p>99</text:p>
          </table:table-cell>
          <table:table-cell table:style-name="ce272" table:formula="of:=VLOOKUP([.Z53];B_PARTITE_2A_FASE_PER_NUMERO;2;0)" office:value-type="string" office:string-value="2aFase" calcext:value-type="string">
            <text:p>2aFase</text:p>
          </table:table-cell>
          <table:table-cell table:style-name="ce229" table:formula="of:=VLOOKUP([.Z53];B_PARTITE_2A_FASE_PER_NUMERO;3;0)" office:value-type="string" office:string-value="27-28" calcext:value-type="string">
            <text:p>27-28</text:p>
          </table:table-cell>
          <table:table-cell table:style-name="ce294" table:formula="of:=VLOOKUP([.Z53];B_PARTITE_2A_FASE_PER_NUMERO;6;0)" office:value-type="string" office:string-value="Muli" calcext:value-type="string">
            <text:p>Muli</text:p>
          </table:table-cell>
          <table:table-cell table:style-name="ce294" table:formula="of:=VLOOKUP([.Z53];B_PARTITE_2A_FASE_PER_NUMERO;7;0)" office:value-type="string" office:string-value="Ghepardi" calcext:value-type="string">
            <text:p>Ghepard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0" calcext:value-type="float">
            <text:p>100</text:p>
          </table:table-cell>
          <table:table-cell table:style-name="ce272" table:formula="of:=VLOOKUP([.Z54];B_PARTITE_2A_FASE_PER_NUMERO;2;0)" office:value-type="string" office:string-value="2aFase" calcext:value-type="string">
            <text:p>2aFase</text:p>
          </table:table-cell>
          <table:table-cell table:style-name="ce229" table:formula="of:=VLOOKUP([.Z54];B_PARTITE_2A_FASE_PER_NUMERO;3;0)" office:value-type="string" office:string-value="25-26" calcext:value-type="string">
            <text:p>25-26</text:p>
          </table:table-cell>
          <table:table-cell table:style-name="ce294" table:formula="of:=VLOOKUP([.Z54];B_PARTITE_2A_FASE_PER_NUMERO;6;0)" office:value-type="string" office:string-value="Iguane" calcext:value-type="string">
            <text:p>Iguane</text:p>
          </table:table-cell>
          <table:table-cell table:style-name="ce294" table:formula="of:=VLOOKUP([.Z54];B_PARTITE_2A_FASE_PER_NUMERO;7;0)" office:value-type="string" office:string-value="Delfini" calcext:value-type="string">
            <text:p>Delfin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31" calcext:value-type="float">
            <text:p>31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5H30M00S" calcext:value-type="time">
            <text:p>15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1" calcext:value-type="float">
            <text:p>101</text:p>
          </table:table-cell>
          <table:table-cell table:style-name="ce272" table:formula="of:=VLOOKUP([.Z55];B_PARTITE_2A_FASE_PER_NUMERO;2;0)" office:value-type="string" office:string-value="2aFase" calcext:value-type="string">
            <text:p>2aFase</text:p>
          </table:table-cell>
          <table:table-cell table:style-name="ce229" table:formula="of:=VLOOKUP([.Z55];B_PARTITE_2A_FASE_PER_NUMERO;3;0)" office:value-type="string" office:string-value="23-24" calcext:value-type="string">
            <text:p>23-24</text:p>
          </table:table-cell>
          <table:table-cell table:style-name="ce294" table:formula="of:=VLOOKUP([.Z55];B_PARTITE_2A_FASE_PER_NUMERO;6;0)" office:value-type="string" office:string-value="Delfini" calcext:value-type="string">
            <text:p>Delfini</text:p>
          </table:table-cell>
          <table:table-cell table:style-name="ce294" table:formula="of:=VLOOKUP([.Z55];B_PARTITE_2A_FASE_PER_NUMERO;7;0)" office:value-type="string" office:string-value="Tonni" calcext:value-type="string">
            <text:p>Tonni</text:p>
          </table:table-cell>
          <table:table-cell table:style-name="ce299" office:value-type="float" office:value="62" calcext:value-type="float">
            <text:p>62</text:p>
          </table:table-cell>
          <table:table-cell table:style-name="ce299" office:value-type="float" office:value="38" calcext:value-type="float">
            <text:p>3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5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2" calcext:value-type="float">
            <text:p>102</text:p>
          </table:table-cell>
          <table:table-cell table:style-name="ce272" table:formula="of:=VLOOKUP([.Z56];B_PARTITE_2A_FASE_PER_NUMERO;2;0)" office:value-type="string" office:string-value="2aFase" calcext:value-type="string">
            <text:p>2aFase</text:p>
          </table:table-cell>
          <table:table-cell table:style-name="ce229" table:formula="of:=VLOOKUP([.Z56];B_PARTITE_2A_FASE_PER_NUMERO;3;0)" office:value-type="string" office:string-value="21-22" calcext:value-type="string">
            <text:p>21-22</text:p>
          </table:table-cell>
          <table:table-cell table:style-name="ce294" table:formula="of:=VLOOKUP([.Z56];B_PARTITE_2A_FASE_PER_NUMERO;6;0)" office:value-type="string" office:string-value="Linci" calcext:value-type="string">
            <text:p>Linci</text:p>
          </table:table-cell>
          <table:table-cell table:style-name="ce294" table:formula="of:=VLOOKUP([.Z56];B_PARTITE_2A_FASE_PER_NUMERO;7;0)" office:value-type="string" office:string-value="Aquile" calcext:value-type="string">
            <text:p>Aquile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39" calcext:value-type="float">
            <text:p>3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56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3" calcext:value-type="float">
            <text:p>103</text:p>
          </table:table-cell>
          <table:table-cell table:style-name="ce272" table:formula="of:=VLOOKUP([.Z57];B_PARTITE_2A_FASE_PER_NUMERO;2;0)" office:value-type="string" office:string-value="2aFase" calcext:value-type="string">
            <text:p>2aFase</text:p>
          </table:table-cell>
          <table:table-cell table:style-name="ce229" table:formula="of:=VLOOKUP([.Z57];B_PARTITE_2A_FASE_PER_NUMERO;3;0)" office:value-type="string" office:string-value="19-20" calcext:value-type="string">
            <text:p>19-20</text:p>
          </table:table-cell>
          <table:table-cell table:style-name="ce294" table:formula="of:=VLOOKUP([.Z57];B_PARTITE_2A_FASE_PER_NUMERO;6;0)" office:value-type="string" office:string-value="Cervi" calcext:value-type="string">
            <text:p>Cervi</text:p>
          </table:table-cell>
          <table:table-cell table:style-name="ce294" table:formula="of:=VLOOKUP([.Z57];B_PARTITE_2A_FASE_PER_NUMERO;7;0)" office:value-type="string" office:string-value="Orche" calcext:value-type="string">
            <text:p>Orche</text:p>
          </table:table-cell>
          <table:table-cell table:style-name="ce299" office:value-type="float" office:value="68" calcext:value-type="float">
            <text:p>68</text:p>
          </table:table-cell>
          <table:table-cell table:style-name="ce299" office:value-type="float" office:value="37" calcext:value-type="float">
            <text:p>3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57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4" calcext:value-type="float">
            <text:p>104</text:p>
          </table:table-cell>
          <table:table-cell table:style-name="ce272" table:formula="of:=VLOOKUP([.Z58];B_PARTITE_2A_FASE_PER_NUMERO;2;0)" office:value-type="string" office:string-value="2aFase" calcext:value-type="string">
            <text:p>2aFase</text:p>
          </table:table-cell>
          <table:table-cell table:style-name="ce229" table:formula="of:=VLOOKUP([.Z58];B_PARTITE_2A_FASE_PER_NUMERO;3;0)" office:value-type="string" office:string-value="17-18" calcext:value-type="string">
            <text:p>17-18</text:p>
          </table:table-cell>
          <table:table-cell table:style-name="ce294" table:formula="of:=VLOOKUP([.Z58];B_PARTITE_2A_FASE_PER_NUMERO;6;0)" office:value-type="string" office:string-value="Tigri" calcext:value-type="string">
            <text:p>Tigri</text:p>
          </table:table-cell>
          <table:table-cell table:style-name="ce294" table:formula="of:=VLOOKUP([.Z58];B_PARTITE_2A_FASE_PER_NUMERO;7;0)" office:value-type="string" office:string-value="Ippopotami" calcext:value-type="string">
            <text:p>Ippopotami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6" calcext:value-type="float">
            <text:p>46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7H00M00S" calcext:value-type="time">
            <text:p>17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58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5" calcext:value-type="float">
            <text:p>105</text:p>
          </table:table-cell>
          <table:table-cell table:style-name="ce272" table:formula="of:=VLOOKUP([.Z59];B_PARTITE_2A_FASE_PER_NUMERO;2;0)" office:value-type="string" office:string-value="2aFase" calcext:value-type="string">
            <text:p>2aFase</text:p>
          </table:table-cell>
          <table:table-cell table:style-name="ce229" table:formula="of:=VLOOKUP([.Z59];B_PARTITE_2A_FASE_PER_NUMERO;3;0)" office:value-type="string" office:string-value="15-16" calcext:value-type="string">
            <text:p>15-16</text:p>
          </table:table-cell>
          <table:table-cell table:style-name="ce294" table:formula="of:=VLOOKUP([.Z59];B_PARTITE_2A_FASE_PER_NUMERO;6;0)" office:value-type="string" office:string-value="Scorpioni" calcext:value-type="string">
            <text:p>Scorpioni</text:p>
          </table:table-cell>
          <table:table-cell table:style-name="ce294" table:formula="of:=VLOOKUP([.Z59];B_PARTITE_2A_FASE_PER_NUMERO;7;0)" office:value-type="string" office:string-value="Gabbiani" calcext:value-type="string">
            <text:p>Gabbiani</text:p>
          </table:table-cell>
          <table:table-cell table:style-name="ce299" office:value-type="float" office:value="60" calcext:value-type="float">
            <text:p>60</text:p>
          </table:table-cell>
          <table:table-cell table:style-name="ce299" office:value-type="float" office:value="42" calcext:value-type="float">
            <text:p>42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1" calcext:value-type="float">
            <text:p>1</text:p>
          </table:table-cell>
          <table:table-cell table:style-name="ce316" table:formula="of:=VLOOKUP([.AI59];A_3_INPUT_CAMPI;2;0)" office:value-type="string" office:string-value="Cristo Re 1" calcext:value-type="string">
            <text:p>Cristo Re 1</text:p>
          </table:table-cell>
        </table:table-row>
        <table:table-row table:style-name="ro1">
          <table:table-cell table:number-columns-repeated="25"/>
          <table:table-cell table:style-name="ce287" office:value-type="float" office:value="106" calcext:value-type="float">
            <text:p>106</text:p>
          </table:table-cell>
          <table:table-cell table:style-name="ce272" table:formula="of:=VLOOKUP([.Z60];B_PARTITE_2A_FASE_PER_NUMERO;2;0)" office:value-type="string" office:string-value="2aFase" calcext:value-type="string">
            <text:p>2aFase</text:p>
          </table:table-cell>
          <table:table-cell table:style-name="ce229" table:formula="of:=VLOOKUP([.Z60];B_PARTITE_2A_FASE_PER_NUMERO;3;0)" office:value-type="string" office:string-value="13-14" calcext:value-type="string">
            <text:p>13-14</text:p>
          </table:table-cell>
          <table:table-cell table:style-name="ce294" table:formula="of:=VLOOKUP([.Z60];B_PARTITE_2A_FASE_PER_NUMERO;6;0)" office:value-type="string" office:string-value="Pitoni" calcext:value-type="string">
            <text:p>Pitoni</text:p>
          </table:table-cell>
          <table:table-cell table:style-name="ce294" table:formula="of:=VLOOKUP([.Z60];B_PARTITE_2A_FASE_PER_NUMERO;7;0)" office:value-type="string" office:string-value="Puma" calcext:value-type="string">
            <text:p>Puma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2" calcext:value-type="float">
            <text:p>2</text:p>
          </table:table-cell>
          <table:table-cell table:style-name="ce316" table:formula="of:=VLOOKUP([.AI60];A_3_INPUT_CAMPI;2;0)" office:value-type="string" office:string-value="Cristo Re 2" calcext:value-type="string">
            <text:p>Cristo Re 2</text:p>
          </table:table-cell>
        </table:table-row>
        <table:table-row table:style-name="ro1">
          <table:table-cell table:number-columns-repeated="25"/>
          <table:table-cell table:style-name="ce287" office:value-type="float" office:value="107" calcext:value-type="float">
            <text:p>107</text:p>
          </table:table-cell>
          <table:table-cell table:style-name="ce272" table:formula="of:=VLOOKUP([.Z61];B_PARTITE_2A_FASE_PER_NUMERO;2;0)" office:value-type="string" office:string-value="2aFase" calcext:value-type="string">
            <text:p>2aFase</text:p>
          </table:table-cell>
          <table:table-cell table:style-name="ce229" table:formula="of:=VLOOKUP([.Z61];B_PARTITE_2A_FASE_PER_NUMERO;3;0)" office:value-type="string" office:string-value="11-12" calcext:value-type="string">
            <text:p>11-12</text:p>
          </table:table-cell>
          <table:table-cell table:style-name="ce294" table:formula="of:=VLOOKUP([.Z61];B_PARTITE_2A_FASE_PER_NUMERO;6;0)" office:value-type="string" office:string-value="Gorilla" calcext:value-type="string">
            <text:p>Gorilla</text:p>
          </table:table-cell>
          <table:table-cell table:style-name="ce294" table:formula="of:=VLOOKUP([.Z61];B_PARTITE_2A_FASE_PER_NUMERO;7;0)" office:value-type="string" office:string-value="Bufali" calcext:value-type="string">
            <text:p>Bufali</text:p>
          </table:table-cell>
          <table:table-cell table:style-name="ce299" office:value-type="float" office:value="50" calcext:value-type="float">
            <text:p>50</text:p>
          </table:table-cell>
          <table:table-cell table:style-name="ce299" office:value-type="float" office:value="47" calcext:value-type="float">
            <text:p>47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1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08" calcext:value-type="float">
            <text:p>108</text:p>
          </table:table-cell>
          <table:table-cell table:style-name="ce272" table:formula="of:=VLOOKUP([.Z62];B_PARTITE_2A_FASE_PER_NUMERO;2;0)" office:value-type="string" office:string-value="2aFase" calcext:value-type="string">
            <text:p>2aFase</text:p>
          </table:table-cell>
          <table:table-cell table:style-name="ce229" table:formula="of:=VLOOKUP([.Z62];B_PARTITE_2A_FASE_PER_NUMERO;3;0)" office:value-type="string" office:string-value="9-10" calcext:value-type="string">
            <text:p>9-10</text:p>
          </table:table-cell>
          <table:table-cell table:style-name="ce294" table:formula="of:=VLOOKUP([.Z62];B_PARTITE_2A_FASE_PER_NUMERO;6;0)" office:value-type="string" office:string-value="Giraffe" calcext:value-type="string">
            <text:p>Giraffe</text:p>
          </table:table-cell>
          <table:table-cell table:style-name="ce294" table:formula="of:=VLOOKUP([.Z62];B_PARTITE_2A_FASE_PER_NUMERO;7;0)" office:value-type="string" office:string-value="Elefanti" calcext:value-type="string">
            <text:p>Elefanti</text:p>
          </table:table-cell>
          <table:table-cell table:style-name="ce299" office:value-type="float" office:value="69" calcext:value-type="float">
            <text:p>69</text:p>
          </table:table-cell>
          <table:table-cell table:style-name="ce299" office:value-type="float" office:value="40" calcext:value-type="float">
            <text:p>40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18H30M00S" calcext:value-type="time">
            <text:p>18:3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2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09" calcext:value-type="float">
            <text:p>109</text:p>
          </table:table-cell>
          <table:table-cell table:style-name="ce272" table:formula="of:=VLOOKUP([.Z63];B_PARTITE_2A_FASE_PER_NUMERO;2;0)" office:value-type="string" office:string-value="2aFase" calcext:value-type="string">
            <text:p>2aFase</text:p>
          </table:table-cell>
          <table:table-cell table:style-name="ce229" table:formula="of:=VLOOKUP([.Z63];B_PARTITE_2A_FASE_PER_NUMERO;3;0)" office:value-type="string" office:string-value="5-6" calcext:value-type="string">
            <text:p>5-6</text:p>
          </table:table-cell>
          <table:table-cell table:style-name="ce294" table:formula="of:=VLOOKUP([.Z63];B_PARTITE_2A_FASE_PER_NUMERO;6;0)" office:value-type="string" office:string-value="Giaguari" calcext:value-type="string">
            <text:p>Giaguari</text:p>
          </table:table-cell>
          <table:table-cell table:style-name="ce294" table:formula="of:=VLOOKUP([.Z63];B_PARTITE_2A_FASE_PER_NUMERO;7;0)" office:value-type="string" office:string-value="Coccodrilli" calcext:value-type="string">
            <text:p>Coccodrilli</text:p>
          </table:table-cell>
          <table:table-cell table:style-name="ce299" office:value-type="float" office:value="55" calcext:value-type="float">
            <text:p>55</text:p>
          </table:table-cell>
          <table:table-cell table:style-name="ce299" office:value-type="float" office:value="48" calcext:value-type="float">
            <text:p>48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3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87" office:value-type="float" office:value="110" calcext:value-type="float">
            <text:p>110</text:p>
          </table:table-cell>
          <table:table-cell table:style-name="ce272" table:formula="of:=VLOOKUP([.Z64];B_PARTITE_2A_FASE_PER_NUMERO;2;0)" office:value-type="string" office:string-value="2aFase" calcext:value-type="string">
            <text:p>2aFase</text:p>
          </table:table-cell>
          <table:table-cell table:style-name="ce229" table:formula="of:=VLOOKUP([.Z64];B_PARTITE_2A_FASE_PER_NUMERO;3;0)" office:value-type="string" office:string-value="7-8" calcext:value-type="string">
            <text:p>7-8</text:p>
          </table:table-cell>
          <table:table-cell table:style-name="ce294" table:formula="of:=VLOOKUP([.Z64];B_PARTITE_2A_FASE_PER_NUMERO;6;0)" office:value-type="string" office:string-value="Balene" calcext:value-type="string">
            <text:p>Balene</text:p>
          </table:table-cell>
          <table:table-cell table:style-name="ce294" table:formula="of:=VLOOKUP([.Z64];B_PARTITE_2A_FASE_PER_NUMERO;7;0)" office:value-type="string" office:string-value="Piranha" calcext:value-type="string">
            <text:p>Piranha</text:p>
          </table:table-cell>
          <table:table-cell table:style-name="ce299" office:value-type="float" office:value="52" calcext:value-type="float">
            <text:p>52</text:p>
          </table:table-cell>
          <table:table-cell table:style-name="ce299" office:value-type="float" office:value="49" calcext:value-type="float">
            <text:p>49</text:p>
          </table:table-cell>
          <table:table-cell table:style-name="ce303" office:value-type="date" office:date-value="2021-06-12" calcext:value-type="date">
            <text:p>sab 12/06/2021</text:p>
          </table:table-cell>
          <table:table-cell table:style-name="ce307" office:value-type="time" office:time-value="PT21H00M00S" calcext:value-type="time">
            <text:p>21:00</text:p>
          </table:table-cell>
          <table:table-cell table:style-name="ce311" office:value-type="float" office:value="4" calcext:value-type="float">
            <text:p>4</text:p>
          </table:table-cell>
          <table:table-cell table:style-name="ce316" table:formula="of:=VLOOKUP([.AI64];A_3_INPUT_CAMPI;2;0)" office:value-type="string" office:string-value="Nuova Scuola" calcext:value-type="string">
            <text:p>Nuova Scuola</text:p>
          </table:table-cell>
        </table:table-row>
        <table:table-row table:style-name="ro1">
          <table:table-cell table:number-columns-repeated="25"/>
          <table:table-cell table:style-name="ce287" office:value-type="float" office:value="111" calcext:value-type="float">
            <text:p>111</text:p>
          </table:table-cell>
          <table:table-cell table:style-name="ce272" table:formula="of:=VLOOKUP([.Z65];B_PARTITE_2A_FASE_PER_NUMERO;2;0)" office:value-type="string" office:string-value="2aFase" calcext:value-type="string">
            <text:p>2aFase</text:p>
          </table:table-cell>
          <table:table-cell table:style-name="ce229" table:formula="of:=VLOOKUP([.Z65];B_PARTITE_2A_FASE_PER_NUMERO;3;0)" office:value-type="string" office:string-value="3-4" calcext:value-type="string">
            <text:p>3-4</text:p>
          </table:table-cell>
          <table:table-cell table:style-name="ce294" table:formula="of:=VLOOKUP([.Z65];B_PARTITE_2A_FASE_PER_NUMERO;6;0)" office:value-type="string" office:string-value="Bisonti" calcext:value-type="string">
            <text:p>Bisonti</text:p>
          </table:table-cell>
          <table:table-cell table:style-name="ce294" table:formula="of:=VLOOKUP([.Z65];B_PARTITE_2A_FASE_PER_NUMERO;7;0)" office:value-type="string" office:string-value="Istrici" calcext:value-type="string">
            <text:p>Istrici</text:p>
          </table:table-cell>
          <table:table-cell table:style-name="ce299" office:value-type="float" office:value="65" calcext:value-type="float">
            <text:p>65</text:p>
          </table:table-cell>
          <table:table-cell table:style-name="ce299" office:value-type="float" office:value="45" calcext:value-type="float">
            <text:p>45</text:p>
          </table:table-cell>
          <table:table-cell table:style-name="ce303" office:value-type="date" office:date-value="2021-06-13" calcext:value-type="date">
            <text:p>dom 13/06/2021</text:p>
          </table:table-cell>
          <table:table-cell table:style-name="ce307" office:value-type="time" office:time-value="PT09H00M00S" calcext:value-type="time">
            <text:p>09:00</text:p>
          </table:table-cell>
          <table:table-cell table:style-name="ce311" office:value-type="float" office:value="3" calcext:value-type="float">
            <text:p>3</text:p>
          </table:table-cell>
          <table:table-cell table:style-name="ce316" table:formula="of:=VLOOKUP([.AI65];A_3_INPUT_CAMPI;2;0)" office:value-type="string" office:string-value="Basket Giovane" calcext:value-type="string">
            <text:p>Basket Giovane</text:p>
          </table:table-cell>
        </table:table-row>
        <table:table-row table:style-name="ro1">
          <table:table-cell table:number-columns-repeated="25"/>
          <table:table-cell table:style-name="ce201" office:value-type="float" office:value="112" calcext:value-type="float">
            <text:p>112</text:p>
          </table:table-cell>
          <table:table-cell table:style-name="ce273" table:formula="of:=VLOOKUP([.Z66];B_PARTITE_2A_FASE_PER_NUMERO;2;0)" office:value-type="string" office:string-value="2aFase" calcext:value-type="string">
            <text:p>2aFase</text:p>
          </table:table-cell>
          <table:table-cell table:style-name="ce230" table:formula="of:=VLOOKUP([.Z66];B_PARTITE_2A_FASE_PER_NUMERO;3;0)" office:value-type="string" office:string-value="1-2" calcext:value-type="string">
            <text:p>1-2</text:p>
          </table:table-cell>
          <table:table-cell table:style-name="ce295" table:formula="of:=VLOOKUP([.Z66];B_PARTITE_2A_FASE_PER_NUMERO;6;0)" office:value-type="string" office:string-value="Leoni" calcext:value-type="string">
            <text:p>Leoni</text:p>
          </table:table-cell>
          <table:table-cell table:style-name="ce295" table:formula="of:=VLOOKUP([.Z66];B_PARTITE_2A_FASE_PER_NUMERO;7;0)" office:value-type="string" office:string-value="Pantere" calcext:value-type="string">
            <text:p>Pantere</text:p>
          </table:table-cell>
          <table:table-cell table:style-name="ce300" office:value-type="float" office:value="69" calcext:value-type="float">
            <text:p>69</text:p>
          </table:table-cell>
          <table:table-cell table:style-name="ce300" office:value-type="float" office:value="42" calcext:value-type="float">
            <text:p>42</text:p>
          </table:table-cell>
          <table:table-cell table:style-name="ce304" office:value-type="date" office:date-value="2021-06-13" calcext:value-type="date">
            <text:p>dom 13/06/2021</text:p>
          </table:table-cell>
          <table:table-cell table:style-name="ce308" office:value-type="time" office:time-value="PT10H30M00S" calcext:value-type="time">
            <text:p>10:30</text:p>
          </table:table-cell>
          <table:table-cell table:style-name="ce313" office:value-type="float" office:value="3" calcext:value-type="float">
            <text:p>3</text:p>
          </table:table-cell>
          <table:table-cell table:style-name="ce317" table:formula="of:=VLOOKUP([.AI66];A_3_INPUT_CAMPI;2;0)" office:value-type="string" office:string-value="Basket Giovane" calcext:value-type="string">
            <text:p>Basket Giovane</text:p>
          </table:table-cell>
        </table:table-row>
        <table:table-row table:style-name="ro1" table:number-rows-repeated="1048509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A_INPUT.H3:A_INPUT.H34 A_INPUT.O3:A_INPUT.P50 A_INPUT.AA3:A_INPUT.AA66">
            <calcext:condition calcext:apply-style-name="GIRONE_A" calcext:value="=&quot;A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B" calcext:value="=&quot;B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C" calcext:value="=&quot;C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D" calcext:value="=&quot;D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E" calcext:value="=&quot;E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F" calcext:value="=&quot;F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G" calcext:value="=&quot;G&quot;" calcext:base-cell-address="A_INPUT.H3"/>
          </calcext:conditional-format>
          <calcext:conditional-format calcext:target-range-address="A_INPUT.H3:A_INPUT.H34 A_INPUT.O3:A_INPUT.P50 A_INPUT.AA3:A_INPUT.AA66">
            <calcext:condition calcext:apply-style-name="GIRONE_H" calcext:value="=&quot;H&quot;" calcext:base-cell-address="A_INPUT.H3"/>
          </calcext:conditional-format>
        </calcext:conditional-formats>
      </table:table>
      <table:table table:name="B_ELABORAZIONE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21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0" table:default-cell-style-name="ce237"/>
        <table:table-column table:style-name="co20" table:default-cell-style-name="ce237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231" office:value-type="string" calcext:value-type="string" table:number-columns-spanned="23" table:number-rows-spanned="1">
            <text:p>PARTITE_GIRONI</text:p>
          </table:table-cell>
          <table:covered-table-cell table:number-columns-repeated="2" table:style-name="ce233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  <table:table-cell/>
          <table:table-cell table:style-name="INTESTAZIONE" office:value-type="string" calcext:value-type="string" table:number-columns-spanned="21" table:number-rows-spanned="1">
            <text:p>CLASSIFICHE_GIRONI</text:p>
          </table:table-cell>
          <table:covered-table-cell table:number-columns-repeated="8"/>
          <table:covered-table-cell table:style-name="ce173"/>
          <table:covered-table-cell/>
          <table:covered-table-cell table:style-name="ce173"/>
          <table:covered-table-cell table:number-columns-repeated="3"/>
          <table:covered-table-cell table:style-name="ce173"/>
          <table:covered-table-cell table:number-columns-repeated="3"/>
          <table:covered-table-cell table:style-name="ce173"/>
          <table:covered-table-cell/>
          <table:table-cell/>
          <table:table-cell table:style-name="ce496" office:value-type="string" calcext:value-type="string" table:number-columns-spanned="24" table:number-rows-spanned="1">
            <text:p>PARTITE_2A_FASE</text:p>
          </table:table-cell>
          <table:covered-table-cell table:style-name="ce231"/>
          <table:covered-table-cell table:number-columns-repeated="2" table:style-name="ce233"/>
          <table:covered-table-cell table:number-columns-repeated="2" table:style-name="ce165"/>
          <table:covered-table-cell table:number-columns-repeated="2" table:style-name="ce161"/>
          <table:covered-table-cell table:number-columns-repeated="2" table:style-name="ce165"/>
          <table:covered-table-cell table:number-columns-repeated="2" table:style-name="ce161"/>
          <table:covered-table-cell table:number-columns-repeated="11" table:style-name="ce165"/>
          <table:covered-table-cell table:style-name="ce169"/>
        </table:table-row>
        <table:table-row table:style-name="ro3">
          <table:table-cell table:style-name="ce95" office:value-type="string" calcext:value-type="string">
            <text:p>N.</text:p>
            <text:p>Gara</text:p>
          </table:table-cell>
          <table:table-cell table:style-name="ce233" office:value-type="string" calcext:value-type="string">
            <text:p>Fase</text:p>
          </table:table-cell>
          <table:table-cell table:style-name="ce233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  <table:table-cell/>
          <table:table-cell table:style-name="ce312" office:value-type="string" calcext:value-type="string">
            <text:p>Posiz.</text:p>
          </table:table-cell>
          <table:table-cell table:style-name="ce165" office:value-type="string" calcext:value-type="string">
            <text:p>Girone</text:p>
          </table:table-cell>
          <table:table-cell table:style-name="ce165" office:value-type="string" calcext:value-type="string">
            <text:p>Codice</text:p>
            <text:p>Squadra</text:p>
          </table:table-cell>
          <table:table-cell table:style-name="ce358" office:value-type="string" calcext:value-type="string">
            <text:p>Squadra</text:p>
          </table:table-cell>
          <table:table-cell table:style-name="ce161" office:value-type="string" calcext:value-type="string">
            <text:p>Giocate</text:p>
          </table:table-cell>
          <table:table-cell table:style-name="ce165" office:value-type="string" calcext:value-type="string">
            <text:p>Vinte</text:p>
          </table:table-cell>
          <table:table-cell table:style-name="ce165" office:value-type="string" calcext:value-type="string">
            <text:p>Perse</text:p>
          </table:table-cell>
          <table:table-cell table:style-name="ce165" office:value-type="string" calcext:value-type="string">
            <text:p>Forfait</text:p>
          </table:table-cell>
          <table:table-cell table:style-name="ce364" office:value-type="string" calcext:value-type="string">
            <text:p>Punti</text:p>
            <text:p>Class.</text:p>
          </table:table-cell>
          <table:table-cell table:style-name="ce370" office:value-type="string" calcext:value-type="string">
            <text:p>Punti</text:p>
            <text:p>Gara</text:p>
            <text:p>Fatti</text:p>
            <text:p>Tot.</text:p>
            <text:p>(4)</text:p>
          </table:table-cell>
          <table:table-cell table:style-name="ce165" office:value-type="string" calcext:value-type="string">
            <text:p>Punti</text:p>
            <text:p>Gara</text:p>
            <text:p>Subiti</text:p>
            <text:p>Tot.</text:p>
          </table:table-cell>
          <table:table-cell table:style-name="ce370" office:value-type="string" calcext:value-type="string">
            <text:p>Diff.</text:p>
            <text:p>Punti</text:p>
            <text:p>Gara</text:p>
            <text:p>Tot.</text:p>
            <text:p>(3)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1</text:p>
          </table:table-cell>
          <table:table-cell table:style-name="ce165" office:value-type="string" calcext:value-type="string">
            <text:p>Punti</text:p>
            <text:p>Gara</text:p>
            <text:p>Fatti</text:p>
            <text:p>Scontro</text:p>
            <text:p>Dir. 2</text:p>
          </table:table-cell>
          <table:table-cell table:style-name="ce165" office:value-type="string" calcext:value-type="string">
            <text:p><text:span text:style-name="T2">Punti</text:span></text:p>
            <text:p><text:span text:style-name="T2">Gara</text:span></text:p>
            <text:p><text:span text:style-name="T2">Fatti</text:span></text:p>
            <text:p><text:span text:style-name="T2">Scontro</text:span></text:p>
            <text:p><text:span text:style-name="T2">Dir. 3</text:span></text:p>
          </table:table-cell>
          <table:table-cell table:style-name="ce370" office:value-type="string" calcext:value-type="string">
            <text:p><text:span text:style-name="T2">Punti</text:span></text:p>
            <text:p><text:span text:style-name="T2">Gara</text:span></text:p>
            <text:p><text:span text:style-name="T2">Tot.</text:span></text:p>
            <text:p><text:span text:style-name="T2">Sc. Dir.</text:span></text:p>
            <text:p><text:span text:style-name="T2">(2)</text:span>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1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2</text:p>
          </table:table-cell>
          <table:table-cell table:style-name="ce165" office:value-type="string" calcext:value-type="string">
            <text:p>Diff.</text:p>
            <text:p>Punti</text:p>
            <text:p>Gara</text:p>
            <text:p>Scontro</text:p>
            <text:p>Dir. 3</text:p>
          </table:table-cell>
          <table:table-cell table:style-name="ce472" office:value-type="string" calcext:value-type="string">
            <text:p>Diff.</text:p>
            <text:p>Punti</text:p>
            <text:p>Gara</text:p>
            <text:p>Tot. Sc.</text:p>
            <text:p>Dir. (1)</text:p>
          </table:table-cell>
          <table:table-cell table:style-name="ce474" office:value-type="string" calcext:value-type="string">
            <text:p>Coefficiente</text:p>
          </table:table-cell>
          <table:table-cell/>
          <table:table-cell table:style-name="ce499" office:value-type="string" calcext:value-type="string">
            <text:p>Cod.</text:p>
            <text:p>Gara</text:p>
          </table:table-cell>
          <table:table-cell table:style-name="ce95" office:value-type="string" calcext:value-type="string">
            <text:p>N.</text:p>
            <text:p>Gara</text:p>
          </table:table-cell>
          <table:table-cell table:style-name="ce233" office:value-type="string" calcext:value-type="string">
            <text:p>Fase</text:p>
          </table:table-cell>
          <table:table-cell table:style-name="ce233" office:value-type="string" calcext:value-type="string">
            <text:p>Turno</text:p>
          </table:table-cell>
          <table:table-cell table:style-name="ce165" office:value-type="string" calcext:value-type="string">
            <text:p>Codice</text:p>
            <text:p>Sq.</text:p>
            <text:p>A</text:p>
          </table:table-cell>
          <table:table-cell table:style-name="ce165" office:value-type="string" calcext:value-type="string">
            <text:p>Codice</text:p>
            <text:p>Sq.</text:p>
            <text:p>B</text:p>
          </table:table-cell>
          <table:table-cell table:style-name="ce161" office:value-type="string" calcext:value-type="string">
            <text:p>Squadra A</text:p>
          </table:table-cell>
          <table:table-cell table:style-name="ce161" office:value-type="string" calcext:value-type="string">
            <text:p>Squadra B</text:p>
          </table:table-cell>
          <table:table-cell table:style-name="ce165" office:value-type="string" calcext:value-type="string">
            <text:p>Risultato</text:p>
            <text:p>Squadra</text:p>
            <text:p>A</text:p>
          </table:table-cell>
          <table:table-cell table:style-name="ce165" office:value-type="string" calcext:value-type="string">
            <text:p>Risultato</text:p>
            <text:p>Squadra</text:p>
            <text:p>B</text:p>
          </table:table-cell>
          <table:table-cell table:style-name="ce161" office:value-type="string" calcext:value-type="string">
            <text:p>Squadra</text:p>
            <text:p>Vincente</text:p>
          </table:table-cell>
          <table:table-cell table:style-name="ce161" office:value-type="string" calcext:value-type="string">
            <text:p>Squadra</text:p>
            <text:p>Perdente</text:p>
          </table:table-cell>
          <table:table-cell table:style-name="ce165" office:value-type="string" calcext:value-type="string">
            <text:p>Vinta</text:p>
            <text:p/>
            <text:p>A</text:p>
          </table:table-cell>
          <table:table-cell table:style-name="ce165" office:value-type="string" calcext:value-type="string">
            <text:p>Persa</text:p>
            <text:p/>
            <text:p>A</text:p>
          </table:table-cell>
          <table:table-cell table:style-name="ce165" office:value-type="string" calcext:value-type="string">
            <text:p>Forfait</text:p>
            <text:p/>
            <text:p>A</text:p>
          </table:table-cell>
          <table:table-cell table:style-name="ce165" office:value-type="string" calcext:value-type="string">
            <text:p>P. Fatti</text:p>
            <text:p/>
            <text:p>A</text:p>
          </table:table-cell>
          <table:table-cell table:style-name="ce165" office:value-type="string" calcext:value-type="string">
            <text:p>P. Subiti</text:p>
            <text:p/>
            <text:p>A</text:p>
          </table:table-cell>
          <table:table-cell table:style-name="ce165" office:value-type="string" calcext:value-type="string">
            <text:p>Differenza</text:p>
            <text:p>Canestri</text:p>
            <text:p>A</text:p>
          </table:table-cell>
          <table:table-cell table:style-name="ce165" office:value-type="string" calcext:value-type="string">
            <text:p>Vinta</text:p>
            <text:p/>
            <text:p>B</text:p>
          </table:table-cell>
          <table:table-cell table:style-name="ce165" office:value-type="string" calcext:value-type="string">
            <text:p>Persa</text:p>
            <text:p/>
            <text:p>B</text:p>
          </table:table-cell>
          <table:table-cell table:style-name="ce165" office:value-type="string" calcext:value-type="string">
            <text:p>Forfait</text:p>
            <text:p/>
            <text:p>B</text:p>
          </table:table-cell>
          <table:table-cell table:style-name="ce165" office:value-type="string" calcext:value-type="string">
            <text:p>P. Fatti</text:p>
            <text:p/>
            <text:p>B</text:p>
          </table:table-cell>
          <table:table-cell table:style-name="ce165" office:value-type="string" calcext:value-type="string">
            <text:p>P. Subiti</text:p>
            <text:p/>
            <text:p>B</text:p>
          </table:table-cell>
          <table:table-cell table:style-name="ce169" office:value-type="string" calcext:value-type="string">
            <text:p>Differenza</text:p>
            <text:p>Canestri</text:p>
            <text:p>B</text:p>
          </table:table-cell>
        </table:table-row>
        <table:table-row table:style-name="ro1">
          <table:table-cell table:style-name="ce232" office:value-type="float" office:value="1" calcext:value-type="float">
            <text:p>1</text:p>
          </table:table-cell>
          <table:table-cell table:style-name="ce234" office:value-type="string" calcext:value-type="string">
            <text:p>Girone</text:p>
          </table:table-cell>
          <table:table-cell table:style-name="ce238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241" office:value-type="string" calcext:value-type="string">
            <text:p>A2</text:p>
          </table:table-cell>
          <table:table-cell table:style-name="ce242" table:formula="of:=IF([.B3]=&quot;Girone&quot;;VLOOKUP([.D3];A_SQUADRE_PER_CODICE;2);&quot;ERRORE!&quot;)" office:value-type="string" office:string-value="Leoni" calcext:value-type="string">
            <text:p>Leoni</text:p>
          </table:table-cell>
          <table:table-cell table:style-name="ce242" table:formula="of:=IF([.B3]=&quot;Girone&quot;;VLOOKUP([.E3];A_SQUADRE_PER_CODICE;2);&quot;ERRORE!&quot;)" office:value-type="string" office:string-value="Pantere" calcext:value-type="string">
            <text:p>Pantere</text:p>
          </table:table-cell>
          <table:table-cell table:style-name="ce241" table:formula="of:=VLOOKUP([.A3];A_4_INPUT_DATE_E_RISULTATI_GIRONI;6;0)" office:value-type="float" office:value="72" calcext:value-type="float">
            <text:p>72</text:p>
          </table:table-cell>
          <table:table-cell table:style-name="ce241" table:formula="of:=VLOOKUP([.A3];A_4_INPUT_DATE_E_RISULTATI_GIRONI;7;0)" office:value-type="float" office:value="49" calcext:value-type="float">
            <text:p>49</text:p>
          </table:table-cell>
          <table:table-cell table:style-name="ce265" table:formula="of:=IF([.H3]&gt;[.I3];[.F3];[.G3])" office:value-type="string" office:string-value="Leoni" calcext:value-type="string">
            <text:p>Leoni</text:p>
          </table:table-cell>
          <table:table-cell table:style-name="ce242" table:formula="of:=IF([.H3]&lt;[.I3];[.F3];[.G3])" office:value-type="string" office:string-value="Pantere" calcext:value-type="string">
            <text:p>Pantere</text:p>
          </table:table-cell>
          <table:table-cell table:style-name="ce241" table:formula="of:=1*([.H3]&gt;[.I3])" office:value-type="float" office:value="1" calcext:value-type="float">
            <text:p>1</text:p>
          </table:table-cell>
          <table:table-cell table:style-name="ce228" table:formula="of:=1*([.H3]&lt;[.I3])*NOT(AND([.H3]=0;[.I3]=20))" office:value-type="float" office:value="0" calcext:value-type="float">
            <text:p>0</text:p>
          </table:table-cell>
          <table:table-cell table:style-name="ce228" table:formula="of:=1*AND([.H3]=0;[.I3]=20)" office:value-type="float" office:value="0" calcext:value-type="float">
            <text:p>0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83" table:formula="of:=[.O3]-[.P3]" office:value-type="float" office:value="23" calcext:value-type="float">
            <text:p>+23</text:p>
          </table:table-cell>
          <table:table-cell table:style-name="ce241" table:formula="of:=1*([.I3]&gt;[.H3])" office:value-type="float" office:value="0" calcext:value-type="float">
            <text:p>0</text:p>
          </table:table-cell>
          <table:table-cell table:style-name="ce228" table:formula="of:=1*([.I3]&lt;[.H3])*NOT(AND([.H3]=20;[.I3]=0))" office:value-type="float" office:value="1" calcext:value-type="float">
            <text:p>1</text:p>
          </table:table-cell>
          <table:table-cell table:style-name="ce228" table:formula="of:=1*AND([.H3]=20;[.I3]=0)" office:value-type="float" office:value="0" calcext:value-type="float">
            <text:p>0</text:p>
          </table:table-cell>
          <table:table-cell table:style-name="ce241" table:formula="of:=[.I3]" office:value-type="float" office:value="49" calcext:value-type="float">
            <text:p>49</text:p>
          </table:table-cell>
          <table:table-cell table:style-name="ce241" table:formula="of:=[.H3]" office:value-type="float" office:value="72" calcext:value-type="float">
            <text:p>72</text:p>
          </table:table-cell>
          <table:table-cell table:style-name="ce291" table:formula="of:=[.U3]-[.V3]" office:value-type="float" office:value="-23" calcext:value-type="float">
            <text:p>-23</text:p>
          </table:table-cell>
          <table:table-cell/>
          <table:table-cell table:style-name="ce318" table:formula="of:=COUNTIF(B_COEFF_GIRONE_A;&quot;&gt;=&quot;&amp;[.AS3])&amp;[.Z3]" office:value-type="string" office:string-value="1A" calcext:value-type="string">
            <text:p>1A</text:p>
          </table:table-cell>
          <table:table-cell table:style-name="ce351" office:value-type="string" calcext:value-type="string">
            <text:p>A</text:p>
          </table:table-cell>
          <table:table-cell table:style-name="ce241" office:value-type="string" calcext:value-type="string">
            <text:p>A1</text:p>
          </table:table-cell>
          <table:table-cell table:style-name="ce359" table:formula="of:=VLOOKUP([.AA3];A_SQUADRE_PER_CODICE;2)" office:value-type="string" office:string-value="Leoni" calcext:value-type="string">
            <text:p>Leoni</text:p>
          </table:table-cell>
          <table:table-cell table:style-name="ce241" table:formula="of:=[.AD3]+[.AE3]+[.AF3]" office:value-type="float" office:value="3" calcext:value-type="float">
            <text:p>3</text:p>
          </table:table-cell>
          <table:table-cell table:style-name="ce241" table:formula="of:=SUMIF(B_SQUADRA_A_GIRONI;[.AB3];B_VINTE_SQUADRA_A_GIRONI)+SUMIF(B_SQUADRA_B_GIRONI;[.AB3];B_VINTE_SQUADRA_B_GIRONI)" office:value-type="float" office:value="3" calcext:value-type="float">
            <text:p>3</text:p>
          </table:table-cell>
          <table:table-cell table:style-name="ce241" table:formula="of:=SUMIF(B_SQUADRA_A_GIRONI;[.AB3];B_PERSE_SQUADRA_A_GIRONI)+SUMIF(B_SQUADRA_B_GIRONI;[.AB3];B_PERSE_SQUADRA_B_GIRONI)" office:value-type="float" office:value="0" calcext:value-type="float">
            <text:p>0</text:p>
          </table:table-cell>
          <table:table-cell table:style-name="ce241" table:formula="of:=SUMIF(B_SQUADRA_A_GIRONI;[.AB3];B_FORFAIT_SQUADRA_A_GIRONI)+SUMIF(B_SQUADRA_B_GIRONI;[.AB3];B_FORFAIT_SQUADRA_B_GIRONI)" office:value-type="float" office:value="0" calcext:value-type="float">
            <text:p>0</text:p>
          </table:table-cell>
          <table:table-cell table:style-name="ce365" table:formula="of:=2*[.AD3]+1*[.AE3]+0*[.AF3]" office:value-type="float" office:value="6" calcext:value-type="float">
            <text:p>6</text:p>
          </table:table-cell>
          <table:table-cell table:style-name="ce371" table:formula="of:=SUMIF(B_SQUADRA_A_GIRONI;[.AB3];B_PUNTI_FATTI_SQUADRA_A_GIRONI)+SUMIF(B_SQUADRA_B_GIRONI;[.AB3];B_PUNTI_FATTI_SQUADRA_B_GIRONI)" office:value-type="float" office:value="244" calcext:value-type="float">
            <text:p>244</text:p>
          </table:table-cell>
          <table:table-cell table:style-name="ce241" table:formula="of:=SUMIF(B_SQUADRA_A_GIRONI;[.AB3];B_PUNTI_SUBITI_SQUADRA_A_GIRONI)+SUMIF(B_SQUADRA_B_GIRONI;[.AB3];B_PUNTI_SUBITI_SQUADRA_B_GIRONI)" office:value-type="float" office:value="96" calcext:value-type="float">
            <text:p>96</text:p>
          </table:table-cell>
          <table:table-cell table:style-name="ce462" table:formula="of:=SUMIF(B_SQUADRA_A_GIRONI;[.AB3];B_DIFF_CANESTRI_SQUADRA_A_GIRONI)+SUMIF(B_SQUADRA_B_GIRONI;[.AB3];B_DIFF_CANESTRI_SQUADRA_B_GIRONI)" office:value-type="float" office:value="148" calcext:value-type="float">
            <text:p>+148</text:p>
          </table:table-cell>
          <table:table-cell table:style-name="ce228" table:formula="of:=IF([.AG3]=[.AG4];INDIRECT(&quot;O&quot;&amp;3+6*(FIND([.Z3];&quot;ABCDEFGH&quot;)-1));0)" office:value-type="float" office:value="0" calcext:value-type="float">
            <text:p>0</text:p>
          </table:table-cell>
          <table:table-cell table:style-name="ce228" table:formula="of:=IF([.AG3]=[.AG5];INDIRECT(&quot;O&quot;&amp;4+6*(FIND([.Z3];&quot;ABCDEFGH&quot;)-1));0)" office:value-type="float" office:value="0" calcext:value-type="float">
            <text:p>0</text:p>
          </table:table-cell>
          <table:table-cell table:style-name="ce241" table:formula="of:=IF([.AG3]=[.AG6];INDIRECT(&quot;O&quot;&amp;5+6*(FIND([.Z3];&quot;ABCDEFGH&quot;)-1));0)" office:value-type="float" office:value="0" calcext:value-type="float">
            <text:p>0</text:p>
          </table:table-cell>
          <table:table-cell table:style-name="ce371" table:formula="of:=[.AK3]+[.AL3]+[.AM3]" office:value-type="float" office:value="0" calcext:value-type="float">
            <text:p>0</text:p>
          </table:table-cell>
          <table:table-cell table:style-name="ce283" table:formula="of:=IF([.AG3]=[.AG4];INDIRECT(&quot;Q&quot;&amp;3+6*(FIND([.Z3];&quot;ABCDEFGH&quot;)-1));0)" office:value-type="float" office:value="0" calcext:value-type="float">
            <text:p>+0</text:p>
          </table:table-cell>
          <table:table-cell table:style-name="ce283" table:formula="of:=IF([.AG3]=[.AG5];INDIRECT(&quot;Q&quot;&amp;4+6*(FIND([.Z3];&quot;ABCDEFGH&quot;)-1));0)" office:value-type="float" office:value="0" calcext:value-type="float">
            <text:p>+0</text:p>
          </table:table-cell>
          <table:table-cell table:style-name="ce283" table:formula="of:=IF([.AG3]=[.AG6];INDIRECT(&quot;Q&quot;&amp;5+6*(FIND([.Z3];&quot;ABCDEFGH&quot;)-1));0)" office:value-type="float" office:value="0" calcext:value-type="float">
            <text:p>+0</text:p>
          </table:table-cell>
          <table:table-cell table:style-name="ce462" table:formula="of:=[.AO3]+[.AP3]+[.AQ3]" office:value-type="float" office:value="0" calcext:value-type="float">
            <text:p>+0</text:p>
          </table:table-cell>
          <table:table-cell table:style-name="ce476" table:formula="of:=[.AG3]+(500+[.AR3])*10^-3+[.AN3]*10^-6+(500+[.AJ3])*10^-9+[.AH3]*10^-12" office:value-type="float" office:value="6.500000648244" calcext:value-type="float">
            <text:p>6,500000648244</text:p>
          </table:table-cell>
          <table:table-cell/>
          <table:table-cell table:style-name="ce500" table:formula="of:=IF([.AX3]=&quot;&quot;;&quot;&quot;;[.AX3]&amp;&quot;/&quot;&amp;COUNTIF([.AX3:.AX$66];[.AX3]))" office:value-type="string" office:string-value="1-16/8" calcext:value-type="string">
            <text:p>1-16/8</text:p>
          </table:table-cell>
          <table:table-cell table:style-name="ce232" office:value-type="float" office:value="49" calcext:value-type="float">
            <text:p>49</text:p>
          </table:table-cell>
          <table:table-cell table:style-name="ce234" office:value-type="string" calcext:value-type="string">
            <text:p>2aFase</text:p>
          </table:table-cell>
          <table:table-cell table:style-name="ce506" office:value-type="string" calcext:value-type="string">
            <text:p>1-16</text:p>
          </table:table-cell>
          <table:table-cell table:style-name="ce241" office:value-type="string" calcext:value-type="string">
            <text:p>1A</text:p>
          </table:table-cell>
          <table:table-cell table:style-name="ce241" office:value-type="string" calcext:value-type="string">
            <text:p>2C</text:p>
          </table:table-cell>
          <table:table-cell table:style-name="ce265" table:formula="of:=IF(LEFT([.AY3];1)=&quot;V&quot;;VLOOKUP(NUMBERVALUE(SUBSTITUTE([.AY3];&quot;V&quot;;&quot;&quot;));B_PARTITE_2A_FASE_PER_NUMERO;10;FALSE());IF(LEFT([.AY3];1)=&quot;P&quot;;VLOOKUP(NUMBERVALUE(SUBSTITUTE([.AY3];&quot;P&quot;;&quot;&quot;));B_PARTITE_2A_FASE_PER_NUMERO;11;FALSE());VLOOKUP([.AY3];B_CLASSIFICHE_GIRONI;4;FALSE())))" office:value-type="string" office:string-value="Leoni" calcext:value-type="string">
            <text:p>Leoni</text:p>
          </table:table-cell>
          <table:table-cell table:style-name="ce242" table:formula="of:=IF(LEFT([.AZ3];1)=&quot;V&quot;;VLOOKUP(NUMBERVALUE(SUBSTITUTE([.AZ3];&quot;V&quot;;&quot;&quot;));B_PARTITE_2A_FASE_PER_NUMERO;10;FALSE());IF(LEFT([.AZ3];1)=&quot;P&quot;;VLOOKUP(NUMBERVALUE(SUBSTITUTE([.AZ3];&quot;P&quot;;&quot;&quot;));B_PARTITE_2A_FASE_PER_NUMERO;11;FALSE());VLOOKUP([.AZ3];B_CLASSIFICHE_GIRONI;4;FALSE())))" office:value-type="string" office:string-value="Giraffe" calcext:value-type="string">
            <text:p>Giraffe</text:p>
          </table:table-cell>
          <table:table-cell table:style-name="ce241" table:formula="of:=VLOOKUP([.AV3];A_5_INPUT_DATE_E_RISULTATI_2A_FASE;6;0)" office:value-type="float" office:value="67" calcext:value-type="float">
            <text:p>67</text:p>
          </table:table-cell>
          <table:table-cell table:style-name="ce241" table:formula="of:=VLOOKUP([.AV3];A_5_INPUT_DATE_E_RISULTATI_2A_FASE;7;0)" office:value-type="float" office:value="46" calcext:value-type="float">
            <text:p>46</text:p>
          </table:table-cell>
          <table:table-cell table:style-name="ce265" table:formula="of:=IF([.BC3]&gt;[.BD3];[.BA3];[.BB3])" office:value-type="string" office:string-value="Leoni" calcext:value-type="string">
            <text:p>Leoni</text:p>
          </table:table-cell>
          <table:table-cell table:style-name="ce242" table:formula="of:=IF([.BC3]&lt;[.BD3];[.BA3];[.BB3])" office:value-type="string" office:string-value="Giraffe" calcext:value-type="string">
            <text:p>Giraffe</text:p>
          </table:table-cell>
          <table:table-cell table:style-name="ce241" table:formula="of:=1*([.BC3]&gt;[.BD3])" office:value-type="float" office:value="1" calcext:value-type="float">
            <text:p>1</text:p>
          </table:table-cell>
          <table:table-cell table:style-name="ce228" table:formula="of:=1*([.BC3]&lt;[.BD3])*NOT(AND([.BC3]=0;[.BD3]=20))" office:value-type="float" office:value="0" calcext:value-type="float">
            <text:p>0</text:p>
          </table:table-cell>
          <table:table-cell table:style-name="ce228" table:formula="of:=1*AND([.BC3]=0;[.BD3]=20)" office:value-type="float" office:value="0" calcext:value-type="float">
            <text:p>0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83" table:formula="of:=[.BJ3]-[.BK3]" office:value-type="float" office:value="21" calcext:value-type="float">
            <text:p>+21</text:p>
          </table:table-cell>
          <table:table-cell table:style-name="ce241" table:formula="of:=1*([.BD3]&gt;[.BC3])" office:value-type="float" office:value="0" calcext:value-type="float">
            <text:p>0</text:p>
          </table:table-cell>
          <table:table-cell table:style-name="ce228" table:formula="of:=1*([.BD3]&lt;[.BC3])*NOT(AND([.BC3]=20;[.BD3]=0))" office:value-type="float" office:value="1" calcext:value-type="float">
            <text:p>1</text:p>
          </table:table-cell>
          <table:table-cell table:style-name="ce228" table:formula="of:=1*AND([.BC3]=20;[.BD3]=0)" office:value-type="float" office:value="0" calcext:value-type="float">
            <text:p>0</text:p>
          </table:table-cell>
          <table:table-cell table:style-name="ce241" table:formula="of:=[.BD3]" office:value-type="float" office:value="46" calcext:value-type="float">
            <text:p>46</text:p>
          </table:table-cell>
          <table:table-cell table:style-name="ce241" table:formula="of:=[.BC3]" office:value-type="float" office:value="67" calcext:value-type="float">
            <text:p>67</text:p>
          </table:table-cell>
          <table:table-cell table:style-name="ce291" table:formula="of:=[.BP3]-[.BQ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9" calcext:value-type="float">
            <text:p>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4]=&quot;Girone&quot;;VLOOKUP([.D4];A_SQUADRE_PER_CODICE;2);&quot;ERRORE!&quot;)" office:value-type="string" office:string-value="Leoni" calcext:value-type="string">
            <text:p>Leoni</text:p>
          </table:table-cell>
          <table:table-cell table:style-name="ce243" table:formula="of:=IF([.B4]=&quot;Girone&quot;;VLOOKUP([.E4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4];A_4_INPUT_DATE_E_RISULTATI_GIRONI;6;0)" office:value-type="float" office:value="90" calcext:value-type="float">
            <text:p>90</text:p>
          </table:table-cell>
          <table:table-cell table:style-name="ce229" table:formula="of:=VLOOKUP([.A4];A_4_INPUT_DATE_E_RISULTATI_GIRONI;7;0)" office:value-type="float" office:value="22" calcext:value-type="float">
            <text:p>22</text:p>
          </table:table-cell>
          <table:table-cell table:style-name="ce243" table:formula="of:=IF([.H4]&gt;[.I4];[.F4];[.G4])" office:value-type="string" office:string-value="Leoni" calcext:value-type="string">
            <text:p>Leoni</text:p>
          </table:table-cell>
          <table:table-cell table:style-name="ce243" table:formula="of:=IF([.H4]&lt;[.I4];[.F4];[.G4])" office:value-type="string" office:string-value="Tigri" calcext:value-type="string">
            <text:p>Tigri</text:p>
          </table:table-cell>
          <table:table-cell table:style-name="ce229" table:formula="of:=1*([.H4]&gt;[.I4])" office:value-type="float" office:value="1" calcext:value-type="float">
            <text:p>1</text:p>
          </table:table-cell>
          <table:table-cell table:style-name="ce270" table:formula="of:=1*([.H4]&lt;[.I4])*NOT(AND([.H4]=0;[.I4]=20))" office:value-type="float" office:value="0" calcext:value-type="float">
            <text:p>0</text:p>
          </table:table-cell>
          <table:table-cell table:style-name="ce270" table:formula="of:=1*AND([.H4]=0;[.I4]=20)" office:value-type="float" office:value="0" calcext:value-type="float">
            <text:p>0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88" table:formula="of:=[.O4]-[.P4]" office:value-type="float" office:value="68" calcext:value-type="float">
            <text:p>+68</text:p>
          </table:table-cell>
          <table:table-cell table:style-name="ce229" table:formula="of:=1*([.I4]&gt;[.H4])" office:value-type="float" office:value="0" calcext:value-type="float">
            <text:p>0</text:p>
          </table:table-cell>
          <table:table-cell table:style-name="ce229" table:formula="of:=1*([.I4]&lt;[.H4])*NOT(AND([.H4]=20;[.I4]=0))" office:value-type="float" office:value="1" calcext:value-type="float">
            <text:p>1</text:p>
          </table:table-cell>
          <table:table-cell table:style-name="ce229" table:formula="of:=1*AND([.H4]=20;[.I4]=0)" office:value-type="float" office:value="0" calcext:value-type="float">
            <text:p>0</text:p>
          </table:table-cell>
          <table:table-cell table:style-name="ce229" table:formula="of:=[.I4]" office:value-type="float" office:value="22" calcext:value-type="float">
            <text:p>22</text:p>
          </table:table-cell>
          <table:table-cell table:style-name="ce229" table:formula="of:=[.H4]" office:value-type="float" office:value="90" calcext:value-type="float">
            <text:p>90</text:p>
          </table:table-cell>
          <table:table-cell table:style-name="ce305" table:formula="of:=[.U4]-[.V4]" office:value-type="float" office:value="-68" calcext:value-type="float">
            <text:p>-68</text:p>
          </table:table-cell>
          <table:table-cell/>
          <table:table-cell table:style-name="ce320" table:formula="of:=COUNTIF(B_COEFF_GIRONE_A;&quot;&gt;=&quot;&amp;[.AS4])&amp;[.Z4]" office:value-type="string" office:string-value="2A" calcext:value-type="string">
            <text:p>2A</text:p>
          </table:table-cell>
          <table:table-cell table:style-name="ce352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360" table:formula="of:=VLOOKUP([.AA4];A_SQUADRE_PER_CODICE;2)" office:value-type="string" office:string-value="Pantere" calcext:value-type="string">
            <text:p>Pantere</text:p>
          </table:table-cell>
          <table:table-cell table:style-name="ce229" table:formula="of:=[.AD4]+[.AE4]+[.AF4]" office:value-type="float" office:value="3" calcext:value-type="float">
            <text:p>3</text:p>
          </table:table-cell>
          <table:table-cell table:style-name="ce229" table:formula="of:=SUMIF(B_SQUADRA_A_GIRONI;[.AB4];B_VINTE_SQUADRA_A_GIRONI)+SUMIF(B_SQUADRA_B_GIRONI;[.AB4];B_VINTE_SQUADRA_B_GIRONI)" office:value-type="float" office:value="2" calcext:value-type="float">
            <text:p>2</text:p>
          </table:table-cell>
          <table:table-cell table:style-name="ce229" table:formula="of:=SUMIF(B_SQUADRA_A_GIRONI;[.AB4];B_PERSE_SQUADRA_A_GIRONI)+SUMIF(B_SQUADRA_B_GIRONI;[.AB4];B_PERSE_SQUADRA_B_GIRONI)" office:value-type="float" office:value="1" calcext:value-type="float">
            <text:p>1</text:p>
          </table:table-cell>
          <table:table-cell table:style-name="ce229" table:formula="of:=SUMIF(B_SQUADRA_A_GIRONI;[.AB4];B_FORFAIT_SQUADRA_A_GIRONI)+SUMIF(B_SQUADRA_B_GIRONI;[.AB4];B_FORFAIT_SQUADRA_B_GIRONI)" office:value-type="float" office:value="0" calcext:value-type="float">
            <text:p>0</text:p>
          </table:table-cell>
          <table:table-cell table:style-name="ce366" table:formula="of:=2*[.AD4]+1*[.AE4]+0*[.AF4]" office:value-type="float" office:value="5" calcext:value-type="float">
            <text:p>5</text:p>
          </table:table-cell>
          <table:table-cell table:style-name="ce372" table:formula="of:=SUMIF(B_SQUADRA_A_GIRONI;[.AB4];B_PUNTI_FATTI_SQUADRA_A_GIRONI)+SUMIF(B_SQUADRA_B_GIRONI;[.AB4];B_PUNTI_FATTI_SQUADRA_B_GIRONI)" office:value-type="float" office:value="199" calcext:value-type="float">
            <text:p>199</text:p>
          </table:table-cell>
          <table:table-cell table:style-name="ce229" table:formula="of:=SUMIF(B_SQUADRA_A_GIRONI;[.AB4];B_PUNTI_SUBITI_SQUADRA_A_GIRONI)+SUMIF(B_SQUADRA_B_GIRONI;[.AB4];B_PUNTI_SUBITI_SQUADRA_B_GIRONI)" office:value-type="float" office:value="123" calcext:value-type="float">
            <text:p>123</text:p>
          </table:table-cell>
          <table:table-cell table:style-name="ce463" table:formula="of:=SUMIF(B_SQUADRA_A_GIRONI;[.AB4];B_DIFF_CANESTRI_SQUADRA_A_GIRONI)+SUMIF(B_SQUADRA_B_GIRONI;[.AB4];B_DIFF_CANESTRI_SQUADRA_B_GIRONI)" office:value-type="float" office:value="76" calcext:value-type="float">
            <text:p>+76</text:p>
          </table:table-cell>
          <table:table-cell table:style-name="ce229" table:formula="of:=IF([.AG4]=[.AG5];INDIRECT(&quot;O&quot;&amp;6+6*(FIND([.Z4];&quot;ABCDEFGH&quot;)-1));0)" office:value-type="float" office:value="0" calcext:value-type="float">
            <text:p>0</text:p>
          </table:table-cell>
          <table:table-cell table:style-name="ce229" table:formula="of:=IF([.AG4]=[.AG6];INDIRECT(&quot;O&quot;&amp;7+6*(FIND([.Z4];&quot;ABCDEFGH&quot;)-1));0)" office:value-type="float" office:value="0" calcext:value-type="float">
            <text:p>0</text:p>
          </table:table-cell>
          <table:table-cell table:style-name="ce229" table:formula="of:=IF([.AG4]=[.AG3];INDIRECT(&quot;U&quot;&amp;3+6*(FIND([.Z4];&quot;ABCDEFGH&quot;)-1));0)" office:value-type="float" office:value="0" calcext:value-type="float">
            <text:p>0</text:p>
          </table:table-cell>
          <table:table-cell table:style-name="ce372" table:formula="of:=[.AK4]+[.AL4]+[.AM4]" office:value-type="float" office:value="0" calcext:value-type="float">
            <text:p>0</text:p>
          </table:table-cell>
          <table:table-cell table:style-name="ce288" table:formula="of:=IF([.AG4]=[.AG5];INDIRECT(&quot;Q&quot;&amp;6+6*(FIND([.Z4];&quot;ABCDEFGH&quot;)-1));0)" office:value-type="float" office:value="0" calcext:value-type="float">
            <text:p>+0</text:p>
          </table:table-cell>
          <table:table-cell table:style-name="ce288" table:formula="of:=IF([.AG4]=[.AG6];INDIRECT(&quot;Q&quot;&amp;7+6*(FIND([.Z4];&quot;ABCDEFGH&quot;)-1));0)" office:value-type="float" office:value="0" calcext:value-type="float">
            <text:p>+0</text:p>
          </table:table-cell>
          <table:table-cell table:style-name="ce288" table:formula="of:=IF([.AG4]=[.AG3];INDIRECT(&quot;W&quot;&amp;3+6*(FIND([.Z4];&quot;ABCDEFGH&quot;)-1));0)" office:value-type="float" office:value="0" calcext:value-type="float">
            <text:p>+0</text:p>
          </table:table-cell>
          <table:table-cell table:style-name="ce463" table:formula="of:=[.AO4]+[.AP4]+[.AQ4]" office:value-type="float" office:value="0" calcext:value-type="float">
            <text:p>+0</text:p>
          </table:table-cell>
          <table:table-cell table:style-name="ce477" table:formula="of:=[.AG4]+(500+[.AR4])*10^-3+[.AN4]*10^-6+(500+[.AJ4])*10^-9+[.AH4]*10^-12" office:value-type="float" office:value="5.500000576199" calcext:value-type="float">
            <text:p>5,500000576199</text:p>
          </table:table-cell>
          <table:table-cell/>
          <table:table-cell table:style-name="ce501" table:formula="of:=IF([.AX4]=&quot;&quot;;&quot;&quot;;[.AX4]&amp;&quot;/&quot;&amp;COUNTIF([.AX4:.AX$66];[.AX4]))" office:value-type="string" office:string-value="1-16/7" calcext:value-type="string">
            <text:p>1-16/7</text:p>
          </table:table-cell>
          <table:table-cell table:style-name="ce156" office:value-type="float" office:value="50" calcext:value-type="float">
            <text:p>5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2A</text:p>
          </table:table-cell>
          <table:table-cell table:style-name="ce229" office:value-type="string" calcext:value-type="string">
            <text:p>1C</text:p>
          </table:table-cell>
          <table:table-cell table:style-name="ce243" table:formula="of:=IF(LEFT([.AY4];1)=&quot;V&quot;;VLOOKUP(NUMBERVALUE(SUBSTITUTE([.AY4];&quot;V&quot;;&quot;&quot;));B_PARTITE_2A_FASE_PER_NUMERO;10;FALSE());IF(LEFT([.AY4];1)=&quot;P&quot;;VLOOKUP(NUMBERVALUE(SUBSTITUTE([.AY4];&quot;P&quot;;&quot;&quot;));B_PARTITE_2A_FASE_PER_NUMERO;11;FALSE());VLOOKUP([.AY4];B_CLASSIFICHE_GIRONI;4;FALSE())))" office:value-type="string" office:string-value="Pantere" calcext:value-type="string">
            <text:p>Pantere</text:p>
          </table:table-cell>
          <table:table-cell table:style-name="ce243" table:formula="of:=IF(LEFT([.AZ4];1)=&quot;V&quot;;VLOOKUP(NUMBERVALUE(SUBSTITUTE([.AZ4];&quot;V&quot;;&quot;&quot;));B_PARTITE_2A_FASE_PER_NUMERO;10;FALSE());IF(LEFT([.AZ4];1)=&quot;P&quot;;VLOOKUP(NUMBERVALUE(SUBSTITUTE([.AZ4];&quot;P&quot;;&quot;&quot;));B_PARTITE_2A_FASE_PER_NUMERO;11;FALSE());VLOOKUP([.AZ4];B_CLASSIFICHE_GIRONI;4;FALSE())))" office:value-type="string" office:string-value="Elefanti" calcext:value-type="string">
            <text:p>Elefanti</text:p>
          </table:table-cell>
          <table:table-cell table:style-name="ce229" table:formula="of:=VLOOKUP([.AV4];A_5_INPUT_DATE_E_RISULTATI_2A_FASE;6;0)" office:value-type="float" office:value="55" calcext:value-type="float">
            <text:p>55</text:p>
          </table:table-cell>
          <table:table-cell table:style-name="ce229" table:formula="of:=VLOOKUP([.AV4];A_5_INPUT_DATE_E_RISULTATI_2A_FASE;7;0)" office:value-type="float" office:value="36" calcext:value-type="float">
            <text:p>36</text:p>
          </table:table-cell>
          <table:table-cell table:style-name="ce243" table:formula="of:=IF([.BC4]&gt;[.BD4];[.BA4];[.BB4])" office:value-type="string" office:string-value="Pantere" calcext:value-type="string">
            <text:p>Pantere</text:p>
          </table:table-cell>
          <table:table-cell table:style-name="ce243" table:formula="of:=IF([.BC4]&lt;[.BD4];[.BA4];[.BB4])" office:value-type="string" office:string-value="Elefanti" calcext:value-type="string">
            <text:p>Elefanti</text:p>
          </table:table-cell>
          <table:table-cell table:style-name="ce229" table:formula="of:=1*([.BC4]&gt;[.BD4])" office:value-type="float" office:value="1" calcext:value-type="float">
            <text:p>1</text:p>
          </table:table-cell>
          <table:table-cell table:style-name="ce270" table:formula="of:=1*([.BC4]&lt;[.BD4])*NOT(AND([.BC4]=0;[.BD4]=20))" office:value-type="float" office:value="0" calcext:value-type="float">
            <text:p>0</text:p>
          </table:table-cell>
          <table:table-cell table:style-name="ce270" table:formula="of:=1*AND([.BC4]=0;[.BD4]=20)" office:value-type="float" office:value="0" calcext:value-type="float">
            <text:p>0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88" table:formula="of:=[.BJ4]-[.BK4]" office:value-type="float" office:value="19" calcext:value-type="float">
            <text:p>+19</text:p>
          </table:table-cell>
          <table:table-cell table:style-name="ce229" table:formula="of:=1*([.BD4]&gt;[.BC4])" office:value-type="float" office:value="0" calcext:value-type="float">
            <text:p>0</text:p>
          </table:table-cell>
          <table:table-cell table:style-name="ce229" table:formula="of:=1*([.BD4]&lt;[.BC4])*NOT(AND([.BC4]=20;[.BD4]=0))" office:value-type="float" office:value="1" calcext:value-type="float">
            <text:p>1</text:p>
          </table:table-cell>
          <table:table-cell table:style-name="ce229" table:formula="of:=1*AND([.BC4]=20;[.BD4]=0)" office:value-type="float" office:value="0" calcext:value-type="float">
            <text:p>0</text:p>
          </table:table-cell>
          <table:table-cell table:style-name="ce229" table:formula="of:=[.BD4]" office:value-type="float" office:value="36" calcext:value-type="float">
            <text:p>36</text:p>
          </table:table-cell>
          <table:table-cell table:style-name="ce229" table:formula="of:=[.BC4]" office:value-type="float" office:value="55" calcext:value-type="float">
            <text:p>55</text:p>
          </table:table-cell>
          <table:table-cell table:style-name="ce305" table:formula="of:=[.BP4]-[.BQ4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25" calcext:value-type="float">
            <text:p>2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1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5]=&quot;Girone&quot;;VLOOKUP([.D5];A_SQUADRE_PER_CODICE;2);&quot;ERRORE!&quot;)" office:value-type="string" office:string-value="Leoni" calcext:value-type="string">
            <text:p>Leoni</text:p>
          </table:table-cell>
          <table:table-cell table:style-name="ce243" table:formula="of:=IF([.B5]=&quot;Girone&quot;;VLOOKUP([.E5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5];A_4_INPUT_DATE_E_RISULTATI_GIRONI;6;0)" office:value-type="float" office:value="82" calcext:value-type="float">
            <text:p>82</text:p>
          </table:table-cell>
          <table:table-cell table:style-name="ce229" table:formula="of:=VLOOKUP([.A5];A_4_INPUT_DATE_E_RISULTATI_GIRONI;7;0)" office:value-type="float" office:value="25" calcext:value-type="float">
            <text:p>25</text:p>
          </table:table-cell>
          <table:table-cell table:style-name="ce243" table:formula="of:=IF([.H5]&gt;[.I5];[.F5];[.G5])" office:value-type="string" office:string-value="Leoni" calcext:value-type="string">
            <text:p>Leoni</text:p>
          </table:table-cell>
          <table:table-cell table:style-name="ce243" table:formula="of:=IF([.H5]&lt;[.I5];[.F5];[.G5])" office:value-type="string" office:string-value="Ghepardi" calcext:value-type="string">
            <text:p>Ghepardi</text:p>
          </table:table-cell>
          <table:table-cell table:style-name="ce229" table:formula="of:=1*([.H5]&gt;[.I5])" office:value-type="float" office:value="1" calcext:value-type="float">
            <text:p>1</text:p>
          </table:table-cell>
          <table:table-cell table:style-name="ce270" table:formula="of:=1*([.H5]&lt;[.I5])*NOT(AND([.H5]=0;[.I5]=20))" office:value-type="float" office:value="0" calcext:value-type="float">
            <text:p>0</text:p>
          </table:table-cell>
          <table:table-cell table:style-name="ce270" table:formula="of:=1*AND([.H5]=0;[.I5]=20)" office:value-type="float" office:value="0" calcext:value-type="float">
            <text:p>0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88" table:formula="of:=[.O5]-[.P5]" office:value-type="float" office:value="57" calcext:value-type="float">
            <text:p>+57</text:p>
          </table:table-cell>
          <table:table-cell table:style-name="ce229" table:formula="of:=1*([.I5]&gt;[.H5])" office:value-type="float" office:value="0" calcext:value-type="float">
            <text:p>0</text:p>
          </table:table-cell>
          <table:table-cell table:style-name="ce229" table:formula="of:=1*([.I5]&lt;[.H5])*NOT(AND([.H5]=20;[.I5]=0))" office:value-type="float" office:value="1" calcext:value-type="float">
            <text:p>1</text:p>
          </table:table-cell>
          <table:table-cell table:style-name="ce229" table:formula="of:=1*AND([.H5]=20;[.I5]=0)" office:value-type="float" office:value="0" calcext:value-type="float">
            <text:p>0</text:p>
          </table:table-cell>
          <table:table-cell table:style-name="ce229" table:formula="of:=[.I5]" office:value-type="float" office:value="25" calcext:value-type="float">
            <text:p>25</text:p>
          </table:table-cell>
          <table:table-cell table:style-name="ce229" table:formula="of:=[.H5]" office:value-type="float" office:value="82" calcext:value-type="float">
            <text:p>82</text:p>
          </table:table-cell>
          <table:table-cell table:style-name="ce305" table:formula="of:=[.U5]-[.V5]" office:value-type="float" office:value="-57" calcext:value-type="float">
            <text:p>-57</text:p>
          </table:table-cell>
          <table:table-cell/>
          <table:table-cell table:style-name="ce320" table:formula="of:=COUNTIF(B_COEFF_GIRONE_A;&quot;&gt;=&quot;&amp;[.AS5])&amp;[.Z5]" office:value-type="string" office:string-value="3A" calcext:value-type="string">
            <text:p>3A</text:p>
          </table:table-cell>
          <table:table-cell table:style-name="ce352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360" table:formula="of:=VLOOKUP([.AA5];A_SQUADRE_PER_CODICE;2)" office:value-type="string" office:string-value="Tigri" calcext:value-type="string">
            <text:p>Tigri</text:p>
          </table:table-cell>
          <table:table-cell table:style-name="ce229" table:formula="of:=[.AD5]+[.AE5]+[.AF5]" office:value-type="float" office:value="3" calcext:value-type="float">
            <text:p>3</text:p>
          </table:table-cell>
          <table:table-cell table:style-name="ce229" table:formula="of:=SUMIF(B_SQUADRA_A_GIRONI;[.AB5];B_VINTE_SQUADRA_A_GIRONI)+SUMIF(B_SQUADRA_B_GIRONI;[.AB5];B_VINTE_SQUADRA_B_GIRONI)" office:value-type="float" office:value="1" calcext:value-type="float">
            <text:p>1</text:p>
          </table:table-cell>
          <table:table-cell table:style-name="ce229" table:formula="of:=SUMIF(B_SQUADRA_A_GIRONI;[.AB5];B_PERSE_SQUADRA_A_GIRONI)+SUMIF(B_SQUADRA_B_GIRONI;[.AB5];B_PERSE_SQUADRA_B_GIRONI)" office:value-type="float" office:value="2" calcext:value-type="float">
            <text:p>2</text:p>
          </table:table-cell>
          <table:table-cell table:style-name="ce229" table:formula="of:=SUMIF(B_SQUADRA_A_GIRONI;[.AB5];B_FORFAIT_SQUADRA_A_GIRONI)+SUMIF(B_SQUADRA_B_GIRONI;[.AB5];B_FORFAIT_SQUADRA_B_GIRONI)" office:value-type="float" office:value="0" calcext:value-type="float">
            <text:p>0</text:p>
          </table:table-cell>
          <table:table-cell table:style-name="ce366" table:formula="of:=2*[.AD5]+1*[.AE5]+0*[.AF5]" office:value-type="float" office:value="4" calcext:value-type="float">
            <text:p>4</text:p>
          </table:table-cell>
          <table:table-cell table:style-name="ce372" table:formula="of:=SUMIF(B_SQUADRA_A_GIRONI;[.AB5];B_PUNTI_FATTI_SQUADRA_A_GIRONI)+SUMIF(B_SQUADRA_B_GIRONI;[.AB5];B_PUNTI_FATTI_SQUADRA_B_GIRONI)" office:value-type="float" office:value="131" calcext:value-type="float">
            <text:p>131</text:p>
          </table:table-cell>
          <table:table-cell table:style-name="ce229" table:formula="of:=SUMIF(B_SQUADRA_A_GIRONI;[.AB5];B_PUNTI_SUBITI_SQUADRA_A_GIRONI)+SUMIF(B_SQUADRA_B_GIRONI;[.AB5];B_PUNTI_SUBITI_SQUADRA_B_GIRONI)" office:value-type="float" office:value="231" calcext:value-type="float">
            <text:p>231</text:p>
          </table:table-cell>
          <table:table-cell table:style-name="ce463" table:formula="of:=SUMIF(B_SQUADRA_A_GIRONI;[.AB5];B_DIFF_CANESTRI_SQUADRA_A_GIRONI)+SUMIF(B_SQUADRA_B_GIRONI;[.AB5];B_DIFF_CANESTRI_SQUADRA_B_GIRONI)" office:value-type="float" office:value="-100" calcext:value-type="float">
            <text:p>-100</text:p>
          </table:table-cell>
          <table:table-cell table:style-name="ce229" table:formula="of:=IF([.AG5]=[.AG6];INDIRECT(&quot;O&quot;&amp;8+6*(FIND([.Z5];&quot;ABCDEFGH&quot;)-1));0)" office:value-type="float" office:value="0" calcext:value-type="float">
            <text:p>0</text:p>
          </table:table-cell>
          <table:table-cell table:style-name="ce229" table:formula="of:=IF([.AG5]=[.AG3];INDIRECT(&quot;U&quot;&amp;4+6*(FIND([.Z5];&quot;ABCDEFGH&quot;)-1));0)" office:value-type="float" office:value="0" calcext:value-type="float">
            <text:p>0</text:p>
          </table:table-cell>
          <table:table-cell table:style-name="ce229" table:formula="of:=IF([.AG5]=[.AG4];INDIRECT(&quot;U&quot;&amp;6+6*(FIND([.Z5];&quot;ABCDEFGH&quot;)-1));0)" office:value-type="float" office:value="0" calcext:value-type="float">
            <text:p>0</text:p>
          </table:table-cell>
          <table:table-cell table:style-name="ce372" table:formula="of:=[.AK5]+[.AL5]+[.AM5]" office:value-type="float" office:value="0" calcext:value-type="float">
            <text:p>0</text:p>
          </table:table-cell>
          <table:table-cell table:style-name="ce288" table:formula="of:=IF([.AG5]=[.AG6];INDIRECT(&quot;Q&quot;&amp;8+6*(FIND([.Z5];&quot;ABCDEFGH&quot;)-1));0)" office:value-type="float" office:value="0" calcext:value-type="float">
            <text:p>+0</text:p>
          </table:table-cell>
          <table:table-cell table:style-name="ce288" table:formula="of:=IF([.AG5]=[.AG3];INDIRECT(&quot;W&quot;&amp;4+6*(FIND([.Z5];&quot;ABCDEFGH&quot;)-1));0)" office:value-type="float" office:value="0" calcext:value-type="float">
            <text:p>+0</text:p>
          </table:table-cell>
          <table:table-cell table:style-name="ce288" table:formula="of:=IF([.AG5]=[.AG4];INDIRECT(&quot;W&quot;&amp;6+6*(FIND([.Z5];&quot;ABCDEFGH&quot;)-1));0)" office:value-type="float" office:value="0" calcext:value-type="float">
            <text:p>+0</text:p>
          </table:table-cell>
          <table:table-cell table:style-name="ce463" table:formula="of:=[.AO5]+[.AP5]+[.AQ5]" office:value-type="float" office:value="0" calcext:value-type="float">
            <text:p>+0</text:p>
          </table:table-cell>
          <table:table-cell table:style-name="ce477" table:formula="of:=[.AG5]+(500+[.AR5])*10^-3+[.AN5]*10^-6+(500+[.AJ5])*10^-9+[.AH5]*10^-12" office:value-type="float" office:value="4.500000400131" calcext:value-type="float">
            <text:p>4,500000400131</text:p>
          </table:table-cell>
          <table:table-cell/>
          <table:table-cell table:style-name="ce501" table:formula="of:=IF([.AX5]=&quot;&quot;;&quot;&quot;;[.AX5]&amp;&quot;/&quot;&amp;COUNTIF([.AX5:.AX$66];[.AX5]))" office:value-type="string" office:string-value="17-32/8" calcext:value-type="string">
            <text:p>17-32/8</text:p>
          </table:table-cell>
          <table:table-cell table:style-name="ce156" office:value-type="float" office:value="51" calcext:value-type="float">
            <text:p>5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A</text:p>
          </table:table-cell>
          <table:table-cell table:style-name="ce229" office:value-type="string" calcext:value-type="string">
            <text:p>4C</text:p>
          </table:table-cell>
          <table:table-cell table:style-name="ce243" table:formula="of:=IF(LEFT([.AY5];1)=&quot;V&quot;;VLOOKUP(NUMBERVALUE(SUBSTITUTE([.AY5];&quot;V&quot;;&quot;&quot;));B_PARTITE_2A_FASE_PER_NUMERO;10;FALSE());IF(LEFT([.AY5];1)=&quot;P&quot;;VLOOKUP(NUMBERVALUE(SUBSTITUTE([.AY5];&quot;P&quot;;&quot;&quot;));B_PARTITE_2A_FASE_PER_NUMERO;11;FALSE());VLOOKUP([.AY5];B_CLASSIFICHE_GIRONI;4;FALSE())))" office:value-type="string" office:string-value="Tigri" calcext:value-type="string">
            <text:p>Tigri</text:p>
          </table:table-cell>
          <table:table-cell table:style-name="ce243" table:formula="of:=IF(LEFT([.AZ5];1)=&quot;V&quot;;VLOOKUP(NUMBERVALUE(SUBSTITUTE([.AZ5];&quot;V&quot;;&quot;&quot;));B_PARTITE_2A_FASE_PER_NUMERO;10;FALSE());IF(LEFT([.AZ5];1)=&quot;P&quot;;VLOOKUP(NUMBERVALUE(SUBSTITUTE([.AZ5];&quot;P&quot;;&quot;&quot;));B_PARTITE_2A_FASE_PER_NUMERO;11;FALSE());VLOOKUP([.AZ5];B_CLASSIFICHE_GIRONI;4;FALSE())))" office:value-type="string" office:string-value="Iguane" calcext:value-type="string">
            <text:p>Iguane</text:p>
          </table:table-cell>
          <table:table-cell table:style-name="ce229" table:formula="of:=VLOOKUP([.AV5];A_5_INPUT_DATE_E_RISULTATI_2A_FASE;6;0)" office:value-type="float" office:value="56" calcext:value-type="float">
            <text:p>56</text:p>
          </table:table-cell>
          <table:table-cell table:style-name="ce229" table:formula="of:=VLOOKUP([.AV5];A_5_INPUT_DATE_E_RISULTATI_2A_FASE;7;0)" office:value-type="float" office:value="38" calcext:value-type="float">
            <text:p>38</text:p>
          </table:table-cell>
          <table:table-cell table:style-name="ce243" table:formula="of:=IF([.BC5]&gt;[.BD5];[.BA5];[.BB5])" office:value-type="string" office:string-value="Tigri" calcext:value-type="string">
            <text:p>Tigri</text:p>
          </table:table-cell>
          <table:table-cell table:style-name="ce243" table:formula="of:=IF([.BC5]&lt;[.BD5];[.BA5];[.BB5])" office:value-type="string" office:string-value="Iguane" calcext:value-type="string">
            <text:p>Iguane</text:p>
          </table:table-cell>
          <table:table-cell table:style-name="ce229" table:formula="of:=1*([.BC5]&gt;[.BD5])" office:value-type="float" office:value="1" calcext:value-type="float">
            <text:p>1</text:p>
          </table:table-cell>
          <table:table-cell table:style-name="ce270" table:formula="of:=1*([.BC5]&lt;[.BD5])*NOT(AND([.BC5]=0;[.BD5]=20))" office:value-type="float" office:value="0" calcext:value-type="float">
            <text:p>0</text:p>
          </table:table-cell>
          <table:table-cell table:style-name="ce270" table:formula="of:=1*AND([.BC5]=0;[.BD5]=20)" office:value-type="float" office:value="0" calcext:value-type="float">
            <text:p>0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88" table:formula="of:=[.BJ5]-[.BK5]" office:value-type="float" office:value="18" calcext:value-type="float">
            <text:p>+18</text:p>
          </table:table-cell>
          <table:table-cell table:style-name="ce229" table:formula="of:=1*([.BD5]&gt;[.BC5])" office:value-type="float" office:value="0" calcext:value-type="float">
            <text:p>0</text:p>
          </table:table-cell>
          <table:table-cell table:style-name="ce229" table:formula="of:=1*([.BD5]&lt;[.BC5])*NOT(AND([.BC5]=20;[.BD5]=0))" office:value-type="float" office:value="1" calcext:value-type="float">
            <text:p>1</text:p>
          </table:table-cell>
          <table:table-cell table:style-name="ce229" table:formula="of:=1*AND([.BC5]=20;[.BD5]=0)" office:value-type="float" office:value="0" calcext:value-type="float">
            <text:p>0</text:p>
          </table:table-cell>
          <table:table-cell table:style-name="ce229" table:formula="of:=[.BD5]" office:value-type="float" office:value="38" calcext:value-type="float">
            <text:p>38</text:p>
          </table:table-cell>
          <table:table-cell table:style-name="ce229" table:formula="of:=[.BC5]" office:value-type="float" office:value="56" calcext:value-type="float">
            <text:p>56</text:p>
          </table:table-cell>
          <table:table-cell table:style-name="ce305" table:formula="of:=[.BP5]-[.BQ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7" calcext:value-type="float">
            <text:p>3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3</text:p>
          </table:table-cell>
          <table:table-cell table:style-name="ce243" table:formula="of:=IF([.B6]=&quot;Girone&quot;;VLOOKUP([.D6];A_SQUADRE_PER_CODICE;2);&quot;ERRORE!&quot;)" office:value-type="string" office:string-value="Pantere" calcext:value-type="string">
            <text:p>Pantere</text:p>
          </table:table-cell>
          <table:table-cell table:style-name="ce243" table:formula="of:=IF([.B6]=&quot;Girone&quot;;VLOOKUP([.E6];A_SQUADRE_PER_CODICE;2);&quot;ERRORE!&quot;)" office:value-type="string" office:string-value="Tigri" calcext:value-type="string">
            <text:p>Tigri</text:p>
          </table:table-cell>
          <table:table-cell table:style-name="ce229" table:formula="of:=VLOOKUP([.A6];A_4_INPUT_DATE_E_RISULTATI_GIRONI;6;0)" office:value-type="float" office:value="93" calcext:value-type="float">
            <text:p>93</text:p>
          </table:table-cell>
          <table:table-cell table:style-name="ce229" table:formula="of:=VLOOKUP([.A6];A_4_INPUT_DATE_E_RISULTATI_GIRONI;7;0)" office:value-type="float" office:value="30" calcext:value-type="float">
            <text:p>30</text:p>
          </table:table-cell>
          <table:table-cell table:style-name="ce243" table:formula="of:=IF([.H6]&gt;[.I6];[.F6];[.G6])" office:value-type="string" office:string-value="Pantere" calcext:value-type="string">
            <text:p>Pantere</text:p>
          </table:table-cell>
          <table:table-cell table:style-name="ce243" table:formula="of:=IF([.H6]&lt;[.I6];[.F6];[.G6])" office:value-type="string" office:string-value="Tigri" calcext:value-type="string">
            <text:p>Tigri</text:p>
          </table:table-cell>
          <table:table-cell table:style-name="ce229" table:formula="of:=1*([.H6]&gt;[.I6])" office:value-type="float" office:value="1" calcext:value-type="float">
            <text:p>1</text:p>
          </table:table-cell>
          <table:table-cell table:style-name="ce270" table:formula="of:=1*([.H6]&lt;[.I6])*NOT(AND([.H6]=0;[.I6]=20))" office:value-type="float" office:value="0" calcext:value-type="float">
            <text:p>0</text:p>
          </table:table-cell>
          <table:table-cell table:style-name="ce270" table:formula="of:=1*AND([.H6]=0;[.I6]=20)" office:value-type="float" office:value="0" calcext:value-type="float">
            <text:p>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88" table:formula="of:=[.O6]-[.P6]" office:value-type="float" office:value="63" calcext:value-type="float">
            <text:p>+63</text:p>
          </table:table-cell>
          <table:table-cell table:style-name="ce229" table:formula="of:=1*([.I6]&gt;[.H6])" office:value-type="float" office:value="0" calcext:value-type="float">
            <text:p>0</text:p>
          </table:table-cell>
          <table:table-cell table:style-name="ce229" table:formula="of:=1*([.I6]&lt;[.H6])*NOT(AND([.H6]=20;[.I6]=0))" office:value-type="float" office:value="1" calcext:value-type="float">
            <text:p>1</text:p>
          </table:table-cell>
          <table:table-cell table:style-name="ce229" table:formula="of:=1*AND([.H6]=20;[.I6]=0)" office:value-type="float" office:value="0" calcext:value-type="float">
            <text:p>0</text:p>
          </table:table-cell>
          <table:table-cell table:style-name="ce229" table:formula="of:=[.I6]" office:value-type="float" office:value="30" calcext:value-type="float">
            <text:p>30</text:p>
          </table:table-cell>
          <table:table-cell table:style-name="ce229" table:formula="of:=[.H6]" office:value-type="float" office:value="93" calcext:value-type="float">
            <text:p>93</text:p>
          </table:table-cell>
          <table:table-cell table:style-name="ce305" table:formula="of:=[.U6]-[.V6]" office:value-type="float" office:value="-63" calcext:value-type="float">
            <text:p>-63</text:p>
          </table:table-cell>
          <table:table-cell/>
          <table:table-cell table:style-name="ce320" table:formula="of:=COUNTIF(B_COEFF_GIRONE_A;&quot;&gt;=&quot;&amp;[.AS6])&amp;[.Z6]" office:value-type="string" office:string-value="4A" calcext:value-type="string">
            <text:p>4A</text:p>
          </table:table-cell>
          <table:table-cell table:style-name="ce352" office:value-type="string" calcext:value-type="string">
            <text:p>A</text:p>
          </table:table-cell>
          <table:table-cell table:style-name="ce229" office:value-type="string" calcext:value-type="string">
            <text:p>A4</text:p>
          </table:table-cell>
          <table:table-cell table:style-name="ce360" table:formula="of:=VLOOKUP([.AA6];A_SQUADRE_PER_CODICE;2)" office:value-type="string" office:string-value="Ghepardi" calcext:value-type="string">
            <text:p>Ghepardi</text:p>
          </table:table-cell>
          <table:table-cell table:style-name="ce229" table:formula="of:=[.AD6]+[.AE6]+[.AF6]" office:value-type="float" office:value="3" calcext:value-type="float">
            <text:p>3</text:p>
          </table:table-cell>
          <table:table-cell table:style-name="ce229" table:formula="of:=SUMIF(B_SQUADRA_A_GIRONI;[.AB6];B_VINTE_SQUADRA_A_GIRONI)+SUMIF(B_SQUADRA_B_GIRONI;[.AB6];B_VINTE_SQUADRA_B_GIRONI)" office:value-type="float" office:value="0" calcext:value-type="float">
            <text:p>0</text:p>
          </table:table-cell>
          <table:table-cell table:style-name="ce229" table:formula="of:=SUMIF(B_SQUADRA_A_GIRONI;[.AB6];B_PERSE_SQUADRA_A_GIRONI)+SUMIF(B_SQUADRA_B_GIRONI;[.AB6];B_PERSE_SQUADRA_B_GIRONI)" office:value-type="float" office:value="3" calcext:value-type="float">
            <text:p>3</text:p>
          </table:table-cell>
          <table:table-cell table:style-name="ce229" table:formula="of:=SUMIF(B_SQUADRA_A_GIRONI;[.AB6];B_FORFAIT_SQUADRA_A_GIRONI)+SUMIF(B_SQUADRA_B_GIRONI;[.AB6];B_FORFAIT_SQUADRA_B_GIRONI)" office:value-type="float" office:value="0" calcext:value-type="float">
            <text:p>0</text:p>
          </table:table-cell>
          <table:table-cell table:style-name="ce366" table:formula="of:=2*[.AD6]+1*[.AE6]+0*[.AF6]" office:value-type="float" office:value="3" calcext:value-type="float">
            <text:p>3</text:p>
          </table:table-cell>
          <table:table-cell table:style-name="ce372" table:formula="of:=SUMIF(B_SQUADRA_A_GIRONI;[.AB6];B_PUNTI_FATTI_SQUADRA_A_GIRONI)+SUMIF(B_SQUADRA_B_GIRONI;[.AB6];B_PUNTI_FATTI_SQUADRA_B_GIRONI)" office:value-type="float" office:value="94" calcext:value-type="float">
            <text:p>94</text:p>
          </table:table-cell>
          <table:table-cell table:style-name="ce229" table:formula="of:=SUMIF(B_SQUADRA_A_GIRONI;[.AB6];B_PUNTI_SUBITI_SQUADRA_A_GIRONI)+SUMIF(B_SQUADRA_B_GIRONI;[.AB6];B_PUNTI_SUBITI_SQUADRA_B_GIRONI)" office:value-type="float" office:value="218" calcext:value-type="float">
            <text:p>218</text:p>
          </table:table-cell>
          <table:table-cell table:style-name="ce463" table:formula="of:=SUMIF(B_SQUADRA_A_GIRONI;[.AB6];B_DIFF_CANESTRI_SQUADRA_A_GIRONI)+SUMIF(B_SQUADRA_B_GIRONI;[.AB6];B_DIFF_CANESTRI_SQUADRA_B_GIRONI)" office:value-type="float" office:value="-124" calcext:value-type="float">
            <text:p>-124</text:p>
          </table:table-cell>
          <table:table-cell table:style-name="ce229" table:formula="of:=IF([.AG6]=[.AG3];INDIRECT(&quot;U&quot;&amp;5+6*(FIND([.Z6];&quot;ABCDEFGH&quot;)-1));0)" office:value-type="float" office:value="0" calcext:value-type="float">
            <text:p>0</text:p>
          </table:table-cell>
          <table:table-cell table:style-name="ce229" table:formula="of:=IF([.AG6]=[.AG4];INDIRECT(&quot;U&quot;&amp;7+6*(FIND([.Z6];&quot;ABCDEFGH&quot;)-1));0)" office:value-type="float" office:value="0" calcext:value-type="float">
            <text:p>0</text:p>
          </table:table-cell>
          <table:table-cell table:style-name="ce229" table:formula="of:=IF([.AG6]=[.AG5];INDIRECT(&quot;U&quot;&amp;8+6*(FIND([.Z6];&quot;ABCDEFGH&quot;)-1));0)" office:value-type="float" office:value="0" calcext:value-type="float">
            <text:p>0</text:p>
          </table:table-cell>
          <table:table-cell table:style-name="ce372" table:formula="of:=[.AK6]+[.AL6]+[.AM6]" office:value-type="float" office:value="0" calcext:value-type="float">
            <text:p>0</text:p>
          </table:table-cell>
          <table:table-cell table:style-name="ce288" table:formula="of:=IF([.AG6]=[.AG3];INDIRECT(&quot;W&quot;&amp;5+6*(FIND([.Z6];&quot;ABCDEFGH&quot;)-1));0)" office:value-type="float" office:value="0" calcext:value-type="float">
            <text:p>+0</text:p>
          </table:table-cell>
          <table:table-cell table:style-name="ce288" table:formula="of:=IF([.AG6]=[.AG4];INDIRECT(&quot;W&quot;&amp;7+6*(FIND([.Z6];&quot;ABCDEFGH&quot;)-1));0)" office:value-type="float" office:value="0" calcext:value-type="float">
            <text:p>+0</text:p>
          </table:table-cell>
          <table:table-cell table:style-name="ce288" table:formula="of:=IF([.AG6]=[.AG5];INDIRECT(&quot;W&quot;&amp;8+6*(FIND([.Z6];&quot;ABCDEFGH&quot;)-1));0)" office:value-type="float" office:value="0" calcext:value-type="float">
            <text:p>+0</text:p>
          </table:table-cell>
          <table:table-cell table:style-name="ce463" table:formula="of:=[.AO6]+[.AP6]+[.AQ6]" office:value-type="float" office:value="0" calcext:value-type="float">
            <text:p>+0</text:p>
          </table:table-cell>
          <table:table-cell table:style-name="ce477" table:formula="of:=[.AG6]+(500+[.AR6])*10^-3+[.AN6]*10^-6+(500+[.AJ6])*10^-9+[.AH6]*10^-12" office:value-type="float" office:value="3.500000376094" calcext:value-type="float">
            <text:p>3,500000376094</text:p>
          </table:table-cell>
          <table:table-cell/>
          <table:table-cell table:style-name="ce501" table:formula="of:=IF([.AX6]=&quot;&quot;;&quot;&quot;;[.AX6]&amp;&quot;/&quot;&amp;COUNTIF([.AX6:.AX$66];[.AX6]))" office:value-type="string" office:string-value="17-32/7" calcext:value-type="string">
            <text:p>17-32/7</text:p>
          </table:table-cell>
          <table:table-cell table:style-name="ce156" office:value-type="float" office:value="52" calcext:value-type="float">
            <text:p>5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C</text:p>
          </table:table-cell>
          <table:table-cell table:style-name="ce229" office:value-type="string" calcext:value-type="string">
            <text:p>4A</text:p>
          </table:table-cell>
          <table:table-cell table:style-name="ce243" table:formula="of:=IF(LEFT([.AY6];1)=&quot;V&quot;;VLOOKUP(NUMBERVALUE(SUBSTITUTE([.AY6];&quot;V&quot;;&quot;&quot;));B_PARTITE_2A_FASE_PER_NUMERO;10;FALSE());IF(LEFT([.AY6];1)=&quot;P&quot;;VLOOKUP(NUMBERVALUE(SUBSTITUTE([.AY6];&quot;P&quot;;&quot;&quot;));B_PARTITE_2A_FASE_PER_NUMERO;11;FALSE());VLOOKUP([.AY6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6];1)=&quot;V&quot;;VLOOKUP(NUMBERVALUE(SUBSTITUTE([.AZ6];&quot;V&quot;;&quot;&quot;));B_PARTITE_2A_FASE_PER_NUMERO;10;FALSE());IF(LEFT([.AZ6];1)=&quot;P&quot;;VLOOKUP(NUMBERVALUE(SUBSTITUTE([.AZ6];&quot;P&quot;;&quot;&quot;));B_PARTITE_2A_FASE_PER_NUMERO;11;FALSE());VLOOKUP([.AZ6];B_CLASSIFICHE_GIRONI;4;FALSE())))" office:value-type="string" office:string-value="Ghepardi" calcext:value-type="string">
            <text:p>Ghepardi</text:p>
          </table:table-cell>
          <table:table-cell table:style-name="ce229" table:formula="of:=VLOOKUP([.AV6];A_5_INPUT_DATE_E_RISULTATI_2A_FASE;6;0)" office:value-type="float" office:value="56" calcext:value-type="float">
            <text:p>56</text:p>
          </table:table-cell>
          <table:table-cell table:style-name="ce229" table:formula="of:=VLOOKUP([.AV6];A_5_INPUT_DATE_E_RISULTATI_2A_FASE;7;0)" office:value-type="float" office:value="43" calcext:value-type="float">
            <text:p>43</text:p>
          </table:table-cell>
          <table:table-cell table:style-name="ce243" table:formula="of:=IF([.BC6]&gt;[.BD6];[.BA6];[.BB6])" office:value-type="string" office:string-value="Ippopotami" calcext:value-type="string">
            <text:p>Ippopotami</text:p>
          </table:table-cell>
          <table:table-cell table:style-name="ce243" table:formula="of:=IF([.BC6]&lt;[.BD6];[.BA6];[.BB6])" office:value-type="string" office:string-value="Ghepardi" calcext:value-type="string">
            <text:p>Ghepardi</text:p>
          </table:table-cell>
          <table:table-cell table:style-name="ce229" table:formula="of:=1*([.BC6]&gt;[.BD6])" office:value-type="float" office:value="1" calcext:value-type="float">
            <text:p>1</text:p>
          </table:table-cell>
          <table:table-cell table:style-name="ce270" table:formula="of:=1*([.BC6]&lt;[.BD6])*NOT(AND([.BC6]=0;[.BD6]=20))" office:value-type="float" office:value="0" calcext:value-type="float">
            <text:p>0</text:p>
          </table:table-cell>
          <table:table-cell table:style-name="ce270" table:formula="of:=1*AND([.BC6]=0;[.BD6]=20)" office:value-type="float" office:value="0" calcext:value-type="float">
            <text:p>0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88" table:formula="of:=[.BJ6]-[.BK6]" office:value-type="float" office:value="13" calcext:value-type="float">
            <text:p>+13</text:p>
          </table:table-cell>
          <table:table-cell table:style-name="ce229" table:formula="of:=1*([.BD6]&gt;[.BC6])" office:value-type="float" office:value="0" calcext:value-type="float">
            <text:p>0</text:p>
          </table:table-cell>
          <table:table-cell table:style-name="ce229" table:formula="of:=1*([.BD6]&lt;[.BC6])*NOT(AND([.BC6]=20;[.BD6]=0))" office:value-type="float" office:value="1" calcext:value-type="float">
            <text:p>1</text:p>
          </table:table-cell>
          <table:table-cell table:style-name="ce229" table:formula="of:=1*AND([.BC6]=20;[.BD6]=0)" office:value-type="float" office:value="0" calcext:value-type="float">
            <text:p>0</text:p>
          </table:table-cell>
          <table:table-cell table:style-name="ce229" table:formula="of:=[.BD6]" office:value-type="float" office:value="43" calcext:value-type="float">
            <text:p>43</text:p>
          </table:table-cell>
          <table:table-cell table:style-name="ce229" table:formula="of:=[.BC6]" office:value-type="float" office:value="56" calcext:value-type="float">
            <text:p>56</text:p>
          </table:table-cell>
          <table:table-cell table:style-name="ce305" table:formula="of:=[.BP6]-[.BQ6]" office:value-type="float" office:value="-13" calcext:value-type="float">
            <text:p>-13</text:p>
          </table:table-cell>
        </table:table-row>
        <table:table-row table:style-name="ro1">
          <table:table-cell table:style-name="ce156" office:value-type="float" office:value="13" calcext:value-type="float">
            <text:p>1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2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7]=&quot;Girone&quot;;VLOOKUP([.D7];A_SQUADRE_PER_CODICE;2);&quot;ERRORE!&quot;)" office:value-type="string" office:string-value="Pantere" calcext:value-type="string">
            <text:p>Pantere</text:p>
          </table:table-cell>
          <table:table-cell table:style-name="ce243" table:formula="of:=IF([.B7]=&quot;Girone&quot;;VLOOKUP([.E7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7];A_4_INPUT_DATE_E_RISULTATI_GIRONI;6;0)" office:value-type="float" office:value="57" calcext:value-type="float">
            <text:p>57</text:p>
          </table:table-cell>
          <table:table-cell table:style-name="ce229" table:formula="of:=VLOOKUP([.A7];A_4_INPUT_DATE_E_RISULTATI_GIRONI;7;0)" office:value-type="float" office:value="21" calcext:value-type="float">
            <text:p>21</text:p>
          </table:table-cell>
          <table:table-cell table:style-name="ce243" table:formula="of:=IF([.H7]&gt;[.I7];[.F7];[.G7])" office:value-type="string" office:string-value="Pantere" calcext:value-type="string">
            <text:p>Pantere</text:p>
          </table:table-cell>
          <table:table-cell table:style-name="ce243" table:formula="of:=IF([.H7]&lt;[.I7];[.F7];[.G7])" office:value-type="string" office:string-value="Ghepardi" calcext:value-type="string">
            <text:p>Ghepardi</text:p>
          </table:table-cell>
          <table:table-cell table:style-name="ce229" table:formula="of:=1*([.H7]&gt;[.I7])" office:value-type="float" office:value="1" calcext:value-type="float">
            <text:p>1</text:p>
          </table:table-cell>
          <table:table-cell table:style-name="ce270" table:formula="of:=1*([.H7]&lt;[.I7])*NOT(AND([.H7]=0;[.I7]=20))" office:value-type="float" office:value="0" calcext:value-type="float">
            <text:p>0</text:p>
          </table:table-cell>
          <table:table-cell table:style-name="ce270" table:formula="of:=1*AND([.H7]=0;[.I7]=20)" office:value-type="float" office:value="0" calcext:value-type="float">
            <text:p>0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88" table:formula="of:=[.O7]-[.P7]" office:value-type="float" office:value="36" calcext:value-type="float">
            <text:p>+36</text:p>
          </table:table-cell>
          <table:table-cell table:style-name="ce229" table:formula="of:=1*([.I7]&gt;[.H7])" office:value-type="float" office:value="0" calcext:value-type="float">
            <text:p>0</text:p>
          </table:table-cell>
          <table:table-cell table:style-name="ce229" table:formula="of:=1*([.I7]&lt;[.H7])*NOT(AND([.H7]=20;[.I7]=0))" office:value-type="float" office:value="1" calcext:value-type="float">
            <text:p>1</text:p>
          </table:table-cell>
          <table:table-cell table:style-name="ce229" table:formula="of:=1*AND([.H7]=20;[.I7]=0)" office:value-type="float" office:value="0" calcext:value-type="float">
            <text:p>0</text:p>
          </table:table-cell>
          <table:table-cell table:style-name="ce229" table:formula="of:=[.I7]" office:value-type="float" office:value="21" calcext:value-type="float">
            <text:p>21</text:p>
          </table:table-cell>
          <table:table-cell table:style-name="ce229" table:formula="of:=[.H7]" office:value-type="float" office:value="57" calcext:value-type="float">
            <text:p>57</text:p>
          </table:table-cell>
          <table:table-cell table:style-name="ce305" table:formula="of:=[.U7]-[.V7]" office:value-type="float" office:value="-36" calcext:value-type="float">
            <text:p>-36</text:p>
          </table:table-cell>
          <table:table-cell/>
          <table:table-cell table:style-name="ce348" table:formula="of:=COUNTIF(B_COEFF_GIRONE_B;&quot;&gt;=&quot;&amp;[.AS7])&amp;[.Z7]" office:value-type="string" office:string-value="1B" calcext:value-type="string">
            <text:p>1B</text:p>
          </table:table-cell>
          <table:table-cell table:style-name="ce353" office:value-type="string" calcext:value-type="string">
            <text:p>B</text:p>
          </table:table-cell>
          <table:table-cell table:style-name="ce356" office:value-type="string" calcext:value-type="string">
            <text:p>B1</text:p>
          </table:table-cell>
          <table:table-cell table:style-name="ce361" table:formula="of:=VLOOKUP([.AA7];A_SQUADRE_PER_CODICE;2)" office:value-type="string" office:string-value="Giaguari" calcext:value-type="string">
            <text:p>Giaguari</text:p>
          </table:table-cell>
          <table:table-cell table:style-name="ce356" table:formula="of:=[.AD7]+[.AE7]+[.AF7]" office:value-type="float" office:value="3" calcext:value-type="float">
            <text:p>3</text:p>
          </table:table-cell>
          <table:table-cell table:style-name="ce356" table:formula="of:=SUMIF(B_SQUADRA_A_GIRONI;[.AB7];B_VINTE_SQUADRA_A_GIRONI)+SUMIF(B_SQUADRA_B_GIRONI;[.AB7];B_VINTE_SQUADRA_B_GIRONI)" office:value-type="float" office:value="2" calcext:value-type="float">
            <text:p>2</text:p>
          </table:table-cell>
          <table:table-cell table:style-name="ce356" table:formula="of:=SUMIF(B_SQUADRA_A_GIRONI;[.AB7];B_PERSE_SQUADRA_A_GIRONI)+SUMIF(B_SQUADRA_B_GIRONI;[.AB7];B_PERSE_SQUADRA_B_GIRONI)" office:value-type="float" office:value="1" calcext:value-type="float">
            <text:p>1</text:p>
          </table:table-cell>
          <table:table-cell table:style-name="ce356" table:formula="of:=SUMIF(B_SQUADRA_A_GIRONI;[.AB7];B_FORFAIT_SQUADRA_A_GIRONI)+SUMIF(B_SQUADRA_B_GIRONI;[.AB7];B_FORFAIT_SQUADRA_B_GIRONI)" office:value-type="float" office:value="0" calcext:value-type="float">
            <text:p>0</text:p>
          </table:table-cell>
          <table:table-cell table:style-name="ce367" table:formula="of:=2*[.AD7]+1*[.AE7]+0*[.AF7]" office:value-type="float" office:value="5" calcext:value-type="float">
            <text:p>5</text:p>
          </table:table-cell>
          <table:table-cell table:style-name="ce373" table:formula="of:=SUMIF(B_SQUADRA_A_GIRONI;[.AB7];B_PUNTI_FATTI_SQUADRA_A_GIRONI)+SUMIF(B_SQUADRA_B_GIRONI;[.AB7];B_PUNTI_FATTI_SQUADRA_B_GIRONI)" office:value-type="float" office:value="199" calcext:value-type="float">
            <text:p>199</text:p>
          </table:table-cell>
          <table:table-cell table:style-name="ce356" table:formula="of:=SUMIF(B_SQUADRA_A_GIRONI;[.AB7];B_PUNTI_SUBITI_SQUADRA_A_GIRONI)+SUMIF(B_SQUADRA_B_GIRONI;[.AB7];B_PUNTI_SUBITI_SQUADRA_B_GIRONI)" office:value-type="float" office:value="192" calcext:value-type="float">
            <text:p>192</text:p>
          </table:table-cell>
          <table:table-cell table:style-name="ce465" table:formula="of:=SUMIF(B_SQUADRA_A_GIRONI;[.AB7];B_DIFF_CANESTRI_SQUADRA_A_GIRONI)+SUMIF(B_SQUADRA_B_GIRONI;[.AB7];B_DIFF_CANESTRI_SQUADRA_B_GIRONI)" office:value-type="float" office:value="7" calcext:value-type="float">
            <text:p>+7</text:p>
          </table:table-cell>
          <table:table-cell table:style-name="ce356" table:formula="of:=IF([.AG7]=[.AG8];INDIRECT(&quot;O&quot;&amp;3+6*(FIND([.Z7];&quot;ABCDEFGH&quot;)-1));0)" office:value-type="float" office:value="67" calcext:value-type="float">
            <text:p>67</text:p>
          </table:table-cell>
          <table:table-cell table:style-name="ce468" table:formula="of:=IF([.AG7]=[.AG9];INDIRECT(&quot;O&quot;&amp;4+6*(FIND([.Z7];&quot;ABCDEFGH&quot;)-1));0)" office:value-type="float" office:value="0" calcext:value-type="float">
            <text:p>0</text:p>
          </table:table-cell>
          <table:table-cell table:style-name="ce356" table:formula="of:=IF([.AG7]=[.AG10];INDIRECT(&quot;O&quot;&amp;5+6*(FIND([.Z7];&quot;ABCDEFGH&quot;)-1));0)" office:value-type="float" office:value="0" calcext:value-type="float">
            <text:p>0</text:p>
          </table:table-cell>
          <table:table-cell table:style-name="ce373" table:formula="of:=[.AK7]+[.AL7]+[.AM7]" office:value-type="float" office:value="67" calcext:value-type="float">
            <text:p>67</text:p>
          </table:table-cell>
          <table:table-cell table:style-name="ce470" table:formula="of:=IF([.AG7]=[.AG8];INDIRECT(&quot;Q&quot;&amp;3+6*(FIND([.Z7];&quot;ABCDEFGH&quot;)-1));0)" office:value-type="float" office:value="16" calcext:value-type="float">
            <text:p>+16</text:p>
          </table:table-cell>
          <table:table-cell table:style-name="ce470" table:formula="of:=IF([.AG7]=[.AG9];INDIRECT(&quot;Q&quot;&amp;4+6*(FIND([.Z7];&quot;ABCDEFGH&quot;)-1));0)" office:value-type="float" office:value="0" calcext:value-type="float">
            <text:p>+0</text:p>
          </table:table-cell>
          <table:table-cell table:style-name="ce470" table:formula="of:=IF([.AG7]=[.AG10];INDIRECT(&quot;Q&quot;&amp;5+6*(FIND([.Z7];&quot;ABCDEFGH&quot;)-1));0)" office:value-type="float" office:value="0" calcext:value-type="float">
            <text:p>+0</text:p>
          </table:table-cell>
          <table:table-cell table:style-name="ce465" table:formula="of:=[.AO7]+[.AP7]+[.AQ7]" office:value-type="float" office:value="16" calcext:value-type="float">
            <text:p>+16</text:p>
          </table:table-cell>
          <table:table-cell table:style-name="ce478" table:formula="of:=[.AG7]+(500+[.AR7])*10^-3+[.AN7]*10^-6+(500+[.AJ7])*10^-9+[.AH7]*10^-12" office:value-type="float" office:value="5.516067507199" calcext:value-type="float">
            <text:p>5,516067507199</text:p>
          </table:table-cell>
          <table:table-cell/>
          <table:table-cell table:style-name="ce501" table:formula="of:=IF([.AX7]=&quot;&quot;;&quot;&quot;;[.AX7]&amp;&quot;/&quot;&amp;COUNTIF([.AX7:.AX$66];[.AX7]))" office:value-type="string" office:string-value="1-16/6" calcext:value-type="string">
            <text:p>1-16/6</text:p>
          </table:table-cell>
          <table:table-cell table:style-name="ce156" office:value-type="float" office:value="53" calcext:value-type="float">
            <text:p>5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B</text:p>
          </table:table-cell>
          <table:table-cell table:style-name="ce229" office:value-type="string" calcext:value-type="string">
            <text:p>2D</text:p>
          </table:table-cell>
          <table:table-cell table:style-name="ce243" table:formula="of:=IF(LEFT([.AY7];1)=&quot;V&quot;;VLOOKUP(NUMBERVALUE(SUBSTITUTE([.AY7];&quot;V&quot;;&quot;&quot;));B_PARTITE_2A_FASE_PER_NUMERO;10;FALSE());IF(LEFT([.AY7];1)=&quot;P&quot;;VLOOKUP(NUMBERVALUE(SUBSTITUTE([.AY7];&quot;P&quot;;&quot;&quot;));B_PARTITE_2A_FASE_PER_NUMERO;11;FALSE());VLOOKUP([.AY7];B_CLASSIFICHE_GIRONI;4;FALSE())))" office:value-type="string" office:string-value="Giaguari" calcext:value-type="string">
            <text:p>Giaguari</text:p>
          </table:table-cell>
          <table:table-cell table:style-name="ce243" table:formula="of:=IF(LEFT([.AZ7];1)=&quot;V&quot;;VLOOKUP(NUMBERVALUE(SUBSTITUTE([.AZ7];&quot;V&quot;;&quot;&quot;));B_PARTITE_2A_FASE_PER_NUMERO;10;FALSE());IF(LEFT([.AZ7];1)=&quot;P&quot;;VLOOKUP(NUMBERVALUE(SUBSTITUTE([.AZ7];&quot;P&quot;;&quot;&quot;));B_PARTITE_2A_FASE_PER_NUMERO;11;FALSE());VLOOKUP([.AZ7];B_CLASSIFICHE_GIRONI;4;FALSE())))" office:value-type="string" office:string-value="Pitoni" calcext:value-type="string">
            <text:p>Pitoni</text:p>
          </table:table-cell>
          <table:table-cell table:style-name="ce229" table:formula="of:=VLOOKUP([.AV7];A_5_INPUT_DATE_E_RISULTATI_2A_FASE;6;0)" office:value-type="float" office:value="52" calcext:value-type="float">
            <text:p>52</text:p>
          </table:table-cell>
          <table:table-cell table:style-name="ce229" table:formula="of:=VLOOKUP([.AV7];A_5_INPUT_DATE_E_RISULTATI_2A_FASE;7;0)" office:value-type="float" office:value="43" calcext:value-type="float">
            <text:p>43</text:p>
          </table:table-cell>
          <table:table-cell table:style-name="ce243" table:formula="of:=IF([.BC7]&gt;[.BD7];[.BA7];[.BB7])" office:value-type="string" office:string-value="Giaguari" calcext:value-type="string">
            <text:p>Giaguari</text:p>
          </table:table-cell>
          <table:table-cell table:style-name="ce243" table:formula="of:=IF([.BC7]&lt;[.BD7];[.BA7];[.BB7])" office:value-type="string" office:string-value="Pitoni" calcext:value-type="string">
            <text:p>Pitoni</text:p>
          </table:table-cell>
          <table:table-cell table:style-name="ce229" table:formula="of:=1*([.BC7]&gt;[.BD7])" office:value-type="float" office:value="1" calcext:value-type="float">
            <text:p>1</text:p>
          </table:table-cell>
          <table:table-cell table:style-name="ce270" table:formula="of:=1*([.BC7]&lt;[.BD7])*NOT(AND([.BC7]=0;[.BD7]=20))" office:value-type="float" office:value="0" calcext:value-type="float">
            <text:p>0</text:p>
          </table:table-cell>
          <table:table-cell table:style-name="ce270" table:formula="of:=1*AND([.BC7]=0;[.BD7]=20)" office:value-type="float" office:value="0" calcext:value-type="float">
            <text:p>0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88" table:formula="of:=[.BJ7]-[.BK7]" office:value-type="float" office:value="9" calcext:value-type="float">
            <text:p>+9</text:p>
          </table:table-cell>
          <table:table-cell table:style-name="ce229" table:formula="of:=1*([.BD7]&gt;[.BC7])" office:value-type="float" office:value="0" calcext:value-type="float">
            <text:p>0</text:p>
          </table:table-cell>
          <table:table-cell table:style-name="ce229" table:formula="of:=1*([.BD7]&lt;[.BC7])*NOT(AND([.BC7]=20;[.BD7]=0))" office:value-type="float" office:value="1" calcext:value-type="float">
            <text:p>1</text:p>
          </table:table-cell>
          <table:table-cell table:style-name="ce229" table:formula="of:=1*AND([.BC7]=20;[.BD7]=0)" office:value-type="float" office:value="0" calcext:value-type="float">
            <text:p>0</text:p>
          </table:table-cell>
          <table:table-cell table:style-name="ce229" table:formula="of:=[.BD7]" office:value-type="float" office:value="43" calcext:value-type="float">
            <text:p>43</text:p>
          </table:table-cell>
          <table:table-cell table:style-name="ce229" table:formula="of:=[.BC7]" office:value-type="float" office:value="52" calcext:value-type="float">
            <text:p>52</text:p>
          </table:table-cell>
          <table:table-cell table:style-name="ce305" table:formula="of:=[.BP7]-[.BQ7]" office:value-type="float" office:value="-9" calcext:value-type="float">
            <text:p>-9</text:p>
          </table:table-cell>
        </table:table-row>
        <table:table-row table:style-name="ro1">
          <table:table-cell table:style-name="ce156" office:value-type="float" office:value="5" calcext:value-type="float">
            <text:p>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A</text:p>
          </table:table-cell>
          <table:table-cell table:style-name="ce229" office:value-type="string" calcext:value-type="string">
            <text:p>A3</text:p>
          </table:table-cell>
          <table:table-cell table:style-name="ce229" office:value-type="string" calcext:value-type="string">
            <text:p>A4</text:p>
          </table:table-cell>
          <table:table-cell table:style-name="ce243" table:formula="of:=IF([.B8]=&quot;Girone&quot;;VLOOKUP([.D8];A_SQUADRE_PER_CODICE;2);&quot;ERRORE!&quot;)" office:value-type="string" office:string-value="Tigri" calcext:value-type="string">
            <text:p>Tigri</text:p>
          </table:table-cell>
          <table:table-cell table:style-name="ce243" table:formula="of:=IF([.B8]=&quot;Girone&quot;;VLOOKUP([.E8];A_SQUADRE_PER_CODICE;2);&quot;ERRORE!&quot;)" office:value-type="string" office:string-value="Ghepardi" calcext:value-type="string">
            <text:p>Ghepardi</text:p>
          </table:table-cell>
          <table:table-cell table:style-name="ce229" table:formula="of:=VLOOKUP([.A8];A_4_INPUT_DATE_E_RISULTATI_GIRONI;6;0)" office:value-type="float" office:value="79" calcext:value-type="float">
            <text:p>79</text:p>
          </table:table-cell>
          <table:table-cell table:style-name="ce229" table:formula="of:=VLOOKUP([.A8];A_4_INPUT_DATE_E_RISULTATI_GIRONI;7;0)" office:value-type="float" office:value="48" calcext:value-type="float">
            <text:p>48</text:p>
          </table:table-cell>
          <table:table-cell table:style-name="ce243" table:formula="of:=IF([.H8]&gt;[.I8];[.F8];[.G8])" office:value-type="string" office:string-value="Tigri" calcext:value-type="string">
            <text:p>Tigri</text:p>
          </table:table-cell>
          <table:table-cell table:style-name="ce243" table:formula="of:=IF([.H8]&lt;[.I8];[.F8];[.G8])" office:value-type="string" office:string-value="Ghepardi" calcext:value-type="string">
            <text:p>Ghepardi</text:p>
          </table:table-cell>
          <table:table-cell table:style-name="ce229" table:formula="of:=1*([.H8]&gt;[.I8])" office:value-type="float" office:value="1" calcext:value-type="float">
            <text:p>1</text:p>
          </table:table-cell>
          <table:table-cell table:style-name="ce270" table:formula="of:=1*([.H8]&lt;[.I8])*NOT(AND([.H8]=0;[.I8]=20))" office:value-type="float" office:value="0" calcext:value-type="float">
            <text:p>0</text:p>
          </table:table-cell>
          <table:table-cell table:style-name="ce270" table:formula="of:=1*AND([.H8]=0;[.I8]=20)" office:value-type="float" office:value="0" calcext:value-type="float">
            <text:p>0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88" table:formula="of:=[.O8]-[.P8]" office:value-type="float" office:value="31" calcext:value-type="float">
            <text:p>+31</text:p>
          </table:table-cell>
          <table:table-cell table:style-name="ce229" table:formula="of:=1*([.I8]&gt;[.H8])" office:value-type="float" office:value="0" calcext:value-type="float">
            <text:p>0</text:p>
          </table:table-cell>
          <table:table-cell table:style-name="ce229" table:formula="of:=1*([.I8]&lt;[.H8])*NOT(AND([.H8]=20;[.I8]=0))" office:value-type="float" office:value="1" calcext:value-type="float">
            <text:p>1</text:p>
          </table:table-cell>
          <table:table-cell table:style-name="ce229" table:formula="of:=1*AND([.H8]=20;[.I8]=0)" office:value-type="float" office:value="0" calcext:value-type="float">
            <text:p>0</text:p>
          </table:table-cell>
          <table:table-cell table:style-name="ce229" table:formula="of:=[.I8]" office:value-type="float" office:value="48" calcext:value-type="float">
            <text:p>48</text:p>
          </table:table-cell>
          <table:table-cell table:style-name="ce229" table:formula="of:=[.H8]" office:value-type="float" office:value="79" calcext:value-type="float">
            <text:p>79</text:p>
          </table:table-cell>
          <table:table-cell table:style-name="ce305" table:formula="of:=[.U8]-[.V8]" office:value-type="float" office:value="-31" calcext:value-type="float">
            <text:p>-31</text:p>
          </table:table-cell>
          <table:table-cell/>
          <table:table-cell table:style-name="ce320" table:formula="of:=COUNTIF(B_COEFF_GIRONE_B;&quot;&gt;=&quot;&amp;[.AS8])&amp;[.Z8]" office:value-type="string" office:string-value="2B" calcext:value-type="string">
            <text:p>2B</text:p>
          </table:table-cell>
          <table:table-cell table:style-name="ce352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360" table:formula="of:=VLOOKUP([.AA8];A_SQUADRE_PER_CODICE;2)" office:value-type="string" office:string-value="Puma" calcext:value-type="string">
            <text:p>Puma</text:p>
          </table:table-cell>
          <table:table-cell table:style-name="ce229" table:formula="of:=[.AD8]+[.AE8]+[.AF8]" office:value-type="float" office:value="3" calcext:value-type="float">
            <text:p>3</text:p>
          </table:table-cell>
          <table:table-cell table:style-name="ce229" table:formula="of:=SUMIF(B_SQUADRA_A_GIRONI;[.AB8];B_VINTE_SQUADRA_A_GIRONI)+SUMIF(B_SQUADRA_B_GIRONI;[.AB8];B_VINTE_SQUADRA_B_GIRONI)" office:value-type="float" office:value="2" calcext:value-type="float">
            <text:p>2</text:p>
          </table:table-cell>
          <table:table-cell table:style-name="ce229" table:formula="of:=SUMIF(B_SQUADRA_A_GIRONI;[.AB8];B_PERSE_SQUADRA_A_GIRONI)+SUMIF(B_SQUADRA_B_GIRONI;[.AB8];B_PERSE_SQUADRA_B_GIRONI)" office:value-type="float" office:value="1" calcext:value-type="float">
            <text:p>1</text:p>
          </table:table-cell>
          <table:table-cell table:style-name="ce229" table:formula="of:=SUMIF(B_SQUADRA_A_GIRONI;[.AB8];B_FORFAIT_SQUADRA_A_GIRONI)+SUMIF(B_SQUADRA_B_GIRONI;[.AB8];B_FORFAIT_SQUADRA_B_GIRONI)" office:value-type="float" office:value="0" calcext:value-type="float">
            <text:p>0</text:p>
          </table:table-cell>
          <table:table-cell table:style-name="ce366" table:formula="of:=2*[.AD8]+1*[.AE8]+0*[.AF8]" office:value-type="float" office:value="5" calcext:value-type="float">
            <text:p>5</text:p>
          </table:table-cell>
          <table:table-cell table:style-name="ce372" table:formula="of:=SUMIF(B_SQUADRA_A_GIRONI;[.AB8];B_PUNTI_FATTI_SQUADRA_A_GIRONI)+SUMIF(B_SQUADRA_B_GIRONI;[.AB8];B_PUNTI_FATTI_SQUADRA_B_GIRONI)" office:value-type="float" office:value="216" calcext:value-type="float">
            <text:p>216</text:p>
          </table:table-cell>
          <table:table-cell table:style-name="ce229" table:formula="of:=SUMIF(B_SQUADRA_A_GIRONI;[.AB8];B_PUNTI_SUBITI_SQUADRA_A_GIRONI)+SUMIF(B_SQUADRA_B_GIRONI;[.AB8];B_PUNTI_SUBITI_SQUADRA_B_GIRONI)" office:value-type="float" office:value="184" calcext:value-type="float">
            <text:p>184</text:p>
          </table:table-cell>
          <table:table-cell table:style-name="ce463" table:formula="of:=SUMIF(B_SQUADRA_A_GIRONI;[.AB8];B_DIFF_CANESTRI_SQUADRA_A_GIRONI)+SUMIF(B_SQUADRA_B_GIRONI;[.AB8];B_DIFF_CANESTRI_SQUADRA_B_GIRONI)" office:value-type="float" office:value="32" calcext:value-type="float">
            <text:p>+32</text:p>
          </table:table-cell>
          <table:table-cell table:style-name="ce229" table:formula="of:=IF([.AG8]=[.AG9];INDIRECT(&quot;O&quot;&amp;6+6*(FIND([.Z8];&quot;ABCDEFGH&quot;)-1));0)" office:value-type="float" office:value="0" calcext:value-type="float">
            <text:p>0</text:p>
          </table:table-cell>
          <table:table-cell table:style-name="ce229" table:formula="of:=IF([.AG8]=[.AG10];INDIRECT(&quot;O&quot;&amp;7+6*(FIND([.Z8];&quot;ABCDEFGH&quot;)-1));0)" office:value-type="float" office:value="0" calcext:value-type="float">
            <text:p>0</text:p>
          </table:table-cell>
          <table:table-cell table:style-name="ce229" table:formula="of:=IF([.AG8]=[.AG7];INDIRECT(&quot;U&quot;&amp;3+6*(FIND([.Z8];&quot;ABCDEFGH&quot;)-1));0)" office:value-type="float" office:value="51" calcext:value-type="float">
            <text:p>51</text:p>
          </table:table-cell>
          <table:table-cell table:style-name="ce372" table:formula="of:=[.AK8]+[.AL8]+[.AM8]" office:value-type="float" office:value="51" calcext:value-type="float">
            <text:p>51</text:p>
          </table:table-cell>
          <table:table-cell table:style-name="ce288" table:formula="of:=IF([.AG8]=[.AG9];INDIRECT(&quot;Q&quot;&amp;6+6*(FIND([.Z8];&quot;ABCDEFGH&quot;)-1));0)" office:value-type="float" office:value="0" calcext:value-type="float">
            <text:p>+0</text:p>
          </table:table-cell>
          <table:table-cell table:style-name="ce288" table:formula="of:=IF([.AG8]=[.AG10];INDIRECT(&quot;Q&quot;&amp;7+6*(FIND([.Z8];&quot;ABCDEFGH&quot;)-1));0)" office:value-type="float" office:value="0" calcext:value-type="float">
            <text:p>+0</text:p>
          </table:table-cell>
          <table:table-cell table:style-name="ce288" table:formula="of:=IF([.AG8]=[.AG7];INDIRECT(&quot;W&quot;&amp;3+6*(FIND([.Z8];&quot;ABCDEFGH&quot;)-1));0)" office:value-type="float" office:value="-16" calcext:value-type="float">
            <text:p>-16</text:p>
          </table:table-cell>
          <table:table-cell table:style-name="ce463" table:formula="of:=[.AO8]+[.AP8]+[.AQ8]" office:value-type="float" office:value="-16" calcext:value-type="float">
            <text:p>-16</text:p>
          </table:table-cell>
          <table:table-cell table:style-name="ce486" table:formula="of:=[.AG8]+(500+[.AR8])*10^-3+[.AN8]*10^-6+(500+[.AJ8])*10^-9+[.AH8]*10^-12" office:value-type="float" office:value="5.484051532216" calcext:value-type="float">
            <text:p>5,484051532216</text:p>
          </table:table-cell>
          <table:table-cell/>
          <table:table-cell table:style-name="ce501" table:formula="of:=IF([.AX8]=&quot;&quot;;&quot;&quot;;[.AX8]&amp;&quot;/&quot;&amp;COUNTIF([.AX8:.AX$66];[.AX8]))" office:value-type="string" office:string-value="1-16/5" calcext:value-type="string">
            <text:p>1-16/5</text:p>
          </table:table-cell>
          <table:table-cell table:style-name="ce156" office:value-type="float" office:value="54" calcext:value-type="float">
            <text:p>5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D</text:p>
          </table:table-cell>
          <table:table-cell table:style-name="ce229" office:value-type="string" calcext:value-type="string">
            <text:p>2B</text:p>
          </table:table-cell>
          <table:table-cell table:style-name="ce243" table:formula="of:=IF(LEFT([.AY8];1)=&quot;V&quot;;VLOOKUP(NUMBERVALUE(SUBSTITUTE([.AY8];&quot;V&quot;;&quot;&quot;));B_PARTITE_2A_FASE_PER_NUMERO;10;FALSE());IF(LEFT([.AY8];1)=&quot;P&quot;;VLOOKUP(NUMBERVALUE(SUBSTITUTE([.AY8];&quot;P&quot;;&quot;&quot;));B_PARTITE_2A_FASE_PER_NUMERO;11;FALSE());VLOOKUP([.AY8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8];1)=&quot;V&quot;;VLOOKUP(NUMBERVALUE(SUBSTITUTE([.AZ8];&quot;V&quot;;&quot;&quot;));B_PARTITE_2A_FASE_PER_NUMERO;10;FALSE());IF(LEFT([.AZ8];1)=&quot;P&quot;;VLOOKUP(NUMBERVALUE(SUBSTITUTE([.AZ8];&quot;P&quot;;&quot;&quot;));B_PARTITE_2A_FASE_PER_NUMERO;11;FALSE());VLOOKUP([.AZ8];B_CLASSIFICHE_GIRONI;4;FALSE())))" office:value-type="string" office:string-value="Puma" calcext:value-type="string">
            <text:p>Puma</text:p>
          </table:table-cell>
          <table:table-cell table:style-name="ce229" table:formula="of:=VLOOKUP([.AV8];A_5_INPUT_DATE_E_RISULTATI_2A_FASE;6;0)" office:value-type="float" office:value="67" calcext:value-type="float">
            <text:p>67</text:p>
          </table:table-cell>
          <table:table-cell table:style-name="ce229" table:formula="of:=VLOOKUP([.AV8];A_5_INPUT_DATE_E_RISULTATI_2A_FASE;7;0)" office:value-type="float" office:value="34" calcext:value-type="float">
            <text:p>34</text:p>
          </table:table-cell>
          <table:table-cell table:style-name="ce243" table:formula="of:=IF([.BC8]&gt;[.BD8];[.BA8];[.BB8])" office:value-type="string" office:string-value="Coccodrilli" calcext:value-type="string">
            <text:p>Coccodrilli</text:p>
          </table:table-cell>
          <table:table-cell table:style-name="ce243" table:formula="of:=IF([.BC8]&lt;[.BD8];[.BA8];[.BB8])" office:value-type="string" office:string-value="Puma" calcext:value-type="string">
            <text:p>Puma</text:p>
          </table:table-cell>
          <table:table-cell table:style-name="ce229" table:formula="of:=1*([.BC8]&gt;[.BD8])" office:value-type="float" office:value="1" calcext:value-type="float">
            <text:p>1</text:p>
          </table:table-cell>
          <table:table-cell table:style-name="ce270" table:formula="of:=1*([.BC8]&lt;[.BD8])*NOT(AND([.BC8]=0;[.BD8]=20))" office:value-type="float" office:value="0" calcext:value-type="float">
            <text:p>0</text:p>
          </table:table-cell>
          <table:table-cell table:style-name="ce270" table:formula="of:=1*AND([.BC8]=0;[.BD8]=20)" office:value-type="float" office:value="0" calcext:value-type="float">
            <text:p>0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88" table:formula="of:=[.BJ8]-[.BK8]" office:value-type="float" office:value="33" calcext:value-type="float">
            <text:p>+33</text:p>
          </table:table-cell>
          <table:table-cell table:style-name="ce229" table:formula="of:=1*([.BD8]&gt;[.BC8])" office:value-type="float" office:value="0" calcext:value-type="float">
            <text:p>0</text:p>
          </table:table-cell>
          <table:table-cell table:style-name="ce229" table:formula="of:=1*([.BD8]&lt;[.BC8])*NOT(AND([.BC8]=20;[.BD8]=0))" office:value-type="float" office:value="1" calcext:value-type="float">
            <text:p>1</text:p>
          </table:table-cell>
          <table:table-cell table:style-name="ce229" table:formula="of:=1*AND([.BC8]=20;[.BD8]=0)" office:value-type="float" office:value="0" calcext:value-type="float">
            <text:p>0</text:p>
          </table:table-cell>
          <table:table-cell table:style-name="ce229" table:formula="of:=[.BD8]" office:value-type="float" office:value="34" calcext:value-type="float">
            <text:p>34</text:p>
          </table:table-cell>
          <table:table-cell table:style-name="ce229" table:formula="of:=[.BC8]" office:value-type="float" office:value="67" calcext:value-type="float">
            <text:p>67</text:p>
          </table:table-cell>
          <table:table-cell table:style-name="ce305" table:formula="of:=[.BP8]-[.BQ8]" office:value-type="float" office:value="-33" calcext:value-type="float">
            <text:p>-33</text:p>
          </table:table-cell>
        </table:table-row>
        <table:table-row table:style-name="ro1">
          <table:table-cell table:style-name="ce156" office:value-type="float" office:value="2" calcext:value-type="float">
            <text:p>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2</text:p>
          </table:table-cell>
          <table:table-cell table:style-name="ce243" table:formula="of:=IF([.B9]=&quot;Girone&quot;;VLOOKUP([.D9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9]=&quot;Girone&quot;;VLOOKUP([.E9];A_SQUADRE_PER_CODICE;2);&quot;ERRORE!&quot;)" office:value-type="string" office:string-value="Puma" calcext:value-type="string">
            <text:p>Puma</text:p>
          </table:table-cell>
          <table:table-cell table:style-name="ce229" table:formula="of:=VLOOKUP([.A9];A_4_INPUT_DATE_E_RISULTATI_GIRONI;6;0)" office:value-type="float" office:value="67" calcext:value-type="float">
            <text:p>67</text:p>
          </table:table-cell>
          <table:table-cell table:style-name="ce229" table:formula="of:=VLOOKUP([.A9];A_4_INPUT_DATE_E_RISULTATI_GIRONI;7;0)" office:value-type="float" office:value="51" calcext:value-type="float">
            <text:p>51</text:p>
          </table:table-cell>
          <table:table-cell table:style-name="ce243" table:formula="of:=IF([.H9]&gt;[.I9];[.F9];[.G9])" office:value-type="string" office:string-value="Giaguari" calcext:value-type="string">
            <text:p>Giaguari</text:p>
          </table:table-cell>
          <table:table-cell table:style-name="ce243" table:formula="of:=IF([.H9]&lt;[.I9];[.F9];[.G9])" office:value-type="string" office:string-value="Puma" calcext:value-type="string">
            <text:p>Puma</text:p>
          </table:table-cell>
          <table:table-cell table:style-name="ce229" table:formula="of:=1*([.H9]&gt;[.I9])" office:value-type="float" office:value="1" calcext:value-type="float">
            <text:p>1</text:p>
          </table:table-cell>
          <table:table-cell table:style-name="ce270" table:formula="of:=1*([.H9]&lt;[.I9])*NOT(AND([.H9]=0;[.I9]=20))" office:value-type="float" office:value="0" calcext:value-type="float">
            <text:p>0</text:p>
          </table:table-cell>
          <table:table-cell table:style-name="ce270" table:formula="of:=1*AND([.H9]=0;[.I9]=20)" office:value-type="float" office:value="0" calcext:value-type="float">
            <text:p>0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88" table:formula="of:=[.O9]-[.P9]" office:value-type="float" office:value="16" calcext:value-type="float">
            <text:p>+16</text:p>
          </table:table-cell>
          <table:table-cell table:style-name="ce229" table:formula="of:=1*([.I9]&gt;[.H9])" office:value-type="float" office:value="0" calcext:value-type="float">
            <text:p>0</text:p>
          </table:table-cell>
          <table:table-cell table:style-name="ce229" table:formula="of:=1*([.I9]&lt;[.H9])*NOT(AND([.H9]=20;[.I9]=0))" office:value-type="float" office:value="1" calcext:value-type="float">
            <text:p>1</text:p>
          </table:table-cell>
          <table:table-cell table:style-name="ce229" table:formula="of:=1*AND([.H9]=20;[.I9]=0)" office:value-type="float" office:value="0" calcext:value-type="float">
            <text:p>0</text:p>
          </table:table-cell>
          <table:table-cell table:style-name="ce229" table:formula="of:=[.I9]" office:value-type="float" office:value="51" calcext:value-type="float">
            <text:p>51</text:p>
          </table:table-cell>
          <table:table-cell table:style-name="ce229" table:formula="of:=[.H9]" office:value-type="float" office:value="67" calcext:value-type="float">
            <text:p>67</text:p>
          </table:table-cell>
          <table:table-cell table:style-name="ce305" table:formula="of:=[.U9]-[.V9]" office:value-type="float" office:value="-16" calcext:value-type="float">
            <text:p>-16</text:p>
          </table:table-cell>
          <table:table-cell/>
          <table:table-cell table:style-name="ce320" table:formula="of:=COUNTIF(B_COEFF_GIRONE_B;&quot;&gt;=&quot;&amp;[.AS9])&amp;[.Z9]" office:value-type="string" office:string-value="3B" calcext:value-type="string">
            <text:p>3B</text:p>
          </table:table-cell>
          <table:table-cell table:style-name="ce352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360" table:formula="of:=VLOOKUP([.AA9];A_SQUADRE_PER_CODICE;2)" office:value-type="string" office:string-value="Linci" calcext:value-type="string">
            <text:p>Linci</text:p>
          </table:table-cell>
          <table:table-cell table:style-name="ce229" table:formula="of:=[.AD9]+[.AE9]+[.AF9]" office:value-type="float" office:value="3" calcext:value-type="float">
            <text:p>3</text:p>
          </table:table-cell>
          <table:table-cell table:style-name="ce229" table:formula="of:=SUMIF(B_SQUADRA_A_GIRONI;[.AB9];B_VINTE_SQUADRA_A_GIRONI)+SUMIF(B_SQUADRA_B_GIRONI;[.AB9];B_VINTE_SQUADRA_B_GIRONI)" office:value-type="float" office:value="1" calcext:value-type="float">
            <text:p>1</text:p>
          </table:table-cell>
          <table:table-cell table:style-name="ce229" table:formula="of:=SUMIF(B_SQUADRA_A_GIRONI;[.AB9];B_PERSE_SQUADRA_A_GIRONI)+SUMIF(B_SQUADRA_B_GIRONI;[.AB9];B_PERSE_SQUADRA_B_GIRONI)" office:value-type="float" office:value="2" calcext:value-type="float">
            <text:p>2</text:p>
          </table:table-cell>
          <table:table-cell table:style-name="ce229" table:formula="of:=SUMIF(B_SQUADRA_A_GIRONI;[.AB9];B_FORFAIT_SQUADRA_A_GIRONI)+SUMIF(B_SQUADRA_B_GIRONI;[.AB9];B_FORFAIT_SQUADRA_B_GIRONI)" office:value-type="float" office:value="0" calcext:value-type="float">
            <text:p>0</text:p>
          </table:table-cell>
          <table:table-cell table:style-name="ce366" table:formula="of:=2*[.AD9]+1*[.AE9]+0*[.AF9]" office:value-type="float" office:value="4" calcext:value-type="float">
            <text:p>4</text:p>
          </table:table-cell>
          <table:table-cell table:style-name="ce372" table:formula="of:=SUMIF(B_SQUADRA_A_GIRONI;[.AB9];B_PUNTI_FATTI_SQUADRA_A_GIRONI)+SUMIF(B_SQUADRA_B_GIRONI;[.AB9];B_PUNTI_FATTI_SQUADRA_B_GIRONI)" office:value-type="float" office:value="181" calcext:value-type="float">
            <text:p>181</text:p>
          </table:table-cell>
          <table:table-cell table:style-name="ce229" table:formula="of:=SUMIF(B_SQUADRA_A_GIRONI;[.AB9];B_PUNTI_SUBITI_SQUADRA_A_GIRONI)+SUMIF(B_SQUADRA_B_GIRONI;[.AB9];B_PUNTI_SUBITI_SQUADRA_B_GIRONI)" office:value-type="float" office:value="197" calcext:value-type="float">
            <text:p>197</text:p>
          </table:table-cell>
          <table:table-cell table:style-name="ce463" table:formula="of:=SUMIF(B_SQUADRA_A_GIRONI;[.AB9];B_DIFF_CANESTRI_SQUADRA_A_GIRONI)+SUMIF(B_SQUADRA_B_GIRONI;[.AB9];B_DIFF_CANESTRI_SQUADRA_B_GIRONI)" office:value-type="float" office:value="-16" calcext:value-type="float">
            <text:p>-16</text:p>
          </table:table-cell>
          <table:table-cell table:style-name="ce229" table:formula="of:=IF([.AG9]=[.AG10];INDIRECT(&quot;O&quot;&amp;8+6*(FIND([.Z9];&quot;ABCDEFGH&quot;)-1));0)" office:value-type="float" office:value="62" calcext:value-type="float">
            <text:p>62</text:p>
          </table:table-cell>
          <table:table-cell table:style-name="ce229" table:formula="of:=IF([.AG9]=[.AG7];INDIRECT(&quot;U&quot;&amp;4+6*(FIND([.Z9];&quot;ABCDEFGH&quot;)-1));0)" office:value-type="float" office:value="0" calcext:value-type="float">
            <text:p>0</text:p>
          </table:table-cell>
          <table:table-cell table:style-name="ce229" table:formula="of:=IF([.AG9]=[.AG8];INDIRECT(&quot;U&quot;&amp;6+6*(FIND([.Z9];&quot;ABCDEFGH&quot;)-1));0)" office:value-type="float" office:value="0" calcext:value-type="float">
            <text:p>0</text:p>
          </table:table-cell>
          <table:table-cell table:style-name="ce372" table:formula="of:=[.AK9]+[.AL9]+[.AM9]" office:value-type="float" office:value="62" calcext:value-type="float">
            <text:p>62</text:p>
          </table:table-cell>
          <table:table-cell table:style-name="ce288" table:formula="of:=IF([.AG9]=[.AG10];INDIRECT(&quot;Q&quot;&amp;8+6*(FIND([.Z9];&quot;ABCDEFGH&quot;)-1));0)" office:value-type="float" office:value="18" calcext:value-type="float">
            <text:p>+18</text:p>
          </table:table-cell>
          <table:table-cell table:style-name="ce288" table:formula="of:=IF([.AG9]=[.AG7];INDIRECT(&quot;W&quot;&amp;4+6*(FIND([.Z9];&quot;ABCDEFGH&quot;)-1));0)" office:value-type="float" office:value="0" calcext:value-type="float">
            <text:p>+0</text:p>
          </table:table-cell>
          <table:table-cell table:style-name="ce288" table:formula="of:=IF([.AG9]=[.AG8];INDIRECT(&quot;W&quot;&amp;6+6*(FIND([.Z9];&quot;ABCDEFGH&quot;)-1));0)" office:value-type="float" office:value="0" calcext:value-type="float">
            <text:p>+0</text:p>
          </table:table-cell>
          <table:table-cell table:style-name="ce463" table:formula="of:=[.AO9]+[.AP9]+[.AQ9]" office:value-type="float" office:value="18" calcext:value-type="float">
            <text:p>+18</text:p>
          </table:table-cell>
          <table:table-cell table:style-name="ce486" table:formula="of:=[.AG9]+(500+[.AR9])*10^-3+[.AN9]*10^-6+(500+[.AJ9])*10^-9+[.AH9]*10^-12" office:value-type="float" office:value="4.518062484181" calcext:value-type="float">
            <text:p>4,518062484181</text:p>
          </table:table-cell>
          <table:table-cell/>
          <table:table-cell table:style-name="ce501" table:formula="of:=IF([.AX9]=&quot;&quot;;&quot;&quot;;[.AX9]&amp;&quot;/&quot;&amp;COUNTIF([.AX9:.AX$66];[.AX9]))" office:value-type="string" office:string-value="17-32/6" calcext:value-type="string">
            <text:p>17-32/6</text:p>
          </table:table-cell>
          <table:table-cell table:style-name="ce156" office:value-type="float" office:value="55" calcext:value-type="float">
            <text:p>5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B</text:p>
          </table:table-cell>
          <table:table-cell table:style-name="ce229" office:value-type="string" calcext:value-type="string">
            <text:p>4D</text:p>
          </table:table-cell>
          <table:table-cell table:style-name="ce243" table:formula="of:=IF(LEFT([.AY9];1)=&quot;V&quot;;VLOOKUP(NUMBERVALUE(SUBSTITUTE([.AY9];&quot;V&quot;;&quot;&quot;));B_PARTITE_2A_FASE_PER_NUMERO;10;FALSE());IF(LEFT([.AY9];1)=&quot;P&quot;;VLOOKUP(NUMBERVALUE(SUBSTITUTE([.AY9];&quot;P&quot;;&quot;&quot;));B_PARTITE_2A_FASE_PER_NUMERO;11;FALSE());VLOOKUP([.AY9];B_CLASSIFICHE_GIRONI;4;FALSE())))" office:value-type="string" office:string-value="Linci" calcext:value-type="string">
            <text:p>Linci</text:p>
          </table:table-cell>
          <table:table-cell table:style-name="ce243" table:formula="of:=IF(LEFT([.AZ9];1)=&quot;V&quot;;VLOOKUP(NUMBERVALUE(SUBSTITUTE([.AZ9];&quot;V&quot;;&quot;&quot;));B_PARTITE_2A_FASE_PER_NUMERO;10;FALSE());IF(LEFT([.AZ9];1)=&quot;P&quot;;VLOOKUP(NUMBERVALUE(SUBSTITUTE([.AZ9];&quot;P&quot;;&quot;&quot;));B_PARTITE_2A_FASE_PER_NUMERO;11;FALSE());VLOOKUP([.AZ9];B_CLASSIFICHE_GIRONI;4;FALSE())))" office:value-type="string" office:string-value="Falchi" calcext:value-type="string">
            <text:p>Falchi</text:p>
          </table:table-cell>
          <table:table-cell table:style-name="ce229" table:formula="of:=VLOOKUP([.AV9];A_5_INPUT_DATE_E_RISULTATI_2A_FASE;6;0)" office:value-type="float" office:value="59" calcext:value-type="float">
            <text:p>59</text:p>
          </table:table-cell>
          <table:table-cell table:style-name="ce229" table:formula="of:=VLOOKUP([.AV9];A_5_INPUT_DATE_E_RISULTATI_2A_FASE;7;0)" office:value-type="float" office:value="41" calcext:value-type="float">
            <text:p>41</text:p>
          </table:table-cell>
          <table:table-cell table:style-name="ce243" table:formula="of:=IF([.BC9]&gt;[.BD9];[.BA9];[.BB9])" office:value-type="string" office:string-value="Linci" calcext:value-type="string">
            <text:p>Linci</text:p>
          </table:table-cell>
          <table:table-cell table:style-name="ce243" table:formula="of:=IF([.BC9]&lt;[.BD9];[.BA9];[.BB9])" office:value-type="string" office:string-value="Falchi" calcext:value-type="string">
            <text:p>Falchi</text:p>
          </table:table-cell>
          <table:table-cell table:style-name="ce229" table:formula="of:=1*([.BC9]&gt;[.BD9])" office:value-type="float" office:value="1" calcext:value-type="float">
            <text:p>1</text:p>
          </table:table-cell>
          <table:table-cell table:style-name="ce270" table:formula="of:=1*([.BC9]&lt;[.BD9])*NOT(AND([.BC9]=0;[.BD9]=20))" office:value-type="float" office:value="0" calcext:value-type="float">
            <text:p>0</text:p>
          </table:table-cell>
          <table:table-cell table:style-name="ce270" table:formula="of:=1*AND([.BC9]=0;[.BD9]=20)" office:value-type="float" office:value="0" calcext:value-type="float">
            <text:p>0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88" table:formula="of:=[.BJ9]-[.BK9]" office:value-type="float" office:value="18" calcext:value-type="float">
            <text:p>+18</text:p>
          </table:table-cell>
          <table:table-cell table:style-name="ce229" table:formula="of:=1*([.BD9]&gt;[.BC9])" office:value-type="float" office:value="0" calcext:value-type="float">
            <text:p>0</text:p>
          </table:table-cell>
          <table:table-cell table:style-name="ce229" table:formula="of:=1*([.BD9]&lt;[.BC9])*NOT(AND([.BC9]=20;[.BD9]=0))" office:value-type="float" office:value="1" calcext:value-type="float">
            <text:p>1</text:p>
          </table:table-cell>
          <table:table-cell table:style-name="ce229" table:formula="of:=1*AND([.BC9]=20;[.BD9]=0)" office:value-type="float" office:value="0" calcext:value-type="float">
            <text:p>0</text:p>
          </table:table-cell>
          <table:table-cell table:style-name="ce229" table:formula="of:=[.BD9]" office:value-type="float" office:value="41" calcext:value-type="float">
            <text:p>41</text:p>
          </table:table-cell>
          <table:table-cell table:style-name="ce229" table:formula="of:=[.BC9]" office:value-type="float" office:value="59" calcext:value-type="float">
            <text:p>59</text:p>
          </table:table-cell>
          <table:table-cell table:style-name="ce305" table:formula="of:=[.BP9]-[.BQ9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10" calcext:value-type="float">
            <text:p>1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0]=&quot;Girone&quot;;VLOOKUP([.D10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0]=&quot;Girone&quot;;VLOOKUP([.E10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0];A_4_INPUT_DATE_E_RISULTATI_GIRONI;6;0)" office:value-type="float" office:value="56" calcext:value-type="float">
            <text:p>56</text:p>
          </table:table-cell>
          <table:table-cell table:style-name="ce229" table:formula="of:=VLOOKUP([.A10];A_4_INPUT_DATE_E_RISULTATI_GIRONI;7;0)" office:value-type="float" office:value="47" calcext:value-type="float">
            <text:p>47</text:p>
          </table:table-cell>
          <table:table-cell table:style-name="ce243" table:formula="of:=IF([.H10]&gt;[.I10];[.F10];[.G10])" office:value-type="string" office:string-value="Giaguari" calcext:value-type="string">
            <text:p>Giaguari</text:p>
          </table:table-cell>
          <table:table-cell table:style-name="ce243" table:formula="of:=IF([.H10]&lt;[.I10];[.F10];[.G10])" office:value-type="string" office:string-value="Linci" calcext:value-type="string">
            <text:p>Linci</text:p>
          </table:table-cell>
          <table:table-cell table:style-name="ce229" table:formula="of:=1*([.H10]&gt;[.I10])" office:value-type="float" office:value="1" calcext:value-type="float">
            <text:p>1</text:p>
          </table:table-cell>
          <table:table-cell table:style-name="ce270" table:formula="of:=1*([.H10]&lt;[.I10])*NOT(AND([.H10]=0;[.I10]=20))" office:value-type="float" office:value="0" calcext:value-type="float">
            <text:p>0</text:p>
          </table:table-cell>
          <table:table-cell table:style-name="ce270" table:formula="of:=1*AND([.H10]=0;[.I10]=20)" office:value-type="float" office:value="0" calcext:value-type="float">
            <text:p>0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88" table:formula="of:=[.O10]-[.P10]" office:value-type="float" office:value="9" calcext:value-type="float">
            <text:p>+9</text:p>
          </table:table-cell>
          <table:table-cell table:style-name="ce229" table:formula="of:=1*([.I10]&gt;[.H10])" office:value-type="float" office:value="0" calcext:value-type="float">
            <text:p>0</text:p>
          </table:table-cell>
          <table:table-cell table:style-name="ce229" table:formula="of:=1*([.I10]&lt;[.H10])*NOT(AND([.H10]=20;[.I10]=0))" office:value-type="float" office:value="1" calcext:value-type="float">
            <text:p>1</text:p>
          </table:table-cell>
          <table:table-cell table:style-name="ce229" table:formula="of:=1*AND([.H10]=20;[.I10]=0)" office:value-type="float" office:value="0" calcext:value-type="float">
            <text:p>0</text:p>
          </table:table-cell>
          <table:table-cell table:style-name="ce229" table:formula="of:=[.I10]" office:value-type="float" office:value="47" calcext:value-type="float">
            <text:p>47</text:p>
          </table:table-cell>
          <table:table-cell table:style-name="ce229" table:formula="of:=[.H10]" office:value-type="float" office:value="56" calcext:value-type="float">
            <text:p>56</text:p>
          </table:table-cell>
          <table:table-cell table:style-name="ce305" table:formula="of:=[.U10]-[.V10]" office:value-type="float" office:value="-9" calcext:value-type="float">
            <text:p>-9</text:p>
          </table:table-cell>
          <table:table-cell/>
          <table:table-cell table:style-name="ce349" table:formula="of:=COUNTIF(B_COEFF_GIRONE_B;&quot;&gt;=&quot;&amp;[.AS10])&amp;[.Z10]" office:value-type="string" office:string-value="4B" calcext:value-type="string">
            <text:p>4B</text:p>
          </table:table-cell>
          <table:table-cell table:style-name="ce354" office:value-type="string" calcext:value-type="string">
            <text:p>B</text:p>
          </table:table-cell>
          <table:table-cell table:style-name="ce357" office:value-type="string" calcext:value-type="string">
            <text:p>B4</text:p>
          </table:table-cell>
          <table:table-cell table:style-name="ce362" table:formula="of:=VLOOKUP([.AA10];A_SQUADRE_PER_CODICE;2)" office:value-type="string" office:string-value="Serval" calcext:value-type="string">
            <text:p>Serval</text:p>
          </table:table-cell>
          <table:table-cell table:style-name="ce357" table:formula="of:=[.AD10]+[.AE10]+[.AF10]" office:value-type="float" office:value="3" calcext:value-type="float">
            <text:p>3</text:p>
          </table:table-cell>
          <table:table-cell table:style-name="ce357" table:formula="of:=SUMIF(B_SQUADRA_A_GIRONI;[.AB10];B_VINTE_SQUADRA_A_GIRONI)+SUMIF(B_SQUADRA_B_GIRONI;[.AB10];B_VINTE_SQUADRA_B_GIRONI)" office:value-type="float" office:value="1" calcext:value-type="float">
            <text:p>1</text:p>
          </table:table-cell>
          <table:table-cell table:style-name="ce357" table:formula="of:=SUMIF(B_SQUADRA_A_GIRONI;[.AB10];B_PERSE_SQUADRA_A_GIRONI)+SUMIF(B_SQUADRA_B_GIRONI;[.AB10];B_PERSE_SQUADRA_B_GIRONI)" office:value-type="float" office:value="2" calcext:value-type="float">
            <text:p>2</text:p>
          </table:table-cell>
          <table:table-cell table:style-name="ce357" table:formula="of:=SUMIF(B_SQUADRA_A_GIRONI;[.AB10];B_FORFAIT_SQUADRA_A_GIRONI)+SUMIF(B_SQUADRA_B_GIRONI;[.AB10];B_FORFAIT_SQUADRA_B_GIRONI)" office:value-type="float" office:value="0" calcext:value-type="float">
            <text:p>0</text:p>
          </table:table-cell>
          <table:table-cell table:style-name="ce368" table:formula="of:=2*[.AD10]+1*[.AE10]+0*[.AF10]" office:value-type="float" office:value="4" calcext:value-type="float">
            <text:p>4</text:p>
          </table:table-cell>
          <table:table-cell table:style-name="ce460" table:formula="of:=SUMIF(B_SQUADRA_A_GIRONI;[.AB10];B_PUNTI_FATTI_SQUADRA_A_GIRONI)+SUMIF(B_SQUADRA_B_GIRONI;[.AB10];B_PUNTI_FATTI_SQUADRA_B_GIRONI)" office:value-type="float" office:value="183" calcext:value-type="float">
            <text:p>183</text:p>
          </table:table-cell>
          <table:table-cell table:style-name="ce357" table:formula="of:=SUMIF(B_SQUADRA_A_GIRONI;[.AB10];B_PUNTI_SUBITI_SQUADRA_A_GIRONI)+SUMIF(B_SQUADRA_B_GIRONI;[.AB10];B_PUNTI_SUBITI_SQUADRA_B_GIRONI)" office:value-type="float" office:value="206" calcext:value-type="float">
            <text:p>206</text:p>
          </table:table-cell>
          <table:table-cell table:style-name="ce466" table:formula="of:=SUMIF(B_SQUADRA_A_GIRONI;[.AB10];B_DIFF_CANESTRI_SQUADRA_A_GIRONI)+SUMIF(B_SQUADRA_B_GIRONI;[.AB10];B_DIFF_CANESTRI_SQUADRA_B_GIRONI)" office:value-type="float" office:value="-23" calcext:value-type="float">
            <text:p>-23</text:p>
          </table:table-cell>
          <table:table-cell table:style-name="ce357" table:formula="of:=IF([.AG10]=[.AG7];INDIRECT(&quot;U&quot;&amp;5+6*(FIND([.Z10];&quot;ABCDEFGH&quot;)-1));0)" office:value-type="float" office:value="0" calcext:value-type="float">
            <text:p>0</text:p>
          </table:table-cell>
          <table:table-cell table:style-name="ce357" table:formula="of:=IF([.AG10]=[.AG8];INDIRECT(&quot;U&quot;&amp;7+6*(FIND([.Z10];&quot;ABCDEFGH&quot;)-1));0)" office:value-type="float" office:value="0" calcext:value-type="float">
            <text:p>0</text:p>
          </table:table-cell>
          <table:table-cell table:style-name="ce357" table:formula="of:=IF([.AG10]=[.AG9];INDIRECT(&quot;U&quot;&amp;8+6*(FIND([.Z10];&quot;ABCDEFGH&quot;)-1));0)" office:value-type="float" office:value="44" calcext:value-type="float">
            <text:p>44</text:p>
          </table:table-cell>
          <table:table-cell table:style-name="ce460" table:formula="of:=[.AK10]+[.AL10]+[.AM10]" office:value-type="float" office:value="44" calcext:value-type="float">
            <text:p>44</text:p>
          </table:table-cell>
          <table:table-cell table:style-name="ce471" table:formula="of:=IF([.AG10]=[.AG7];INDIRECT(&quot;W&quot;&amp;5+6*(FIND([.Z10];&quot;ABCDEFGH&quot;)-1));0)" office:value-type="float" office:value="0" calcext:value-type="float">
            <text:p>+0</text:p>
          </table:table-cell>
          <table:table-cell table:style-name="ce471" table:formula="of:=IF([.AG10]=[.AG8];INDIRECT(&quot;W&quot;&amp;7+6*(FIND([.Z10];&quot;ABCDEFGH&quot;)-1));0)" office:value-type="float" office:value="0" calcext:value-type="float">
            <text:p>+0</text:p>
          </table:table-cell>
          <table:table-cell table:style-name="ce471" table:formula="of:=IF([.AG10]=[.AG9];INDIRECT(&quot;W&quot;&amp;8+6*(FIND([.Z10];&quot;ABCDEFGH&quot;)-1));0)" office:value-type="float" office:value="-18" calcext:value-type="float">
            <text:p>-18</text:p>
          </table:table-cell>
          <table:table-cell table:style-name="ce466" table:formula="of:=[.AO10]+[.AP10]+[.AQ10]" office:value-type="float" office:value="-18" calcext:value-type="float">
            <text:p>-18</text:p>
          </table:table-cell>
          <table:table-cell table:style-name="ce488" table:formula="of:=[.AG10]+(500+[.AR10])*10^-3+[.AN10]*10^-6+(500+[.AJ10])*10^-9+[.AH10]*10^-12" office:value-type="float" office:value="4.482044477183" calcext:value-type="float">
            <text:p>4,482044477183</text:p>
          </table:table-cell>
          <table:table-cell/>
          <table:table-cell table:style-name="ce501" table:formula="of:=IF([.AX10]=&quot;&quot;;&quot;&quot;;[.AX10]&amp;&quot;/&quot;&amp;COUNTIF([.AX10:.AX$66];[.AX10]))" office:value-type="string" office:string-value="17-32/5" calcext:value-type="string">
            <text:p>17-32/5</text:p>
          </table:table-cell>
          <table:table-cell table:style-name="ce156" office:value-type="float" office:value="56" calcext:value-type="float">
            <text:p>5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D</text:p>
          </table:table-cell>
          <table:table-cell table:style-name="ce229" office:value-type="string" calcext:value-type="string">
            <text:p>4B</text:p>
          </table:table-cell>
          <table:table-cell table:style-name="ce243" table:formula="of:=IF(LEFT([.AY10];1)=&quot;V&quot;;VLOOKUP(NUMBERVALUE(SUBSTITUTE([.AY10];&quot;V&quot;;&quot;&quot;));B_PARTITE_2A_FASE_PER_NUMERO;10;FALSE());IF(LEFT([.AY10];1)=&quot;P&quot;;VLOOKUP(NUMBERVALUE(SUBSTITUTE([.AY10];&quot;P&quot;;&quot;&quot;));B_PARTITE_2A_FASE_PER_NUMERO;11;FALSE());VLOOKUP([.AY10];B_CLASSIFICHE_GIRONI;4;FALSE())))" office:value-type="string" office:string-value="Aquile" calcext:value-type="string">
            <text:p>Aquile</text:p>
          </table:table-cell>
          <table:table-cell table:style-name="ce243" table:formula="of:=IF(LEFT([.AZ10];1)=&quot;V&quot;;VLOOKUP(NUMBERVALUE(SUBSTITUTE([.AZ10];&quot;V&quot;;&quot;&quot;));B_PARTITE_2A_FASE_PER_NUMERO;10;FALSE());IF(LEFT([.AZ10];1)=&quot;P&quot;;VLOOKUP(NUMBERVALUE(SUBSTITUTE([.AZ10];&quot;P&quot;;&quot;&quot;));B_PARTITE_2A_FASE_PER_NUMERO;11;FALSE());VLOOKUP([.AZ10];B_CLASSIFICHE_GIRONI;4;FALSE())))" office:value-type="string" office:string-value="Serval" calcext:value-type="string">
            <text:p>Serval</text:p>
          </table:table-cell>
          <table:table-cell table:style-name="ce229" table:formula="of:=VLOOKUP([.AV10];A_5_INPUT_DATE_E_RISULTATI_2A_FASE;6;0)" office:value-type="float" office:value="52" calcext:value-type="float">
            <text:p>52</text:p>
          </table:table-cell>
          <table:table-cell table:style-name="ce229" table:formula="of:=VLOOKUP([.AV10];A_5_INPUT_DATE_E_RISULTATI_2A_FASE;7;0)" office:value-type="float" office:value="30" calcext:value-type="float">
            <text:p>30</text:p>
          </table:table-cell>
          <table:table-cell table:style-name="ce243" table:formula="of:=IF([.BC10]&gt;[.BD10];[.BA10];[.BB10])" office:value-type="string" office:string-value="Aquile" calcext:value-type="string">
            <text:p>Aquile</text:p>
          </table:table-cell>
          <table:table-cell table:style-name="ce243" table:formula="of:=IF([.BC10]&lt;[.BD10];[.BA10];[.BB10])" office:value-type="string" office:string-value="Serval" calcext:value-type="string">
            <text:p>Serval</text:p>
          </table:table-cell>
          <table:table-cell table:style-name="ce229" table:formula="of:=1*([.BC10]&gt;[.BD10])" office:value-type="float" office:value="1" calcext:value-type="float">
            <text:p>1</text:p>
          </table:table-cell>
          <table:table-cell table:style-name="ce270" table:formula="of:=1*([.BC10]&lt;[.BD10])*NOT(AND([.BC10]=0;[.BD10]=20))" office:value-type="float" office:value="0" calcext:value-type="float">
            <text:p>0</text:p>
          </table:table-cell>
          <table:table-cell table:style-name="ce270" table:formula="of:=1*AND([.BC10]=0;[.BD10]=20)" office:value-type="float" office:value="0" calcext:value-type="float">
            <text:p>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88" table:formula="of:=[.BJ10]-[.BK10]" office:value-type="float" office:value="22" calcext:value-type="float">
            <text:p>+22</text:p>
          </table:table-cell>
          <table:table-cell table:style-name="ce229" table:formula="of:=1*([.BD10]&gt;[.BC10])" office:value-type="float" office:value="0" calcext:value-type="float">
            <text:p>0</text:p>
          </table:table-cell>
          <table:table-cell table:style-name="ce229" table:formula="of:=1*([.BD10]&lt;[.BC10])*NOT(AND([.BC10]=20;[.BD10]=0))" office:value-type="float" office:value="1" calcext:value-type="float">
            <text:p>1</text:p>
          </table:table-cell>
          <table:table-cell table:style-name="ce229" table:formula="of:=1*AND([.BC10]=20;[.BD10]=0)" office:value-type="float" office:value="0" calcext:value-type="float">
            <text:p>0</text:p>
          </table:table-cell>
          <table:table-cell table:style-name="ce229" table:formula="of:=[.BD10]" office:value-type="float" office:value="30" calcext:value-type="float">
            <text:p>30</text:p>
          </table:table-cell>
          <table:table-cell table:style-name="ce229" table:formula="of:=[.BC10]" office:value-type="float" office:value="52" calcext:value-type="float">
            <text:p>52</text:p>
          </table:table-cell>
          <table:table-cell table:style-name="ce305" table:formula="of:=[.BP10]-[.BQ10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6" calcext:value-type="float">
            <text:p>2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1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1]=&quot;Girone&quot;;VLOOKUP([.D11];A_SQUADRE_PER_CODICE;2);&quot;ERRORE!&quot;)" office:value-type="string" office:string-value="Giaguari" calcext:value-type="string">
            <text:p>Giaguari</text:p>
          </table:table-cell>
          <table:table-cell table:style-name="ce243" table:formula="of:=IF([.B11]=&quot;Girone&quot;;VLOOKUP([.E11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1];A_4_INPUT_DATE_E_RISULTATI_GIRONI;6;0)" office:value-type="float" office:value="76" calcext:value-type="float">
            <text:p>76</text:p>
          </table:table-cell>
          <table:table-cell table:style-name="ce229" table:formula="of:=VLOOKUP([.A11];A_4_INPUT_DATE_E_RISULTATI_GIRONI;7;0)" office:value-type="float" office:value="94" calcext:value-type="float">
            <text:p>94</text:p>
          </table:table-cell>
          <table:table-cell table:style-name="ce243" table:formula="of:=IF([.H11]&gt;[.I11];[.F11];[.G11])" office:value-type="string" office:string-value="Serval" calcext:value-type="string">
            <text:p>Serval</text:p>
          </table:table-cell>
          <table:table-cell table:style-name="ce243" table:formula="of:=IF([.H11]&lt;[.I11];[.F11];[.G11])" office:value-type="string" office:string-value="Giaguari" calcext:value-type="string">
            <text:p>Giaguari</text:p>
          </table:table-cell>
          <table:table-cell table:style-name="ce229" table:formula="of:=1*([.H11]&gt;[.I11])" office:value-type="float" office:value="0" calcext:value-type="float">
            <text:p>0</text:p>
          </table:table-cell>
          <table:table-cell table:style-name="ce270" table:formula="of:=1*([.H11]&lt;[.I11])*NOT(AND([.H11]=0;[.I11]=20))" office:value-type="float" office:value="1" calcext:value-type="float">
            <text:p>1</text:p>
          </table:table-cell>
          <table:table-cell table:style-name="ce270" table:formula="of:=1*AND([.H11]=0;[.I11]=20)" office:value-type="float" office:value="0" calcext:value-type="float">
            <text:p>0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88" table:formula="of:=[.O11]-[.P11]" office:value-type="float" office:value="-18" calcext:value-type="float">
            <text:p>-18</text:p>
          </table:table-cell>
          <table:table-cell table:style-name="ce229" table:formula="of:=1*([.I11]&gt;[.H11])" office:value-type="float" office:value="1" calcext:value-type="float">
            <text:p>1</text:p>
          </table:table-cell>
          <table:table-cell table:style-name="ce229" table:formula="of:=1*([.I11]&lt;[.H11])*NOT(AND([.H11]=20;[.I11]=0))" office:value-type="float" office:value="0" calcext:value-type="float">
            <text:p>0</text:p>
          </table:table-cell>
          <table:table-cell table:style-name="ce229" table:formula="of:=1*AND([.H11]=20;[.I11]=0)" office:value-type="float" office:value="0" calcext:value-type="float">
            <text:p>0</text:p>
          </table:table-cell>
          <table:table-cell table:style-name="ce229" table:formula="of:=[.I11]" office:value-type="float" office:value="94" calcext:value-type="float">
            <text:p>94</text:p>
          </table:table-cell>
          <table:table-cell table:style-name="ce229" table:formula="of:=[.H11]" office:value-type="float" office:value="76" calcext:value-type="float">
            <text:p>76</text:p>
          </table:table-cell>
          <table:table-cell table:style-name="ce305" table:formula="of:=[.U11]-[.V11]" office:value-type="float" office:value="18" calcext:value-type="float">
            <text:p>+18</text:p>
          </table:table-cell>
          <table:table-cell/>
          <table:table-cell table:style-name="ce320" table:formula="of:=COUNTIF(B_COEFF_GIRONE_C;&quot;&gt;=&quot;&amp;[.AS11])&amp;[.Z11]" office:value-type="string" office:string-value="1C" calcext:value-type="string">
            <text:p>1C</text:p>
          </table:table-cell>
          <table:table-cell table:style-name="ce352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360" table:formula="of:=VLOOKUP([.AA11];A_SQUADRE_PER_CODICE;2)" office:value-type="string" office:string-value="Elefanti" calcext:value-type="string">
            <text:p>Elefanti</text:p>
          </table:table-cell>
          <table:table-cell table:style-name="ce229" table:formula="of:=[.AD11]+[.AE11]+[.AF11]" office:value-type="float" office:value="3" calcext:value-type="float">
            <text:p>3</text:p>
          </table:table-cell>
          <table:table-cell table:style-name="ce229" table:formula="of:=SUMIF(B_SQUADRA_A_GIRONI;[.AB11];B_VINTE_SQUADRA_A_GIRONI)+SUMIF(B_SQUADRA_B_GIRONI;[.AB11];B_VINTE_SQUADRA_B_GIRONI)" office:value-type="float" office:value="2" calcext:value-type="float">
            <text:p>2</text:p>
          </table:table-cell>
          <table:table-cell table:style-name="ce229" table:formula="of:=SUMIF(B_SQUADRA_A_GIRONI;[.AB11];B_PERSE_SQUADRA_A_GIRONI)+SUMIF(B_SQUADRA_B_GIRONI;[.AB11];B_PERSE_SQUADRA_B_GIRONI)" office:value-type="float" office:value="1" calcext:value-type="float">
            <text:p>1</text:p>
          </table:table-cell>
          <table:table-cell table:style-name="ce229" table:formula="of:=SUMIF(B_SQUADRA_A_GIRONI;[.AB11];B_FORFAIT_SQUADRA_A_GIRONI)+SUMIF(B_SQUADRA_B_GIRONI;[.AB11];B_FORFAIT_SQUADRA_B_GIRONI)" office:value-type="float" office:value="0" calcext:value-type="float">
            <text:p>0</text:p>
          </table:table-cell>
          <table:table-cell table:style-name="ce366" table:formula="of:=2*[.AD11]+1*[.AE11]+0*[.AF11]" office:value-type="float" office:value="5" calcext:value-type="float">
            <text:p>5</text:p>
          </table:table-cell>
          <table:table-cell table:style-name="ce372" table:formula="of:=SUMIF(B_SQUADRA_A_GIRONI;[.AB11];B_PUNTI_FATTI_SQUADRA_A_GIRONI)+SUMIF(B_SQUADRA_B_GIRONI;[.AB11];B_PUNTI_FATTI_SQUADRA_B_GIRONI)" office:value-type="float" office:value="223" calcext:value-type="float">
            <text:p>223</text:p>
          </table:table-cell>
          <table:table-cell table:style-name="ce229" table:formula="of:=SUMIF(B_SQUADRA_A_GIRONI;[.AB11];B_PUNTI_SUBITI_SQUADRA_A_GIRONI)+SUMIF(B_SQUADRA_B_GIRONI;[.AB11];B_PUNTI_SUBITI_SQUADRA_B_GIRONI)" office:value-type="float" office:value="188" calcext:value-type="float">
            <text:p>188</text:p>
          </table:table-cell>
          <table:table-cell table:style-name="ce463" table:formula="of:=SUMIF(B_SQUADRA_A_GIRONI;[.AB11];B_DIFF_CANESTRI_SQUADRA_A_GIRONI)+SUMIF(B_SQUADRA_B_GIRONI;[.AB11];B_DIFF_CANESTRI_SQUADRA_B_GIRONI)" office:value-type="float" office:value="35" calcext:value-type="float">
            <text:p>+35</text:p>
          </table:table-cell>
          <table:table-cell table:style-name="ce229" table:formula="of:=IF([.AG11]=[.AG12];INDIRECT(&quot;O&quot;&amp;3+6*(FIND([.Z11];&quot;ABCDEFGH&quot;)-1));0)" office:value-type="float" office:value="100" calcext:value-type="float">
            <text:p>100</text:p>
          </table:table-cell>
          <table:table-cell table:style-name="ce270" table:formula="of:=IF([.AG11]=[.AG13];INDIRECT(&quot;O&quot;&amp;4+6*(FIND([.Z11];&quot;ABCDEFGH&quot;)-1));0)" office:value-type="float" office:value="66" calcext:value-type="float">
            <text:p>66</text:p>
          </table:table-cell>
          <table:table-cell table:style-name="ce229" table:formula="of:=IF([.AG11]=[.AG14];INDIRECT(&quot;O&quot;&amp;5+6*(FIND([.Z11];&quot;ABCDEFGH&quot;)-1));0)" office:value-type="float" office:value="0" calcext:value-type="float">
            <text:p>0</text:p>
          </table:table-cell>
          <table:table-cell table:style-name="ce372" table:formula="of:=[.AK11]+[.AL11]+[.AM11]" office:value-type="float" office:value="166" calcext:value-type="float">
            <text:p>166</text:p>
          </table:table-cell>
          <table:table-cell table:style-name="ce288" table:formula="of:=IF([.AG11]=[.AG12];INDIRECT(&quot;Q&quot;&amp;3+6*(FIND([.Z11];&quot;ABCDEFGH&quot;)-1));0)" office:value-type="float" office:value="49" calcext:value-type="float">
            <text:p>+49</text:p>
          </table:table-cell>
          <table:table-cell table:style-name="ce288" table:formula="of:=IF([.AG11]=[.AG13];INDIRECT(&quot;Q&quot;&amp;4+6*(FIND([.Z11];&quot;ABCDEFGH&quot;)-1));0)" office:value-type="float" office:value="-29" calcext:value-type="float">
            <text:p>-29</text:p>
          </table:table-cell>
          <table:table-cell table:style-name="ce288" table:formula="of:=IF([.AG11]=[.AG14];INDIRECT(&quot;Q&quot;&amp;5+6*(FIND([.Z11];&quot;ABCDEFGH&quot;)-1));0)" office:value-type="float" office:value="0" calcext:value-type="float">
            <text:p>+0</text:p>
          </table:table-cell>
          <table:table-cell table:style-name="ce463" table:formula="of:=[.AO11]+[.AP11]+[.AQ11]" office:value-type="float" office:value="20" calcext:value-type="float">
            <text:p>+20</text:p>
          </table:table-cell>
          <table:table-cell table:style-name="ce477" table:formula="of:=[.AG11]+(500+[.AR11])*10^-3+[.AN11]*10^-6+(500+[.AJ11])*10^-9+[.AH11]*10^-12" office:value-type="float" office:value="5.520166535223" calcext:value-type="float">
            <text:p>5,520166535223</text:p>
          </table:table-cell>
          <table:table-cell/>
          <table:table-cell table:style-name="ce501" table:formula="of:=IF([.AX11]=&quot;&quot;;&quot;&quot;;[.AX11]&amp;&quot;/&quot;&amp;COUNTIF([.AX11:.AX$66];[.AX11]))" office:value-type="string" office:string-value="1-16/4" calcext:value-type="string">
            <text:p>1-16/4</text:p>
          </table:table-cell>
          <table:table-cell table:style-name="ce156" office:value-type="float" office:value="57" calcext:value-type="float">
            <text:p>5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E</text:p>
          </table:table-cell>
          <table:table-cell table:style-name="ce509" office:value-type="string" calcext:value-type="string">
            <text:p>2G</text:p>
          </table:table-cell>
          <table:table-cell table:style-name="ce243" table:formula="of:=IF(LEFT([.AY11];1)=&quot;V&quot;;VLOOKUP(NUMBERVALUE(SUBSTITUTE([.AY11];&quot;V&quot;;&quot;&quot;));B_PARTITE_2A_FASE_PER_NUMERO;10;FALSE());IF(LEFT([.AY11];1)=&quot;P&quot;;VLOOKUP(NUMBERVALUE(SUBSTITUTE([.AY11];&quot;P&quot;;&quot;&quot;));B_PARTITE_2A_FASE_PER_NUMERO;11;FALSE());VLOOKUP([.AY11];B_CLASSIFICHE_GIRONI;4;FALSE())))" office:value-type="string" office:string-value="Bisonti" calcext:value-type="string">
            <text:p>Bisonti</text:p>
          </table:table-cell>
          <table:table-cell table:style-name="ce243" table:formula="of:=IF(LEFT([.AZ11];1)=&quot;V&quot;;VLOOKUP(NUMBERVALUE(SUBSTITUTE([.AZ11];&quot;V&quot;;&quot;&quot;));B_PARTITE_2A_FASE_PER_NUMERO;10;FALSE());IF(LEFT([.AZ11];1)=&quot;P&quot;;VLOOKUP(NUMBERVALUE(SUBSTITUTE([.AZ11];&quot;P&quot;;&quot;&quot;));B_PARTITE_2A_FASE_PER_NUMERO;11;FALSE());VLOOKUP([.AZ11];B_CLASSIFICHE_GIRONI;4;FALSE())))" office:value-type="string" office:string-value="Gorilla" calcext:value-type="string">
            <text:p>Gorilla</text:p>
          </table:table-cell>
          <table:table-cell table:style-name="ce229" table:formula="of:=VLOOKUP([.AV11];A_5_INPUT_DATE_E_RISULTATI_2A_FASE;6;0)" office:value-type="float" office:value="58" calcext:value-type="float">
            <text:p>58</text:p>
          </table:table-cell>
          <table:table-cell table:style-name="ce229" table:formula="of:=VLOOKUP([.AV11];A_5_INPUT_DATE_E_RISULTATI_2A_FASE;7;0)" office:value-type="float" office:value="39" calcext:value-type="float">
            <text:p>39</text:p>
          </table:table-cell>
          <table:table-cell table:style-name="ce243" table:formula="of:=IF([.BC11]&gt;[.BD11];[.BA11];[.BB11])" office:value-type="string" office:string-value="Bisonti" calcext:value-type="string">
            <text:p>Bisonti</text:p>
          </table:table-cell>
          <table:table-cell table:style-name="ce243" table:formula="of:=IF([.BC11]&lt;[.BD11];[.BA11];[.BB11])" office:value-type="string" office:string-value="Gorilla" calcext:value-type="string">
            <text:p>Gorilla</text:p>
          </table:table-cell>
          <table:table-cell table:style-name="ce229" table:formula="of:=1*([.BC11]&gt;[.BD11])" office:value-type="float" office:value="1" calcext:value-type="float">
            <text:p>1</text:p>
          </table:table-cell>
          <table:table-cell table:style-name="ce270" table:formula="of:=1*([.BC11]&lt;[.BD11])*NOT(AND([.BC11]=0;[.BD11]=20))" office:value-type="float" office:value="0" calcext:value-type="float">
            <text:p>0</text:p>
          </table:table-cell>
          <table:table-cell table:style-name="ce270" table:formula="of:=1*AND([.BC11]=0;[.BD11]=20)" office:value-type="float" office:value="0" calcext:value-type="float">
            <text:p>0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88" table:formula="of:=[.BJ11]-[.BK11]" office:value-type="float" office:value="19" calcext:value-type="float">
            <text:p>+19</text:p>
          </table:table-cell>
          <table:table-cell table:style-name="ce229" table:formula="of:=1*([.BD11]&gt;[.BC11])" office:value-type="float" office:value="0" calcext:value-type="float">
            <text:p>0</text:p>
          </table:table-cell>
          <table:table-cell table:style-name="ce229" table:formula="of:=1*([.BD11]&lt;[.BC11])*NOT(AND([.BC11]=20;[.BD11]=0))" office:value-type="float" office:value="1" calcext:value-type="float">
            <text:p>1</text:p>
          </table:table-cell>
          <table:table-cell table:style-name="ce229" table:formula="of:=1*AND([.BC11]=20;[.BD11]=0)" office:value-type="float" office:value="0" calcext:value-type="float">
            <text:p>0</text:p>
          </table:table-cell>
          <table:table-cell table:style-name="ce229" table:formula="of:=[.BD11]" office:value-type="float" office:value="39" calcext:value-type="float">
            <text:p>39</text:p>
          </table:table-cell>
          <table:table-cell table:style-name="ce229" table:formula="of:=[.BC11]" office:value-type="float" office:value="58" calcext:value-type="float">
            <text:p>58</text:p>
          </table:table-cell>
          <table:table-cell table:style-name="ce305" table:formula="of:=[.BP11]-[.BQ11]" office:value-type="float" office:value="-19" calcext:value-type="float">
            <text:p>-19</text:p>
          </table:table-cell>
        </table:table-row>
        <table:table-row table:style-name="ro1">
          <table:table-cell table:style-name="ce156" office:value-type="float" office:value="38" calcext:value-type="float">
            <text:p>3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3</text:p>
          </table:table-cell>
          <table:table-cell table:style-name="ce243" table:formula="of:=IF([.B12]=&quot;Girone&quot;;VLOOKUP([.D12];A_SQUADRE_PER_CODICE;2);&quot;ERRORE!&quot;)" office:value-type="string" office:string-value="Puma" calcext:value-type="string">
            <text:p>Puma</text:p>
          </table:table-cell>
          <table:table-cell table:style-name="ce243" table:formula="of:=IF([.B12]=&quot;Girone&quot;;VLOOKUP([.E12];A_SQUADRE_PER_CODICE;2);&quot;ERRORE!&quot;)" office:value-type="string" office:string-value="Linci" calcext:value-type="string">
            <text:p>Linci</text:p>
          </table:table-cell>
          <table:table-cell table:style-name="ce229" table:formula="of:=VLOOKUP([.A12];A_4_INPUT_DATE_E_RISULTATI_GIRONI;6;0)" office:value-type="float" office:value="97" calcext:value-type="float">
            <text:p>97</text:p>
          </table:table-cell>
          <table:table-cell table:style-name="ce229" table:formula="of:=VLOOKUP([.A12];A_4_INPUT_DATE_E_RISULTATI_GIRONI;7;0)" office:value-type="float" office:value="72" calcext:value-type="float">
            <text:p>72</text:p>
          </table:table-cell>
          <table:table-cell table:style-name="ce243" table:formula="of:=IF([.H12]&gt;[.I12];[.F12];[.G12])" office:value-type="string" office:string-value="Puma" calcext:value-type="string">
            <text:p>Puma</text:p>
          </table:table-cell>
          <table:table-cell table:style-name="ce243" table:formula="of:=IF([.H12]&lt;[.I12];[.F12];[.G12])" office:value-type="string" office:string-value="Linci" calcext:value-type="string">
            <text:p>Linci</text:p>
          </table:table-cell>
          <table:table-cell table:style-name="ce229" table:formula="of:=1*([.H12]&gt;[.I12])" office:value-type="float" office:value="1" calcext:value-type="float">
            <text:p>1</text:p>
          </table:table-cell>
          <table:table-cell table:style-name="ce270" table:formula="of:=1*([.H12]&lt;[.I12])*NOT(AND([.H12]=0;[.I12]=20))" office:value-type="float" office:value="0" calcext:value-type="float">
            <text:p>0</text:p>
          </table:table-cell>
          <table:table-cell table:style-name="ce270" table:formula="of:=1*AND([.H12]=0;[.I12]=20)" office:value-type="float" office:value="0" calcext:value-type="float">
            <text:p>0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88" table:formula="of:=[.O12]-[.P12]" office:value-type="float" office:value="25" calcext:value-type="float">
            <text:p>+25</text:p>
          </table:table-cell>
          <table:table-cell table:style-name="ce229" table:formula="of:=1*([.I12]&gt;[.H12])" office:value-type="float" office:value="0" calcext:value-type="float">
            <text:p>0</text:p>
          </table:table-cell>
          <table:table-cell table:style-name="ce229" table:formula="of:=1*([.I12]&lt;[.H12])*NOT(AND([.H12]=20;[.I12]=0))" office:value-type="float" office:value="1" calcext:value-type="float">
            <text:p>1</text:p>
          </table:table-cell>
          <table:table-cell table:style-name="ce229" table:formula="of:=1*AND([.H12]=20;[.I12]=0)" office:value-type="float" office:value="0" calcext:value-type="float">
            <text:p>0</text:p>
          </table:table-cell>
          <table:table-cell table:style-name="ce229" table:formula="of:=[.I12]" office:value-type="float" office:value="72" calcext:value-type="float">
            <text:p>72</text:p>
          </table:table-cell>
          <table:table-cell table:style-name="ce229" table:formula="of:=[.H12]" office:value-type="float" office:value="97" calcext:value-type="float">
            <text:p>97</text:p>
          </table:table-cell>
          <table:table-cell table:style-name="ce305" table:formula="of:=[.U12]-[.V12]" office:value-type="float" office:value="-25" calcext:value-type="float">
            <text:p>-25</text:p>
          </table:table-cell>
          <table:table-cell/>
          <table:table-cell table:style-name="ce320" table:formula="of:=COUNTIF(B_COEFF_GIRONE_C;&quot;&gt;=&quot;&amp;[.AS12])&amp;[.Z12]" office:value-type="string" office:string-value="2C" calcext:value-type="string">
            <text:p>2C</text:p>
          </table:table-cell>
          <table:table-cell table:style-name="ce352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360" table:formula="of:=VLOOKUP([.AA12];A_SQUADRE_PER_CODICE;2)" office:value-type="string" office:string-value="Giraffe" calcext:value-type="string">
            <text:p>Giraffe</text:p>
          </table:table-cell>
          <table:table-cell table:style-name="ce229" table:formula="of:=[.AD12]+[.AE12]+[.AF12]" office:value-type="float" office:value="3" calcext:value-type="float">
            <text:p>3</text:p>
          </table:table-cell>
          <table:table-cell table:style-name="ce229" table:formula="of:=SUMIF(B_SQUADRA_A_GIRONI;[.AB12];B_VINTE_SQUADRA_A_GIRONI)+SUMIF(B_SQUADRA_B_GIRONI;[.AB12];B_VINTE_SQUADRA_B_GIRONI)" office:value-type="float" office:value="2" calcext:value-type="float">
            <text:p>2</text:p>
          </table:table-cell>
          <table:table-cell table:style-name="ce229" table:formula="of:=SUMIF(B_SQUADRA_A_GIRONI;[.AB12];B_PERSE_SQUADRA_A_GIRONI)+SUMIF(B_SQUADRA_B_GIRONI;[.AB12];B_PERSE_SQUADRA_B_GIRONI)" office:value-type="float" office:value="1" calcext:value-type="float">
            <text:p>1</text:p>
          </table:table-cell>
          <table:table-cell table:style-name="ce229" table:formula="of:=SUMIF(B_SQUADRA_A_GIRONI;[.AB12];B_FORFAIT_SQUADRA_A_GIRONI)+SUMIF(B_SQUADRA_B_GIRONI;[.AB12];B_FORFAIT_SQUADRA_B_GIRONI)" office:value-type="float" office:value="0" calcext:value-type="float">
            <text:p>0</text:p>
          </table:table-cell>
          <table:table-cell table:style-name="ce366" table:formula="of:=2*[.AD12]+1*[.AE12]+0*[.AF12]" office:value-type="float" office:value="5" calcext:value-type="float">
            <text:p>5</text:p>
          </table:table-cell>
          <table:table-cell table:style-name="ce372" table:formula="of:=SUMIF(B_SQUADRA_A_GIRONI;[.AB12];B_PUNTI_FATTI_SQUADRA_A_GIRONI)+SUMIF(B_SQUADRA_B_GIRONI;[.AB12];B_PUNTI_FATTI_SQUADRA_B_GIRONI)" office:value-type="float" office:value="209" calcext:value-type="float">
            <text:p>209</text:p>
          </table:table-cell>
          <table:table-cell table:style-name="ce229" table:formula="of:=SUMIF(B_SQUADRA_A_GIRONI;[.AB12];B_PUNTI_SUBITI_SQUADRA_A_GIRONI)+SUMIF(B_SQUADRA_B_GIRONI;[.AB12];B_PUNTI_SUBITI_SQUADRA_B_GIRONI)" office:value-type="float" office:value="183" calcext:value-type="float">
            <text:p>183</text:p>
          </table:table-cell>
          <table:table-cell table:style-name="ce463" table:formula="of:=SUMIF(B_SQUADRA_A_GIRONI;[.AB12];B_DIFF_CANESTRI_SQUADRA_A_GIRONI)+SUMIF(B_SQUADRA_B_GIRONI;[.AB12];B_DIFF_CANESTRI_SQUADRA_B_GIRONI)" office:value-type="float" office:value="26" calcext:value-type="float">
            <text:p>+26</text:p>
          </table:table-cell>
          <table:table-cell table:style-name="ce229" table:formula="of:=IF([.AG12]=[.AG13];INDIRECT(&quot;O&quot;&amp;6+6*(FIND([.Z12];&quot;ABCDEFGH&quot;)-1));0)" office:value-type="float" office:value="98" calcext:value-type="float">
            <text:p>98</text:p>
          </table:table-cell>
          <table:table-cell table:style-name="ce229" table:formula="of:=IF([.AG12]=[.AG14];INDIRECT(&quot;O&quot;&amp;7+6*(FIND([.Z12];&quot;ABCDEFGH&quot;)-1));0)" office:value-type="float" office:value="0" calcext:value-type="float">
            <text:p>0</text:p>
          </table:table-cell>
          <table:table-cell table:style-name="ce229" table:formula="of:=IF([.AG12]=[.AG11];INDIRECT(&quot;U&quot;&amp;3+6*(FIND([.Z12];&quot;ABCDEFGH&quot;)-1));0)" office:value-type="float" office:value="51" calcext:value-type="float">
            <text:p>51</text:p>
          </table:table-cell>
          <table:table-cell table:style-name="ce372" table:formula="of:=[.AK12]+[.AL12]+[.AM12]" office:value-type="float" office:value="149" calcext:value-type="float">
            <text:p>149</text:p>
          </table:table-cell>
          <table:table-cell table:style-name="ce288" table:formula="of:=IF([.AG12]=[.AG13];INDIRECT(&quot;Q&quot;&amp;6+6*(FIND([.Z12];&quot;ABCDEFGH&quot;)-1));0)" office:value-type="float" office:value="49" calcext:value-type="float">
            <text:p>+49</text:p>
          </table:table-cell>
          <table:table-cell table:style-name="ce288" table:formula="of:=IF([.AG12]=[.AG14];INDIRECT(&quot;Q&quot;&amp;7+6*(FIND([.Z12];&quot;ABCDEFGH&quot;)-1));0)" office:value-type="float" office:value="0" calcext:value-type="float">
            <text:p>+0</text:p>
          </table:table-cell>
          <table:table-cell table:style-name="ce288" table:formula="of:=IF([.AG12]=[.AG11];INDIRECT(&quot;W&quot;&amp;3+6*(FIND([.Z12];&quot;ABCDEFGH&quot;)-1));0)" office:value-type="float" office:value="-49" calcext:value-type="float">
            <text:p>-49</text:p>
          </table:table-cell>
          <table:table-cell table:style-name="ce463" table:formula="of:=[.AO12]+[.AP12]+[.AQ12]" office:value-type="float" office:value="0" calcext:value-type="float">
            <text:p>+0</text:p>
          </table:table-cell>
          <table:table-cell table:style-name="ce477" table:formula="of:=[.AG12]+(500+[.AR12])*10^-3+[.AN12]*10^-6+(500+[.AJ12])*10^-9+[.AH12]*10^-12" office:value-type="float" office:value="5.500149526209" calcext:value-type="float">
            <text:p>5,500149526209</text:p>
          </table:table-cell>
          <table:table-cell/>
          <table:table-cell table:style-name="ce501" table:formula="of:=IF([.AX12]=&quot;&quot;;&quot;&quot;;[.AX12]&amp;&quot;/&quot;&amp;COUNTIF([.AX12:.AX$66];[.AX12]))" office:value-type="string" office:string-value="1-16/3" calcext:value-type="string">
            <text:p>1-16/3</text:p>
          </table:table-cell>
          <table:table-cell table:style-name="ce156" office:value-type="float" office:value="58" calcext:value-type="float">
            <text:p>5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G</text:p>
          </table:table-cell>
          <table:table-cell table:style-name="ce229" office:value-type="string" calcext:value-type="string">
            <text:p>2E</text:p>
          </table:table-cell>
          <table:table-cell table:style-name="ce243" table:formula="of:=IF(LEFT([.AY12];1)=&quot;V&quot;;VLOOKUP(NUMBERVALUE(SUBSTITUTE([.AY12];&quot;V&quot;;&quot;&quot;));B_PARTITE_2A_FASE_PER_NUMERO;10;FALSE());IF(LEFT([.AY12];1)=&quot;P&quot;;VLOOKUP(NUMBERVALUE(SUBSTITUTE([.AY12];&quot;P&quot;;&quot;&quot;));B_PARTITE_2A_FASE_PER_NUMERO;11;FALSE());VLOOKUP([.AY12];B_CLASSIFICHE_GIRONI;4;FALSE())))" office:value-type="string" office:string-value="Istrici" calcext:value-type="string">
            <text:p>Istrici</text:p>
          </table:table-cell>
          <table:table-cell table:style-name="ce243" table:formula="of:=IF(LEFT([.AZ12];1)=&quot;V&quot;;VLOOKUP(NUMBERVALUE(SUBSTITUTE([.AZ12];&quot;V&quot;;&quot;&quot;));B_PARTITE_2A_FASE_PER_NUMERO;10;FALSE());IF(LEFT([.AZ12];1)=&quot;P&quot;;VLOOKUP(NUMBERVALUE(SUBSTITUTE([.AZ12];&quot;P&quot;;&quot;&quot;));B_PARTITE_2A_FASE_PER_NUMERO;11;FALSE());VLOOKUP([.AZ12];B_CLASSIFICHE_GIRONI;4;FALSE())))" office:value-type="string" office:string-value="Bufali" calcext:value-type="string">
            <text:p>Bufali</text:p>
          </table:table-cell>
          <table:table-cell table:style-name="ce229" table:formula="of:=VLOOKUP([.AV12];A_5_INPUT_DATE_E_RISULTATI_2A_FASE;6;0)" office:value-type="float" office:value="64" calcext:value-type="float">
            <text:p>64</text:p>
          </table:table-cell>
          <table:table-cell table:style-name="ce229" table:formula="of:=VLOOKUP([.AV12];A_5_INPUT_DATE_E_RISULTATI_2A_FASE;7;0)" office:value-type="float" office:value="43" calcext:value-type="float">
            <text:p>43</text:p>
          </table:table-cell>
          <table:table-cell table:style-name="ce243" table:formula="of:=IF([.BC12]&gt;[.BD12];[.BA12];[.BB12])" office:value-type="string" office:string-value="Istrici" calcext:value-type="string">
            <text:p>Istrici</text:p>
          </table:table-cell>
          <table:table-cell table:style-name="ce243" table:formula="of:=IF([.BC12]&lt;[.BD12];[.BA12];[.BB12])" office:value-type="string" office:string-value="Bufali" calcext:value-type="string">
            <text:p>Bufali</text:p>
          </table:table-cell>
          <table:table-cell table:style-name="ce229" table:formula="of:=1*([.BC12]&gt;[.BD12])" office:value-type="float" office:value="1" calcext:value-type="float">
            <text:p>1</text:p>
          </table:table-cell>
          <table:table-cell table:style-name="ce270" table:formula="of:=1*([.BC12]&lt;[.BD12])*NOT(AND([.BC12]=0;[.BD12]=20))" office:value-type="float" office:value="0" calcext:value-type="float">
            <text:p>0</text:p>
          </table:table-cell>
          <table:table-cell table:style-name="ce270" table:formula="of:=1*AND([.BC12]=0;[.BD12]=20)" office:value-type="float" office:value="0" calcext:value-type="float">
            <text:p>0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88" table:formula="of:=[.BJ12]-[.BK12]" office:value-type="float" office:value="21" calcext:value-type="float">
            <text:p>+21</text:p>
          </table:table-cell>
          <table:table-cell table:style-name="ce229" table:formula="of:=1*([.BD12]&gt;[.BC12])" office:value-type="float" office:value="0" calcext:value-type="float">
            <text:p>0</text:p>
          </table:table-cell>
          <table:table-cell table:style-name="ce229" table:formula="of:=1*([.BD12]&lt;[.BC12])*NOT(AND([.BC12]=20;[.BD12]=0))" office:value-type="float" office:value="1" calcext:value-type="float">
            <text:p>1</text:p>
          </table:table-cell>
          <table:table-cell table:style-name="ce229" table:formula="of:=1*AND([.BC12]=20;[.BD12]=0)" office:value-type="float" office:value="0" calcext:value-type="float">
            <text:p>0</text:p>
          </table:table-cell>
          <table:table-cell table:style-name="ce229" table:formula="of:=[.BD12]" office:value-type="float" office:value="43" calcext:value-type="float">
            <text:p>43</text:p>
          </table:table-cell>
          <table:table-cell table:style-name="ce229" table:formula="of:=[.BC12]" office:value-type="float" office:value="64" calcext:value-type="float">
            <text:p>64</text:p>
          </table:table-cell>
          <table:table-cell table:style-name="ce305" table:formula="of:=[.BP12]-[.BQ1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14" calcext:value-type="float">
            <text:p>1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2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3]=&quot;Girone&quot;;VLOOKUP([.D13];A_SQUADRE_PER_CODICE;2);&quot;ERRORE!&quot;)" office:value-type="string" office:string-value="Puma" calcext:value-type="string">
            <text:p>Puma</text:p>
          </table:table-cell>
          <table:table-cell table:style-name="ce243" table:formula="of:=IF([.B13]=&quot;Girone&quot;;VLOOKUP([.E13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3];A_4_INPUT_DATE_E_RISULTATI_GIRONI;6;0)" office:value-type="float" office:value="68" calcext:value-type="float">
            <text:p>68</text:p>
          </table:table-cell>
          <table:table-cell table:style-name="ce229" table:formula="of:=VLOOKUP([.A13];A_4_INPUT_DATE_E_RISULTATI_GIRONI;7;0)" office:value-type="float" office:value="45" calcext:value-type="float">
            <text:p>45</text:p>
          </table:table-cell>
          <table:table-cell table:style-name="ce243" table:formula="of:=IF([.H13]&gt;[.I13];[.F13];[.G13])" office:value-type="string" office:string-value="Puma" calcext:value-type="string">
            <text:p>Puma</text:p>
          </table:table-cell>
          <table:table-cell table:style-name="ce243" table:formula="of:=IF([.H13]&lt;[.I13];[.F13];[.G13])" office:value-type="string" office:string-value="Serval" calcext:value-type="string">
            <text:p>Serval</text:p>
          </table:table-cell>
          <table:table-cell table:style-name="ce229" table:formula="of:=1*([.H13]&gt;[.I13])" office:value-type="float" office:value="1" calcext:value-type="float">
            <text:p>1</text:p>
          </table:table-cell>
          <table:table-cell table:style-name="ce270" table:formula="of:=1*([.H13]&lt;[.I13])*NOT(AND([.H13]=0;[.I13]=20))" office:value-type="float" office:value="0" calcext:value-type="float">
            <text:p>0</text:p>
          </table:table-cell>
          <table:table-cell table:style-name="ce270" table:formula="of:=1*AND([.H13]=0;[.I13]=20)" office:value-type="float" office:value="0" calcext:value-type="float">
            <text:p>0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88" table:formula="of:=[.O13]-[.P13]" office:value-type="float" office:value="23" calcext:value-type="float">
            <text:p>+23</text:p>
          </table:table-cell>
          <table:table-cell table:style-name="ce229" table:formula="of:=1*([.I13]&gt;[.H13])" office:value-type="float" office:value="0" calcext:value-type="float">
            <text:p>0</text:p>
          </table:table-cell>
          <table:table-cell table:style-name="ce229" table:formula="of:=1*([.I13]&lt;[.H13])*NOT(AND([.H13]=20;[.I13]=0))" office:value-type="float" office:value="1" calcext:value-type="float">
            <text:p>1</text:p>
          </table:table-cell>
          <table:table-cell table:style-name="ce229" table:formula="of:=1*AND([.H13]=20;[.I13]=0)" office:value-type="float" office:value="0" calcext:value-type="float">
            <text:p>0</text:p>
          </table:table-cell>
          <table:table-cell table:style-name="ce229" table:formula="of:=[.I13]" office:value-type="float" office:value="45" calcext:value-type="float">
            <text:p>45</text:p>
          </table:table-cell>
          <table:table-cell table:style-name="ce229" table:formula="of:=[.H13]" office:value-type="float" office:value="68" calcext:value-type="float">
            <text:p>68</text:p>
          </table:table-cell>
          <table:table-cell table:style-name="ce305" table:formula="of:=[.U13]-[.V13]" office:value-type="float" office:value="-23" calcext:value-type="float">
            <text:p>-23</text:p>
          </table:table-cell>
          <table:table-cell/>
          <table:table-cell table:style-name="ce320" table:formula="of:=COUNTIF(B_COEFF_GIRONE_C;&quot;&gt;=&quot;&amp;[.AS13])&amp;[.Z13]" office:value-type="string" office:string-value="3C" calcext:value-type="string">
            <text:p>3C</text:p>
          </table:table-cell>
          <table:table-cell table:style-name="ce352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360" table:formula="of:=VLOOKUP([.AA13];A_SQUADRE_PER_CODICE;2)" office:value-type="string" office:string-value="Ippopotami" calcext:value-type="string">
            <text:p>Ippopotami</text:p>
          </table:table-cell>
          <table:table-cell table:style-name="ce229" table:formula="of:=[.AD13]+[.AE13]+[.AF13]" office:value-type="float" office:value="3" calcext:value-type="float">
            <text:p>3</text:p>
          </table:table-cell>
          <table:table-cell table:style-name="ce229" table:formula="of:=SUMIF(B_SQUADRA_A_GIRONI;[.AB13];B_VINTE_SQUADRA_A_GIRONI)+SUMIF(B_SQUADRA_B_GIRONI;[.AB13];B_VINTE_SQUADRA_B_GIRONI)" office:value-type="float" office:value="2" calcext:value-type="float">
            <text:p>2</text:p>
          </table:table-cell>
          <table:table-cell table:style-name="ce229" table:formula="of:=SUMIF(B_SQUADRA_A_GIRONI;[.AB13];B_PERSE_SQUADRA_A_GIRONI)+SUMIF(B_SQUADRA_B_GIRONI;[.AB13];B_PERSE_SQUADRA_B_GIRONI)" office:value-type="float" office:value="1" calcext:value-type="float">
            <text:p>1</text:p>
          </table:table-cell>
          <table:table-cell table:style-name="ce229" table:formula="of:=SUMIF(B_SQUADRA_A_GIRONI;[.AB13];B_FORFAIT_SQUADRA_A_GIRONI)+SUMIF(B_SQUADRA_B_GIRONI;[.AB13];B_FORFAIT_SQUADRA_B_GIRONI)" office:value-type="float" office:value="0" calcext:value-type="float">
            <text:p>0</text:p>
          </table:table-cell>
          <table:table-cell table:style-name="ce366" table:formula="of:=2*[.AD13]+1*[.AE13]+0*[.AF13]" office:value-type="float" office:value="5" calcext:value-type="float">
            <text:p>5</text:p>
          </table:table-cell>
          <table:table-cell table:style-name="ce372" table:formula="of:=SUMIF(B_SQUADRA_A_GIRONI;[.AB13];B_PUNTI_FATTI_SQUADRA_A_GIRONI)+SUMIF(B_SQUADRA_B_GIRONI;[.AB13];B_PUNTI_FATTI_SQUADRA_B_GIRONI)" office:value-type="float" office:value="240" calcext:value-type="float">
            <text:p>240</text:p>
          </table:table-cell>
          <table:table-cell table:style-name="ce229" table:formula="of:=SUMIF(B_SQUADRA_A_GIRONI;[.AB13];B_PUNTI_SUBITI_SQUADRA_A_GIRONI)+SUMIF(B_SQUADRA_B_GIRONI;[.AB13];B_PUNTI_SUBITI_SQUADRA_B_GIRONI)" office:value-type="float" office:value="189" calcext:value-type="float">
            <text:p>189</text:p>
          </table:table-cell>
          <table:table-cell table:style-name="ce463" table:formula="of:=SUMIF(B_SQUADRA_A_GIRONI;[.AB13];B_DIFF_CANESTRI_SQUADRA_A_GIRONI)+SUMIF(B_SQUADRA_B_GIRONI;[.AB13];B_DIFF_CANESTRI_SQUADRA_B_GIRONI)" office:value-type="float" office:value="51" calcext:value-type="float">
            <text:p>+51</text:p>
          </table:table-cell>
          <table:table-cell table:style-name="ce229" table:formula="of:=IF([.AG13]=[.AG14];INDIRECT(&quot;O&quot;&amp;8+6*(FIND([.Z13];&quot;ABCDEFGH&quot;)-1));0)" office:value-type="float" office:value="0" calcext:value-type="float">
            <text:p>0</text:p>
          </table:table-cell>
          <table:table-cell table:style-name="ce229" table:formula="of:=IF([.AG13]=[.AG11];INDIRECT(&quot;U&quot;&amp;4+6*(FIND([.Z13];&quot;ABCDEFGH&quot;)-1));0)" office:value-type="float" office:value="95" calcext:value-type="float">
            <text:p>95</text:p>
          </table:table-cell>
          <table:table-cell table:style-name="ce229" table:formula="of:=IF([.AG13]=[.AG12];INDIRECT(&quot;U&quot;&amp;6+6*(FIND([.Z13];&quot;ABCDEFGH&quot;)-1));0)" office:value-type="float" office:value="49" calcext:value-type="float">
            <text:p>49</text:p>
          </table:table-cell>
          <table:table-cell table:style-name="ce372" table:formula="of:=[.AK13]+[.AL13]+[.AM13]" office:value-type="float" office:value="144" calcext:value-type="float">
            <text:p>144</text:p>
          </table:table-cell>
          <table:table-cell table:style-name="ce288" table:formula="of:=IF([.AG13]=[.AG14];INDIRECT(&quot;Q&quot;&amp;8+6*(FIND([.Z13];&quot;ABCDEFGH&quot;)-1));0)" office:value-type="float" office:value="0" calcext:value-type="float">
            <text:p>+0</text:p>
          </table:table-cell>
          <table:table-cell table:style-name="ce288" table:formula="of:=IF([.AG13]=[.AG11];INDIRECT(&quot;W&quot;&amp;4+6*(FIND([.Z13];&quot;ABCDEFGH&quot;)-1));0)" office:value-type="float" office:value="29" calcext:value-type="float">
            <text:p>+29</text:p>
          </table:table-cell>
          <table:table-cell table:style-name="ce288" table:formula="of:=IF([.AG13]=[.AG12];INDIRECT(&quot;W&quot;&amp;6+6*(FIND([.Z13];&quot;ABCDEFGH&quot;)-1));0)" office:value-type="float" office:value="-49" calcext:value-type="float">
            <text:p>-49</text:p>
          </table:table-cell>
          <table:table-cell table:style-name="ce463" table:formula="of:=[.AO13]+[.AP13]+[.AQ13]" office:value-type="float" office:value="-20" calcext:value-type="float">
            <text:p>-20</text:p>
          </table:table-cell>
          <table:table-cell table:style-name="ce477" table:formula="of:=[.AG13]+(500+[.AR13])*10^-3+[.AN13]*10^-6+(500+[.AJ13])*10^-9+[.AH13]*10^-12" office:value-type="float" office:value="5.48014455124" calcext:value-type="float">
            <text:p>5,480144551240</text:p>
          </table:table-cell>
          <table:table-cell/>
          <table:table-cell table:style-name="ce501" table:formula="of:=IF([.AX13]=&quot;&quot;;&quot;&quot;;[.AX13]&amp;&quot;/&quot;&amp;COUNTIF([.AX13:.AX$66];[.AX13]))" office:value-type="string" office:string-value="17-32/4" calcext:value-type="string">
            <text:p>17-32/4</text:p>
          </table:table-cell>
          <table:table-cell table:style-name="ce156" office:value-type="float" office:value="59" calcext:value-type="float">
            <text:p>5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E</text:p>
          </table:table-cell>
          <table:table-cell table:style-name="ce229" office:value-type="string" calcext:value-type="string">
            <text:p>4G</text:p>
          </table:table-cell>
          <table:table-cell table:style-name="ce243" table:formula="of:=IF(LEFT([.AY13];1)=&quot;V&quot;;VLOOKUP(NUMBERVALUE(SUBSTITUTE([.AY13];&quot;V&quot;;&quot;&quot;));B_PARTITE_2A_FASE_PER_NUMERO;10;FALSE());IF(LEFT([.AY13];1)=&quot;P&quot;;VLOOKUP(NUMBERVALUE(SUBSTITUTE([.AY13];&quot;P&quot;;&quot;&quot;));B_PARTITE_2A_FASE_PER_NUMERO;11;FALSE());VLOOKUP([.AY13];B_CLASSIFICHE_GIRONI;4;FALSE())))" office:value-type="string" office:string-value="Cervi" calcext:value-type="string">
            <text:p>Cervi</text:p>
          </table:table-cell>
          <table:table-cell table:style-name="ce243" table:formula="of:=IF(LEFT([.AZ13];1)=&quot;V&quot;;VLOOKUP(NUMBERVALUE(SUBSTITUTE([.AZ13];&quot;V&quot;;&quot;&quot;));B_PARTITE_2A_FASE_PER_NUMERO;10;FALSE());IF(LEFT([.AZ13];1)=&quot;P&quot;;VLOOKUP(NUMBERVALUE(SUBSTITUTE([.AZ13];&quot;P&quot;;&quot;&quot;));B_PARTITE_2A_FASE_PER_NUMERO;11;FALSE());VLOOKUP([.AZ13];B_CLASSIFICHE_GIRONI;4;FALSE())))" office:value-type="string" office:string-value="Muli" calcext:value-type="string">
            <text:p>Muli</text:p>
          </table:table-cell>
          <table:table-cell table:style-name="ce229" table:formula="of:=VLOOKUP([.AV13];A_5_INPUT_DATE_E_RISULTATI_2A_FASE;6;0)" office:value-type="float" office:value="50" calcext:value-type="float">
            <text:p>50</text:p>
          </table:table-cell>
          <table:table-cell table:style-name="ce229" table:formula="of:=VLOOKUP([.AV13];A_5_INPUT_DATE_E_RISULTATI_2A_FASE;7;0)" office:value-type="float" office:value="43" calcext:value-type="float">
            <text:p>43</text:p>
          </table:table-cell>
          <table:table-cell table:style-name="ce243" table:formula="of:=IF([.BC13]&gt;[.BD13];[.BA13];[.BB13])" office:value-type="string" office:string-value="Cervi" calcext:value-type="string">
            <text:p>Cervi</text:p>
          </table:table-cell>
          <table:table-cell table:style-name="ce243" table:formula="of:=IF([.BC13]&lt;[.BD13];[.BA13];[.BB13])" office:value-type="string" office:string-value="Muli" calcext:value-type="string">
            <text:p>Muli</text:p>
          </table:table-cell>
          <table:table-cell table:style-name="ce229" table:formula="of:=1*([.BC13]&gt;[.BD13])" office:value-type="float" office:value="1" calcext:value-type="float">
            <text:p>1</text:p>
          </table:table-cell>
          <table:table-cell table:style-name="ce270" table:formula="of:=1*([.BC13]&lt;[.BD13])*NOT(AND([.BC13]=0;[.BD13]=20))" office:value-type="float" office:value="0" calcext:value-type="float">
            <text:p>0</text:p>
          </table:table-cell>
          <table:table-cell table:style-name="ce270" table:formula="of:=1*AND([.BC13]=0;[.BD13]=20)" office:value-type="float" office:value="0" calcext:value-type="float">
            <text:p>0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88" table:formula="of:=[.BJ13]-[.BK13]" office:value-type="float" office:value="7" calcext:value-type="float">
            <text:p>+7</text:p>
          </table:table-cell>
          <table:table-cell table:style-name="ce229" table:formula="of:=1*([.BD13]&gt;[.BC13])" office:value-type="float" office:value="0" calcext:value-type="float">
            <text:p>0</text:p>
          </table:table-cell>
          <table:table-cell table:style-name="ce229" table:formula="of:=1*([.BD13]&lt;[.BC13])*NOT(AND([.BC13]=20;[.BD13]=0))" office:value-type="float" office:value="1" calcext:value-type="float">
            <text:p>1</text:p>
          </table:table-cell>
          <table:table-cell table:style-name="ce229" table:formula="of:=1*AND([.BC13]=20;[.BD13]=0)" office:value-type="float" office:value="0" calcext:value-type="float">
            <text:p>0</text:p>
          </table:table-cell>
          <table:table-cell table:style-name="ce229" table:formula="of:=[.BD13]" office:value-type="float" office:value="43" calcext:value-type="float">
            <text:p>43</text:p>
          </table:table-cell>
          <table:table-cell table:style-name="ce229" table:formula="of:=[.BC13]" office:value-type="float" office:value="50" calcext:value-type="float">
            <text:p>50</text:p>
          </table:table-cell>
          <table:table-cell table:style-name="ce305" table:formula="of:=[.BP13]-[.BQ13]" office:value-type="float" office:value="-7" calcext:value-type="float">
            <text:p>-7</text:p>
          </table:table-cell>
        </table:table-row>
        <table:table-row table:style-name="ro1">
          <table:table-cell table:style-name="ce156" office:value-type="float" office:value="6" calcext:value-type="float">
            <text:p>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B</text:p>
          </table:table-cell>
          <table:table-cell table:style-name="ce229" office:value-type="string" calcext:value-type="string">
            <text:p>B3</text:p>
          </table:table-cell>
          <table:table-cell table:style-name="ce229" office:value-type="string" calcext:value-type="string">
            <text:p>B4</text:p>
          </table:table-cell>
          <table:table-cell table:style-name="ce243" table:formula="of:=IF([.B14]=&quot;Girone&quot;;VLOOKUP([.D14];A_SQUADRE_PER_CODICE;2);&quot;ERRORE!&quot;)" office:value-type="string" office:string-value="Linci" calcext:value-type="string">
            <text:p>Linci</text:p>
          </table:table-cell>
          <table:table-cell table:style-name="ce243" table:formula="of:=IF([.B14]=&quot;Girone&quot;;VLOOKUP([.E14];A_SQUADRE_PER_CODICE;2);&quot;ERRORE!&quot;)" office:value-type="string" office:string-value="Serval" calcext:value-type="string">
            <text:p>Serval</text:p>
          </table:table-cell>
          <table:table-cell table:style-name="ce229" table:formula="of:=VLOOKUP([.A14];A_4_INPUT_DATE_E_RISULTATI_GIRONI;6;0)" office:value-type="float" office:value="62" calcext:value-type="float">
            <text:p>62</text:p>
          </table:table-cell>
          <table:table-cell table:style-name="ce229" table:formula="of:=VLOOKUP([.A14];A_4_INPUT_DATE_E_RISULTATI_GIRONI;7;0)" office:value-type="float" office:value="44" calcext:value-type="float">
            <text:p>44</text:p>
          </table:table-cell>
          <table:table-cell table:style-name="ce243" table:formula="of:=IF([.H14]&gt;[.I14];[.F14];[.G14])" office:value-type="string" office:string-value="Linci" calcext:value-type="string">
            <text:p>Linci</text:p>
          </table:table-cell>
          <table:table-cell table:style-name="ce243" table:formula="of:=IF([.H14]&lt;[.I14];[.F14];[.G14])" office:value-type="string" office:string-value="Serval" calcext:value-type="string">
            <text:p>Serval</text:p>
          </table:table-cell>
          <table:table-cell table:style-name="ce229" table:formula="of:=1*([.H14]&gt;[.I14])" office:value-type="float" office:value="1" calcext:value-type="float">
            <text:p>1</text:p>
          </table:table-cell>
          <table:table-cell table:style-name="ce270" table:formula="of:=1*([.H14]&lt;[.I14])*NOT(AND([.H14]=0;[.I14]=20))" office:value-type="float" office:value="0" calcext:value-type="float">
            <text:p>0</text:p>
          </table:table-cell>
          <table:table-cell table:style-name="ce270" table:formula="of:=1*AND([.H14]=0;[.I14]=20)" office:value-type="float" office:value="0" calcext:value-type="float">
            <text:p>0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88" table:formula="of:=[.O14]-[.P14]" office:value-type="float" office:value="18" calcext:value-type="float">
            <text:p>+18</text:p>
          </table:table-cell>
          <table:table-cell table:style-name="ce229" table:formula="of:=1*([.I14]&gt;[.H14])" office:value-type="float" office:value="0" calcext:value-type="float">
            <text:p>0</text:p>
          </table:table-cell>
          <table:table-cell table:style-name="ce229" table:formula="of:=1*([.I14]&lt;[.H14])*NOT(AND([.H14]=20;[.I14]=0))" office:value-type="float" office:value="1" calcext:value-type="float">
            <text:p>1</text:p>
          </table:table-cell>
          <table:table-cell table:style-name="ce229" table:formula="of:=1*AND([.H14]=20;[.I14]=0)" office:value-type="float" office:value="0" calcext:value-type="float">
            <text:p>0</text:p>
          </table:table-cell>
          <table:table-cell table:style-name="ce229" table:formula="of:=[.I14]" office:value-type="float" office:value="44" calcext:value-type="float">
            <text:p>44</text:p>
          </table:table-cell>
          <table:table-cell table:style-name="ce229" table:formula="of:=[.H14]" office:value-type="float" office:value="62" calcext:value-type="float">
            <text:p>62</text:p>
          </table:table-cell>
          <table:table-cell table:style-name="ce305" table:formula="of:=[.U14]-[.V14]" office:value-type="float" office:value="-18" calcext:value-type="float">
            <text:p>-18</text:p>
          </table:table-cell>
          <table:table-cell/>
          <table:table-cell table:style-name="ce320" table:formula="of:=COUNTIF(B_COEFF_GIRONE_C;&quot;&gt;=&quot;&amp;[.AS14])&amp;[.Z14]" office:value-type="string" office:string-value="4C" calcext:value-type="string">
            <text:p>4C</text:p>
          </table:table-cell>
          <table:table-cell table:style-name="ce352" office:value-type="string" calcext:value-type="string">
            <text:p>C</text:p>
          </table:table-cell>
          <table:table-cell table:style-name="ce229" office:value-type="string" calcext:value-type="string">
            <text:p>C4</text:p>
          </table:table-cell>
          <table:table-cell table:style-name="ce360" table:formula="of:=VLOOKUP([.AA14];A_SQUADRE_PER_CODICE;2)" office:value-type="string" office:string-value="Iguane" calcext:value-type="string">
            <text:p>Iguane</text:p>
          </table:table-cell>
          <table:table-cell table:style-name="ce229" table:formula="of:=[.AD14]+[.AE14]+[.AF14]" office:value-type="float" office:value="3" calcext:value-type="float">
            <text:p>3</text:p>
          </table:table-cell>
          <table:table-cell table:style-name="ce229" table:formula="of:=SUMIF(B_SQUADRA_A_GIRONI;[.AB14];B_VINTE_SQUADRA_A_GIRONI)+SUMIF(B_SQUADRA_B_GIRONI;[.AB14];B_VINTE_SQUADRA_B_GIRONI)" office:value-type="float" office:value="0" calcext:value-type="float">
            <text:p>0</text:p>
          </table:table-cell>
          <table:table-cell table:style-name="ce229" table:formula="of:=SUMIF(B_SQUADRA_A_GIRONI;[.AB14];B_PERSE_SQUADRA_A_GIRONI)+SUMIF(B_SQUADRA_B_GIRONI;[.AB14];B_PERSE_SQUADRA_B_GIRONI)" office:value-type="float" office:value="3" calcext:value-type="float">
            <text:p>3</text:p>
          </table:table-cell>
          <table:table-cell table:style-name="ce229" table:formula="of:=SUMIF(B_SQUADRA_A_GIRONI;[.AB14];B_FORFAIT_SQUADRA_A_GIRONI)+SUMIF(B_SQUADRA_B_GIRONI;[.AB14];B_FORFAIT_SQUADRA_B_GIRONI)" office:value-type="float" office:value="0" calcext:value-type="float">
            <text:p>0</text:p>
          </table:table-cell>
          <table:table-cell table:style-name="ce366" table:formula="of:=2*[.AD14]+1*[.AE14]+0*[.AF14]" office:value-type="float" office:value="3" calcext:value-type="float">
            <text:p>3</text:p>
          </table:table-cell>
          <table:table-cell table:style-name="ce372" table:formula="of:=SUMIF(B_SQUADRA_A_GIRONI;[.AB14];B_PUNTI_FATTI_SQUADRA_A_GIRONI)+SUMIF(B_SQUADRA_B_GIRONI;[.AB14];B_PUNTI_FATTI_SQUADRA_B_GIRONI)" office:value-type="float" office:value="101" calcext:value-type="float">
            <text:p>101</text:p>
          </table:table-cell>
          <table:table-cell table:style-name="ce229" table:formula="of:=SUMIF(B_SQUADRA_A_GIRONI;[.AB14];B_PUNTI_SUBITI_SQUADRA_A_GIRONI)+SUMIF(B_SQUADRA_B_GIRONI;[.AB14];B_PUNTI_SUBITI_SQUADRA_B_GIRONI)" office:value-type="float" office:value="213" calcext:value-type="float">
            <text:p>213</text:p>
          </table:table-cell>
          <table:table-cell table:style-name="ce463" table:formula="of:=SUMIF(B_SQUADRA_A_GIRONI;[.AB14];B_DIFF_CANESTRI_SQUADRA_A_GIRONI)+SUMIF(B_SQUADRA_B_GIRONI;[.AB14];B_DIFF_CANESTRI_SQUADRA_B_GIRONI)" office:value-type="float" office:value="-112" calcext:value-type="float">
            <text:p>-112</text:p>
          </table:table-cell>
          <table:table-cell table:style-name="ce229" table:formula="of:=IF([.AG14]=[.AG11];INDIRECT(&quot;U&quot;&amp;5+6*(FIND([.Z14];&quot;ABCDEFGH&quot;)-1));0)" office:value-type="float" office:value="0" calcext:value-type="float">
            <text:p>0</text:p>
          </table:table-cell>
          <table:table-cell table:style-name="ce229" table:formula="of:=IF([.AG14]=[.AG12];INDIRECT(&quot;U&quot;&amp;7+6*(FIND([.Z14];&quot;ABCDEFGH&quot;)-1));0)" office:value-type="float" office:value="0" calcext:value-type="float">
            <text:p>0</text:p>
          </table:table-cell>
          <table:table-cell table:style-name="ce229" table:formula="of:=IF([.AG14]=[.AG13];INDIRECT(&quot;U&quot;&amp;8+6*(FIND([.Z14];&quot;ABCDEFGH&quot;)-1));0)" office:value-type="float" office:value="0" calcext:value-type="float">
            <text:p>0</text:p>
          </table:table-cell>
          <table:table-cell table:style-name="ce372" table:formula="of:=[.AK14]+[.AL14]+[.AM14]" office:value-type="float" office:value="0" calcext:value-type="float">
            <text:p>0</text:p>
          </table:table-cell>
          <table:table-cell table:style-name="ce288" table:formula="of:=IF([.AG14]=[.AG11];INDIRECT(&quot;W&quot;&amp;5+6*(FIND([.Z14];&quot;ABCDEFGH&quot;)-1));0)" office:value-type="float" office:value="0" calcext:value-type="float">
            <text:p>+0</text:p>
          </table:table-cell>
          <table:table-cell table:style-name="ce288" table:formula="of:=IF([.AG14]=[.AG12];INDIRECT(&quot;W&quot;&amp;7+6*(FIND([.Z14];&quot;ABCDEFGH&quot;)-1));0)" office:value-type="float" office:value="0" calcext:value-type="float">
            <text:p>+0</text:p>
          </table:table-cell>
          <table:table-cell table:style-name="ce288" table:formula="of:=IF([.AG14]=[.AG13];INDIRECT(&quot;W&quot;&amp;8+6*(FIND([.Z14];&quot;ABCDEFGH&quot;)-1));0)" office:value-type="float" office:value="0" calcext:value-type="float">
            <text:p>+0</text:p>
          </table:table-cell>
          <table:table-cell table:style-name="ce463" table:formula="of:=[.AO14]+[.AP14]+[.AQ14]" office:value-type="float" office:value="0" calcext:value-type="float">
            <text:p>+0</text:p>
          </table:table-cell>
          <table:table-cell table:style-name="ce477" table:formula="of:=[.AG14]+(500+[.AR14])*10^-3+[.AN14]*10^-6+(500+[.AJ14])*10^-9+[.AH14]*10^-12" office:value-type="float" office:value="3.500000388101" calcext:value-type="float">
            <text:p>3,500000388101</text:p>
          </table:table-cell>
          <table:table-cell/>
          <table:table-cell table:style-name="ce501" table:formula="of:=IF([.AX14]=&quot;&quot;;&quot;&quot;;[.AX14]&amp;&quot;/&quot;&amp;COUNTIF([.AX14:.AX$66];[.AX14]))" office:value-type="string" office:string-value="17-32/3" calcext:value-type="string">
            <text:p>17-32/3</text:p>
          </table:table-cell>
          <table:table-cell table:style-name="ce156" office:value-type="float" office:value="60" calcext:value-type="float">
            <text:p>6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G</text:p>
          </table:table-cell>
          <table:table-cell table:style-name="ce229" office:value-type="string" calcext:value-type="string">
            <text:p>4E</text:p>
          </table:table-cell>
          <table:table-cell table:style-name="ce243" table:formula="of:=IF(LEFT([.AY14];1)=&quot;V&quot;;VLOOKUP(NUMBERVALUE(SUBSTITUTE([.AY14];&quot;V&quot;;&quot;&quot;));B_PARTITE_2A_FASE_PER_NUMERO;10;FALSE());IF(LEFT([.AY14];1)=&quot;P&quot;;VLOOKUP(NUMBERVALUE(SUBSTITUTE([.AY14];&quot;P&quot;;&quot;&quot;));B_PARTITE_2A_FASE_PER_NUMERO;11;FALSE());VLOOKUP([.AY14];B_CLASSIFICHE_GIRONI;4;FALSE())))" office:value-type="string" office:string-value="Orche" calcext:value-type="string">
            <text:p>Orche</text:p>
          </table:table-cell>
          <table:table-cell table:style-name="ce243" table:formula="of:=IF(LEFT([.AZ14];1)=&quot;V&quot;;VLOOKUP(NUMBERVALUE(SUBSTITUTE([.AZ14];&quot;V&quot;;&quot;&quot;));B_PARTITE_2A_FASE_PER_NUMERO;10;FALSE());IF(LEFT([.AZ14];1)=&quot;P&quot;;VLOOKUP(NUMBERVALUE(SUBSTITUTE([.AZ14];&quot;P&quot;;&quot;&quot;));B_PARTITE_2A_FASE_PER_NUMERO;11;FALSE());VLOOKUP([.AZ14];B_CLASSIFICHE_GIRONI;4;FALSE())))" office:value-type="string" office:string-value="Cinghiali" calcext:value-type="string">
            <text:p>Cinghiali</text:p>
          </table:table-cell>
          <table:table-cell table:style-name="ce229" table:formula="of:=VLOOKUP([.AV14];A_5_INPUT_DATE_E_RISULTATI_2A_FASE;6;0)" office:value-type="float" office:value="52" calcext:value-type="float">
            <text:p>52</text:p>
          </table:table-cell>
          <table:table-cell table:style-name="ce229" table:formula="of:=VLOOKUP([.AV14];A_5_INPUT_DATE_E_RISULTATI_2A_FASE;7;0)" office:value-type="float" office:value="42" calcext:value-type="float">
            <text:p>42</text:p>
          </table:table-cell>
          <table:table-cell table:style-name="ce243" table:formula="of:=IF([.BC14]&gt;[.BD14];[.BA14];[.BB14])" office:value-type="string" office:string-value="Orche" calcext:value-type="string">
            <text:p>Orche</text:p>
          </table:table-cell>
          <table:table-cell table:style-name="ce243" table:formula="of:=IF([.BC14]&lt;[.BD14];[.BA14];[.BB14])" office:value-type="string" office:string-value="Cinghiali" calcext:value-type="string">
            <text:p>Cinghiali</text:p>
          </table:table-cell>
          <table:table-cell table:style-name="ce229" table:formula="of:=1*([.BC14]&gt;[.BD14])" office:value-type="float" office:value="1" calcext:value-type="float">
            <text:p>1</text:p>
          </table:table-cell>
          <table:table-cell table:style-name="ce270" table:formula="of:=1*([.BC14]&lt;[.BD14])*NOT(AND([.BC14]=0;[.BD14]=20))" office:value-type="float" office:value="0" calcext:value-type="float">
            <text:p>0</text:p>
          </table:table-cell>
          <table:table-cell table:style-name="ce270" table:formula="of:=1*AND([.BC14]=0;[.BD14]=20)" office:value-type="float" office:value="0" calcext:value-type="float">
            <text:p>0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88" table:formula="of:=[.BJ14]-[.BK14]" office:value-type="float" office:value="10" calcext:value-type="float">
            <text:p>+10</text:p>
          </table:table-cell>
          <table:table-cell table:style-name="ce229" table:formula="of:=1*([.BD14]&gt;[.BC14])" office:value-type="float" office:value="0" calcext:value-type="float">
            <text:p>0</text:p>
          </table:table-cell>
          <table:table-cell table:style-name="ce229" table:formula="of:=1*([.BD14]&lt;[.BC14])*NOT(AND([.BC14]=20;[.BD14]=0))" office:value-type="float" office:value="1" calcext:value-type="float">
            <text:p>1</text:p>
          </table:table-cell>
          <table:table-cell table:style-name="ce229" table:formula="of:=1*AND([.BC14]=20;[.BD14]=0)" office:value-type="float" office:value="0" calcext:value-type="float">
            <text:p>0</text:p>
          </table:table-cell>
          <table:table-cell table:style-name="ce229" table:formula="of:=[.BD14]" office:value-type="float" office:value="42" calcext:value-type="float">
            <text:p>42</text:p>
          </table:table-cell>
          <table:table-cell table:style-name="ce229" table:formula="of:=[.BC14]" office:value-type="float" office:value="52" calcext:value-type="float">
            <text:p>52</text:p>
          </table:table-cell>
          <table:table-cell table:style-name="ce305" table:formula="of:=[.BP14]-[.BQ14]" office:value-type="float" office:value="-10" calcext:value-type="float">
            <text:p>-10</text:p>
          </table:table-cell>
        </table:table-row>
        <table:table-row table:style-name="ro1">
          <table:table-cell table:style-name="ce156" office:value-type="float" office:value="3" calcext:value-type="float">
            <text:p>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2</text:p>
          </table:table-cell>
          <table:table-cell table:style-name="ce243" table:formula="of:=IF([.B15]=&quot;Girone&quot;;VLOOKUP([.D15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5]=&quot;Girone&quot;;VLOOKUP([.E15];A_SQUADRE_PER_CODICE;2);&quot;ERRORE!&quot;)" office:value-type="string" office:string-value="Giraffe" calcext:value-type="string">
            <text:p>Giraffe</text:p>
          </table:table-cell>
          <table:table-cell table:style-name="ce229" table:formula="of:=VLOOKUP([.A15];A_4_INPUT_DATE_E_RISULTATI_GIRONI;6;0)" office:value-type="float" office:value="100" calcext:value-type="float">
            <text:p>100</text:p>
          </table:table-cell>
          <table:table-cell table:style-name="ce229" table:formula="of:=VLOOKUP([.A15];A_4_INPUT_DATE_E_RISULTATI_GIRONI;7;0)" office:value-type="float" office:value="51" calcext:value-type="float">
            <text:p>51</text:p>
          </table:table-cell>
          <table:table-cell table:style-name="ce243" table:formula="of:=IF([.H15]&gt;[.I15];[.F15];[.G15])" office:value-type="string" office:string-value="Elefanti" calcext:value-type="string">
            <text:p>Elefanti</text:p>
          </table:table-cell>
          <table:table-cell table:style-name="ce243" table:formula="of:=IF([.H15]&lt;[.I15];[.F15];[.G15])" office:value-type="string" office:string-value="Giraffe" calcext:value-type="string">
            <text:p>Giraffe</text:p>
          </table:table-cell>
          <table:table-cell table:style-name="ce229" table:formula="of:=1*([.H15]&gt;[.I15])" office:value-type="float" office:value="1" calcext:value-type="float">
            <text:p>1</text:p>
          </table:table-cell>
          <table:table-cell table:style-name="ce270" table:formula="of:=1*([.H15]&lt;[.I15])*NOT(AND([.H15]=0;[.I15]=20))" office:value-type="float" office:value="0" calcext:value-type="float">
            <text:p>0</text:p>
          </table:table-cell>
          <table:table-cell table:style-name="ce270" table:formula="of:=1*AND([.H15]=0;[.I15]=20)" office:value-type="float" office:value="0" calcext:value-type="float">
            <text:p>0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88" table:formula="of:=[.O15]-[.P15]" office:value-type="float" office:value="49" calcext:value-type="float">
            <text:p>+49</text:p>
          </table:table-cell>
          <table:table-cell table:style-name="ce229" table:formula="of:=1*([.I15]&gt;[.H15])" office:value-type="float" office:value="0" calcext:value-type="float">
            <text:p>0</text:p>
          </table:table-cell>
          <table:table-cell table:style-name="ce229" table:formula="of:=1*([.I15]&lt;[.H15])*NOT(AND([.H15]=20;[.I15]=0))" office:value-type="float" office:value="1" calcext:value-type="float">
            <text:p>1</text:p>
          </table:table-cell>
          <table:table-cell table:style-name="ce229" table:formula="of:=1*AND([.H15]=20;[.I15]=0)" office:value-type="float" office:value="0" calcext:value-type="float">
            <text:p>0</text:p>
          </table:table-cell>
          <table:table-cell table:style-name="ce229" table:formula="of:=[.I15]" office:value-type="float" office:value="51" calcext:value-type="float">
            <text:p>51</text:p>
          </table:table-cell>
          <table:table-cell table:style-name="ce229" table:formula="of:=[.H15]" office:value-type="float" office:value="100" calcext:value-type="float">
            <text:p>100</text:p>
          </table:table-cell>
          <table:table-cell table:style-name="ce305" table:formula="of:=[.U15]-[.V15]" office:value-type="float" office:value="-49" calcext:value-type="float">
            <text:p>-49</text:p>
          </table:table-cell>
          <table:table-cell/>
          <table:table-cell table:style-name="ce348" table:formula="of:=COUNTIF(B_COEFF_GIRONE_D;&quot;&gt;=&quot;&amp;[.AS15])&amp;[.Z15]" office:value-type="string" office:string-value="1D" calcext:value-type="string">
            <text:p>1D</text:p>
          </table:table-cell>
          <table:table-cell table:style-name="ce353" office:value-type="string" calcext:value-type="string">
            <text:p>D</text:p>
          </table:table-cell>
          <table:table-cell table:style-name="ce356" office:value-type="string" calcext:value-type="string">
            <text:p>D1</text:p>
          </table:table-cell>
          <table:table-cell table:style-name="ce361" table:formula="of:=VLOOKUP([.AA15];A_SQUADRE_PER_CODICE;2)" office:value-type="string" office:string-value="Coccodrilli" calcext:value-type="string">
            <text:p>Coccodrilli</text:p>
          </table:table-cell>
          <table:table-cell table:style-name="ce356" table:formula="of:=[.AD15]+[.AE15]+[.AF15]" office:value-type="float" office:value="3" calcext:value-type="float">
            <text:p>3</text:p>
          </table:table-cell>
          <table:table-cell table:style-name="ce356" table:formula="of:=SUMIF(B_SQUADRA_A_GIRONI;[.AB15];B_VINTE_SQUADRA_A_GIRONI)+SUMIF(B_SQUADRA_B_GIRONI;[.AB15];B_VINTE_SQUADRA_B_GIRONI)" office:value-type="float" office:value="2" calcext:value-type="float">
            <text:p>2</text:p>
          </table:table-cell>
          <table:table-cell table:style-name="ce356" table:formula="of:=SUMIF(B_SQUADRA_A_GIRONI;[.AB15];B_PERSE_SQUADRA_A_GIRONI)+SUMIF(B_SQUADRA_B_GIRONI;[.AB15];B_PERSE_SQUADRA_B_GIRONI)" office:value-type="float" office:value="1" calcext:value-type="float">
            <text:p>1</text:p>
          </table:table-cell>
          <table:table-cell table:style-name="ce356" table:formula="of:=SUMIF(B_SQUADRA_A_GIRONI;[.AB15];B_FORFAIT_SQUADRA_A_GIRONI)+SUMIF(B_SQUADRA_B_GIRONI;[.AB15];B_FORFAIT_SQUADRA_B_GIRONI)" office:value-type="float" office:value="0" calcext:value-type="float">
            <text:p>0</text:p>
          </table:table-cell>
          <table:table-cell table:style-name="ce367" table:formula="of:=2*[.AD15]+1*[.AE15]+0*[.AF15]" office:value-type="float" office:value="5" calcext:value-type="float">
            <text:p>5</text:p>
          </table:table-cell>
          <table:table-cell table:style-name="ce373" table:formula="of:=SUMIF(B_SQUADRA_A_GIRONI;[.AB15];B_PUNTI_FATTI_SQUADRA_A_GIRONI)+SUMIF(B_SQUADRA_B_GIRONI;[.AB15];B_PUNTI_FATTI_SQUADRA_B_GIRONI)" office:value-type="float" office:value="179" calcext:value-type="float">
            <text:p>179</text:p>
          </table:table-cell>
          <table:table-cell table:style-name="ce356" table:formula="of:=SUMIF(B_SQUADRA_A_GIRONI;[.AB15];B_PUNTI_SUBITI_SQUADRA_A_GIRONI)+SUMIF(B_SQUADRA_B_GIRONI;[.AB15];B_PUNTI_SUBITI_SQUADRA_B_GIRONI)" office:value-type="float" office:value="169" calcext:value-type="float">
            <text:p>169</text:p>
          </table:table-cell>
          <table:table-cell table:style-name="ce465" table:formula="of:=SUMIF(B_SQUADRA_A_GIRONI;[.AB15];B_DIFF_CANESTRI_SQUADRA_A_GIRONI)+SUMIF(B_SQUADRA_B_GIRONI;[.AB15];B_DIFF_CANESTRI_SQUADRA_B_GIRONI)" office:value-type="float" office:value="10" calcext:value-type="float">
            <text:p>+10</text:p>
          </table:table-cell>
          <table:table-cell table:style-name="ce356" table:formula="of:=IF([.AG15]=[.AG16];INDIRECT(&quot;O&quot;&amp;3+6*(FIND([.Z15];&quot;ABCDEFGH&quot;)-1));0)" office:value-type="float" office:value="96" calcext:value-type="float">
            <text:p>96</text:p>
          </table:table-cell>
          <table:table-cell table:style-name="ce468" table:formula="of:=IF([.AG15]=[.AG17];INDIRECT(&quot;O&quot;&amp;4+6*(FIND([.Z15];&quot;ABCDEFGH&quot;)-1));0)" office:value-type="float" office:value="29" calcext:value-type="float">
            <text:p>29</text:p>
          </table:table-cell>
          <table:table-cell table:style-name="ce356" table:formula="of:=IF([.AG15]=[.AG18];INDIRECT(&quot;O&quot;&amp;5+6*(FIND([.Z15];&quot;ABCDEFGH&quot;)-1));0)" office:value-type="float" office:value="0" calcext:value-type="float">
            <text:p>0</text:p>
          </table:table-cell>
          <table:table-cell table:style-name="ce373" table:formula="of:=[.AK15]+[.AL15]+[.AM15]" office:value-type="float" office:value="125" calcext:value-type="float">
            <text:p>125</text:p>
          </table:table-cell>
          <table:table-cell table:style-name="ce470" table:formula="of:=IF([.AG15]=[.AG16];INDIRECT(&quot;Q&quot;&amp;3+6*(FIND([.Z15];&quot;ABCDEFGH&quot;)-1));0)" office:value-type="float" office:value="10" calcext:value-type="float">
            <text:p>+10</text:p>
          </table:table-cell>
          <table:table-cell table:style-name="ce470" table:formula="of:=IF([.AG15]=[.AG17];INDIRECT(&quot;Q&quot;&amp;4+6*(FIND([.Z15];&quot;ABCDEFGH&quot;)-1));0)" office:value-type="float" office:value="-10" calcext:value-type="float">
            <text:p>-10</text:p>
          </table:table-cell>
          <table:table-cell table:style-name="ce470" table:formula="of:=IF([.AG15]=[.AG18];INDIRECT(&quot;Q&quot;&amp;5+6*(FIND([.Z15];&quot;ABCDEFGH&quot;)-1));0)" office:value-type="float" office:value="0" calcext:value-type="float">
            <text:p>+0</text:p>
          </table:table-cell>
          <table:table-cell table:style-name="ce465" table:formula="of:=[.AO15]+[.AP15]+[.AQ15]" office:value-type="float" office:value="0" calcext:value-type="float">
            <text:p>+0</text:p>
          </table:table-cell>
          <table:table-cell table:style-name="ce489" table:formula="of:=[.AG15]+(500+[.AR15])*10^-3+[.AN15]*10^-6+(500+[.AJ15])*10^-9+[.AH15]*10^-12" office:value-type="float" office:value="5.500125510179" calcext:value-type="float">
            <text:p>5,500125510179</text:p>
          </table:table-cell>
          <table:table-cell/>
          <table:table-cell table:style-name="ce501" table:formula="of:=IF([.AX15]=&quot;&quot;;&quot;&quot;;[.AX15]&amp;&quot;/&quot;&amp;COUNTIF([.AX15:.AX$66];[.AX15]))" office:value-type="string" office:string-value="1-16/2" calcext:value-type="string">
            <text:p>1-16/2</text:p>
          </table:table-cell>
          <table:table-cell table:style-name="ce156" office:value-type="float" office:value="61" calcext:value-type="float">
            <text:p>6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F</text:p>
          </table:table-cell>
          <table:table-cell table:style-name="ce229" office:value-type="string" calcext:value-type="string">
            <text:p>2H</text:p>
          </table:table-cell>
          <table:table-cell table:style-name="ce243" table:formula="of:=IF(LEFT([.AY15];1)=&quot;V&quot;;VLOOKUP(NUMBERVALUE(SUBSTITUTE([.AY15];&quot;V&quot;;&quot;&quot;));B_PARTITE_2A_FASE_PER_NUMERO;10;FALSE());IF(LEFT([.AY15];1)=&quot;P&quot;;VLOOKUP(NUMBERVALUE(SUBSTITUTE([.AY15];&quot;P&quot;;&quot;&quot;));B_PARTITE_2A_FASE_PER_NUMERO;11;FALSE());VLOOKUP([.AY15];B_CLASSIFICHE_GIRONI;4;FALSE())))" office:value-type="string" office:string-value="Balene" calcext:value-type="string">
            <text:p>Balene</text:p>
          </table:table-cell>
          <table:table-cell table:style-name="ce243" table:formula="of:=IF(LEFT([.AZ15];1)=&quot;V&quot;;VLOOKUP(NUMBERVALUE(SUBSTITUTE([.AZ15];&quot;V&quot;;&quot;&quot;));B_PARTITE_2A_FASE_PER_NUMERO;10;FALSE());IF(LEFT([.AZ15];1)=&quot;P&quot;;VLOOKUP(NUMBERVALUE(SUBSTITUTE([.AZ15];&quot;P&quot;;&quot;&quot;));B_PARTITE_2A_FASE_PER_NUMERO;11;FALSE());VLOOKUP([.AZ15];B_CLASSIFICHE_GIRONI;4;FALSE())))" office:value-type="string" office:string-value="Scorpioni" calcext:value-type="string">
            <text:p>Scorpioni</text:p>
          </table:table-cell>
          <table:table-cell table:style-name="ce229" table:formula="of:=VLOOKUP([.AV15];A_5_INPUT_DATE_E_RISULTATI_2A_FASE;6;0)" office:value-type="float" office:value="51" calcext:value-type="float">
            <text:p>51</text:p>
          </table:table-cell>
          <table:table-cell table:style-name="ce229" table:formula="of:=VLOOKUP([.AV15];A_5_INPUT_DATE_E_RISULTATI_2A_FASE;7;0)" office:value-type="float" office:value="47" calcext:value-type="float">
            <text:p>47</text:p>
          </table:table-cell>
          <table:table-cell table:style-name="ce243" table:formula="of:=IF([.BC15]&gt;[.BD15];[.BA15];[.BB15])" office:value-type="string" office:string-value="Balene" calcext:value-type="string">
            <text:p>Balene</text:p>
          </table:table-cell>
          <table:table-cell table:style-name="ce243" table:formula="of:=IF([.BC15]&lt;[.BD15];[.BA15];[.BB15])" office:value-type="string" office:string-value="Scorpioni" calcext:value-type="string">
            <text:p>Scorpioni</text:p>
          </table:table-cell>
          <table:table-cell table:style-name="ce229" table:formula="of:=1*([.BC15]&gt;[.BD15])" office:value-type="float" office:value="1" calcext:value-type="float">
            <text:p>1</text:p>
          </table:table-cell>
          <table:table-cell table:style-name="ce270" table:formula="of:=1*([.BC15]&lt;[.BD15])*NOT(AND([.BC15]=0;[.BD15]=20))" office:value-type="float" office:value="0" calcext:value-type="float">
            <text:p>0</text:p>
          </table:table-cell>
          <table:table-cell table:style-name="ce270" table:formula="of:=1*AND([.BC15]=0;[.BD15]=20)" office:value-type="float" office:value="0" calcext:value-type="float">
            <text:p>0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88" table:formula="of:=[.BJ15]-[.BK15]" office:value-type="float" office:value="4" calcext:value-type="float">
            <text:p>+4</text:p>
          </table:table-cell>
          <table:table-cell table:style-name="ce229" table:formula="of:=1*([.BD15]&gt;[.BC15])" office:value-type="float" office:value="0" calcext:value-type="float">
            <text:p>0</text:p>
          </table:table-cell>
          <table:table-cell table:style-name="ce229" table:formula="of:=1*([.BD15]&lt;[.BC15])*NOT(AND([.BC15]=20;[.BD15]=0))" office:value-type="float" office:value="1" calcext:value-type="float">
            <text:p>1</text:p>
          </table:table-cell>
          <table:table-cell table:style-name="ce229" table:formula="of:=1*AND([.BC15]=20;[.BD15]=0)" office:value-type="float" office:value="0" calcext:value-type="float">
            <text:p>0</text:p>
          </table:table-cell>
          <table:table-cell table:style-name="ce229" table:formula="of:=[.BD15]" office:value-type="float" office:value="47" calcext:value-type="float">
            <text:p>47</text:p>
          </table:table-cell>
          <table:table-cell table:style-name="ce229" table:formula="of:=[.BC15]" office:value-type="float" office:value="51" calcext:value-type="float">
            <text:p>51</text:p>
          </table:table-cell>
          <table:table-cell table:style-name="ce305" table:formula="of:=[.BP15]-[.BQ15]" office:value-type="float" office:value="-4" calcext:value-type="float">
            <text:p>-4</text:p>
          </table:table-cell>
        </table:table-row>
        <table:table-row table:style-name="ro1">
          <table:table-cell table:style-name="ce156" office:value-type="float" office:value="11" calcext:value-type="float">
            <text:p>1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6]=&quot;Girone&quot;;VLOOKUP([.D16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6]=&quot;Girone&quot;;VLOOKUP([.E16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6];A_4_INPUT_DATE_E_RISULTATI_GIRONI;6;0)" office:value-type="float" office:value="66" calcext:value-type="float">
            <text:p>66</text:p>
          </table:table-cell>
          <table:table-cell table:style-name="ce229" table:formula="of:=VLOOKUP([.A16];A_4_INPUT_DATE_E_RISULTATI_GIRONI;7;0)" office:value-type="float" office:value="95" calcext:value-type="float">
            <text:p>95</text:p>
          </table:table-cell>
          <table:table-cell table:style-name="ce243" table:formula="of:=IF([.H16]&gt;[.I16];[.F16];[.G16])" office:value-type="string" office:string-value="Ippopotami" calcext:value-type="string">
            <text:p>Ippopotami</text:p>
          </table:table-cell>
          <table:table-cell table:style-name="ce243" table:formula="of:=IF([.H16]&lt;[.I16];[.F16];[.G16])" office:value-type="string" office:string-value="Elefanti" calcext:value-type="string">
            <text:p>Elefanti</text:p>
          </table:table-cell>
          <table:table-cell table:style-name="ce229" table:formula="of:=1*([.H16]&gt;[.I16])" office:value-type="float" office:value="0" calcext:value-type="float">
            <text:p>0</text:p>
          </table:table-cell>
          <table:table-cell table:style-name="ce270" table:formula="of:=1*([.H16]&lt;[.I16])*NOT(AND([.H16]=0;[.I16]=20))" office:value-type="float" office:value="1" calcext:value-type="float">
            <text:p>1</text:p>
          </table:table-cell>
          <table:table-cell table:style-name="ce270" table:formula="of:=1*AND([.H16]=0;[.I16]=20)" office:value-type="float" office:value="0" calcext:value-type="float">
            <text:p>0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88" table:formula="of:=[.O16]-[.P16]" office:value-type="float" office:value="-29" calcext:value-type="float">
            <text:p>-29</text:p>
          </table:table-cell>
          <table:table-cell table:style-name="ce229" table:formula="of:=1*([.I16]&gt;[.H16])" office:value-type="float" office:value="1" calcext:value-type="float">
            <text:p>1</text:p>
          </table:table-cell>
          <table:table-cell table:style-name="ce229" table:formula="of:=1*([.I16]&lt;[.H16])*NOT(AND([.H16]=20;[.I16]=0))" office:value-type="float" office:value="0" calcext:value-type="float">
            <text:p>0</text:p>
          </table:table-cell>
          <table:table-cell table:style-name="ce229" table:formula="of:=1*AND([.H16]=20;[.I16]=0)" office:value-type="float" office:value="0" calcext:value-type="float">
            <text:p>0</text:p>
          </table:table-cell>
          <table:table-cell table:style-name="ce229" table:formula="of:=[.I16]" office:value-type="float" office:value="95" calcext:value-type="float">
            <text:p>95</text:p>
          </table:table-cell>
          <table:table-cell table:style-name="ce229" table:formula="of:=[.H16]" office:value-type="float" office:value="66" calcext:value-type="float">
            <text:p>66</text:p>
          </table:table-cell>
          <table:table-cell table:style-name="ce305" table:formula="of:=[.U16]-[.V16]" office:value-type="float" office:value="29" calcext:value-type="float">
            <text:p>+29</text:p>
          </table:table-cell>
          <table:table-cell/>
          <table:table-cell table:style-name="ce320" table:formula="of:=COUNTIF(B_COEFF_GIRONE_D;&quot;&gt;=&quot;&amp;[.AS16])&amp;[.Z16]" office:value-type="string" office:string-value="2D" calcext:value-type="string">
            <text:p>2D</text:p>
          </table:table-cell>
          <table:table-cell table:style-name="ce352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360" table:formula="of:=VLOOKUP([.AA16];A_SQUADRE_PER_CODICE;2)" office:value-type="string" office:string-value="Pitoni" calcext:value-type="string">
            <text:p>Pitoni</text:p>
          </table:table-cell>
          <table:table-cell table:style-name="ce229" table:formula="of:=[.AD16]+[.AE16]+[.AF16]" office:value-type="float" office:value="3" calcext:value-type="float">
            <text:p>3</text:p>
          </table:table-cell>
          <table:table-cell table:style-name="ce229" table:formula="of:=SUMIF(B_SQUADRA_A_GIRONI;[.AB16];B_VINTE_SQUADRA_A_GIRONI)+SUMIF(B_SQUADRA_B_GIRONI;[.AB16];B_VINTE_SQUADRA_B_GIRONI)" office:value-type="float" office:value="2" calcext:value-type="float">
            <text:p>2</text:p>
          </table:table-cell>
          <table:table-cell table:style-name="ce229" table:formula="of:=SUMIF(B_SQUADRA_A_GIRONI;[.AB16];B_PERSE_SQUADRA_A_GIRONI)+SUMIF(B_SQUADRA_B_GIRONI;[.AB16];B_PERSE_SQUADRA_B_GIRONI)" office:value-type="float" office:value="1" calcext:value-type="float">
            <text:p>1</text:p>
          </table:table-cell>
          <table:table-cell table:style-name="ce229" table:formula="of:=SUMIF(B_SQUADRA_A_GIRONI;[.AB16];B_FORFAIT_SQUADRA_A_GIRONI)+SUMIF(B_SQUADRA_B_GIRONI;[.AB16];B_FORFAIT_SQUADRA_B_GIRONI)" office:value-type="float" office:value="0" calcext:value-type="float">
            <text:p>0</text:p>
          </table:table-cell>
          <table:table-cell table:style-name="ce366" table:formula="of:=2*[.AD16]+1*[.AE16]+0*[.AF16]" office:value-type="float" office:value="5" calcext:value-type="float">
            <text:p>5</text:p>
          </table:table-cell>
          <table:table-cell table:style-name="ce372" table:formula="of:=SUMIF(B_SQUADRA_A_GIRONI;[.AB16];B_PUNTI_FATTI_SQUADRA_A_GIRONI)+SUMIF(B_SQUADRA_B_GIRONI;[.AB16];B_PUNTI_FATTI_SQUADRA_B_GIRONI)" office:value-type="float" office:value="194" calcext:value-type="float">
            <text:p>194</text:p>
          </table:table-cell>
          <table:table-cell table:style-name="ce229" table:formula="of:=SUMIF(B_SQUADRA_A_GIRONI;[.AB16];B_PUNTI_SUBITI_SQUADRA_A_GIRONI)+SUMIF(B_SQUADRA_B_GIRONI;[.AB16];B_PUNTI_SUBITI_SQUADRA_B_GIRONI)" office:value-type="float" office:value="168" calcext:value-type="float">
            <text:p>168</text:p>
          </table:table-cell>
          <table:table-cell table:style-name="ce463" table:formula="of:=SUMIF(B_SQUADRA_A_GIRONI;[.AB16];B_DIFF_CANESTRI_SQUADRA_A_GIRONI)+SUMIF(B_SQUADRA_B_GIRONI;[.AB16];B_DIFF_CANESTRI_SQUADRA_B_GIRONI)" office:value-type="float" office:value="26" calcext:value-type="float">
            <text:p>+26</text:p>
          </table:table-cell>
          <table:table-cell table:style-name="ce229" table:formula="of:=IF([.AG16]=[.AG17];INDIRECT(&quot;O&quot;&amp;6+6*(FIND([.Z16];&quot;ABCDEFGH&quot;)-1));0)" office:value-type="float" office:value="25" calcext:value-type="float">
            <text:p>25</text:p>
          </table:table-cell>
          <table:table-cell table:style-name="ce229" table:formula="of:=IF([.AG16]=[.AG18];INDIRECT(&quot;O&quot;&amp;7+6*(FIND([.Z16];&quot;ABCDEFGH&quot;)-1));0)" office:value-type="float" office:value="0" calcext:value-type="float">
            <text:p>0</text:p>
          </table:table-cell>
          <table:table-cell table:style-name="ce229" table:formula="of:=IF([.AG16]=[.AG15];INDIRECT(&quot;U&quot;&amp;3+6*(FIND([.Z16];&quot;ABCDEFGH&quot;)-1));0)" office:value-type="float" office:value="86" calcext:value-type="float">
            <text:p>86</text:p>
          </table:table-cell>
          <table:table-cell table:style-name="ce372" table:formula="of:=[.AK16]+[.AL16]+[.AM16]" office:value-type="float" office:value="111" calcext:value-type="float">
            <text:p>111</text:p>
          </table:table-cell>
          <table:table-cell table:style-name="ce288" table:formula="of:=IF([.AG16]=[.AG17];INDIRECT(&quot;Q&quot;&amp;6+6*(FIND([.Z16];&quot;ABCDEFGH&quot;)-1));0)" office:value-type="float" office:value="10" calcext:value-type="float">
            <text:p>+10</text:p>
          </table:table-cell>
          <table:table-cell table:style-name="ce288" table:formula="of:=IF([.AG16]=[.AG18];INDIRECT(&quot;Q&quot;&amp;7+6*(FIND([.Z16];&quot;ABCDEFGH&quot;)-1));0)" office:value-type="float" office:value="0" calcext:value-type="float">
            <text:p>+0</text:p>
          </table:table-cell>
          <table:table-cell table:style-name="ce288" table:formula="of:=IF([.AG16]=[.AG15];INDIRECT(&quot;W&quot;&amp;3+6*(FIND([.Z16];&quot;ABCDEFGH&quot;)-1));0)" office:value-type="float" office:value="-10" calcext:value-type="float">
            <text:p>-10</text:p>
          </table:table-cell>
          <table:table-cell table:style-name="ce463" table:formula="of:=[.AO16]+[.AP16]+[.AQ16]" office:value-type="float" office:value="0" calcext:value-type="float">
            <text:p>+0</text:p>
          </table:table-cell>
          <table:table-cell table:style-name="ce477" table:formula="of:=[.AG16]+(500+[.AR16])*10^-3+[.AN16]*10^-6+(500+[.AJ16])*10^-9+[.AH16]*10^-12" office:value-type="float" office:value="5.500111526194" calcext:value-type="float">
            <text:p>5,500111526194</text:p>
          </table:table-cell>
          <table:table-cell/>
          <table:table-cell table:style-name="ce501" table:formula="of:=IF([.AX16]=&quot;&quot;;&quot;&quot;;[.AX16]&amp;&quot;/&quot;&amp;COUNTIF([.AX16:.AX$66];[.AX16]))" office:value-type="string" office:string-value="1-16/1" calcext:value-type="string">
            <text:p>1-16/1</text:p>
          </table:table-cell>
          <table:table-cell table:style-name="ce156" office:value-type="float" office:value="62" calcext:value-type="float">
            <text:p>6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16</text:p>
          </table:table-cell>
          <table:table-cell table:style-name="ce229" office:value-type="string" calcext:value-type="string">
            <text:p>1H</text:p>
          </table:table-cell>
          <table:table-cell table:style-name="ce229" office:value-type="string" calcext:value-type="string">
            <text:p>2F</text:p>
          </table:table-cell>
          <table:table-cell table:style-name="ce243" table:formula="of:=IF(LEFT([.AY16];1)=&quot;V&quot;;VLOOKUP(NUMBERVALUE(SUBSTITUTE([.AY16];&quot;V&quot;;&quot;&quot;));B_PARTITE_2A_FASE_PER_NUMERO;10;FALSE());IF(LEFT([.AY16];1)=&quot;P&quot;;VLOOKUP(NUMBERVALUE(SUBSTITUTE([.AY16];&quot;P&quot;;&quot;&quot;));B_PARTITE_2A_FASE_PER_NUMERO;11;FALSE());VLOOKUP([.AY16];B_CLASSIFICHE_GIRONI;4;FALSE())))" office:value-type="string" office:string-value="Piranha" calcext:value-type="string">
            <text:p>Piranha</text:p>
          </table:table-cell>
          <table:table-cell table:style-name="ce243" table:formula="of:=IF(LEFT([.AZ16];1)=&quot;V&quot;;VLOOKUP(NUMBERVALUE(SUBSTITUTE([.AZ16];&quot;V&quot;;&quot;&quot;));B_PARTITE_2A_FASE_PER_NUMERO;10;FALSE());IF(LEFT([.AZ16];1)=&quot;P&quot;;VLOOKUP(NUMBERVALUE(SUBSTITUTE([.AZ16];&quot;P&quot;;&quot;&quot;));B_PARTITE_2A_FASE_PER_NUMERO;11;FALSE());VLOOKUP([.AZ16];B_CLASSIFICHE_GIRONI;4;FALSE())))" office:value-type="string" office:string-value="Gabbiani" calcext:value-type="string">
            <text:p>Gabbiani</text:p>
          </table:table-cell>
          <table:table-cell table:style-name="ce229" table:formula="of:=VLOOKUP([.AV16];A_5_INPUT_DATE_E_RISULTATI_2A_FASE;6;0)" office:value-type="float" office:value="60" calcext:value-type="float">
            <text:p>60</text:p>
          </table:table-cell>
          <table:table-cell table:style-name="ce229" table:formula="of:=VLOOKUP([.AV16];A_5_INPUT_DATE_E_RISULTATI_2A_FASE;7;0)" office:value-type="float" office:value="30" calcext:value-type="float">
            <text:p>30</text:p>
          </table:table-cell>
          <table:table-cell table:style-name="ce243" table:formula="of:=IF([.BC16]&gt;[.BD16];[.BA16];[.BB16])" office:value-type="string" office:string-value="Piranha" calcext:value-type="string">
            <text:p>Piranha</text:p>
          </table:table-cell>
          <table:table-cell table:style-name="ce243" table:formula="of:=IF([.BC16]&lt;[.BD16];[.BA16];[.BB16])" office:value-type="string" office:string-value="Gabbiani" calcext:value-type="string">
            <text:p>Gabbiani</text:p>
          </table:table-cell>
          <table:table-cell table:style-name="ce229" table:formula="of:=1*([.BC16]&gt;[.BD16])" office:value-type="float" office:value="1" calcext:value-type="float">
            <text:p>1</text:p>
          </table:table-cell>
          <table:table-cell table:style-name="ce270" table:formula="of:=1*([.BC16]&lt;[.BD16])*NOT(AND([.BC16]=0;[.BD16]=20))" office:value-type="float" office:value="0" calcext:value-type="float">
            <text:p>0</text:p>
          </table:table-cell>
          <table:table-cell table:style-name="ce270" table:formula="of:=1*AND([.BC16]=0;[.BD16]=20)" office:value-type="float" office:value="0" calcext:value-type="float">
            <text:p>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88" table:formula="of:=[.BJ16]-[.BK16]" office:value-type="float" office:value="30" calcext:value-type="float">
            <text:p>+30</text:p>
          </table:table-cell>
          <table:table-cell table:style-name="ce229" table:formula="of:=1*([.BD16]&gt;[.BC16])" office:value-type="float" office:value="0" calcext:value-type="float">
            <text:p>0</text:p>
          </table:table-cell>
          <table:table-cell table:style-name="ce229" table:formula="of:=1*([.BD16]&lt;[.BC16])*NOT(AND([.BC16]=20;[.BD16]=0))" office:value-type="float" office:value="1" calcext:value-type="float">
            <text:p>1</text:p>
          </table:table-cell>
          <table:table-cell table:style-name="ce229" table:formula="of:=1*AND([.BC16]=20;[.BD16]=0)" office:value-type="float" office:value="0" calcext:value-type="float">
            <text:p>0</text:p>
          </table:table-cell>
          <table:table-cell table:style-name="ce229" table:formula="of:=[.BD16]" office:value-type="float" office:value="30" calcext:value-type="float">
            <text:p>30</text:p>
          </table:table-cell>
          <table:table-cell table:style-name="ce229" table:formula="of:=[.BC16]" office:value-type="float" office:value="60" calcext:value-type="float">
            <text:p>60</text:p>
          </table:table-cell>
          <table:table-cell table:style-name="ce305" table:formula="of:=[.BP16]-[.BQ16]" office:value-type="float" office:value="-30" calcext:value-type="float">
            <text:p>-30</text:p>
          </table:table-cell>
        </table:table-row>
        <table:table-row table:style-name="ro1">
          <table:table-cell table:style-name="ce156" office:value-type="float" office:value="27" calcext:value-type="float">
            <text:p>2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1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7]=&quot;Girone&quot;;VLOOKUP([.D17];A_SQUADRE_PER_CODICE;2);&quot;ERRORE!&quot;)" office:value-type="string" office:string-value="Elefanti" calcext:value-type="string">
            <text:p>Elefanti</text:p>
          </table:table-cell>
          <table:table-cell table:style-name="ce243" table:formula="of:=IF([.B17]=&quot;Girone&quot;;VLOOKUP([.E17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7];A_4_INPUT_DATE_E_RISULTATI_GIRONI;6;0)" office:value-type="float" office:value="57" calcext:value-type="float">
            <text:p>57</text:p>
          </table:table-cell>
          <table:table-cell table:style-name="ce229" table:formula="of:=VLOOKUP([.A17];A_4_INPUT_DATE_E_RISULTATI_GIRONI;7;0)" office:value-type="float" office:value="42" calcext:value-type="float">
            <text:p>42</text:p>
          </table:table-cell>
          <table:table-cell table:style-name="ce243" table:formula="of:=IF([.H17]&gt;[.I17];[.F17];[.G17])" office:value-type="string" office:string-value="Elefanti" calcext:value-type="string">
            <text:p>Elefanti</text:p>
          </table:table-cell>
          <table:table-cell table:style-name="ce243" table:formula="of:=IF([.H17]&lt;[.I17];[.F17];[.G17])" office:value-type="string" office:string-value="Iguane" calcext:value-type="string">
            <text:p>Iguane</text:p>
          </table:table-cell>
          <table:table-cell table:style-name="ce229" table:formula="of:=1*([.H17]&gt;[.I17])" office:value-type="float" office:value="1" calcext:value-type="float">
            <text:p>1</text:p>
          </table:table-cell>
          <table:table-cell table:style-name="ce270" table:formula="of:=1*([.H17]&lt;[.I17])*NOT(AND([.H17]=0;[.I17]=20))" office:value-type="float" office:value="0" calcext:value-type="float">
            <text:p>0</text:p>
          </table:table-cell>
          <table:table-cell table:style-name="ce270" table:formula="of:=1*AND([.H17]=0;[.I17]=20)" office:value-type="float" office:value="0" calcext:value-type="float">
            <text:p>0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88" table:formula="of:=[.O17]-[.P17]" office:value-type="float" office:value="15" calcext:value-type="float">
            <text:p>+15</text:p>
          </table:table-cell>
          <table:table-cell table:style-name="ce229" table:formula="of:=1*([.I17]&gt;[.H17])" office:value-type="float" office:value="0" calcext:value-type="float">
            <text:p>0</text:p>
          </table:table-cell>
          <table:table-cell table:style-name="ce229" table:formula="of:=1*([.I17]&lt;[.H17])*NOT(AND([.H17]=20;[.I17]=0))" office:value-type="float" office:value="1" calcext:value-type="float">
            <text:p>1</text:p>
          </table:table-cell>
          <table:table-cell table:style-name="ce229" table:formula="of:=1*AND([.H17]=20;[.I17]=0)" office:value-type="float" office:value="0" calcext:value-type="float">
            <text:p>0</text:p>
          </table:table-cell>
          <table:table-cell table:style-name="ce229" table:formula="of:=[.I17]" office:value-type="float" office:value="42" calcext:value-type="float">
            <text:p>42</text:p>
          </table:table-cell>
          <table:table-cell table:style-name="ce229" table:formula="of:=[.H17]" office:value-type="float" office:value="57" calcext:value-type="float">
            <text:p>57</text:p>
          </table:table-cell>
          <table:table-cell table:style-name="ce305" table:formula="of:=[.U17]-[.V17]" office:value-type="float" office:value="-15" calcext:value-type="float">
            <text:p>-15</text:p>
          </table:table-cell>
          <table:table-cell/>
          <table:table-cell table:style-name="ce320" table:formula="of:=COUNTIF(B_COEFF_GIRONE_D;&quot;&gt;=&quot;&amp;[.AS17])&amp;[.Z17]" office:value-type="string" office:string-value="3D" calcext:value-type="string">
            <text:p>3D</text:p>
          </table:table-cell>
          <table:table-cell table:style-name="ce352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360" table:formula="of:=VLOOKUP([.AA17];A_SQUADRE_PER_CODICE;2)" office:value-type="string" office:string-value="Aquile" calcext:value-type="string">
            <text:p>Aquile</text:p>
          </table:table-cell>
          <table:table-cell table:style-name="ce229" table:formula="of:=[.AD17]+[.AE17]+[.AF17]" office:value-type="float" office:value="3" calcext:value-type="float">
            <text:p>3</text:p>
          </table:table-cell>
          <table:table-cell table:style-name="ce229" table:formula="of:=SUMIF(B_SQUADRA_A_GIRONI;[.AB17];B_VINTE_SQUADRA_A_GIRONI)+SUMIF(B_SQUADRA_B_GIRONI;[.AB17];B_VINTE_SQUADRA_B_GIRONI)" office:value-type="float" office:value="2" calcext:value-type="float">
            <text:p>2</text:p>
          </table:table-cell>
          <table:table-cell table:style-name="ce229" table:formula="of:=SUMIF(B_SQUADRA_A_GIRONI;[.AB17];B_PERSE_SQUADRA_A_GIRONI)+SUMIF(B_SQUADRA_B_GIRONI;[.AB17];B_PERSE_SQUADRA_B_GIRONI)" office:value-type="float" office:value="1" calcext:value-type="float">
            <text:p>1</text:p>
          </table:table-cell>
          <table:table-cell table:style-name="ce229" table:formula="of:=SUMIF(B_SQUADRA_A_GIRONI;[.AB17];B_FORFAIT_SQUADRA_A_GIRONI)+SUMIF(B_SQUADRA_B_GIRONI;[.AB17];B_FORFAIT_SQUADRA_B_GIRONI)" office:value-type="float" office:value="0" calcext:value-type="float">
            <text:p>0</text:p>
          </table:table-cell>
          <table:table-cell table:style-name="ce366" table:formula="of:=2*[.AD17]+1*[.AE17]+0*[.AF17]" office:value-type="float" office:value="5" calcext:value-type="float">
            <text:p>5</text:p>
          </table:table-cell>
          <table:table-cell table:style-name="ce372" table:formula="of:=SUMIF(B_SQUADRA_A_GIRONI;[.AB17];B_PUNTI_FATTI_SQUADRA_A_GIRONI)+SUMIF(B_SQUADRA_B_GIRONI;[.AB17];B_PUNTI_FATTI_SQUADRA_B_GIRONI)" office:value-type="float" office:value="126" calcext:value-type="float">
            <text:p>126</text:p>
          </table:table-cell>
          <table:table-cell table:style-name="ce229" table:formula="of:=SUMIF(B_SQUADRA_A_GIRONI;[.AB17];B_PUNTI_SUBITI_SQUADRA_A_GIRONI)+SUMIF(B_SQUADRA_B_GIRONI;[.AB17];B_PUNTI_SUBITI_SQUADRA_B_GIRONI)" office:value-type="float" office:value="106" calcext:value-type="float">
            <text:p>106</text:p>
          </table:table-cell>
          <table:table-cell table:style-name="ce463" table:formula="of:=SUMIF(B_SQUADRA_A_GIRONI;[.AB17];B_DIFF_CANESTRI_SQUADRA_A_GIRONI)+SUMIF(B_SQUADRA_B_GIRONI;[.AB17];B_DIFF_CANESTRI_SQUADRA_B_GIRONI)" office:value-type="float" office:value="20" calcext:value-type="float">
            <text:p>+20</text:p>
          </table:table-cell>
          <table:table-cell table:style-name="ce229" table:formula="of:=IF([.AG17]=[.AG18];INDIRECT(&quot;O&quot;&amp;8+6*(FIND([.Z17];&quot;ABCDEFGH&quot;)-1));0)" office:value-type="float" office:value="0" calcext:value-type="float">
            <text:p>0</text:p>
          </table:table-cell>
          <table:table-cell table:style-name="ce229" table:formula="of:=IF([.AG17]=[.AG15];INDIRECT(&quot;U&quot;&amp;4+6*(FIND([.Z17];&quot;ABCDEFGH&quot;)-1));0)" office:value-type="float" office:value="39" calcext:value-type="float">
            <text:p>39</text:p>
          </table:table-cell>
          <table:table-cell table:style-name="ce229" table:formula="of:=IF([.AG17]=[.AG16];INDIRECT(&quot;U&quot;&amp;6+6*(FIND([.Z17];&quot;ABCDEFGH&quot;)-1));0)" office:value-type="float" office:value="15" calcext:value-type="float">
            <text:p>15</text:p>
          </table:table-cell>
          <table:table-cell table:style-name="ce372" table:formula="of:=[.AK17]+[.AL17]+[.AM17]" office:value-type="float" office:value="54" calcext:value-type="float">
            <text:p>54</text:p>
          </table:table-cell>
          <table:table-cell table:style-name="ce288" table:formula="of:=IF([.AG17]=[.AG18];INDIRECT(&quot;Q&quot;&amp;8+6*(FIND([.Z17];&quot;ABCDEFGH&quot;)-1));0)" office:value-type="float" office:value="0" calcext:value-type="float">
            <text:p>+0</text:p>
          </table:table-cell>
          <table:table-cell table:style-name="ce288" table:formula="of:=IF([.AG17]=[.AG15];INDIRECT(&quot;W&quot;&amp;4+6*(FIND([.Z17];&quot;ABCDEFGH&quot;)-1));0)" office:value-type="float" office:value="10" calcext:value-type="float">
            <text:p>+10</text:p>
          </table:table-cell>
          <table:table-cell table:style-name="ce288" table:formula="of:=IF([.AG17]=[.AG16];INDIRECT(&quot;W&quot;&amp;6+6*(FIND([.Z17];&quot;ABCDEFGH&quot;)-1));0)" office:value-type="float" office:value="-10" calcext:value-type="float">
            <text:p>-10</text:p>
          </table:table-cell>
          <table:table-cell table:style-name="ce463" table:formula="of:=[.AO17]+[.AP17]+[.AQ17]" office:value-type="float" office:value="0" calcext:value-type="float">
            <text:p>+0</text:p>
          </table:table-cell>
          <table:table-cell table:style-name="ce477" table:formula="of:=[.AG17]+(500+[.AR17])*10^-3+[.AN17]*10^-6+(500+[.AJ17])*10^-9+[.AH17]*10^-12" office:value-type="float" office:value="5.500054520126" calcext:value-type="float">
            <text:p>5,500054520126</text:p>
          </table:table-cell>
          <table:table-cell/>
          <table:table-cell table:style-name="ce501" table:formula="of:=IF([.AX17]=&quot;&quot;;&quot;&quot;;[.AX17]&amp;&quot;/&quot;&amp;COUNTIF([.AX17:.AX$66];[.AX17]))" office:value-type="string" office:string-value="17-32/2" calcext:value-type="string">
            <text:p>17-32/2</text:p>
          </table:table-cell>
          <table:table-cell table:style-name="ce156" office:value-type="float" office:value="63" calcext:value-type="float">
            <text:p>6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F</text:p>
          </table:table-cell>
          <table:table-cell table:style-name="ce229" office:value-type="string" calcext:value-type="string">
            <text:p>4H</text:p>
          </table:table-cell>
          <table:table-cell table:style-name="ce243" table:formula="of:=IF(LEFT([.AY17];1)=&quot;V&quot;;VLOOKUP(NUMBERVALUE(SUBSTITUTE([.AY17];&quot;V&quot;;&quot;&quot;));B_PARTITE_2A_FASE_PER_NUMERO;10;FALSE());IF(LEFT([.AY17];1)=&quot;P&quot;;VLOOKUP(NUMBERVALUE(SUBSTITUTE([.AY17];&quot;P&quot;;&quot;&quot;));B_PARTITE_2A_FASE_PER_NUMERO;11;FALSE());VLOOKUP([.AY17];B_CLASSIFICHE_GIRONI;4;FALSE())))" office:value-type="string" office:string-value="Delfini" calcext:value-type="string">
            <text:p>Delfini</text:p>
          </table:table-cell>
          <table:table-cell table:style-name="ce243" table:formula="of:=IF(LEFT([.AZ17];1)=&quot;V&quot;;VLOOKUP(NUMBERVALUE(SUBSTITUTE([.AZ17];&quot;V&quot;;&quot;&quot;));B_PARTITE_2A_FASE_PER_NUMERO;10;FALSE());IF(LEFT([.AZ17];1)=&quot;P&quot;;VLOOKUP(NUMBERVALUE(SUBSTITUTE([.AZ17];&quot;P&quot;;&quot;&quot;));B_PARTITE_2A_FASE_PER_NUMERO;11;FALSE());VLOOKUP([.AZ17];B_CLASSIFICHE_GIRONI;4;FALSE())))" office:value-type="string" office:string-value="Zebre" calcext:value-type="string">
            <text:p>Zebre</text:p>
          </table:table-cell>
          <table:table-cell table:style-name="ce229" table:formula="of:=VLOOKUP([.AV17];A_5_INPUT_DATE_E_RISULTATI_2A_FASE;6;0)" office:value-type="float" office:value="66" calcext:value-type="float">
            <text:p>66</text:p>
          </table:table-cell>
          <table:table-cell table:style-name="ce229" table:formula="of:=VLOOKUP([.AV17];A_5_INPUT_DATE_E_RISULTATI_2A_FASE;7;0)" office:value-type="float" office:value="39" calcext:value-type="float">
            <text:p>39</text:p>
          </table:table-cell>
          <table:table-cell table:style-name="ce243" table:formula="of:=IF([.BC17]&gt;[.BD17];[.BA17];[.BB17])" office:value-type="string" office:string-value="Delfini" calcext:value-type="string">
            <text:p>Delfini</text:p>
          </table:table-cell>
          <table:table-cell table:style-name="ce243" table:formula="of:=IF([.BC17]&lt;[.BD17];[.BA17];[.BB17])" office:value-type="string" office:string-value="Zebre" calcext:value-type="string">
            <text:p>Zebre</text:p>
          </table:table-cell>
          <table:table-cell table:style-name="ce229" table:formula="of:=1*([.BC17]&gt;[.BD17])" office:value-type="float" office:value="1" calcext:value-type="float">
            <text:p>1</text:p>
          </table:table-cell>
          <table:table-cell table:style-name="ce270" table:formula="of:=1*([.BC17]&lt;[.BD17])*NOT(AND([.BC17]=0;[.BD17]=20))" office:value-type="float" office:value="0" calcext:value-type="float">
            <text:p>0</text:p>
          </table:table-cell>
          <table:table-cell table:style-name="ce270" table:formula="of:=1*AND([.BC17]=0;[.BD17]=20)" office:value-type="float" office:value="0" calcext:value-type="float">
            <text:p>0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88" table:formula="of:=[.BJ17]-[.BK17]" office:value-type="float" office:value="27" calcext:value-type="float">
            <text:p>+27</text:p>
          </table:table-cell>
          <table:table-cell table:style-name="ce229" table:formula="of:=1*([.BD17]&gt;[.BC17])" office:value-type="float" office:value="0" calcext:value-type="float">
            <text:p>0</text:p>
          </table:table-cell>
          <table:table-cell table:style-name="ce229" table:formula="of:=1*([.BD17]&lt;[.BC17])*NOT(AND([.BC17]=20;[.BD17]=0))" office:value-type="float" office:value="1" calcext:value-type="float">
            <text:p>1</text:p>
          </table:table-cell>
          <table:table-cell table:style-name="ce229" table:formula="of:=1*AND([.BC17]=20;[.BD17]=0)" office:value-type="float" office:value="0" calcext:value-type="float">
            <text:p>0</text:p>
          </table:table-cell>
          <table:table-cell table:style-name="ce229" table:formula="of:=[.BD17]" office:value-type="float" office:value="39" calcext:value-type="float">
            <text:p>39</text:p>
          </table:table-cell>
          <table:table-cell table:style-name="ce229" table:formula="of:=[.BC17]" office:value-type="float" office:value="66" calcext:value-type="float">
            <text:p>66</text:p>
          </table:table-cell>
          <table:table-cell table:style-name="ce305" table:formula="of:=[.BP17]-[.BQ17]" office:value-type="float" office:value="-27" calcext:value-type="float">
            <text:p>-27</text:p>
          </table:table-cell>
        </table:table-row>
        <table:table-row table:style-name="ro1">
          <table:table-cell table:style-name="ce156" office:value-type="float" office:value="39" calcext:value-type="float">
            <text:p>3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3</text:p>
          </table:table-cell>
          <table:table-cell table:style-name="ce243" table:formula="of:=IF([.B18]=&quot;Girone&quot;;VLOOKUP([.D18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8]=&quot;Girone&quot;;VLOOKUP([.E18];A_SQUADRE_PER_CODICE;2);&quot;ERRORE!&quot;)" office:value-type="string" office:string-value="Ippopotami" calcext:value-type="string">
            <text:p>Ippopotami</text:p>
          </table:table-cell>
          <table:table-cell table:style-name="ce229" table:formula="of:=VLOOKUP([.A18];A_4_INPUT_DATE_E_RISULTATI_GIRONI;6;0)" office:value-type="float" office:value="98" calcext:value-type="float">
            <text:p>98</text:p>
          </table:table-cell>
          <table:table-cell table:style-name="ce229" table:formula="of:=VLOOKUP([.A18];A_4_INPUT_DATE_E_RISULTATI_GIRONI;7;0)" office:value-type="float" office:value="49" calcext:value-type="float">
            <text:p>49</text:p>
          </table:table-cell>
          <table:table-cell table:style-name="ce243" table:formula="of:=IF([.H18]&gt;[.I18];[.F18];[.G18])" office:value-type="string" office:string-value="Giraffe" calcext:value-type="string">
            <text:p>Giraffe</text:p>
          </table:table-cell>
          <table:table-cell table:style-name="ce243" table:formula="of:=IF([.H18]&lt;[.I18];[.F18];[.G18])" office:value-type="string" office:string-value="Ippopotami" calcext:value-type="string">
            <text:p>Ippopotami</text:p>
          </table:table-cell>
          <table:table-cell table:style-name="ce229" table:formula="of:=1*([.H18]&gt;[.I18])" office:value-type="float" office:value="1" calcext:value-type="float">
            <text:p>1</text:p>
          </table:table-cell>
          <table:table-cell table:style-name="ce270" table:formula="of:=1*([.H18]&lt;[.I18])*NOT(AND([.H18]=0;[.I18]=20))" office:value-type="float" office:value="0" calcext:value-type="float">
            <text:p>0</text:p>
          </table:table-cell>
          <table:table-cell table:style-name="ce270" table:formula="of:=1*AND([.H18]=0;[.I18]=20)" office:value-type="float" office:value="0" calcext:value-type="float">
            <text:p>0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88" table:formula="of:=[.O18]-[.P18]" office:value-type="float" office:value="49" calcext:value-type="float">
            <text:p>+49</text:p>
          </table:table-cell>
          <table:table-cell table:style-name="ce229" table:formula="of:=1*([.I18]&gt;[.H18])" office:value-type="float" office:value="0" calcext:value-type="float">
            <text:p>0</text:p>
          </table:table-cell>
          <table:table-cell table:style-name="ce229" table:formula="of:=1*([.I18]&lt;[.H18])*NOT(AND([.H18]=20;[.I18]=0))" office:value-type="float" office:value="1" calcext:value-type="float">
            <text:p>1</text:p>
          </table:table-cell>
          <table:table-cell table:style-name="ce229" table:formula="of:=1*AND([.H18]=20;[.I18]=0)" office:value-type="float" office:value="0" calcext:value-type="float">
            <text:p>0</text:p>
          </table:table-cell>
          <table:table-cell table:style-name="ce229" table:formula="of:=[.I18]" office:value-type="float" office:value="49" calcext:value-type="float">
            <text:p>49</text:p>
          </table:table-cell>
          <table:table-cell table:style-name="ce229" table:formula="of:=[.H18]" office:value-type="float" office:value="98" calcext:value-type="float">
            <text:p>98</text:p>
          </table:table-cell>
          <table:table-cell table:style-name="ce305" table:formula="of:=[.U18]-[.V18]" office:value-type="float" office:value="-49" calcext:value-type="float">
            <text:p>-49</text:p>
          </table:table-cell>
          <table:table-cell/>
          <table:table-cell table:style-name="ce349" table:formula="of:=COUNTIF(B_COEFF_GIRONE_D;&quot;&gt;=&quot;&amp;[.AS18])&amp;[.Z18]" office:value-type="string" office:string-value="4D" calcext:value-type="string">
            <text:p>4D</text:p>
          </table:table-cell>
          <table:table-cell table:style-name="ce354" office:value-type="string" calcext:value-type="string">
            <text:p>D</text:p>
          </table:table-cell>
          <table:table-cell table:style-name="ce357" office:value-type="string" calcext:value-type="string">
            <text:p>D4</text:p>
          </table:table-cell>
          <table:table-cell table:style-name="ce362" table:formula="of:=VLOOKUP([.AA18];A_SQUADRE_PER_CODICE;2)" office:value-type="string" office:string-value="Falchi" calcext:value-type="string">
            <text:p>Falchi</text:p>
          </table:table-cell>
          <table:table-cell table:style-name="ce357" table:formula="of:=[.AD18]+[.AE18]+[.AF18]" office:value-type="float" office:value="3" calcext:value-type="float">
            <text:p>3</text:p>
          </table:table-cell>
          <table:table-cell table:style-name="ce357" table:formula="of:=SUMIF(B_SQUADRA_A_GIRONI;[.AB18];B_VINTE_SQUADRA_A_GIRONI)+SUMIF(B_SQUADRA_B_GIRONI;[.AB18];B_VINTE_SQUADRA_B_GIRONI)" office:value-type="float" office:value="0" calcext:value-type="float">
            <text:p>0</text:p>
          </table:table-cell>
          <table:table-cell table:style-name="ce357" table:formula="of:=SUMIF(B_SQUADRA_A_GIRONI;[.AB18];B_PERSE_SQUADRA_A_GIRONI)+SUMIF(B_SQUADRA_B_GIRONI;[.AB18];B_PERSE_SQUADRA_B_GIRONI)" office:value-type="float" office:value="3" calcext:value-type="float">
            <text:p>3</text:p>
          </table:table-cell>
          <table:table-cell table:style-name="ce357" table:formula="of:=SUMIF(B_SQUADRA_A_GIRONI;[.AB18];B_FORFAIT_SQUADRA_A_GIRONI)+SUMIF(B_SQUADRA_B_GIRONI;[.AB18];B_FORFAIT_SQUADRA_B_GIRONI)" office:value-type="float" office:value="0" calcext:value-type="float">
            <text:p>0</text:p>
          </table:table-cell>
          <table:table-cell table:style-name="ce368" table:formula="of:=2*[.AD18]+1*[.AE18]+0*[.AF18]" office:value-type="float" office:value="3" calcext:value-type="float">
            <text:p>3</text:p>
          </table:table-cell>
          <table:table-cell table:style-name="ce460" table:formula="of:=SUMIF(B_SQUADRA_A_GIRONI;[.AB18];B_PUNTI_FATTI_SQUADRA_A_GIRONI)+SUMIF(B_SQUADRA_B_GIRONI;[.AB18];B_PUNTI_FATTI_SQUADRA_B_GIRONI)" office:value-type="float" office:value="153" calcext:value-type="float">
            <text:p>153</text:p>
          </table:table-cell>
          <table:table-cell table:style-name="ce357" table:formula="of:=SUMIF(B_SQUADRA_A_GIRONI;[.AB18];B_PUNTI_SUBITI_SQUADRA_A_GIRONI)+SUMIF(B_SQUADRA_B_GIRONI;[.AB18];B_PUNTI_SUBITI_SQUADRA_B_GIRONI)" office:value-type="float" office:value="209" calcext:value-type="float">
            <text:p>209</text:p>
          </table:table-cell>
          <table:table-cell table:style-name="ce466" table:formula="of:=SUMIF(B_SQUADRA_A_GIRONI;[.AB18];B_DIFF_CANESTRI_SQUADRA_A_GIRONI)+SUMIF(B_SQUADRA_B_GIRONI;[.AB18];B_DIFF_CANESTRI_SQUADRA_B_GIRONI)" office:value-type="float" office:value="-56" calcext:value-type="float">
            <text:p>-56</text:p>
          </table:table-cell>
          <table:table-cell table:style-name="ce357" table:formula="of:=IF([.AG18]=[.AG15];INDIRECT(&quot;U&quot;&amp;5+6*(FIND([.Z18];&quot;ABCDEFGH&quot;)-1));0)" office:value-type="float" office:value="0" calcext:value-type="float">
            <text:p>0</text:p>
          </table:table-cell>
          <table:table-cell table:style-name="ce357" table:formula="of:=IF([.AG18]=[.AG16];INDIRECT(&quot;U&quot;&amp;7+6*(FIND([.Z18];&quot;ABCDEFGH&quot;)-1));0)" office:value-type="float" office:value="0" calcext:value-type="float">
            <text:p>0</text:p>
          </table:table-cell>
          <table:table-cell table:style-name="ce357" table:formula="of:=IF([.AG18]=[.AG17];INDIRECT(&quot;U&quot;&amp;8+6*(FIND([.Z18];&quot;ABCDEFGH&quot;)-1));0)" office:value-type="float" office:value="0" calcext:value-type="float">
            <text:p>0</text:p>
          </table:table-cell>
          <table:table-cell table:style-name="ce460" table:formula="of:=[.AK18]+[.AL18]+[.AM18]" office:value-type="float" office:value="0" calcext:value-type="float">
            <text:p>0</text:p>
          </table:table-cell>
          <table:table-cell table:style-name="ce471" table:formula="of:=IF([.AG18]=[.AG15];INDIRECT(&quot;W&quot;&amp;5+6*(FIND([.Z18];&quot;ABCDEFGH&quot;)-1));0)" office:value-type="float" office:value="0" calcext:value-type="float">
            <text:p>+0</text:p>
          </table:table-cell>
          <table:table-cell table:style-name="ce471" table:formula="of:=IF([.AG18]=[.AG16];INDIRECT(&quot;W&quot;&amp;7+6*(FIND([.Z18];&quot;ABCDEFGH&quot;)-1));0)" office:value-type="float" office:value="0" calcext:value-type="float">
            <text:p>+0</text:p>
          </table:table-cell>
          <table:table-cell table:style-name="ce471" table:formula="of:=IF([.AG18]=[.AG17];INDIRECT(&quot;W&quot;&amp;8+6*(FIND([.Z18];&quot;ABCDEFGH&quot;)-1));0)" office:value-type="float" office:value="0" calcext:value-type="float">
            <text:p>+0</text:p>
          </table:table-cell>
          <table:table-cell table:style-name="ce466" table:formula="of:=[.AO18]+[.AP18]+[.AQ18]" office:value-type="float" office:value="0" calcext:value-type="float">
            <text:p>+0</text:p>
          </table:table-cell>
          <table:table-cell table:style-name="ce493" table:formula="of:=[.AG18]+(500+[.AR18])*10^-3+[.AN18]*10^-6+(500+[.AJ18])*10^-9+[.AH18]*10^-12" office:value-type="float" office:value="3.500000444153" calcext:value-type="float">
            <text:p>3,500000444153</text:p>
          </table:table-cell>
          <table:table-cell/>
          <table:table-cell table:style-name="ce501" table:formula="of:=IF([.AX18]=&quot;&quot;;&quot;&quot;;[.AX18]&amp;&quot;/&quot;&amp;COUNTIF([.AX18:.AX$66];[.AX18]))" office:value-type="string" office:string-value="17-32/1" calcext:value-type="string">
            <text:p>17-32/1</text:p>
          </table:table-cell>
          <table:table-cell table:style-name="ce156" office:value-type="float" office:value="64" calcext:value-type="float">
            <text:p>6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32</text:p>
          </table:table-cell>
          <table:table-cell table:style-name="ce229" office:value-type="string" calcext:value-type="string">
            <text:p>3H</text:p>
          </table:table-cell>
          <table:table-cell table:style-name="ce229" office:value-type="string" calcext:value-type="string">
            <text:p>4F</text:p>
          </table:table-cell>
          <table:table-cell table:style-name="ce243" table:formula="of:=IF(LEFT([.AY18];1)=&quot;V&quot;;VLOOKUP(NUMBERVALUE(SUBSTITUTE([.AY18];&quot;V&quot;;&quot;&quot;));B_PARTITE_2A_FASE_PER_NUMERO;10;FALSE());IF(LEFT([.AY18];1)=&quot;P&quot;;VLOOKUP(NUMBERVALUE(SUBSTITUTE([.AY18];&quot;P&quot;;&quot;&quot;));B_PARTITE_2A_FASE_PER_NUMERO;11;FALSE());VLOOKUP([.AY18];B_CLASSIFICHE_GIRONI;4;FALSE())))" office:value-type="string" office:string-value="Tonni" calcext:value-type="string">
            <text:p>Tonni</text:p>
          </table:table-cell>
          <table:table-cell table:style-name="ce243" table:formula="of:=IF(LEFT([.AZ18];1)=&quot;V&quot;;VLOOKUP(NUMBERVALUE(SUBSTITUTE([.AZ18];&quot;V&quot;;&quot;&quot;));B_PARTITE_2A_FASE_PER_NUMERO;10;FALSE());IF(LEFT([.AZ18];1)=&quot;P&quot;;VLOOKUP(NUMBERVALUE(SUBSTITUTE([.AZ18];&quot;P&quot;;&quot;&quot;));B_PARTITE_2A_FASE_PER_NUMERO;11;FALSE());VLOOKUP([.AZ18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18];A_5_INPUT_DATE_E_RISULTATI_2A_FASE;6;0)" office:value-type="float" office:value="62" calcext:value-type="float">
            <text:p>62</text:p>
          </table:table-cell>
          <table:table-cell table:style-name="ce229" table:formula="of:=VLOOKUP([.AV18];A_5_INPUT_DATE_E_RISULTATI_2A_FASE;7;0)" office:value-type="float" office:value="31" calcext:value-type="float">
            <text:p>31</text:p>
          </table:table-cell>
          <table:table-cell table:style-name="ce243" table:formula="of:=IF([.BC18]&gt;[.BD18];[.BA18];[.BB18])" office:value-type="string" office:string-value="Tonni" calcext:value-type="string">
            <text:p>Tonni</text:p>
          </table:table-cell>
          <table:table-cell table:style-name="ce243" table:formula="of:=IF([.BC18]&lt;[.BD18];[.BA18];[.BB18])" office:value-type="string" office:string-value="Fenicotteri" calcext:value-type="string">
            <text:p>Fenicotteri</text:p>
          </table:table-cell>
          <table:table-cell table:style-name="ce229" table:formula="of:=1*([.BC18]&gt;[.BD18])" office:value-type="float" office:value="1" calcext:value-type="float">
            <text:p>1</text:p>
          </table:table-cell>
          <table:table-cell table:style-name="ce270" table:formula="of:=1*([.BC18]&lt;[.BD18])*NOT(AND([.BC18]=0;[.BD18]=20))" office:value-type="float" office:value="0" calcext:value-type="float">
            <text:p>0</text:p>
          </table:table-cell>
          <table:table-cell table:style-name="ce270" table:formula="of:=1*AND([.BC18]=0;[.BD18]=20)" office:value-type="float" office:value="0" calcext:value-type="float">
            <text:p>0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88" table:formula="of:=[.BJ18]-[.BK18]" office:value-type="float" office:value="31" calcext:value-type="float">
            <text:p>+31</text:p>
          </table:table-cell>
          <table:table-cell table:style-name="ce229" table:formula="of:=1*([.BD18]&gt;[.BC18])" office:value-type="float" office:value="0" calcext:value-type="float">
            <text:p>0</text:p>
          </table:table-cell>
          <table:table-cell table:style-name="ce229" table:formula="of:=1*([.BD18]&lt;[.BC18])*NOT(AND([.BC18]=20;[.BD18]=0))" office:value-type="float" office:value="1" calcext:value-type="float">
            <text:p>1</text:p>
          </table:table-cell>
          <table:table-cell table:style-name="ce229" table:formula="of:=1*AND([.BC18]=20;[.BD18]=0)" office:value-type="float" office:value="0" calcext:value-type="float">
            <text:p>0</text:p>
          </table:table-cell>
          <table:table-cell table:style-name="ce229" table:formula="of:=[.BD18]" office:value-type="float" office:value="31" calcext:value-type="float">
            <text:p>31</text:p>
          </table:table-cell>
          <table:table-cell table:style-name="ce229" table:formula="of:=[.BC18]" office:value-type="float" office:value="62" calcext:value-type="float">
            <text:p>62</text:p>
          </table:table-cell>
          <table:table-cell table:style-name="ce305" table:formula="of:=[.BP18]-[.BQ18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15" calcext:value-type="float">
            <text:p>1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2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19]=&quot;Girone&quot;;VLOOKUP([.D19];A_SQUADRE_PER_CODICE;2);&quot;ERRORE!&quot;)" office:value-type="string" office:string-value="Giraffe" calcext:value-type="string">
            <text:p>Giraffe</text:p>
          </table:table-cell>
          <table:table-cell table:style-name="ce243" table:formula="of:=IF([.B19]=&quot;Girone&quot;;VLOOKUP([.E19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19];A_4_INPUT_DATE_E_RISULTATI_GIRONI;6;0)" office:value-type="float" office:value="60" calcext:value-type="float">
            <text:p>60</text:p>
          </table:table-cell>
          <table:table-cell table:style-name="ce229" table:formula="of:=VLOOKUP([.A19];A_4_INPUT_DATE_E_RISULTATI_GIRONI;7;0)" office:value-type="float" office:value="34" calcext:value-type="float">
            <text:p>34</text:p>
          </table:table-cell>
          <table:table-cell table:style-name="ce243" table:formula="of:=IF([.H19]&gt;[.I19];[.F19];[.G19])" office:value-type="string" office:string-value="Giraffe" calcext:value-type="string">
            <text:p>Giraffe</text:p>
          </table:table-cell>
          <table:table-cell table:style-name="ce243" table:formula="of:=IF([.H19]&lt;[.I19];[.F19];[.G19])" office:value-type="string" office:string-value="Iguane" calcext:value-type="string">
            <text:p>Iguane</text:p>
          </table:table-cell>
          <table:table-cell table:style-name="ce229" table:formula="of:=1*([.H19]&gt;[.I19])" office:value-type="float" office:value="1" calcext:value-type="float">
            <text:p>1</text:p>
          </table:table-cell>
          <table:table-cell table:style-name="ce270" table:formula="of:=1*([.H19]&lt;[.I19])*NOT(AND([.H19]=0;[.I19]=20))" office:value-type="float" office:value="0" calcext:value-type="float">
            <text:p>0</text:p>
          </table:table-cell>
          <table:table-cell table:style-name="ce270" table:formula="of:=1*AND([.H19]=0;[.I19]=20)" office:value-type="float" office:value="0" calcext:value-type="float">
            <text:p>0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88" table:formula="of:=[.O19]-[.P19]" office:value-type="float" office:value="26" calcext:value-type="float">
            <text:p>+26</text:p>
          </table:table-cell>
          <table:table-cell table:style-name="ce229" table:formula="of:=1*([.I19]&gt;[.H19])" office:value-type="float" office:value="0" calcext:value-type="float">
            <text:p>0</text:p>
          </table:table-cell>
          <table:table-cell table:style-name="ce229" table:formula="of:=1*([.I19]&lt;[.H19])*NOT(AND([.H19]=20;[.I19]=0))" office:value-type="float" office:value="1" calcext:value-type="float">
            <text:p>1</text:p>
          </table:table-cell>
          <table:table-cell table:style-name="ce229" table:formula="of:=1*AND([.H19]=20;[.I19]=0)" office:value-type="float" office:value="0" calcext:value-type="float">
            <text:p>0</text:p>
          </table:table-cell>
          <table:table-cell table:style-name="ce229" table:formula="of:=[.I19]" office:value-type="float" office:value="34" calcext:value-type="float">
            <text:p>34</text:p>
          </table:table-cell>
          <table:table-cell table:style-name="ce229" table:formula="of:=[.H19]" office:value-type="float" office:value="60" calcext:value-type="float">
            <text:p>60</text:p>
          </table:table-cell>
          <table:table-cell table:style-name="ce305" table:formula="of:=[.U19]-[.V19]" office:value-type="float" office:value="-26" calcext:value-type="float">
            <text:p>-26</text:p>
          </table:table-cell>
          <table:table-cell/>
          <table:table-cell table:style-name="ce320" table:formula="of:=COUNTIF(B_COEFF_GIRONE_E;&quot;&gt;=&quot;&amp;[.AS19])&amp;[.Z19]" office:value-type="string" office:string-value="1E" calcext:value-type="string">
            <text:p>1E</text:p>
          </table:table-cell>
          <table:table-cell table:style-name="ce352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360" table:formula="of:=VLOOKUP([.AA19];A_SQUADRE_PER_CODICE;2)" office:value-type="string" office:string-value="Bisonti" calcext:value-type="string">
            <text:p>Bisonti</text:p>
          </table:table-cell>
          <table:table-cell table:style-name="ce229" table:formula="of:=[.AD19]+[.AE19]+[.AF19]" office:value-type="float" office:value="3" calcext:value-type="float">
            <text:p>3</text:p>
          </table:table-cell>
          <table:table-cell table:style-name="ce229" table:formula="of:=SUMIF(B_SQUADRA_A_GIRONI;[.AB19];B_VINTE_SQUADRA_A_GIRONI)+SUMIF(B_SQUADRA_B_GIRONI;[.AB19];B_VINTE_SQUADRA_B_GIRONI)" office:value-type="float" office:value="2" calcext:value-type="float">
            <text:p>2</text:p>
          </table:table-cell>
          <table:table-cell table:style-name="ce229" table:formula="of:=SUMIF(B_SQUADRA_A_GIRONI;[.AB19];B_PERSE_SQUADRA_A_GIRONI)+SUMIF(B_SQUADRA_B_GIRONI;[.AB19];B_PERSE_SQUADRA_B_GIRONI)" office:value-type="float" office:value="1" calcext:value-type="float">
            <text:p>1</text:p>
          </table:table-cell>
          <table:table-cell table:style-name="ce229" table:formula="of:=SUMIF(B_SQUADRA_A_GIRONI;[.AB19];B_FORFAIT_SQUADRA_A_GIRONI)+SUMIF(B_SQUADRA_B_GIRONI;[.AB19];B_FORFAIT_SQUADRA_B_GIRONI)" office:value-type="float" office:value="0" calcext:value-type="float">
            <text:p>0</text:p>
          </table:table-cell>
          <table:table-cell table:style-name="ce366" table:formula="of:=2*[.AD19]+1*[.AE19]+0*[.AF19]" office:value-type="float" office:value="5" calcext:value-type="float">
            <text:p>5</text:p>
          </table:table-cell>
          <table:table-cell table:style-name="ce372" table:formula="of:=SUMIF(B_SQUADRA_A_GIRONI;[.AB19];B_PUNTI_FATTI_SQUADRA_A_GIRONI)+SUMIF(B_SQUADRA_B_GIRONI;[.AB19];B_PUNTI_FATTI_SQUADRA_B_GIRONI)" office:value-type="float" office:value="103" calcext:value-type="float">
            <text:p>103</text:p>
          </table:table-cell>
          <table:table-cell table:style-name="ce229" table:formula="of:=SUMIF(B_SQUADRA_A_GIRONI;[.AB19];B_PUNTI_SUBITI_SQUADRA_A_GIRONI)+SUMIF(B_SQUADRA_B_GIRONI;[.AB19];B_PUNTI_SUBITI_SQUADRA_B_GIRONI)" office:value-type="float" office:value="100" calcext:value-type="float">
            <text:p>100</text:p>
          </table:table-cell>
          <table:table-cell table:style-name="ce463" table:formula="of:=SUMIF(B_SQUADRA_A_GIRONI;[.AB19];B_DIFF_CANESTRI_SQUADRA_A_GIRONI)+SUMIF(B_SQUADRA_B_GIRONI;[.AB19];B_DIFF_CANESTRI_SQUADRA_B_GIRONI)" office:value-type="float" office:value="3" calcext:value-type="float">
            <text:p>+3</text:p>
          </table:table-cell>
          <table:table-cell table:style-name="ce229" table:formula="of:=IF([.AG19]=[.AG20];INDIRECT(&quot;O&quot;&amp;3+6*(FIND([.Z19];&quot;ABCDEFGH&quot;)-1));0)" office:value-type="float" office:value="34" calcext:value-type="float">
            <text:p>34</text:p>
          </table:table-cell>
          <table:table-cell table:style-name="ce270" table:formula="of:=IF([.AG19]=[.AG21];INDIRECT(&quot;O&quot;&amp;4+6*(FIND([.Z19];&quot;ABCDEFGH&quot;)-1));0)" office:value-type="float" office:value="33" calcext:value-type="float">
            <text:p>33</text:p>
          </table:table-cell>
          <table:table-cell table:style-name="ce229" table:formula="of:=IF([.AG19]=[.AG22];INDIRECT(&quot;O&quot;&amp;5+6*(FIND([.Z19];&quot;ABCDEFGH&quot;)-1));0)" office:value-type="float" office:value="0" calcext:value-type="float">
            <text:p>0</text:p>
          </table:table-cell>
          <table:table-cell table:style-name="ce372" table:formula="of:=[.AK19]+[.AL19]+[.AM19]" office:value-type="float" office:value="67" calcext:value-type="float">
            <text:p>67</text:p>
          </table:table-cell>
          <table:table-cell table:style-name="ce288" table:formula="of:=IF([.AG19]=[.AG20];INDIRECT(&quot;Q&quot;&amp;3+6*(FIND([.Z19];&quot;ABCDEFGH&quot;)-1));0)" office:value-type="float" office:value="1" calcext:value-type="float">
            <text:p>+1</text:p>
          </table:table-cell>
          <table:table-cell table:style-name="ce288" table:formula="of:=IF([.AG19]=[.AG21];INDIRECT(&quot;Q&quot;&amp;4+6*(FIND([.Z19];&quot;ABCDEFGH&quot;)-1));0)" office:value-type="float" office:value="-1" calcext:value-type="float">
            <text:p>-1</text:p>
          </table:table-cell>
          <table:table-cell table:style-name="ce288" table:formula="of:=IF([.AG19]=[.AG22];INDIRECT(&quot;Q&quot;&amp;5+6*(FIND([.Z19];&quot;ABCDEFGH&quot;)-1));0)" office:value-type="float" office:value="0" calcext:value-type="float">
            <text:p>+0</text:p>
          </table:table-cell>
          <table:table-cell table:style-name="ce463" table:formula="of:=[.AO19]+[.AP19]+[.AQ19]" office:value-type="float" office:value="0" calcext:value-type="float">
            <text:p>+0</text:p>
          </table:table-cell>
          <table:table-cell table:style-name="ce477" table:formula="of:=[.AG19]+(500+[.AR19])*10^-3+[.AN19]*10^-6+(500+[.AJ19])*10^-9+[.AH19]*10^-12" office:value-type="float" office:value="5.500067503103" calcext:value-type="float">
            <text:p>5,500067503103</text:p>
          </table:table-cell>
          <table:table-cell/>
          <table:table-cell table:style-name="ce501" table:formula="of:=IF([.AX19]=&quot;&quot;;&quot;&quot;;[.AX19]&amp;&quot;/&quot;&amp;COUNTIF([.AX19:.AX$66];[.AX19]))" office:value-type="string" office:string-value="25-32/4" calcext:value-type="string">
            <text:p>25-32/4</text:p>
          </table:table-cell>
          <table:table-cell table:style-name="ce156" office:value-type="float" office:value="65" calcext:value-type="float">
            <text:p>6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1</text:p>
          </table:table-cell>
          <table:table-cell table:style-name="ce229" office:value-type="string" calcext:value-type="string">
            <text:p>P55</text:p>
          </table:table-cell>
          <table:table-cell table:style-name="ce510" table:formula="of:=IF(LEFT([.AY19];1)=&quot;V&quot;;VLOOKUP(NUMBERVALUE(SUBSTITUTE([.AY19];&quot;V&quot;;&quot;&quot;));B_PARTITE_2A_FASE_PER_NUMERO;10;FALSE());IF(LEFT([.AY19];1)=&quot;P&quot;;VLOOKUP(NUMBERVALUE(SUBSTITUTE([.AY19];&quot;P&quot;;&quot;&quot;));B_PARTITE_2A_FASE_PER_NUMERO;11;FALSE());VLOOKUP([.AY19];B_CLASSIFICHE_GIRONI;4;FALSE())))" office:value-type="string" office:string-value="Iguane" calcext:value-type="string">
            <text:p>Iguane</text:p>
          </table:table-cell>
          <table:table-cell table:style-name="ce243" table:formula="of:=IF(LEFT([.AZ19];1)=&quot;V&quot;;VLOOKUP(NUMBERVALUE(SUBSTITUTE([.AZ19];&quot;V&quot;;&quot;&quot;));B_PARTITE_2A_FASE_PER_NUMERO;10;FALSE());IF(LEFT([.AZ19];1)=&quot;P&quot;;VLOOKUP(NUMBERVALUE(SUBSTITUTE([.AZ19];&quot;P&quot;;&quot;&quot;));B_PARTITE_2A_FASE_PER_NUMERO;11;FALSE());VLOOKUP([.AZ19];B_CLASSIFICHE_GIRONI;4;FALSE())))" office:value-type="string" office:string-value="Falchi" calcext:value-type="string">
            <text:p>Falchi</text:p>
          </table:table-cell>
          <table:table-cell table:style-name="ce229" table:formula="of:=VLOOKUP([.AV19];A_5_INPUT_DATE_E_RISULTATI_2A_FASE;6;0)" office:value-type="float" office:value="63" calcext:value-type="float">
            <text:p>63</text:p>
          </table:table-cell>
          <table:table-cell table:style-name="ce229" table:formula="of:=VLOOKUP([.AV19];A_5_INPUT_DATE_E_RISULTATI_2A_FASE;7;0)" office:value-type="float" office:value="35" calcext:value-type="float">
            <text:p>35</text:p>
          </table:table-cell>
          <table:table-cell table:style-name="ce243" table:formula="of:=IF([.BC19]&gt;[.BD19];[.BA19];[.BB19])" office:value-type="string" office:string-value="Iguane" calcext:value-type="string">
            <text:p>Iguane</text:p>
          </table:table-cell>
          <table:table-cell table:style-name="ce243" table:formula="of:=IF([.BC19]&lt;[.BD19];[.BA19];[.BB19])" office:value-type="string" office:string-value="Falchi" calcext:value-type="string">
            <text:p>Falchi</text:p>
          </table:table-cell>
          <table:table-cell table:style-name="ce229" table:formula="of:=1*([.BC19]&gt;[.BD19])" office:value-type="float" office:value="1" calcext:value-type="float">
            <text:p>1</text:p>
          </table:table-cell>
          <table:table-cell table:style-name="ce270" table:formula="of:=1*([.BC19]&lt;[.BD19])*NOT(AND([.BC19]=0;[.BD19]=20))" office:value-type="float" office:value="0" calcext:value-type="float">
            <text:p>0</text:p>
          </table:table-cell>
          <table:table-cell table:style-name="ce270" table:formula="of:=1*AND([.BC19]=0;[.BD19]=20)" office:value-type="float" office:value="0" calcext:value-type="float">
            <text:p>0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88" table:formula="of:=[.BJ19]-[.BK19]" office:value-type="float" office:value="28" calcext:value-type="float">
            <text:p>+28</text:p>
          </table:table-cell>
          <table:table-cell table:style-name="ce229" table:formula="of:=1*([.BD19]&gt;[.BC19])" office:value-type="float" office:value="0" calcext:value-type="float">
            <text:p>0</text:p>
          </table:table-cell>
          <table:table-cell table:style-name="ce229" table:formula="of:=1*([.BD19]&lt;[.BC19])*NOT(AND([.BC19]=20;[.BD19]=0))" office:value-type="float" office:value="1" calcext:value-type="float">
            <text:p>1</text:p>
          </table:table-cell>
          <table:table-cell table:style-name="ce229" table:formula="of:=1*AND([.BC19]=20;[.BD19]=0)" office:value-type="float" office:value="0" calcext:value-type="float">
            <text:p>0</text:p>
          </table:table-cell>
          <table:table-cell table:style-name="ce229" table:formula="of:=[.BD19]" office:value-type="float" office:value="35" calcext:value-type="float">
            <text:p>35</text:p>
          </table:table-cell>
          <table:table-cell table:style-name="ce229" table:formula="of:=[.BC19]" office:value-type="float" office:value="63" calcext:value-type="float">
            <text:p>63</text:p>
          </table:table-cell>
          <table:table-cell table:style-name="ce305" table:formula="of:=[.BP19]-[.BQ1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7" calcext:value-type="float">
            <text:p>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C</text:p>
          </table:table-cell>
          <table:table-cell table:style-name="ce229" office:value-type="string" calcext:value-type="string">
            <text:p>C3</text:p>
          </table:table-cell>
          <table:table-cell table:style-name="ce229" office:value-type="string" calcext:value-type="string">
            <text:p>C4</text:p>
          </table:table-cell>
          <table:table-cell table:style-name="ce243" table:formula="of:=IF([.B20]=&quot;Girone&quot;;VLOOKUP([.D20];A_SQUADRE_PER_CODICE;2);&quot;ERRORE!&quot;)" office:value-type="string" office:string-value="Ippopotami" calcext:value-type="string">
            <text:p>Ippopotami</text:p>
          </table:table-cell>
          <table:table-cell table:style-name="ce243" table:formula="of:=IF([.B20]=&quot;Girone&quot;;VLOOKUP([.E20];A_SQUADRE_PER_CODICE;2);&quot;ERRORE!&quot;)" office:value-type="string" office:string-value="Iguane" calcext:value-type="string">
            <text:p>Iguane</text:p>
          </table:table-cell>
          <table:table-cell table:style-name="ce229" table:formula="of:=VLOOKUP([.A20];A_4_INPUT_DATE_E_RISULTATI_GIRONI;6;0)" office:value-type="float" office:value="96" calcext:value-type="float">
            <text:p>96</text:p>
          </table:table-cell>
          <table:table-cell table:style-name="ce229" table:formula="of:=VLOOKUP([.A20];A_4_INPUT_DATE_E_RISULTATI_GIRONI;7;0)" office:value-type="float" office:value="25" calcext:value-type="float">
            <text:p>25</text:p>
          </table:table-cell>
          <table:table-cell table:style-name="ce243" table:formula="of:=IF([.H20]&gt;[.I20];[.F20];[.G20])" office:value-type="string" office:string-value="Ippopotami" calcext:value-type="string">
            <text:p>Ippopotami</text:p>
          </table:table-cell>
          <table:table-cell table:style-name="ce243" table:formula="of:=IF([.H20]&lt;[.I20];[.F20];[.G20])" office:value-type="string" office:string-value="Iguane" calcext:value-type="string">
            <text:p>Iguane</text:p>
          </table:table-cell>
          <table:table-cell table:style-name="ce229" table:formula="of:=1*([.H20]&gt;[.I20])" office:value-type="float" office:value="1" calcext:value-type="float">
            <text:p>1</text:p>
          </table:table-cell>
          <table:table-cell table:style-name="ce270" table:formula="of:=1*([.H20]&lt;[.I20])*NOT(AND([.H20]=0;[.I20]=20))" office:value-type="float" office:value="0" calcext:value-type="float">
            <text:p>0</text:p>
          </table:table-cell>
          <table:table-cell table:style-name="ce270" table:formula="of:=1*AND([.H20]=0;[.I20]=20)" office:value-type="float" office:value="0" calcext:value-type="float">
            <text:p>0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88" table:formula="of:=[.O20]-[.P20]" office:value-type="float" office:value="71" calcext:value-type="float">
            <text:p>+71</text:p>
          </table:table-cell>
          <table:table-cell table:style-name="ce229" table:formula="of:=1*([.I20]&gt;[.H20])" office:value-type="float" office:value="0" calcext:value-type="float">
            <text:p>0</text:p>
          </table:table-cell>
          <table:table-cell table:style-name="ce229" table:formula="of:=1*([.I20]&lt;[.H20])*NOT(AND([.H20]=20;[.I20]=0))" office:value-type="float" office:value="1" calcext:value-type="float">
            <text:p>1</text:p>
          </table:table-cell>
          <table:table-cell table:style-name="ce229" table:formula="of:=1*AND([.H20]=20;[.I20]=0)" office:value-type="float" office:value="0" calcext:value-type="float">
            <text:p>0</text:p>
          </table:table-cell>
          <table:table-cell table:style-name="ce229" table:formula="of:=[.I20]" office:value-type="float" office:value="25" calcext:value-type="float">
            <text:p>25</text:p>
          </table:table-cell>
          <table:table-cell table:style-name="ce229" table:formula="of:=[.H20]" office:value-type="float" office:value="96" calcext:value-type="float">
            <text:p>96</text:p>
          </table:table-cell>
          <table:table-cell table:style-name="ce305" table:formula="of:=[.U20]-[.V20]" office:value-type="float" office:value="-71" calcext:value-type="float">
            <text:p>-71</text:p>
          </table:table-cell>
          <table:table-cell/>
          <table:table-cell table:style-name="ce320" table:formula="of:=COUNTIF(B_COEFF_GIRONE_E;&quot;&gt;=&quot;&amp;[.AS20])&amp;[.Z20]" office:value-type="string" office:string-value="2E" calcext:value-type="string">
            <text:p>2E</text:p>
          </table:table-cell>
          <table:table-cell table:style-name="ce352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360" table:formula="of:=VLOOKUP([.AA20];A_SQUADRE_PER_CODICE;2)" office:value-type="string" office:string-value="Bufali" calcext:value-type="string">
            <text:p>Bufali</text:p>
          </table:table-cell>
          <table:table-cell table:style-name="ce229" table:formula="of:=[.AD20]+[.AE20]+[.AF20]" office:value-type="float" office:value="3" calcext:value-type="float">
            <text:p>3</text:p>
          </table:table-cell>
          <table:table-cell table:style-name="ce229" table:formula="of:=SUMIF(B_SQUADRA_A_GIRONI;[.AB20];B_VINTE_SQUADRA_A_GIRONI)+SUMIF(B_SQUADRA_B_GIRONI;[.AB20];B_VINTE_SQUADRA_B_GIRONI)" office:value-type="float" office:value="2" calcext:value-type="float">
            <text:p>2</text:p>
          </table:table-cell>
          <table:table-cell table:style-name="ce229" table:formula="of:=SUMIF(B_SQUADRA_A_GIRONI;[.AB20];B_PERSE_SQUADRA_A_GIRONI)+SUMIF(B_SQUADRA_B_GIRONI;[.AB20];B_PERSE_SQUADRA_B_GIRONI)" office:value-type="float" office:value="1" calcext:value-type="float">
            <text:p>1</text:p>
          </table:table-cell>
          <table:table-cell table:style-name="ce229" table:formula="of:=SUMIF(B_SQUADRA_A_GIRONI;[.AB20];B_FORFAIT_SQUADRA_A_GIRONI)+SUMIF(B_SQUADRA_B_GIRONI;[.AB20];B_FORFAIT_SQUADRA_B_GIRONI)" office:value-type="float" office:value="0" calcext:value-type="float">
            <text:p>0</text:p>
          </table:table-cell>
          <table:table-cell table:style-name="ce366" table:formula="of:=2*[.AD20]+1*[.AE20]+0*[.AF20]" office:value-type="float" office:value="5" calcext:value-type="float">
            <text:p>5</text:p>
          </table:table-cell>
          <table:table-cell table:style-name="ce372" table:formula="of:=SUMIF(B_SQUADRA_A_GIRONI;[.AB20];B_PUNTI_FATTI_SQUADRA_A_GIRONI)+SUMIF(B_SQUADRA_B_GIRONI;[.AB20];B_PUNTI_FATTI_SQUADRA_B_GIRONI)" office:value-type="float" office:value="102" calcext:value-type="float">
            <text:p>102</text:p>
          </table:table-cell>
          <table:table-cell table:style-name="ce229" table:formula="of:=SUMIF(B_SQUADRA_A_GIRONI;[.AB20];B_PUNTI_SUBITI_SQUADRA_A_GIRONI)+SUMIF(B_SQUADRA_B_GIRONI;[.AB20];B_PUNTI_SUBITI_SQUADRA_B_GIRONI)" office:value-type="float" office:value="100" calcext:value-type="float">
            <text:p>100</text:p>
          </table:table-cell>
          <table:table-cell table:style-name="ce463" table:formula="of:=SUMIF(B_SQUADRA_A_GIRONI;[.AB20];B_DIFF_CANESTRI_SQUADRA_A_GIRONI)+SUMIF(B_SQUADRA_B_GIRONI;[.AB20];B_DIFF_CANESTRI_SQUADRA_B_GIRONI)" office:value-type="float" office:value="2" calcext:value-type="float">
            <text:p>+2</text:p>
          </table:table-cell>
          <table:table-cell table:style-name="ce229" table:formula="of:=IF([.AG20]=[.AG21];INDIRECT(&quot;O&quot;&amp;6+6*(FIND([.Z20];&quot;ABCDEFGH&quot;)-1));0)" office:value-type="float" office:value="34" calcext:value-type="float">
            <text:p>34</text:p>
          </table:table-cell>
          <table:table-cell table:style-name="ce229" table:formula="of:=IF([.AG20]=[.AG22];INDIRECT(&quot;O&quot;&amp;7+6*(FIND([.Z20];&quot;ABCDEFGH&quot;)-1));0)" office:value-type="float" office:value="0" calcext:value-type="float">
            <text:p>0</text:p>
          </table:table-cell>
          <table:table-cell table:style-name="ce229" table:formula="of:=IF([.AG20]=[.AG19];INDIRECT(&quot;U&quot;&amp;3+6*(FIND([.Z20];&quot;ABCDEFGH&quot;)-1));0)" office:value-type="float" office:value="33" calcext:value-type="float">
            <text:p>33</text:p>
          </table:table-cell>
          <table:table-cell table:style-name="ce372" table:formula="of:=[.AK20]+[.AL20]+[.AM20]" office:value-type="float" office:value="67" calcext:value-type="float">
            <text:p>67</text:p>
          </table:table-cell>
          <table:table-cell table:style-name="ce288" table:formula="of:=IF([.AG20]=[.AG21];INDIRECT(&quot;Q&quot;&amp;6+6*(FIND([.Z20];&quot;ABCDEFGH&quot;)-1));0)" office:value-type="float" office:value="1" calcext:value-type="float">
            <text:p>+1</text:p>
          </table:table-cell>
          <table:table-cell table:style-name="ce288" table:formula="of:=IF([.AG20]=[.AG22];INDIRECT(&quot;Q&quot;&amp;7+6*(FIND([.Z20];&quot;ABCDEFGH&quot;)-1));0)" office:value-type="float" office:value="0" calcext:value-type="float">
            <text:p>+0</text:p>
          </table:table-cell>
          <table:table-cell table:style-name="ce288" table:formula="of:=IF([.AG20]=[.AG19];INDIRECT(&quot;W&quot;&amp;3+6*(FIND([.Z20];&quot;ABCDEFGH&quot;)-1));0)" office:value-type="float" office:value="-1" calcext:value-type="float">
            <text:p>-1</text:p>
          </table:table-cell>
          <table:table-cell table:style-name="ce463" table:formula="of:=[.AO20]+[.AP20]+[.AQ20]" office:value-type="float" office:value="0" calcext:value-type="float">
            <text:p>+0</text:p>
          </table:table-cell>
          <table:table-cell table:style-name="ce477" table:formula="of:=[.AG20]+(500+[.AR20])*10^-3+[.AN20]*10^-6+(500+[.AJ20])*10^-9+[.AH20]*10^-12" office:value-type="float" office:value="5.500067502102" calcext:value-type="float">
            <text:p>5,500067502102</text:p>
          </table:table-cell>
          <table:table-cell/>
          <table:table-cell table:style-name="ce501" table:formula="of:=IF([.AX20]=&quot;&quot;;&quot;&quot;;[.AX20]&amp;&quot;/&quot;&amp;COUNTIF([.AX20:.AX$66];[.AX20]))" office:value-type="string" office:string-value="25-32/3" calcext:value-type="string">
            <text:p>25-32/3</text:p>
          </table:table-cell>
          <table:table-cell table:style-name="ce156" office:value-type="float" office:value="66" calcext:value-type="float">
            <text:p>6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2</text:p>
          </table:table-cell>
          <table:table-cell table:style-name="ce229" office:value-type="string" calcext:value-type="string">
            <text:p>P56</text:p>
          </table:table-cell>
          <table:table-cell table:style-name="ce243" table:formula="of:=IF(LEFT([.AY20];1)=&quot;V&quot;;VLOOKUP(NUMBERVALUE(SUBSTITUTE([.AY20];&quot;V&quot;;&quot;&quot;));B_PARTITE_2A_FASE_PER_NUMERO;10;FALSE());IF(LEFT([.AY20];1)=&quot;P&quot;;VLOOKUP(NUMBERVALUE(SUBSTITUTE([.AY20];&quot;P&quot;;&quot;&quot;));B_PARTITE_2A_FASE_PER_NUMERO;11;FALSE());VLOOKUP([.AY20];B_CLASSIFICHE_GIRONI;4;FALSE())))" office:value-type="string" office:string-value="Ghepardi" calcext:value-type="string">
            <text:p>Ghepardi</text:p>
          </table:table-cell>
          <table:table-cell table:style-name="ce243" table:formula="of:=IF(LEFT([.AZ20];1)=&quot;V&quot;;VLOOKUP(NUMBERVALUE(SUBSTITUTE([.AZ20];&quot;V&quot;;&quot;&quot;));B_PARTITE_2A_FASE_PER_NUMERO;10;FALSE());IF(LEFT([.AZ20];1)=&quot;P&quot;;VLOOKUP(NUMBERVALUE(SUBSTITUTE([.AZ20];&quot;P&quot;;&quot;&quot;));B_PARTITE_2A_FASE_PER_NUMERO;11;FALSE());VLOOKUP([.AZ20];B_CLASSIFICHE_GIRONI;4;FALSE())))" office:value-type="string" office:string-value="Serval" calcext:value-type="string">
            <text:p>Serval</text:p>
          </table:table-cell>
          <table:table-cell table:style-name="ce229" table:formula="of:=VLOOKUP([.AV20];A_5_INPUT_DATE_E_RISULTATI_2A_FASE;6;0)" office:value-type="float" office:value="60" calcext:value-type="float">
            <text:p>60</text:p>
          </table:table-cell>
          <table:table-cell table:style-name="ce229" table:formula="of:=VLOOKUP([.AV20];A_5_INPUT_DATE_E_RISULTATI_2A_FASE;7;0)" office:value-type="float" office:value="45" calcext:value-type="float">
            <text:p>45</text:p>
          </table:table-cell>
          <table:table-cell table:style-name="ce243" table:formula="of:=IF([.BC20]&gt;[.BD20];[.BA20];[.BB20])" office:value-type="string" office:string-value="Ghepardi" calcext:value-type="string">
            <text:p>Ghepardi</text:p>
          </table:table-cell>
          <table:table-cell table:style-name="ce243" table:formula="of:=IF([.BC20]&lt;[.BD20];[.BA20];[.BB20])" office:value-type="string" office:string-value="Serval" calcext:value-type="string">
            <text:p>Serval</text:p>
          </table:table-cell>
          <table:table-cell table:style-name="ce229" table:formula="of:=1*([.BC20]&gt;[.BD20])" office:value-type="float" office:value="1" calcext:value-type="float">
            <text:p>1</text:p>
          </table:table-cell>
          <table:table-cell table:style-name="ce270" table:formula="of:=1*([.BC20]&lt;[.BD20])*NOT(AND([.BC20]=0;[.BD20]=20))" office:value-type="float" office:value="0" calcext:value-type="float">
            <text:p>0</text:p>
          </table:table-cell>
          <table:table-cell table:style-name="ce270" table:formula="of:=1*AND([.BC20]=0;[.BD20]=20)" office:value-type="float" office:value="0" calcext:value-type="float">
            <text:p>0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88" table:formula="of:=[.BJ20]-[.BK20]" office:value-type="float" office:value="15" calcext:value-type="float">
            <text:p>+15</text:p>
          </table:table-cell>
          <table:table-cell table:style-name="ce229" table:formula="of:=1*([.BD20]&gt;[.BC20])" office:value-type="float" office:value="0" calcext:value-type="float">
            <text:p>0</text:p>
          </table:table-cell>
          <table:table-cell table:style-name="ce229" table:formula="of:=1*([.BD20]&lt;[.BC20])*NOT(AND([.BC20]=20;[.BD20]=0))" office:value-type="float" office:value="1" calcext:value-type="float">
            <text:p>1</text:p>
          </table:table-cell>
          <table:table-cell table:style-name="ce229" table:formula="of:=1*AND([.BC20]=20;[.BD20]=0)" office:value-type="float" office:value="0" calcext:value-type="float">
            <text:p>0</text:p>
          </table:table-cell>
          <table:table-cell table:style-name="ce229" table:formula="of:=[.BD20]" office:value-type="float" office:value="45" calcext:value-type="float">
            <text:p>45</text:p>
          </table:table-cell>
          <table:table-cell table:style-name="ce229" table:formula="of:=[.BC20]" office:value-type="float" office:value="60" calcext:value-type="float">
            <text:p>60</text:p>
          </table:table-cell>
          <table:table-cell table:style-name="ce305" table:formula="of:=[.BP20]-[.BQ20]" office:value-type="float" office:value="-15" calcext:value-type="float">
            <text:p>-15</text:p>
          </table:table-cell>
        </table:table-row>
        <table:table-row table:style-name="ro1">
          <table:table-cell table:style-name="ce156" office:value-type="float" office:value="4" calcext:value-type="float">
            <text:p>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2</text:p>
          </table:table-cell>
          <table:table-cell table:style-name="ce243" table:formula="of:=IF([.B21]=&quot;Girone&quot;;VLOOKUP([.D21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1]=&quot;Girone&quot;;VLOOKUP([.E21];A_SQUADRE_PER_CODICE;2);&quot;ERRORE!&quot;)" office:value-type="string" office:string-value="Pitoni" calcext:value-type="string">
            <text:p>Pitoni</text:p>
          </table:table-cell>
          <table:table-cell table:style-name="ce229" table:formula="of:=VLOOKUP([.A21];A_4_INPUT_DATE_E_RISULTATI_GIRONI;6;0)" office:value-type="float" office:value="96" calcext:value-type="float">
            <text:p>96</text:p>
          </table:table-cell>
          <table:table-cell table:style-name="ce229" table:formula="of:=VLOOKUP([.A21];A_4_INPUT_DATE_E_RISULTATI_GIRONI;7;0)" office:value-type="float" office:value="86" calcext:value-type="float">
            <text:p>86</text:p>
          </table:table-cell>
          <table:table-cell table:style-name="ce243" table:formula="of:=IF([.H21]&gt;[.I21];[.F21];[.G21])" office:value-type="string" office:string-value="Coccodrilli" calcext:value-type="string">
            <text:p>Coccodrilli</text:p>
          </table:table-cell>
          <table:table-cell table:style-name="ce243" table:formula="of:=IF([.H21]&lt;[.I21];[.F21];[.G21])" office:value-type="string" office:string-value="Pitoni" calcext:value-type="string">
            <text:p>Pitoni</text:p>
          </table:table-cell>
          <table:table-cell table:style-name="ce229" table:formula="of:=1*([.H21]&gt;[.I21])" office:value-type="float" office:value="1" calcext:value-type="float">
            <text:p>1</text:p>
          </table:table-cell>
          <table:table-cell table:style-name="ce270" table:formula="of:=1*([.H21]&lt;[.I21])*NOT(AND([.H21]=0;[.I21]=20))" office:value-type="float" office:value="0" calcext:value-type="float">
            <text:p>0</text:p>
          </table:table-cell>
          <table:table-cell table:style-name="ce270" table:formula="of:=1*AND([.H21]=0;[.I21]=20)" office:value-type="float" office:value="0" calcext:value-type="float">
            <text:p>0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88" table:formula="of:=[.O21]-[.P21]" office:value-type="float" office:value="10" calcext:value-type="float">
            <text:p>+10</text:p>
          </table:table-cell>
          <table:table-cell table:style-name="ce229" table:formula="of:=1*([.I21]&gt;[.H21])" office:value-type="float" office:value="0" calcext:value-type="float">
            <text:p>0</text:p>
          </table:table-cell>
          <table:table-cell table:style-name="ce229" table:formula="of:=1*([.I21]&lt;[.H21])*NOT(AND([.H21]=20;[.I21]=0))" office:value-type="float" office:value="1" calcext:value-type="float">
            <text:p>1</text:p>
          </table:table-cell>
          <table:table-cell table:style-name="ce229" table:formula="of:=1*AND([.H21]=20;[.I21]=0)" office:value-type="float" office:value="0" calcext:value-type="float">
            <text:p>0</text:p>
          </table:table-cell>
          <table:table-cell table:style-name="ce229" table:formula="of:=[.I21]" office:value-type="float" office:value="86" calcext:value-type="float">
            <text:p>86</text:p>
          </table:table-cell>
          <table:table-cell table:style-name="ce229" table:formula="of:=[.H21]" office:value-type="float" office:value="96" calcext:value-type="float">
            <text:p>96</text:p>
          </table:table-cell>
          <table:table-cell table:style-name="ce305" table:formula="of:=[.U21]-[.V21]" office:value-type="float" office:value="-10" calcext:value-type="float">
            <text:p>-10</text:p>
          </table:table-cell>
          <table:table-cell/>
          <table:table-cell table:style-name="ce320" table:formula="of:=COUNTIF(B_COEFF_GIRONE_E;&quot;&gt;=&quot;&amp;[.AS21])&amp;[.Z21]" office:value-type="string" office:string-value="3E" calcext:value-type="string">
            <text:p>3E</text:p>
          </table:table-cell>
          <table:table-cell table:style-name="ce352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360" table:formula="of:=VLOOKUP([.AA21];A_SQUADRE_PER_CODICE;2)" office:value-type="string" office:string-value="Cervi" calcext:value-type="string">
            <text:p>Cervi</text:p>
          </table:table-cell>
          <table:table-cell table:style-name="ce229" table:formula="of:=[.AD21]+[.AE21]+[.AF21]" office:value-type="float" office:value="3" calcext:value-type="float">
            <text:p>3</text:p>
          </table:table-cell>
          <table:table-cell table:style-name="ce229" table:formula="of:=SUMIF(B_SQUADRA_A_GIRONI;[.AB21];B_VINTE_SQUADRA_A_GIRONI)+SUMIF(B_SQUADRA_B_GIRONI;[.AB21];B_VINTE_SQUADRA_B_GIRONI)" office:value-type="float" office:value="2" calcext:value-type="float">
            <text:p>2</text:p>
          </table:table-cell>
          <table:table-cell table:style-name="ce229" table:formula="of:=SUMIF(B_SQUADRA_A_GIRONI;[.AB21];B_PERSE_SQUADRA_A_GIRONI)+SUMIF(B_SQUADRA_B_GIRONI;[.AB21];B_PERSE_SQUADRA_B_GIRONI)" office:value-type="float" office:value="1" calcext:value-type="float">
            <text:p>1</text:p>
          </table:table-cell>
          <table:table-cell table:style-name="ce229" table:formula="of:=SUMIF(B_SQUADRA_A_GIRONI;[.AB21];B_FORFAIT_SQUADRA_A_GIRONI)+SUMIF(B_SQUADRA_B_GIRONI;[.AB21];B_FORFAIT_SQUADRA_B_GIRONI)" office:value-type="float" office:value="0" calcext:value-type="float">
            <text:p>0</text:p>
          </table:table-cell>
          <table:table-cell table:style-name="ce366" table:formula="of:=2*[.AD21]+1*[.AE21]+0*[.AF21]" office:value-type="float" office:value="5" calcext:value-type="float">
            <text:p>5</text:p>
          </table:table-cell>
          <table:table-cell table:style-name="ce372" table:formula="of:=SUMIF(B_SQUADRA_A_GIRONI;[.AB21];B_PUNTI_FATTI_SQUADRA_A_GIRONI)+SUMIF(B_SQUADRA_B_GIRONI;[.AB21];B_PUNTI_FATTI_SQUADRA_B_GIRONI)" office:value-type="float" office:value="101" calcext:value-type="float">
            <text:p>101</text:p>
          </table:table-cell>
          <table:table-cell table:style-name="ce229" table:formula="of:=SUMIF(B_SQUADRA_A_GIRONI;[.AB21];B_PUNTI_SUBITI_SQUADRA_A_GIRONI)+SUMIF(B_SQUADRA_B_GIRONI;[.AB21];B_PUNTI_SUBITI_SQUADRA_B_GIRONI)" office:value-type="float" office:value="100" calcext:value-type="float">
            <text:p>100</text:p>
          </table:table-cell>
          <table:table-cell table:style-name="ce463" table:formula="of:=SUMIF(B_SQUADRA_A_GIRONI;[.AB21];B_DIFF_CANESTRI_SQUADRA_A_GIRONI)+SUMIF(B_SQUADRA_B_GIRONI;[.AB21];B_DIFF_CANESTRI_SQUADRA_B_GIRONI)" office:value-type="float" office:value="1" calcext:value-type="float">
            <text:p>+1</text:p>
          </table:table-cell>
          <table:table-cell table:style-name="ce229" table:formula="of:=IF([.AG21]=[.AG22];INDIRECT(&quot;O&quot;&amp;8+6*(FIND([.Z21];&quot;ABCDEFGH&quot;)-1));0)" office:value-type="float" office:value="0" calcext:value-type="float">
            <text:p>0</text:p>
          </table:table-cell>
          <table:table-cell table:style-name="ce229" table:formula="of:=IF([.AG21]=[.AG19];INDIRECT(&quot;U&quot;&amp;4+6*(FIND([.Z21];&quot;ABCDEFGH&quot;)-1));0)" office:value-type="float" office:value="34" calcext:value-type="float">
            <text:p>34</text:p>
          </table:table-cell>
          <table:table-cell table:style-name="ce229" table:formula="of:=IF([.AG21]=[.AG20];INDIRECT(&quot;U&quot;&amp;6+6*(FIND([.Z21];&quot;ABCDEFGH&quot;)-1));0)" office:value-type="float" office:value="33" calcext:value-type="float">
            <text:p>33</text:p>
          </table:table-cell>
          <table:table-cell table:style-name="ce372" table:formula="of:=[.AK21]+[.AL21]+[.AM21]" office:value-type="float" office:value="67" calcext:value-type="float">
            <text:p>67</text:p>
          </table:table-cell>
          <table:table-cell table:style-name="ce288" table:formula="of:=IF([.AG21]=[.AG22];INDIRECT(&quot;Q&quot;&amp;8+6*(FIND([.Z21];&quot;ABCDEFGH&quot;)-1));0)" office:value-type="float" office:value="0" calcext:value-type="float">
            <text:p>+0</text:p>
          </table:table-cell>
          <table:table-cell table:style-name="ce288" table:formula="of:=IF([.AG21]=[.AG19];INDIRECT(&quot;W&quot;&amp;4+6*(FIND([.Z21];&quot;ABCDEFGH&quot;)-1));0)" office:value-type="float" office:value="1" calcext:value-type="float">
            <text:p>+1</text:p>
          </table:table-cell>
          <table:table-cell table:style-name="ce288" table:formula="of:=IF([.AG21]=[.AG20];INDIRECT(&quot;W&quot;&amp;6+6*(FIND([.Z21];&quot;ABCDEFGH&quot;)-1));0)" office:value-type="float" office:value="-1" calcext:value-type="float">
            <text:p>-1</text:p>
          </table:table-cell>
          <table:table-cell table:style-name="ce463" table:formula="of:=[.AO21]+[.AP21]+[.AQ21]" office:value-type="float" office:value="0" calcext:value-type="float">
            <text:p>+0</text:p>
          </table:table-cell>
          <table:table-cell table:style-name="ce477" table:formula="of:=[.AG21]+(500+[.AR21])*10^-3+[.AN21]*10^-6+(500+[.AJ21])*10^-9+[.AH21]*10^-12" office:value-type="float" office:value="5.500067501101" calcext:value-type="float">
            <text:p>5,500067501101</text:p>
          </table:table-cell>
          <table:table-cell/>
          <table:table-cell table:style-name="ce501" table:formula="of:=IF([.AX21]=&quot;&quot;;&quot;&quot;;[.AX21]&amp;&quot;/&quot;&amp;COUNTIF([.AX21:.AX$66];[.AX21]))" office:value-type="string" office:string-value="25-32/2" calcext:value-type="string">
            <text:p>25-32/2</text:p>
          </table:table-cell>
          <table:table-cell table:style-name="ce156" office:value-type="float" office:value="67" calcext:value-type="float">
            <text:p>6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59</text:p>
          </table:table-cell>
          <table:table-cell table:style-name="ce229" office:value-type="string" calcext:value-type="string">
            <text:p>P63</text:p>
          </table:table-cell>
          <table:table-cell table:style-name="ce243" table:formula="of:=IF(LEFT([.AY21];1)=&quot;V&quot;;VLOOKUP(NUMBERVALUE(SUBSTITUTE([.AY21];&quot;V&quot;;&quot;&quot;));B_PARTITE_2A_FASE_PER_NUMERO;10;FALSE());IF(LEFT([.AY21];1)=&quot;P&quot;;VLOOKUP(NUMBERVALUE(SUBSTITUTE([.AY21];&quot;P&quot;;&quot;&quot;));B_PARTITE_2A_FASE_PER_NUMERO;11;FALSE());VLOOKUP([.AY21];B_CLASSIFICHE_GIRONI;4;FALSE())))" office:value-type="string" office:string-value="Muli" calcext:value-type="string">
            <text:p>Muli</text:p>
          </table:table-cell>
          <table:table-cell table:style-name="ce243" table:formula="of:=IF(LEFT([.AZ21];1)=&quot;V&quot;;VLOOKUP(NUMBERVALUE(SUBSTITUTE([.AZ21];&quot;V&quot;;&quot;&quot;));B_PARTITE_2A_FASE_PER_NUMERO;10;FALSE());IF(LEFT([.AZ21];1)=&quot;P&quot;;VLOOKUP(NUMBERVALUE(SUBSTITUTE([.AZ21];&quot;P&quot;;&quot;&quot;));B_PARTITE_2A_FASE_PER_NUMERO;11;FALSE());VLOOKUP([.AZ21];B_CLASSIFICHE_GIRONI;4;FALSE())))" office:value-type="string" office:string-value="Zebre" calcext:value-type="string">
            <text:p>Zebre</text:p>
          </table:table-cell>
          <table:table-cell table:style-name="ce229" table:formula="of:=VLOOKUP([.AV21];A_5_INPUT_DATE_E_RISULTATI_2A_FASE;6;0)" office:value-type="float" office:value="54" calcext:value-type="float">
            <text:p>54</text:p>
          </table:table-cell>
          <table:table-cell table:style-name="ce229" table:formula="of:=VLOOKUP([.AV21];A_5_INPUT_DATE_E_RISULTATI_2A_FASE;7;0)" office:value-type="float" office:value="43" calcext:value-type="float">
            <text:p>43</text:p>
          </table:table-cell>
          <table:table-cell table:style-name="ce243" table:formula="of:=IF([.BC21]&gt;[.BD21];[.BA21];[.BB21])" office:value-type="string" office:string-value="Muli" calcext:value-type="string">
            <text:p>Muli</text:p>
          </table:table-cell>
          <table:table-cell table:style-name="ce243" table:formula="of:=IF([.BC21]&lt;[.BD21];[.BA21];[.BB21])" office:value-type="string" office:string-value="Zebre" calcext:value-type="string">
            <text:p>Zebre</text:p>
          </table:table-cell>
          <table:table-cell table:style-name="ce229" table:formula="of:=1*([.BC21]&gt;[.BD21])" office:value-type="float" office:value="1" calcext:value-type="float">
            <text:p>1</text:p>
          </table:table-cell>
          <table:table-cell table:style-name="ce270" table:formula="of:=1*([.BC21]&lt;[.BD21])*NOT(AND([.BC21]=0;[.BD21]=20))" office:value-type="float" office:value="0" calcext:value-type="float">
            <text:p>0</text:p>
          </table:table-cell>
          <table:table-cell table:style-name="ce270" table:formula="of:=1*AND([.BC21]=0;[.BD21]=20)" office:value-type="float" office:value="0" calcext:value-type="float">
            <text:p>0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88" table:formula="of:=[.BJ21]-[.BK21]" office:value-type="float" office:value="11" calcext:value-type="float">
            <text:p>+11</text:p>
          </table:table-cell>
          <table:table-cell table:style-name="ce229" table:formula="of:=1*([.BD21]&gt;[.BC21])" office:value-type="float" office:value="0" calcext:value-type="float">
            <text:p>0</text:p>
          </table:table-cell>
          <table:table-cell table:style-name="ce229" table:formula="of:=1*([.BD21]&lt;[.BC21])*NOT(AND([.BC21]=20;[.BD21]=0))" office:value-type="float" office:value="1" calcext:value-type="float">
            <text:p>1</text:p>
          </table:table-cell>
          <table:table-cell table:style-name="ce229" table:formula="of:=1*AND([.BC21]=20;[.BD21]=0)" office:value-type="float" office:value="0" calcext:value-type="float">
            <text:p>0</text:p>
          </table:table-cell>
          <table:table-cell table:style-name="ce229" table:formula="of:=[.BD21]" office:value-type="float" office:value="43" calcext:value-type="float">
            <text:p>43</text:p>
          </table:table-cell>
          <table:table-cell table:style-name="ce229" table:formula="of:=[.BC21]" office:value-type="float" office:value="54" calcext:value-type="float">
            <text:p>54</text:p>
          </table:table-cell>
          <table:table-cell table:style-name="ce305" table:formula="of:=[.BP21]-[.BQ21]" office:value-type="float" office:value="-11" calcext:value-type="float">
            <text:p>-11</text:p>
          </table:table-cell>
        </table:table-row>
        <table:table-row table:style-name="ro1">
          <table:table-cell table:style-name="ce156" office:value-type="float" office:value="12" calcext:value-type="float">
            <text:p>1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2]=&quot;Girone&quot;;VLOOKUP([.D22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2]=&quot;Girone&quot;;VLOOKUP([.E22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2];A_4_INPUT_DATE_E_RISULTATI_GIRONI;6;0)" office:value-type="float" office:value="29" calcext:value-type="float">
            <text:p>29</text:p>
          </table:table-cell>
          <table:table-cell table:style-name="ce229" table:formula="of:=VLOOKUP([.A22];A_4_INPUT_DATE_E_RISULTATI_GIRONI;7;0)" office:value-type="float" office:value="39" calcext:value-type="float">
            <text:p>39</text:p>
          </table:table-cell>
          <table:table-cell table:style-name="ce243" table:formula="of:=IF([.H22]&gt;[.I22];[.F22];[.G22])" office:value-type="string" office:string-value="Aquile" calcext:value-type="string">
            <text:p>Aquile</text:p>
          </table:table-cell>
          <table:table-cell table:style-name="ce243" table:formula="of:=IF([.H22]&lt;[.I22];[.F22];[.G22])" office:value-type="string" office:string-value="Coccodrilli" calcext:value-type="string">
            <text:p>Coccodrilli</text:p>
          </table:table-cell>
          <table:table-cell table:style-name="ce229" table:formula="of:=1*([.H22]&gt;[.I22])" office:value-type="float" office:value="0" calcext:value-type="float">
            <text:p>0</text:p>
          </table:table-cell>
          <table:table-cell table:style-name="ce270" table:formula="of:=1*([.H22]&lt;[.I22])*NOT(AND([.H22]=0;[.I22]=20))" office:value-type="float" office:value="1" calcext:value-type="float">
            <text:p>1</text:p>
          </table:table-cell>
          <table:table-cell table:style-name="ce270" table:formula="of:=1*AND([.H22]=0;[.I22]=20)" office:value-type="float" office:value="0" calcext:value-type="float">
            <text:p>0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88" table:formula="of:=[.O22]-[.P22]" office:value-type="float" office:value="-10" calcext:value-type="float">
            <text:p>-10</text:p>
          </table:table-cell>
          <table:table-cell table:style-name="ce229" table:formula="of:=1*([.I22]&gt;[.H22])" office:value-type="float" office:value="1" calcext:value-type="float">
            <text:p>1</text:p>
          </table:table-cell>
          <table:table-cell table:style-name="ce229" table:formula="of:=1*([.I22]&lt;[.H22])*NOT(AND([.H22]=20;[.I22]=0))" office:value-type="float" office:value="0" calcext:value-type="float">
            <text:p>0</text:p>
          </table:table-cell>
          <table:table-cell table:style-name="ce229" table:formula="of:=1*AND([.H22]=20;[.I22]=0)" office:value-type="float" office:value="0" calcext:value-type="float">
            <text:p>0</text:p>
          </table:table-cell>
          <table:table-cell table:style-name="ce229" table:formula="of:=[.I22]" office:value-type="float" office:value="39" calcext:value-type="float">
            <text:p>39</text:p>
          </table:table-cell>
          <table:table-cell table:style-name="ce229" table:formula="of:=[.H22]" office:value-type="float" office:value="29" calcext:value-type="float">
            <text:p>29</text:p>
          </table:table-cell>
          <table:table-cell table:style-name="ce305" table:formula="of:=[.U22]-[.V22]" office:value-type="float" office:value="10" calcext:value-type="float">
            <text:p>+10</text:p>
          </table:table-cell>
          <table:table-cell/>
          <table:table-cell table:style-name="ce320" table:formula="of:=COUNTIF(B_COEFF_GIRONE_E;&quot;&gt;=&quot;&amp;[.AS22])&amp;[.Z22]" office:value-type="string" office:string-value="4E" calcext:value-type="string">
            <text:p>4E</text:p>
          </table:table-cell>
          <table:table-cell table:style-name="ce352" office:value-type="string" calcext:value-type="string">
            <text:p>E</text:p>
          </table:table-cell>
          <table:table-cell table:style-name="ce229" office:value-type="string" calcext:value-type="string">
            <text:p>E4</text:p>
          </table:table-cell>
          <table:table-cell table:style-name="ce360" table:formula="of:=VLOOKUP([.AA22];A_SQUADRE_PER_CODICE;2)" office:value-type="string" office:string-value="Cinghiali" calcext:value-type="string">
            <text:p>Cinghiali</text:p>
          </table:table-cell>
          <table:table-cell table:style-name="ce229" table:formula="of:=[.AD22]+[.AE22]+[.AF22]" office:value-type="float" office:value="3" calcext:value-type="float">
            <text:p>3</text:p>
          </table:table-cell>
          <table:table-cell table:style-name="ce229" table:formula="of:=SUMIF(B_SQUADRA_A_GIRONI;[.AB22];B_VINTE_SQUADRA_A_GIRONI)+SUMIF(B_SQUADRA_B_GIRONI;[.AB22];B_VINTE_SQUADRA_B_GIRONI)" office:value-type="float" office:value="0" calcext:value-type="float">
            <text:p>0</text:p>
          </table:table-cell>
          <table:table-cell table:style-name="ce229" table:formula="of:=SUMIF(B_SQUADRA_A_GIRONI;[.AB22];B_PERSE_SQUADRA_A_GIRONI)+SUMIF(B_SQUADRA_B_GIRONI;[.AB22];B_PERSE_SQUADRA_B_GIRONI)" office:value-type="float" office:value="3" calcext:value-type="float">
            <text:p>3</text:p>
          </table:table-cell>
          <table:table-cell table:style-name="ce229" table:formula="of:=SUMIF(B_SQUADRA_A_GIRONI;[.AB22];B_FORFAIT_SQUADRA_A_GIRONI)+SUMIF(B_SQUADRA_B_GIRONI;[.AB22];B_FORFAIT_SQUADRA_B_GIRONI)" office:value-type="float" office:value="0" calcext:value-type="float">
            <text:p>0</text:p>
          </table:table-cell>
          <table:table-cell table:style-name="ce366" table:formula="of:=2*[.AD22]+1*[.AE22]+0*[.AF22]" office:value-type="float" office:value="3" calcext:value-type="float">
            <text:p>3</text:p>
          </table:table-cell>
          <table:table-cell table:style-name="ce372" table:formula="of:=SUMIF(B_SQUADRA_A_GIRONI;[.AB22];B_PUNTI_FATTI_SQUADRA_A_GIRONI)+SUMIF(B_SQUADRA_B_GIRONI;[.AB22];B_PUNTI_FATTI_SQUADRA_B_GIRONI)" office:value-type="float" office:value="99" calcext:value-type="float">
            <text:p>99</text:p>
          </table:table-cell>
          <table:table-cell table:style-name="ce229" table:formula="of:=SUMIF(B_SQUADRA_A_GIRONI;[.AB22];B_PUNTI_SUBITI_SQUADRA_A_GIRONI)+SUMIF(B_SQUADRA_B_GIRONI;[.AB22];B_PUNTI_SUBITI_SQUADRA_B_GIRONI)" office:value-type="float" office:value="105" calcext:value-type="float">
            <text:p>105</text:p>
          </table:table-cell>
          <table:table-cell table:style-name="ce463" table:formula="of:=SUMIF(B_SQUADRA_A_GIRONI;[.AB22];B_DIFF_CANESTRI_SQUADRA_A_GIRONI)+SUMIF(B_SQUADRA_B_GIRONI;[.AB22];B_DIFF_CANESTRI_SQUADRA_B_GIRONI)" office:value-type="float" office:value="-6" calcext:value-type="float">
            <text:p>-6</text:p>
          </table:table-cell>
          <table:table-cell table:style-name="ce229" table:formula="of:=IF([.AG22]=[.AG19];INDIRECT(&quot;U&quot;&amp;5+6*(FIND([.Z22];&quot;ABCDEFGH&quot;)-1));0)" office:value-type="float" office:value="0" calcext:value-type="float">
            <text:p>0</text:p>
          </table:table-cell>
          <table:table-cell table:style-name="ce229" table:formula="of:=IF([.AG22]=[.AG20];INDIRECT(&quot;U&quot;&amp;7+6*(FIND([.Z22];&quot;ABCDEFGH&quot;)-1));0)" office:value-type="float" office:value="0" calcext:value-type="float">
            <text:p>0</text:p>
          </table:table-cell>
          <table:table-cell table:style-name="ce229" table:formula="of:=IF([.AG22]=[.AG21];INDIRECT(&quot;U&quot;&amp;8+6*(FIND([.Z22];&quot;ABCDEFGH&quot;)-1));0)" office:value-type="float" office:value="0" calcext:value-type="float">
            <text:p>0</text:p>
          </table:table-cell>
          <table:table-cell table:style-name="ce372" table:formula="of:=[.AK22]+[.AL22]+[.AM22]" office:value-type="float" office:value="0" calcext:value-type="float">
            <text:p>0</text:p>
          </table:table-cell>
          <table:table-cell table:style-name="ce288" table:formula="of:=IF([.AG22]=[.AG19];INDIRECT(&quot;W&quot;&amp;5+6*(FIND([.Z22];&quot;ABCDEFGH&quot;)-1));0)" office:value-type="float" office:value="0" calcext:value-type="float">
            <text:p>+0</text:p>
          </table:table-cell>
          <table:table-cell table:style-name="ce288" table:formula="of:=IF([.AG22]=[.AG20];INDIRECT(&quot;W&quot;&amp;7+6*(FIND([.Z22];&quot;ABCDEFGH&quot;)-1));0)" office:value-type="float" office:value="0" calcext:value-type="float">
            <text:p>+0</text:p>
          </table:table-cell>
          <table:table-cell table:style-name="ce288" table:formula="of:=IF([.AG22]=[.AG21];INDIRECT(&quot;W&quot;&amp;8+6*(FIND([.Z22];&quot;ABCDEFGH&quot;)-1));0)" office:value-type="float" office:value="0" calcext:value-type="float">
            <text:p>+0</text:p>
          </table:table-cell>
          <table:table-cell table:style-name="ce463" table:formula="of:=[.AO22]+[.AP22]+[.AQ22]" office:value-type="float" office:value="0" calcext:value-type="float">
            <text:p>+0</text:p>
          </table:table-cell>
          <table:table-cell table:style-name="ce477" table:formula="of:=[.AG22]+(500+[.AR22])*10^-3+[.AN22]*10^-6+(500+[.AJ22])*10^-9+[.AH22]*10^-12" office:value-type="float" office:value="3.500000494099" calcext:value-type="float">
            <text:p>3,500000494099</text:p>
          </table:table-cell>
          <table:table-cell/>
          <table:table-cell table:style-name="ce501" table:formula="of:=IF([.AX22]=&quot;&quot;;&quot;&quot;;[.AX22]&amp;&quot;/&quot;&amp;COUNTIF([.AX22:.AX$66];[.AX22]))" office:value-type="string" office:string-value="25-32/1" calcext:value-type="string">
            <text:p>25-32/1</text:p>
          </table:table-cell>
          <table:table-cell table:style-name="ce156" office:value-type="float" office:value="68" calcext:value-type="float">
            <text:p>6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32</text:p>
          </table:table-cell>
          <table:table-cell table:style-name="ce229" office:value-type="string" calcext:value-type="string">
            <text:p>P60</text:p>
          </table:table-cell>
          <table:table-cell table:style-name="ce229" office:value-type="string" calcext:value-type="string">
            <text:p>P64</text:p>
          </table:table-cell>
          <table:table-cell table:style-name="ce243" table:formula="of:=IF(LEFT([.AY22];1)=&quot;V&quot;;VLOOKUP(NUMBERVALUE(SUBSTITUTE([.AY22];&quot;V&quot;;&quot;&quot;));B_PARTITE_2A_FASE_PER_NUMERO;10;FALSE());IF(LEFT([.AY22];1)=&quot;P&quot;;VLOOKUP(NUMBERVALUE(SUBSTITUTE([.AY22];&quot;P&quot;;&quot;&quot;));B_PARTITE_2A_FASE_PER_NUMERO;11;FALSE());VLOOKUP([.AY22];B_CLASSIFICHE_GIRONI;4;FALSE())))" office:value-type="string" office:string-value="Cinghiali" calcext:value-type="string">
            <text:p>Cinghiali</text:p>
          </table:table-cell>
          <table:table-cell table:style-name="ce243" table:formula="of:=IF(LEFT([.AZ22];1)=&quot;V&quot;;VLOOKUP(NUMBERVALUE(SUBSTITUTE([.AZ22];&quot;V&quot;;&quot;&quot;));B_PARTITE_2A_FASE_PER_NUMERO;10;FALSE());IF(LEFT([.AZ22];1)=&quot;P&quot;;VLOOKUP(NUMBERVALUE(SUBSTITUTE([.AZ22];&quot;P&quot;;&quot;&quot;));B_PARTITE_2A_FASE_PER_NUMERO;11;FALSE());VLOOKUP([.AZ22];B_CLASSIFICHE_GIRONI;4;FALSE())))" office:value-type="string" office:string-value="Fenicotteri" calcext:value-type="string">
            <text:p>Fenicotteri</text:p>
          </table:table-cell>
          <table:table-cell table:style-name="ce229" table:formula="of:=VLOOKUP([.AV22];A_5_INPUT_DATE_E_RISULTATI_2A_FASE;6;0)" office:value-type="float" office:value="52" calcext:value-type="float">
            <text:p>52</text:p>
          </table:table-cell>
          <table:table-cell table:style-name="ce229" table:formula="of:=VLOOKUP([.AV22];A_5_INPUT_DATE_E_RISULTATI_2A_FASE;7;0)" office:value-type="float" office:value="49" calcext:value-type="float">
            <text:p>49</text:p>
          </table:table-cell>
          <table:table-cell table:style-name="ce243" table:formula="of:=IF([.BC22]&gt;[.BD22];[.BA22];[.BB22])" office:value-type="string" office:string-value="Cinghiali" calcext:value-type="string">
            <text:p>Cinghiali</text:p>
          </table:table-cell>
          <table:table-cell table:style-name="ce243" table:formula="of:=IF([.BC22]&lt;[.BD22];[.BA22];[.BB22])" office:value-type="string" office:string-value="Fenicotteri" calcext:value-type="string">
            <text:p>Fenicotteri</text:p>
          </table:table-cell>
          <table:table-cell table:style-name="ce229" table:formula="of:=1*([.BC22]&gt;[.BD22])" office:value-type="float" office:value="1" calcext:value-type="float">
            <text:p>1</text:p>
          </table:table-cell>
          <table:table-cell table:style-name="ce270" table:formula="of:=1*([.BC22]&lt;[.BD22])*NOT(AND([.BC22]=0;[.BD22]=20))" office:value-type="float" office:value="0" calcext:value-type="float">
            <text:p>0</text:p>
          </table:table-cell>
          <table:table-cell table:style-name="ce270" table:formula="of:=1*AND([.BC22]=0;[.BD22]=20)" office:value-type="float" office:value="0" calcext:value-type="float">
            <text:p>0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88" table:formula="of:=[.BJ22]-[.BK22]" office:value-type="float" office:value="3" calcext:value-type="float">
            <text:p>+3</text:p>
          </table:table-cell>
          <table:table-cell table:style-name="ce229" table:formula="of:=1*([.BD22]&gt;[.BC22])" office:value-type="float" office:value="0" calcext:value-type="float">
            <text:p>0</text:p>
          </table:table-cell>
          <table:table-cell table:style-name="ce229" table:formula="of:=1*([.BD22]&lt;[.BC22])*NOT(AND([.BC22]=20;[.BD22]=0))" office:value-type="float" office:value="1" calcext:value-type="float">
            <text:p>1</text:p>
          </table:table-cell>
          <table:table-cell table:style-name="ce229" table:formula="of:=1*AND([.BC22]=20;[.BD22]=0)" office:value-type="float" office:value="0" calcext:value-type="float">
            <text:p>0</text:p>
          </table:table-cell>
          <table:table-cell table:style-name="ce229" table:formula="of:=[.BD22]" office:value-type="float" office:value="49" calcext:value-type="float">
            <text:p>49</text:p>
          </table:table-cell>
          <table:table-cell table:style-name="ce229" table:formula="of:=[.BC22]" office:value-type="float" office:value="52" calcext:value-type="float">
            <text:p>52</text:p>
          </table:table-cell>
          <table:table-cell table:style-name="ce305" table:formula="of:=[.BP22]-[.BQ22]" office:value-type="float" office:value="-3" calcext:value-type="float">
            <text:p>-3</text:p>
          </table:table-cell>
        </table:table-row>
        <table:table-row table:style-name="ro1">
          <table:table-cell table:style-name="ce156" office:value-type="float" office:value="28" calcext:value-type="float">
            <text:p>2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1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3]=&quot;Girone&quot;;VLOOKUP([.D23];A_SQUADRE_PER_CODICE;2);&quot;ERRORE!&quot;)" office:value-type="string" office:string-value="Coccodrilli" calcext:value-type="string">
            <text:p>Coccodrilli</text:p>
          </table:table-cell>
          <table:table-cell table:style-name="ce243" table:formula="of:=IF([.B23]=&quot;Girone&quot;;VLOOKUP([.E23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3];A_4_INPUT_DATE_E_RISULTATI_GIRONI;6;0)" office:value-type="float" office:value="54" calcext:value-type="float">
            <text:p>54</text:p>
          </table:table-cell>
          <table:table-cell table:style-name="ce229" table:formula="of:=VLOOKUP([.A23];A_4_INPUT_DATE_E_RISULTATI_GIRONI;7;0)" office:value-type="float" office:value="44" calcext:value-type="float">
            <text:p>44</text:p>
          </table:table-cell>
          <table:table-cell table:style-name="ce243" table:formula="of:=IF([.H23]&gt;[.I23];[.F23];[.G23])" office:value-type="string" office:string-value="Coccodrilli" calcext:value-type="string">
            <text:p>Coccodrilli</text:p>
          </table:table-cell>
          <table:table-cell table:style-name="ce243" table:formula="of:=IF([.H23]&lt;[.I23];[.F23];[.G23])" office:value-type="string" office:string-value="Falchi" calcext:value-type="string">
            <text:p>Falchi</text:p>
          </table:table-cell>
          <table:table-cell table:style-name="ce229" table:formula="of:=1*([.H23]&gt;[.I23])" office:value-type="float" office:value="1" calcext:value-type="float">
            <text:p>1</text:p>
          </table:table-cell>
          <table:table-cell table:style-name="ce270" table:formula="of:=1*([.H23]&lt;[.I23])*NOT(AND([.H23]=0;[.I23]=20))" office:value-type="float" office:value="0" calcext:value-type="float">
            <text:p>0</text:p>
          </table:table-cell>
          <table:table-cell table:style-name="ce270" table:formula="of:=1*AND([.H23]=0;[.I23]=20)" office:value-type="float" office:value="0" calcext:value-type="float">
            <text:p>0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88" table:formula="of:=[.O23]-[.P23]" office:value-type="float" office:value="10" calcext:value-type="float">
            <text:p>+10</text:p>
          </table:table-cell>
          <table:table-cell table:style-name="ce229" table:formula="of:=1*([.I23]&gt;[.H23])" office:value-type="float" office:value="0" calcext:value-type="float">
            <text:p>0</text:p>
          </table:table-cell>
          <table:table-cell table:style-name="ce229" table:formula="of:=1*([.I23]&lt;[.H23])*NOT(AND([.H23]=20;[.I23]=0))" office:value-type="float" office:value="1" calcext:value-type="float">
            <text:p>1</text:p>
          </table:table-cell>
          <table:table-cell table:style-name="ce229" table:formula="of:=1*AND([.H23]=20;[.I23]=0)" office:value-type="float" office:value="0" calcext:value-type="float">
            <text:p>0</text:p>
          </table:table-cell>
          <table:table-cell table:style-name="ce229" table:formula="of:=[.I23]" office:value-type="float" office:value="44" calcext:value-type="float">
            <text:p>44</text:p>
          </table:table-cell>
          <table:table-cell table:style-name="ce229" table:formula="of:=[.H23]" office:value-type="float" office:value="54" calcext:value-type="float">
            <text:p>54</text:p>
          </table:table-cell>
          <table:table-cell table:style-name="ce305" table:formula="of:=[.U23]-[.V23]" office:value-type="float" office:value="-10" calcext:value-type="float">
            <text:p>-10</text:p>
          </table:table-cell>
          <table:table-cell/>
          <table:table-cell table:style-name="ce348" table:formula="of:=COUNTIF(B_COEFF_GIRONE_F;&quot;&gt;=&quot;&amp;[.AS23])&amp;[.Z23]" office:value-type="string" office:string-value="1F" calcext:value-type="string">
            <text:p>1F</text:p>
          </table:table-cell>
          <table:table-cell table:style-name="ce353" office:value-type="string" calcext:value-type="string">
            <text:p>F</text:p>
          </table:table-cell>
          <table:table-cell table:style-name="ce356" office:value-type="string" calcext:value-type="string">
            <text:p>F1</text:p>
          </table:table-cell>
          <table:table-cell table:style-name="ce361" table:formula="of:=VLOOKUP([.AA23];A_SQUADRE_PER_CODICE;2)" office:value-type="string" office:string-value="Balene" calcext:value-type="string">
            <text:p>Balene</text:p>
          </table:table-cell>
          <table:table-cell table:style-name="ce356" table:formula="of:=[.AD23]+[.AE23]+[.AF23]" office:value-type="float" office:value="3" calcext:value-type="float">
            <text:p>3</text:p>
          </table:table-cell>
          <table:table-cell table:style-name="ce356" table:formula="of:=SUMIF(B_SQUADRA_A_GIRONI;[.AB23];B_VINTE_SQUADRA_A_GIRONI)+SUMIF(B_SQUADRA_B_GIRONI;[.AB23];B_VINTE_SQUADRA_B_GIRONI)" office:value-type="float" office:value="2" calcext:value-type="float">
            <text:p>2</text:p>
          </table:table-cell>
          <table:table-cell table:style-name="ce356" table:formula="of:=SUMIF(B_SQUADRA_A_GIRONI;[.AB23];B_PERSE_SQUADRA_A_GIRONI)+SUMIF(B_SQUADRA_B_GIRONI;[.AB23];B_PERSE_SQUADRA_B_GIRONI)" office:value-type="float" office:value="1" calcext:value-type="float">
            <text:p>1</text:p>
          </table:table-cell>
          <table:table-cell table:style-name="ce356" table:formula="of:=SUMIF(B_SQUADRA_A_GIRONI;[.AB23];B_FORFAIT_SQUADRA_A_GIRONI)+SUMIF(B_SQUADRA_B_GIRONI;[.AB23];B_FORFAIT_SQUADRA_B_GIRONI)" office:value-type="float" office:value="0" calcext:value-type="float">
            <text:p>0</text:p>
          </table:table-cell>
          <table:table-cell table:style-name="ce367" table:formula="of:=2*[.AD23]+1*[.AE23]+0*[.AF23]" office:value-type="float" office:value="5" calcext:value-type="float">
            <text:p>5</text:p>
          </table:table-cell>
          <table:table-cell table:style-name="ce373" table:formula="of:=SUMIF(B_SQUADRA_A_GIRONI;[.AB23];B_PUNTI_FATTI_SQUADRA_A_GIRONI)+SUMIF(B_SQUADRA_B_GIRONI;[.AB23];B_PUNTI_FATTI_SQUADRA_B_GIRONI)" office:value-type="float" office:value="103" calcext:value-type="float">
            <text:p>103</text:p>
          </table:table-cell>
          <table:table-cell table:style-name="ce356" table:formula="of:=SUMIF(B_SQUADRA_A_GIRONI;[.AB23];B_PUNTI_SUBITI_SQUADRA_A_GIRONI)+SUMIF(B_SQUADRA_B_GIRONI;[.AB23];B_PUNTI_SUBITI_SQUADRA_B_GIRONI)" office:value-type="float" office:value="102" calcext:value-type="float">
            <text:p>102</text:p>
          </table:table-cell>
          <table:table-cell table:style-name="ce465" table:formula="of:=SUMIF(B_SQUADRA_A_GIRONI;[.AB23];B_DIFF_CANESTRI_SQUADRA_A_GIRONI)+SUMIF(B_SQUADRA_B_GIRONI;[.AB23];B_DIFF_CANESTRI_SQUADRA_B_GIRONI)" office:value-type="float" office:value="1" calcext:value-type="float">
            <text:p>+1</text:p>
          </table:table-cell>
          <table:table-cell table:style-name="ce356" table:formula="of:=IF([.AG23]=[.AG24];INDIRECT(&quot;O&quot;&amp;3+6*(FIND([.Z23];&quot;ABCDEFGH&quot;)-1));0)" office:value-type="float" office:value="34" calcext:value-type="float">
            <text:p>34</text:p>
          </table:table-cell>
          <table:table-cell table:style-name="ce468" table:formula="of:=IF([.AG23]=[.AG25];INDIRECT(&quot;O&quot;&amp;4+6*(FIND([.Z23];&quot;ABCDEFGH&quot;)-1));0)" office:value-type="float" office:value="33" calcext:value-type="float">
            <text:p>33</text:p>
          </table:table-cell>
          <table:table-cell table:style-name="ce356" table:formula="of:=IF([.AG23]=[.AG26];INDIRECT(&quot;O&quot;&amp;5+6*(FIND([.Z23];&quot;ABCDEFGH&quot;)-1));0)" office:value-type="float" office:value="0" calcext:value-type="float">
            <text:p>0</text:p>
          </table:table-cell>
          <table:table-cell table:style-name="ce373" table:formula="of:=[.AK23]+[.AL23]+[.AM23]" office:value-type="float" office:value="67" calcext:value-type="float">
            <text:p>67</text:p>
          </table:table-cell>
          <table:table-cell table:style-name="ce470" table:formula="of:=IF([.AG23]=[.AG24];INDIRECT(&quot;Q&quot;&amp;3+6*(FIND([.Z23];&quot;ABCDEFGH&quot;)-1));0)" office:value-type="float" office:value="1" calcext:value-type="float">
            <text:p>+1</text:p>
          </table:table-cell>
          <table:table-cell table:style-name="ce470" table:formula="of:=IF([.AG23]=[.AG25];INDIRECT(&quot;Q&quot;&amp;4+6*(FIND([.Z23];&quot;ABCDEFGH&quot;)-1));0)" office:value-type="float" office:value="-1" calcext:value-type="float">
            <text:p>-1</text:p>
          </table:table-cell>
          <table:table-cell table:style-name="ce470" table:formula="of:=IF([.AG23]=[.AG26];INDIRECT(&quot;Q&quot;&amp;5+6*(FIND([.Z23];&quot;ABCDEFGH&quot;)-1));0)" office:value-type="float" office:value="0" calcext:value-type="float">
            <text:p>+0</text:p>
          </table:table-cell>
          <table:table-cell table:style-name="ce465" table:formula="of:=[.AO23]+[.AP23]+[.AQ23]" office:value-type="float" office:value="0" calcext:value-type="float">
            <text:p>+0</text:p>
          </table:table-cell>
          <table:table-cell table:style-name="ce489" table:formula="of:=[.AG23]+(500+[.AR23])*10^-3+[.AN23]*10^-6+(500+[.AJ23])*10^-9+[.AH23]*10^-12" office:value-type="float" office:value="5.500067501103" calcext:value-type="float">
            <text:p>5,500067501103</text:p>
          </table:table-cell>
          <table:table-cell/>
          <table:table-cell table:style-name="ce501" table:formula="of:=IF([.AX23]=&quot;&quot;;&quot;&quot;;[.AX23]&amp;&quot;/&quot;&amp;COUNTIF([.AX23:.AX$66];[.AX23]))" office:value-type="string" office:string-value="1-8/4" calcext:value-type="string">
            <text:p>1-8/4</text:p>
          </table:table-cell>
          <table:table-cell table:style-name="ce156" office:value-type="float" office:value="69" calcext:value-type="float">
            <text:p>6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49</text:p>
          </table:table-cell>
          <table:table-cell table:style-name="ce229" office:value-type="string" calcext:value-type="string">
            <text:p>V53</text:p>
          </table:table-cell>
          <table:table-cell table:style-name="ce243" table:formula="of:=IF(LEFT([.AY23];1)=&quot;V&quot;;VLOOKUP(NUMBERVALUE(SUBSTITUTE([.AY23];&quot;V&quot;;&quot;&quot;));B_PARTITE_2A_FASE_PER_NUMERO;10;FALSE());IF(LEFT([.AY23];1)=&quot;P&quot;;VLOOKUP(NUMBERVALUE(SUBSTITUTE([.AY23];&quot;P&quot;;&quot;&quot;));B_PARTITE_2A_FASE_PER_NUMERO;11;FALSE());VLOOKUP([.AY23];B_CLASSIFICHE_GIRONI;4;FALSE())))" office:value-type="string" office:string-value="Leoni" calcext:value-type="string">
            <text:p>Leoni</text:p>
          </table:table-cell>
          <table:table-cell table:style-name="ce243" table:formula="of:=IF(LEFT([.AZ23];1)=&quot;V&quot;;VLOOKUP(NUMBERVALUE(SUBSTITUTE([.AZ23];&quot;V&quot;;&quot;&quot;));B_PARTITE_2A_FASE_PER_NUMERO;10;FALSE());IF(LEFT([.AZ23];1)=&quot;P&quot;;VLOOKUP(NUMBERVALUE(SUBSTITUTE([.AZ23];&quot;P&quot;;&quot;&quot;));B_PARTITE_2A_FASE_PER_NUMERO;11;FALSE());VLOOKUP([.AZ23];B_CLASSIFICHE_GIRONI;4;FALSE())))" office:value-type="string" office:string-value="Giaguari" calcext:value-type="string">
            <text:p>Giaguari</text:p>
          </table:table-cell>
          <table:table-cell table:style-name="ce229" table:formula="of:=VLOOKUP([.AV23];A_5_INPUT_DATE_E_RISULTATI_2A_FASE;6;0)" office:value-type="float" office:value="58" calcext:value-type="float">
            <text:p>58</text:p>
          </table:table-cell>
          <table:table-cell table:style-name="ce229" table:formula="of:=VLOOKUP([.AV23];A_5_INPUT_DATE_E_RISULTATI_2A_FASE;7;0)" office:value-type="float" office:value="46" calcext:value-type="float">
            <text:p>46</text:p>
          </table:table-cell>
          <table:table-cell table:style-name="ce243" table:formula="of:=IF([.BC23]&gt;[.BD23];[.BA23];[.BB23])" office:value-type="string" office:string-value="Leoni" calcext:value-type="string">
            <text:p>Leoni</text:p>
          </table:table-cell>
          <table:table-cell table:style-name="ce243" table:formula="of:=IF([.BC23]&lt;[.BD23];[.BA23];[.BB23])" office:value-type="string" office:string-value="Giaguari" calcext:value-type="string">
            <text:p>Giaguari</text:p>
          </table:table-cell>
          <table:table-cell table:style-name="ce229" table:formula="of:=1*([.BC23]&gt;[.BD23])" office:value-type="float" office:value="1" calcext:value-type="float">
            <text:p>1</text:p>
          </table:table-cell>
          <table:table-cell table:style-name="ce270" table:formula="of:=1*([.BC23]&lt;[.BD23])*NOT(AND([.BC23]=0;[.BD23]=20))" office:value-type="float" office:value="0" calcext:value-type="float">
            <text:p>0</text:p>
          </table:table-cell>
          <table:table-cell table:style-name="ce270" table:formula="of:=1*AND([.BC23]=0;[.BD23]=20)" office:value-type="float" office:value="0" calcext:value-type="float">
            <text:p>0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88" table:formula="of:=[.BJ23]-[.BK23]" office:value-type="float" office:value="12" calcext:value-type="float">
            <text:p>+12</text:p>
          </table:table-cell>
          <table:table-cell table:style-name="ce229" table:formula="of:=1*([.BD23]&gt;[.BC23])" office:value-type="float" office:value="0" calcext:value-type="float">
            <text:p>0</text:p>
          </table:table-cell>
          <table:table-cell table:style-name="ce229" table:formula="of:=1*([.BD23]&lt;[.BC23])*NOT(AND([.BC23]=20;[.BD23]=0))" office:value-type="float" office:value="1" calcext:value-type="float">
            <text:p>1</text:p>
          </table:table-cell>
          <table:table-cell table:style-name="ce229" table:formula="of:=1*AND([.BC23]=20;[.BD23]=0)" office:value-type="float" office:value="0" calcext:value-type="float">
            <text:p>0</text:p>
          </table:table-cell>
          <table:table-cell table:style-name="ce229" table:formula="of:=[.BD23]" office:value-type="float" office:value="46" calcext:value-type="float">
            <text:p>46</text:p>
          </table:table-cell>
          <table:table-cell table:style-name="ce229" table:formula="of:=[.BC23]" office:value-type="float" office:value="58" calcext:value-type="float">
            <text:p>58</text:p>
          </table:table-cell>
          <table:table-cell table:style-name="ce305" table:formula="of:=[.BP23]-[.BQ23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40" calcext:value-type="float">
            <text:p>4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3</text:p>
          </table:table-cell>
          <table:table-cell table:style-name="ce243" table:formula="of:=IF([.B24]=&quot;Girone&quot;;VLOOKUP([.D24];A_SQUADRE_PER_CODICE;2);&quot;ERRORE!&quot;)" office:value-type="string" office:string-value="Pitoni" calcext:value-type="string">
            <text:p>Pitoni</text:p>
          </table:table-cell>
          <table:table-cell table:style-name="ce243" table:formula="of:=IF([.B24]=&quot;Girone&quot;;VLOOKUP([.E24];A_SQUADRE_PER_CODICE;2);&quot;ERRORE!&quot;)" office:value-type="string" office:string-value="Aquile" calcext:value-type="string">
            <text:p>Aquile</text:p>
          </table:table-cell>
          <table:table-cell table:style-name="ce229" table:formula="of:=VLOOKUP([.A24];A_4_INPUT_DATE_E_RISULTATI_GIRONI;6;0)" office:value-type="float" office:value="25" calcext:value-type="float">
            <text:p>25</text:p>
          </table:table-cell>
          <table:table-cell table:style-name="ce229" table:formula="of:=VLOOKUP([.A24];A_4_INPUT_DATE_E_RISULTATI_GIRONI;7;0)" office:value-type="float" office:value="15" calcext:value-type="float">
            <text:p>15</text:p>
          </table:table-cell>
          <table:table-cell table:style-name="ce243" table:formula="of:=IF([.H24]&gt;[.I24];[.F24];[.G24])" office:value-type="string" office:string-value="Pitoni" calcext:value-type="string">
            <text:p>Pitoni</text:p>
          </table:table-cell>
          <table:table-cell table:style-name="ce243" table:formula="of:=IF([.H24]&lt;[.I24];[.F24];[.G24])" office:value-type="string" office:string-value="Aquile" calcext:value-type="string">
            <text:p>Aquile</text:p>
          </table:table-cell>
          <table:table-cell table:style-name="ce229" table:formula="of:=1*([.H24]&gt;[.I24])" office:value-type="float" office:value="1" calcext:value-type="float">
            <text:p>1</text:p>
          </table:table-cell>
          <table:table-cell table:style-name="ce270" table:formula="of:=1*([.H24]&lt;[.I24])*NOT(AND([.H24]=0;[.I24]=20))" office:value-type="float" office:value="0" calcext:value-type="float">
            <text:p>0</text:p>
          </table:table-cell>
          <table:table-cell table:style-name="ce270" table:formula="of:=1*AND([.H24]=0;[.I24]=20)" office:value-type="float" office:value="0" calcext:value-type="float">
            <text:p>0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88" table:formula="of:=[.O24]-[.P24]" office:value-type="float" office:value="10" calcext:value-type="float">
            <text:p>+10</text:p>
          </table:table-cell>
          <table:table-cell table:style-name="ce229" table:formula="of:=1*([.I24]&gt;[.H24])" office:value-type="float" office:value="0" calcext:value-type="float">
            <text:p>0</text:p>
          </table:table-cell>
          <table:table-cell table:style-name="ce229" table:formula="of:=1*([.I24]&lt;[.H24])*NOT(AND([.H24]=20;[.I24]=0))" office:value-type="float" office:value="1" calcext:value-type="float">
            <text:p>1</text:p>
          </table:table-cell>
          <table:table-cell table:style-name="ce229" table:formula="of:=1*AND([.H24]=20;[.I24]=0)" office:value-type="float" office:value="0" calcext:value-type="float">
            <text:p>0</text:p>
          </table:table-cell>
          <table:table-cell table:style-name="ce229" table:formula="of:=[.I24]" office:value-type="float" office:value="15" calcext:value-type="float">
            <text:p>15</text:p>
          </table:table-cell>
          <table:table-cell table:style-name="ce229" table:formula="of:=[.H24]" office:value-type="float" office:value="25" calcext:value-type="float">
            <text:p>25</text:p>
          </table:table-cell>
          <table:table-cell table:style-name="ce305" table:formula="of:=[.U24]-[.V24]" office:value-type="float" office:value="-10" calcext:value-type="float">
            <text:p>-10</text:p>
          </table:table-cell>
          <table:table-cell/>
          <table:table-cell table:style-name="ce320" table:formula="of:=COUNTIF(B_COEFF_GIRONE_F;&quot;&gt;=&quot;&amp;[.AS24])&amp;[.Z24]" office:value-type="string" office:string-value="2F" calcext:value-type="string">
            <text:p>2F</text:p>
          </table:table-cell>
          <table:table-cell table:style-name="ce352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360" table:formula="of:=VLOOKUP([.AA24];A_SQUADRE_PER_CODICE;2)" office:value-type="string" office:string-value="Gabbiani" calcext:value-type="string">
            <text:p>Gabbiani</text:p>
          </table:table-cell>
          <table:table-cell table:style-name="ce229" table:formula="of:=[.AD24]+[.AE24]+[.AF24]" office:value-type="float" office:value="3" calcext:value-type="float">
            <text:p>3</text:p>
          </table:table-cell>
          <table:table-cell table:style-name="ce229" table:formula="of:=SUMIF(B_SQUADRA_A_GIRONI;[.AB24];B_VINTE_SQUADRA_A_GIRONI)+SUMIF(B_SQUADRA_B_GIRONI;[.AB24];B_VINTE_SQUADRA_B_GIRONI)" office:value-type="float" office:value="2" calcext:value-type="float">
            <text:p>2</text:p>
          </table:table-cell>
          <table:table-cell table:style-name="ce229" table:formula="of:=SUMIF(B_SQUADRA_A_GIRONI;[.AB24];B_PERSE_SQUADRA_A_GIRONI)+SUMIF(B_SQUADRA_B_GIRONI;[.AB24];B_PERSE_SQUADRA_B_GIRONI)" office:value-type="float" office:value="1" calcext:value-type="float">
            <text:p>1</text:p>
          </table:table-cell>
          <table:table-cell table:style-name="ce229" table:formula="of:=SUMIF(B_SQUADRA_A_GIRONI;[.AB24];B_FORFAIT_SQUADRA_A_GIRONI)+SUMIF(B_SQUADRA_B_GIRONI;[.AB24];B_FORFAIT_SQUADRA_B_GIRONI)" office:value-type="float" office:value="0" calcext:value-type="float">
            <text:p>0</text:p>
          </table:table-cell>
          <table:table-cell table:style-name="ce366" table:formula="of:=2*[.AD24]+1*[.AE24]+0*[.AF24]" office:value-type="float" office:value="5" calcext:value-type="float">
            <text:p>5</text:p>
          </table:table-cell>
          <table:table-cell table:style-name="ce372" table:formula="of:=SUMIF(B_SQUADRA_A_GIRONI;[.AB24];B_PUNTI_FATTI_SQUADRA_A_GIRONI)+SUMIF(B_SQUADRA_B_GIRONI;[.AB24];B_PUNTI_FATTI_SQUADRA_B_GIRONI)" office:value-type="float" office:value="102" calcext:value-type="float">
            <text:p>102</text:p>
          </table:table-cell>
          <table:table-cell table:style-name="ce229" table:formula="of:=SUMIF(B_SQUADRA_A_GIRONI;[.AB24];B_PUNTI_SUBITI_SQUADRA_A_GIRONI)+SUMIF(B_SQUADRA_B_GIRONI;[.AB24];B_PUNTI_SUBITI_SQUADRA_B_GIRONI)" office:value-type="float" office:value="101" calcext:value-type="float">
            <text:p>101</text:p>
          </table:table-cell>
          <table:table-cell table:style-name="ce463" table:formula="of:=SUMIF(B_SQUADRA_A_GIRONI;[.AB24];B_DIFF_CANESTRI_SQUADRA_A_GIRONI)+SUMIF(B_SQUADRA_B_GIRONI;[.AB24];B_DIFF_CANESTRI_SQUADRA_B_GIRONI)" office:value-type="float" office:value="1" calcext:value-type="float">
            <text:p>+1</text:p>
          </table:table-cell>
          <table:table-cell table:style-name="ce229" table:formula="of:=IF([.AG24]=[.AG25];INDIRECT(&quot;O&quot;&amp;6+6*(FIND([.Z24];&quot;ABCDEFGH&quot;)-1));0)" office:value-type="float" office:value="34" calcext:value-type="float">
            <text:p>34</text:p>
          </table:table-cell>
          <table:table-cell table:style-name="ce229" table:formula="of:=IF([.AG24]=[.AG26];INDIRECT(&quot;O&quot;&amp;7+6*(FIND([.Z24];&quot;ABCDEFGH&quot;)-1));0)" office:value-type="float" office:value="0" calcext:value-type="float">
            <text:p>0</text:p>
          </table:table-cell>
          <table:table-cell table:style-name="ce229" table:formula="of:=IF([.AG24]=[.AG23];INDIRECT(&quot;U&quot;&amp;3+6*(FIND([.Z24];&quot;ABCDEFGH&quot;)-1));0)" office:value-type="float" office:value="33" calcext:value-type="float">
            <text:p>33</text:p>
          </table:table-cell>
          <table:table-cell table:style-name="ce372" table:formula="of:=[.AK24]+[.AL24]+[.AM24]" office:value-type="float" office:value="67" calcext:value-type="float">
            <text:p>67</text:p>
          </table:table-cell>
          <table:table-cell table:style-name="ce288" table:formula="of:=IF([.AG24]=[.AG25];INDIRECT(&quot;Q&quot;&amp;6+6*(FIND([.Z24];&quot;ABCDEFGH&quot;)-1));0)" office:value-type="float" office:value="1" calcext:value-type="float">
            <text:p>+1</text:p>
          </table:table-cell>
          <table:table-cell table:style-name="ce288" table:formula="of:=IF([.AG24]=[.AG26];INDIRECT(&quot;Q&quot;&amp;7+6*(FIND([.Z24];&quot;ABCDEFGH&quot;)-1));0)" office:value-type="float" office:value="0" calcext:value-type="float">
            <text:p>+0</text:p>
          </table:table-cell>
          <table:table-cell table:style-name="ce288" table:formula="of:=IF([.AG24]=[.AG23];INDIRECT(&quot;W&quot;&amp;3+6*(FIND([.Z24];&quot;ABCDEFGH&quot;)-1));0)" office:value-type="float" office:value="-1" calcext:value-type="float">
            <text:p>-1</text:p>
          </table:table-cell>
          <table:table-cell table:style-name="ce463" table:formula="of:=[.AO24]+[.AP24]+[.AQ24]" office:value-type="float" office:value="0" calcext:value-type="float">
            <text:p>+0</text:p>
          </table:table-cell>
          <table:table-cell table:style-name="ce477" table:formula="of:=[.AG24]+(500+[.AR24])*10^-3+[.AN24]*10^-6+(500+[.AJ24])*10^-9+[.AH24]*10^-12" office:value-type="float" office:value="5.500067501102" calcext:value-type="float">
            <text:p>5,500067501102</text:p>
          </table:table-cell>
          <table:table-cell/>
          <table:table-cell table:style-name="ce501" table:formula="of:=IF([.AX24]=&quot;&quot;;&quot;&quot;;[.AX24]&amp;&quot;/&quot;&amp;COUNTIF([.AX24:.AX$66];[.AX24]))" office:value-type="string" office:string-value="1-8/3" calcext:value-type="string">
            <text:p>1-8/3</text:p>
          </table:table-cell>
          <table:table-cell table:style-name="ce156" office:value-type="float" office:value="70" calcext:value-type="float">
            <text:p>7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7</text:p>
          </table:table-cell>
          <table:table-cell table:style-name="ce229" office:value-type="string" calcext:value-type="string">
            <text:p>V61</text:p>
          </table:table-cell>
          <table:table-cell table:style-name="ce243" table:formula="of:=IF(LEFT([.AY24];1)=&quot;V&quot;;VLOOKUP(NUMBERVALUE(SUBSTITUTE([.AY24];&quot;V&quot;;&quot;&quot;));B_PARTITE_2A_FASE_PER_NUMERO;10;FALSE());IF(LEFT([.AY24];1)=&quot;P&quot;;VLOOKUP(NUMBERVALUE(SUBSTITUTE([.AY24];&quot;P&quot;;&quot;&quot;));B_PARTITE_2A_FASE_PER_NUMERO;11;FALSE());VLOOKUP([.AY24];B_CLASSIFICHE_GIRONI;4;FALSE())))" office:value-type="string" office:string-value="Bisonti" calcext:value-type="string">
            <text:p>Bisonti</text:p>
          </table:table-cell>
          <table:table-cell table:style-name="ce243" table:formula="of:=IF(LEFT([.AZ24];1)=&quot;V&quot;;VLOOKUP(NUMBERVALUE(SUBSTITUTE([.AZ24];&quot;V&quot;;&quot;&quot;));B_PARTITE_2A_FASE_PER_NUMERO;10;FALSE());IF(LEFT([.AZ24];1)=&quot;P&quot;;VLOOKUP(NUMBERVALUE(SUBSTITUTE([.AZ24];&quot;P&quot;;&quot;&quot;));B_PARTITE_2A_FASE_PER_NUMERO;11;FALSE());VLOOKUP([.AZ24];B_CLASSIFICHE_GIRONI;4;FALSE())))" office:value-type="string" office:string-value="Balene" calcext:value-type="string">
            <text:p>Balene</text:p>
          </table:table-cell>
          <table:table-cell table:style-name="ce229" table:formula="of:=VLOOKUP([.AV24];A_5_INPUT_DATE_E_RISULTATI_2A_FASE;6;0)" office:value-type="float" office:value="60" calcext:value-type="float">
            <text:p>60</text:p>
          </table:table-cell>
          <table:table-cell table:style-name="ce229" table:formula="of:=VLOOKUP([.AV24];A_5_INPUT_DATE_E_RISULTATI_2A_FASE;7;0)" office:value-type="float" office:value="31" calcext:value-type="float">
            <text:p>31</text:p>
          </table:table-cell>
          <table:table-cell table:style-name="ce243" table:formula="of:=IF([.BC24]&gt;[.BD24];[.BA24];[.BB24])" office:value-type="string" office:string-value="Bisonti" calcext:value-type="string">
            <text:p>Bisonti</text:p>
          </table:table-cell>
          <table:table-cell table:style-name="ce243" table:formula="of:=IF([.BC24]&lt;[.BD24];[.BA24];[.BB24])" office:value-type="string" office:string-value="Balene" calcext:value-type="string">
            <text:p>Balene</text:p>
          </table:table-cell>
          <table:table-cell table:style-name="ce229" table:formula="of:=1*([.BC24]&gt;[.BD24])" office:value-type="float" office:value="1" calcext:value-type="float">
            <text:p>1</text:p>
          </table:table-cell>
          <table:table-cell table:style-name="ce270" table:formula="of:=1*([.BC24]&lt;[.BD24])*NOT(AND([.BC24]=0;[.BD24]=20))" office:value-type="float" office:value="0" calcext:value-type="float">
            <text:p>0</text:p>
          </table:table-cell>
          <table:table-cell table:style-name="ce270" table:formula="of:=1*AND([.BC24]=0;[.BD24]=20)" office:value-type="float" office:value="0" calcext:value-type="float">
            <text:p>0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88" table:formula="of:=[.BJ24]-[.BK24]" office:value-type="float" office:value="29" calcext:value-type="float">
            <text:p>+29</text:p>
          </table:table-cell>
          <table:table-cell table:style-name="ce229" table:formula="of:=1*([.BD24]&gt;[.BC24])" office:value-type="float" office:value="0" calcext:value-type="float">
            <text:p>0</text:p>
          </table:table-cell>
          <table:table-cell table:style-name="ce229" table:formula="of:=1*([.BD24]&lt;[.BC24])*NOT(AND([.BC24]=20;[.BD24]=0))" office:value-type="float" office:value="1" calcext:value-type="float">
            <text:p>1</text:p>
          </table:table-cell>
          <table:table-cell table:style-name="ce229" table:formula="of:=1*AND([.BC24]=20;[.BD24]=0)" office:value-type="float" office:value="0" calcext:value-type="float">
            <text:p>0</text:p>
          </table:table-cell>
          <table:table-cell table:style-name="ce229" table:formula="of:=[.BD24]" office:value-type="float" office:value="31" calcext:value-type="float">
            <text:p>31</text:p>
          </table:table-cell>
          <table:table-cell table:style-name="ce229" table:formula="of:=[.BC24]" office:value-type="float" office:value="60" calcext:value-type="float">
            <text:p>60</text:p>
          </table:table-cell>
          <table:table-cell table:style-name="ce305" table:formula="of:=[.BP24]-[.BQ24]" office:value-type="float" office:value="-29" calcext:value-type="float">
            <text:p>-29</text:p>
          </table:table-cell>
        </table:table-row>
        <table:table-row table:style-name="ro1">
          <table:table-cell table:style-name="ce156" office:value-type="float" office:value="16" calcext:value-type="float">
            <text:p>1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2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5]=&quot;Girone&quot;;VLOOKUP([.D25];A_SQUADRE_PER_CODICE;2);&quot;ERRORE!&quot;)" office:value-type="string" office:string-value="Pitoni" calcext:value-type="string">
            <text:p>Pitoni</text:p>
          </table:table-cell>
          <table:table-cell table:style-name="ce243" table:formula="of:=IF([.B25]=&quot;Girone&quot;;VLOOKUP([.E25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5];A_4_INPUT_DATE_E_RISULTATI_GIRONI;6;0)" office:value-type="float" office:value="83" calcext:value-type="float">
            <text:p>83</text:p>
          </table:table-cell>
          <table:table-cell table:style-name="ce229" table:formula="of:=VLOOKUP([.A25];A_4_INPUT_DATE_E_RISULTATI_GIRONI;7;0)" office:value-type="float" office:value="57" calcext:value-type="float">
            <text:p>57</text:p>
          </table:table-cell>
          <table:table-cell table:style-name="ce243" table:formula="of:=IF([.H25]&gt;[.I25];[.F25];[.G25])" office:value-type="string" office:string-value="Pitoni" calcext:value-type="string">
            <text:p>Pitoni</text:p>
          </table:table-cell>
          <table:table-cell table:style-name="ce243" table:formula="of:=IF([.H25]&lt;[.I25];[.F25];[.G25])" office:value-type="string" office:string-value="Falchi" calcext:value-type="string">
            <text:p>Falchi</text:p>
          </table:table-cell>
          <table:table-cell table:style-name="ce229" table:formula="of:=1*([.H25]&gt;[.I25])" office:value-type="float" office:value="1" calcext:value-type="float">
            <text:p>1</text:p>
          </table:table-cell>
          <table:table-cell table:style-name="ce270" table:formula="of:=1*([.H25]&lt;[.I25])*NOT(AND([.H25]=0;[.I25]=20))" office:value-type="float" office:value="0" calcext:value-type="float">
            <text:p>0</text:p>
          </table:table-cell>
          <table:table-cell table:style-name="ce270" table:formula="of:=1*AND([.H25]=0;[.I25]=20)" office:value-type="float" office:value="0" calcext:value-type="float">
            <text:p>0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88" table:formula="of:=[.O25]-[.P25]" office:value-type="float" office:value="26" calcext:value-type="float">
            <text:p>+26</text:p>
          </table:table-cell>
          <table:table-cell table:style-name="ce229" table:formula="of:=1*([.I25]&gt;[.H25])" office:value-type="float" office:value="0" calcext:value-type="float">
            <text:p>0</text:p>
          </table:table-cell>
          <table:table-cell table:style-name="ce229" table:formula="of:=1*([.I25]&lt;[.H25])*NOT(AND([.H25]=20;[.I25]=0))" office:value-type="float" office:value="1" calcext:value-type="float">
            <text:p>1</text:p>
          </table:table-cell>
          <table:table-cell table:style-name="ce229" table:formula="of:=1*AND([.H25]=20;[.I25]=0)" office:value-type="float" office:value="0" calcext:value-type="float">
            <text:p>0</text:p>
          </table:table-cell>
          <table:table-cell table:style-name="ce229" table:formula="of:=[.I25]" office:value-type="float" office:value="57" calcext:value-type="float">
            <text:p>57</text:p>
          </table:table-cell>
          <table:table-cell table:style-name="ce229" table:formula="of:=[.H25]" office:value-type="float" office:value="83" calcext:value-type="float">
            <text:p>83</text:p>
          </table:table-cell>
          <table:table-cell table:style-name="ce305" table:formula="of:=[.U25]-[.V25]" office:value-type="float" office:value="-26" calcext:value-type="float">
            <text:p>-26</text:p>
          </table:table-cell>
          <table:table-cell/>
          <table:table-cell table:style-name="ce320" table:formula="of:=COUNTIF(B_COEFF_GIRONE_F;&quot;&gt;=&quot;&amp;[.AS25])&amp;[.Z25]" office:value-type="string" office:string-value="3F" calcext:value-type="string">
            <text:p>3F</text:p>
          </table:table-cell>
          <table:table-cell table:style-name="ce352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360" table:formula="of:=VLOOKUP([.AA25];A_SQUADRE_PER_CODICE;2)" office:value-type="string" office:string-value="Delfini" calcext:value-type="string">
            <text:p>Delfini</text:p>
          </table:table-cell>
          <table:table-cell table:style-name="ce229" table:formula="of:=[.AD25]+[.AE25]+[.AF25]" office:value-type="float" office:value="3" calcext:value-type="float">
            <text:p>3</text:p>
          </table:table-cell>
          <table:table-cell table:style-name="ce229" table:formula="of:=SUMIF(B_SQUADRA_A_GIRONI;[.AB25];B_VINTE_SQUADRA_A_GIRONI)+SUMIF(B_SQUADRA_B_GIRONI;[.AB25];B_VINTE_SQUADRA_B_GIRONI)" office:value-type="float" office:value="2" calcext:value-type="float">
            <text:p>2</text:p>
          </table:table-cell>
          <table:table-cell table:style-name="ce229" table:formula="of:=SUMIF(B_SQUADRA_A_GIRONI;[.AB25];B_PERSE_SQUADRA_A_GIRONI)+SUMIF(B_SQUADRA_B_GIRONI;[.AB25];B_PERSE_SQUADRA_B_GIRONI)" office:value-type="float" office:value="1" calcext:value-type="float">
            <text:p>1</text:p>
          </table:table-cell>
          <table:table-cell table:style-name="ce229" table:formula="of:=SUMIF(B_SQUADRA_A_GIRONI;[.AB25];B_FORFAIT_SQUADRA_A_GIRONI)+SUMIF(B_SQUADRA_B_GIRONI;[.AB25];B_FORFAIT_SQUADRA_B_GIRONI)" office:value-type="float" office:value="0" calcext:value-type="float">
            <text:p>0</text:p>
          </table:table-cell>
          <table:table-cell table:style-name="ce366" table:formula="of:=2*[.AD25]+1*[.AE25]+0*[.AF25]" office:value-type="float" office:value="5" calcext:value-type="float">
            <text:p>5</text:p>
          </table:table-cell>
          <table:table-cell table:style-name="ce372" table:formula="of:=SUMIF(B_SQUADRA_A_GIRONI;[.AB25];B_PUNTI_FATTI_SQUADRA_A_GIRONI)+SUMIF(B_SQUADRA_B_GIRONI;[.AB25];B_PUNTI_FATTI_SQUADRA_B_GIRONI)" office:value-type="float" office:value="101" calcext:value-type="float">
            <text:p>101</text:p>
          </table:table-cell>
          <table:table-cell table:style-name="ce229" table:formula="of:=SUMIF(B_SQUADRA_A_GIRONI;[.AB25];B_PUNTI_SUBITI_SQUADRA_A_GIRONI)+SUMIF(B_SQUADRA_B_GIRONI;[.AB25];B_PUNTI_SUBITI_SQUADRA_B_GIRONI)" office:value-type="float" office:value="100" calcext:value-type="float">
            <text:p>100</text:p>
          </table:table-cell>
          <table:table-cell table:style-name="ce463" table:formula="of:=SUMIF(B_SQUADRA_A_GIRONI;[.AB25];B_DIFF_CANESTRI_SQUADRA_A_GIRONI)+SUMIF(B_SQUADRA_B_GIRONI;[.AB25];B_DIFF_CANESTRI_SQUADRA_B_GIRONI)" office:value-type="float" office:value="1" calcext:value-type="float">
            <text:p>+1</text:p>
          </table:table-cell>
          <table:table-cell table:style-name="ce229" table:formula="of:=IF([.AG25]=[.AG26];INDIRECT(&quot;O&quot;&amp;8+6*(FIND([.Z25];&quot;ABCDEFGH&quot;)-1));0)" office:value-type="float" office:value="0" calcext:value-type="float">
            <text:p>0</text:p>
          </table:table-cell>
          <table:table-cell table:style-name="ce229" table:formula="of:=IF([.AG25]=[.AG23];INDIRECT(&quot;U&quot;&amp;4+6*(FIND([.Z25];&quot;ABCDEFGH&quot;)-1));0)" office:value-type="float" office:value="34" calcext:value-type="float">
            <text:p>34</text:p>
          </table:table-cell>
          <table:table-cell table:style-name="ce229" table:formula="of:=IF([.AG25]=[.AG24];INDIRECT(&quot;U&quot;&amp;6+6*(FIND([.Z25];&quot;ABCDEFGH&quot;)-1));0)" office:value-type="float" office:value="33" calcext:value-type="float">
            <text:p>33</text:p>
          </table:table-cell>
          <table:table-cell table:style-name="ce372" table:formula="of:=[.AK25]+[.AL25]+[.AM25]" office:value-type="float" office:value="67" calcext:value-type="float">
            <text:p>67</text:p>
          </table:table-cell>
          <table:table-cell table:style-name="ce288" table:formula="of:=IF([.AG25]=[.AG26];INDIRECT(&quot;Q&quot;&amp;8+6*(FIND([.Z25];&quot;ABCDEFGH&quot;)-1));0)" office:value-type="float" office:value="0" calcext:value-type="float">
            <text:p>+0</text:p>
          </table:table-cell>
          <table:table-cell table:style-name="ce288" table:formula="of:=IF([.AG25]=[.AG23];INDIRECT(&quot;W&quot;&amp;4+6*(FIND([.Z25];&quot;ABCDEFGH&quot;)-1));0)" office:value-type="float" office:value="1" calcext:value-type="float">
            <text:p>+1</text:p>
          </table:table-cell>
          <table:table-cell table:style-name="ce288" table:formula="of:=IF([.AG25]=[.AG24];INDIRECT(&quot;W&quot;&amp;6+6*(FIND([.Z25];&quot;ABCDEFGH&quot;)-1));0)" office:value-type="float" office:value="-1" calcext:value-type="float">
            <text:p>-1</text:p>
          </table:table-cell>
          <table:table-cell table:style-name="ce463" table:formula="of:=[.AO25]+[.AP25]+[.AQ25]" office:value-type="float" office:value="0" calcext:value-type="float">
            <text:p>+0</text:p>
          </table:table-cell>
          <table:table-cell table:style-name="ce477" table:formula="of:=[.AG25]+(500+[.AR25])*10^-3+[.AN25]*10^-6+(500+[.AJ25])*10^-9+[.AH25]*10^-12" office:value-type="float" office:value="5.500067501101" calcext:value-type="float">
            <text:p>5,500067501101</text:p>
          </table:table-cell>
          <table:table-cell/>
          <table:table-cell table:style-name="ce501" table:formula="of:=IF([.AX25]=&quot;&quot;;&quot;&quot;;[.AX25]&amp;&quot;/&quot;&amp;COUNTIF([.AX25:.AX$66];[.AX25]))" office:value-type="string" office:string-value="17-24/4" calcext:value-type="string">
            <text:p>17-24/4</text:p>
          </table:table-cell>
          <table:table-cell table:style-name="ce156" office:value-type="float" office:value="71" calcext:value-type="float">
            <text:p>7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1</text:p>
          </table:table-cell>
          <table:table-cell table:style-name="ce229" office:value-type="string" calcext:value-type="string">
            <text:p>V55</text:p>
          </table:table-cell>
          <table:table-cell table:style-name="ce243" table:formula="of:=IF(LEFT([.AY25];1)=&quot;V&quot;;VLOOKUP(NUMBERVALUE(SUBSTITUTE([.AY25];&quot;V&quot;;&quot;&quot;));B_PARTITE_2A_FASE_PER_NUMERO;10;FALSE());IF(LEFT([.AY25];1)=&quot;P&quot;;VLOOKUP(NUMBERVALUE(SUBSTITUTE([.AY25];&quot;P&quot;;&quot;&quot;));B_PARTITE_2A_FASE_PER_NUMERO;11;FALSE());VLOOKUP([.AY25];B_CLASSIFICHE_GIRONI;4;FALSE())))" office:value-type="string" office:string-value="Tigri" calcext:value-type="string">
            <text:p>Tigri</text:p>
          </table:table-cell>
          <table:table-cell table:style-name="ce243" table:formula="of:=IF(LEFT([.AZ25];1)=&quot;V&quot;;VLOOKUP(NUMBERVALUE(SUBSTITUTE([.AZ25];&quot;V&quot;;&quot;&quot;));B_PARTITE_2A_FASE_PER_NUMERO;10;FALSE());IF(LEFT([.AZ25];1)=&quot;P&quot;;VLOOKUP(NUMBERVALUE(SUBSTITUTE([.AZ25];&quot;P&quot;;&quot;&quot;));B_PARTITE_2A_FASE_PER_NUMERO;11;FALSE());VLOOKUP([.AZ25];B_CLASSIFICHE_GIRONI;4;FALSE())))" office:value-type="string" office:string-value="Linci" calcext:value-type="string">
            <text:p>Linci</text:p>
          </table:table-cell>
          <table:table-cell table:style-name="ce229" table:formula="of:=VLOOKUP([.AV25];A_5_INPUT_DATE_E_RISULTATI_2A_FASE;6;0)" office:value-type="float" office:value="63" calcext:value-type="float">
            <text:p>63</text:p>
          </table:table-cell>
          <table:table-cell table:style-name="ce229" table:formula="of:=VLOOKUP([.AV25];A_5_INPUT_DATE_E_RISULTATI_2A_FASE;7;0)" office:value-type="float" office:value="42" calcext:value-type="float">
            <text:p>42</text:p>
          </table:table-cell>
          <table:table-cell table:style-name="ce243" table:formula="of:=IF([.BC25]&gt;[.BD25];[.BA25];[.BB25])" office:value-type="string" office:string-value="Tigri" calcext:value-type="string">
            <text:p>Tigri</text:p>
          </table:table-cell>
          <table:table-cell table:style-name="ce243" table:formula="of:=IF([.BC25]&lt;[.BD25];[.BA25];[.BB25])" office:value-type="string" office:string-value="Linci" calcext:value-type="string">
            <text:p>Linci</text:p>
          </table:table-cell>
          <table:table-cell table:style-name="ce229" table:formula="of:=1*([.BC25]&gt;[.BD25])" office:value-type="float" office:value="1" calcext:value-type="float">
            <text:p>1</text:p>
          </table:table-cell>
          <table:table-cell table:style-name="ce270" table:formula="of:=1*([.BC25]&lt;[.BD25])*NOT(AND([.BC25]=0;[.BD25]=20))" office:value-type="float" office:value="0" calcext:value-type="float">
            <text:p>0</text:p>
          </table:table-cell>
          <table:table-cell table:style-name="ce270" table:formula="of:=1*AND([.BC25]=0;[.BD25]=20)" office:value-type="float" office:value="0" calcext:value-type="float">
            <text:p>0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88" table:formula="of:=[.BJ25]-[.BK25]" office:value-type="float" office:value="21" calcext:value-type="float">
            <text:p>+21</text:p>
          </table:table-cell>
          <table:table-cell table:style-name="ce229" table:formula="of:=1*([.BD25]&gt;[.BC25])" office:value-type="float" office:value="0" calcext:value-type="float">
            <text:p>0</text:p>
          </table:table-cell>
          <table:table-cell table:style-name="ce229" table:formula="of:=1*([.BD25]&lt;[.BC25])*NOT(AND([.BC25]=20;[.BD25]=0))" office:value-type="float" office:value="1" calcext:value-type="float">
            <text:p>1</text:p>
          </table:table-cell>
          <table:table-cell table:style-name="ce229" table:formula="of:=1*AND([.BC25]=20;[.BD25]=0)" office:value-type="float" office:value="0" calcext:value-type="float">
            <text:p>0</text:p>
          </table:table-cell>
          <table:table-cell table:style-name="ce229" table:formula="of:=[.BD25]" office:value-type="float" office:value="42" calcext:value-type="float">
            <text:p>42</text:p>
          </table:table-cell>
          <table:table-cell table:style-name="ce229" table:formula="of:=[.BC25]" office:value-type="float" office:value="63" calcext:value-type="float">
            <text:p>63</text:p>
          </table:table-cell>
          <table:table-cell table:style-name="ce305" table:formula="of:=[.BP25]-[.BQ25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8" calcext:value-type="float">
            <text:p>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D</text:p>
          </table:table-cell>
          <table:table-cell table:style-name="ce229" office:value-type="string" calcext:value-type="string">
            <text:p>D3</text:p>
          </table:table-cell>
          <table:table-cell table:style-name="ce229" office:value-type="string" calcext:value-type="string">
            <text:p>D4</text:p>
          </table:table-cell>
          <table:table-cell table:style-name="ce243" table:formula="of:=IF([.B26]=&quot;Girone&quot;;VLOOKUP([.D26];A_SQUADRE_PER_CODICE;2);&quot;ERRORE!&quot;)" office:value-type="string" office:string-value="Aquile" calcext:value-type="string">
            <text:p>Aquile</text:p>
          </table:table-cell>
          <table:table-cell table:style-name="ce243" table:formula="of:=IF([.B26]=&quot;Girone&quot;;VLOOKUP([.E26];A_SQUADRE_PER_CODICE;2);&quot;ERRORE!&quot;)" office:value-type="string" office:string-value="Falchi" calcext:value-type="string">
            <text:p>Falchi</text:p>
          </table:table-cell>
          <table:table-cell table:style-name="ce229" table:formula="of:=VLOOKUP([.A26];A_4_INPUT_DATE_E_RISULTATI_GIRONI;6;0)" office:value-type="float" office:value="72" calcext:value-type="float">
            <text:p>72</text:p>
          </table:table-cell>
          <table:table-cell table:style-name="ce229" table:formula="of:=VLOOKUP([.A26];A_4_INPUT_DATE_E_RISULTATI_GIRONI;7;0)" office:value-type="float" office:value="52" calcext:value-type="float">
            <text:p>52</text:p>
          </table:table-cell>
          <table:table-cell table:style-name="ce243" table:formula="of:=IF([.H26]&gt;[.I26];[.F26];[.G26])" office:value-type="string" office:string-value="Aquile" calcext:value-type="string">
            <text:p>Aquile</text:p>
          </table:table-cell>
          <table:table-cell table:style-name="ce243" table:formula="of:=IF([.H26]&lt;[.I26];[.F26];[.G26])" office:value-type="string" office:string-value="Falchi" calcext:value-type="string">
            <text:p>Falchi</text:p>
          </table:table-cell>
          <table:table-cell table:style-name="ce229" table:formula="of:=1*([.H26]&gt;[.I26])" office:value-type="float" office:value="1" calcext:value-type="float">
            <text:p>1</text:p>
          </table:table-cell>
          <table:table-cell table:style-name="ce270" table:formula="of:=1*([.H26]&lt;[.I26])*NOT(AND([.H26]=0;[.I26]=20))" office:value-type="float" office:value="0" calcext:value-type="float">
            <text:p>0</text:p>
          </table:table-cell>
          <table:table-cell table:style-name="ce270" table:formula="of:=1*AND([.H26]=0;[.I26]=20)" office:value-type="float" office:value="0" calcext:value-type="float">
            <text:p>0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88" table:formula="of:=[.O26]-[.P26]" office:value-type="float" office:value="20" calcext:value-type="float">
            <text:p>+20</text:p>
          </table:table-cell>
          <table:table-cell table:style-name="ce229" table:formula="of:=1*([.I26]&gt;[.H26])" office:value-type="float" office:value="0" calcext:value-type="float">
            <text:p>0</text:p>
          </table:table-cell>
          <table:table-cell table:style-name="ce229" table:formula="of:=1*([.I26]&lt;[.H26])*NOT(AND([.H26]=20;[.I26]=0))" office:value-type="float" office:value="1" calcext:value-type="float">
            <text:p>1</text:p>
          </table:table-cell>
          <table:table-cell table:style-name="ce229" table:formula="of:=1*AND([.H26]=20;[.I26]=0)" office:value-type="float" office:value="0" calcext:value-type="float">
            <text:p>0</text:p>
          </table:table-cell>
          <table:table-cell table:style-name="ce229" table:formula="of:=[.I26]" office:value-type="float" office:value="52" calcext:value-type="float">
            <text:p>52</text:p>
          </table:table-cell>
          <table:table-cell table:style-name="ce229" table:formula="of:=[.H26]" office:value-type="float" office:value="72" calcext:value-type="float">
            <text:p>72</text:p>
          </table:table-cell>
          <table:table-cell table:style-name="ce305" table:formula="of:=[.U26]-[.V26]" office:value-type="float" office:value="-20" calcext:value-type="float">
            <text:p>-20</text:p>
          </table:table-cell>
          <table:table-cell/>
          <table:table-cell table:style-name="ce349" table:formula="of:=COUNTIF(B_COEFF_GIRONE_F;&quot;&gt;=&quot;&amp;[.AS26])&amp;[.Z26]" office:value-type="string" office:string-value="4F" calcext:value-type="string">
            <text:p>4F</text:p>
          </table:table-cell>
          <table:table-cell table:style-name="ce354" office:value-type="string" calcext:value-type="string">
            <text:p>F</text:p>
          </table:table-cell>
          <table:table-cell table:style-name="ce357" office:value-type="string" calcext:value-type="string">
            <text:p>F4</text:p>
          </table:table-cell>
          <table:table-cell table:style-name="ce362" table:formula="of:=VLOOKUP([.AA26];A_SQUADRE_PER_CODICE;2)" office:value-type="string" office:string-value="Fenicotteri" calcext:value-type="string">
            <text:p>Fenicotteri</text:p>
          </table:table-cell>
          <table:table-cell table:style-name="ce357" table:formula="of:=[.AD26]+[.AE26]+[.AF26]" office:value-type="float" office:value="3" calcext:value-type="float">
            <text:p>3</text:p>
          </table:table-cell>
          <table:table-cell table:style-name="ce357" table:formula="of:=SUMIF(B_SQUADRA_A_GIRONI;[.AB26];B_VINTE_SQUADRA_A_GIRONI)+SUMIF(B_SQUADRA_B_GIRONI;[.AB26];B_VINTE_SQUADRA_B_GIRONI)" office:value-type="float" office:value="0" calcext:value-type="float">
            <text:p>0</text:p>
          </table:table-cell>
          <table:table-cell table:style-name="ce357" table:formula="of:=SUMIF(B_SQUADRA_A_GIRONI;[.AB26];B_PERSE_SQUADRA_A_GIRONI)+SUMIF(B_SQUADRA_B_GIRONI;[.AB26];B_PERSE_SQUADRA_B_GIRONI)" office:value-type="float" office:value="3" calcext:value-type="float">
            <text:p>3</text:p>
          </table:table-cell>
          <table:table-cell table:style-name="ce357" table:formula="of:=SUMIF(B_SQUADRA_A_GIRONI;[.AB26];B_FORFAIT_SQUADRA_A_GIRONI)+SUMIF(B_SQUADRA_B_GIRONI;[.AB26];B_FORFAIT_SQUADRA_B_GIRONI)" office:value-type="float" office:value="0" calcext:value-type="float">
            <text:p>0</text:p>
          </table:table-cell>
          <table:table-cell table:style-name="ce368" table:formula="of:=2*[.AD26]+1*[.AE26]+0*[.AF26]" office:value-type="float" office:value="3" calcext:value-type="float">
            <text:p>3</text:p>
          </table:table-cell>
          <table:table-cell table:style-name="ce460" table:formula="of:=SUMIF(B_SQUADRA_A_GIRONI;[.AB26];B_PUNTI_FATTI_SQUADRA_A_GIRONI)+SUMIF(B_SQUADRA_B_GIRONI;[.AB26];B_PUNTI_FATTI_SQUADRA_B_GIRONI)" office:value-type="float" office:value="102" calcext:value-type="float">
            <text:p>102</text:p>
          </table:table-cell>
          <table:table-cell table:style-name="ce357" table:formula="of:=SUMIF(B_SQUADRA_A_GIRONI;[.AB26];B_PUNTI_SUBITI_SQUADRA_A_GIRONI)+SUMIF(B_SQUADRA_B_GIRONI;[.AB26];B_PUNTI_SUBITI_SQUADRA_B_GIRONI)" office:value-type="float" office:value="105" calcext:value-type="float">
            <text:p>105</text:p>
          </table:table-cell>
          <table:table-cell table:style-name="ce466" table:formula="of:=SUMIF(B_SQUADRA_A_GIRONI;[.AB26];B_DIFF_CANESTRI_SQUADRA_A_GIRONI)+SUMIF(B_SQUADRA_B_GIRONI;[.AB26];B_DIFF_CANESTRI_SQUADRA_B_GIRONI)" office:value-type="float" office:value="-3" calcext:value-type="float">
            <text:p>-3</text:p>
          </table:table-cell>
          <table:table-cell table:style-name="ce357" table:formula="of:=IF([.AG26]=[.AG23];INDIRECT(&quot;U&quot;&amp;5+6*(FIND([.Z26];&quot;ABCDEFGH&quot;)-1));0)" office:value-type="float" office:value="0" calcext:value-type="float">
            <text:p>0</text:p>
          </table:table-cell>
          <table:table-cell table:style-name="ce357" table:formula="of:=IF([.AG26]=[.AG24];INDIRECT(&quot;U&quot;&amp;7+6*(FIND([.Z26];&quot;ABCDEFGH&quot;)-1));0)" office:value-type="float" office:value="0" calcext:value-type="float">
            <text:p>0</text:p>
          </table:table-cell>
          <table:table-cell table:style-name="ce357" table:formula="of:=IF([.AG26]=[.AG25];INDIRECT(&quot;U&quot;&amp;8+6*(FIND([.Z26];&quot;ABCDEFGH&quot;)-1));0)" office:value-type="float" office:value="0" calcext:value-type="float">
            <text:p>0</text:p>
          </table:table-cell>
          <table:table-cell table:style-name="ce460" table:formula="of:=[.AK26]+[.AL26]+[.AM26]" office:value-type="float" office:value="0" calcext:value-type="float">
            <text:p>0</text:p>
          </table:table-cell>
          <table:table-cell table:style-name="ce471" table:formula="of:=IF([.AG26]=[.AG23];INDIRECT(&quot;W&quot;&amp;5+6*(FIND([.Z26];&quot;ABCDEFGH&quot;)-1));0)" office:value-type="float" office:value="0" calcext:value-type="float">
            <text:p>+0</text:p>
          </table:table-cell>
          <table:table-cell table:style-name="ce471" table:formula="of:=IF([.AG26]=[.AG24];INDIRECT(&quot;W&quot;&amp;7+6*(FIND([.Z26];&quot;ABCDEFGH&quot;)-1));0)" office:value-type="float" office:value="0" calcext:value-type="float">
            <text:p>+0</text:p>
          </table:table-cell>
          <table:table-cell table:style-name="ce471" table:formula="of:=IF([.AG26]=[.AG25];INDIRECT(&quot;W&quot;&amp;8+6*(FIND([.Z26];&quot;ABCDEFGH&quot;)-1));0)" office:value-type="float" office:value="0" calcext:value-type="float">
            <text:p>+0</text:p>
          </table:table-cell>
          <table:table-cell table:style-name="ce466" table:formula="of:=[.AO26]+[.AP26]+[.AQ26]" office:value-type="float" office:value="0" calcext:value-type="float">
            <text:p>+0</text:p>
          </table:table-cell>
          <table:table-cell table:style-name="ce493" table:formula="of:=[.AG26]+(500+[.AR26])*10^-3+[.AN26]*10^-6+(500+[.AJ26])*10^-9+[.AH26]*10^-12" office:value-type="float" office:value="3.500000497102" calcext:value-type="float">
            <text:p>3,500000497102</text:p>
          </table:table-cell>
          <table:table-cell/>
          <table:table-cell table:style-name="ce501" table:formula="of:=IF([.AX26]=&quot;&quot;;&quot;&quot;;[.AX26]&amp;&quot;/&quot;&amp;COUNTIF([.AX26:.AX$66];[.AX26]))" office:value-type="string" office:string-value="17-24/3" calcext:value-type="string">
            <text:p>17-24/3</text:p>
          </table:table-cell>
          <table:table-cell table:style-name="ce156" office:value-type="float" office:value="72" calcext:value-type="float">
            <text:p>7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9</text:p>
          </table:table-cell>
          <table:table-cell table:style-name="ce229" office:value-type="string" calcext:value-type="string">
            <text:p>V63</text:p>
          </table:table-cell>
          <table:table-cell table:style-name="ce243" table:formula="of:=IF(LEFT([.AY26];1)=&quot;V&quot;;VLOOKUP(NUMBERVALUE(SUBSTITUTE([.AY26];&quot;V&quot;;&quot;&quot;));B_PARTITE_2A_FASE_PER_NUMERO;10;FALSE());IF(LEFT([.AY26];1)=&quot;P&quot;;VLOOKUP(NUMBERVALUE(SUBSTITUTE([.AY26];&quot;P&quot;;&quot;&quot;));B_PARTITE_2A_FASE_PER_NUMERO;11;FALSE());VLOOKUP([.AY26];B_CLASSIFICHE_GIRONI;4;FALSE())))" office:value-type="string" office:string-value="Cervi" calcext:value-type="string">
            <text:p>Cervi</text:p>
          </table:table-cell>
          <table:table-cell table:style-name="ce243" table:formula="of:=IF(LEFT([.AZ26];1)=&quot;V&quot;;VLOOKUP(NUMBERVALUE(SUBSTITUTE([.AZ26];&quot;V&quot;;&quot;&quot;));B_PARTITE_2A_FASE_PER_NUMERO;10;FALSE());IF(LEFT([.AZ26];1)=&quot;P&quot;;VLOOKUP(NUMBERVALUE(SUBSTITUTE([.AZ26];&quot;P&quot;;&quot;&quot;));B_PARTITE_2A_FASE_PER_NUMERO;11;FALSE());VLOOKUP([.AZ26];B_CLASSIFICHE_GIRONI;4;FALSE())))" office:value-type="string" office:string-value="Delfini" calcext:value-type="string">
            <text:p>Delfini</text:p>
          </table:table-cell>
          <table:table-cell table:style-name="ce229" table:formula="of:=VLOOKUP([.AV26];A_5_INPUT_DATE_E_RISULTATI_2A_FASE;6;0)" office:value-type="float" office:value="68" calcext:value-type="float">
            <text:p>68</text:p>
          </table:table-cell>
          <table:table-cell table:style-name="ce229" table:formula="of:=VLOOKUP([.AV26];A_5_INPUT_DATE_E_RISULTATI_2A_FASE;7;0)" office:value-type="float" office:value="46" calcext:value-type="float">
            <text:p>46</text:p>
          </table:table-cell>
          <table:table-cell table:style-name="ce243" table:formula="of:=IF([.BC26]&gt;[.BD26];[.BA26];[.BB26])" office:value-type="string" office:string-value="Cervi" calcext:value-type="string">
            <text:p>Cervi</text:p>
          </table:table-cell>
          <table:table-cell table:style-name="ce243" table:formula="of:=IF([.BC26]&lt;[.BD26];[.BA26];[.BB26])" office:value-type="string" office:string-value="Delfini" calcext:value-type="string">
            <text:p>Delfini</text:p>
          </table:table-cell>
          <table:table-cell table:style-name="ce229" table:formula="of:=1*([.BC26]&gt;[.BD26])" office:value-type="float" office:value="1" calcext:value-type="float">
            <text:p>1</text:p>
          </table:table-cell>
          <table:table-cell table:style-name="ce270" table:formula="of:=1*([.BC26]&lt;[.BD26])*NOT(AND([.BC26]=0;[.BD26]=20))" office:value-type="float" office:value="0" calcext:value-type="float">
            <text:p>0</text:p>
          </table:table-cell>
          <table:table-cell table:style-name="ce270" table:formula="of:=1*AND([.BC26]=0;[.BD26]=20)" office:value-type="float" office:value="0" calcext:value-type="float">
            <text:p>0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88" table:formula="of:=[.BJ26]-[.BK26]" office:value-type="float" office:value="22" calcext:value-type="float">
            <text:p>+22</text:p>
          </table:table-cell>
          <table:table-cell table:style-name="ce229" table:formula="of:=1*([.BD26]&gt;[.BC26])" office:value-type="float" office:value="0" calcext:value-type="float">
            <text:p>0</text:p>
          </table:table-cell>
          <table:table-cell table:style-name="ce229" table:formula="of:=1*([.BD26]&lt;[.BC26])*NOT(AND([.BC26]=20;[.BD26]=0))" office:value-type="float" office:value="1" calcext:value-type="float">
            <text:p>1</text:p>
          </table:table-cell>
          <table:table-cell table:style-name="ce229" table:formula="of:=1*AND([.BC26]=20;[.BD26]=0)" office:value-type="float" office:value="0" calcext:value-type="float">
            <text:p>0</text:p>
          </table:table-cell>
          <table:table-cell table:style-name="ce229" table:formula="of:=[.BD26]" office:value-type="float" office:value="46" calcext:value-type="float">
            <text:p>46</text:p>
          </table:table-cell>
          <table:table-cell table:style-name="ce229" table:formula="of:=[.BC26]" office:value-type="float" office:value="68" calcext:value-type="float">
            <text:p>68</text:p>
          </table:table-cell>
          <table:table-cell table:style-name="ce305" table:formula="of:=[.BP26]-[.BQ26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17" calcext:value-type="float">
            <text:p>1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2</text:p>
          </table:table-cell>
          <table:table-cell table:style-name="ce243" table:formula="of:=IF([.B27]=&quot;Girone&quot;;VLOOKUP([.D27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7]=&quot;Girone&quot;;VLOOKUP([.E27];A_SQUADRE_PER_CODICE;2);&quot;ERRORE!&quot;)" office:value-type="string" office:string-value="Bufali" calcext:value-type="string">
            <text:p>Bufali</text:p>
          </table:table-cell>
          <table:table-cell table:style-name="ce229" table:formula="of:=VLOOKUP([.A27];A_4_INPUT_DATE_E_RISULTATI_GIRONI;6;0)" office:value-type="float" office:value="34" calcext:value-type="float">
            <text:p>34</text:p>
          </table:table-cell>
          <table:table-cell table:style-name="ce229" table:formula="of:=VLOOKUP([.A27];A_4_INPUT_DATE_E_RISULTATI_GIRONI;7;0)" office:value-type="float" office:value="33" calcext:value-type="float">
            <text:p>33</text:p>
          </table:table-cell>
          <table:table-cell table:style-name="ce243" table:formula="of:=IF([.H27]&gt;[.I27];[.F27];[.G27])" office:value-type="string" office:string-value="Bisonti" calcext:value-type="string">
            <text:p>Bisonti</text:p>
          </table:table-cell>
          <table:table-cell table:style-name="ce243" table:formula="of:=IF([.H27]&lt;[.I27];[.F27];[.G27])" office:value-type="string" office:string-value="Bufali" calcext:value-type="string">
            <text:p>Bufali</text:p>
          </table:table-cell>
          <table:table-cell table:style-name="ce229" table:formula="of:=1*([.H27]&gt;[.I27])" office:value-type="float" office:value="1" calcext:value-type="float">
            <text:p>1</text:p>
          </table:table-cell>
          <table:table-cell table:style-name="ce270" table:formula="of:=1*([.H27]&lt;[.I27])*NOT(AND([.H27]=0;[.I27]=20))" office:value-type="float" office:value="0" calcext:value-type="float">
            <text:p>0</text:p>
          </table:table-cell>
          <table:table-cell table:style-name="ce270" table:formula="of:=1*AND([.H27]=0;[.I27]=20)" office:value-type="float" office:value="0" calcext:value-type="float">
            <text:p>0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88" table:formula="of:=[.O27]-[.P27]" office:value-type="float" office:value="1" calcext:value-type="float">
            <text:p>+1</text:p>
          </table:table-cell>
          <table:table-cell table:style-name="ce229" table:formula="of:=1*([.I27]&gt;[.H27])" office:value-type="float" office:value="0" calcext:value-type="float">
            <text:p>0</text:p>
          </table:table-cell>
          <table:table-cell table:style-name="ce229" table:formula="of:=1*([.I27]&lt;[.H27])*NOT(AND([.H27]=20;[.I27]=0))" office:value-type="float" office:value="1" calcext:value-type="float">
            <text:p>1</text:p>
          </table:table-cell>
          <table:table-cell table:style-name="ce229" table:formula="of:=1*AND([.H27]=20;[.I27]=0)" office:value-type="float" office:value="0" calcext:value-type="float">
            <text:p>0</text:p>
          </table:table-cell>
          <table:table-cell table:style-name="ce229" table:formula="of:=[.I27]" office:value-type="float" office:value="33" calcext:value-type="float">
            <text:p>33</text:p>
          </table:table-cell>
          <table:table-cell table:style-name="ce229" table:formula="of:=[.H27]" office:value-type="float" office:value="34" calcext:value-type="float">
            <text:p>34</text:p>
          </table:table-cell>
          <table:table-cell table:style-name="ce305" table:formula="of:=[.U27]-[.V27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27])&amp;[.Z27]" office:value-type="string" office:string-value="1G" calcext:value-type="string">
            <text:p>1G</text:p>
          </table:table-cell>
          <table:table-cell table:style-name="ce352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360" table:formula="of:=VLOOKUP([.AA27];A_SQUADRE_PER_CODICE;2)" office:value-type="string" office:string-value="Istrici" calcext:value-type="string">
            <text:p>Istrici</text:p>
          </table:table-cell>
          <table:table-cell table:style-name="ce229" table:formula="of:=[.AD27]+[.AE27]+[.AF27]" office:value-type="float" office:value="3" calcext:value-type="float">
            <text:p>3</text:p>
          </table:table-cell>
          <table:table-cell table:style-name="ce229" table:formula="of:=SUMIF(B_SQUADRA_A_GIRONI;[.AB27];B_VINTE_SQUADRA_A_GIRONI)+SUMIF(B_SQUADRA_B_GIRONI;[.AB27];B_VINTE_SQUADRA_B_GIRONI)" office:value-type="float" office:value="3" calcext:value-type="float">
            <text:p>3</text:p>
          </table:table-cell>
          <table:table-cell table:style-name="ce229" table:formula="of:=SUMIF(B_SQUADRA_A_GIRONI;[.AB27];B_PERSE_SQUADRA_A_GIRONI)+SUMIF(B_SQUADRA_B_GIRONI;[.AB27];B_PERSE_SQUADRA_B_GIRONI)" office:value-type="float" office:value="0" calcext:value-type="float">
            <text:p>0</text:p>
          </table:table-cell>
          <table:table-cell table:style-name="ce229" table:formula="of:=SUMIF(B_SQUADRA_A_GIRONI;[.AB27];B_FORFAIT_SQUADRA_A_GIRONI)+SUMIF(B_SQUADRA_B_GIRONI;[.AB27];B_FORFAIT_SQUADRA_B_GIRONI)" office:value-type="float" office:value="0" calcext:value-type="float">
            <text:p>0</text:p>
          </table:table-cell>
          <table:table-cell table:style-name="ce366" table:formula="of:=2*[.AD27]+1*[.AE27]+0*[.AF27]" office:value-type="float" office:value="6" calcext:value-type="float">
            <text:p>6</text:p>
          </table:table-cell>
          <table:table-cell table:style-name="ce372" table:formula="of:=SUMIF(B_SQUADRA_A_GIRONI;[.AB27];B_PUNTI_FATTI_SQUADRA_A_GIRONI)+SUMIF(B_SQUADRA_B_GIRONI;[.AB27];B_PUNTI_FATTI_SQUADRA_B_GIRONI)" office:value-type="float" office:value="60" calcext:value-type="float">
            <text:p>60</text:p>
          </table:table-cell>
          <table:table-cell table:style-name="ce229" table:formula="of:=SUMIF(B_SQUADRA_A_GIRONI;[.AB27];B_PUNTI_SUBITI_SQUADRA_A_GIRONI)+SUMIF(B_SQUADRA_B_GIRONI;[.AB27];B_PUNTI_SUBITI_SQUADRA_B_GIRONI)" office:value-type="float" office:value="0" calcext:value-type="float">
            <text:p>0</text:p>
          </table:table-cell>
          <table:table-cell table:style-name="ce463" table:formula="of:=SUMIF(B_SQUADRA_A_GIRONI;[.AB27];B_DIFF_CANESTRI_SQUADRA_A_GIRONI)+SUMIF(B_SQUADRA_B_GIRONI;[.AB27];B_DIFF_CANESTRI_SQUADRA_B_GIRONI)" office:value-type="float" office:value="60" calcext:value-type="float">
            <text:p>+60</text:p>
          </table:table-cell>
          <table:table-cell table:style-name="ce229" table:formula="of:=IF([.AG27]=[.AG28];INDIRECT(&quot;O&quot;&amp;3+6*(FIND([.Z27];&quot;ABCDEFGH&quot;)-1));0)" office:value-type="float" office:value="0" calcext:value-type="float">
            <text:p>0</text:p>
          </table:table-cell>
          <table:table-cell table:style-name="ce270" table:formula="of:=IF([.AG27]=[.AG29];INDIRECT(&quot;O&quot;&amp;4+6*(FIND([.Z27];&quot;ABCDEFGH&quot;)-1));0)" office:value-type="float" office:value="0" calcext:value-type="float">
            <text:p>0</text:p>
          </table:table-cell>
          <table:table-cell table:style-name="ce229" table:formula="of:=IF([.AG27]=[.AG30];INDIRECT(&quot;O&quot;&amp;5+6*(FIND([.Z27];&quot;ABCDEFGH&quot;)-1));0)" office:value-type="float" office:value="0" calcext:value-type="float">
            <text:p>0</text:p>
          </table:table-cell>
          <table:table-cell table:style-name="ce372" table:formula="of:=[.AK27]+[.AL27]+[.AM27]" office:value-type="float" office:value="0" calcext:value-type="float">
            <text:p>0</text:p>
          </table:table-cell>
          <table:table-cell table:style-name="ce288" table:formula="of:=IF([.AG27]=[.AG28];INDIRECT(&quot;Q&quot;&amp;3+6*(FIND([.Z27];&quot;ABCDEFGH&quot;)-1));0)" office:value-type="float" office:value="0" calcext:value-type="float">
            <text:p>+0</text:p>
          </table:table-cell>
          <table:table-cell table:style-name="ce288" table:formula="of:=IF([.AG27]=[.AG29];INDIRECT(&quot;Q&quot;&amp;4+6*(FIND([.Z27];&quot;ABCDEFGH&quot;)-1));0)" office:value-type="float" office:value="0" calcext:value-type="float">
            <text:p>+0</text:p>
          </table:table-cell>
          <table:table-cell table:style-name="ce288" table:formula="of:=IF([.AG27]=[.AG30];INDIRECT(&quot;Q&quot;&amp;5+6*(FIND([.Z27];&quot;ABCDEFGH&quot;)-1));0)" office:value-type="float" office:value="0" calcext:value-type="float">
            <text:p>+0</text:p>
          </table:table-cell>
          <table:table-cell table:style-name="ce463" table:formula="of:=[.AO27]+[.AP27]+[.AQ27]" office:value-type="float" office:value="0" calcext:value-type="float">
            <text:p>+0</text:p>
          </table:table-cell>
          <table:table-cell table:style-name="ce477" table:formula="of:=[.AG27]+(500+[.AR27])*10^-3+[.AN27]*10^-6+(500+[.AJ27])*10^-9+[.AH27]*10^-12" office:value-type="float" office:value="6.50000056006" calcext:value-type="float">
            <text:p>6,500000560060</text:p>
          </table:table-cell>
          <table:table-cell/>
          <table:table-cell table:style-name="ce501" table:formula="of:=IF([.AX27]=&quot;&quot;;&quot;&quot;;[.AX27]&amp;&quot;/&quot;&amp;COUNTIF([.AX27:.AX$66];[.AX27]))" office:value-type="string" office:string-value="1-8/2" calcext:value-type="string">
            <text:p>1-8/2</text:p>
          </table:table-cell>
          <table:table-cell table:style-name="ce156" office:value-type="float" office:value="73" calcext:value-type="float">
            <text:p>7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0</text:p>
          </table:table-cell>
          <table:table-cell table:style-name="ce229" office:value-type="string" calcext:value-type="string">
            <text:p>V54</text:p>
          </table:table-cell>
          <table:table-cell table:style-name="ce243" table:formula="of:=IF(LEFT([.AY27];1)=&quot;V&quot;;VLOOKUP(NUMBERVALUE(SUBSTITUTE([.AY27];&quot;V&quot;;&quot;&quot;));B_PARTITE_2A_FASE_PER_NUMERO;10;FALSE());IF(LEFT([.AY27];1)=&quot;P&quot;;VLOOKUP(NUMBERVALUE(SUBSTITUTE([.AY27];&quot;P&quot;;&quot;&quot;));B_PARTITE_2A_FASE_PER_NUMERO;11;FALSE());VLOOKUP([.AY27];B_CLASSIFICHE_GIRONI;4;FALSE())))" office:value-type="string" office:string-value="Pantere" calcext:value-type="string">
            <text:p>Pantere</text:p>
          </table:table-cell>
          <table:table-cell table:style-name="ce243" table:formula="of:=IF(LEFT([.AZ27];1)=&quot;V&quot;;VLOOKUP(NUMBERVALUE(SUBSTITUTE([.AZ27];&quot;V&quot;;&quot;&quot;));B_PARTITE_2A_FASE_PER_NUMERO;10;FALSE());IF(LEFT([.AZ27];1)=&quot;P&quot;;VLOOKUP(NUMBERVALUE(SUBSTITUTE([.AZ27];&quot;P&quot;;&quot;&quot;));B_PARTITE_2A_FASE_PER_NUMERO;11;FALSE());VLOOKUP([.AZ27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27];A_5_INPUT_DATE_E_RISULTATI_2A_FASE;6;0)" office:value-type="float" office:value="56" calcext:value-type="float">
            <text:p>56</text:p>
          </table:table-cell>
          <table:table-cell table:style-name="ce229" table:formula="of:=VLOOKUP([.AV27];A_5_INPUT_DATE_E_RISULTATI_2A_FASE;7;0)" office:value-type="float" office:value="34" calcext:value-type="float">
            <text:p>34</text:p>
          </table:table-cell>
          <table:table-cell table:style-name="ce243" table:formula="of:=IF([.BC27]&gt;[.BD27];[.BA27];[.BB27])" office:value-type="string" office:string-value="Pantere" calcext:value-type="string">
            <text:p>Pantere</text:p>
          </table:table-cell>
          <table:table-cell table:style-name="ce243" table:formula="of:=IF([.BC27]&lt;[.BD27];[.BA27];[.BB27])" office:value-type="string" office:string-value="Coccodrilli" calcext:value-type="string">
            <text:p>Coccodrilli</text:p>
          </table:table-cell>
          <table:table-cell table:style-name="ce229" table:formula="of:=1*([.BC27]&gt;[.BD27])" office:value-type="float" office:value="1" calcext:value-type="float">
            <text:p>1</text:p>
          </table:table-cell>
          <table:table-cell table:style-name="ce270" table:formula="of:=1*([.BC27]&lt;[.BD27])*NOT(AND([.BC27]=0;[.BD27]=20))" office:value-type="float" office:value="0" calcext:value-type="float">
            <text:p>0</text:p>
          </table:table-cell>
          <table:table-cell table:style-name="ce270" table:formula="of:=1*AND([.BC27]=0;[.BD27]=20)" office:value-type="float" office:value="0" calcext:value-type="float">
            <text:p>0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88" table:formula="of:=[.BJ27]-[.BK27]" office:value-type="float" office:value="22" calcext:value-type="float">
            <text:p>+22</text:p>
          </table:table-cell>
          <table:table-cell table:style-name="ce229" table:formula="of:=1*([.BD27]&gt;[.BC27])" office:value-type="float" office:value="0" calcext:value-type="float">
            <text:p>0</text:p>
          </table:table-cell>
          <table:table-cell table:style-name="ce229" table:formula="of:=1*([.BD27]&lt;[.BC27])*NOT(AND([.BC27]=20;[.BD27]=0))" office:value-type="float" office:value="1" calcext:value-type="float">
            <text:p>1</text:p>
          </table:table-cell>
          <table:table-cell table:style-name="ce229" table:formula="of:=1*AND([.BC27]=20;[.BD27]=0)" office:value-type="float" office:value="0" calcext:value-type="float">
            <text:p>0</text:p>
          </table:table-cell>
          <table:table-cell table:style-name="ce229" table:formula="of:=[.BD27]" office:value-type="float" office:value="34" calcext:value-type="float">
            <text:p>34</text:p>
          </table:table-cell>
          <table:table-cell table:style-name="ce229" table:formula="of:=[.BC27]" office:value-type="float" office:value="56" calcext:value-type="float">
            <text:p>56</text:p>
          </table:table-cell>
          <table:table-cell table:style-name="ce305" table:formula="of:=[.BP27]-[.BQ27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9" calcext:value-type="float">
            <text:p>2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28]=&quot;Girone&quot;;VLOOKUP([.D28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8]=&quot;Girone&quot;;VLOOKUP([.E28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28];A_4_INPUT_DATE_E_RISULTATI_GIRONI;6;0)" office:value-type="float" office:value="33" calcext:value-type="float">
            <text:p>33</text:p>
          </table:table-cell>
          <table:table-cell table:style-name="ce229" table:formula="of:=VLOOKUP([.A28];A_4_INPUT_DATE_E_RISULTATI_GIRONI;7;0)" office:value-type="float" office:value="34" calcext:value-type="float">
            <text:p>34</text:p>
          </table:table-cell>
          <table:table-cell table:style-name="ce243" table:formula="of:=IF([.H28]&gt;[.I28];[.F28];[.G28])" office:value-type="string" office:string-value="Cervi" calcext:value-type="string">
            <text:p>Cervi</text:p>
          </table:table-cell>
          <table:table-cell table:style-name="ce243" table:formula="of:=IF([.H28]&lt;[.I28];[.F28];[.G28])" office:value-type="string" office:string-value="Bisonti" calcext:value-type="string">
            <text:p>Bisonti</text:p>
          </table:table-cell>
          <table:table-cell table:style-name="ce229" table:formula="of:=1*([.H28]&gt;[.I28])" office:value-type="float" office:value="0" calcext:value-type="float">
            <text:p>0</text:p>
          </table:table-cell>
          <table:table-cell table:style-name="ce270" table:formula="of:=1*([.H28]&lt;[.I28])*NOT(AND([.H28]=0;[.I28]=20))" office:value-type="float" office:value="1" calcext:value-type="float">
            <text:p>1</text:p>
          </table:table-cell>
          <table:table-cell table:style-name="ce270" table:formula="of:=1*AND([.H28]=0;[.I28]=20)" office:value-type="float" office:value="0" calcext:value-type="float">
            <text:p>0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88" table:formula="of:=[.O28]-[.P28]" office:value-type="float" office:value="-1" calcext:value-type="float">
            <text:p>-1</text:p>
          </table:table-cell>
          <table:table-cell table:style-name="ce229" table:formula="of:=1*([.I28]&gt;[.H28])" office:value-type="float" office:value="1" calcext:value-type="float">
            <text:p>1</text:p>
          </table:table-cell>
          <table:table-cell table:style-name="ce229" table:formula="of:=1*([.I28]&lt;[.H28])*NOT(AND([.H28]=20;[.I28]=0))" office:value-type="float" office:value="0" calcext:value-type="float">
            <text:p>0</text:p>
          </table:table-cell>
          <table:table-cell table:style-name="ce229" table:formula="of:=1*AND([.H28]=20;[.I28]=0)" office:value-type="float" office:value="0" calcext:value-type="float">
            <text:p>0</text:p>
          </table:table-cell>
          <table:table-cell table:style-name="ce229" table:formula="of:=[.I28]" office:value-type="float" office:value="34" calcext:value-type="float">
            <text:p>34</text:p>
          </table:table-cell>
          <table:table-cell table:style-name="ce229" table:formula="of:=[.H28]" office:value-type="float" office:value="33" calcext:value-type="float">
            <text:p>33</text:p>
          </table:table-cell>
          <table:table-cell table:style-name="ce305" table:formula="of:=[.U28]-[.V28]" office:value-type="float" office:value="1" calcext:value-type="float">
            <text:p>+1</text:p>
          </table:table-cell>
          <table:table-cell/>
          <table:table-cell table:style-name="ce320" table:formula="of:=COUNTIF(B_COEFF_GIRONE_G;&quot;&gt;=&quot;&amp;[.AS28])&amp;[.Z28]" office:value-type="string" office:string-value="2G" calcext:value-type="string">
            <text:p>2G</text:p>
          </table:table-cell>
          <table:table-cell table:style-name="ce352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360" table:formula="of:=VLOOKUP([.AA28];A_SQUADRE_PER_CODICE;2)" office:value-type="string" office:string-value="Gorilla" calcext:value-type="string">
            <text:p>Gorilla</text:p>
          </table:table-cell>
          <table:table-cell table:style-name="ce229" table:formula="of:=[.AD28]+[.AE28]+[.AF28]" office:value-type="float" office:value="3" calcext:value-type="float">
            <text:p>3</text:p>
          </table:table-cell>
          <table:table-cell table:style-name="ce229" table:formula="of:=SUMIF(B_SQUADRA_A_GIRONI;[.AB28];B_VINTE_SQUADRA_A_GIRONI)+SUMIF(B_SQUADRA_B_GIRONI;[.AB28];B_VINTE_SQUADRA_B_GIRONI)" office:value-type="float" office:value="2" calcext:value-type="float">
            <text:p>2</text:p>
          </table:table-cell>
          <table:table-cell table:style-name="ce229" table:formula="of:=SUMIF(B_SQUADRA_A_GIRONI;[.AB28];B_PERSE_SQUADRA_A_GIRONI)+SUMIF(B_SQUADRA_B_GIRONI;[.AB28];B_PERSE_SQUADRA_B_GIRONI)" office:value-type="float" office:value="0" calcext:value-type="float">
            <text:p>0</text:p>
          </table:table-cell>
          <table:table-cell table:style-name="ce229" table:formula="of:=SUMIF(B_SQUADRA_A_GIRONI;[.AB28];B_FORFAIT_SQUADRA_A_GIRONI)+SUMIF(B_SQUADRA_B_GIRONI;[.AB28];B_FORFAIT_SQUADRA_B_GIRONI)" office:value-type="float" office:value="1" calcext:value-type="float">
            <text:p>1</text:p>
          </table:table-cell>
          <table:table-cell table:style-name="ce366" table:formula="of:=2*[.AD28]+1*[.AE28]+0*[.AF28]" office:value-type="float" office:value="4" calcext:value-type="float">
            <text:p>4</text:p>
          </table:table-cell>
          <table:table-cell table:style-name="ce372" table:formula="of:=SUMIF(B_SQUADRA_A_GIRONI;[.AB28];B_PUNTI_FATTI_SQUADRA_A_GIRONI)+SUMIF(B_SQUADRA_B_GIRONI;[.AB28];B_PUNTI_FATTI_SQUADRA_B_GIRONI)" office:value-type="float" office:value="40" calcext:value-type="float">
            <text:p>40</text:p>
          </table:table-cell>
          <table:table-cell table:style-name="ce229" table:formula="of:=SUMIF(B_SQUADRA_A_GIRONI;[.AB28];B_PUNTI_SUBITI_SQUADRA_A_GIRONI)+SUMIF(B_SQUADRA_B_GIRONI;[.AB28];B_PUNTI_SUBITI_SQUADRA_B_GIRONI)" office:value-type="float" office:value="20" calcext:value-type="float">
            <text:p>20</text:p>
          </table:table-cell>
          <table:table-cell table:style-name="ce463" table:formula="of:=SUMIF(B_SQUADRA_A_GIRONI;[.AB28];B_DIFF_CANESTRI_SQUADRA_A_GIRONI)+SUMIF(B_SQUADRA_B_GIRONI;[.AB28];B_DIFF_CANESTRI_SQUADRA_B_GIRONI)" office:value-type="float" office:value="20" calcext:value-type="float">
            <text:p>+20</text:p>
          </table:table-cell>
          <table:table-cell table:style-name="ce229" table:formula="of:=IF([.AG28]=[.AG29];INDIRECT(&quot;O&quot;&amp;6+6*(FIND([.Z28];&quot;ABCDEFGH&quot;)-1));0)" office:value-type="float" office:value="0" calcext:value-type="float">
            <text:p>0</text:p>
          </table:table-cell>
          <table:table-cell table:style-name="ce229" table:formula="of:=IF([.AG28]=[.AG30];INDIRECT(&quot;O&quot;&amp;7+6*(FIND([.Z28];&quot;ABCDEFGH&quot;)-1));0)" office:value-type="float" office:value="0" calcext:value-type="float">
            <text:p>0</text:p>
          </table:table-cell>
          <table:table-cell table:style-name="ce229" table:formula="of:=IF([.AG28]=[.AG27];INDIRECT(&quot;U&quot;&amp;3+6*(FIND([.Z28];&quot;ABCDEFGH&quot;)-1));0)" office:value-type="float" office:value="0" calcext:value-type="float">
            <text:p>0</text:p>
          </table:table-cell>
          <table:table-cell table:style-name="ce372" table:formula="of:=[.AK28]+[.AL28]+[.AM28]" office:value-type="float" office:value="0" calcext:value-type="float">
            <text:p>0</text:p>
          </table:table-cell>
          <table:table-cell table:style-name="ce288" table:formula="of:=IF([.AG28]=[.AG29];INDIRECT(&quot;Q&quot;&amp;6+6*(FIND([.Z28];&quot;ABCDEFGH&quot;)-1));0)" office:value-type="float" office:value="0" calcext:value-type="float">
            <text:p>+0</text:p>
          </table:table-cell>
          <table:table-cell table:style-name="ce288" table:formula="of:=IF([.AG28]=[.AG30];INDIRECT(&quot;Q&quot;&amp;7+6*(FIND([.Z28];&quot;ABCDEFGH&quot;)-1));0)" office:value-type="float" office:value="0" calcext:value-type="float">
            <text:p>+0</text:p>
          </table:table-cell>
          <table:table-cell table:style-name="ce288" table:formula="of:=IF([.AG28]=[.AG27];INDIRECT(&quot;W&quot;&amp;3+6*(FIND([.Z28];&quot;ABCDEFGH&quot;)-1));0)" office:value-type="float" office:value="0" calcext:value-type="float">
            <text:p>+0</text:p>
          </table:table-cell>
          <table:table-cell table:style-name="ce463" table:formula="of:=[.AO28]+[.AP28]+[.AQ28]" office:value-type="float" office:value="0" calcext:value-type="float">
            <text:p>+0</text:p>
          </table:table-cell>
          <table:table-cell table:style-name="ce477" table:formula="of:=[.AG28]+(500+[.AR28])*10^-3+[.AN28]*10^-6+(500+[.AJ28])*10^-9+[.AH28]*10^-12" office:value-type="float" office:value="4.50000052004" calcext:value-type="float">
            <text:p>4,500000520040</text:p>
          </table:table-cell>
          <table:table-cell/>
          <table:table-cell table:style-name="ce501" table:formula="of:=IF([.AX28]=&quot;&quot;;&quot;&quot;;[.AX28]&amp;&quot;/&quot;&amp;COUNTIF([.AX28:.AX$66];[.AX28]))" office:value-type="string" office:string-value="1-8/1" calcext:value-type="string">
            <text:p>1-8/1</text:p>
          </table:table-cell>
          <table:table-cell table:style-name="ce156" office:value-type="float" office:value="74" calcext:value-type="float">
            <text:p>7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8</text:p>
          </table:table-cell>
          <table:table-cell table:style-name="ce229" office:value-type="string" calcext:value-type="string">
            <text:p>V58</text:p>
          </table:table-cell>
          <table:table-cell table:style-name="ce229" office:value-type="string" calcext:value-type="string">
            <text:p>V62</text:p>
          </table:table-cell>
          <table:table-cell table:style-name="ce243" table:formula="of:=IF(LEFT([.AY28];1)=&quot;V&quot;;VLOOKUP(NUMBERVALUE(SUBSTITUTE([.AY28];&quot;V&quot;;&quot;&quot;));B_PARTITE_2A_FASE_PER_NUMERO;10;FALSE());IF(LEFT([.AY28];1)=&quot;P&quot;;VLOOKUP(NUMBERVALUE(SUBSTITUTE([.AY28];&quot;P&quot;;&quot;&quot;));B_PARTITE_2A_FASE_PER_NUMERO;11;FALSE());VLOOKUP([.AY28];B_CLASSIFICHE_GIRONI;4;FALSE())))" office:value-type="string" office:string-value="Istrici" calcext:value-type="string">
            <text:p>Istrici</text:p>
          </table:table-cell>
          <table:table-cell table:style-name="ce243" table:formula="of:=IF(LEFT([.AZ28];1)=&quot;V&quot;;VLOOKUP(NUMBERVALUE(SUBSTITUTE([.AZ28];&quot;V&quot;;&quot;&quot;));B_PARTITE_2A_FASE_PER_NUMERO;10;FALSE());IF(LEFT([.AZ28];1)=&quot;P&quot;;VLOOKUP(NUMBERVALUE(SUBSTITUTE([.AZ28];&quot;P&quot;;&quot;&quot;));B_PARTITE_2A_FASE_PER_NUMERO;11;FALSE());VLOOKUP([.AZ28];B_CLASSIFICHE_GIRONI;4;FALSE())))" office:value-type="string" office:string-value="Piranha" calcext:value-type="string">
            <text:p>Piranha</text:p>
          </table:table-cell>
          <table:table-cell table:style-name="ce229" table:formula="of:=VLOOKUP([.AV28];A_5_INPUT_DATE_E_RISULTATI_2A_FASE;6;0)" office:value-type="float" office:value="52" calcext:value-type="float">
            <text:p>52</text:p>
          </table:table-cell>
          <table:table-cell table:style-name="ce229" table:formula="of:=VLOOKUP([.AV28];A_5_INPUT_DATE_E_RISULTATI_2A_FASE;7;0)" office:value-type="float" office:value="36" calcext:value-type="float">
            <text:p>36</text:p>
          </table:table-cell>
          <table:table-cell table:style-name="ce243" table:formula="of:=IF([.BC28]&gt;[.BD28];[.BA28];[.BB28])" office:value-type="string" office:string-value="Istrici" calcext:value-type="string">
            <text:p>Istrici</text:p>
          </table:table-cell>
          <table:table-cell table:style-name="ce243" table:formula="of:=IF([.BC28]&lt;[.BD28];[.BA28];[.BB28])" office:value-type="string" office:string-value="Piranha" calcext:value-type="string">
            <text:p>Piranha</text:p>
          </table:table-cell>
          <table:table-cell table:style-name="ce229" table:formula="of:=1*([.BC28]&gt;[.BD28])" office:value-type="float" office:value="1" calcext:value-type="float">
            <text:p>1</text:p>
          </table:table-cell>
          <table:table-cell table:style-name="ce270" table:formula="of:=1*([.BC28]&lt;[.BD28])*NOT(AND([.BC28]=0;[.BD28]=20))" office:value-type="float" office:value="0" calcext:value-type="float">
            <text:p>0</text:p>
          </table:table-cell>
          <table:table-cell table:style-name="ce270" table:formula="of:=1*AND([.BC28]=0;[.BD28]=20)" office:value-type="float" office:value="0" calcext:value-type="float">
            <text:p>0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88" table:formula="of:=[.BJ28]-[.BK28]" office:value-type="float" office:value="16" calcext:value-type="float">
            <text:p>+16</text:p>
          </table:table-cell>
          <table:table-cell table:style-name="ce229" table:formula="of:=1*([.BD28]&gt;[.BC28])" office:value-type="float" office:value="0" calcext:value-type="float">
            <text:p>0</text:p>
          </table:table-cell>
          <table:table-cell table:style-name="ce229" table:formula="of:=1*([.BD28]&lt;[.BC28])*NOT(AND([.BC28]=20;[.BD28]=0))" office:value-type="float" office:value="1" calcext:value-type="float">
            <text:p>1</text:p>
          </table:table-cell>
          <table:table-cell table:style-name="ce229" table:formula="of:=1*AND([.BC28]=20;[.BD28]=0)" office:value-type="float" office:value="0" calcext:value-type="float">
            <text:p>0</text:p>
          </table:table-cell>
          <table:table-cell table:style-name="ce229" table:formula="of:=[.BD28]" office:value-type="float" office:value="36" calcext:value-type="float">
            <text:p>36</text:p>
          </table:table-cell>
          <table:table-cell table:style-name="ce229" table:formula="of:=[.BC28]" office:value-type="float" office:value="52" calcext:value-type="float">
            <text:p>52</text:p>
          </table:table-cell>
          <table:table-cell table:style-name="ce305" table:formula="of:=[.BP28]-[.BQ2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1" calcext:value-type="float">
            <text:p>4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1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29]=&quot;Girone&quot;;VLOOKUP([.D29];A_SQUADRE_PER_CODICE;2);&quot;ERRORE!&quot;)" office:value-type="string" office:string-value="Bisonti" calcext:value-type="string">
            <text:p>Bisonti</text:p>
          </table:table-cell>
          <table:table-cell table:style-name="ce243" table:formula="of:=IF([.B29]=&quot;Girone&quot;;VLOOKUP([.E29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29];A_4_INPUT_DATE_E_RISULTATI_GIRONI;6;0)" office:value-type="float" office:value="36" calcext:value-type="float">
            <text:p>36</text:p>
          </table:table-cell>
          <table:table-cell table:style-name="ce229" table:formula="of:=VLOOKUP([.A29];A_4_INPUT_DATE_E_RISULTATI_GIRONI;7;0)" office:value-type="float" office:value="33" calcext:value-type="float">
            <text:p>33</text:p>
          </table:table-cell>
          <table:table-cell table:style-name="ce243" table:formula="of:=IF([.H29]&gt;[.I29];[.F29];[.G29])" office:value-type="string" office:string-value="Bisonti" calcext:value-type="string">
            <text:p>Bisonti</text:p>
          </table:table-cell>
          <table:table-cell table:style-name="ce243" table:formula="of:=IF([.H29]&lt;[.I29];[.F29];[.G29])" office:value-type="string" office:string-value="Cinghiali" calcext:value-type="string">
            <text:p>Cinghiali</text:p>
          </table:table-cell>
          <table:table-cell table:style-name="ce229" table:formula="of:=1*([.H29]&gt;[.I29])" office:value-type="float" office:value="1" calcext:value-type="float">
            <text:p>1</text:p>
          </table:table-cell>
          <table:table-cell table:style-name="ce270" table:formula="of:=1*([.H29]&lt;[.I29])*NOT(AND([.H29]=0;[.I29]=20))" office:value-type="float" office:value="0" calcext:value-type="float">
            <text:p>0</text:p>
          </table:table-cell>
          <table:table-cell table:style-name="ce270" table:formula="of:=1*AND([.H29]=0;[.I29]=20)" office:value-type="float" office:value="0" calcext:value-type="float">
            <text:p>0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88" table:formula="of:=[.O29]-[.P29]" office:value-type="float" office:value="3" calcext:value-type="float">
            <text:p>+3</text:p>
          </table:table-cell>
          <table:table-cell table:style-name="ce229" table:formula="of:=1*([.I29]&gt;[.H29])" office:value-type="float" office:value="0" calcext:value-type="float">
            <text:p>0</text:p>
          </table:table-cell>
          <table:table-cell table:style-name="ce229" table:formula="of:=1*([.I29]&lt;[.H29])*NOT(AND([.H29]=20;[.I29]=0))" office:value-type="float" office:value="1" calcext:value-type="float">
            <text:p>1</text:p>
          </table:table-cell>
          <table:table-cell table:style-name="ce229" table:formula="of:=1*AND([.H29]=20;[.I29]=0)" office:value-type="float" office:value="0" calcext:value-type="float">
            <text:p>0</text:p>
          </table:table-cell>
          <table:table-cell table:style-name="ce229" table:formula="of:=[.I29]" office:value-type="float" office:value="33" calcext:value-type="float">
            <text:p>33</text:p>
          </table:table-cell>
          <table:table-cell table:style-name="ce229" table:formula="of:=[.H29]" office:value-type="float" office:value="36" calcext:value-type="float">
            <text:p>36</text:p>
          </table:table-cell>
          <table:table-cell table:style-name="ce305" table:formula="of:=[.U29]-[.V29]" office:value-type="float" office:value="-3" calcext:value-type="float">
            <text:p>-3</text:p>
          </table:table-cell>
          <table:table-cell/>
          <table:table-cell table:style-name="ce320" table:formula="of:=COUNTIF(B_COEFF_GIRONE_G;&quot;&gt;=&quot;&amp;[.AS29])&amp;[.Z29]" office:value-type="string" office:string-value="4G" calcext:value-type="string">
            <text:p>4G</text:p>
          </table:table-cell>
          <table:table-cell table:style-name="ce352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360" table:formula="of:=VLOOKUP([.AA29];A_SQUADRE_PER_CODICE;2)" office:value-type="string" office:string-value="Muli" calcext:value-type="string">
            <text:p>Muli</text:p>
          </table:table-cell>
          <table:table-cell table:style-name="ce229" table:formula="of:=[.AD29]+[.AE29]+[.AF29]" office:value-type="float" office:value="3" calcext:value-type="float">
            <text:p>3</text:p>
          </table:table-cell>
          <table:table-cell table:style-name="ce229" table:formula="of:=SUMIF(B_SQUADRA_A_GIRONI;[.AB29];B_VINTE_SQUADRA_A_GIRONI)+SUMIF(B_SQUADRA_B_GIRONI;[.AB29];B_VINTE_SQUADRA_B_GIRONI)" office:value-type="float" office:value="0" calcext:value-type="float">
            <text:p>0</text:p>
          </table:table-cell>
          <table:table-cell table:style-name="ce229" table:formula="of:=SUMIF(B_SQUADRA_A_GIRONI;[.AB29];B_PERSE_SQUADRA_A_GIRONI)+SUMIF(B_SQUADRA_B_GIRONI;[.AB29];B_PERSE_SQUADRA_B_GIRONI)" office:value-type="float" office:value="0" calcext:value-type="float">
            <text:p>0</text:p>
          </table:table-cell>
          <table:table-cell table:style-name="ce229" table:formula="of:=SUMIF(B_SQUADRA_A_GIRONI;[.AB29];B_FORFAIT_SQUADRA_A_GIRONI)+SUMIF(B_SQUADRA_B_GIRONI;[.AB29];B_FORFAIT_SQUADRA_B_GIRONI)" office:value-type="float" office:value="3" calcext:value-type="float">
            <text:p>3</text:p>
          </table:table-cell>
          <table:table-cell table:style-name="ce366" table:formula="of:=2*[.AD29]+1*[.AE29]+0*[.AF29]" office:value-type="float" office:value="0" calcext:value-type="float">
            <text:p>0</text:p>
          </table:table-cell>
          <table:table-cell table:style-name="ce372" table:formula="of:=SUMIF(B_SQUADRA_A_GIRONI;[.AB29];B_PUNTI_FATTI_SQUADRA_A_GIRONI)+SUMIF(B_SQUADRA_B_GIRONI;[.AB29];B_PUNTI_FATTI_SQUADRA_B_GIRONI)" office:value-type="float" office:value="0" calcext:value-type="float">
            <text:p>0</text:p>
          </table:table-cell>
          <table:table-cell table:style-name="ce229" table:formula="of:=SUMIF(B_SQUADRA_A_GIRONI;[.AB29];B_PUNTI_SUBITI_SQUADRA_A_GIRONI)+SUMIF(B_SQUADRA_B_GIRONI;[.AB29];B_PUNTI_SUBITI_SQUADRA_B_GIRONI)" office:value-type="float" office:value="60" calcext:value-type="float">
            <text:p>60</text:p>
          </table:table-cell>
          <table:table-cell table:style-name="ce463" table:formula="of:=SUMIF(B_SQUADRA_A_GIRONI;[.AB29];B_DIFF_CANESTRI_SQUADRA_A_GIRONI)+SUMIF(B_SQUADRA_B_GIRONI;[.AB29];B_DIFF_CANESTRI_SQUADRA_B_GIRONI)" office:value-type="float" office:value="-60" calcext:value-type="float">
            <text:p>-60</text:p>
          </table:table-cell>
          <table:table-cell table:style-name="ce229" table:formula="of:=IF([.AG29]=[.AG30];INDIRECT(&quot;O&quot;&amp;8+6*(FIND([.Z29];&quot;ABCDEFGH&quot;)-1));0)" office:value-type="float" office:value="0" calcext:value-type="float">
            <text:p>0</text:p>
          </table:table-cell>
          <table:table-cell table:style-name="ce229" table:formula="of:=IF([.AG29]=[.AG27];INDIRECT(&quot;U&quot;&amp;4+6*(FIND([.Z29];&quot;ABCDEFGH&quot;)-1));0)" office:value-type="float" office:value="0" calcext:value-type="float">
            <text:p>0</text:p>
          </table:table-cell>
          <table:table-cell table:style-name="ce229" table:formula="of:=IF([.AG29]=[.AG28];INDIRECT(&quot;U&quot;&amp;6+6*(FIND([.Z29];&quot;ABCDEFGH&quot;)-1));0)" office:value-type="float" office:value="0" calcext:value-type="float">
            <text:p>0</text:p>
          </table:table-cell>
          <table:table-cell table:style-name="ce372" table:formula="of:=[.AK29]+[.AL29]+[.AM29]" office:value-type="float" office:value="0" calcext:value-type="float">
            <text:p>0</text:p>
          </table:table-cell>
          <table:table-cell table:style-name="ce288" table:formula="of:=IF([.AG29]=[.AG30];INDIRECT(&quot;Q&quot;&amp;8+6*(FIND([.Z29];&quot;ABCDEFGH&quot;)-1));0)" office:value-type="float" office:value="0" calcext:value-type="float">
            <text:p>+0</text:p>
          </table:table-cell>
          <table:table-cell table:style-name="ce288" table:formula="of:=IF([.AG29]=[.AG27];INDIRECT(&quot;W&quot;&amp;4+6*(FIND([.Z29];&quot;ABCDEFGH&quot;)-1));0)" office:value-type="float" office:value="0" calcext:value-type="float">
            <text:p>+0</text:p>
          </table:table-cell>
          <table:table-cell table:style-name="ce288" table:formula="of:=IF([.AG29]=[.AG28];INDIRECT(&quot;W&quot;&amp;6+6*(FIND([.Z29];&quot;ABCDEFGH&quot;)-1));0)" office:value-type="float" office:value="0" calcext:value-type="float">
            <text:p>+0</text:p>
          </table:table-cell>
          <table:table-cell table:style-name="ce463" table:formula="of:=[.AO29]+[.AP29]+[.AQ29]" office:value-type="float" office:value="0" calcext:value-type="float">
            <text:p>+0</text:p>
          </table:table-cell>
          <table:table-cell table:style-name="ce477" table:formula="of:=[.AG29]+(500+[.AR29])*10^-3+[.AN29]*10^-6+(500+[.AJ29])*10^-9+[.AH29]*10^-12" office:value-type="float" office:value="0.50000044" calcext:value-type="float">
            <text:p>,500000440000</text:p>
          </table:table-cell>
          <table:table-cell/>
          <table:table-cell table:style-name="ce501" table:formula="of:=IF([.AX29]=&quot;&quot;;&quot;&quot;;[.AX29]&amp;&quot;/&quot;&amp;COUNTIF([.AX29:.AX$66];[.AX29]))" office:value-type="string" office:string-value="17-24/2" calcext:value-type="string">
            <text:p>17-24/2</text:p>
          </table:table-cell>
          <table:table-cell table:style-name="ce156" office:value-type="float" office:value="75" calcext:value-type="float">
            <text:p>7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52</text:p>
          </table:table-cell>
          <table:table-cell table:style-name="ce229" office:value-type="string" calcext:value-type="string">
            <text:p>V56</text:p>
          </table:table-cell>
          <table:table-cell table:style-name="ce243" table:formula="of:=IF(LEFT([.AY29];1)=&quot;V&quot;;VLOOKUP(NUMBERVALUE(SUBSTITUTE([.AY29];&quot;V&quot;;&quot;&quot;));B_PARTITE_2A_FASE_PER_NUMERO;10;FALSE());IF(LEFT([.AY29];1)=&quot;P&quot;;VLOOKUP(NUMBERVALUE(SUBSTITUTE([.AY29];&quot;P&quot;;&quot;&quot;));B_PARTITE_2A_FASE_PER_NUMERO;11;FALSE());VLOOKUP([.AY29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29];1)=&quot;V&quot;;VLOOKUP(NUMBERVALUE(SUBSTITUTE([.AZ29];&quot;V&quot;;&quot;&quot;));B_PARTITE_2A_FASE_PER_NUMERO;10;FALSE());IF(LEFT([.AZ29];1)=&quot;P&quot;;VLOOKUP(NUMBERVALUE(SUBSTITUTE([.AZ29];&quot;P&quot;;&quot;&quot;));B_PARTITE_2A_FASE_PER_NUMERO;11;FALSE());VLOOKUP([.AZ29];B_CLASSIFICHE_GIRONI;4;FALSE())))" office:value-type="string" office:string-value="Aquile" calcext:value-type="string">
            <text:p>Aquile</text:p>
          </table:table-cell>
          <table:table-cell table:style-name="ce229" table:formula="of:=VLOOKUP([.AV29];A_5_INPUT_DATE_E_RISULTATI_2A_FASE;6;0)" office:value-type="float" office:value="68" calcext:value-type="float">
            <text:p>68</text:p>
          </table:table-cell>
          <table:table-cell table:style-name="ce229" table:formula="of:=VLOOKUP([.AV29];A_5_INPUT_DATE_E_RISULTATI_2A_FASE;7;0)" office:value-type="float" office:value="45" calcext:value-type="float">
            <text:p>45</text:p>
          </table:table-cell>
          <table:table-cell table:style-name="ce243" table:formula="of:=IF([.BC29]&gt;[.BD29];[.BA29];[.BB29])" office:value-type="string" office:string-value="Ippopotami" calcext:value-type="string">
            <text:p>Ippopotami</text:p>
          </table:table-cell>
          <table:table-cell table:style-name="ce243" table:formula="of:=IF([.BC29]&lt;[.BD29];[.BA29];[.BB29])" office:value-type="string" office:string-value="Aquile" calcext:value-type="string">
            <text:p>Aquile</text:p>
          </table:table-cell>
          <table:table-cell table:style-name="ce229" table:formula="of:=1*([.BC29]&gt;[.BD29])" office:value-type="float" office:value="1" calcext:value-type="float">
            <text:p>1</text:p>
          </table:table-cell>
          <table:table-cell table:style-name="ce270" table:formula="of:=1*([.BC29]&lt;[.BD29])*NOT(AND([.BC29]=0;[.BD29]=20))" office:value-type="float" office:value="0" calcext:value-type="float">
            <text:p>0</text:p>
          </table:table-cell>
          <table:table-cell table:style-name="ce270" table:formula="of:=1*AND([.BC29]=0;[.BD29]=20)" office:value-type="float" office:value="0" calcext:value-type="float">
            <text:p>0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88" table:formula="of:=[.BJ29]-[.BK29]" office:value-type="float" office:value="23" calcext:value-type="float">
            <text:p>+23</text:p>
          </table:table-cell>
          <table:table-cell table:style-name="ce229" table:formula="of:=1*([.BD29]&gt;[.BC29])" office:value-type="float" office:value="0" calcext:value-type="float">
            <text:p>0</text:p>
          </table:table-cell>
          <table:table-cell table:style-name="ce229" table:formula="of:=1*([.BD29]&lt;[.BC29])*NOT(AND([.BC29]=20;[.BD29]=0))" office:value-type="float" office:value="1" calcext:value-type="float">
            <text:p>1</text:p>
          </table:table-cell>
          <table:table-cell table:style-name="ce229" table:formula="of:=1*AND([.BC29]=20;[.BD29]=0)" office:value-type="float" office:value="0" calcext:value-type="float">
            <text:p>0</text:p>
          </table:table-cell>
          <table:table-cell table:style-name="ce229" table:formula="of:=[.BD29]" office:value-type="float" office:value="45" calcext:value-type="float">
            <text:p>45</text:p>
          </table:table-cell>
          <table:table-cell table:style-name="ce229" table:formula="of:=[.BC29]" office:value-type="float" office:value="68" calcext:value-type="float">
            <text:p>68</text:p>
          </table:table-cell>
          <table:table-cell table:style-name="ce305" table:formula="of:=[.BP29]-[.BQ29]" office:value-type="float" office:value="-23" calcext:value-type="float">
            <text:p>-23</text:p>
          </table:table-cell>
        </table:table-row>
        <table:table-row table:style-name="ro1">
          <table:table-cell table:style-name="ce156" office:value-type="float" office:value="45" calcext:value-type="float">
            <text:p>4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3</text:p>
          </table:table-cell>
          <table:table-cell table:style-name="ce243" table:formula="of:=IF([.B30]=&quot;Girone&quot;;VLOOKUP([.D30];A_SQUADRE_PER_CODICE;2);&quot;ERRORE!&quot;)" office:value-type="string" office:string-value="Bufali" calcext:value-type="string">
            <text:p>Bufali</text:p>
          </table:table-cell>
          <table:table-cell table:style-name="ce243" table:formula="of:=IF([.B30]=&quot;Girone&quot;;VLOOKUP([.E30];A_SQUADRE_PER_CODICE;2);&quot;ERRORE!&quot;)" office:value-type="string" office:string-value="Cervi" calcext:value-type="string">
            <text:p>Cervi</text:p>
          </table:table-cell>
          <table:table-cell table:style-name="ce229" table:formula="of:=VLOOKUP([.A30];A_4_INPUT_DATE_E_RISULTATI_GIRONI;6;0)" office:value-type="float" office:value="34" calcext:value-type="float">
            <text:p>34</text:p>
          </table:table-cell>
          <table:table-cell table:style-name="ce229" table:formula="of:=VLOOKUP([.A30];A_4_INPUT_DATE_E_RISULTATI_GIRONI;7;0)" office:value-type="float" office:value="33" calcext:value-type="float">
            <text:p>33</text:p>
          </table:table-cell>
          <table:table-cell table:style-name="ce243" table:formula="of:=IF([.H30]&gt;[.I30];[.F30];[.G30])" office:value-type="string" office:string-value="Bufali" calcext:value-type="string">
            <text:p>Bufali</text:p>
          </table:table-cell>
          <table:table-cell table:style-name="ce243" table:formula="of:=IF([.H30]&lt;[.I30];[.F30];[.G30])" office:value-type="string" office:string-value="Cervi" calcext:value-type="string">
            <text:p>Cervi</text:p>
          </table:table-cell>
          <table:table-cell table:style-name="ce229" table:formula="of:=1*([.H30]&gt;[.I30])" office:value-type="float" office:value="1" calcext:value-type="float">
            <text:p>1</text:p>
          </table:table-cell>
          <table:table-cell table:style-name="ce270" table:formula="of:=1*([.H30]&lt;[.I30])*NOT(AND([.H30]=0;[.I30]=20))" office:value-type="float" office:value="0" calcext:value-type="float">
            <text:p>0</text:p>
          </table:table-cell>
          <table:table-cell table:style-name="ce270" table:formula="of:=1*AND([.H30]=0;[.I30]=20)" office:value-type="float" office:value="0" calcext:value-type="float">
            <text:p>0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88" table:formula="of:=[.O30]-[.P30]" office:value-type="float" office:value="1" calcext:value-type="float">
            <text:p>+1</text:p>
          </table:table-cell>
          <table:table-cell table:style-name="ce229" table:formula="of:=1*([.I30]&gt;[.H30])" office:value-type="float" office:value="0" calcext:value-type="float">
            <text:p>0</text:p>
          </table:table-cell>
          <table:table-cell table:style-name="ce229" table:formula="of:=1*([.I30]&lt;[.H30])*NOT(AND([.H30]=20;[.I30]=0))" office:value-type="float" office:value="1" calcext:value-type="float">
            <text:p>1</text:p>
          </table:table-cell>
          <table:table-cell table:style-name="ce229" table:formula="of:=1*AND([.H30]=20;[.I30]=0)" office:value-type="float" office:value="0" calcext:value-type="float">
            <text:p>0</text:p>
          </table:table-cell>
          <table:table-cell table:style-name="ce229" table:formula="of:=[.I30]" office:value-type="float" office:value="33" calcext:value-type="float">
            <text:p>33</text:p>
          </table:table-cell>
          <table:table-cell table:style-name="ce229" table:formula="of:=[.H30]" office:value-type="float" office:value="34" calcext:value-type="float">
            <text:p>34</text:p>
          </table:table-cell>
          <table:table-cell table:style-name="ce305" table:formula="of:=[.U30]-[.V30]" office:value-type="float" office:value="-1" calcext:value-type="float">
            <text:p>-1</text:p>
          </table:table-cell>
          <table:table-cell/>
          <table:table-cell table:style-name="ce320" table:formula="of:=COUNTIF(B_COEFF_GIRONE_G;&quot;&gt;=&quot;&amp;[.AS30])&amp;[.Z30]" office:value-type="string" office:string-value="3G" calcext:value-type="string">
            <text:p>3G</text:p>
          </table:table-cell>
          <table:table-cell table:style-name="ce352" office:value-type="string" calcext:value-type="string">
            <text:p>G</text:p>
          </table:table-cell>
          <table:table-cell table:style-name="ce229" office:value-type="string" calcext:value-type="string">
            <text:p>G4</text:p>
          </table:table-cell>
          <table:table-cell table:style-name="ce360" table:formula="of:=VLOOKUP([.AA30];A_SQUADRE_PER_CODICE;2)" office:value-type="string" office:string-value="Orche" calcext:value-type="string">
            <text:p>Orche</text:p>
          </table:table-cell>
          <table:table-cell table:style-name="ce229" table:formula="of:=[.AD30]+[.AE30]+[.AF30]" office:value-type="float" office:value="3" calcext:value-type="float">
            <text:p>3</text:p>
          </table:table-cell>
          <table:table-cell table:style-name="ce229" table:formula="of:=SUMIF(B_SQUADRA_A_GIRONI;[.AB30];B_VINTE_SQUADRA_A_GIRONI)+SUMIF(B_SQUADRA_B_GIRONI;[.AB30];B_VINTE_SQUADRA_B_GIRONI)" office:value-type="float" office:value="1" calcext:value-type="float">
            <text:p>1</text:p>
          </table:table-cell>
          <table:table-cell table:style-name="ce229" table:formula="of:=SUMIF(B_SQUADRA_A_GIRONI;[.AB30];B_PERSE_SQUADRA_A_GIRONI)+SUMIF(B_SQUADRA_B_GIRONI;[.AB30];B_PERSE_SQUADRA_B_GIRONI)" office:value-type="float" office:value="0" calcext:value-type="float">
            <text:p>0</text:p>
          </table:table-cell>
          <table:table-cell table:style-name="ce229" table:formula="of:=SUMIF(B_SQUADRA_A_GIRONI;[.AB30];B_FORFAIT_SQUADRA_A_GIRONI)+SUMIF(B_SQUADRA_B_GIRONI;[.AB30];B_FORFAIT_SQUADRA_B_GIRONI)" office:value-type="float" office:value="2" calcext:value-type="float">
            <text:p>2</text:p>
          </table:table-cell>
          <table:table-cell table:style-name="ce366" table:formula="of:=2*[.AD30]+1*[.AE30]+0*[.AF30]" office:value-type="float" office:value="2" calcext:value-type="float">
            <text:p>2</text:p>
          </table:table-cell>
          <table:table-cell table:style-name="ce372" table:formula="of:=SUMIF(B_SQUADRA_A_GIRONI;[.AB30];B_PUNTI_FATTI_SQUADRA_A_GIRONI)+SUMIF(B_SQUADRA_B_GIRONI;[.AB30];B_PUNTI_FATTI_SQUADRA_B_GIRONI)" office:value-type="float" office:value="20" calcext:value-type="float">
            <text:p>20</text:p>
          </table:table-cell>
          <table:table-cell table:style-name="ce229" table:formula="of:=SUMIF(B_SQUADRA_A_GIRONI;[.AB30];B_PUNTI_SUBITI_SQUADRA_A_GIRONI)+SUMIF(B_SQUADRA_B_GIRONI;[.AB30];B_PUNTI_SUBITI_SQUADRA_B_GIRONI)" office:value-type="float" office:value="40" calcext:value-type="float">
            <text:p>40</text:p>
          </table:table-cell>
          <table:table-cell table:style-name="ce463" table:formula="of:=SUMIF(B_SQUADRA_A_GIRONI;[.AB30];B_DIFF_CANESTRI_SQUADRA_A_GIRONI)+SUMIF(B_SQUADRA_B_GIRONI;[.AB30];B_DIFF_CANESTRI_SQUADRA_B_GIRONI)" office:value-type="float" office:value="-20" calcext:value-type="float">
            <text:p>-20</text:p>
          </table:table-cell>
          <table:table-cell table:style-name="ce229" table:formula="of:=IF([.AG30]=[.AG27];INDIRECT(&quot;U&quot;&amp;5+6*(FIND([.Z30];&quot;ABCDEFGH&quot;)-1));0)" office:value-type="float" office:value="0" calcext:value-type="float">
            <text:p>0</text:p>
          </table:table-cell>
          <table:table-cell table:style-name="ce229" table:formula="of:=IF([.AG30]=[.AG28];INDIRECT(&quot;U&quot;&amp;7+6*(FIND([.Z30];&quot;ABCDEFGH&quot;)-1));0)" office:value-type="float" office:value="0" calcext:value-type="float">
            <text:p>0</text:p>
          </table:table-cell>
          <table:table-cell table:style-name="ce229" table:formula="of:=IF([.AG30]=[.AG29];INDIRECT(&quot;U&quot;&amp;8+6*(FIND([.Z30];&quot;ABCDEFGH&quot;)-1));0)" office:value-type="float" office:value="0" calcext:value-type="float">
            <text:p>0</text:p>
          </table:table-cell>
          <table:table-cell table:style-name="ce372" table:formula="of:=[.AK30]+[.AL30]+[.AM30]" office:value-type="float" office:value="0" calcext:value-type="float">
            <text:p>0</text:p>
          </table:table-cell>
          <table:table-cell table:style-name="ce288" table:formula="of:=IF([.AG30]=[.AG27];INDIRECT(&quot;W&quot;&amp;5+6*(FIND([.Z30];&quot;ABCDEFGH&quot;)-1));0)" office:value-type="float" office:value="0" calcext:value-type="float">
            <text:p>+0</text:p>
          </table:table-cell>
          <table:table-cell table:style-name="ce288" table:formula="of:=IF([.AG30]=[.AG28];INDIRECT(&quot;W&quot;&amp;7+6*(FIND([.Z30];&quot;ABCDEFGH&quot;)-1));0)" office:value-type="float" office:value="0" calcext:value-type="float">
            <text:p>+0</text:p>
          </table:table-cell>
          <table:table-cell table:style-name="ce288" table:formula="of:=IF([.AG30]=[.AG29];INDIRECT(&quot;W&quot;&amp;8+6*(FIND([.Z30];&quot;ABCDEFGH&quot;)-1));0)" office:value-type="float" office:value="0" calcext:value-type="float">
            <text:p>+0</text:p>
          </table:table-cell>
          <table:table-cell table:style-name="ce463" table:formula="of:=[.AO30]+[.AP30]+[.AQ30]" office:value-type="float" office:value="0" calcext:value-type="float">
            <text:p>+0</text:p>
          </table:table-cell>
          <table:table-cell table:style-name="ce477" table:formula="of:=[.AG30]+(500+[.AR30])*10^-3+[.AN30]*10^-6+(500+[.AJ30])*10^-9+[.AH30]*10^-12" office:value-type="float" office:value="2.50000048002" calcext:value-type="float">
            <text:p>2,500000480020</text:p>
          </table:table-cell>
          <table:table-cell/>
          <table:table-cell table:style-name="ce501" table:formula="of:=IF([.AX30]=&quot;&quot;;&quot;&quot;;[.AX30]&amp;&quot;/&quot;&amp;COUNTIF([.AX30:.AX$66];[.AX30]))" office:value-type="string" office:string-value="17-24/1" calcext:value-type="string">
            <text:p>17-24/1</text:p>
          </table:table-cell>
          <table:table-cell table:style-name="ce156" office:value-type="float" office:value="76" calcext:value-type="float">
            <text:p>7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4</text:p>
          </table:table-cell>
          <table:table-cell table:style-name="ce229" office:value-type="string" calcext:value-type="string">
            <text:p>V60</text:p>
          </table:table-cell>
          <table:table-cell table:style-name="ce229" office:value-type="string" calcext:value-type="string">
            <text:p>V64</text:p>
          </table:table-cell>
          <table:table-cell table:style-name="ce243" table:formula="of:=IF(LEFT([.AY30];1)=&quot;V&quot;;VLOOKUP(NUMBERVALUE(SUBSTITUTE([.AY30];&quot;V&quot;;&quot;&quot;));B_PARTITE_2A_FASE_PER_NUMERO;10;FALSE());IF(LEFT([.AY30];1)=&quot;P&quot;;VLOOKUP(NUMBERVALUE(SUBSTITUTE([.AY30];&quot;P&quot;;&quot;&quot;));B_PARTITE_2A_FASE_PER_NUMERO;11;FALSE());VLOOKUP([.AY30];B_CLASSIFICHE_GIRONI;4;FALSE())))" office:value-type="string" office:string-value="Orche" calcext:value-type="string">
            <text:p>Orche</text:p>
          </table:table-cell>
          <table:table-cell table:style-name="ce243" table:formula="of:=IF(LEFT([.AZ30];1)=&quot;V&quot;;VLOOKUP(NUMBERVALUE(SUBSTITUTE([.AZ30];&quot;V&quot;;&quot;&quot;));B_PARTITE_2A_FASE_PER_NUMERO;10;FALSE());IF(LEFT([.AZ30];1)=&quot;P&quot;;VLOOKUP(NUMBERVALUE(SUBSTITUTE([.AZ30];&quot;P&quot;;&quot;&quot;));B_PARTITE_2A_FASE_PER_NUMERO;11;FALSE());VLOOKUP([.AZ30];B_CLASSIFICHE_GIRONI;4;FALSE())))" office:value-type="string" office:string-value="Tonni" calcext:value-type="string">
            <text:p>Tonni</text:p>
          </table:table-cell>
          <table:table-cell table:style-name="ce229" table:formula="of:=VLOOKUP([.AV30];A_5_INPUT_DATE_E_RISULTATI_2A_FASE;6;0)" office:value-type="float" office:value="64" calcext:value-type="float">
            <text:p>64</text:p>
          </table:table-cell>
          <table:table-cell table:style-name="ce229" table:formula="of:=VLOOKUP([.AV30];A_5_INPUT_DATE_E_RISULTATI_2A_FASE;7;0)" office:value-type="float" office:value="32" calcext:value-type="float">
            <text:p>32</text:p>
          </table:table-cell>
          <table:table-cell table:style-name="ce243" table:formula="of:=IF([.BC30]&gt;[.BD30];[.BA30];[.BB30])" office:value-type="string" office:string-value="Orche" calcext:value-type="string">
            <text:p>Orche</text:p>
          </table:table-cell>
          <table:table-cell table:style-name="ce243" table:formula="of:=IF([.BC30]&lt;[.BD30];[.BA30];[.BB30])" office:value-type="string" office:string-value="Tonni" calcext:value-type="string">
            <text:p>Tonni</text:p>
          </table:table-cell>
          <table:table-cell table:style-name="ce229" table:formula="of:=1*([.BC30]&gt;[.BD30])" office:value-type="float" office:value="1" calcext:value-type="float">
            <text:p>1</text:p>
          </table:table-cell>
          <table:table-cell table:style-name="ce270" table:formula="of:=1*([.BC30]&lt;[.BD30])*NOT(AND([.BC30]=0;[.BD30]=20))" office:value-type="float" office:value="0" calcext:value-type="float">
            <text:p>0</text:p>
          </table:table-cell>
          <table:table-cell table:style-name="ce270" table:formula="of:=1*AND([.BC30]=0;[.BD30]=20)" office:value-type="float" office:value="0" calcext:value-type="float">
            <text:p>0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88" table:formula="of:=[.BJ30]-[.BK30]" office:value-type="float" office:value="32" calcext:value-type="float">
            <text:p>+32</text:p>
          </table:table-cell>
          <table:table-cell table:style-name="ce229" table:formula="of:=1*([.BD30]&gt;[.BC30])" office:value-type="float" office:value="0" calcext:value-type="float">
            <text:p>0</text:p>
          </table:table-cell>
          <table:table-cell table:style-name="ce229" table:formula="of:=1*([.BD30]&lt;[.BC30])*NOT(AND([.BC30]=20;[.BD30]=0))" office:value-type="float" office:value="1" calcext:value-type="float">
            <text:p>1</text:p>
          </table:table-cell>
          <table:table-cell table:style-name="ce229" table:formula="of:=1*AND([.BC30]=20;[.BD30]=0)" office:value-type="float" office:value="0" calcext:value-type="float">
            <text:p>0</text:p>
          </table:table-cell>
          <table:table-cell table:style-name="ce229" table:formula="of:=[.BD30]" office:value-type="float" office:value="32" calcext:value-type="float">
            <text:p>32</text:p>
          </table:table-cell>
          <table:table-cell table:style-name="ce229" table:formula="of:=[.BC30]" office:value-type="float" office:value="64" calcext:value-type="float">
            <text:p>64</text:p>
          </table:table-cell>
          <table:table-cell table:style-name="ce305" table:formula="of:=[.BP30]-[.BQ30]" office:value-type="float" office:value="-32" calcext:value-type="float">
            <text:p>-32</text:p>
          </table:table-cell>
        </table:table-row>
        <table:table-row table:style-name="ro1">
          <table:table-cell table:style-name="ce156" office:value-type="float" office:value="33" calcext:value-type="float">
            <text:p>3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2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1]=&quot;Girone&quot;;VLOOKUP([.D31];A_SQUADRE_PER_CODICE;2);&quot;ERRORE!&quot;)" office:value-type="string" office:string-value="Bufali" calcext:value-type="string">
            <text:p>Bufali</text:p>
          </table:table-cell>
          <table:table-cell table:style-name="ce243" table:formula="of:=IF([.B31]=&quot;Girone&quot;;VLOOKUP([.E31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1];A_4_INPUT_DATE_E_RISULTATI_GIRONI;6;0)" office:value-type="float" office:value="35" calcext:value-type="float">
            <text:p>35</text:p>
          </table:table-cell>
          <table:table-cell table:style-name="ce229" table:formula="of:=VLOOKUP([.A31];A_4_INPUT_DATE_E_RISULTATI_GIRONI;7;0)" office:value-type="float" office:value="33" calcext:value-type="float">
            <text:p>33</text:p>
          </table:table-cell>
          <table:table-cell table:style-name="ce243" table:formula="of:=IF([.H31]&gt;[.I31];[.F31];[.G31])" office:value-type="string" office:string-value="Bufali" calcext:value-type="string">
            <text:p>Bufali</text:p>
          </table:table-cell>
          <table:table-cell table:style-name="ce243" table:formula="of:=IF([.H31]&lt;[.I31];[.F31];[.G31])" office:value-type="string" office:string-value="Cinghiali" calcext:value-type="string">
            <text:p>Cinghiali</text:p>
          </table:table-cell>
          <table:table-cell table:style-name="ce229" table:formula="of:=1*([.H31]&gt;[.I31])" office:value-type="float" office:value="1" calcext:value-type="float">
            <text:p>1</text:p>
          </table:table-cell>
          <table:table-cell table:style-name="ce270" table:formula="of:=1*([.H31]&lt;[.I31])*NOT(AND([.H31]=0;[.I31]=20))" office:value-type="float" office:value="0" calcext:value-type="float">
            <text:p>0</text:p>
          </table:table-cell>
          <table:table-cell table:style-name="ce270" table:formula="of:=1*AND([.H31]=0;[.I31]=20)" office:value-type="float" office:value="0" calcext:value-type="float">
            <text:p>0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88" table:formula="of:=[.O31]-[.P31]" office:value-type="float" office:value="2" calcext:value-type="float">
            <text:p>+2</text:p>
          </table:table-cell>
          <table:table-cell table:style-name="ce229" table:formula="of:=1*([.I31]&gt;[.H31])" office:value-type="float" office:value="0" calcext:value-type="float">
            <text:p>0</text:p>
          </table:table-cell>
          <table:table-cell table:style-name="ce229" table:formula="of:=1*([.I31]&lt;[.H31])*NOT(AND([.H31]=20;[.I31]=0))" office:value-type="float" office:value="1" calcext:value-type="float">
            <text:p>1</text:p>
          </table:table-cell>
          <table:table-cell table:style-name="ce229" table:formula="of:=1*AND([.H31]=20;[.I31]=0)" office:value-type="float" office:value="0" calcext:value-type="float">
            <text:p>0</text:p>
          </table:table-cell>
          <table:table-cell table:style-name="ce229" table:formula="of:=[.I31]" office:value-type="float" office:value="33" calcext:value-type="float">
            <text:p>33</text:p>
          </table:table-cell>
          <table:table-cell table:style-name="ce229" table:formula="of:=[.H31]" office:value-type="float" office:value="35" calcext:value-type="float">
            <text:p>35</text:p>
          </table:table-cell>
          <table:table-cell table:style-name="ce305" table:formula="of:=[.U31]-[.V31]" office:value-type="float" office:value="-2" calcext:value-type="float">
            <text:p>-2</text:p>
          </table:table-cell>
          <table:table-cell/>
          <table:table-cell table:style-name="ce348" table:formula="of:=COUNTIF(B_COEFF_GIRONE_H;&quot;&gt;=&quot;&amp;[.AS31])&amp;[.Z31]" office:value-type="string" office:string-value="1H" calcext:value-type="string">
            <text:p>1H</text:p>
          </table:table-cell>
          <table:table-cell table:style-name="ce353" office:value-type="string" calcext:value-type="string">
            <text:p>H</text:p>
          </table:table-cell>
          <table:table-cell table:style-name="ce356" office:value-type="string" calcext:value-type="string">
            <text:p>H1</text:p>
          </table:table-cell>
          <table:table-cell table:style-name="ce361" table:formula="of:=VLOOKUP([.AA31];A_SQUADRE_PER_CODICE;2)" office:value-type="string" office:string-value="Piranha" calcext:value-type="string">
            <text:p>Piranha</text:p>
          </table:table-cell>
          <table:table-cell table:style-name="ce356" table:formula="of:=[.AD31]+[.AE31]+[.AF31]" office:value-type="float" office:value="3" calcext:value-type="float">
            <text:p>3</text:p>
          </table:table-cell>
          <table:table-cell table:style-name="ce356" table:formula="of:=SUMIF(B_SQUADRA_A_GIRONI;[.AB31];B_VINTE_SQUADRA_A_GIRONI)+SUMIF(B_SQUADRA_B_GIRONI;[.AB31];B_VINTE_SQUADRA_B_GIRONI)" office:value-type="float" office:value="3" calcext:value-type="float">
            <text:p>3</text:p>
          </table:table-cell>
          <table:table-cell table:style-name="ce356" table:formula="of:=SUMIF(B_SQUADRA_A_GIRONI;[.AB31];B_PERSE_SQUADRA_A_GIRONI)+SUMIF(B_SQUADRA_B_GIRONI;[.AB31];B_PERSE_SQUADRA_B_GIRONI)" office:value-type="float" office:value="0" calcext:value-type="float">
            <text:p>0</text:p>
          </table:table-cell>
          <table:table-cell table:style-name="ce356" table:formula="of:=SUMIF(B_SQUADRA_A_GIRONI;[.AB31];B_FORFAIT_SQUADRA_A_GIRONI)+SUMIF(B_SQUADRA_B_GIRONI;[.AB31];B_FORFAIT_SQUADRA_B_GIRONI)" office:value-type="float" office:value="0" calcext:value-type="float">
            <text:p>0</text:p>
          </table:table-cell>
          <table:table-cell table:style-name="ce367" table:formula="of:=2*[.AD31]+1*[.AE31]+0*[.AF31]" office:value-type="float" office:value="6" calcext:value-type="float">
            <text:p>6</text:p>
          </table:table-cell>
          <table:table-cell table:style-name="ce373" table:formula="of:=SUMIF(B_SQUADRA_A_GIRONI;[.AB31];B_PUNTI_FATTI_SQUADRA_A_GIRONI)+SUMIF(B_SQUADRA_B_GIRONI;[.AB31];B_PUNTI_FATTI_SQUADRA_B_GIRONI)" office:value-type="float" office:value="262" calcext:value-type="float">
            <text:p>262</text:p>
          </table:table-cell>
          <table:table-cell table:style-name="ce356" table:formula="of:=SUMIF(B_SQUADRA_A_GIRONI;[.AB31];B_PUNTI_SUBITI_SQUADRA_A_GIRONI)+SUMIF(B_SQUADRA_B_GIRONI;[.AB31];B_PUNTI_SUBITI_SQUADRA_B_GIRONI)" office:value-type="float" office:value="174" calcext:value-type="float">
            <text:p>174</text:p>
          </table:table-cell>
          <table:table-cell table:style-name="ce465" table:formula="of:=SUMIF(B_SQUADRA_A_GIRONI;[.AB31];B_DIFF_CANESTRI_SQUADRA_A_GIRONI)+SUMIF(B_SQUADRA_B_GIRONI;[.AB31];B_DIFF_CANESTRI_SQUADRA_B_GIRONI)" office:value-type="float" office:value="88" calcext:value-type="float">
            <text:p>+88</text:p>
          </table:table-cell>
          <table:table-cell table:style-name="ce356" table:formula="of:=IF([.AG31]=[.AG32];INDIRECT(&quot;O&quot;&amp;3+6*(FIND([.Z31];&quot;ABCDEFGH&quot;)-1));0)" office:value-type="float" office:value="0" calcext:value-type="float">
            <text:p>0</text:p>
          </table:table-cell>
          <table:table-cell table:style-name="ce468" table:formula="of:=IF([.AG31]=[.AG33];INDIRECT(&quot;O&quot;&amp;4+6*(FIND([.Z31];&quot;ABCDEFGH&quot;)-1));0)" office:value-type="float" office:value="0" calcext:value-type="float">
            <text:p>0</text:p>
          </table:table-cell>
          <table:table-cell table:style-name="ce356" table:formula="of:=IF([.AG31]=[.AG34];INDIRECT(&quot;O&quot;&amp;5+6*(FIND([.Z31];&quot;ABCDEFGH&quot;)-1));0)" office:value-type="float" office:value="0" calcext:value-type="float">
            <text:p>0</text:p>
          </table:table-cell>
          <table:table-cell table:style-name="ce373" table:formula="of:=[.AK31]+[.AL31]+[.AM31]" office:value-type="float" office:value="0" calcext:value-type="float">
            <text:p>0</text:p>
          </table:table-cell>
          <table:table-cell table:style-name="ce470" table:formula="of:=IF([.AG31]=[.AG32];INDIRECT(&quot;Q&quot;&amp;3+6*(FIND([.Z31];&quot;ABCDEFGH&quot;)-1));0)" office:value-type="float" office:value="0" calcext:value-type="float">
            <text:p>+0</text:p>
          </table:table-cell>
          <table:table-cell table:style-name="ce470" table:formula="of:=IF([.AG31]=[.AG33];INDIRECT(&quot;Q&quot;&amp;4+6*(FIND([.Z31];&quot;ABCDEFGH&quot;)-1));0)" office:value-type="float" office:value="0" calcext:value-type="float">
            <text:p>+0</text:p>
          </table:table-cell>
          <table:table-cell table:style-name="ce470" table:formula="of:=IF([.AG31]=[.AG34];INDIRECT(&quot;Q&quot;&amp;5+6*(FIND([.Z31];&quot;ABCDEFGH&quot;)-1));0)" office:value-type="float" office:value="0" calcext:value-type="float">
            <text:p>+0</text:p>
          </table:table-cell>
          <table:table-cell table:style-name="ce465" table:formula="of:=[.AO31]+[.AP31]+[.AQ31]" office:value-type="float" office:value="0" calcext:value-type="float">
            <text:p>+0</text:p>
          </table:table-cell>
          <table:table-cell table:style-name="ce489" table:formula="of:=[.AG31]+(500+[.AR31])*10^-3+[.AN31]*10^-6+(500+[.AJ31])*10^-9+[.AH31]*10^-12" office:value-type="float" office:value="6.500000588262" calcext:value-type="float">
            <text:p>6,500000588262</text:p>
          </table:table-cell>
          <table:table-cell/>
          <table:table-cell table:style-name="ce501" table:formula="of:=IF([.AX31]=&quot;&quot;;&quot;&quot;;[.AX31]&amp;&quot;/&quot;&amp;COUNTIF([.AX31:.AX$66];[.AX31]))" office:value-type="string" office:string-value="9-16/4" calcext:value-type="string">
            <text:p>9-16/4</text:p>
          </table:table-cell>
          <table:table-cell table:style-name="ce156" office:value-type="float" office:value="77" calcext:value-type="float">
            <text:p>7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49</text:p>
          </table:table-cell>
          <table:table-cell table:style-name="ce229" office:value-type="string" calcext:value-type="string">
            <text:p>P53</text:p>
          </table:table-cell>
          <table:table-cell table:style-name="ce243" table:formula="of:=IF(LEFT([.AY31];1)=&quot;V&quot;;VLOOKUP(NUMBERVALUE(SUBSTITUTE([.AY31];&quot;V&quot;;&quot;&quot;));B_PARTITE_2A_FASE_PER_NUMERO;10;FALSE());IF(LEFT([.AY31];1)=&quot;P&quot;;VLOOKUP(NUMBERVALUE(SUBSTITUTE([.AY31];&quot;P&quot;;&quot;&quot;));B_PARTITE_2A_FASE_PER_NUMERO;11;FALSE());VLOOKUP([.AY31];B_CLASSIFICHE_GIRONI;4;FALSE())))" office:value-type="string" office:string-value="Giraffe" calcext:value-type="string">
            <text:p>Giraffe</text:p>
          </table:table-cell>
          <table:table-cell table:style-name="ce243" table:formula="of:=IF(LEFT([.AZ31];1)=&quot;V&quot;;VLOOKUP(NUMBERVALUE(SUBSTITUTE([.AZ31];&quot;V&quot;;&quot;&quot;));B_PARTITE_2A_FASE_PER_NUMERO;10;FALSE());IF(LEFT([.AZ31];1)=&quot;P&quot;;VLOOKUP(NUMBERVALUE(SUBSTITUTE([.AZ31];&quot;P&quot;;&quot;&quot;));B_PARTITE_2A_FASE_PER_NUMERO;11;FALSE());VLOOKUP([.AZ31];B_CLASSIFICHE_GIRONI;4;FALSE())))" office:value-type="string" office:string-value="Pitoni" calcext:value-type="string">
            <text:p>Pitoni</text:p>
          </table:table-cell>
          <table:table-cell table:style-name="ce229" table:formula="of:=VLOOKUP([.AV31];A_5_INPUT_DATE_E_RISULTATI_2A_FASE;6;0)" office:value-type="float" office:value="56" calcext:value-type="float">
            <text:p>56</text:p>
          </table:table-cell>
          <table:table-cell table:style-name="ce229" table:formula="of:=VLOOKUP([.AV31];A_5_INPUT_DATE_E_RISULTATI_2A_FASE;7;0)" office:value-type="float" office:value="36" calcext:value-type="float">
            <text:p>36</text:p>
          </table:table-cell>
          <table:table-cell table:style-name="ce243" table:formula="of:=IF([.BC31]&gt;[.BD31];[.BA31];[.BB31])" office:value-type="string" office:string-value="Giraffe" calcext:value-type="string">
            <text:p>Giraffe</text:p>
          </table:table-cell>
          <table:table-cell table:style-name="ce243" table:formula="of:=IF([.BC31]&lt;[.BD31];[.BA31];[.BB31])" office:value-type="string" office:string-value="Pitoni" calcext:value-type="string">
            <text:p>Pitoni</text:p>
          </table:table-cell>
          <table:table-cell table:style-name="ce229" table:formula="of:=1*([.BC31]&gt;[.BD31])" office:value-type="float" office:value="1" calcext:value-type="float">
            <text:p>1</text:p>
          </table:table-cell>
          <table:table-cell table:style-name="ce270" table:formula="of:=1*([.BC31]&lt;[.BD31])*NOT(AND([.BC31]=0;[.BD31]=20))" office:value-type="float" office:value="0" calcext:value-type="float">
            <text:p>0</text:p>
          </table:table-cell>
          <table:table-cell table:style-name="ce270" table:formula="of:=1*AND([.BC31]=0;[.BD31]=20)" office:value-type="float" office:value="0" calcext:value-type="float">
            <text:p>0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88" table:formula="of:=[.BJ31]-[.BK31]" office:value-type="float" office:value="20" calcext:value-type="float">
            <text:p>+20</text:p>
          </table:table-cell>
          <table:table-cell table:style-name="ce229" table:formula="of:=1*([.BD31]&gt;[.BC31])" office:value-type="float" office:value="0" calcext:value-type="float">
            <text:p>0</text:p>
          </table:table-cell>
          <table:table-cell table:style-name="ce229" table:formula="of:=1*([.BD31]&lt;[.BC31])*NOT(AND([.BC31]=20;[.BD31]=0))" office:value-type="float" office:value="1" calcext:value-type="float">
            <text:p>1</text:p>
          </table:table-cell>
          <table:table-cell table:style-name="ce229" table:formula="of:=1*AND([.BC31]=20;[.BD31]=0)" office:value-type="float" office:value="0" calcext:value-type="float">
            <text:p>0</text:p>
          </table:table-cell>
          <table:table-cell table:style-name="ce229" table:formula="of:=[.BD31]" office:value-type="float" office:value="36" calcext:value-type="float">
            <text:p>36</text:p>
          </table:table-cell>
          <table:table-cell table:style-name="ce229" table:formula="of:=[.BC31]" office:value-type="float" office:value="56" calcext:value-type="float">
            <text:p>56</text:p>
          </table:table-cell>
          <table:table-cell table:style-name="ce305" table:formula="of:=[.BP31]-[.BQ31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21" calcext:value-type="float">
            <text:p>2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E</text:p>
          </table:table-cell>
          <table:table-cell table:style-name="ce229" office:value-type="string" calcext:value-type="string">
            <text:p>E3</text:p>
          </table:table-cell>
          <table:table-cell table:style-name="ce229" office:value-type="string" calcext:value-type="string">
            <text:p>E4</text:p>
          </table:table-cell>
          <table:table-cell table:style-name="ce243" table:formula="of:=IF([.B32]=&quot;Girone&quot;;VLOOKUP([.D32];A_SQUADRE_PER_CODICE;2);&quot;ERRORE!&quot;)" office:value-type="string" office:string-value="Cervi" calcext:value-type="string">
            <text:p>Cervi</text:p>
          </table:table-cell>
          <table:table-cell table:style-name="ce243" table:formula="of:=IF([.B32]=&quot;Girone&quot;;VLOOKUP([.E32];A_SQUADRE_PER_CODICE;2);&quot;ERRORE!&quot;)" office:value-type="string" office:string-value="Cinghiali" calcext:value-type="string">
            <text:p>Cinghiali</text:p>
          </table:table-cell>
          <table:table-cell table:style-name="ce229" table:formula="of:=VLOOKUP([.A32];A_4_INPUT_DATE_E_RISULTATI_GIRONI;6;0)" office:value-type="float" office:value="34" calcext:value-type="float">
            <text:p>34</text:p>
          </table:table-cell>
          <table:table-cell table:style-name="ce229" table:formula="of:=VLOOKUP([.A32];A_4_INPUT_DATE_E_RISULTATI_GIRONI;7;0)" office:value-type="float" office:value="33" calcext:value-type="float">
            <text:p>33</text:p>
          </table:table-cell>
          <table:table-cell table:style-name="ce243" table:formula="of:=IF([.H32]&gt;[.I32];[.F32];[.G32])" office:value-type="string" office:string-value="Cervi" calcext:value-type="string">
            <text:p>Cervi</text:p>
          </table:table-cell>
          <table:table-cell table:style-name="ce243" table:formula="of:=IF([.H32]&lt;[.I32];[.F32];[.G32])" office:value-type="string" office:string-value="Cinghiali" calcext:value-type="string">
            <text:p>Cinghiali</text:p>
          </table:table-cell>
          <table:table-cell table:style-name="ce229" table:formula="of:=1*([.H32]&gt;[.I32])" office:value-type="float" office:value="1" calcext:value-type="float">
            <text:p>1</text:p>
          </table:table-cell>
          <table:table-cell table:style-name="ce270" table:formula="of:=1*([.H32]&lt;[.I32])*NOT(AND([.H32]=0;[.I32]=20))" office:value-type="float" office:value="0" calcext:value-type="float">
            <text:p>0</text:p>
          </table:table-cell>
          <table:table-cell table:style-name="ce270" table:formula="of:=1*AND([.H32]=0;[.I32]=20)" office:value-type="float" office:value="0" calcext:value-type="float">
            <text:p>0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88" table:formula="of:=[.O32]-[.P32]" office:value-type="float" office:value="1" calcext:value-type="float">
            <text:p>+1</text:p>
          </table:table-cell>
          <table:table-cell table:style-name="ce229" table:formula="of:=1*([.I32]&gt;[.H32])" office:value-type="float" office:value="0" calcext:value-type="float">
            <text:p>0</text:p>
          </table:table-cell>
          <table:table-cell table:style-name="ce229" table:formula="of:=1*([.I32]&lt;[.H32])*NOT(AND([.H32]=20;[.I32]=0))" office:value-type="float" office:value="1" calcext:value-type="float">
            <text:p>1</text:p>
          </table:table-cell>
          <table:table-cell table:style-name="ce229" table:formula="of:=1*AND([.H32]=20;[.I32]=0)" office:value-type="float" office:value="0" calcext:value-type="float">
            <text:p>0</text:p>
          </table:table-cell>
          <table:table-cell table:style-name="ce229" table:formula="of:=[.I32]" office:value-type="float" office:value="33" calcext:value-type="float">
            <text:p>33</text:p>
          </table:table-cell>
          <table:table-cell table:style-name="ce229" table:formula="of:=[.H32]" office:value-type="float" office:value="34" calcext:value-type="float">
            <text:p>34</text:p>
          </table:table-cell>
          <table:table-cell table:style-name="ce305" table:formula="of:=[.U32]-[.V32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2])&amp;[.Z32]" office:value-type="string" office:string-value="2H" calcext:value-type="string">
            <text:p>2H</text:p>
          </table:table-cell>
          <table:table-cell table:style-name="ce352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360" table:formula="of:=VLOOKUP([.AA32];A_SQUADRE_PER_CODICE;2)" office:value-type="string" office:string-value="Scorpioni" calcext:value-type="string">
            <text:p>Scorpioni</text:p>
          </table:table-cell>
          <table:table-cell table:style-name="ce229" table:formula="of:=[.AD32]+[.AE32]+[.AF32]" office:value-type="float" office:value="3" calcext:value-type="float">
            <text:p>3</text:p>
          </table:table-cell>
          <table:table-cell table:style-name="ce229" table:formula="of:=SUMIF(B_SQUADRA_A_GIRONI;[.AB32];B_VINTE_SQUADRA_A_GIRONI)+SUMIF(B_SQUADRA_B_GIRONI;[.AB32];B_VINTE_SQUADRA_B_GIRONI)" office:value-type="float" office:value="1" calcext:value-type="float">
            <text:p>1</text:p>
          </table:table-cell>
          <table:table-cell table:style-name="ce229" table:formula="of:=SUMIF(B_SQUADRA_A_GIRONI;[.AB32];B_PERSE_SQUADRA_A_GIRONI)+SUMIF(B_SQUADRA_B_GIRONI;[.AB32];B_PERSE_SQUADRA_B_GIRONI)" office:value-type="float" office:value="2" calcext:value-type="float">
            <text:p>2</text:p>
          </table:table-cell>
          <table:table-cell table:style-name="ce229" table:formula="of:=SUMIF(B_SQUADRA_A_GIRONI;[.AB32];B_FORFAIT_SQUADRA_A_GIRONI)+SUMIF(B_SQUADRA_B_GIRONI;[.AB32];B_FORFAIT_SQUADRA_B_GIRONI)" office:value-type="float" office:value="0" calcext:value-type="float">
            <text:p>0</text:p>
          </table:table-cell>
          <table:table-cell table:style-name="ce366" table:formula="of:=2*[.AD32]+1*[.AE32]+0*[.AF32]" office:value-type="float" office:value="4" calcext:value-type="float">
            <text:p>4</text:p>
          </table:table-cell>
          <table:table-cell table:style-name="ce372" table:formula="of:=SUMIF(B_SQUADRA_A_GIRONI;[.AB32];B_PUNTI_FATTI_SQUADRA_A_GIRONI)+SUMIF(B_SQUADRA_B_GIRONI;[.AB32];B_PUNTI_FATTI_SQUADRA_B_GIRONI)" office:value-type="float" office:value="211" calcext:value-type="float">
            <text:p>211</text:p>
          </table:table-cell>
          <table:table-cell table:style-name="ce229" table:formula="of:=SUMIF(B_SQUADRA_A_GIRONI;[.AB32];B_PUNTI_SUBITI_SQUADRA_A_GIRONI)+SUMIF(B_SQUADRA_B_GIRONI;[.AB32];B_PUNTI_SUBITI_SQUADRA_B_GIRONI)" office:value-type="float" office:value="227" calcext:value-type="float">
            <text:p>227</text:p>
          </table:table-cell>
          <table:table-cell table:style-name="ce463" table:formula="of:=SUMIF(B_SQUADRA_A_GIRONI;[.AB32];B_DIFF_CANESTRI_SQUADRA_A_GIRONI)+SUMIF(B_SQUADRA_B_GIRONI;[.AB32];B_DIFF_CANESTRI_SQUADRA_B_GIRONI)" office:value-type="float" office:value="-16" calcext:value-type="float">
            <text:p>-16</text:p>
          </table:table-cell>
          <table:table-cell table:style-name="ce229" table:formula="of:=IF([.AG32]=[.AG33];INDIRECT(&quot;O&quot;&amp;6+6*(FIND([.Z32];&quot;ABCDEFGH&quot;)-1));0)" office:value-type="float" office:value="54" calcext:value-type="float">
            <text:p>54</text:p>
          </table:table-cell>
          <table:table-cell table:style-name="ce229" table:formula="of:=IF([.AG32]=[.AG34];INDIRECT(&quot;O&quot;&amp;7+6*(FIND([.Z32];&quot;ABCDEFGH&quot;)-1));0)" office:value-type="float" office:value="0" calcext:value-type="float">
            <text:p>0</text:p>
          </table:table-cell>
          <table:table-cell table:style-name="ce229" table:formula="of:=IF([.AG32]=[.AG31];INDIRECT(&quot;U&quot;&amp;3+6*(FIND([.Z32];&quot;ABCDEFGH&quot;)-1));0)" office:value-type="float" office:value="0" calcext:value-type="float">
            <text:p>0</text:p>
          </table:table-cell>
          <table:table-cell table:style-name="ce372" table:formula="of:=[.AK32]+[.AL32]+[.AM32]" office:value-type="float" office:value="54" calcext:value-type="float">
            <text:p>54</text:p>
          </table:table-cell>
          <table:table-cell table:style-name="ce288" table:formula="of:=IF([.AG32]=[.AG33];INDIRECT(&quot;Q&quot;&amp;6+6*(FIND([.Z32];&quot;ABCDEFGH&quot;)-1));0)" office:value-type="float" office:value="6" calcext:value-type="float">
            <text:p>+6</text:p>
          </table:table-cell>
          <table:table-cell table:style-name="ce288" table:formula="of:=IF([.AG32]=[.AG34];INDIRECT(&quot;Q&quot;&amp;7+6*(FIND([.Z32];&quot;ABCDEFGH&quot;)-1));0)" office:value-type="float" office:value="0" calcext:value-type="float">
            <text:p>+0</text:p>
          </table:table-cell>
          <table:table-cell table:style-name="ce288" table:formula="of:=IF([.AG32]=[.AG31];INDIRECT(&quot;W&quot;&amp;3+6*(FIND([.Z32];&quot;ABCDEFGH&quot;)-1));0)" office:value-type="float" office:value="0" calcext:value-type="float">
            <text:p>+0</text:p>
          </table:table-cell>
          <table:table-cell table:style-name="ce463" table:formula="of:=[.AO32]+[.AP32]+[.AQ32]" office:value-type="float" office:value="6" calcext:value-type="float">
            <text:p>+6</text:p>
          </table:table-cell>
          <table:table-cell table:style-name="ce477" table:formula="of:=[.AG32]+(500+[.AR32])*10^-3+[.AN32]*10^-6+(500+[.AJ32])*10^-9+[.AH32]*10^-12" office:value-type="float" office:value="4.506054484211" calcext:value-type="float">
            <text:p>4,506054484211</text:p>
          </table:table-cell>
          <table:table-cell/>
          <table:table-cell table:style-name="ce501" table:formula="of:=IF([.AX32]=&quot;&quot;;&quot;&quot;;[.AX32]&amp;&quot;/&quot;&amp;COUNTIF([.AX32:.AX$66];[.AX32]))" office:value-type="string" office:string-value="9-16/3" calcext:value-type="string">
            <text:p>9-16/3</text:p>
          </table:table-cell>
          <table:table-cell table:style-name="ce156" office:value-type="float" office:value="78" calcext:value-type="float">
            <text:p>7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7</text:p>
          </table:table-cell>
          <table:table-cell table:style-name="ce229" office:value-type="string" calcext:value-type="string">
            <text:p>P61</text:p>
          </table:table-cell>
          <table:table-cell table:style-name="ce243" table:formula="of:=IF(LEFT([.AY32];1)=&quot;V&quot;;VLOOKUP(NUMBERVALUE(SUBSTITUTE([.AY32];&quot;V&quot;;&quot;&quot;));B_PARTITE_2A_FASE_PER_NUMERO;10;FALSE());IF(LEFT([.AY32];1)=&quot;P&quot;;VLOOKUP(NUMBERVALUE(SUBSTITUTE([.AY32];&quot;P&quot;;&quot;&quot;));B_PARTITE_2A_FASE_PER_NUMERO;11;FALSE());VLOOKUP([.AY32];B_CLASSIFICHE_GIRONI;4;FALSE())))" office:value-type="string" office:string-value="Gorilla" calcext:value-type="string">
            <text:p>Gorilla</text:p>
          </table:table-cell>
          <table:table-cell table:style-name="ce243" table:formula="of:=IF(LEFT([.AZ32];1)=&quot;V&quot;;VLOOKUP(NUMBERVALUE(SUBSTITUTE([.AZ32];&quot;V&quot;;&quot;&quot;));B_PARTITE_2A_FASE_PER_NUMERO;10;FALSE());IF(LEFT([.AZ32];1)=&quot;P&quot;;VLOOKUP(NUMBERVALUE(SUBSTITUTE([.AZ32];&quot;P&quot;;&quot;&quot;));B_PARTITE_2A_FASE_PER_NUMERO;11;FALSE());VLOOKUP([.AZ32];B_CLASSIFICHE_GIRONI;4;FALSE())))" office:value-type="string" office:string-value="Scorpioni" calcext:value-type="string">
            <text:p>Scorpioni</text:p>
          </table:table-cell>
          <table:table-cell table:style-name="ce229" table:formula="of:=VLOOKUP([.AV32];A_5_INPUT_DATE_E_RISULTATI_2A_FASE;6;0)" office:value-type="float" office:value="64" calcext:value-type="float">
            <text:p>64</text:p>
          </table:table-cell>
          <table:table-cell table:style-name="ce229" table:formula="of:=VLOOKUP([.AV32];A_5_INPUT_DATE_E_RISULTATI_2A_FASE;7;0)" office:value-type="float" office:value="40" calcext:value-type="float">
            <text:p>40</text:p>
          </table:table-cell>
          <table:table-cell table:style-name="ce243" table:formula="of:=IF([.BC32]&gt;[.BD32];[.BA32];[.BB32])" office:value-type="string" office:string-value="Gorilla" calcext:value-type="string">
            <text:p>Gorilla</text:p>
          </table:table-cell>
          <table:table-cell table:style-name="ce243" table:formula="of:=IF([.BC32]&lt;[.BD32];[.BA32];[.BB32])" office:value-type="string" office:string-value="Scorpioni" calcext:value-type="string">
            <text:p>Scorpioni</text:p>
          </table:table-cell>
          <table:table-cell table:style-name="ce229" table:formula="of:=1*([.BC32]&gt;[.BD32])" office:value-type="float" office:value="1" calcext:value-type="float">
            <text:p>1</text:p>
          </table:table-cell>
          <table:table-cell table:style-name="ce270" table:formula="of:=1*([.BC32]&lt;[.BD32])*NOT(AND([.BC32]=0;[.BD32]=20))" office:value-type="float" office:value="0" calcext:value-type="float">
            <text:p>0</text:p>
          </table:table-cell>
          <table:table-cell table:style-name="ce270" table:formula="of:=1*AND([.BC32]=0;[.BD32]=20)" office:value-type="float" office:value="0" calcext:value-type="float">
            <text:p>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88" table:formula="of:=[.BJ32]-[.BK32]" office:value-type="float" office:value="24" calcext:value-type="float">
            <text:p>+24</text:p>
          </table:table-cell>
          <table:table-cell table:style-name="ce229" table:formula="of:=1*([.BD32]&gt;[.BC32])" office:value-type="float" office:value="0" calcext:value-type="float">
            <text:p>0</text:p>
          </table:table-cell>
          <table:table-cell table:style-name="ce229" table:formula="of:=1*([.BD32]&lt;[.BC32])*NOT(AND([.BC32]=20;[.BD32]=0))" office:value-type="float" office:value="1" calcext:value-type="float">
            <text:p>1</text:p>
          </table:table-cell>
          <table:table-cell table:style-name="ce229" table:formula="of:=1*AND([.BC32]=20;[.BD32]=0)" office:value-type="float" office:value="0" calcext:value-type="float">
            <text:p>0</text:p>
          </table:table-cell>
          <table:table-cell table:style-name="ce229" table:formula="of:=[.BD32]" office:value-type="float" office:value="40" calcext:value-type="float">
            <text:p>40</text:p>
          </table:table-cell>
          <table:table-cell table:style-name="ce229" table:formula="of:=[.BC32]" office:value-type="float" office:value="64" calcext:value-type="float">
            <text:p>64</text:p>
          </table:table-cell>
          <table:table-cell table:style-name="ce305" table:formula="of:=[.BP32]-[.BQ32]" office:value-type="float" office:value="-24" calcext:value-type="float">
            <text:p>-24</text:p>
          </table:table-cell>
        </table:table-row>
        <table:table-row table:style-name="ro1">
          <table:table-cell table:style-name="ce156" office:value-type="float" office:value="18" calcext:value-type="float">
            <text:p>1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2</text:p>
          </table:table-cell>
          <table:table-cell table:style-name="ce243" table:formula="of:=IF([.B33]=&quot;Girone&quot;;VLOOKUP([.D33];A_SQUADRE_PER_CODICE;2);&quot;ERRORE!&quot;)" office:value-type="string" office:string-value="Balene" calcext:value-type="string">
            <text:p>Balene</text:p>
          </table:table-cell>
          <table:table-cell table:style-name="ce243" table:formula="of:=IF([.B33]=&quot;Girone&quot;;VLOOKUP([.E33];A_SQUADRE_PER_CODICE;2);&quot;ERRORE!&quot;)" office:value-type="string" office:string-value="Gabbiani" calcext:value-type="string">
            <text:p>Gabbiani</text:p>
          </table:table-cell>
          <table:table-cell table:style-name="ce229" table:formula="of:=VLOOKUP([.A33];A_4_INPUT_DATE_E_RISULTATI_GIRONI;6;0)" office:value-type="float" office:value="34" calcext:value-type="float">
            <text:p>34</text:p>
          </table:table-cell>
          <table:table-cell table:style-name="ce229" table:formula="of:=VLOOKUP([.A33];A_4_INPUT_DATE_E_RISULTATI_GIRONI;7;0)" office:value-type="float" office:value="33" calcext:value-type="float">
            <text:p>33</text:p>
          </table:table-cell>
          <table:table-cell table:style-name="ce243" table:formula="of:=IF([.H33]&gt;[.I33];[.F33];[.G33])" office:value-type="string" office:string-value="Balene" calcext:value-type="string">
            <text:p>Balene</text:p>
          </table:table-cell>
          <table:table-cell table:style-name="ce243" table:formula="of:=IF([.H33]&lt;[.I33];[.F33];[.G33])" office:value-type="string" office:string-value="Gabbiani" calcext:value-type="string">
            <text:p>Gabbiani</text:p>
          </table:table-cell>
          <table:table-cell table:style-name="ce229" table:formula="of:=1*([.H33]&gt;[.I33])" office:value-type="float" office:value="1" calcext:value-type="float">
            <text:p>1</text:p>
          </table:table-cell>
          <table:table-cell table:style-name="ce270" table:formula="of:=1*([.H33]&lt;[.I33])*NOT(AND([.H33]=0;[.I33]=20))" office:value-type="float" office:value="0" calcext:value-type="float">
            <text:p>0</text:p>
          </table:table-cell>
          <table:table-cell table:style-name="ce270" table:formula="of:=1*AND([.H33]=0;[.I33]=20)" office:value-type="float" office:value="0" calcext:value-type="float">
            <text:p>0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88" table:formula="of:=[.O33]-[.P33]" office:value-type="float" office:value="1" calcext:value-type="float">
            <text:p>+1</text:p>
          </table:table-cell>
          <table:table-cell table:style-name="ce229" table:formula="of:=1*([.I33]&gt;[.H33])" office:value-type="float" office:value="0" calcext:value-type="float">
            <text:p>0</text:p>
          </table:table-cell>
          <table:table-cell table:style-name="ce229" table:formula="of:=1*([.I33]&lt;[.H33])*NOT(AND([.H33]=20;[.I33]=0))" office:value-type="float" office:value="1" calcext:value-type="float">
            <text:p>1</text:p>
          </table:table-cell>
          <table:table-cell table:style-name="ce229" table:formula="of:=1*AND([.H33]=20;[.I33]=0)" office:value-type="float" office:value="0" calcext:value-type="float">
            <text:p>0</text:p>
          </table:table-cell>
          <table:table-cell table:style-name="ce229" table:formula="of:=[.I33]" office:value-type="float" office:value="33" calcext:value-type="float">
            <text:p>33</text:p>
          </table:table-cell>
          <table:table-cell table:style-name="ce229" table:formula="of:=[.H33]" office:value-type="float" office:value="34" calcext:value-type="float">
            <text:p>34</text:p>
          </table:table-cell>
          <table:table-cell table:style-name="ce305" table:formula="of:=[.U33]-[.V33]" office:value-type="float" office:value="-1" calcext:value-type="float">
            <text:p>-1</text:p>
          </table:table-cell>
          <table:table-cell/>
          <table:table-cell table:style-name="ce320" table:formula="of:=COUNTIF(B_COEFF_GIRONE_H;&quot;&gt;=&quot;&amp;[.AS33])&amp;[.Z33]" office:value-type="string" office:string-value="3H" calcext:value-type="string">
            <text:p>3H</text:p>
          </table:table-cell>
          <table:table-cell table:style-name="ce352" office:value-type="string" calcext:value-type="string">
            <text:p>H</text:p>
          </table:table-cell>
          <table:table-cell table:style-name="ce229" office:value-type="string" calcext:value-type="string">
            <text:p>H3</text:p>
          </table:table-cell>
          <table:table-cell table:style-name="ce360" table:formula="of:=VLOOKUP([.AA33];A_SQUADRE_PER_CODICE;2)" office:value-type="string" office:string-value="Tonni" calcext:value-type="string">
            <text:p>Tonni</text:p>
          </table:table-cell>
          <table:table-cell table:style-name="ce229" table:formula="of:=[.AD33]+[.AE33]+[.AF33]" office:value-type="float" office:value="3" calcext:value-type="float">
            <text:p>3</text:p>
          </table:table-cell>
          <table:table-cell table:style-name="ce229" table:formula="of:=SUMIF(B_SQUADRA_A_GIRONI;[.AB33];B_VINTE_SQUADRA_A_GIRONI)+SUMIF(B_SQUADRA_B_GIRONI;[.AB33];B_VINTE_SQUADRA_B_GIRONI)" office:value-type="float" office:value="1" calcext:value-type="float">
            <text:p>1</text:p>
          </table:table-cell>
          <table:table-cell table:style-name="ce229" table:formula="of:=SUMIF(B_SQUADRA_A_GIRONI;[.AB33];B_PERSE_SQUADRA_A_GIRONI)+SUMIF(B_SQUADRA_B_GIRONI;[.AB33];B_PERSE_SQUADRA_B_GIRONI)" office:value-type="float" office:value="2" calcext:value-type="float">
            <text:p>2</text:p>
          </table:table-cell>
          <table:table-cell table:style-name="ce229" table:formula="of:=SUMIF(B_SQUADRA_A_GIRONI;[.AB33];B_FORFAIT_SQUADRA_A_GIRONI)+SUMIF(B_SQUADRA_B_GIRONI;[.AB33];B_FORFAIT_SQUADRA_B_GIRONI)" office:value-type="float" office:value="0" calcext:value-type="float">
            <text:p>0</text:p>
          </table:table-cell>
          <table:table-cell table:style-name="ce366" table:formula="of:=2*[.AD33]+1*[.AE33]+0*[.AF33]" office:value-type="float" office:value="4" calcext:value-type="float">
            <text:p>4</text:p>
          </table:table-cell>
          <table:table-cell table:style-name="ce372" table:formula="of:=SUMIF(B_SQUADRA_A_GIRONI;[.AB33];B_PUNTI_FATTI_SQUADRA_A_GIRONI)+SUMIF(B_SQUADRA_B_GIRONI;[.AB33];B_PUNTI_FATTI_SQUADRA_B_GIRONI)" office:value-type="float" office:value="146" calcext:value-type="float">
            <text:p>146</text:p>
          </table:table-cell>
          <table:table-cell table:style-name="ce229" table:formula="of:=SUMIF(B_SQUADRA_A_GIRONI;[.AB33];B_PUNTI_SUBITI_SQUADRA_A_GIRONI)+SUMIF(B_SQUADRA_B_GIRONI;[.AB33];B_PUNTI_SUBITI_SQUADRA_B_GIRONI)" office:value-type="float" office:value="151" calcext:value-type="float">
            <text:p>151</text:p>
          </table:table-cell>
          <table:table-cell table:style-name="ce463" table:formula="of:=SUMIF(B_SQUADRA_A_GIRONI;[.AB33];B_DIFF_CANESTRI_SQUADRA_A_GIRONI)+SUMIF(B_SQUADRA_B_GIRONI;[.AB33];B_DIFF_CANESTRI_SQUADRA_B_GIRONI)" office:value-type="float" office:value="-5" calcext:value-type="float">
            <text:p>-5</text:p>
          </table:table-cell>
          <table:table-cell table:style-name="ce229" table:formula="of:=IF([.AG33]=[.AG34];INDIRECT(&quot;O&quot;&amp;8+6*(FIND([.Z33];&quot;ABCDEFGH&quot;)-1));0)" office:value-type="float" office:value="0" calcext:value-type="float">
            <text:p>0</text:p>
          </table:table-cell>
          <table:table-cell table:style-name="ce229" table:formula="of:=IF([.AG33]=[.AG31];INDIRECT(&quot;U&quot;&amp;4+6*(FIND([.Z33];&quot;ABCDEFGH&quot;)-1));0)" office:value-type="float" office:value="0" calcext:value-type="float">
            <text:p>0</text:p>
          </table:table-cell>
          <table:table-cell table:style-name="ce229" table:formula="of:=IF([.AG33]=[.AG32];INDIRECT(&quot;U&quot;&amp;6+6*(FIND([.Z33];&quot;ABCDEFGH&quot;)-1));0)" office:value-type="float" office:value="48" calcext:value-type="float">
            <text:p>48</text:p>
          </table:table-cell>
          <table:table-cell table:style-name="ce372" table:formula="of:=[.AK33]+[.AL33]+[.AM33]" office:value-type="float" office:value="48" calcext:value-type="float">
            <text:p>48</text:p>
          </table:table-cell>
          <table:table-cell table:style-name="ce288" table:formula="of:=IF([.AG33]=[.AG34];INDIRECT(&quot;Q&quot;&amp;8+6*(FIND([.Z33];&quot;ABCDEFGH&quot;)-1));0)" office:value-type="float" office:value="0" calcext:value-type="float">
            <text:p>+0</text:p>
          </table:table-cell>
          <table:table-cell table:style-name="ce288" table:formula="of:=IF([.AG33]=[.AG31];INDIRECT(&quot;W&quot;&amp;4+6*(FIND([.Z33];&quot;ABCDEFGH&quot;)-1));0)" office:value-type="float" office:value="0" calcext:value-type="float">
            <text:p>+0</text:p>
          </table:table-cell>
          <table:table-cell table:style-name="ce288" table:formula="of:=IF([.AG33]=[.AG32];INDIRECT(&quot;W&quot;&amp;6+6*(FIND([.Z33];&quot;ABCDEFGH&quot;)-1));0)" office:value-type="float" office:value="-6" calcext:value-type="float">
            <text:p>-6</text:p>
          </table:table-cell>
          <table:table-cell table:style-name="ce463" table:formula="of:=[.AO33]+[.AP33]+[.AQ33]" office:value-type="float" office:value="-6" calcext:value-type="float">
            <text:p>-6</text:p>
          </table:table-cell>
          <table:table-cell table:style-name="ce477" table:formula="of:=[.AG33]+(500+[.AR33])*10^-3+[.AN33]*10^-6+(500+[.AJ33])*10^-9+[.AH33]*10^-12" office:value-type="float" office:value="4.494048495146" calcext:value-type="float">
            <text:p>4,494048495146</text:p>
          </table:table-cell>
          <table:table-cell/>
          <table:table-cell table:style-name="ce501" table:formula="of:=IF([.AX33]=&quot;&quot;;&quot;&quot;;[.AX33]&amp;&quot;/&quot;&amp;COUNTIF([.AX33:.AX$66];[.AX33]))" office:value-type="string" office:string-value="9-16/2" calcext:value-type="string">
            <text:p>9-16/2</text:p>
          </table:table-cell>
          <table:table-cell table:style-name="ce156" office:value-type="float" office:value="79" calcext:value-type="float">
            <text:p>7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0</text:p>
          </table:table-cell>
          <table:table-cell table:style-name="ce229" office:value-type="string" calcext:value-type="string">
            <text:p>P54</text:p>
          </table:table-cell>
          <table:table-cell table:style-name="ce243" table:formula="of:=IF(LEFT([.AY33];1)=&quot;V&quot;;VLOOKUP(NUMBERVALUE(SUBSTITUTE([.AY33];&quot;V&quot;;&quot;&quot;));B_PARTITE_2A_FASE_PER_NUMERO;10;FALSE());IF(LEFT([.AY33];1)=&quot;P&quot;;VLOOKUP(NUMBERVALUE(SUBSTITUTE([.AY33];&quot;P&quot;;&quot;&quot;));B_PARTITE_2A_FASE_PER_NUMERO;11;FALSE());VLOOKUP([.AY33];B_CLASSIFICHE_GIRONI;4;FALSE())))" office:value-type="string" office:string-value="Elefanti" calcext:value-type="string">
            <text:p>Elefanti</text:p>
          </table:table-cell>
          <table:table-cell table:style-name="ce243" table:formula="of:=IF(LEFT([.AZ33];1)=&quot;V&quot;;VLOOKUP(NUMBERVALUE(SUBSTITUTE([.AZ33];&quot;V&quot;;&quot;&quot;));B_PARTITE_2A_FASE_PER_NUMERO;10;FALSE());IF(LEFT([.AZ33];1)=&quot;P&quot;;VLOOKUP(NUMBERVALUE(SUBSTITUTE([.AZ33];&quot;P&quot;;&quot;&quot;));B_PARTITE_2A_FASE_PER_NUMERO;11;FALSE());VLOOKUP([.AZ33];B_CLASSIFICHE_GIRONI;4;FALSE())))" office:value-type="string" office:string-value="Puma" calcext:value-type="string">
            <text:p>Puma</text:p>
          </table:table-cell>
          <table:table-cell table:style-name="ce229" table:formula="of:=VLOOKUP([.AV33];A_5_INPUT_DATE_E_RISULTATI_2A_FASE;6;0)" office:value-type="float" office:value="63" calcext:value-type="float">
            <text:p>63</text:p>
          </table:table-cell>
          <table:table-cell table:style-name="ce229" table:formula="of:=VLOOKUP([.AV33];A_5_INPUT_DATE_E_RISULTATI_2A_FASE;7;0)" office:value-type="float" office:value="42" calcext:value-type="float">
            <text:p>42</text:p>
          </table:table-cell>
          <table:table-cell table:style-name="ce243" table:formula="of:=IF([.BC33]&gt;[.BD33];[.BA33];[.BB33])" office:value-type="string" office:string-value="Elefanti" calcext:value-type="string">
            <text:p>Elefanti</text:p>
          </table:table-cell>
          <table:table-cell table:style-name="ce243" table:formula="of:=IF([.BC33]&lt;[.BD33];[.BA33];[.BB33])" office:value-type="string" office:string-value="Puma" calcext:value-type="string">
            <text:p>Puma</text:p>
          </table:table-cell>
          <table:table-cell table:style-name="ce229" table:formula="of:=1*([.BC33]&gt;[.BD33])" office:value-type="float" office:value="1" calcext:value-type="float">
            <text:p>1</text:p>
          </table:table-cell>
          <table:table-cell table:style-name="ce270" table:formula="of:=1*([.BC33]&lt;[.BD33])*NOT(AND([.BC33]=0;[.BD33]=20))" office:value-type="float" office:value="0" calcext:value-type="float">
            <text:p>0</text:p>
          </table:table-cell>
          <table:table-cell table:style-name="ce270" table:formula="of:=1*AND([.BC33]=0;[.BD33]=20)" office:value-type="float" office:value="0" calcext:value-type="float">
            <text:p>0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88" table:formula="of:=[.BJ33]-[.BK33]" office:value-type="float" office:value="21" calcext:value-type="float">
            <text:p>+21</text:p>
          </table:table-cell>
          <table:table-cell table:style-name="ce229" table:formula="of:=1*([.BD33]&gt;[.BC33])" office:value-type="float" office:value="0" calcext:value-type="float">
            <text:p>0</text:p>
          </table:table-cell>
          <table:table-cell table:style-name="ce229" table:formula="of:=1*([.BD33]&lt;[.BC33])*NOT(AND([.BC33]=20;[.BD33]=0))" office:value-type="float" office:value="1" calcext:value-type="float">
            <text:p>1</text:p>
          </table:table-cell>
          <table:table-cell table:style-name="ce229" table:formula="of:=1*AND([.BC33]=20;[.BD33]=0)" office:value-type="float" office:value="0" calcext:value-type="float">
            <text:p>0</text:p>
          </table:table-cell>
          <table:table-cell table:style-name="ce229" table:formula="of:=[.BD33]" office:value-type="float" office:value="42" calcext:value-type="float">
            <text:p>42</text:p>
          </table:table-cell>
          <table:table-cell table:style-name="ce229" table:formula="of:=[.BC33]" office:value-type="float" office:value="63" calcext:value-type="float">
            <text:p>63</text:p>
          </table:table-cell>
          <table:table-cell table:style-name="ce305" table:formula="of:=[.BP33]-[.BQ33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0" calcext:value-type="float">
            <text:p>3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4]=&quot;Girone&quot;;VLOOKUP([.D34];A_SQUADRE_PER_CODICE;2);&quot;ERRORE!&quot;)" office:value-type="string" office:string-value="Balene" calcext:value-type="string">
            <text:p>Balene</text:p>
          </table:table-cell>
          <table:table-cell table:style-name="ce243" table:formula="of:=IF([.B34]=&quot;Girone&quot;;VLOOKUP([.E34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4];A_4_INPUT_DATE_E_RISULTATI_GIRONI;6;0)" office:value-type="float" office:value="33" calcext:value-type="float">
            <text:p>33</text:p>
          </table:table-cell>
          <table:table-cell table:style-name="ce229" table:formula="of:=VLOOKUP([.A34];A_4_INPUT_DATE_E_RISULTATI_GIRONI;7;0)" office:value-type="float" office:value="34" calcext:value-type="float">
            <text:p>34</text:p>
          </table:table-cell>
          <table:table-cell table:style-name="ce243" table:formula="of:=IF([.H34]&gt;[.I34];[.F34];[.G34])" office:value-type="string" office:string-value="Delfini" calcext:value-type="string">
            <text:p>Delfini</text:p>
          </table:table-cell>
          <table:table-cell table:style-name="ce243" table:formula="of:=IF([.H34]&lt;[.I34];[.F34];[.G34])" office:value-type="string" office:string-value="Balene" calcext:value-type="string">
            <text:p>Balene</text:p>
          </table:table-cell>
          <table:table-cell table:style-name="ce229" table:formula="of:=1*([.H34]&gt;[.I34])" office:value-type="float" office:value="0" calcext:value-type="float">
            <text:p>0</text:p>
          </table:table-cell>
          <table:table-cell table:style-name="ce270" table:formula="of:=1*([.H34]&lt;[.I34])*NOT(AND([.H34]=0;[.I34]=20))" office:value-type="float" office:value="1" calcext:value-type="float">
            <text:p>1</text:p>
          </table:table-cell>
          <table:table-cell table:style-name="ce270" table:formula="of:=1*AND([.H34]=0;[.I34]=20)" office:value-type="float" office:value="0" calcext:value-type="float">
            <text:p>0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88" table:formula="of:=[.O34]-[.P34]" office:value-type="float" office:value="-1" calcext:value-type="float">
            <text:p>-1</text:p>
          </table:table-cell>
          <table:table-cell table:style-name="ce229" table:formula="of:=1*([.I34]&gt;[.H34])" office:value-type="float" office:value="1" calcext:value-type="float">
            <text:p>1</text:p>
          </table:table-cell>
          <table:table-cell table:style-name="ce229" table:formula="of:=1*([.I34]&lt;[.H34])*NOT(AND([.H34]=20;[.I34]=0))" office:value-type="float" office:value="0" calcext:value-type="float">
            <text:p>0</text:p>
          </table:table-cell>
          <table:table-cell table:style-name="ce229" table:formula="of:=1*AND([.H34]=20;[.I34]=0)" office:value-type="float" office:value="0" calcext:value-type="float">
            <text:p>0</text:p>
          </table:table-cell>
          <table:table-cell table:style-name="ce229" table:formula="of:=[.I34]" office:value-type="float" office:value="34" calcext:value-type="float">
            <text:p>34</text:p>
          </table:table-cell>
          <table:table-cell table:style-name="ce229" table:formula="of:=[.H34]" office:value-type="float" office:value="33" calcext:value-type="float">
            <text:p>33</text:p>
          </table:table-cell>
          <table:table-cell table:style-name="ce305" table:formula="of:=[.U34]-[.V34]" office:value-type="float" office:value="1" calcext:value-type="float">
            <text:p>+1</text:p>
          </table:table-cell>
          <table:table-cell/>
          <table:table-cell table:style-name="ce350" table:formula="of:=COUNTIF(B_COEFF_GIRONE_H;&quot;&gt;=&quot;&amp;[.AS34])&amp;[.Z34]" office:value-type="string" office:string-value="4H" calcext:value-type="string">
            <text:p>4H</text:p>
          </table:table-cell>
          <table:table-cell table:style-name="ce355" office:value-type="string" calcext:value-type="string">
            <text:p>H</text:p>
          </table:table-cell>
          <table:table-cell table:style-name="ce230" office:value-type="string" calcext:value-type="string">
            <text:p>H4</text:p>
          </table:table-cell>
          <table:table-cell table:style-name="ce363" table:formula="of:=VLOOKUP([.AA34];A_SQUADRE_PER_CODICE;2)" office:value-type="string" office:string-value="Zebre" calcext:value-type="string">
            <text:p>Zebre</text:p>
          </table:table-cell>
          <table:table-cell table:style-name="ce230" table:formula="of:=[.AD34]+[.AE34]+[.AF34]" office:value-type="float" office:value="3" calcext:value-type="float">
            <text:p>3</text:p>
          </table:table-cell>
          <table:table-cell table:style-name="ce230" table:formula="of:=SUMIF(B_SQUADRA_A_GIRONI;[.AB34];B_VINTE_SQUADRA_A_GIRONI)+SUMIF(B_SQUADRA_B_GIRONI;[.AB34];B_VINTE_SQUADRA_B_GIRONI)" office:value-type="float" office:value="1" calcext:value-type="float">
            <text:p>1</text:p>
          </table:table-cell>
          <table:table-cell table:style-name="ce230" table:formula="of:=SUMIF(B_SQUADRA_A_GIRONI;[.AB34];B_PERSE_SQUADRA_A_GIRONI)+SUMIF(B_SQUADRA_B_GIRONI;[.AB34];B_PERSE_SQUADRA_B_GIRONI)" office:value-type="float" office:value="1" calcext:value-type="float">
            <text:p>1</text:p>
          </table:table-cell>
          <table:table-cell table:style-name="ce230" table:formula="of:=SUMIF(B_SQUADRA_A_GIRONI;[.AB34];B_FORFAIT_SQUADRA_A_GIRONI)+SUMIF(B_SQUADRA_B_GIRONI;[.AB34];B_FORFAIT_SQUADRA_B_GIRONI)" office:value-type="float" office:value="1" calcext:value-type="float">
            <text:p>1</text:p>
          </table:table-cell>
          <table:table-cell table:style-name="ce369" table:formula="of:=2*[.AD34]+1*[.AE34]+0*[.AF34]" office:value-type="float" office:value="3" calcext:value-type="float">
            <text:p>3</text:p>
          </table:table-cell>
          <table:table-cell table:style-name="ce461" table:formula="of:=SUMIF(B_SQUADRA_A_GIRONI;[.AB34];B_PUNTI_FATTI_SQUADRA_A_GIRONI)+SUMIF(B_SQUADRA_B_GIRONI;[.AB34];B_PUNTI_FATTI_SQUADRA_B_GIRONI)" office:value-type="float" office:value="92" calcext:value-type="float">
            <text:p>92</text:p>
          </table:table-cell>
          <table:table-cell table:style-name="ce230" table:formula="of:=SUMIF(B_SQUADRA_A_GIRONI;[.AB34];B_PUNTI_SUBITI_SQUADRA_A_GIRONI)+SUMIF(B_SQUADRA_B_GIRONI;[.AB34];B_PUNTI_SUBITI_SQUADRA_B_GIRONI)" office:value-type="float" office:value="159" calcext:value-type="float">
            <text:p>159</text:p>
          </table:table-cell>
          <table:table-cell table:style-name="ce467" table:formula="of:=SUMIF(B_SQUADRA_A_GIRONI;[.AB34];B_DIFF_CANESTRI_SQUADRA_A_GIRONI)+SUMIF(B_SQUADRA_B_GIRONI;[.AB34];B_DIFF_CANESTRI_SQUADRA_B_GIRONI)" office:value-type="float" office:value="-67" calcext:value-type="float">
            <text:p>-67</text:p>
          </table:table-cell>
          <table:table-cell table:style-name="ce230" table:formula="of:=IF([.AG34]=[.AG31];INDIRECT(&quot;U&quot;&amp;5+6*(FIND([.Z34];&quot;ABCDEFGH&quot;)-1));0)" office:value-type="float" office:value="0" calcext:value-type="float">
            <text:p>0</text:p>
          </table:table-cell>
          <table:table-cell table:style-name="ce230" table:formula="of:=IF([.AG34]=[.AG32];INDIRECT(&quot;U&quot;&amp;7+6*(FIND([.Z34];&quot;ABCDEFGH&quot;)-1));0)" office:value-type="float" office:value="0" calcext:value-type="float">
            <text:p>0</text:p>
          </table:table-cell>
          <table:table-cell table:style-name="ce230" table:formula="of:=IF([.AG34]=[.AG33];INDIRECT(&quot;U&quot;&amp;8+6*(FIND([.Z34];&quot;ABCDEFGH&quot;)-1));0)" office:value-type="float" office:value="0" calcext:value-type="float">
            <text:p>0</text:p>
          </table:table-cell>
          <table:table-cell table:style-name="ce461" table:formula="of:=[.AK34]+[.AL34]+[.AM34]" office:value-type="float" office:value="0" calcext:value-type="float">
            <text:p>0</text:p>
          </table:table-cell>
          <table:table-cell table:style-name="ce289" table:formula="of:=IF([.AG34]=[.AG31];INDIRECT(&quot;W&quot;&amp;5+6*(FIND([.Z34];&quot;ABCDEFGH&quot;)-1));0)" office:value-type="float" office:value="0" calcext:value-type="float">
            <text:p>+0</text:p>
          </table:table-cell>
          <table:table-cell table:style-name="ce289" table:formula="of:=IF([.AG34]=[.AG32];INDIRECT(&quot;W&quot;&amp;7+6*(FIND([.Z34];&quot;ABCDEFGH&quot;)-1));0)" office:value-type="float" office:value="0" calcext:value-type="float">
            <text:p>+0</text:p>
          </table:table-cell>
          <table:table-cell table:style-name="ce289" table:formula="of:=IF([.AG34]=[.AG33];INDIRECT(&quot;W&quot;&amp;8+6*(FIND([.Z34];&quot;ABCDEFGH&quot;)-1));0)" office:value-type="float" office:value="0" calcext:value-type="float">
            <text:p>+0</text:p>
          </table:table-cell>
          <table:table-cell table:style-name="ce467" table:formula="of:=[.AO34]+[.AP34]+[.AQ34]" office:value-type="float" office:value="0" calcext:value-type="float">
            <text:p>+0</text:p>
          </table:table-cell>
          <table:table-cell table:style-name="ce494" table:formula="of:=[.AG34]+(500+[.AR34])*10^-3+[.AN34]*10^-6+(500+[.AJ34])*10^-9+[.AH34]*10^-12" office:value-type="float" office:value="3.500000433092" calcext:value-type="float">
            <text:p>3,500000433092</text:p>
          </table:table-cell>
          <table:table-cell/>
          <table:table-cell table:style-name="ce501" table:formula="of:=IF([.AX34]=&quot;&quot;;&quot;&quot;;[.AX34]&amp;&quot;/&quot;&amp;COUNTIF([.AX34:.AX$66];[.AX34]))" office:value-type="string" office:string-value="9-16/1" calcext:value-type="string">
            <text:p>9-16/1</text:p>
          </table:table-cell>
          <table:table-cell table:style-name="ce156" office:value-type="float" office:value="80" calcext:value-type="float">
            <text:p>8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6</text:p>
          </table:table-cell>
          <table:table-cell table:style-name="ce229" office:value-type="string" calcext:value-type="string">
            <text:p>P58</text:p>
          </table:table-cell>
          <table:table-cell table:style-name="ce229" office:value-type="string" calcext:value-type="string">
            <text:p>P62</text:p>
          </table:table-cell>
          <table:table-cell table:style-name="ce243" table:formula="of:=IF(LEFT([.AY34];1)=&quot;V&quot;;VLOOKUP(NUMBERVALUE(SUBSTITUTE([.AY34];&quot;V&quot;;&quot;&quot;));B_PARTITE_2A_FASE_PER_NUMERO;10;FALSE());IF(LEFT([.AY34];1)=&quot;P&quot;;VLOOKUP(NUMBERVALUE(SUBSTITUTE([.AY34];&quot;P&quot;;&quot;&quot;));B_PARTITE_2A_FASE_PER_NUMERO;11;FALSE());VLOOKUP([.AY34];B_CLASSIFICHE_GIRONI;4;FALSE())))" office:value-type="string" office:string-value="Bufali" calcext:value-type="string">
            <text:p>Bufali</text:p>
          </table:table-cell>
          <table:table-cell table:style-name="ce243" table:formula="of:=IF(LEFT([.AZ34];1)=&quot;V&quot;;VLOOKUP(NUMBERVALUE(SUBSTITUTE([.AZ34];&quot;V&quot;;&quot;&quot;));B_PARTITE_2A_FASE_PER_NUMERO;10;FALSE());IF(LEFT([.AZ34];1)=&quot;P&quot;;VLOOKUP(NUMBERVALUE(SUBSTITUTE([.AZ34];&quot;P&quot;;&quot;&quot;));B_PARTITE_2A_FASE_PER_NUMERO;11;FALSE());VLOOKUP([.AZ34];B_CLASSIFICHE_GIRONI;4;FALSE())))" office:value-type="string" office:string-value="Gabbiani" calcext:value-type="string">
            <text:p>Gabbiani</text:p>
          </table:table-cell>
          <table:table-cell table:style-name="ce229" table:formula="of:=VLOOKUP([.AV34];A_5_INPUT_DATE_E_RISULTATI_2A_FASE;6;0)" office:value-type="float" office:value="65" calcext:value-type="float">
            <text:p>65</text:p>
          </table:table-cell>
          <table:table-cell table:style-name="ce229" table:formula="of:=VLOOKUP([.AV34];A_5_INPUT_DATE_E_RISULTATI_2A_FASE;7;0)" office:value-type="float" office:value="49" calcext:value-type="float">
            <text:p>49</text:p>
          </table:table-cell>
          <table:table-cell table:style-name="ce243" table:formula="of:=IF([.BC34]&gt;[.BD34];[.BA34];[.BB34])" office:value-type="string" office:string-value="Bufali" calcext:value-type="string">
            <text:p>Bufali</text:p>
          </table:table-cell>
          <table:table-cell table:style-name="ce243" table:formula="of:=IF([.BC34]&lt;[.BD34];[.BA34];[.BB34])" office:value-type="string" office:string-value="Gabbiani" calcext:value-type="string">
            <text:p>Gabbiani</text:p>
          </table:table-cell>
          <table:table-cell table:style-name="ce229" table:formula="of:=1*([.BC34]&gt;[.BD34])" office:value-type="float" office:value="1" calcext:value-type="float">
            <text:p>1</text:p>
          </table:table-cell>
          <table:table-cell table:style-name="ce270" table:formula="of:=1*([.BC34]&lt;[.BD34])*NOT(AND([.BC34]=0;[.BD34]=20))" office:value-type="float" office:value="0" calcext:value-type="float">
            <text:p>0</text:p>
          </table:table-cell>
          <table:table-cell table:style-name="ce270" table:formula="of:=1*AND([.BC34]=0;[.BD34]=20)" office:value-type="float" office:value="0" calcext:value-type="float">
            <text:p>0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88" table:formula="of:=[.BJ34]-[.BK34]" office:value-type="float" office:value="16" calcext:value-type="float">
            <text:p>+16</text:p>
          </table:table-cell>
          <table:table-cell table:style-name="ce229" table:formula="of:=1*([.BD34]&gt;[.BC34])" office:value-type="float" office:value="0" calcext:value-type="float">
            <text:p>0</text:p>
          </table:table-cell>
          <table:table-cell table:style-name="ce229" table:formula="of:=1*([.BD34]&lt;[.BC34])*NOT(AND([.BC34]=20;[.BD34]=0))" office:value-type="float" office:value="1" calcext:value-type="float">
            <text:p>1</text:p>
          </table:table-cell>
          <table:table-cell table:style-name="ce229" table:formula="of:=1*AND([.BC34]=20;[.BD34]=0)" office:value-type="float" office:value="0" calcext:value-type="float">
            <text:p>0</text:p>
          </table:table-cell>
          <table:table-cell table:style-name="ce229" table:formula="of:=[.BD34]" office:value-type="float" office:value="49" calcext:value-type="float">
            <text:p>49</text:p>
          </table:table-cell>
          <table:table-cell table:style-name="ce229" table:formula="of:=[.BC34]" office:value-type="float" office:value="65" calcext:value-type="float">
            <text:p>65</text:p>
          </table:table-cell>
          <table:table-cell table:style-name="ce305" table:formula="of:=[.BP34]-[.BQ34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42" calcext:value-type="float">
            <text:p>4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1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5]=&quot;Girone&quot;;VLOOKUP([.D35];A_SQUADRE_PER_CODICE;2);&quot;ERRORE!&quot;)" office:value-type="string" office:string-value="Balene" calcext:value-type="string">
            <text:p>Balene</text:p>
          </table:table-cell>
          <table:table-cell table:style-name="ce243" table:formula="of:=IF([.B35]=&quot;Girone&quot;;VLOOKUP([.E35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5];A_4_INPUT_DATE_E_RISULTATI_GIRONI;6;0)" office:value-type="float" office:value="36" calcext:value-type="float">
            <text:p>36</text:p>
          </table:table-cell>
          <table:table-cell table:style-name="ce229" table:formula="of:=VLOOKUP([.A35];A_4_INPUT_DATE_E_RISULTATI_GIRONI;7;0)" office:value-type="float" office:value="35" calcext:value-type="float">
            <text:p>35</text:p>
          </table:table-cell>
          <table:table-cell table:style-name="ce243" table:formula="of:=IF([.H35]&gt;[.I35];[.F35];[.G35])" office:value-type="string" office:string-value="Balene" calcext:value-type="string">
            <text:p>Balene</text:p>
          </table:table-cell>
          <table:table-cell table:style-name="ce243" table:formula="of:=IF([.H35]&lt;[.I35];[.F35];[.G35])" office:value-type="string" office:string-value="Fenicotteri" calcext:value-type="string">
            <text:p>Fenicotteri</text:p>
          </table:table-cell>
          <table:table-cell table:style-name="ce229" table:formula="of:=1*([.H35]&gt;[.I35])" office:value-type="float" office:value="1" calcext:value-type="float">
            <text:p>1</text:p>
          </table:table-cell>
          <table:table-cell table:style-name="ce270" table:formula="of:=1*([.H35]&lt;[.I35])*NOT(AND([.H35]=0;[.I35]=20))" office:value-type="float" office:value="0" calcext:value-type="float">
            <text:p>0</text:p>
          </table:table-cell>
          <table:table-cell table:style-name="ce270" table:formula="of:=1*AND([.H35]=0;[.I35]=20)" office:value-type="float" office:value="0" calcext:value-type="float">
            <text:p>0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88" table:formula="of:=[.O35]-[.P35]" office:value-type="float" office:value="1" calcext:value-type="float">
            <text:p>+1</text:p>
          </table:table-cell>
          <table:table-cell table:style-name="ce229" table:formula="of:=1*([.I35]&gt;[.H35])" office:value-type="float" office:value="0" calcext:value-type="float">
            <text:p>0</text:p>
          </table:table-cell>
          <table:table-cell table:style-name="ce229" table:formula="of:=1*([.I35]&lt;[.H35])*NOT(AND([.H35]=20;[.I35]=0))" office:value-type="float" office:value="1" calcext:value-type="float">
            <text:p>1</text:p>
          </table:table-cell>
          <table:table-cell table:style-name="ce229" table:formula="of:=1*AND([.H35]=20;[.I35]=0)" office:value-type="float" office:value="0" calcext:value-type="float">
            <text:p>0</text:p>
          </table:table-cell>
          <table:table-cell table:style-name="ce229" table:formula="of:=[.I35]" office:value-type="float" office:value="35" calcext:value-type="float">
            <text:p>35</text:p>
          </table:table-cell>
          <table:table-cell table:style-name="ce229" table:formula="of:=[.H35]" office:value-type="float" office:value="36" calcext:value-type="float">
            <text:p>36</text:p>
          </table:table-cell>
          <table:table-cell table:style-name="ce305" table:formula="of:=[.U35]-[.V35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5]=&quot;&quot;;&quot;&quot;;[.AX35]&amp;&quot;/&quot;&amp;COUNTIF([.AX35:.AX$66];[.AX35]))" office:value-type="string" office:string-value="25-28/2" calcext:value-type="string">
            <text:p>25-28/2</text:p>
          </table:table-cell>
          <table:table-cell table:style-name="ce156" office:value-type="float" office:value="81" calcext:value-type="float">
            <text:p>8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8</text:p>
          </table:table-cell>
          <table:table-cell table:style-name="ce229" office:value-type="string" calcext:value-type="string">
            <text:p>V65</text:p>
          </table:table-cell>
          <table:table-cell table:style-name="ce229" office:value-type="string" calcext:value-type="string">
            <text:p>V67</text:p>
          </table:table-cell>
          <table:table-cell table:style-name="ce243" table:formula="of:=IF(LEFT([.AY35];1)=&quot;V&quot;;VLOOKUP(NUMBERVALUE(SUBSTITUTE([.AY35];&quot;V&quot;;&quot;&quot;));B_PARTITE_2A_FASE_PER_NUMERO;10;FALSE());IF(LEFT([.AY35];1)=&quot;P&quot;;VLOOKUP(NUMBERVALUE(SUBSTITUTE([.AY35];&quot;P&quot;;&quot;&quot;));B_PARTITE_2A_FASE_PER_NUMERO;11;FALSE());VLOOKUP([.AY35];B_CLASSIFICHE_GIRONI;4;FALSE())))" office:value-type="string" office:string-value="Iguane" calcext:value-type="string">
            <text:p>Iguane</text:p>
          </table:table-cell>
          <table:table-cell table:style-name="ce243" table:formula="of:=IF(LEFT([.AZ35];1)=&quot;V&quot;;VLOOKUP(NUMBERVALUE(SUBSTITUTE([.AZ35];&quot;V&quot;;&quot;&quot;));B_PARTITE_2A_FASE_PER_NUMERO;10;FALSE());IF(LEFT([.AZ35];1)=&quot;P&quot;;VLOOKUP(NUMBERVALUE(SUBSTITUTE([.AZ35];&quot;P&quot;;&quot;&quot;));B_PARTITE_2A_FASE_PER_NUMERO;11;FALSE());VLOOKUP([.AZ35];B_CLASSIFICHE_GIRONI;4;FALSE())))" office:value-type="string" office:string-value="Muli" calcext:value-type="string">
            <text:p>Muli</text:p>
          </table:table-cell>
          <table:table-cell table:style-name="ce229" table:formula="of:=VLOOKUP([.AV35];A_5_INPUT_DATE_E_RISULTATI_2A_FASE;6;0)" office:value-type="float" office:value="55" calcext:value-type="float">
            <text:p>55</text:p>
          </table:table-cell>
          <table:table-cell table:style-name="ce229" table:formula="of:=VLOOKUP([.AV35];A_5_INPUT_DATE_E_RISULTATI_2A_FASE;7;0)" office:value-type="float" office:value="41" calcext:value-type="float">
            <text:p>41</text:p>
          </table:table-cell>
          <table:table-cell table:style-name="ce243" table:formula="of:=IF([.BC35]&gt;[.BD35];[.BA35];[.BB35])" office:value-type="string" office:string-value="Iguane" calcext:value-type="string">
            <text:p>Iguane</text:p>
          </table:table-cell>
          <table:table-cell table:style-name="ce243" table:formula="of:=IF([.BC35]&lt;[.BD35];[.BA35];[.BB35])" office:value-type="string" office:string-value="Muli" calcext:value-type="string">
            <text:p>Muli</text:p>
          </table:table-cell>
          <table:table-cell table:style-name="ce229" table:formula="of:=1*([.BC35]&gt;[.BD35])" office:value-type="float" office:value="1" calcext:value-type="float">
            <text:p>1</text:p>
          </table:table-cell>
          <table:table-cell table:style-name="ce270" table:formula="of:=1*([.BC35]&lt;[.BD35])*NOT(AND([.BC35]=0;[.BD35]=20))" office:value-type="float" office:value="0" calcext:value-type="float">
            <text:p>0</text:p>
          </table:table-cell>
          <table:table-cell table:style-name="ce270" table:formula="of:=1*AND([.BC35]=0;[.BD35]=20)" office:value-type="float" office:value="0" calcext:value-type="float">
            <text:p>0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88" table:formula="of:=[.BJ35]-[.BK35]" office:value-type="float" office:value="14" calcext:value-type="float">
            <text:p>+14</text:p>
          </table:table-cell>
          <table:table-cell table:style-name="ce229" table:formula="of:=1*([.BD35]&gt;[.BC35])" office:value-type="float" office:value="0" calcext:value-type="float">
            <text:p>0</text:p>
          </table:table-cell>
          <table:table-cell table:style-name="ce229" table:formula="of:=1*([.BD35]&lt;[.BC35])*NOT(AND([.BC35]=20;[.BD35]=0))" office:value-type="float" office:value="1" calcext:value-type="float">
            <text:p>1</text:p>
          </table:table-cell>
          <table:table-cell table:style-name="ce229" table:formula="of:=1*AND([.BC35]=20;[.BD35]=0)" office:value-type="float" office:value="0" calcext:value-type="float">
            <text:p>0</text:p>
          </table:table-cell>
          <table:table-cell table:style-name="ce229" table:formula="of:=[.BD35]" office:value-type="float" office:value="41" calcext:value-type="float">
            <text:p>41</text:p>
          </table:table-cell>
          <table:table-cell table:style-name="ce229" table:formula="of:=[.BC35]" office:value-type="float" office:value="55" calcext:value-type="float">
            <text:p>55</text:p>
          </table:table-cell>
          <table:table-cell table:style-name="ce305" table:formula="of:=[.BP35]-[.BQ35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46" calcext:value-type="float">
            <text:p>4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3</text:p>
          </table:table-cell>
          <table:table-cell table:style-name="ce243" table:formula="of:=IF([.B36]=&quot;Girone&quot;;VLOOKUP([.D36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6]=&quot;Girone&quot;;VLOOKUP([.E36];A_SQUADRE_PER_CODICE;2);&quot;ERRORE!&quot;)" office:value-type="string" office:string-value="Delfini" calcext:value-type="string">
            <text:p>Delfini</text:p>
          </table:table-cell>
          <table:table-cell table:style-name="ce229" table:formula="of:=VLOOKUP([.A36];A_4_INPUT_DATE_E_RISULTATI_GIRONI;6;0)" office:value-type="float" office:value="34" calcext:value-type="float">
            <text:p>34</text:p>
          </table:table-cell>
          <table:table-cell table:style-name="ce229" table:formula="of:=VLOOKUP([.A36];A_4_INPUT_DATE_E_RISULTATI_GIRONI;7;0)" office:value-type="float" office:value="33" calcext:value-type="float">
            <text:p>33</text:p>
          </table:table-cell>
          <table:table-cell table:style-name="ce243" table:formula="of:=IF([.H36]&gt;[.I36];[.F36];[.G36])" office:value-type="string" office:string-value="Gabbiani" calcext:value-type="string">
            <text:p>Gabbiani</text:p>
          </table:table-cell>
          <table:table-cell table:style-name="ce243" table:formula="of:=IF([.H36]&lt;[.I36];[.F36];[.G36])" office:value-type="string" office:string-value="Delfini" calcext:value-type="string">
            <text:p>Delfini</text:p>
          </table:table-cell>
          <table:table-cell table:style-name="ce229" table:formula="of:=1*([.H36]&gt;[.I36])" office:value-type="float" office:value="1" calcext:value-type="float">
            <text:p>1</text:p>
          </table:table-cell>
          <table:table-cell table:style-name="ce270" table:formula="of:=1*([.H36]&lt;[.I36])*NOT(AND([.H36]=0;[.I36]=20))" office:value-type="float" office:value="0" calcext:value-type="float">
            <text:p>0</text:p>
          </table:table-cell>
          <table:table-cell table:style-name="ce270" table:formula="of:=1*AND([.H36]=0;[.I36]=20)" office:value-type="float" office:value="0" calcext:value-type="float">
            <text:p>0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88" table:formula="of:=[.O36]-[.P36]" office:value-type="float" office:value="1" calcext:value-type="float">
            <text:p>+1</text:p>
          </table:table-cell>
          <table:table-cell table:style-name="ce229" table:formula="of:=1*([.I36]&gt;[.H36])" office:value-type="float" office:value="0" calcext:value-type="float">
            <text:p>0</text:p>
          </table:table-cell>
          <table:table-cell table:style-name="ce229" table:formula="of:=1*([.I36]&lt;[.H36])*NOT(AND([.H36]=20;[.I36]=0))" office:value-type="float" office:value="1" calcext:value-type="float">
            <text:p>1</text:p>
          </table:table-cell>
          <table:table-cell table:style-name="ce229" table:formula="of:=1*AND([.H36]=20;[.I36]=0)" office:value-type="float" office:value="0" calcext:value-type="float">
            <text:p>0</text:p>
          </table:table-cell>
          <table:table-cell table:style-name="ce229" table:formula="of:=[.I36]" office:value-type="float" office:value="33" calcext:value-type="float">
            <text:p>33</text:p>
          </table:table-cell>
          <table:table-cell table:style-name="ce229" table:formula="of:=[.H36]" office:value-type="float" office:value="34" calcext:value-type="float">
            <text:p>34</text:p>
          </table:table-cell>
          <table:table-cell table:style-name="ce305" table:formula="of:=[.U36]-[.V36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6]=&quot;&quot;;&quot;&quot;;[.AX36]&amp;&quot;/&quot;&amp;COUNTIF([.AX36:.AX$66];[.AX36]))" office:value-type="string" office:string-value="25-28/1" calcext:value-type="string">
            <text:p>25-28/1</text:p>
          </table:table-cell>
          <table:table-cell table:style-name="ce156" office:value-type="float" office:value="82" calcext:value-type="float">
            <text:p>8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8</text:p>
          </table:table-cell>
          <table:table-cell table:style-name="ce229" office:value-type="string" calcext:value-type="string">
            <text:p>V63</text:p>
          </table:table-cell>
          <table:table-cell table:style-name="ce229" office:value-type="string" calcext:value-type="string">
            <text:p>V66</text:p>
          </table:table-cell>
          <table:table-cell table:style-name="ce243" table:formula="of:=IF(LEFT([.AY36];1)=&quot;V&quot;;VLOOKUP(NUMBERVALUE(SUBSTITUTE([.AY36];&quot;V&quot;;&quot;&quot;));B_PARTITE_2A_FASE_PER_NUMERO;10;FALSE());IF(LEFT([.AY36];1)=&quot;P&quot;;VLOOKUP(NUMBERVALUE(SUBSTITUTE([.AY36];&quot;P&quot;;&quot;&quot;));B_PARTITE_2A_FASE_PER_NUMERO;11;FALSE());VLOOKUP([.AY36];B_CLASSIFICHE_GIRONI;4;FALSE())))" office:value-type="string" office:string-value="Delfini" calcext:value-type="string">
            <text:p>Delfini</text:p>
          </table:table-cell>
          <table:table-cell table:style-name="ce243" table:formula="of:=IF(LEFT([.AZ36];1)=&quot;V&quot;;VLOOKUP(NUMBERVALUE(SUBSTITUTE([.AZ36];&quot;V&quot;;&quot;&quot;));B_PARTITE_2A_FASE_PER_NUMERO;10;FALSE());IF(LEFT([.AZ36];1)=&quot;P&quot;;VLOOKUP(NUMBERVALUE(SUBSTITUTE([.AZ36];&quot;P&quot;;&quot;&quot;));B_PARTITE_2A_FASE_PER_NUMERO;11;FALSE());VLOOKUP([.AZ36];B_CLASSIFICHE_GIRONI;4;FALSE())))" office:value-type="string" office:string-value="Ghepardi" calcext:value-type="string">
            <text:p>Ghepardi</text:p>
          </table:table-cell>
          <table:table-cell table:style-name="ce229" table:formula="of:=VLOOKUP([.AV36];A_5_INPUT_DATE_E_RISULTATI_2A_FASE;6;0)" office:value-type="float" office:value="63" calcext:value-type="float">
            <text:p>63</text:p>
          </table:table-cell>
          <table:table-cell table:style-name="ce229" table:formula="of:=VLOOKUP([.AV36];A_5_INPUT_DATE_E_RISULTATI_2A_FASE;7;0)" office:value-type="float" office:value="37" calcext:value-type="float">
            <text:p>37</text:p>
          </table:table-cell>
          <table:table-cell table:style-name="ce243" table:formula="of:=IF([.BC36]&gt;[.BD36];[.BA36];[.BB36])" office:value-type="string" office:string-value="Delfini" calcext:value-type="string">
            <text:p>Delfini</text:p>
          </table:table-cell>
          <table:table-cell table:style-name="ce243" table:formula="of:=IF([.BC36]&lt;[.BD36];[.BA36];[.BB36])" office:value-type="string" office:string-value="Ghepardi" calcext:value-type="string">
            <text:p>Ghepardi</text:p>
          </table:table-cell>
          <table:table-cell table:style-name="ce229" table:formula="of:=1*([.BC36]&gt;[.BD36])" office:value-type="float" office:value="1" calcext:value-type="float">
            <text:p>1</text:p>
          </table:table-cell>
          <table:table-cell table:style-name="ce270" table:formula="of:=1*([.BC36]&lt;[.BD36])*NOT(AND([.BC36]=0;[.BD36]=20))" office:value-type="float" office:value="0" calcext:value-type="float">
            <text:p>0</text:p>
          </table:table-cell>
          <table:table-cell table:style-name="ce270" table:formula="of:=1*AND([.BC36]=0;[.BD36]=20)" office:value-type="float" office:value="0" calcext:value-type="float">
            <text:p>0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88" table:formula="of:=[.BJ36]-[.BK36]" office:value-type="float" office:value="26" calcext:value-type="float">
            <text:p>+26</text:p>
          </table:table-cell>
          <table:table-cell table:style-name="ce229" table:formula="of:=1*([.BD36]&gt;[.BC36])" office:value-type="float" office:value="0" calcext:value-type="float">
            <text:p>0</text:p>
          </table:table-cell>
          <table:table-cell table:style-name="ce229" table:formula="of:=1*([.BD36]&lt;[.BC36])*NOT(AND([.BC36]=20;[.BD36]=0))" office:value-type="float" office:value="1" calcext:value-type="float">
            <text:p>1</text:p>
          </table:table-cell>
          <table:table-cell table:style-name="ce229" table:formula="of:=1*AND([.BC36]=20;[.BD36]=0)" office:value-type="float" office:value="0" calcext:value-type="float">
            <text:p>0</text:p>
          </table:table-cell>
          <table:table-cell table:style-name="ce229" table:formula="of:=[.BD36]" office:value-type="float" office:value="37" calcext:value-type="float">
            <text:p>37</text:p>
          </table:table-cell>
          <table:table-cell table:style-name="ce229" table:formula="of:=[.BC36]" office:value-type="float" office:value="63" calcext:value-type="float">
            <text:p>63</text:p>
          </table:table-cell>
          <table:table-cell table:style-name="ce305" table:formula="of:=[.BP36]-[.BQ36]" office:value-type="float" office:value="-26" calcext:value-type="float">
            <text:p>-26</text:p>
          </table:table-cell>
        </table:table-row>
        <table:table-row table:style-name="ro1">
          <table:table-cell table:style-name="ce156" office:value-type="float" office:value="34" calcext:value-type="float">
            <text:p>3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2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7]=&quot;Girone&quot;;VLOOKUP([.D37];A_SQUADRE_PER_CODICE;2);&quot;ERRORE!&quot;)" office:value-type="string" office:string-value="Gabbiani" calcext:value-type="string">
            <text:p>Gabbiani</text:p>
          </table:table-cell>
          <table:table-cell table:style-name="ce243" table:formula="of:=IF([.B37]=&quot;Girone&quot;;VLOOKUP([.E37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7];A_4_INPUT_DATE_E_RISULTATI_GIRONI;6;0)" office:value-type="float" office:value="35" calcext:value-type="float">
            <text:p>35</text:p>
          </table:table-cell>
          <table:table-cell table:style-name="ce229" table:formula="of:=VLOOKUP([.A37];A_4_INPUT_DATE_E_RISULTATI_GIRONI;7;0)" office:value-type="float" office:value="34" calcext:value-type="float">
            <text:p>34</text:p>
          </table:table-cell>
          <table:table-cell table:style-name="ce243" table:formula="of:=IF([.H37]&gt;[.I37];[.F37];[.G37])" office:value-type="string" office:string-value="Gabbiani" calcext:value-type="string">
            <text:p>Gabbiani</text:p>
          </table:table-cell>
          <table:table-cell table:style-name="ce243" table:formula="of:=IF([.H37]&lt;[.I37];[.F37];[.G37])" office:value-type="string" office:string-value="Fenicotteri" calcext:value-type="string">
            <text:p>Fenicotteri</text:p>
          </table:table-cell>
          <table:table-cell table:style-name="ce229" table:formula="of:=1*([.H37]&gt;[.I37])" office:value-type="float" office:value="1" calcext:value-type="float">
            <text:p>1</text:p>
          </table:table-cell>
          <table:table-cell table:style-name="ce270" table:formula="of:=1*([.H37]&lt;[.I37])*NOT(AND([.H37]=0;[.I37]=20))" office:value-type="float" office:value="0" calcext:value-type="float">
            <text:p>0</text:p>
          </table:table-cell>
          <table:table-cell table:style-name="ce270" table:formula="of:=1*AND([.H37]=0;[.I37]=20)" office:value-type="float" office:value="0" calcext:value-type="float">
            <text:p>0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88" table:formula="of:=[.O37]-[.P37]" office:value-type="float" office:value="1" calcext:value-type="float">
            <text:p>+1</text:p>
          </table:table-cell>
          <table:table-cell table:style-name="ce229" table:formula="of:=1*([.I37]&gt;[.H37])" office:value-type="float" office:value="0" calcext:value-type="float">
            <text:p>0</text:p>
          </table:table-cell>
          <table:table-cell table:style-name="ce229" table:formula="of:=1*([.I37]&lt;[.H37])*NOT(AND([.H37]=20;[.I37]=0))" office:value-type="float" office:value="1" calcext:value-type="float">
            <text:p>1</text:p>
          </table:table-cell>
          <table:table-cell table:style-name="ce229" table:formula="of:=1*AND([.H37]=20;[.I37]=0)" office:value-type="float" office:value="0" calcext:value-type="float">
            <text:p>0</text:p>
          </table:table-cell>
          <table:table-cell table:style-name="ce229" table:formula="of:=[.I37]" office:value-type="float" office:value="34" calcext:value-type="float">
            <text:p>34</text:p>
          </table:table-cell>
          <table:table-cell table:style-name="ce229" table:formula="of:=[.H37]" office:value-type="float" office:value="35" calcext:value-type="float">
            <text:p>35</text:p>
          </table:table-cell>
          <table:table-cell table:style-name="ce305" table:formula="of:=[.U37]-[.V37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7]=&quot;&quot;;&quot;&quot;;[.AX37]&amp;&quot;/&quot;&amp;COUNTIF([.AX37:.AX$66];[.AX37]))" office:value-type="string" office:string-value="29-32/2" calcext:value-type="string">
            <text:p>29-32/2</text:p>
          </table:table-cell>
          <table:table-cell table:style-name="ce156" office:value-type="float" office:value="83" calcext:value-type="float">
            <text:p>8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2</text:p>
          </table:table-cell>
          <table:table-cell table:style-name="ce229" office:value-type="string" calcext:value-type="string">
            <text:p>P65</text:p>
          </table:table-cell>
          <table:table-cell table:style-name="ce229" office:value-type="string" calcext:value-type="string">
            <text:p>P67</text:p>
          </table:table-cell>
          <table:table-cell table:style-name="ce243" table:formula="of:=IF(LEFT([.AY37];1)=&quot;V&quot;;VLOOKUP(NUMBERVALUE(SUBSTITUTE([.AY37];&quot;V&quot;;&quot;&quot;));B_PARTITE_2A_FASE_PER_NUMERO;10;FALSE());IF(LEFT([.AY37];1)=&quot;P&quot;;VLOOKUP(NUMBERVALUE(SUBSTITUTE([.AY37];&quot;P&quot;;&quot;&quot;));B_PARTITE_2A_FASE_PER_NUMERO;11;FALSE());VLOOKUP([.AY37];B_CLASSIFICHE_GIRONI;4;FALSE())))" office:value-type="string" office:string-value="Falchi" calcext:value-type="string">
            <text:p>Falchi</text:p>
          </table:table-cell>
          <table:table-cell table:style-name="ce243" table:formula="of:=IF(LEFT([.AZ37];1)=&quot;V&quot;;VLOOKUP(NUMBERVALUE(SUBSTITUTE([.AZ37];&quot;V&quot;;&quot;&quot;));B_PARTITE_2A_FASE_PER_NUMERO;10;FALSE());IF(LEFT([.AZ37];1)=&quot;P&quot;;VLOOKUP(NUMBERVALUE(SUBSTITUTE([.AZ37];&quot;P&quot;;&quot;&quot;));B_PARTITE_2A_FASE_PER_NUMERO;11;FALSE());VLOOKUP([.AZ37];B_CLASSIFICHE_GIRONI;4;FALSE())))" office:value-type="string" office:string-value="Zebre" calcext:value-type="string">
            <text:p>Zebre</text:p>
          </table:table-cell>
          <table:table-cell table:style-name="ce229" table:formula="of:=VLOOKUP([.AV37];A_5_INPUT_DATE_E_RISULTATI_2A_FASE;6;0)" office:value-type="float" office:value="52" calcext:value-type="float">
            <text:p>52</text:p>
          </table:table-cell>
          <table:table-cell table:style-name="ce229" table:formula="of:=VLOOKUP([.AV37];A_5_INPUT_DATE_E_RISULTATI_2A_FASE;7;0)" office:value-type="float" office:value="40" calcext:value-type="float">
            <text:p>40</text:p>
          </table:table-cell>
          <table:table-cell table:style-name="ce243" table:formula="of:=IF([.BC37]&gt;[.BD37];[.BA37];[.BB37])" office:value-type="string" office:string-value="Falchi" calcext:value-type="string">
            <text:p>Falchi</text:p>
          </table:table-cell>
          <table:table-cell table:style-name="ce243" table:formula="of:=IF([.BC37]&lt;[.BD37];[.BA37];[.BB37])" office:value-type="string" office:string-value="Zebre" calcext:value-type="string">
            <text:p>Zebre</text:p>
          </table:table-cell>
          <table:table-cell table:style-name="ce229" table:formula="of:=1*([.BC37]&gt;[.BD37])" office:value-type="float" office:value="1" calcext:value-type="float">
            <text:p>1</text:p>
          </table:table-cell>
          <table:table-cell table:style-name="ce270" table:formula="of:=1*([.BC37]&lt;[.BD37])*NOT(AND([.BC37]=0;[.BD37]=20))" office:value-type="float" office:value="0" calcext:value-type="float">
            <text:p>0</text:p>
          </table:table-cell>
          <table:table-cell table:style-name="ce270" table:formula="of:=1*AND([.BC37]=0;[.BD37]=20)" office:value-type="float" office:value="0" calcext:value-type="float">
            <text:p>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88" table:formula="of:=[.BJ37]-[.BK37]" office:value-type="float" office:value="12" calcext:value-type="float">
            <text:p>+12</text:p>
          </table:table-cell>
          <table:table-cell table:style-name="ce229" table:formula="of:=1*([.BD37]&gt;[.BC37])" office:value-type="float" office:value="0" calcext:value-type="float">
            <text:p>0</text:p>
          </table:table-cell>
          <table:table-cell table:style-name="ce229" table:formula="of:=1*([.BD37]&lt;[.BC37])*NOT(AND([.BC37]=20;[.BD37]=0))" office:value-type="float" office:value="1" calcext:value-type="float">
            <text:p>1</text:p>
          </table:table-cell>
          <table:table-cell table:style-name="ce229" table:formula="of:=1*AND([.BC37]=20;[.BD37]=0)" office:value-type="float" office:value="0" calcext:value-type="float">
            <text:p>0</text:p>
          </table:table-cell>
          <table:table-cell table:style-name="ce229" table:formula="of:=[.BD37]" office:value-type="float" office:value="40" calcext:value-type="float">
            <text:p>40</text:p>
          </table:table-cell>
          <table:table-cell table:style-name="ce229" table:formula="of:=[.BC37]" office:value-type="float" office:value="52" calcext:value-type="float">
            <text:p>52</text:p>
          </table:table-cell>
          <table:table-cell table:style-name="ce305" table:formula="of:=[.BP37]-[.BQ37]" office:value-type="float" office:value="-12" calcext:value-type="float">
            <text:p>-12</text:p>
          </table:table-cell>
        </table:table-row>
        <table:table-row table:style-name="ro1">
          <table:table-cell table:style-name="ce156" office:value-type="float" office:value="22" calcext:value-type="float">
            <text:p>2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F</text:p>
          </table:table-cell>
          <table:table-cell table:style-name="ce229" office:value-type="string" calcext:value-type="string">
            <text:p>F3</text:p>
          </table:table-cell>
          <table:table-cell table:style-name="ce229" office:value-type="string" calcext:value-type="string">
            <text:p>F4</text:p>
          </table:table-cell>
          <table:table-cell table:style-name="ce243" table:formula="of:=IF([.B38]=&quot;Girone&quot;;VLOOKUP([.D38];A_SQUADRE_PER_CODICE;2);&quot;ERRORE!&quot;)" office:value-type="string" office:string-value="Delfini" calcext:value-type="string">
            <text:p>Delfini</text:p>
          </table:table-cell>
          <table:table-cell table:style-name="ce243" table:formula="of:=IF([.B38]=&quot;Girone&quot;;VLOOKUP([.E38];A_SQUADRE_PER_CODICE;2);&quot;ERRORE!&quot;)" office:value-type="string" office:string-value="Fenicotteri" calcext:value-type="string">
            <text:p>Fenicotteri</text:p>
          </table:table-cell>
          <table:table-cell table:style-name="ce229" table:formula="of:=VLOOKUP([.A38];A_4_INPUT_DATE_E_RISULTATI_GIRONI;6;0)" office:value-type="float" office:value="34" calcext:value-type="float">
            <text:p>34</text:p>
          </table:table-cell>
          <table:table-cell table:style-name="ce229" table:formula="of:=VLOOKUP([.A38];A_4_INPUT_DATE_E_RISULTATI_GIRONI;7;0)" office:value-type="float" office:value="33" calcext:value-type="float">
            <text:p>33</text:p>
          </table:table-cell>
          <table:table-cell table:style-name="ce243" table:formula="of:=IF([.H38]&gt;[.I38];[.F38];[.G38])" office:value-type="string" office:string-value="Delfini" calcext:value-type="string">
            <text:p>Delfini</text:p>
          </table:table-cell>
          <table:table-cell table:style-name="ce243" table:formula="of:=IF([.H38]&lt;[.I38];[.F38];[.G38])" office:value-type="string" office:string-value="Fenicotteri" calcext:value-type="string">
            <text:p>Fenicotteri</text:p>
          </table:table-cell>
          <table:table-cell table:style-name="ce229" table:formula="of:=1*([.H38]&gt;[.I38])" office:value-type="float" office:value="1" calcext:value-type="float">
            <text:p>1</text:p>
          </table:table-cell>
          <table:table-cell table:style-name="ce270" table:formula="of:=1*([.H38]&lt;[.I38])*NOT(AND([.H38]=0;[.I38]=20))" office:value-type="float" office:value="0" calcext:value-type="float">
            <text:p>0</text:p>
          </table:table-cell>
          <table:table-cell table:style-name="ce270" table:formula="of:=1*AND([.H38]=0;[.I38]=20)" office:value-type="float" office:value="0" calcext:value-type="float">
            <text:p>0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88" table:formula="of:=[.O38]-[.P38]" office:value-type="float" office:value="1" calcext:value-type="float">
            <text:p>+1</text:p>
          </table:table-cell>
          <table:table-cell table:style-name="ce229" table:formula="of:=1*([.I38]&gt;[.H38])" office:value-type="float" office:value="0" calcext:value-type="float">
            <text:p>0</text:p>
          </table:table-cell>
          <table:table-cell table:style-name="ce229" table:formula="of:=1*([.I38]&lt;[.H38])*NOT(AND([.H38]=20;[.I38]=0))" office:value-type="float" office:value="1" calcext:value-type="float">
            <text:p>1</text:p>
          </table:table-cell>
          <table:table-cell table:style-name="ce229" table:formula="of:=1*AND([.H38]=20;[.I38]=0)" office:value-type="float" office:value="0" calcext:value-type="float">
            <text:p>0</text:p>
          </table:table-cell>
          <table:table-cell table:style-name="ce229" table:formula="of:=[.I38]" office:value-type="float" office:value="33" calcext:value-type="float">
            <text:p>33</text:p>
          </table:table-cell>
          <table:table-cell table:style-name="ce229" table:formula="of:=[.H38]" office:value-type="float" office:value="34" calcext:value-type="float">
            <text:p>34</text:p>
          </table:table-cell>
          <table:table-cell table:style-name="ce305" table:formula="of:=[.U38]-[.V38]" office:value-type="float" office:value="-1" calcext:value-type="float">
            <text:p>-1</text:p>
          </table:table-cell>
          <table:table-cell table:number-columns-repeated="23"/>
          <table:table-cell table:style-name="ce501" table:formula="of:=IF([.AX38]=&quot;&quot;;&quot;&quot;;[.AX38]&amp;&quot;/&quot;&amp;COUNTIF([.AX38:.AX$66];[.AX38]))" office:value-type="string" office:string-value="29-32/1" calcext:value-type="string">
            <text:p>29-32/1</text:p>
          </table:table-cell>
          <table:table-cell table:style-name="ce156" office:value-type="float" office:value="84" calcext:value-type="float">
            <text:p>8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2</text:p>
          </table:table-cell>
          <table:table-cell table:style-name="ce229" office:value-type="string" calcext:value-type="string">
            <text:p>P63</text:p>
          </table:table-cell>
          <table:table-cell table:style-name="ce229" office:value-type="string" calcext:value-type="string">
            <text:p>P66</text:p>
          </table:table-cell>
          <table:table-cell table:style-name="ce243" table:formula="of:=IF(LEFT([.AY38];1)=&quot;V&quot;;VLOOKUP(NUMBERVALUE(SUBSTITUTE([.AY38];&quot;V&quot;;&quot;&quot;));B_PARTITE_2A_FASE_PER_NUMERO;10;FALSE());IF(LEFT([.AY38];1)=&quot;P&quot;;VLOOKUP(NUMBERVALUE(SUBSTITUTE([.AY38];&quot;P&quot;;&quot;&quot;));B_PARTITE_2A_FASE_PER_NUMERO;11;FALSE());VLOOKUP([.AY38];B_CLASSIFICHE_GIRONI;4;FALSE())))" office:value-type="string" office:string-value="Zebre" calcext:value-type="string">
            <text:p>Zebre</text:p>
          </table:table-cell>
          <table:table-cell table:style-name="ce243" table:formula="of:=IF(LEFT([.AZ38];1)=&quot;V&quot;;VLOOKUP(NUMBERVALUE(SUBSTITUTE([.AZ38];&quot;V&quot;;&quot;&quot;));B_PARTITE_2A_FASE_PER_NUMERO;10;FALSE());IF(LEFT([.AZ38];1)=&quot;P&quot;;VLOOKUP(NUMBERVALUE(SUBSTITUTE([.AZ38];&quot;P&quot;;&quot;&quot;));B_PARTITE_2A_FASE_PER_NUMERO;11;FALSE());VLOOKUP([.AZ38];B_CLASSIFICHE_GIRONI;4;FALSE())))" office:value-type="string" office:string-value="Serval" calcext:value-type="string">
            <text:p>Serval</text:p>
          </table:table-cell>
          <table:table-cell table:style-name="ce229" table:formula="of:=VLOOKUP([.AV38];A_5_INPUT_DATE_E_RISULTATI_2A_FASE;6;0)" office:value-type="float" office:value="52" calcext:value-type="float">
            <text:p>52</text:p>
          </table:table-cell>
          <table:table-cell table:style-name="ce229" table:formula="of:=VLOOKUP([.AV38];A_5_INPUT_DATE_E_RISULTATI_2A_FASE;7;0)" office:value-type="float" office:value="36" calcext:value-type="float">
            <text:p>36</text:p>
          </table:table-cell>
          <table:table-cell table:style-name="ce243" table:formula="of:=IF([.BC38]&gt;[.BD38];[.BA38];[.BB38])" office:value-type="string" office:string-value="Zebre" calcext:value-type="string">
            <text:p>Zebre</text:p>
          </table:table-cell>
          <table:table-cell table:style-name="ce243" table:formula="of:=IF([.BC38]&lt;[.BD38];[.BA38];[.BB38])" office:value-type="string" office:string-value="Serval" calcext:value-type="string">
            <text:p>Serval</text:p>
          </table:table-cell>
          <table:table-cell table:style-name="ce229" table:formula="of:=1*([.BC38]&gt;[.BD38])" office:value-type="float" office:value="1" calcext:value-type="float">
            <text:p>1</text:p>
          </table:table-cell>
          <table:table-cell table:style-name="ce270" table:formula="of:=1*([.BC38]&lt;[.BD38])*NOT(AND([.BC38]=0;[.BD38]=20))" office:value-type="float" office:value="0" calcext:value-type="float">
            <text:p>0</text:p>
          </table:table-cell>
          <table:table-cell table:style-name="ce270" table:formula="of:=1*AND([.BC38]=0;[.BD38]=20)" office:value-type="float" office:value="0" calcext:value-type="float">
            <text:p>0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88" table:formula="of:=[.BJ38]-[.BK38]" office:value-type="float" office:value="16" calcext:value-type="float">
            <text:p>+16</text:p>
          </table:table-cell>
          <table:table-cell table:style-name="ce229" table:formula="of:=1*([.BD38]&gt;[.BC38])" office:value-type="float" office:value="0" calcext:value-type="float">
            <text:p>0</text:p>
          </table:table-cell>
          <table:table-cell table:style-name="ce229" table:formula="of:=1*([.BD38]&lt;[.BC38])*NOT(AND([.BC38]=20;[.BD38]=0))" office:value-type="float" office:value="1" calcext:value-type="float">
            <text:p>1</text:p>
          </table:table-cell>
          <table:table-cell table:style-name="ce229" table:formula="of:=1*AND([.BC38]=20;[.BD38]=0)" office:value-type="float" office:value="0" calcext:value-type="float">
            <text:p>0</text:p>
          </table:table-cell>
          <table:table-cell table:style-name="ce229" table:formula="of:=[.BD38]" office:value-type="float" office:value="36" calcext:value-type="float">
            <text:p>36</text:p>
          </table:table-cell>
          <table:table-cell table:style-name="ce229" table:formula="of:=[.BC38]" office:value-type="float" office:value="52" calcext:value-type="float">
            <text:p>52</text:p>
          </table:table-cell>
          <table:table-cell table:style-name="ce305" table:formula="of:=[.BP38]-[.BQ38]" office:value-type="float" office:value="-16" calcext:value-type="float">
            <text:p>-16</text:p>
          </table:table-cell>
        </table:table-row>
        <table:table-row table:style-name="ro1">
          <table:table-cell table:style-name="ce156" office:value-type="float" office:value="19" calcext:value-type="float">
            <text:p>19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2</text:p>
          </table:table-cell>
          <table:table-cell table:style-name="ce243" table:formula="of:=IF([.B39]=&quot;Girone&quot;;VLOOKUP([.D39];A_SQUADRE_PER_CODICE;2);&quot;ERRORE!&quot;)" office:value-type="string" office:string-value="Istrici" calcext:value-type="string">
            <text:p>Istrici</text:p>
          </table:table-cell>
          <table:table-cell table:style-name="ce243" table:formula="of:=IF([.B39]=&quot;Girone&quot;;VLOOKUP([.E39];A_SQUADRE_PER_CODICE;2);&quot;ERRORE!&quot;)" office:value-type="string" office:string-value="Gorilla" calcext:value-type="string">
            <text:p>Gorilla</text:p>
          </table:table-cell>
          <table:table-cell table:style-name="ce229" table:formula="of:=VLOOKUP([.A39];A_4_INPUT_DATE_E_RISULTATI_GIRONI;6;0)" office:value-type="float" office:value="20" calcext:value-type="float">
            <text:p>20</text:p>
          </table:table-cell>
          <table:table-cell table:style-name="ce229" table:formula="of:=VLOOKUP([.A39];A_4_INPUT_DATE_E_RISULTATI_GIRONI;7;0)" office:value-type="float" office:value="0" calcext:value-type="float">
            <text:p>0</text:p>
          </table:table-cell>
          <table:table-cell table:style-name="ce243" table:formula="of:=IF([.H39]&gt;[.I39];[.F39];[.G39])" office:value-type="string" office:string-value="Istrici" calcext:value-type="string">
            <text:p>Istrici</text:p>
          </table:table-cell>
          <table:table-cell table:style-name="ce243" table:formula="of:=IF([.H39]&lt;[.I39];[.F39];[.G39])" office:value-type="string" office:string-value="Gorilla" calcext:value-type="string">
            <text:p>Gorilla</text:p>
          </table:table-cell>
          <table:table-cell table:style-name="ce229" table:formula="of:=1*([.H39]&gt;[.I39])" office:value-type="float" office:value="1" calcext:value-type="float">
            <text:p>1</text:p>
          </table:table-cell>
          <table:table-cell table:style-name="ce270" table:formula="of:=1*([.H39]&lt;[.I39])*NOT(AND([.H39]=0;[.I39]=20))" office:value-type="float" office:value="0" calcext:value-type="float">
            <text:p>0</text:p>
          </table:table-cell>
          <table:table-cell table:style-name="ce270" table:formula="of:=1*AND([.H39]=0;[.I39]=20)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88" table:formula="of:=[.O39]-[.P39]" office:value-type="float" office:value="20" calcext:value-type="float">
            <text:p>+20</text:p>
          </table:table-cell>
          <table:table-cell table:style-name="ce229" table:formula="of:=1*([.I39]&gt;[.H39])" office:value-type="float" office:value="0" calcext:value-type="float">
            <text:p>0</text:p>
          </table:table-cell>
          <table:table-cell table:style-name="ce229" table:formula="of:=1*([.I39]&lt;[.H39])*NOT(AND([.H39]=20;[.I39]=0))" office:value-type="float" office:value="0" calcext:value-type="float">
            <text:p>0</text:p>
          </table:table-cell>
          <table:table-cell table:style-name="ce229" table:formula="of:=1*AND([.H39]=20;[.I39]=0)" office:value-type="float" office:value="1" calcext:value-type="float">
            <text:p>1</text:p>
          </table:table-cell>
          <table:table-cell table:style-name="ce229" table:formula="of:=[.I39]" office:value-type="float" office:value="0" calcext:value-type="float">
            <text:p>0</text:p>
          </table:table-cell>
          <table:table-cell table:style-name="ce229" table:formula="of:=[.H39]" office:value-type="float" office:value="20" calcext:value-type="float">
            <text:p>20</text:p>
          </table:table-cell>
          <table:table-cell table:style-name="ce305" table:formula="of:=[.U39]-[.V39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39]=&quot;&quot;;&quot;&quot;;[.AX39]&amp;&quot;/&quot;&amp;COUNTIF([.AX39:.AX$66];[.AX39]))" office:value-type="string" office:string-value="5-8/2" calcext:value-type="string">
            <text:p>5-8/2</text:p>
          </table:table-cell>
          <table:table-cell table:style-name="ce156" office:value-type="float" office:value="85" calcext:value-type="float">
            <text:p>8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8</text:p>
          </table:table-cell>
          <table:table-cell table:style-name="ce229" office:value-type="string" calcext:value-type="string">
            <text:p>P69</text:p>
          </table:table-cell>
          <table:table-cell table:style-name="ce229" office:value-type="string" calcext:value-type="string">
            <text:p>P70</text:p>
          </table:table-cell>
          <table:table-cell table:style-name="ce243" table:formula="of:=IF(LEFT([.AY39];1)=&quot;V&quot;;VLOOKUP(NUMBERVALUE(SUBSTITUTE([.AY39];&quot;V&quot;;&quot;&quot;));B_PARTITE_2A_FASE_PER_NUMERO;10;FALSE());IF(LEFT([.AY39];1)=&quot;P&quot;;VLOOKUP(NUMBERVALUE(SUBSTITUTE([.AY39];&quot;P&quot;;&quot;&quot;));B_PARTITE_2A_FASE_PER_NUMERO;11;FALSE());VLOOKUP([.AY39];B_CLASSIFICHE_GIRONI;4;FALSE())))" office:value-type="string" office:string-value="Giaguari" calcext:value-type="string">
            <text:p>Giaguari</text:p>
          </table:table-cell>
          <table:table-cell table:style-name="ce243" table:formula="of:=IF(LEFT([.AZ39];1)=&quot;V&quot;;VLOOKUP(NUMBERVALUE(SUBSTITUTE([.AZ39];&quot;V&quot;;&quot;&quot;));B_PARTITE_2A_FASE_PER_NUMERO;10;FALSE());IF(LEFT([.AZ39];1)=&quot;P&quot;;VLOOKUP(NUMBERVALUE(SUBSTITUTE([.AZ39];&quot;P&quot;;&quot;&quot;));B_PARTITE_2A_FASE_PER_NUMERO;11;FALSE());VLOOKUP([.AZ39];B_CLASSIFICHE_GIRONI;4;FALSE())))" office:value-type="string" office:string-value="Balene" calcext:value-type="string">
            <text:p>Balene</text:p>
          </table:table-cell>
          <table:table-cell table:style-name="ce229" table:formula="of:=VLOOKUP([.AV39];A_5_INPUT_DATE_E_RISULTATI_2A_FASE;6;0)" office:value-type="float" office:value="70" calcext:value-type="float">
            <text:p>70</text:p>
          </table:table-cell>
          <table:table-cell table:style-name="ce229" table:formula="of:=VLOOKUP([.AV39];A_5_INPUT_DATE_E_RISULTATI_2A_FASE;7;0)" office:value-type="float" office:value="42" calcext:value-type="float">
            <text:p>42</text:p>
          </table:table-cell>
          <table:table-cell table:style-name="ce243" table:formula="of:=IF([.BC39]&gt;[.BD39];[.BA39];[.BB39])" office:value-type="string" office:string-value="Giaguari" calcext:value-type="string">
            <text:p>Giaguari</text:p>
          </table:table-cell>
          <table:table-cell table:style-name="ce243" table:formula="of:=IF([.BC39]&lt;[.BD39];[.BA39];[.BB39])" office:value-type="string" office:string-value="Balene" calcext:value-type="string">
            <text:p>Balene</text:p>
          </table:table-cell>
          <table:table-cell table:style-name="ce229" table:formula="of:=1*([.BC39]&gt;[.BD39])" office:value-type="float" office:value="1" calcext:value-type="float">
            <text:p>1</text:p>
          </table:table-cell>
          <table:table-cell table:style-name="ce270" table:formula="of:=1*([.BC39]&lt;[.BD39])*NOT(AND([.BC39]=0;[.BD39]=20))" office:value-type="float" office:value="0" calcext:value-type="float">
            <text:p>0</text:p>
          </table:table-cell>
          <table:table-cell table:style-name="ce270" table:formula="of:=1*AND([.BC39]=0;[.BD39]=20)" office:value-type="float" office:value="0" calcext:value-type="float">
            <text:p>0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88" table:formula="of:=[.BJ39]-[.BK39]" office:value-type="float" office:value="28" calcext:value-type="float">
            <text:p>+28</text:p>
          </table:table-cell>
          <table:table-cell table:style-name="ce229" table:formula="of:=1*([.BD39]&gt;[.BC39])" office:value-type="float" office:value="0" calcext:value-type="float">
            <text:p>0</text:p>
          </table:table-cell>
          <table:table-cell table:style-name="ce229" table:formula="of:=1*([.BD39]&lt;[.BC39])*NOT(AND([.BC39]=20;[.BD39]=0))" office:value-type="float" office:value="1" calcext:value-type="float">
            <text:p>1</text:p>
          </table:table-cell>
          <table:table-cell table:style-name="ce229" table:formula="of:=1*AND([.BC39]=20;[.BD39]=0)" office:value-type="float" office:value="0" calcext:value-type="float">
            <text:p>0</text:p>
          </table:table-cell>
          <table:table-cell table:style-name="ce229" table:formula="of:=[.BD39]" office:value-type="float" office:value="42" calcext:value-type="float">
            <text:p>42</text:p>
          </table:table-cell>
          <table:table-cell table:style-name="ce229" table:formula="of:=[.BC39]" office:value-type="float" office:value="70" calcext:value-type="float">
            <text:p>70</text:p>
          </table:table-cell>
          <table:table-cell table:style-name="ce305" table:formula="of:=[.BP39]-[.BQ39]" office:value-type="float" office:value="-28" calcext:value-type="float">
            <text:p>-28</text:p>
          </table:table-cell>
        </table:table-row>
        <table:table-row table:style-name="ro1">
          <table:table-cell table:style-name="ce156" office:value-type="float" office:value="31" calcext:value-type="float">
            <text:p>31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0]=&quot;Girone&quot;;VLOOKUP([.D40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0]=&quot;Girone&quot;;VLOOKUP([.E40];A_SQUADRE_PER_CODICE;2);&quot;ERRORE!&quot;)" office:value-type="string" office:string-value="Muli" calcext:value-type="string">
            <text:p>Muli</text:p>
          </table:table-cell>
          <table:table-cell table:style-name="ce229" table:formula="of:=VLOOKUP([.A40];A_4_INPUT_DATE_E_RISULTATI_GIRONI;6;0)" office:value-type="float" office:value="20" calcext:value-type="float">
            <text:p>20</text:p>
          </table:table-cell>
          <table:table-cell table:style-name="ce229" table:formula="of:=VLOOKUP([.A40];A_4_INPUT_DATE_E_RISULTATI_GIRONI;7;0)" office:value-type="float" office:value="0" calcext:value-type="float">
            <text:p>0</text:p>
          </table:table-cell>
          <table:table-cell table:style-name="ce243" table:formula="of:=IF([.H40]&gt;[.I40];[.F40];[.G40])" office:value-type="string" office:string-value="Istrici" calcext:value-type="string">
            <text:p>Istrici</text:p>
          </table:table-cell>
          <table:table-cell table:style-name="ce243" table:formula="of:=IF([.H40]&lt;[.I40];[.F40];[.G40])" office:value-type="string" office:string-value="Muli" calcext:value-type="string">
            <text:p>Muli</text:p>
          </table:table-cell>
          <table:table-cell table:style-name="ce229" table:formula="of:=1*([.H40]&gt;[.I40])" office:value-type="float" office:value="1" calcext:value-type="float">
            <text:p>1</text:p>
          </table:table-cell>
          <table:table-cell table:style-name="ce270" table:formula="of:=1*([.H40]&lt;[.I40])*NOT(AND([.H40]=0;[.I40]=20))" office:value-type="float" office:value="0" calcext:value-type="float">
            <text:p>0</text:p>
          </table:table-cell>
          <table:table-cell table:style-name="ce270" table:formula="of:=1*AND([.H40]=0;[.I40]=20)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88" table:formula="of:=[.O40]-[.P40]" office:value-type="float" office:value="20" calcext:value-type="float">
            <text:p>+20</text:p>
          </table:table-cell>
          <table:table-cell table:style-name="ce229" table:formula="of:=1*([.I40]&gt;[.H40])" office:value-type="float" office:value="0" calcext:value-type="float">
            <text:p>0</text:p>
          </table:table-cell>
          <table:table-cell table:style-name="ce229" table:formula="of:=1*([.I40]&lt;[.H40])*NOT(AND([.H40]=20;[.I40]=0))" office:value-type="float" office:value="0" calcext:value-type="float">
            <text:p>0</text:p>
          </table:table-cell>
          <table:table-cell table:style-name="ce229" table:formula="of:=1*AND([.H40]=20;[.I40]=0)" office:value-type="float" office:value="1" calcext:value-type="float">
            <text:p>1</text:p>
          </table:table-cell>
          <table:table-cell table:style-name="ce229" table:formula="of:=[.I40]" office:value-type="float" office:value="0" calcext:value-type="float">
            <text:p>0</text:p>
          </table:table-cell>
          <table:table-cell table:style-name="ce229" table:formula="of:=[.H40]" office:value-type="float" office:value="20" calcext:value-type="float">
            <text:p>20</text:p>
          </table:table-cell>
          <table:table-cell table:style-name="ce305" table:formula="of:=[.U40]-[.V40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0]=&quot;&quot;;&quot;&quot;;[.AX40]&amp;&quot;/&quot;&amp;COUNTIF([.AX40:.AX$66];[.AX40]))" office:value-type="string" office:string-value="5-8/1" calcext:value-type="string">
            <text:p>5-8/1</text:p>
          </table:table-cell>
          <table:table-cell table:style-name="ce156" office:value-type="float" office:value="86" calcext:value-type="float">
            <text:p>8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8</text:p>
          </table:table-cell>
          <table:table-cell table:style-name="ce229" office:value-type="string" calcext:value-type="string">
            <text:p>P73</text:p>
          </table:table-cell>
          <table:table-cell table:style-name="ce229" office:value-type="string" calcext:value-type="string">
            <text:p>P74</text:p>
          </table:table-cell>
          <table:table-cell table:style-name="ce243" table:formula="of:=IF(LEFT([.AY40];1)=&quot;V&quot;;VLOOKUP(NUMBERVALUE(SUBSTITUTE([.AY40];&quot;V&quot;;&quot;&quot;));B_PARTITE_2A_FASE_PER_NUMERO;10;FALSE());IF(LEFT([.AY40];1)=&quot;P&quot;;VLOOKUP(NUMBERVALUE(SUBSTITUTE([.AY40];&quot;P&quot;;&quot;&quot;));B_PARTITE_2A_FASE_PER_NUMERO;11;FALSE());VLOOKUP([.AY40];B_CLASSIFICHE_GIRONI;4;FALSE())))" office:value-type="string" office:string-value="Coccodrilli" calcext:value-type="string">
            <text:p>Coccodrilli</text:p>
          </table:table-cell>
          <table:table-cell table:style-name="ce243" table:formula="of:=IF(LEFT([.AZ40];1)=&quot;V&quot;;VLOOKUP(NUMBERVALUE(SUBSTITUTE([.AZ40];&quot;V&quot;;&quot;&quot;));B_PARTITE_2A_FASE_PER_NUMERO;10;FALSE());IF(LEFT([.AZ40];1)=&quot;P&quot;;VLOOKUP(NUMBERVALUE(SUBSTITUTE([.AZ40];&quot;P&quot;;&quot;&quot;));B_PARTITE_2A_FASE_PER_NUMERO;11;FALSE());VLOOKUP([.AZ40];B_CLASSIFICHE_GIRONI;4;FALSE())))" office:value-type="string" office:string-value="Piranha" calcext:value-type="string">
            <text:p>Piranha</text:p>
          </table:table-cell>
          <table:table-cell table:style-name="ce229" table:formula="of:=VLOOKUP([.AV40];A_5_INPUT_DATE_E_RISULTATI_2A_FASE;6;0)" office:value-type="float" office:value="55" calcext:value-type="float">
            <text:p>55</text:p>
          </table:table-cell>
          <table:table-cell table:style-name="ce229" table:formula="of:=VLOOKUP([.AV40];A_5_INPUT_DATE_E_RISULTATI_2A_FASE;7;0)" office:value-type="float" office:value="35" calcext:value-type="float">
            <text:p>35</text:p>
          </table:table-cell>
          <table:table-cell table:style-name="ce243" table:formula="of:=IF([.BC40]&gt;[.BD40];[.BA40];[.BB40])" office:value-type="string" office:string-value="Coccodrilli" calcext:value-type="string">
            <text:p>Coccodrilli</text:p>
          </table:table-cell>
          <table:table-cell table:style-name="ce243" table:formula="of:=IF([.BC40]&lt;[.BD40];[.BA40];[.BB40])" office:value-type="string" office:string-value="Piranha" calcext:value-type="string">
            <text:p>Piranha</text:p>
          </table:table-cell>
          <table:table-cell table:style-name="ce229" table:formula="of:=1*([.BC40]&gt;[.BD40])" office:value-type="float" office:value="1" calcext:value-type="float">
            <text:p>1</text:p>
          </table:table-cell>
          <table:table-cell table:style-name="ce270" table:formula="of:=1*([.BC40]&lt;[.BD40])*NOT(AND([.BC40]=0;[.BD40]=20))" office:value-type="float" office:value="0" calcext:value-type="float">
            <text:p>0</text:p>
          </table:table-cell>
          <table:table-cell table:style-name="ce270" table:formula="of:=1*AND([.BC40]=0;[.BD40]=20)" office:value-type="float" office:value="0" calcext:value-type="float">
            <text:p>0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88" table:formula="of:=[.BJ40]-[.BK40]" office:value-type="float" office:value="20" calcext:value-type="float">
            <text:p>+20</text:p>
          </table:table-cell>
          <table:table-cell table:style-name="ce229" table:formula="of:=1*([.BD40]&gt;[.BC40])" office:value-type="float" office:value="0" calcext:value-type="float">
            <text:p>0</text:p>
          </table:table-cell>
          <table:table-cell table:style-name="ce229" table:formula="of:=1*([.BD40]&lt;[.BC40])*NOT(AND([.BC40]=20;[.BD40]=0))" office:value-type="float" office:value="1" calcext:value-type="float">
            <text:p>1</text:p>
          </table:table-cell>
          <table:table-cell table:style-name="ce229" table:formula="of:=1*AND([.BC40]=20;[.BD40]=0)" office:value-type="float" office:value="0" calcext:value-type="float">
            <text:p>0</text:p>
          </table:table-cell>
          <table:table-cell table:style-name="ce229" table:formula="of:=[.BD40]" office:value-type="float" office:value="35" calcext:value-type="float">
            <text:p>35</text:p>
          </table:table-cell>
          <table:table-cell table:style-name="ce229" table:formula="of:=[.BC40]" office:value-type="float" office:value="55" calcext:value-type="float">
            <text:p>55</text:p>
          </table:table-cell>
          <table:table-cell table:style-name="ce305" table:formula="of:=[.BP40]-[.BQ40]" office:value-type="float" office:value="-20" calcext:value-type="float">
            <text:p>-20</text:p>
          </table:table-cell>
        </table:table-row>
        <table:table-row table:style-name="ro1">
          <table:table-cell table:style-name="ce156" office:value-type="float" office:value="43" calcext:value-type="float">
            <text:p>4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1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1]=&quot;Girone&quot;;VLOOKUP([.D41];A_SQUADRE_PER_CODICE;2);&quot;ERRORE!&quot;)" office:value-type="string" office:string-value="Istrici" calcext:value-type="string">
            <text:p>Istrici</text:p>
          </table:table-cell>
          <table:table-cell table:style-name="ce243" table:formula="of:=IF([.B41]=&quot;Girone&quot;;VLOOKUP([.E41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1];A_4_INPUT_DATE_E_RISULTATI_GIRONI;6;0)" office:value-type="float" office:value="20" calcext:value-type="float">
            <text:p>20</text:p>
          </table:table-cell>
          <table:table-cell table:style-name="ce229" table:formula="of:=VLOOKUP([.A41];A_4_INPUT_DATE_E_RISULTATI_GIRONI;7;0)" office:value-type="float" office:value="0" calcext:value-type="float">
            <text:p>0</text:p>
          </table:table-cell>
          <table:table-cell table:style-name="ce243" table:formula="of:=IF([.H41]&gt;[.I41];[.F41];[.G41])" office:value-type="string" office:string-value="Istrici" calcext:value-type="string">
            <text:p>Istrici</text:p>
          </table:table-cell>
          <table:table-cell table:style-name="ce243" table:formula="of:=IF([.H41]&lt;[.I41];[.F41];[.G41])" office:value-type="string" office:string-value="Orche" calcext:value-type="string">
            <text:p>Orche</text:p>
          </table:table-cell>
          <table:table-cell table:style-name="ce229" table:formula="of:=1*([.H41]&gt;[.I41])" office:value-type="float" office:value="1" calcext:value-type="float">
            <text:p>1</text:p>
          </table:table-cell>
          <table:table-cell table:style-name="ce270" table:formula="of:=1*([.H41]&lt;[.I41])*NOT(AND([.H41]=0;[.I41]=20))" office:value-type="float" office:value="0" calcext:value-type="float">
            <text:p>0</text:p>
          </table:table-cell>
          <table:table-cell table:style-name="ce270" table:formula="of:=1*AND([.H41]=0;[.I41]=20)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88" table:formula="of:=[.O41]-[.P41]" office:value-type="float" office:value="20" calcext:value-type="float">
            <text:p>+20</text:p>
          </table:table-cell>
          <table:table-cell table:style-name="ce229" table:formula="of:=1*([.I41]&gt;[.H41])" office:value-type="float" office:value="0" calcext:value-type="float">
            <text:p>0</text:p>
          </table:table-cell>
          <table:table-cell table:style-name="ce229" table:formula="of:=1*([.I41]&lt;[.H41])*NOT(AND([.H41]=20;[.I41]=0))" office:value-type="float" office:value="0" calcext:value-type="float">
            <text:p>0</text:p>
          </table:table-cell>
          <table:table-cell table:style-name="ce229" table:formula="of:=1*AND([.H41]=20;[.I41]=0)" office:value-type="float" office:value="1" calcext:value-type="float">
            <text:p>1</text:p>
          </table:table-cell>
          <table:table-cell table:style-name="ce229" table:formula="of:=[.I41]" office:value-type="float" office:value="0" calcext:value-type="float">
            <text:p>0</text:p>
          </table:table-cell>
          <table:table-cell table:style-name="ce229" table:formula="of:=[.H41]" office:value-type="float" office:value="20" calcext:value-type="float">
            <text:p>20</text:p>
          </table:table-cell>
          <table:table-cell table:style-name="ce305" table:formula="of:=[.U41]-[.V41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1]=&quot;&quot;;&quot;&quot;;[.AX41]&amp;&quot;/&quot;&amp;COUNTIF([.AX41:.AX$66];[.AX41]))" office:value-type="string" office:string-value="1-4/2" calcext:value-type="string">
            <text:p>1-4/2</text:p>
          </table:table-cell>
          <table:table-cell table:style-name="ce156" office:value-type="float" office:value="87" calcext:value-type="float">
            <text:p>8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4</text:p>
          </table:table-cell>
          <table:table-cell table:style-name="ce229" office:value-type="string" calcext:value-type="string">
            <text:p>V69</text:p>
          </table:table-cell>
          <table:table-cell table:style-name="ce229" office:value-type="string" calcext:value-type="string">
            <text:p>V70</text:p>
          </table:table-cell>
          <table:table-cell table:style-name="ce243" table:formula="of:=IF(LEFT([.AY41];1)=&quot;V&quot;;VLOOKUP(NUMBERVALUE(SUBSTITUTE([.AY41];&quot;V&quot;;&quot;&quot;));B_PARTITE_2A_FASE_PER_NUMERO;10;FALSE());IF(LEFT([.AY41];1)=&quot;P&quot;;VLOOKUP(NUMBERVALUE(SUBSTITUTE([.AY41];&quot;P&quot;;&quot;&quot;));B_PARTITE_2A_FASE_PER_NUMERO;11;FALSE());VLOOKUP([.AY41];B_CLASSIFICHE_GIRONI;4;FALSE())))" office:value-type="string" office:string-value="Leoni" calcext:value-type="string">
            <text:p>Leoni</text:p>
          </table:table-cell>
          <table:table-cell table:style-name="ce243" table:formula="of:=IF(LEFT([.AZ41];1)=&quot;V&quot;;VLOOKUP(NUMBERVALUE(SUBSTITUTE([.AZ41];&quot;V&quot;;&quot;&quot;));B_PARTITE_2A_FASE_PER_NUMERO;10;FALSE());IF(LEFT([.AZ41];1)=&quot;P&quot;;VLOOKUP(NUMBERVALUE(SUBSTITUTE([.AZ41];&quot;P&quot;;&quot;&quot;));B_PARTITE_2A_FASE_PER_NUMERO;11;FALSE());VLOOKUP([.AZ41];B_CLASSIFICHE_GIRONI;4;FALSE())))" office:value-type="string" office:string-value="Bisonti" calcext:value-type="string">
            <text:p>Bisonti</text:p>
          </table:table-cell>
          <table:table-cell table:style-name="ce229" table:formula="of:=VLOOKUP([.AV41];A_5_INPUT_DATE_E_RISULTATI_2A_FASE;6;0)" office:value-type="float" office:value="66" calcext:value-type="float">
            <text:p>66</text:p>
          </table:table-cell>
          <table:table-cell table:style-name="ce229" table:formula="of:=VLOOKUP([.AV41];A_5_INPUT_DATE_E_RISULTATI_2A_FASE;7;0)" office:value-type="float" office:value="31" calcext:value-type="float">
            <text:p>31</text:p>
          </table:table-cell>
          <table:table-cell table:style-name="ce243" table:formula="of:=IF([.BC41]&gt;[.BD41];[.BA41];[.BB41])" office:value-type="string" office:string-value="Leoni" calcext:value-type="string">
            <text:p>Leoni</text:p>
          </table:table-cell>
          <table:table-cell table:style-name="ce243" table:formula="of:=IF([.BC41]&lt;[.BD41];[.BA41];[.BB41])" office:value-type="string" office:string-value="Bisonti" calcext:value-type="string">
            <text:p>Bisonti</text:p>
          </table:table-cell>
          <table:table-cell table:style-name="ce229" table:formula="of:=1*([.BC41]&gt;[.BD41])" office:value-type="float" office:value="1" calcext:value-type="float">
            <text:p>1</text:p>
          </table:table-cell>
          <table:table-cell table:style-name="ce270" table:formula="of:=1*([.BC41]&lt;[.BD41])*NOT(AND([.BC41]=0;[.BD41]=20))" office:value-type="float" office:value="0" calcext:value-type="float">
            <text:p>0</text:p>
          </table:table-cell>
          <table:table-cell table:style-name="ce270" table:formula="of:=1*AND([.BC41]=0;[.BD41]=20)" office:value-type="float" office:value="0" calcext:value-type="float">
            <text:p>0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88" table:formula="of:=[.BJ41]-[.BK41]" office:value-type="float" office:value="35" calcext:value-type="float">
            <text:p>+35</text:p>
          </table:table-cell>
          <table:table-cell table:style-name="ce229" table:formula="of:=1*([.BD41]&gt;[.BC41])" office:value-type="float" office:value="0" calcext:value-type="float">
            <text:p>0</text:p>
          </table:table-cell>
          <table:table-cell table:style-name="ce229" table:formula="of:=1*([.BD41]&lt;[.BC41])*NOT(AND([.BC41]=20;[.BD41]=0))" office:value-type="float" office:value="1" calcext:value-type="float">
            <text:p>1</text:p>
          </table:table-cell>
          <table:table-cell table:style-name="ce229" table:formula="of:=1*AND([.BC41]=20;[.BD41]=0)" office:value-type="float" office:value="0" calcext:value-type="float">
            <text:p>0</text:p>
          </table:table-cell>
          <table:table-cell table:style-name="ce229" table:formula="of:=[.BD41]" office:value-type="float" office:value="31" calcext:value-type="float">
            <text:p>31</text:p>
          </table:table-cell>
          <table:table-cell table:style-name="ce229" table:formula="of:=[.BC41]" office:value-type="float" office:value="66" calcext:value-type="float">
            <text:p>66</text:p>
          </table:table-cell>
          <table:table-cell table:style-name="ce305" table:formula="of:=[.BP41]-[.BQ41]" office:value-type="float" office:value="-35" calcext:value-type="float">
            <text:p>-35</text:p>
          </table:table-cell>
        </table:table-row>
        <table:table-row table:style-name="ro1">
          <table:table-cell table:style-name="ce156" office:value-type="float" office:value="47" calcext:value-type="float">
            <text:p>47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3</text:p>
          </table:table-cell>
          <table:table-cell table:style-name="ce243" table:formula="of:=IF([.B42]=&quot;Girone&quot;;VLOOKUP([.D42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2]=&quot;Girone&quot;;VLOOKUP([.E42];A_SQUADRE_PER_CODICE;2);&quot;ERRORE!&quot;)" office:value-type="string" office:string-value="Muli" calcext:value-type="string">
            <text:p>Muli</text:p>
          </table:table-cell>
          <table:table-cell table:style-name="ce229" table:formula="of:=VLOOKUP([.A42];A_4_INPUT_DATE_E_RISULTATI_GIRONI;6;0)" office:value-type="float" office:value="20" calcext:value-type="float">
            <text:p>20</text:p>
          </table:table-cell>
          <table:table-cell table:style-name="ce229" table:formula="of:=VLOOKUP([.A42];A_4_INPUT_DATE_E_RISULTATI_GIRONI;7;0)" office:value-type="float" office:value="0" calcext:value-type="float">
            <text:p>0</text:p>
          </table:table-cell>
          <table:table-cell table:style-name="ce243" table:formula="of:=IF([.H42]&gt;[.I42];[.F42];[.G42])" office:value-type="string" office:string-value="Gorilla" calcext:value-type="string">
            <text:p>Gorilla</text:p>
          </table:table-cell>
          <table:table-cell table:style-name="ce243" table:formula="of:=IF([.H42]&lt;[.I42];[.F42];[.G42])" office:value-type="string" office:string-value="Muli" calcext:value-type="string">
            <text:p>Muli</text:p>
          </table:table-cell>
          <table:table-cell table:style-name="ce229" table:formula="of:=1*([.H42]&gt;[.I42])" office:value-type="float" office:value="1" calcext:value-type="float">
            <text:p>1</text:p>
          </table:table-cell>
          <table:table-cell table:style-name="ce270" table:formula="of:=1*([.H42]&lt;[.I42])*NOT(AND([.H42]=0;[.I42]=20))" office:value-type="float" office:value="0" calcext:value-type="float">
            <text:p>0</text:p>
          </table:table-cell>
          <table:table-cell table:style-name="ce270" table:formula="of:=1*AND([.H42]=0;[.I42]=20)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88" table:formula="of:=[.O42]-[.P42]" office:value-type="float" office:value="20" calcext:value-type="float">
            <text:p>+20</text:p>
          </table:table-cell>
          <table:table-cell table:style-name="ce229" table:formula="of:=1*([.I42]&gt;[.H42])" office:value-type="float" office:value="0" calcext:value-type="float">
            <text:p>0</text:p>
          </table:table-cell>
          <table:table-cell table:style-name="ce229" table:formula="of:=1*([.I42]&lt;[.H42])*NOT(AND([.H42]=20;[.I42]=0))" office:value-type="float" office:value="0" calcext:value-type="float">
            <text:p>0</text:p>
          </table:table-cell>
          <table:table-cell table:style-name="ce229" table:formula="of:=1*AND([.H42]=20;[.I42]=0)" office:value-type="float" office:value="1" calcext:value-type="float">
            <text:p>1</text:p>
          </table:table-cell>
          <table:table-cell table:style-name="ce229" table:formula="of:=[.I42]" office:value-type="float" office:value="0" calcext:value-type="float">
            <text:p>0</text:p>
          </table:table-cell>
          <table:table-cell table:style-name="ce229" table:formula="of:=[.H42]" office:value-type="float" office:value="20" calcext:value-type="float">
            <text:p>20</text:p>
          </table:table-cell>
          <table:table-cell table:style-name="ce305" table:formula="of:=[.U42]-[.V42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2]=&quot;&quot;;&quot;&quot;;[.AX42]&amp;&quot;/&quot;&amp;COUNTIF([.AX42:.AX$66];[.AX42]))" office:value-type="string" office:string-value="1-4/1" calcext:value-type="string">
            <text:p>1-4/1</text:p>
          </table:table-cell>
          <table:table-cell table:style-name="ce156" office:value-type="float" office:value="88" calcext:value-type="float">
            <text:p>8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-4</text:p>
          </table:table-cell>
          <table:table-cell table:style-name="ce229" office:value-type="string" calcext:value-type="string">
            <text:p>V73</text:p>
          </table:table-cell>
          <table:table-cell table:style-name="ce229" office:value-type="string" calcext:value-type="string">
            <text:p>V74</text:p>
          </table:table-cell>
          <table:table-cell table:style-name="ce243" table:formula="of:=IF(LEFT([.AY42];1)=&quot;V&quot;;VLOOKUP(NUMBERVALUE(SUBSTITUTE([.AY42];&quot;V&quot;;&quot;&quot;));B_PARTITE_2A_FASE_PER_NUMERO;10;FALSE());IF(LEFT([.AY42];1)=&quot;P&quot;;VLOOKUP(NUMBERVALUE(SUBSTITUTE([.AY42];&quot;P&quot;;&quot;&quot;));B_PARTITE_2A_FASE_PER_NUMERO;11;FALSE());VLOOKUP([.AY42];B_CLASSIFICHE_GIRONI;4;FALSE())))" office:value-type="string" office:string-value="Pantere" calcext:value-type="string">
            <text:p>Pantere</text:p>
          </table:table-cell>
          <table:table-cell table:style-name="ce243" table:formula="of:=IF(LEFT([.AZ42];1)=&quot;V&quot;;VLOOKUP(NUMBERVALUE(SUBSTITUTE([.AZ42];&quot;V&quot;;&quot;&quot;));B_PARTITE_2A_FASE_PER_NUMERO;10;FALSE());IF(LEFT([.AZ42];1)=&quot;P&quot;;VLOOKUP(NUMBERVALUE(SUBSTITUTE([.AZ42];&quot;P&quot;;&quot;&quot;));B_PARTITE_2A_FASE_PER_NUMERO;11;FALSE());VLOOKUP([.AZ42];B_CLASSIFICHE_GIRONI;4;FALSE())))" office:value-type="string" office:string-value="Istrici" calcext:value-type="string">
            <text:p>Istrici</text:p>
          </table:table-cell>
          <table:table-cell table:style-name="ce229" table:formula="of:=VLOOKUP([.AV42];A_5_INPUT_DATE_E_RISULTATI_2A_FASE;6;0)" office:value-type="float" office:value="68" calcext:value-type="float">
            <text:p>68</text:p>
          </table:table-cell>
          <table:table-cell table:style-name="ce229" table:formula="of:=VLOOKUP([.AV42];A_5_INPUT_DATE_E_RISULTATI_2A_FASE;7;0)" office:value-type="float" office:value="47" calcext:value-type="float">
            <text:p>47</text:p>
          </table:table-cell>
          <table:table-cell table:style-name="ce243" table:formula="of:=IF([.BC42]&gt;[.BD42];[.BA42];[.BB42])" office:value-type="string" office:string-value="Pantere" calcext:value-type="string">
            <text:p>Pantere</text:p>
          </table:table-cell>
          <table:table-cell table:style-name="ce243" table:formula="of:=IF([.BC42]&lt;[.BD42];[.BA42];[.BB42])" office:value-type="string" office:string-value="Istrici" calcext:value-type="string">
            <text:p>Istrici</text:p>
          </table:table-cell>
          <table:table-cell table:style-name="ce229" table:formula="of:=1*([.BC42]&gt;[.BD42])" office:value-type="float" office:value="1" calcext:value-type="float">
            <text:p>1</text:p>
          </table:table-cell>
          <table:table-cell table:style-name="ce270" table:formula="of:=1*([.BC42]&lt;[.BD42])*NOT(AND([.BC42]=0;[.BD42]=20))" office:value-type="float" office:value="0" calcext:value-type="float">
            <text:p>0</text:p>
          </table:table-cell>
          <table:table-cell table:style-name="ce270" table:formula="of:=1*AND([.BC42]=0;[.BD42]=20)" office:value-type="float" office:value="0" calcext:value-type="float">
            <text:p>0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88" table:formula="of:=[.BJ42]-[.BK42]" office:value-type="float" office:value="21" calcext:value-type="float">
            <text:p>+21</text:p>
          </table:table-cell>
          <table:table-cell table:style-name="ce229" table:formula="of:=1*([.BD42]&gt;[.BC42])" office:value-type="float" office:value="0" calcext:value-type="float">
            <text:p>0</text:p>
          </table:table-cell>
          <table:table-cell table:style-name="ce229" table:formula="of:=1*([.BD42]&lt;[.BC42])*NOT(AND([.BC42]=20;[.BD42]=0))" office:value-type="float" office:value="1" calcext:value-type="float">
            <text:p>1</text:p>
          </table:table-cell>
          <table:table-cell table:style-name="ce229" table:formula="of:=1*AND([.BC42]=20;[.BD42]=0)" office:value-type="float" office:value="0" calcext:value-type="float">
            <text:p>0</text:p>
          </table:table-cell>
          <table:table-cell table:style-name="ce229" table:formula="of:=[.BD42]" office:value-type="float" office:value="47" calcext:value-type="float">
            <text:p>47</text:p>
          </table:table-cell>
          <table:table-cell table:style-name="ce229" table:formula="of:=[.BC42]" office:value-type="float" office:value="68" calcext:value-type="float">
            <text:p>68</text:p>
          </table:table-cell>
          <table:table-cell table:style-name="ce305" table:formula="of:=[.BP42]-[.BQ42]" office:value-type="float" office:value="-21" calcext:value-type="float">
            <text:p>-21</text:p>
          </table:table-cell>
        </table:table-row>
        <table:table-row table:style-name="ro1">
          <table:table-cell table:style-name="ce156" office:value-type="float" office:value="35" calcext:value-type="float">
            <text:p>35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2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3]=&quot;Girone&quot;;VLOOKUP([.D43];A_SQUADRE_PER_CODICE;2);&quot;ERRORE!&quot;)" office:value-type="string" office:string-value="Gorilla" calcext:value-type="string">
            <text:p>Gorilla</text:p>
          </table:table-cell>
          <table:table-cell table:style-name="ce243" table:formula="of:=IF([.B43]=&quot;Girone&quot;;VLOOKUP([.E43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3];A_4_INPUT_DATE_E_RISULTATI_GIRONI;6;0)" office:value-type="float" office:value="20" calcext:value-type="float">
            <text:p>20</text:p>
          </table:table-cell>
          <table:table-cell table:style-name="ce229" table:formula="of:=VLOOKUP([.A43];A_4_INPUT_DATE_E_RISULTATI_GIRONI;7;0)" office:value-type="float" office:value="0" calcext:value-type="float">
            <text:p>0</text:p>
          </table:table-cell>
          <table:table-cell table:style-name="ce243" table:formula="of:=IF([.H43]&gt;[.I43];[.F43];[.G43])" office:value-type="string" office:string-value="Gorilla" calcext:value-type="string">
            <text:p>Gorilla</text:p>
          </table:table-cell>
          <table:table-cell table:style-name="ce243" table:formula="of:=IF([.H43]&lt;[.I43];[.F43];[.G43])" office:value-type="string" office:string-value="Orche" calcext:value-type="string">
            <text:p>Orche</text:p>
          </table:table-cell>
          <table:table-cell table:style-name="ce229" table:formula="of:=1*([.H43]&gt;[.I43])" office:value-type="float" office:value="1" calcext:value-type="float">
            <text:p>1</text:p>
          </table:table-cell>
          <table:table-cell table:style-name="ce270" table:formula="of:=1*([.H43]&lt;[.I43])*NOT(AND([.H43]=0;[.I43]=20))" office:value-type="float" office:value="0" calcext:value-type="float">
            <text:p>0</text:p>
          </table:table-cell>
          <table:table-cell table:style-name="ce270" table:formula="of:=1*AND([.H43]=0;[.I43]=20)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88" table:formula="of:=[.O43]-[.P43]" office:value-type="float" office:value="20" calcext:value-type="float">
            <text:p>+20</text:p>
          </table:table-cell>
          <table:table-cell table:style-name="ce229" table:formula="of:=1*([.I43]&gt;[.H43])" office:value-type="float" office:value="0" calcext:value-type="float">
            <text:p>0</text:p>
          </table:table-cell>
          <table:table-cell table:style-name="ce229" table:formula="of:=1*([.I43]&lt;[.H43])*NOT(AND([.H43]=20;[.I43]=0))" office:value-type="float" office:value="0" calcext:value-type="float">
            <text:p>0</text:p>
          </table:table-cell>
          <table:table-cell table:style-name="ce229" table:formula="of:=1*AND([.H43]=20;[.I43]=0)" office:value-type="float" office:value="1" calcext:value-type="float">
            <text:p>1</text:p>
          </table:table-cell>
          <table:table-cell table:style-name="ce229" table:formula="of:=[.I43]" office:value-type="float" office:value="0" calcext:value-type="float">
            <text:p>0</text:p>
          </table:table-cell>
          <table:table-cell table:style-name="ce229" table:formula="of:=[.H43]" office:value-type="float" office:value="20" calcext:value-type="float">
            <text:p>20</text:p>
          </table:table-cell>
          <table:table-cell table:style-name="ce305" table:formula="of:=[.U43]-[.V43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43]=&quot;&quot;;&quot;&quot;;[.AX43]&amp;&quot;/&quot;&amp;COUNTIF([.AX43:.AX$66];[.AX43]))" office:value-type="string" office:string-value="9-12/2" calcext:value-type="string">
            <text:p>9-12/2</text:p>
          </table:table-cell>
          <table:table-cell table:style-name="ce156" office:value-type="float" office:value="89" calcext:value-type="float">
            <text:p>8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2</text:p>
          </table:table-cell>
          <table:table-cell table:style-name="ce229" office:value-type="string" calcext:value-type="string">
            <text:p>V77</text:p>
          </table:table-cell>
          <table:table-cell table:style-name="ce229" office:value-type="string" calcext:value-type="string">
            <text:p>V78</text:p>
          </table:table-cell>
          <table:table-cell table:style-name="ce243" table:formula="of:=IF(LEFT([.AY43];1)=&quot;V&quot;;VLOOKUP(NUMBERVALUE(SUBSTITUTE([.AY43];&quot;V&quot;;&quot;&quot;));B_PARTITE_2A_FASE_PER_NUMERO;10;FALSE());IF(LEFT([.AY43];1)=&quot;P&quot;;VLOOKUP(NUMBERVALUE(SUBSTITUTE([.AY43];&quot;P&quot;;&quot;&quot;));B_PARTITE_2A_FASE_PER_NUMERO;11;FALSE());VLOOKUP([.AY43];B_CLASSIFICHE_GIRONI;4;FALSE())))" office:value-type="string" office:string-value="Giraffe" calcext:value-type="string">
            <text:p>Giraffe</text:p>
          </table:table-cell>
          <table:table-cell table:style-name="ce243" table:formula="of:=IF(LEFT([.AZ43];1)=&quot;V&quot;;VLOOKUP(NUMBERVALUE(SUBSTITUTE([.AZ43];&quot;V&quot;;&quot;&quot;));B_PARTITE_2A_FASE_PER_NUMERO;10;FALSE());IF(LEFT([.AZ43];1)=&quot;P&quot;;VLOOKUP(NUMBERVALUE(SUBSTITUTE([.AZ43];&quot;P&quot;;&quot;&quot;));B_PARTITE_2A_FASE_PER_NUMERO;11;FALSE());VLOOKUP([.AZ43];B_CLASSIFICHE_GIRONI;4;FALSE())))" office:value-type="string" office:string-value="Gorilla" calcext:value-type="string">
            <text:p>Gorilla</text:p>
          </table:table-cell>
          <table:table-cell table:style-name="ce229" table:formula="of:=VLOOKUP([.AV43];A_5_INPUT_DATE_E_RISULTATI_2A_FASE;6;0)" office:value-type="float" office:value="66" calcext:value-type="float">
            <text:p>66</text:p>
          </table:table-cell>
          <table:table-cell table:style-name="ce229" table:formula="of:=VLOOKUP([.AV43];A_5_INPUT_DATE_E_RISULTATI_2A_FASE;7;0)" office:value-type="float" office:value="32" calcext:value-type="float">
            <text:p>32</text:p>
          </table:table-cell>
          <table:table-cell table:style-name="ce243" table:formula="of:=IF([.BC43]&gt;[.BD43];[.BA43];[.BB43])" office:value-type="string" office:string-value="Giraffe" calcext:value-type="string">
            <text:p>Giraffe</text:p>
          </table:table-cell>
          <table:table-cell table:style-name="ce243" table:formula="of:=IF([.BC43]&lt;[.BD43];[.BA43];[.BB43])" office:value-type="string" office:string-value="Gorilla" calcext:value-type="string">
            <text:p>Gorilla</text:p>
          </table:table-cell>
          <table:table-cell table:style-name="ce229" table:formula="of:=1*([.BC43]&gt;[.BD43])" office:value-type="float" office:value="1" calcext:value-type="float">
            <text:p>1</text:p>
          </table:table-cell>
          <table:table-cell table:style-name="ce270" table:formula="of:=1*([.BC43]&lt;[.BD43])*NOT(AND([.BC43]=0;[.BD43]=20))" office:value-type="float" office:value="0" calcext:value-type="float">
            <text:p>0</text:p>
          </table:table-cell>
          <table:table-cell table:style-name="ce270" table:formula="of:=1*AND([.BC43]=0;[.BD43]=20)" office:value-type="float" office:value="0" calcext:value-type="float">
            <text:p>0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88" table:formula="of:=[.BJ43]-[.BK43]" office:value-type="float" office:value="34" calcext:value-type="float">
            <text:p>+34</text:p>
          </table:table-cell>
          <table:table-cell table:style-name="ce229" table:formula="of:=1*([.BD43]&gt;[.BC43])" office:value-type="float" office:value="0" calcext:value-type="float">
            <text:p>0</text:p>
          </table:table-cell>
          <table:table-cell table:style-name="ce229" table:formula="of:=1*([.BD43]&lt;[.BC43])*NOT(AND([.BC43]=20;[.BD43]=0))" office:value-type="float" office:value="1" calcext:value-type="float">
            <text:p>1</text:p>
          </table:table-cell>
          <table:table-cell table:style-name="ce229" table:formula="of:=1*AND([.BC43]=20;[.BD43]=0)" office:value-type="float" office:value="0" calcext:value-type="float">
            <text:p>0</text:p>
          </table:table-cell>
          <table:table-cell table:style-name="ce229" table:formula="of:=[.BD43]" office:value-type="float" office:value="32" calcext:value-type="float">
            <text:p>32</text:p>
          </table:table-cell>
          <table:table-cell table:style-name="ce229" table:formula="of:=[.BC43]" office:value-type="float" office:value="66" calcext:value-type="float">
            <text:p>66</text:p>
          </table:table-cell>
          <table:table-cell table:style-name="ce305" table:formula="of:=[.BP43]-[.BQ43]" office:value-type="float" office:value="-34" calcext:value-type="float">
            <text:p>-34</text:p>
          </table:table-cell>
        </table:table-row>
        <table:table-row table:style-name="ro1">
          <table:table-cell table:style-name="ce156" office:value-type="float" office:value="23" calcext:value-type="float">
            <text:p>23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G</text:p>
          </table:table-cell>
          <table:table-cell table:style-name="ce229" office:value-type="string" calcext:value-type="string">
            <text:p>G3</text:p>
          </table:table-cell>
          <table:table-cell table:style-name="ce229" office:value-type="string" calcext:value-type="string">
            <text:p>G4</text:p>
          </table:table-cell>
          <table:table-cell table:style-name="ce243" table:formula="of:=IF([.B44]=&quot;Girone&quot;;VLOOKUP([.D44];A_SQUADRE_PER_CODICE;2);&quot;ERRORE!&quot;)" office:value-type="string" office:string-value="Muli" calcext:value-type="string">
            <text:p>Muli</text:p>
          </table:table-cell>
          <table:table-cell table:style-name="ce243" table:formula="of:=IF([.B44]=&quot;Girone&quot;;VLOOKUP([.E44];A_SQUADRE_PER_CODICE;2);&quot;ERRORE!&quot;)" office:value-type="string" office:string-value="Orche" calcext:value-type="string">
            <text:p>Orche</text:p>
          </table:table-cell>
          <table:table-cell table:style-name="ce229" table:formula="of:=VLOOKUP([.A44];A_4_INPUT_DATE_E_RISULTATI_GIRONI;6;0)" office:value-type="float" office:value="0" calcext:value-type="float">
            <text:p>0</text:p>
          </table:table-cell>
          <table:table-cell table:style-name="ce229" table:formula="of:=VLOOKUP([.A44];A_4_INPUT_DATE_E_RISULTATI_GIRONI;7;0)" office:value-type="float" office:value="20" calcext:value-type="float">
            <text:p>20</text:p>
          </table:table-cell>
          <table:table-cell table:style-name="ce243" table:formula="of:=IF([.H44]&gt;[.I44];[.F44];[.G44])" office:value-type="string" office:string-value="Orche" calcext:value-type="string">
            <text:p>Orche</text:p>
          </table:table-cell>
          <table:table-cell table:style-name="ce243" table:formula="of:=IF([.H44]&lt;[.I44];[.F44];[.G44])" office:value-type="string" office:string-value="Muli" calcext:value-type="string">
            <text:p>Muli</text:p>
          </table:table-cell>
          <table:table-cell table:style-name="ce229" table:formula="of:=1*([.H44]&gt;[.I44])" office:value-type="float" office:value="0" calcext:value-type="float">
            <text:p>0</text:p>
          </table:table-cell>
          <table:table-cell table:style-name="ce270" table:formula="of:=1*([.H44]&lt;[.I44])*NOT(AND([.H44]=0;[.I44]=20))" office:value-type="float" office:value="0" calcext:value-type="float">
            <text:p>0</text:p>
          </table:table-cell>
          <table:table-cell table:style-name="ce270" table:formula="of:=1*AND([.H44]=0;[.I44]=20)" office:value-type="float" office:value="1" calcext:value-type="float">
            <text:p>1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88" table:formula="of:=[.O44]-[.P44]" office:value-type="float" office:value="-20" calcext:value-type="float">
            <text:p>-20</text:p>
          </table:table-cell>
          <table:table-cell table:style-name="ce229" table:formula="of:=1*([.I44]&gt;[.H44])" office:value-type="float" office:value="1" calcext:value-type="float">
            <text:p>1</text:p>
          </table:table-cell>
          <table:table-cell table:style-name="ce229" table:formula="of:=1*([.I44]&lt;[.H44])*NOT(AND([.H44]=20;[.I44]=0))" office:value-type="float" office:value="0" calcext:value-type="float">
            <text:p>0</text:p>
          </table:table-cell>
          <table:table-cell table:style-name="ce229" table:formula="of:=1*AND([.H44]=20;[.I44]=0)" office:value-type="float" office:value="0" calcext:value-type="float">
            <text:p>0</text:p>
          </table:table-cell>
          <table:table-cell table:style-name="ce229" table:formula="of:=[.I44]" office:value-type="float" office:value="20" calcext:value-type="float">
            <text:p>20</text:p>
          </table:table-cell>
          <table:table-cell table:style-name="ce229" table:formula="of:=[.H44]" office:value-type="float" office:value="0" calcext:value-type="float">
            <text:p>0</text:p>
          </table:table-cell>
          <table:table-cell table:style-name="ce305" table:formula="of:=[.U44]-[.V44]" office:value-type="float" office:value="20" calcext:value-type="float">
            <text:p>+20</text:p>
          </table:table-cell>
          <table:table-cell table:number-columns-repeated="23"/>
          <table:table-cell table:style-name="ce501" table:formula="of:=IF([.AX44]=&quot;&quot;;&quot;&quot;;[.AX44]&amp;&quot;/&quot;&amp;COUNTIF([.AX44:.AX$66];[.AX44]))" office:value-type="string" office:string-value="9-12/1" calcext:value-type="string">
            <text:p>9-12/1</text:p>
          </table:table-cell>
          <table:table-cell table:style-name="ce156" office:value-type="float" office:value="90" calcext:value-type="float">
            <text:p>9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2</text:p>
          </table:table-cell>
          <table:table-cell table:style-name="ce229" office:value-type="string" calcext:value-type="string">
            <text:p>V79</text:p>
          </table:table-cell>
          <table:table-cell table:style-name="ce229" office:value-type="string" calcext:value-type="string">
            <text:p>V80</text:p>
          </table:table-cell>
          <table:table-cell table:style-name="ce243" table:formula="of:=IF(LEFT([.AY44];1)=&quot;V&quot;;VLOOKUP(NUMBERVALUE(SUBSTITUTE([.AY44];&quot;V&quot;;&quot;&quot;));B_PARTITE_2A_FASE_PER_NUMERO;10;FALSE());IF(LEFT([.AY44];1)=&quot;P&quot;;VLOOKUP(NUMBERVALUE(SUBSTITUTE([.AY44];&quot;P&quot;;&quot;&quot;));B_PARTITE_2A_FASE_PER_NUMERO;11;FALSE());VLOOKUP([.AY44];B_CLASSIFICHE_GIRONI;4;FALSE())))" office:value-type="string" office:string-value="Elefanti" calcext:value-type="string">
            <text:p>Elefanti</text:p>
          </table:table-cell>
          <table:table-cell table:style-name="ce243" table:formula="of:=IF(LEFT([.AZ44];1)=&quot;V&quot;;VLOOKUP(NUMBERVALUE(SUBSTITUTE([.AZ44];&quot;V&quot;;&quot;&quot;));B_PARTITE_2A_FASE_PER_NUMERO;10;FALSE());IF(LEFT([.AZ44];1)=&quot;P&quot;;VLOOKUP(NUMBERVALUE(SUBSTITUTE([.AZ44];&quot;P&quot;;&quot;&quot;));B_PARTITE_2A_FASE_PER_NUMERO;11;FALSE());VLOOKUP([.AZ44];B_CLASSIFICHE_GIRONI;4;FALSE())))" office:value-type="string" office:string-value="Bufali" calcext:value-type="string">
            <text:p>Bufali</text:p>
          </table:table-cell>
          <table:table-cell table:style-name="ce229" table:formula="of:=VLOOKUP([.AV44];A_5_INPUT_DATE_E_RISULTATI_2A_FASE;6;0)" office:value-type="float" office:value="52" calcext:value-type="float">
            <text:p>52</text:p>
          </table:table-cell>
          <table:table-cell table:style-name="ce229" table:formula="of:=VLOOKUP([.AV44];A_5_INPUT_DATE_E_RISULTATI_2A_FASE;7;0)" office:value-type="float" office:value="30" calcext:value-type="float">
            <text:p>30</text:p>
          </table:table-cell>
          <table:table-cell table:style-name="ce243" table:formula="of:=IF([.BC44]&gt;[.BD44];[.BA44];[.BB44])" office:value-type="string" office:string-value="Elefanti" calcext:value-type="string">
            <text:p>Elefanti</text:p>
          </table:table-cell>
          <table:table-cell table:style-name="ce243" table:formula="of:=IF([.BC44]&lt;[.BD44];[.BA44];[.BB44])" office:value-type="string" office:string-value="Bufali" calcext:value-type="string">
            <text:p>Bufali</text:p>
          </table:table-cell>
          <table:table-cell table:style-name="ce229" table:formula="of:=1*([.BC44]&gt;[.BD44])" office:value-type="float" office:value="1" calcext:value-type="float">
            <text:p>1</text:p>
          </table:table-cell>
          <table:table-cell table:style-name="ce270" table:formula="of:=1*([.BC44]&lt;[.BD44])*NOT(AND([.BC44]=0;[.BD44]=20))" office:value-type="float" office:value="0" calcext:value-type="float">
            <text:p>0</text:p>
          </table:table-cell>
          <table:table-cell table:style-name="ce270" table:formula="of:=1*AND([.BC44]=0;[.BD44]=20)" office:value-type="float" office:value="0" calcext:value-type="float">
            <text:p>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88" table:formula="of:=[.BJ44]-[.BK44]" office:value-type="float" office:value="22" calcext:value-type="float">
            <text:p>+22</text:p>
          </table:table-cell>
          <table:table-cell table:style-name="ce229" table:formula="of:=1*([.BD44]&gt;[.BC44])" office:value-type="float" office:value="0" calcext:value-type="float">
            <text:p>0</text:p>
          </table:table-cell>
          <table:table-cell table:style-name="ce229" table:formula="of:=1*([.BD44]&lt;[.BC44])*NOT(AND([.BC44]=20;[.BD44]=0))" office:value-type="float" office:value="1" calcext:value-type="float">
            <text:p>1</text:p>
          </table:table-cell>
          <table:table-cell table:style-name="ce229" table:formula="of:=1*AND([.BC44]=20;[.BD44]=0)" office:value-type="float" office:value="0" calcext:value-type="float">
            <text:p>0</text:p>
          </table:table-cell>
          <table:table-cell table:style-name="ce229" table:formula="of:=[.BD44]" office:value-type="float" office:value="30" calcext:value-type="float">
            <text:p>30</text:p>
          </table:table-cell>
          <table:table-cell table:style-name="ce229" table:formula="of:=[.BC44]" office:value-type="float" office:value="52" calcext:value-type="float">
            <text:p>52</text:p>
          </table:table-cell>
          <table:table-cell table:style-name="ce305" table:formula="of:=[.BP44]-[.BQ44]" office:value-type="float" office:value="-22" calcext:value-type="float">
            <text:p>-22</text:p>
          </table:table-cell>
        </table:table-row>
        <table:table-row table:style-name="ro1">
          <table:table-cell table:style-name="ce156" office:value-type="float" office:value="20" calcext:value-type="float">
            <text:p>20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2</text:p>
          </table:table-cell>
          <table:table-cell table:style-name="ce243" table:formula="of:=IF([.B45]=&quot;Girone&quot;;VLOOKUP([.D45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5]=&quot;Girone&quot;;VLOOKUP([.E45];A_SQUADRE_PER_CODICE;2);&quot;ERRORE!&quot;)" office:value-type="string" office:string-value="Scorpioni" calcext:value-type="string">
            <text:p>Scorpioni</text:p>
          </table:table-cell>
          <table:table-cell table:style-name="ce229" table:formula="of:=VLOOKUP([.A45];A_4_INPUT_DATE_E_RISULTATI_GIRONI;6;0)" office:value-type="float" office:value="100" calcext:value-type="float">
            <text:p>100</text:p>
          </table:table-cell>
          <table:table-cell table:style-name="ce229" table:formula="of:=VLOOKUP([.A45];A_4_INPUT_DATE_E_RISULTATI_GIRONI;7;0)" office:value-type="float" office:value="83" calcext:value-type="float">
            <text:p>83</text:p>
          </table:table-cell>
          <table:table-cell table:style-name="ce243" table:formula="of:=IF([.H45]&gt;[.I45];[.F45];[.G45])" office:value-type="string" office:string-value="Piranha" calcext:value-type="string">
            <text:p>Piranha</text:p>
          </table:table-cell>
          <table:table-cell table:style-name="ce243" table:formula="of:=IF([.H45]&lt;[.I45];[.F45];[.G45])" office:value-type="string" office:string-value="Scorpioni" calcext:value-type="string">
            <text:p>Scorpioni</text:p>
          </table:table-cell>
          <table:table-cell table:style-name="ce229" table:formula="of:=1*([.H45]&gt;[.I45])" office:value-type="float" office:value="1" calcext:value-type="float">
            <text:p>1</text:p>
          </table:table-cell>
          <table:table-cell table:style-name="ce270" table:formula="of:=1*([.H45]&lt;[.I45])*NOT(AND([.H45]=0;[.I45]=20))" office:value-type="float" office:value="0" calcext:value-type="float">
            <text:p>0</text:p>
          </table:table-cell>
          <table:table-cell table:style-name="ce270" table:formula="of:=1*AND([.H45]=0;[.I45]=20)" office:value-type="float" office:value="0" calcext:value-type="float">
            <text:p>0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88" table:formula="of:=[.O45]-[.P45]" office:value-type="float" office:value="17" calcext:value-type="float">
            <text:p>+17</text:p>
          </table:table-cell>
          <table:table-cell table:style-name="ce229" table:formula="of:=1*([.I45]&gt;[.H45])" office:value-type="float" office:value="0" calcext:value-type="float">
            <text:p>0</text:p>
          </table:table-cell>
          <table:table-cell table:style-name="ce229" table:formula="of:=1*([.I45]&lt;[.H45])*NOT(AND([.H45]=20;[.I45]=0))" office:value-type="float" office:value="1" calcext:value-type="float">
            <text:p>1</text:p>
          </table:table-cell>
          <table:table-cell table:style-name="ce229" table:formula="of:=1*AND([.H45]=20;[.I45]=0)" office:value-type="float" office:value="0" calcext:value-type="float">
            <text:p>0</text:p>
          </table:table-cell>
          <table:table-cell table:style-name="ce229" table:formula="of:=[.I45]" office:value-type="float" office:value="83" calcext:value-type="float">
            <text:p>83</text:p>
          </table:table-cell>
          <table:table-cell table:style-name="ce229" table:formula="of:=[.H45]" office:value-type="float" office:value="100" calcext:value-type="float">
            <text:p>100</text:p>
          </table:table-cell>
          <table:table-cell table:style-name="ce305" table:formula="of:=[.U45]-[.V45]" office:value-type="float" office:value="-17" calcext:value-type="float">
            <text:p>-17</text:p>
          </table:table-cell>
          <table:table-cell table:number-columns-repeated="23"/>
          <table:table-cell table:style-name="ce501" table:formula="of:=IF([.AX45]=&quot;&quot;;&quot;&quot;;[.AX45]&amp;&quot;/&quot;&amp;COUNTIF([.AX45:.AX$66];[.AX45]))" office:value-type="string" office:string-value="13-16/2" calcext:value-type="string">
            <text:p>13-16/2</text:p>
          </table:table-cell>
          <table:table-cell table:style-name="ce156" office:value-type="float" office:value="91" calcext:value-type="float">
            <text:p>9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6</text:p>
          </table:table-cell>
          <table:table-cell table:style-name="ce229" office:value-type="string" calcext:value-type="string">
            <text:p>P77</text:p>
          </table:table-cell>
          <table:table-cell table:style-name="ce229" office:value-type="string" calcext:value-type="string">
            <text:p>P78</text:p>
          </table:table-cell>
          <table:table-cell table:style-name="ce243" table:formula="of:=IF(LEFT([.AY45];1)=&quot;V&quot;;VLOOKUP(NUMBERVALUE(SUBSTITUTE([.AY45];&quot;V&quot;;&quot;&quot;));B_PARTITE_2A_FASE_PER_NUMERO;10;FALSE());IF(LEFT([.AY45];1)=&quot;P&quot;;VLOOKUP(NUMBERVALUE(SUBSTITUTE([.AY45];&quot;P&quot;;&quot;&quot;));B_PARTITE_2A_FASE_PER_NUMERO;11;FALSE());VLOOKUP([.AY45];B_CLASSIFICHE_GIRONI;4;FALSE())))" office:value-type="string" office:string-value="Pitoni" calcext:value-type="string">
            <text:p>Pitoni</text:p>
          </table:table-cell>
          <table:table-cell table:style-name="ce243" table:formula="of:=IF(LEFT([.AZ45];1)=&quot;V&quot;;VLOOKUP(NUMBERVALUE(SUBSTITUTE([.AZ45];&quot;V&quot;;&quot;&quot;));B_PARTITE_2A_FASE_PER_NUMERO;10;FALSE());IF(LEFT([.AZ45];1)=&quot;P&quot;;VLOOKUP(NUMBERVALUE(SUBSTITUTE([.AZ45];&quot;P&quot;;&quot;&quot;));B_PARTITE_2A_FASE_PER_NUMERO;11;FALSE());VLOOKUP([.AZ45];B_CLASSIFICHE_GIRONI;4;FALSE())))" office:value-type="string" office:string-value="Scorpioni" calcext:value-type="string">
            <text:p>Scorpioni</text:p>
          </table:table-cell>
          <table:table-cell table:style-name="ce229" table:formula="of:=VLOOKUP([.AV45];A_5_INPUT_DATE_E_RISULTATI_2A_FASE;6;0)" office:value-type="float" office:value="54" calcext:value-type="float">
            <text:p>54</text:p>
          </table:table-cell>
          <table:table-cell table:style-name="ce229" table:formula="of:=VLOOKUP([.AV45];A_5_INPUT_DATE_E_RISULTATI_2A_FASE;7;0)" office:value-type="float" office:value="36" calcext:value-type="float">
            <text:p>36</text:p>
          </table:table-cell>
          <table:table-cell table:style-name="ce243" table:formula="of:=IF([.BC45]&gt;[.BD45];[.BA45];[.BB45])" office:value-type="string" office:string-value="Pitoni" calcext:value-type="string">
            <text:p>Pitoni</text:p>
          </table:table-cell>
          <table:table-cell table:style-name="ce243" table:formula="of:=IF([.BC45]&lt;[.BD45];[.BA45];[.BB45])" office:value-type="string" office:string-value="Scorpioni" calcext:value-type="string">
            <text:p>Scorpioni</text:p>
          </table:table-cell>
          <table:table-cell table:style-name="ce229" table:formula="of:=1*([.BC45]&gt;[.BD45])" office:value-type="float" office:value="1" calcext:value-type="float">
            <text:p>1</text:p>
          </table:table-cell>
          <table:table-cell table:style-name="ce270" table:formula="of:=1*([.BC45]&lt;[.BD45])*NOT(AND([.BC45]=0;[.BD45]=20))" office:value-type="float" office:value="0" calcext:value-type="float">
            <text:p>0</text:p>
          </table:table-cell>
          <table:table-cell table:style-name="ce270" table:formula="of:=1*AND([.BC45]=0;[.BD45]=20)" office:value-type="float" office:value="0" calcext:value-type="float">
            <text:p>0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88" table:formula="of:=[.BJ45]-[.BK45]" office:value-type="float" office:value="18" calcext:value-type="float">
            <text:p>+18</text:p>
          </table:table-cell>
          <table:table-cell table:style-name="ce229" table:formula="of:=1*([.BD45]&gt;[.BC45])" office:value-type="float" office:value="0" calcext:value-type="float">
            <text:p>0</text:p>
          </table:table-cell>
          <table:table-cell table:style-name="ce229" table:formula="of:=1*([.BD45]&lt;[.BC45])*NOT(AND([.BC45]=20;[.BD45]=0))" office:value-type="float" office:value="1" calcext:value-type="float">
            <text:p>1</text:p>
          </table:table-cell>
          <table:table-cell table:style-name="ce229" table:formula="of:=1*AND([.BC45]=20;[.BD45]=0)" office:value-type="float" office:value="0" calcext:value-type="float">
            <text:p>0</text:p>
          </table:table-cell>
          <table:table-cell table:style-name="ce229" table:formula="of:=[.BD45]" office:value-type="float" office:value="36" calcext:value-type="float">
            <text:p>36</text:p>
          </table:table-cell>
          <table:table-cell table:style-name="ce229" table:formula="of:=[.BC45]" office:value-type="float" office:value="54" calcext:value-type="float">
            <text:p>54</text:p>
          </table:table-cell>
          <table:table-cell table:style-name="ce305" table:formula="of:=[.BP45]-[.BQ45]" office:value-type="float" office:value="-18" calcext:value-type="float">
            <text:p>-18</text:p>
          </table:table-cell>
        </table:table-row>
        <table:table-row table:style-name="ro1">
          <table:table-cell table:style-name="ce156" office:value-type="float" office:value="32" calcext:value-type="float">
            <text:p>32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6]=&quot;Girone&quot;;VLOOKUP([.D46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6]=&quot;Girone&quot;;VLOOKUP([.E46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6];A_4_INPUT_DATE_E_RISULTATI_GIRONI;6;0)" office:value-type="float" office:value="97" calcext:value-type="float">
            <text:p>97</text:p>
          </table:table-cell>
          <table:table-cell table:style-name="ce229" table:formula="of:=VLOOKUP([.A46];A_4_INPUT_DATE_E_RISULTATI_GIRONI;7;0)" office:value-type="float" office:value="78" calcext:value-type="float">
            <text:p>78</text:p>
          </table:table-cell>
          <table:table-cell table:style-name="ce243" table:formula="of:=IF([.H46]&gt;[.I46];[.F46];[.G46])" office:value-type="string" office:string-value="Piranha" calcext:value-type="string">
            <text:p>Piranha</text:p>
          </table:table-cell>
          <table:table-cell table:style-name="ce243" table:formula="of:=IF([.H46]&lt;[.I46];[.F46];[.G46])" office:value-type="string" office:string-value="Tonni" calcext:value-type="string">
            <text:p>Tonni</text:p>
          </table:table-cell>
          <table:table-cell table:style-name="ce229" table:formula="of:=1*([.H46]&gt;[.I46])" office:value-type="float" office:value="1" calcext:value-type="float">
            <text:p>1</text:p>
          </table:table-cell>
          <table:table-cell table:style-name="ce270" table:formula="of:=1*([.H46]&lt;[.I46])*NOT(AND([.H46]=0;[.I46]=20))" office:value-type="float" office:value="0" calcext:value-type="float">
            <text:p>0</text:p>
          </table:table-cell>
          <table:table-cell table:style-name="ce270" table:formula="of:=1*AND([.H46]=0;[.I46]=20)" office:value-type="float" office:value="0" calcext:value-type="float">
            <text:p>0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88" table:formula="of:=[.O46]-[.P46]" office:value-type="float" office:value="19" calcext:value-type="float">
            <text:p>+19</text:p>
          </table:table-cell>
          <table:table-cell table:style-name="ce229" table:formula="of:=1*([.I46]&gt;[.H46])" office:value-type="float" office:value="0" calcext:value-type="float">
            <text:p>0</text:p>
          </table:table-cell>
          <table:table-cell table:style-name="ce229" table:formula="of:=1*([.I46]&lt;[.H46])*NOT(AND([.H46]=20;[.I46]=0))" office:value-type="float" office:value="1" calcext:value-type="float">
            <text:p>1</text:p>
          </table:table-cell>
          <table:table-cell table:style-name="ce229" table:formula="of:=1*AND([.H46]=20;[.I46]=0)" office:value-type="float" office:value="0" calcext:value-type="float">
            <text:p>0</text:p>
          </table:table-cell>
          <table:table-cell table:style-name="ce229" table:formula="of:=[.I46]" office:value-type="float" office:value="78" calcext:value-type="float">
            <text:p>78</text:p>
          </table:table-cell>
          <table:table-cell table:style-name="ce229" table:formula="of:=[.H46]" office:value-type="float" office:value="97" calcext:value-type="float">
            <text:p>97</text:p>
          </table:table-cell>
          <table:table-cell table:style-name="ce305" table:formula="of:=[.U46]-[.V46]" office:value-type="float" office:value="-19" calcext:value-type="float">
            <text:p>-19</text:p>
          </table:table-cell>
          <table:table-cell table:number-columns-repeated="23"/>
          <table:table-cell table:style-name="ce501" table:formula="of:=IF([.AX46]=&quot;&quot;;&quot;&quot;;[.AX46]&amp;&quot;/&quot;&amp;COUNTIF([.AX46:.AX$66];[.AX46]))" office:value-type="string" office:string-value="13-16/1" calcext:value-type="string">
            <text:p>13-16/1</text:p>
          </table:table-cell>
          <table:table-cell table:style-name="ce156" office:value-type="float" office:value="92" calcext:value-type="float">
            <text:p>9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6</text:p>
          </table:table-cell>
          <table:table-cell table:style-name="ce229" office:value-type="string" calcext:value-type="string">
            <text:p>P79</text:p>
          </table:table-cell>
          <table:table-cell table:style-name="ce229" office:value-type="string" calcext:value-type="string">
            <text:p>P80</text:p>
          </table:table-cell>
          <table:table-cell table:style-name="ce243" table:formula="of:=IF(LEFT([.AY46];1)=&quot;V&quot;;VLOOKUP(NUMBERVALUE(SUBSTITUTE([.AY46];&quot;V&quot;;&quot;&quot;));B_PARTITE_2A_FASE_PER_NUMERO;10;FALSE());IF(LEFT([.AY46];1)=&quot;P&quot;;VLOOKUP(NUMBERVALUE(SUBSTITUTE([.AY46];&quot;P&quot;;&quot;&quot;));B_PARTITE_2A_FASE_PER_NUMERO;11;FALSE());VLOOKUP([.AY46];B_CLASSIFICHE_GIRONI;4;FALSE())))" office:value-type="string" office:string-value="Puma" calcext:value-type="string">
            <text:p>Puma</text:p>
          </table:table-cell>
          <table:table-cell table:style-name="ce243" table:formula="of:=IF(LEFT([.AZ46];1)=&quot;V&quot;;VLOOKUP(NUMBERVALUE(SUBSTITUTE([.AZ46];&quot;V&quot;;&quot;&quot;));B_PARTITE_2A_FASE_PER_NUMERO;10;FALSE());IF(LEFT([.AZ46];1)=&quot;P&quot;;VLOOKUP(NUMBERVALUE(SUBSTITUTE([.AZ46];&quot;P&quot;;&quot;&quot;));B_PARTITE_2A_FASE_PER_NUMERO;11;FALSE());VLOOKUP([.AZ46];B_CLASSIFICHE_GIRONI;4;FALSE())))" office:value-type="string" office:string-value="Gabbiani" calcext:value-type="string">
            <text:p>Gabbiani</text:p>
          </table:table-cell>
          <table:table-cell table:style-name="ce229" table:formula="of:=VLOOKUP([.AV46];A_5_INPUT_DATE_E_RISULTATI_2A_FASE;6;0)" office:value-type="float" office:value="64" calcext:value-type="float">
            <text:p>64</text:p>
          </table:table-cell>
          <table:table-cell table:style-name="ce229" table:formula="of:=VLOOKUP([.AV46];A_5_INPUT_DATE_E_RISULTATI_2A_FASE;7;0)" office:value-type="float" office:value="33" calcext:value-type="float">
            <text:p>33</text:p>
          </table:table-cell>
          <table:table-cell table:style-name="ce243" table:formula="of:=IF([.BC46]&gt;[.BD46];[.BA46];[.BB46])" office:value-type="string" office:string-value="Puma" calcext:value-type="string">
            <text:p>Puma</text:p>
          </table:table-cell>
          <table:table-cell table:style-name="ce243" table:formula="of:=IF([.BC46]&lt;[.BD46];[.BA46];[.BB46])" office:value-type="string" office:string-value="Gabbiani" calcext:value-type="string">
            <text:p>Gabbiani</text:p>
          </table:table-cell>
          <table:table-cell table:style-name="ce229" table:formula="of:=1*([.BC46]&gt;[.BD46])" office:value-type="float" office:value="1" calcext:value-type="float">
            <text:p>1</text:p>
          </table:table-cell>
          <table:table-cell table:style-name="ce270" table:formula="of:=1*([.BC46]&lt;[.BD46])*NOT(AND([.BC46]=0;[.BD46]=20))" office:value-type="float" office:value="0" calcext:value-type="float">
            <text:p>0</text:p>
          </table:table-cell>
          <table:table-cell table:style-name="ce270" table:formula="of:=1*AND([.BC46]=0;[.BD46]=20)" office:value-type="float" office:value="0" calcext:value-type="float">
            <text:p>0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88" table:formula="of:=[.BJ46]-[.BK46]" office:value-type="float" office:value="31" calcext:value-type="float">
            <text:p>+31</text:p>
          </table:table-cell>
          <table:table-cell table:style-name="ce229" table:formula="of:=1*([.BD46]&gt;[.BC46])" office:value-type="float" office:value="0" calcext:value-type="float">
            <text:p>0</text:p>
          </table:table-cell>
          <table:table-cell table:style-name="ce229" table:formula="of:=1*([.BD46]&lt;[.BC46])*NOT(AND([.BC46]=20;[.BD46]=0))" office:value-type="float" office:value="1" calcext:value-type="float">
            <text:p>1</text:p>
          </table:table-cell>
          <table:table-cell table:style-name="ce229" table:formula="of:=1*AND([.BC46]=20;[.BD46]=0)" office:value-type="float" office:value="0" calcext:value-type="float">
            <text:p>0</text:p>
          </table:table-cell>
          <table:table-cell table:style-name="ce229" table:formula="of:=[.BD46]" office:value-type="float" office:value="33" calcext:value-type="float">
            <text:p>33</text:p>
          </table:table-cell>
          <table:table-cell table:style-name="ce229" table:formula="of:=[.BC46]" office:value-type="float" office:value="64" calcext:value-type="float">
            <text:p>64</text:p>
          </table:table-cell>
          <table:table-cell table:style-name="ce305" table:formula="of:=[.BP46]-[.BQ46]" office:value-type="float" office:value="-31" calcext:value-type="float">
            <text:p>-31</text:p>
          </table:table-cell>
        </table:table-row>
        <table:table-row table:style-name="ro1">
          <table:table-cell table:style-name="ce156" office:value-type="float" office:value="44" calcext:value-type="float">
            <text:p>44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1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7]=&quot;Girone&quot;;VLOOKUP([.D47];A_SQUADRE_PER_CODICE;2);&quot;ERRORE!&quot;)" office:value-type="string" office:string-value="Piranha" calcext:value-type="string">
            <text:p>Piranha</text:p>
          </table:table-cell>
          <table:table-cell table:style-name="ce243" table:formula="of:=IF([.B47]=&quot;Girone&quot;;VLOOKUP([.E47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7];A_4_INPUT_DATE_E_RISULTATI_GIRONI;6;0)" office:value-type="float" office:value="65" calcext:value-type="float">
            <text:p>65</text:p>
          </table:table-cell>
          <table:table-cell table:style-name="ce229" table:formula="of:=VLOOKUP([.A47];A_4_INPUT_DATE_E_RISULTATI_GIRONI;7;0)" office:value-type="float" office:value="13" calcext:value-type="float">
            <text:p>13</text:p>
          </table:table-cell>
          <table:table-cell table:style-name="ce243" table:formula="of:=IF([.H47]&gt;[.I47];[.F47];[.G47])" office:value-type="string" office:string-value="Piranha" calcext:value-type="string">
            <text:p>Piranha</text:p>
          </table:table-cell>
          <table:table-cell table:style-name="ce243" table:formula="of:=IF([.H47]&lt;[.I47];[.F47];[.G47])" office:value-type="string" office:string-value="Zebre" calcext:value-type="string">
            <text:p>Zebre</text:p>
          </table:table-cell>
          <table:table-cell table:style-name="ce229" table:formula="of:=1*([.H47]&gt;[.I47])" office:value-type="float" office:value="1" calcext:value-type="float">
            <text:p>1</text:p>
          </table:table-cell>
          <table:table-cell table:style-name="ce270" table:formula="of:=1*([.H47]&lt;[.I47])*NOT(AND([.H47]=0;[.I47]=20))" office:value-type="float" office:value="0" calcext:value-type="float">
            <text:p>0</text:p>
          </table:table-cell>
          <table:table-cell table:style-name="ce270" table:formula="of:=1*AND([.H47]=0;[.I47]=20)" office:value-type="float" office:value="0" calcext:value-type="float">
            <text:p>0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88" table:formula="of:=[.O47]-[.P47]" office:value-type="float" office:value="52" calcext:value-type="float">
            <text:p>+52</text:p>
          </table:table-cell>
          <table:table-cell table:style-name="ce229" table:formula="of:=1*([.I47]&gt;[.H47])" office:value-type="float" office:value="0" calcext:value-type="float">
            <text:p>0</text:p>
          </table:table-cell>
          <table:table-cell table:style-name="ce229" table:formula="of:=1*([.I47]&lt;[.H47])*NOT(AND([.H47]=20;[.I47]=0))" office:value-type="float" office:value="1" calcext:value-type="float">
            <text:p>1</text:p>
          </table:table-cell>
          <table:table-cell table:style-name="ce229" table:formula="of:=1*AND([.H47]=20;[.I47]=0)" office:value-type="float" office:value="0" calcext:value-type="float">
            <text:p>0</text:p>
          </table:table-cell>
          <table:table-cell table:style-name="ce229" table:formula="of:=[.I47]" office:value-type="float" office:value="13" calcext:value-type="float">
            <text:p>13</text:p>
          </table:table-cell>
          <table:table-cell table:style-name="ce229" table:formula="of:=[.H47]" office:value-type="float" office:value="65" calcext:value-type="float">
            <text:p>65</text:p>
          </table:table-cell>
          <table:table-cell table:style-name="ce305" table:formula="of:=[.U47]-[.V47]" office:value-type="float" office:value="-52" calcext:value-type="float">
            <text:p>-52</text:p>
          </table:table-cell>
          <table:table-cell table:number-columns-repeated="23"/>
          <table:table-cell table:style-name="ce501" table:formula="of:=IF([.AX47]=&quot;&quot;;&quot;&quot;;[.AX47]&amp;&quot;/&quot;&amp;COUNTIF([.AX47:.AX$66];[.AX47]))" office:value-type="string" office:string-value="17-20/2" calcext:value-type="string">
            <text:p>17-20/2</text:p>
          </table:table-cell>
          <table:table-cell table:style-name="ce156" office:value-type="float" office:value="93" calcext:value-type="float">
            <text:p>9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0</text:p>
          </table:table-cell>
          <table:table-cell table:style-name="ce229" office:value-type="string" calcext:value-type="string">
            <text:p>V71</text:p>
          </table:table-cell>
          <table:table-cell table:style-name="ce229" office:value-type="string" calcext:value-type="string">
            <text:p>V72</text:p>
          </table:table-cell>
          <table:table-cell table:style-name="ce243" table:formula="of:=IF(LEFT([.AY47];1)=&quot;V&quot;;VLOOKUP(NUMBERVALUE(SUBSTITUTE([.AY47];&quot;V&quot;;&quot;&quot;));B_PARTITE_2A_FASE_PER_NUMERO;10;FALSE());IF(LEFT([.AY47];1)=&quot;P&quot;;VLOOKUP(NUMBERVALUE(SUBSTITUTE([.AY47];&quot;P&quot;;&quot;&quot;));B_PARTITE_2A_FASE_PER_NUMERO;11;FALSE());VLOOKUP([.AY47];B_CLASSIFICHE_GIRONI;4;FALSE())))" office:value-type="string" office:string-value="Tigri" calcext:value-type="string">
            <text:p>Tigri</text:p>
          </table:table-cell>
          <table:table-cell table:style-name="ce243" table:formula="of:=IF(LEFT([.AZ47];1)=&quot;V&quot;;VLOOKUP(NUMBERVALUE(SUBSTITUTE([.AZ47];&quot;V&quot;;&quot;&quot;));B_PARTITE_2A_FASE_PER_NUMERO;10;FALSE());IF(LEFT([.AZ47];1)=&quot;P&quot;;VLOOKUP(NUMBERVALUE(SUBSTITUTE([.AZ47];&quot;P&quot;;&quot;&quot;));B_PARTITE_2A_FASE_PER_NUMERO;11;FALSE());VLOOKUP([.AZ47];B_CLASSIFICHE_GIRONI;4;FALSE())))" office:value-type="string" office:string-value="Cervi" calcext:value-type="string">
            <text:p>Cervi</text:p>
          </table:table-cell>
          <table:table-cell table:style-name="ce229" table:formula="of:=VLOOKUP([.AV47];A_5_INPUT_DATE_E_RISULTATI_2A_FASE;6;0)" office:value-type="float" office:value="57" calcext:value-type="float">
            <text:p>57</text:p>
          </table:table-cell>
          <table:table-cell table:style-name="ce229" table:formula="of:=VLOOKUP([.AV47];A_5_INPUT_DATE_E_RISULTATI_2A_FASE;7;0)" office:value-type="float" office:value="49" calcext:value-type="float">
            <text:p>49</text:p>
          </table:table-cell>
          <table:table-cell table:style-name="ce243" table:formula="of:=IF([.BC47]&gt;[.BD47];[.BA47];[.BB47])" office:value-type="string" office:string-value="Tigri" calcext:value-type="string">
            <text:p>Tigri</text:p>
          </table:table-cell>
          <table:table-cell table:style-name="ce243" table:formula="of:=IF([.BC47]&lt;[.BD47];[.BA47];[.BB47])" office:value-type="string" office:string-value="Cervi" calcext:value-type="string">
            <text:p>Cervi</text:p>
          </table:table-cell>
          <table:table-cell table:style-name="ce229" table:formula="of:=1*([.BC47]&gt;[.BD47])" office:value-type="float" office:value="1" calcext:value-type="float">
            <text:p>1</text:p>
          </table:table-cell>
          <table:table-cell table:style-name="ce270" table:formula="of:=1*([.BC47]&lt;[.BD47])*NOT(AND([.BC47]=0;[.BD47]=20))" office:value-type="float" office:value="0" calcext:value-type="float">
            <text:p>0</text:p>
          </table:table-cell>
          <table:table-cell table:style-name="ce270" table:formula="of:=1*AND([.BC47]=0;[.BD47]=20)" office:value-type="float" office:value="0" calcext:value-type="float">
            <text:p>0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88" table:formula="of:=[.BJ47]-[.BK47]" office:value-type="float" office:value="8" calcext:value-type="float">
            <text:p>+8</text:p>
          </table:table-cell>
          <table:table-cell table:style-name="ce229" table:formula="of:=1*([.BD47]&gt;[.BC47])" office:value-type="float" office:value="0" calcext:value-type="float">
            <text:p>0</text:p>
          </table:table-cell>
          <table:table-cell table:style-name="ce229" table:formula="of:=1*([.BD47]&lt;[.BC47])*NOT(AND([.BC47]=20;[.BD47]=0))" office:value-type="float" office:value="1" calcext:value-type="float">
            <text:p>1</text:p>
          </table:table-cell>
          <table:table-cell table:style-name="ce229" table:formula="of:=1*AND([.BC47]=20;[.BD47]=0)" office:value-type="float" office:value="0" calcext:value-type="float">
            <text:p>0</text:p>
          </table:table-cell>
          <table:table-cell table:style-name="ce229" table:formula="of:=[.BD47]" office:value-type="float" office:value="49" calcext:value-type="float">
            <text:p>49</text:p>
          </table:table-cell>
          <table:table-cell table:style-name="ce229" table:formula="of:=[.BC47]" office:value-type="float" office:value="57" calcext:value-type="float">
            <text:p>57</text:p>
          </table:table-cell>
          <table:table-cell table:style-name="ce305" table:formula="of:=[.BP47]-[.BQ47]" office:value-type="float" office:value="-8" calcext:value-type="float">
            <text:p>-8</text:p>
          </table:table-cell>
        </table:table-row>
        <table:table-row table:style-name="ro1">
          <table:table-cell table:style-name="ce156" office:value-type="float" office:value="48" calcext:value-type="float">
            <text:p>48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3</text:p>
          </table:table-cell>
          <table:table-cell table:style-name="ce243" table:formula="of:=IF([.B48]=&quot;Girone&quot;;VLOOKUP([.D48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8]=&quot;Girone&quot;;VLOOKUP([.E48];A_SQUADRE_PER_CODICE;2);&quot;ERRORE!&quot;)" office:value-type="string" office:string-value="Tonni" calcext:value-type="string">
            <text:p>Tonni</text:p>
          </table:table-cell>
          <table:table-cell table:style-name="ce229" table:formula="of:=VLOOKUP([.A48];A_4_INPUT_DATE_E_RISULTATI_GIRONI;6;0)" office:value-type="float" office:value="54" calcext:value-type="float">
            <text:p>54</text:p>
          </table:table-cell>
          <table:table-cell table:style-name="ce229" table:formula="of:=VLOOKUP([.A48];A_4_INPUT_DATE_E_RISULTATI_GIRONI;7;0)" office:value-type="float" office:value="48" calcext:value-type="float">
            <text:p>48</text:p>
          </table:table-cell>
          <table:table-cell table:style-name="ce243" table:formula="of:=IF([.H48]&gt;[.I48];[.F48];[.G48])" office:value-type="string" office:string-value="Scorpioni" calcext:value-type="string">
            <text:p>Scorpioni</text:p>
          </table:table-cell>
          <table:table-cell table:style-name="ce243" table:formula="of:=IF([.H48]&lt;[.I48];[.F48];[.G48])" office:value-type="string" office:string-value="Tonni" calcext:value-type="string">
            <text:p>Tonni</text:p>
          </table:table-cell>
          <table:table-cell table:style-name="ce229" table:formula="of:=1*([.H48]&gt;[.I48])" office:value-type="float" office:value="1" calcext:value-type="float">
            <text:p>1</text:p>
          </table:table-cell>
          <table:table-cell table:style-name="ce270" table:formula="of:=1*([.H48]&lt;[.I48])*NOT(AND([.H48]=0;[.I48]=20))" office:value-type="float" office:value="0" calcext:value-type="float">
            <text:p>0</text:p>
          </table:table-cell>
          <table:table-cell table:style-name="ce270" table:formula="of:=1*AND([.H48]=0;[.I48]=20)" office:value-type="float" office:value="0" calcext:value-type="float">
            <text:p>0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88" table:formula="of:=[.O48]-[.P48]" office:value-type="float" office:value="6" calcext:value-type="float">
            <text:p>+6</text:p>
          </table:table-cell>
          <table:table-cell table:style-name="ce229" table:formula="of:=1*([.I48]&gt;[.H48])" office:value-type="float" office:value="0" calcext:value-type="float">
            <text:p>0</text:p>
          </table:table-cell>
          <table:table-cell table:style-name="ce229" table:formula="of:=1*([.I48]&lt;[.H48])*NOT(AND([.H48]=20;[.I48]=0))" office:value-type="float" office:value="1" calcext:value-type="float">
            <text:p>1</text:p>
          </table:table-cell>
          <table:table-cell table:style-name="ce229" table:formula="of:=1*AND([.H48]=20;[.I48]=0)" office:value-type="float" office:value="0" calcext:value-type="float">
            <text:p>0</text:p>
          </table:table-cell>
          <table:table-cell table:style-name="ce229" table:formula="of:=[.I48]" office:value-type="float" office:value="48" calcext:value-type="float">
            <text:p>48</text:p>
          </table:table-cell>
          <table:table-cell table:style-name="ce229" table:formula="of:=[.H48]" office:value-type="float" office:value="54" calcext:value-type="float">
            <text:p>54</text:p>
          </table:table-cell>
          <table:table-cell table:style-name="ce305" table:formula="of:=[.U48]-[.V48]" office:value-type="float" office:value="-6" calcext:value-type="float">
            <text:p>-6</text:p>
          </table:table-cell>
          <table:table-cell table:number-columns-repeated="23"/>
          <table:table-cell table:style-name="ce501" table:formula="of:=IF([.AX48]=&quot;&quot;;&quot;&quot;;[.AX48]&amp;&quot;/&quot;&amp;COUNTIF([.AX48:.AX$66];[.AX48]))" office:value-type="string" office:string-value="17-20/1" calcext:value-type="string">
            <text:p>17-20/1</text:p>
          </table:table-cell>
          <table:table-cell table:style-name="ce156" office:value-type="float" office:value="94" calcext:value-type="float">
            <text:p>9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20</text:p>
          </table:table-cell>
          <table:table-cell table:style-name="ce229" office:value-type="string" calcext:value-type="string">
            <text:p>V75</text:p>
          </table:table-cell>
          <table:table-cell table:style-name="ce229" office:value-type="string" calcext:value-type="string">
            <text:p>V76</text:p>
          </table:table-cell>
          <table:table-cell table:style-name="ce243" table:formula="of:=IF(LEFT([.AY48];1)=&quot;V&quot;;VLOOKUP(NUMBERVALUE(SUBSTITUTE([.AY48];&quot;V&quot;;&quot;&quot;));B_PARTITE_2A_FASE_PER_NUMERO;10;FALSE());IF(LEFT([.AY48];1)=&quot;P&quot;;VLOOKUP(NUMBERVALUE(SUBSTITUTE([.AY48];&quot;P&quot;;&quot;&quot;));B_PARTITE_2A_FASE_PER_NUMERO;11;FALSE());VLOOKUP([.AY48];B_CLASSIFICHE_GIRONI;4;FALSE())))" office:value-type="string" office:string-value="Ippopotami" calcext:value-type="string">
            <text:p>Ippopotami</text:p>
          </table:table-cell>
          <table:table-cell table:style-name="ce243" table:formula="of:=IF(LEFT([.AZ48];1)=&quot;V&quot;;VLOOKUP(NUMBERVALUE(SUBSTITUTE([.AZ48];&quot;V&quot;;&quot;&quot;));B_PARTITE_2A_FASE_PER_NUMERO;10;FALSE());IF(LEFT([.AZ48];1)=&quot;P&quot;;VLOOKUP(NUMBERVALUE(SUBSTITUTE([.AZ48];&quot;P&quot;;&quot;&quot;));B_PARTITE_2A_FASE_PER_NUMERO;11;FALSE());VLOOKUP([.AZ48];B_CLASSIFICHE_GIRONI;4;FALSE())))" office:value-type="string" office:string-value="Orche" calcext:value-type="string">
            <text:p>Orche</text:p>
          </table:table-cell>
          <table:table-cell table:style-name="ce229" table:formula="of:=VLOOKUP([.AV48];A_5_INPUT_DATE_E_RISULTATI_2A_FASE;6;0)" office:value-type="float" office:value="56" calcext:value-type="float">
            <text:p>56</text:p>
          </table:table-cell>
          <table:table-cell table:style-name="ce229" table:formula="of:=VLOOKUP([.AV48];A_5_INPUT_DATE_E_RISULTATI_2A_FASE;7;0)" office:value-type="float" office:value="42" calcext:value-type="float">
            <text:p>42</text:p>
          </table:table-cell>
          <table:table-cell table:style-name="ce243" table:formula="of:=IF([.BC48]&gt;[.BD48];[.BA48];[.BB48])" office:value-type="string" office:string-value="Ippopotami" calcext:value-type="string">
            <text:p>Ippopotami</text:p>
          </table:table-cell>
          <table:table-cell table:style-name="ce243" table:formula="of:=IF([.BC48]&lt;[.BD48];[.BA48];[.BB48])" office:value-type="string" office:string-value="Orche" calcext:value-type="string">
            <text:p>Orche</text:p>
          </table:table-cell>
          <table:table-cell table:style-name="ce229" table:formula="of:=1*([.BC48]&gt;[.BD48])" office:value-type="float" office:value="1" calcext:value-type="float">
            <text:p>1</text:p>
          </table:table-cell>
          <table:table-cell table:style-name="ce270" table:formula="of:=1*([.BC48]&lt;[.BD48])*NOT(AND([.BC48]=0;[.BD48]=20))" office:value-type="float" office:value="0" calcext:value-type="float">
            <text:p>0</text:p>
          </table:table-cell>
          <table:table-cell table:style-name="ce270" table:formula="of:=1*AND([.BC48]=0;[.BD48]=20)" office:value-type="float" office:value="0" calcext:value-type="float">
            <text:p>0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88" table:formula="of:=[.BJ48]-[.BK48]" office:value-type="float" office:value="14" calcext:value-type="float">
            <text:p>+14</text:p>
          </table:table-cell>
          <table:table-cell table:style-name="ce229" table:formula="of:=1*([.BD48]&gt;[.BC48])" office:value-type="float" office:value="0" calcext:value-type="float">
            <text:p>0</text:p>
          </table:table-cell>
          <table:table-cell table:style-name="ce229" table:formula="of:=1*([.BD48]&lt;[.BC48])*NOT(AND([.BC48]=20;[.BD48]=0))" office:value-type="float" office:value="1" calcext:value-type="float">
            <text:p>1</text:p>
          </table:table-cell>
          <table:table-cell table:style-name="ce229" table:formula="of:=1*AND([.BC48]=20;[.BD48]=0)" office:value-type="float" office:value="0" calcext:value-type="float">
            <text:p>0</text:p>
          </table:table-cell>
          <table:table-cell table:style-name="ce229" table:formula="of:=[.BD48]" office:value-type="float" office:value="42" calcext:value-type="float">
            <text:p>42</text:p>
          </table:table-cell>
          <table:table-cell table:style-name="ce229" table:formula="of:=[.BC48]" office:value-type="float" office:value="56" calcext:value-type="float">
            <text:p>56</text:p>
          </table:table-cell>
          <table:table-cell table:style-name="ce305" table:formula="of:=[.BP48]-[.BQ48]" office:value-type="float" office:value="-14" calcext:value-type="float">
            <text:p>-14</text:p>
          </table:table-cell>
        </table:table-row>
        <table:table-row table:style-name="ro1">
          <table:table-cell table:style-name="ce156" office:value-type="float" office:value="36" calcext:value-type="float">
            <text:p>36</text:p>
          </table:table-cell>
          <table:table-cell table:style-name="ce235" office:value-type="string" calcext:value-type="string">
            <text:p>Girone</text:p>
          </table:table-cell>
          <table:table-cell table:style-name="ce239" office:value-type="string" calcext:value-type="string">
            <text:p>H</text:p>
          </table:table-cell>
          <table:table-cell table:style-name="ce229" office:value-type="string" calcext:value-type="string">
            <text:p>H2</text:p>
          </table:table-cell>
          <table:table-cell table:style-name="ce229" office:value-type="string" calcext:value-type="string">
            <text:p>H4</text:p>
          </table:table-cell>
          <table:table-cell table:style-name="ce243" table:formula="of:=IF([.B49]=&quot;Girone&quot;;VLOOKUP([.D49];A_SQUADRE_PER_CODICE;2);&quot;ERRORE!&quot;)" office:value-type="string" office:string-value="Scorpioni" calcext:value-type="string">
            <text:p>Scorpioni</text:p>
          </table:table-cell>
          <table:table-cell table:style-name="ce243" table:formula="of:=IF([.B49]=&quot;Girone&quot;;VLOOKUP([.E49];A_SQUADRE_PER_CODICE;2);&quot;ERRORE!&quot;)" office:value-type="string" office:string-value="Zebre" calcext:value-type="string">
            <text:p>Zebre</text:p>
          </table:table-cell>
          <table:table-cell table:style-name="ce229" table:formula="of:=VLOOKUP([.A49];A_4_INPUT_DATE_E_RISULTATI_GIRONI;6;0)" office:value-type="float" office:value="74" calcext:value-type="float">
            <text:p>74</text:p>
          </table:table-cell>
          <table:table-cell table:style-name="ce229" table:formula="of:=VLOOKUP([.A49];A_4_INPUT_DATE_E_RISULTATI_GIRONI;7;0)" office:value-type="float" office:value="79" calcext:value-type="float">
            <text:p>79</text:p>
          </table:table-cell>
          <table:table-cell table:style-name="ce243" table:formula="of:=IF([.H49]&gt;[.I49];[.F49];[.G49])" office:value-type="string" office:string-value="Zebre" calcext:value-type="string">
            <text:p>Zebre</text:p>
          </table:table-cell>
          <table:table-cell table:style-name="ce243" table:formula="of:=IF([.H49]&lt;[.I49];[.F49];[.G49])" office:value-type="string" office:string-value="Scorpioni" calcext:value-type="string">
            <text:p>Scorpioni</text:p>
          </table:table-cell>
          <table:table-cell table:style-name="ce229" table:formula="of:=1*([.H49]&gt;[.I49])" office:value-type="float" office:value="0" calcext:value-type="float">
            <text:p>0</text:p>
          </table:table-cell>
          <table:table-cell table:style-name="ce270" table:formula="of:=1*([.H49]&lt;[.I49])*NOT(AND([.H49]=0;[.I49]=20))" office:value-type="float" office:value="1" calcext:value-type="float">
            <text:p>1</text:p>
          </table:table-cell>
          <table:table-cell table:style-name="ce270" table:formula="of:=1*AND([.H49]=0;[.I49]=20)" office:value-type="float" office:value="0" calcext:value-type="float">
            <text:p>0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88" table:formula="of:=[.O49]-[.P49]" office:value-type="float" office:value="-5" calcext:value-type="float">
            <text:p>-5</text:p>
          </table:table-cell>
          <table:table-cell table:style-name="ce229" table:formula="of:=1*([.I49]&gt;[.H49])" office:value-type="float" office:value="1" calcext:value-type="float">
            <text:p>1</text:p>
          </table:table-cell>
          <table:table-cell table:style-name="ce229" table:formula="of:=1*([.I49]&lt;[.H49])*NOT(AND([.H49]=20;[.I49]=0))" office:value-type="float" office:value="0" calcext:value-type="float">
            <text:p>0</text:p>
          </table:table-cell>
          <table:table-cell table:style-name="ce229" table:formula="of:=1*AND([.H49]=20;[.I49]=0)" office:value-type="float" office:value="0" calcext:value-type="float">
            <text:p>0</text:p>
          </table:table-cell>
          <table:table-cell table:style-name="ce229" table:formula="of:=[.I49]" office:value-type="float" office:value="79" calcext:value-type="float">
            <text:p>79</text:p>
          </table:table-cell>
          <table:table-cell table:style-name="ce229" table:formula="of:=[.H49]" office:value-type="float" office:value="74" calcext:value-type="float">
            <text:p>74</text:p>
          </table:table-cell>
          <table:table-cell table:style-name="ce305" table:formula="of:=[.U49]-[.V49]" office:value-type="float" office:value="5" calcext:value-type="float">
            <text:p>+5</text:p>
          </table:table-cell>
          <table:table-cell table:number-columns-repeated="23"/>
          <table:table-cell table:style-name="ce501" table:formula="of:=IF([.AX49]=&quot;&quot;;&quot;&quot;;[.AX49]&amp;&quot;/&quot;&amp;COUNTIF([.AX49:.AX$66];[.AX49]))" office:value-type="string" office:string-value="21-24/2" calcext:value-type="string">
            <text:p>21-24/2</text:p>
          </table:table-cell>
          <table:table-cell table:style-name="ce156" office:value-type="float" office:value="95" calcext:value-type="float">
            <text:p>9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1-24</text:p>
          </table:table-cell>
          <table:table-cell table:style-name="ce229" office:value-type="string" calcext:value-type="string">
            <text:p>P71</text:p>
          </table:table-cell>
          <table:table-cell table:style-name="ce229" office:value-type="string" calcext:value-type="string">
            <text:p>P72</text:p>
          </table:table-cell>
          <table:table-cell table:style-name="ce243" table:formula="of:=IF(LEFT([.AY49];1)=&quot;V&quot;;VLOOKUP(NUMBERVALUE(SUBSTITUTE([.AY49];&quot;V&quot;;&quot;&quot;));B_PARTITE_2A_FASE_PER_NUMERO;10;FALSE());IF(LEFT([.AY49];1)=&quot;P&quot;;VLOOKUP(NUMBERVALUE(SUBSTITUTE([.AY49];&quot;P&quot;;&quot;&quot;));B_PARTITE_2A_FASE_PER_NUMERO;11;FALSE());VLOOKUP([.AY49];B_CLASSIFICHE_GIRONI;4;FALSE())))" office:value-type="string" office:string-value="Linci" calcext:value-type="string">
            <text:p>Linci</text:p>
          </table:table-cell>
          <table:table-cell table:style-name="ce243" table:formula="of:=IF(LEFT([.AZ49];1)=&quot;V&quot;;VLOOKUP(NUMBERVALUE(SUBSTITUTE([.AZ49];&quot;V&quot;;&quot;&quot;));B_PARTITE_2A_FASE_PER_NUMERO;10;FALSE());IF(LEFT([.AZ49];1)=&quot;P&quot;;VLOOKUP(NUMBERVALUE(SUBSTITUTE([.AZ49];&quot;P&quot;;&quot;&quot;));B_PARTITE_2A_FASE_PER_NUMERO;11;FALSE());VLOOKUP([.AZ49];B_CLASSIFICHE_GIRONI;4;FALSE())))" office:value-type="string" office:string-value="Delfini" calcext:value-type="string">
            <text:p>Delfini</text:p>
          </table:table-cell>
          <table:table-cell table:style-name="ce229" table:formula="of:=VLOOKUP([.AV49];A_5_INPUT_DATE_E_RISULTATI_2A_FASE;6;0)" office:value-type="float" office:value="53" calcext:value-type="float">
            <text:p>53</text:p>
          </table:table-cell>
          <table:table-cell table:style-name="ce229" table:formula="of:=VLOOKUP([.AV49];A_5_INPUT_DATE_E_RISULTATI_2A_FASE;7;0)" office:value-type="float" office:value="49" calcext:value-type="float">
            <text:p>49</text:p>
          </table:table-cell>
          <table:table-cell table:style-name="ce243" table:formula="of:=IF([.BC49]&gt;[.BD49];[.BA49];[.BB49])" office:value-type="string" office:string-value="Linci" calcext:value-type="string">
            <text:p>Linci</text:p>
          </table:table-cell>
          <table:table-cell table:style-name="ce243" table:formula="of:=IF([.BC49]&lt;[.BD49];[.BA49];[.BB49])" office:value-type="string" office:string-value="Delfini" calcext:value-type="string">
            <text:p>Delfini</text:p>
          </table:table-cell>
          <table:table-cell table:style-name="ce229" table:formula="of:=1*([.BC49]&gt;[.BD49])" office:value-type="float" office:value="1" calcext:value-type="float">
            <text:p>1</text:p>
          </table:table-cell>
          <table:table-cell table:style-name="ce270" table:formula="of:=1*([.BC49]&lt;[.BD49])*NOT(AND([.BC49]=0;[.BD49]=20))" office:value-type="float" office:value="0" calcext:value-type="float">
            <text:p>0</text:p>
          </table:table-cell>
          <table:table-cell table:style-name="ce270" table:formula="of:=1*AND([.BC49]=0;[.BD49]=20)" office:value-type="float" office:value="0" calcext:value-type="float">
            <text:p>0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88" table:formula="of:=[.BJ49]-[.BK49]" office:value-type="float" office:value="4" calcext:value-type="float">
            <text:p>+4</text:p>
          </table:table-cell>
          <table:table-cell table:style-name="ce229" table:formula="of:=1*([.BD49]&gt;[.BC49])" office:value-type="float" office:value="0" calcext:value-type="float">
            <text:p>0</text:p>
          </table:table-cell>
          <table:table-cell table:style-name="ce229" table:formula="of:=1*([.BD49]&lt;[.BC49])*NOT(AND([.BC49]=20;[.BD49]=0))" office:value-type="float" office:value="1" calcext:value-type="float">
            <text:p>1</text:p>
          </table:table-cell>
          <table:table-cell table:style-name="ce229" table:formula="of:=1*AND([.BC49]=20;[.BD49]=0)" office:value-type="float" office:value="0" calcext:value-type="float">
            <text:p>0</text:p>
          </table:table-cell>
          <table:table-cell table:style-name="ce229" table:formula="of:=[.BD49]" office:value-type="float" office:value="49" calcext:value-type="float">
            <text:p>49</text:p>
          </table:table-cell>
          <table:table-cell table:style-name="ce229" table:formula="of:=[.BC49]" office:value-type="float" office:value="53" calcext:value-type="float">
            <text:p>53</text:p>
          </table:table-cell>
          <table:table-cell table:style-name="ce305" table:formula="of:=[.BP49]-[.BQ49]" office:value-type="float" office:value="-4" calcext:value-type="float">
            <text:p>-4</text:p>
          </table:table-cell>
        </table:table-row>
        <table:table-row table:style-name="ro1">
          <table:table-cell table:style-name="ce157" office:value-type="float" office:value="24" calcext:value-type="float">
            <text:p>24</text:p>
          </table:table-cell>
          <table:table-cell table:style-name="ce236" office:value-type="string" calcext:value-type="string">
            <text:p>Girone</text:p>
          </table:table-cell>
          <table:table-cell table:style-name="ce240" office:value-type="string" calcext:value-type="string">
            <text:p>H</text:p>
          </table:table-cell>
          <table:table-cell table:style-name="ce230" office:value-type="string" calcext:value-type="string">
            <text:p>H3</text:p>
          </table:table-cell>
          <table:table-cell table:style-name="ce230" office:value-type="string" calcext:value-type="string">
            <text:p>H4</text:p>
          </table:table-cell>
          <table:table-cell table:style-name="ce258" table:formula="of:=IF([.B50]=&quot;Girone&quot;;VLOOKUP([.D50];A_SQUADRE_PER_CODICE;2);&quot;ERRORE!&quot;)" office:value-type="string" office:string-value="Tonni" calcext:value-type="string">
            <text:p>Tonni</text:p>
          </table:table-cell>
          <table:table-cell table:style-name="ce258" table:formula="of:=IF([.B50]=&quot;Girone&quot;;VLOOKUP([.E50];A_SQUADRE_PER_CODICE;2);&quot;ERRORE!&quot;)" office:value-type="string" office:string-value="Zebre" calcext:value-type="string">
            <text:p>Zebre</text:p>
          </table:table-cell>
          <table:table-cell table:style-name="ce230" table:formula="of:=VLOOKUP([.A50];A_4_INPUT_DATE_E_RISULTATI_GIRONI;6;0)" office:value-type="float" office:value="20" calcext:value-type="float">
            <text:p>20</text:p>
          </table:table-cell>
          <table:table-cell table:style-name="ce230" table:formula="of:=VLOOKUP([.A50];A_4_INPUT_DATE_E_RISULTATI_GIRONI;7;0)" office:value-type="float" office:value="0" calcext:value-type="float">
            <text:p>0</text:p>
          </table:table-cell>
          <table:table-cell table:style-name="ce258" table:formula="of:=IF([.H50]&gt;[.I50];[.F50];[.G50])" office:value-type="string" office:string-value="Tonni" calcext:value-type="string">
            <text:p>Tonni</text:p>
          </table:table-cell>
          <table:table-cell table:style-name="ce258" table:formula="of:=IF([.H50]&lt;[.I50];[.F50];[.G50])" office:value-type="string" office:string-value="Zebre" calcext:value-type="string">
            <text:p>Zebre</text:p>
          </table:table-cell>
          <table:table-cell table:style-name="ce230" table:formula="of:=1*([.H50]&gt;[.I50])" office:value-type="float" office:value="1" calcext:value-type="float">
            <text:p>1</text:p>
          </table:table-cell>
          <table:table-cell table:style-name="ce275" table:formula="of:=1*([.H50]&lt;[.I50])*NOT(AND([.H50]=0;[.I50]=20))" office:value-type="float" office:value="0" calcext:value-type="float">
            <text:p>0</text:p>
          </table:table-cell>
          <table:table-cell table:style-name="ce275" table:formula="of:=1*AND([.H50]=0;[.I50]=20)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89" table:formula="of:=[.O50]-[.P50]" office:value-type="float" office:value="20" calcext:value-type="float">
            <text:p>+20</text:p>
          </table:table-cell>
          <table:table-cell table:style-name="ce230" table:formula="of:=1*([.I50]&gt;[.H50])" office:value-type="float" office:value="0" calcext:value-type="float">
            <text:p>0</text:p>
          </table:table-cell>
          <table:table-cell table:style-name="ce230" table:formula="of:=1*([.I50]&lt;[.H50])*NOT(AND([.H50]=20;[.I50]=0))" office:value-type="float" office:value="0" calcext:value-type="float">
            <text:p>0</text:p>
          </table:table-cell>
          <table:table-cell table:style-name="ce230" table:formula="of:=1*AND([.H50]=20;[.I50]=0)" office:value-type="float" office:value="1" calcext:value-type="float">
            <text:p>1</text:p>
          </table:table-cell>
          <table:table-cell table:style-name="ce230" table:formula="of:=[.I50]" office:value-type="float" office:value="0" calcext:value-type="float">
            <text:p>0</text:p>
          </table:table-cell>
          <table:table-cell table:style-name="ce230" table:formula="of:=[.H50]" office:value-type="float" office:value="20" calcext:value-type="float">
            <text:p>20</text:p>
          </table:table-cell>
          <table:table-cell table:style-name="ce310" table:formula="of:=[.U50]-[.V50]" office:value-type="float" office:value="-20" calcext:value-type="float">
            <text:p>-20</text:p>
          </table:table-cell>
          <table:table-cell table:number-columns-repeated="23"/>
          <table:table-cell table:style-name="ce501" table:formula="of:=IF([.AX50]=&quot;&quot;;&quot;&quot;;[.AX50]&amp;&quot;/&quot;&amp;COUNTIF([.AX50:.AX$66];[.AX50]))" office:value-type="string" office:string-value="21-24/1" calcext:value-type="string">
            <text:p>21-24/1</text:p>
          </table:table-cell>
          <table:table-cell table:style-name="ce156" office:value-type="float" office:value="96" calcext:value-type="float">
            <text:p>96</text:p>
          </table:table-cell>
          <table:table-cell table:style-name="ce236" office:value-type="string" calcext:value-type="string">
            <text:p>2aFase</text:p>
          </table:table-cell>
          <table:table-cell table:style-name="ce508" office:value-type="string" calcext:value-type="string">
            <text:p>21-24</text:p>
          </table:table-cell>
          <table:table-cell table:style-name="ce230" office:value-type="string" calcext:value-type="string">
            <text:p>P75</text:p>
          </table:table-cell>
          <table:table-cell table:style-name="ce230" office:value-type="string" calcext:value-type="string">
            <text:p>P76</text:p>
          </table:table-cell>
          <table:table-cell table:style-name="ce258" table:formula="of:=IF(LEFT([.AY50];1)=&quot;V&quot;;VLOOKUP(NUMBERVALUE(SUBSTITUTE([.AY50];&quot;V&quot;;&quot;&quot;));B_PARTITE_2A_FASE_PER_NUMERO;10;FALSE());IF(LEFT([.AY50];1)=&quot;P&quot;;VLOOKUP(NUMBERVALUE(SUBSTITUTE([.AY50];&quot;P&quot;;&quot;&quot;));B_PARTITE_2A_FASE_PER_NUMERO;11;FALSE());VLOOKUP([.AY50];B_CLASSIFICHE_GIRONI;4;FALSE())))" office:value-type="string" office:string-value="Aquile" calcext:value-type="string">
            <text:p>Aquile</text:p>
          </table:table-cell>
          <table:table-cell table:style-name="ce258" table:formula="of:=IF(LEFT([.AZ50];1)=&quot;V&quot;;VLOOKUP(NUMBERVALUE(SUBSTITUTE([.AZ50];&quot;V&quot;;&quot;&quot;));B_PARTITE_2A_FASE_PER_NUMERO;10;FALSE());IF(LEFT([.AZ50];1)=&quot;P&quot;;VLOOKUP(NUMBERVALUE(SUBSTITUTE([.AZ50];&quot;P&quot;;&quot;&quot;));B_PARTITE_2A_FASE_PER_NUMERO;11;FALSE());VLOOKUP([.AZ50];B_CLASSIFICHE_GIRONI;4;FALSE())))" office:value-type="string" office:string-value="Tonni" calcext:value-type="string">
            <text:p>Tonni</text:p>
          </table:table-cell>
          <table:table-cell table:style-name="ce230" table:formula="of:=VLOOKUP([.AV50];A_5_INPUT_DATE_E_RISULTATI_2A_FASE;6;0)" office:value-type="float" office:value="63" calcext:value-type="float">
            <text:p>63</text:p>
          </table:table-cell>
          <table:table-cell table:style-name="ce230" table:formula="of:=VLOOKUP([.AV50];A_5_INPUT_DATE_E_RISULTATI_2A_FASE;7;0)" office:value-type="float" office:value="34" calcext:value-type="float">
            <text:p>34</text:p>
          </table:table-cell>
          <table:table-cell table:style-name="ce258" table:formula="of:=IF([.BC50]&gt;[.BD50];[.BA50];[.BB50])" office:value-type="string" office:string-value="Aquile" calcext:value-type="string">
            <text:p>Aquile</text:p>
          </table:table-cell>
          <table:table-cell table:style-name="ce258" table:formula="of:=IF([.BC50]&lt;[.BD50];[.BA50];[.BB50])" office:value-type="string" office:string-value="Tonni" calcext:value-type="string">
            <text:p>Tonni</text:p>
          </table:table-cell>
          <table:table-cell table:style-name="ce230" table:formula="of:=1*([.BC50]&gt;[.BD50])" office:value-type="float" office:value="1" calcext:value-type="float">
            <text:p>1</text:p>
          </table:table-cell>
          <table:table-cell table:style-name="ce275" table:formula="of:=1*([.BC50]&lt;[.BD50])*NOT(AND([.BC50]=0;[.BD50]=20))" office:value-type="float" office:value="0" calcext:value-type="float">
            <text:p>0</text:p>
          </table:table-cell>
          <table:table-cell table:style-name="ce275" table:formula="of:=1*AND([.BC50]=0;[.BD50]=20)" office:value-type="float" office:value="0" calcext:value-type="float">
            <text:p>0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89" table:formula="of:=[.BJ50]-[.BK50]" office:value-type="float" office:value="29" calcext:value-type="float">
            <text:p>+29</text:p>
          </table:table-cell>
          <table:table-cell table:style-name="ce230" table:formula="of:=1*([.BD50]&gt;[.BC50])" office:value-type="float" office:value="0" calcext:value-type="float">
            <text:p>0</text:p>
          </table:table-cell>
          <table:table-cell table:style-name="ce230" table:formula="of:=1*([.BD50]&lt;[.BC50])*NOT(AND([.BC50]=20;[.BD50]=0))" office:value-type="float" office:value="1" calcext:value-type="float">
            <text:p>1</text:p>
          </table:table-cell>
          <table:table-cell table:style-name="ce230" table:formula="of:=1*AND([.BC50]=20;[.BD50]=0)" office:value-type="float" office:value="0" calcext:value-type="float">
            <text:p>0</text:p>
          </table:table-cell>
          <table:table-cell table:style-name="ce230" table:formula="of:=[.BD50]" office:value-type="float" office:value="34" calcext:value-type="float">
            <text:p>34</text:p>
          </table:table-cell>
          <table:table-cell table:style-name="ce230" table:formula="of:=[.BC50]" office:value-type="float" office:value="63" calcext:value-type="float">
            <text:p>63</text:p>
          </table:table-cell>
          <table:table-cell table:style-name="ce310" table:formula="of:=[.BP50]-[.BQ50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table:formula="of:=IF([.AX51]=&quot;&quot;;&quot;&quot;;[.AX51]&amp;&quot;/&quot;&amp;COUNTIF([.AX51:.AX$66];[.AX51]))" office:value-type="string" office:string-value="31-32/1" calcext:value-type="string">
            <text:p>31-32/1</text:p>
          </table:table-cell>
          <table:table-cell table:style-name="ce156" office:value-type="float" office:value="97" calcext:value-type="float">
            <text:p>9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31-32</text:p>
          </table:table-cell>
          <table:table-cell table:style-name="ce229" office:value-type="string" calcext:value-type="string">
            <text:p>P83</text:p>
          </table:table-cell>
          <table:table-cell table:style-name="ce229" office:value-type="string" calcext:value-type="string">
            <text:p>P84</text:p>
          </table:table-cell>
          <table:table-cell table:style-name="ce243" table:formula="of:=IF(LEFT([.AY51];1)=&quot;V&quot;;VLOOKUP(NUMBERVALUE(SUBSTITUTE([.AY51];&quot;V&quot;;&quot;&quot;));B_PARTITE_2A_FASE_PER_NUMERO;10;FALSE());IF(LEFT([.AY51];1)=&quot;P&quot;;VLOOKUP(NUMBERVALUE(SUBSTITUTE([.AY51];&quot;P&quot;;&quot;&quot;));B_PARTITE_2A_FASE_PER_NUMERO;11;FALSE());VLOOKUP([.AY51];B_CLASSIFICHE_GIRONI;4;FALSE())))" office:value-type="string" office:string-value="Zebre" calcext:value-type="string">
            <text:p>Zebre</text:p>
          </table:table-cell>
          <table:table-cell table:style-name="ce243" table:formula="of:=IF(LEFT([.AZ51];1)=&quot;V&quot;;VLOOKUP(NUMBERVALUE(SUBSTITUTE([.AZ51];&quot;V&quot;;&quot;&quot;));B_PARTITE_2A_FASE_PER_NUMERO;10;FALSE());IF(LEFT([.AZ51];1)=&quot;P&quot;;VLOOKUP(NUMBERVALUE(SUBSTITUTE([.AZ51];&quot;P&quot;;&quot;&quot;));B_PARTITE_2A_FASE_PER_NUMERO;11;FALSE());VLOOKUP([.AZ51];B_CLASSIFICHE_GIRONI;4;FALSE())))" office:value-type="string" office:string-value="Serval" calcext:value-type="string">
            <text:p>Serval</text:p>
          </table:table-cell>
          <table:table-cell table:style-name="ce229" table:formula="of:=VLOOKUP([.AV51];A_5_INPUT_DATE_E_RISULTATI_2A_FASE;6;0)" office:value-type="float" office:value="53" calcext:value-type="float">
            <text:p>53</text:p>
          </table:table-cell>
          <table:table-cell table:style-name="ce229" table:formula="of:=VLOOKUP([.AV51];A_5_INPUT_DATE_E_RISULTATI_2A_FASE;7;0)" office:value-type="float" office:value="32" calcext:value-type="float">
            <text:p>32</text:p>
          </table:table-cell>
          <table:table-cell table:style-name="ce243" table:formula="of:=IF([.BC51]&gt;[.BD51];[.BA51];[.BB51])" office:value-type="string" office:string-value="Zebre" calcext:value-type="string">
            <text:p>Zebre</text:p>
          </table:table-cell>
          <table:table-cell table:style-name="ce243" table:formula="of:=IF([.BC51]&lt;[.BD51];[.BA51];[.BB51])" office:value-type="string" office:string-value="Serval" calcext:value-type="string">
            <text:p>Serval</text:p>
          </table:table-cell>
          <table:table-cell table:style-name="ce229" table:formula="of:=1*([.BC51]&gt;[.BD51])" office:value-type="float" office:value="1" calcext:value-type="float">
            <text:p>1</text:p>
          </table:table-cell>
          <table:table-cell table:style-name="ce270" table:formula="of:=1*([.BC51]&lt;[.BD51])*NOT(AND([.BC51]=0;[.BD51]=20))" office:value-type="float" office:value="0" calcext:value-type="float">
            <text:p>0</text:p>
          </table:table-cell>
          <table:table-cell table:style-name="ce270" table:formula="of:=1*AND([.BC51]=0;[.BD51]=20)" office:value-type="float" office:value="0" calcext:value-type="float">
            <text:p>0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88" table:formula="of:=[.BJ51]-[.BK51]" office:value-type="float" office:value="21" calcext:value-type="float">
            <text:p>+21</text:p>
          </table:table-cell>
          <table:table-cell table:style-name="ce229" table:formula="of:=1*([.BD51]&gt;[.BC51])" office:value-type="float" office:value="0" calcext:value-type="float">
            <text:p>0</text:p>
          </table:table-cell>
          <table:table-cell table:style-name="ce229" table:formula="of:=1*([.BD51]&lt;[.BC51])*NOT(AND([.BC51]=20;[.BD51]=0))" office:value-type="float" office:value="1" calcext:value-type="float">
            <text:p>1</text:p>
          </table:table-cell>
          <table:table-cell table:style-name="ce229" table:formula="of:=1*AND([.BC51]=20;[.BD51]=0)" office:value-type="float" office:value="0" calcext:value-type="float">
            <text:p>0</text:p>
          </table:table-cell>
          <table:table-cell table:style-name="ce229" table:formula="of:=[.BD51]" office:value-type="float" office:value="32" calcext:value-type="float">
            <text:p>32</text:p>
          </table:table-cell>
          <table:table-cell table:style-name="ce229" table:formula="of:=[.BC51]" office:value-type="float" office:value="53" calcext:value-type="float">
            <text:p>53</text:p>
          </table:table-cell>
          <table:table-cell table:style-name="ce305" table:formula="of:=[.BP51]-[.BQ51]" office:value-type="float" office:value="-21" calcext:value-type="float">
            <text:p>-21</text:p>
          </table:table-cell>
        </table:table-row>
        <table:table-row table:style-name="ro1">
          <table:table-cell table:number-columns-repeated="46"/>
          <table:table-cell table:style-name="ce501" table:formula="of:=IF([.AX52]=&quot;&quot;;&quot;&quot;;[.AX52]&amp;&quot;/&quot;&amp;COUNTIF([.AX52:.AX$66];[.AX52]))" office:value-type="string" office:string-value="29-30/1" calcext:value-type="string">
            <text:p>29-30/1</text:p>
          </table:table-cell>
          <table:table-cell table:style-name="ce156" office:value-type="float" office:value="98" calcext:value-type="float">
            <text:p>9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9-30</text:p>
          </table:table-cell>
          <table:table-cell table:style-name="ce229" office:value-type="string" calcext:value-type="string">
            <text:p>V83</text:p>
          </table:table-cell>
          <table:table-cell table:style-name="ce229" office:value-type="string" calcext:value-type="string">
            <text:p>V84</text:p>
          </table:table-cell>
          <table:table-cell table:style-name="ce243" table:formula="of:=IF(LEFT([.AY52];1)=&quot;V&quot;;VLOOKUP(NUMBERVALUE(SUBSTITUTE([.AY52];&quot;V&quot;;&quot;&quot;));B_PARTITE_2A_FASE_PER_NUMERO;10;FALSE());IF(LEFT([.AY52];1)=&quot;P&quot;;VLOOKUP(NUMBERVALUE(SUBSTITUTE([.AY52];&quot;P&quot;;&quot;&quot;));B_PARTITE_2A_FASE_PER_NUMERO;11;FALSE());VLOOKUP([.AY52];B_CLASSIFICHE_GIRONI;4;FALSE())))" office:value-type="string" office:string-value="Falchi" calcext:value-type="string">
            <text:p>Falchi</text:p>
          </table:table-cell>
          <table:table-cell table:style-name="ce243" table:formula="of:=IF(LEFT([.AZ52];1)=&quot;V&quot;;VLOOKUP(NUMBERVALUE(SUBSTITUTE([.AZ52];&quot;V&quot;;&quot;&quot;));B_PARTITE_2A_FASE_PER_NUMERO;10;FALSE());IF(LEFT([.AZ52];1)=&quot;P&quot;;VLOOKUP(NUMBERVALUE(SUBSTITUTE([.AZ52];&quot;P&quot;;&quot;&quot;));B_PARTITE_2A_FASE_PER_NUMERO;11;FALSE());VLOOKUP([.AZ52];B_CLASSIFICHE_GIRONI;4;FALSE())))" office:value-type="string" office:string-value="Zebre" calcext:value-type="string">
            <text:p>Zebre</text:p>
          </table:table-cell>
          <table:table-cell table:style-name="ce229" table:formula="of:=VLOOKUP([.AV52];A_5_INPUT_DATE_E_RISULTATI_2A_FASE;6;0)" office:value-type="float" office:value="50" calcext:value-type="float">
            <text:p>50</text:p>
          </table:table-cell>
          <table:table-cell table:style-name="ce229" table:formula="of:=VLOOKUP([.AV52];A_5_INPUT_DATE_E_RISULTATI_2A_FASE;7;0)" office:value-type="float" office:value="38" calcext:value-type="float">
            <text:p>38</text:p>
          </table:table-cell>
          <table:table-cell table:style-name="ce243" table:formula="of:=IF([.BC52]&gt;[.BD52];[.BA52];[.BB52])" office:value-type="string" office:string-value="Falchi" calcext:value-type="string">
            <text:p>Falchi</text:p>
          </table:table-cell>
          <table:table-cell table:style-name="ce243" table:formula="of:=IF([.BC52]&lt;[.BD52];[.BA52];[.BB52])" office:value-type="string" office:string-value="Zebre" calcext:value-type="string">
            <text:p>Zebre</text:p>
          </table:table-cell>
          <table:table-cell table:style-name="ce229" table:formula="of:=1*([.BC52]&gt;[.BD52])" office:value-type="float" office:value="1" calcext:value-type="float">
            <text:p>1</text:p>
          </table:table-cell>
          <table:table-cell table:style-name="ce270" table:formula="of:=1*([.BC52]&lt;[.BD52])*NOT(AND([.BC52]=0;[.BD52]=20))" office:value-type="float" office:value="0" calcext:value-type="float">
            <text:p>0</text:p>
          </table:table-cell>
          <table:table-cell table:style-name="ce270" table:formula="of:=1*AND([.BC52]=0;[.BD52]=20)" office:value-type="float" office:value="0" calcext:value-type="float">
            <text:p>0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88" table:formula="of:=[.BJ52]-[.BK52]" office:value-type="float" office:value="12" calcext:value-type="float">
            <text:p>+12</text:p>
          </table:table-cell>
          <table:table-cell table:style-name="ce229" table:formula="of:=1*([.BD52]&gt;[.BC52])" office:value-type="float" office:value="0" calcext:value-type="float">
            <text:p>0</text:p>
          </table:table-cell>
          <table:table-cell table:style-name="ce229" table:formula="of:=1*([.BD52]&lt;[.BC52])*NOT(AND([.BC52]=20;[.BD52]=0))" office:value-type="float" office:value="1" calcext:value-type="float">
            <text:p>1</text:p>
          </table:table-cell>
          <table:table-cell table:style-name="ce229" table:formula="of:=1*AND([.BC52]=20;[.BD52]=0)" office:value-type="float" office:value="0" calcext:value-type="float">
            <text:p>0</text:p>
          </table:table-cell>
          <table:table-cell table:style-name="ce229" table:formula="of:=[.BD52]" office:value-type="float" office:value="38" calcext:value-type="float">
            <text:p>38</text:p>
          </table:table-cell>
          <table:table-cell table:style-name="ce229" table:formula="of:=[.BC52]" office:value-type="float" office:value="50" calcext:value-type="float">
            <text:p>50</text:p>
          </table:table-cell>
          <table:table-cell table:style-name="ce305" table:formula="of:=[.BP52]-[.BQ52]" office:value-type="float" office:value="-12" calcext:value-type="float">
            <text:p>-12</text:p>
          </table:table-cell>
        </table:table-row>
        <table:table-row table:style-name="ro1">
          <table:table-cell table:number-columns-repeated="46"/>
          <table:table-cell table:style-name="ce501" table:formula="of:=IF([.AX53]=&quot;&quot;;&quot;&quot;;[.AX53]&amp;&quot;/&quot;&amp;COUNTIF([.AX53:.AX$66];[.AX53]))" office:value-type="string" office:string-value="27-28/1" calcext:value-type="string">
            <text:p>27-28/1</text:p>
          </table:table-cell>
          <table:table-cell table:style-name="ce156" office:value-type="float" office:value="99" calcext:value-type="float">
            <text:p>9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7-28</text:p>
          </table:table-cell>
          <table:table-cell table:style-name="ce229" office:value-type="string" calcext:value-type="string">
            <text:p>P81</text:p>
          </table:table-cell>
          <table:table-cell table:style-name="ce229" office:value-type="string" calcext:value-type="string">
            <text:p>P82</text:p>
          </table:table-cell>
          <table:table-cell table:style-name="ce243" table:formula="of:=IF(LEFT([.AY53];1)=&quot;V&quot;;VLOOKUP(NUMBERVALUE(SUBSTITUTE([.AY53];&quot;V&quot;;&quot;&quot;));B_PARTITE_2A_FASE_PER_NUMERO;10;FALSE());IF(LEFT([.AY53];1)=&quot;P&quot;;VLOOKUP(NUMBERVALUE(SUBSTITUTE([.AY53];&quot;P&quot;;&quot;&quot;));B_PARTITE_2A_FASE_PER_NUMERO;11;FALSE());VLOOKUP([.AY53];B_CLASSIFICHE_GIRONI;4;FALSE())))" office:value-type="string" office:string-value="Muli" calcext:value-type="string">
            <text:p>Muli</text:p>
          </table:table-cell>
          <table:table-cell table:style-name="ce243" table:formula="of:=IF(LEFT([.AZ53];1)=&quot;V&quot;;VLOOKUP(NUMBERVALUE(SUBSTITUTE([.AZ53];&quot;V&quot;;&quot;&quot;));B_PARTITE_2A_FASE_PER_NUMERO;10;FALSE());IF(LEFT([.AZ53];1)=&quot;P&quot;;VLOOKUP(NUMBERVALUE(SUBSTITUTE([.AZ53];&quot;P&quot;;&quot;&quot;));B_PARTITE_2A_FASE_PER_NUMERO;11;FALSE());VLOOKUP([.AZ53];B_CLASSIFICHE_GIRONI;4;FALSE())))" office:value-type="string" office:string-value="Ghepardi" calcext:value-type="string">
            <text:p>Ghepardi</text:p>
          </table:table-cell>
          <table:table-cell table:style-name="ce229" table:formula="of:=VLOOKUP([.AV53];A_5_INPUT_DATE_E_RISULTATI_2A_FASE;6;0)" office:value-type="float" office:value="62" calcext:value-type="float">
            <text:p>62</text:p>
          </table:table-cell>
          <table:table-cell table:style-name="ce229" table:formula="of:=VLOOKUP([.AV53];A_5_INPUT_DATE_E_RISULTATI_2A_FASE;7;0)" office:value-type="float" office:value="47" calcext:value-type="float">
            <text:p>47</text:p>
          </table:table-cell>
          <table:table-cell table:style-name="ce243" table:formula="of:=IF([.BC53]&gt;[.BD53];[.BA53];[.BB53])" office:value-type="string" office:string-value="Muli" calcext:value-type="string">
            <text:p>Muli</text:p>
          </table:table-cell>
          <table:table-cell table:style-name="ce243" table:formula="of:=IF([.BC53]&lt;[.BD53];[.BA53];[.BB53])" office:value-type="string" office:string-value="Ghepardi" calcext:value-type="string">
            <text:p>Ghepardi</text:p>
          </table:table-cell>
          <table:table-cell table:style-name="ce229" table:formula="of:=1*([.BC53]&gt;[.BD53])" office:value-type="float" office:value="1" calcext:value-type="float">
            <text:p>1</text:p>
          </table:table-cell>
          <table:table-cell table:style-name="ce270" table:formula="of:=1*([.BC53]&lt;[.BD53])*NOT(AND([.BC53]=0;[.BD53]=20))" office:value-type="float" office:value="0" calcext:value-type="float">
            <text:p>0</text:p>
          </table:table-cell>
          <table:table-cell table:style-name="ce270" table:formula="of:=1*AND([.BC53]=0;[.BD53]=20)" office:value-type="float" office:value="0" calcext:value-type="float">
            <text:p>0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88" table:formula="of:=[.BJ53]-[.BK53]" office:value-type="float" office:value="15" calcext:value-type="float">
            <text:p>+15</text:p>
          </table:table-cell>
          <table:table-cell table:style-name="ce229" table:formula="of:=1*([.BD53]&gt;[.BC53])" office:value-type="float" office:value="0" calcext:value-type="float">
            <text:p>0</text:p>
          </table:table-cell>
          <table:table-cell table:style-name="ce229" table:formula="of:=1*([.BD53]&lt;[.BC53])*NOT(AND([.BC53]=20;[.BD53]=0))" office:value-type="float" office:value="1" calcext:value-type="float">
            <text:p>1</text:p>
          </table:table-cell>
          <table:table-cell table:style-name="ce229" table:formula="of:=1*AND([.BC53]=20;[.BD53]=0)" office:value-type="float" office:value="0" calcext:value-type="float">
            <text:p>0</text:p>
          </table:table-cell>
          <table:table-cell table:style-name="ce229" table:formula="of:=[.BD53]" office:value-type="float" office:value="47" calcext:value-type="float">
            <text:p>47</text:p>
          </table:table-cell>
          <table:table-cell table:style-name="ce229" table:formula="of:=[.BC53]" office:value-type="float" office:value="62" calcext:value-type="float">
            <text:p>62</text:p>
          </table:table-cell>
          <table:table-cell table:style-name="ce305" table:formula="of:=[.BP53]-[.BQ53]" office:value-type="float" office:value="-15" calcext:value-type="float">
            <text:p>-15</text:p>
          </table:table-cell>
        </table:table-row>
        <table:table-row table:style-name="ro1">
          <table:table-cell table:number-columns-repeated="46"/>
          <table:table-cell table:style-name="ce501" table:formula="of:=IF([.AX54]=&quot;&quot;;&quot;&quot;;[.AX54]&amp;&quot;/&quot;&amp;COUNTIF([.AX54:.AX$66];[.AX54]))" office:value-type="string" office:string-value="25-26/1" calcext:value-type="string">
            <text:p>25-26/1</text:p>
          </table:table-cell>
          <table:table-cell table:style-name="ce156" office:value-type="float" office:value="100" calcext:value-type="float">
            <text:p>10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5-26</text:p>
          </table:table-cell>
          <table:table-cell table:style-name="ce229" office:value-type="string" calcext:value-type="string">
            <text:p>V81</text:p>
          </table:table-cell>
          <table:table-cell table:style-name="ce229" office:value-type="string" calcext:value-type="string">
            <text:p>V82</text:p>
          </table:table-cell>
          <table:table-cell table:style-name="ce243" table:formula="of:=IF(LEFT([.AY54];1)=&quot;V&quot;;VLOOKUP(NUMBERVALUE(SUBSTITUTE([.AY54];&quot;V&quot;;&quot;&quot;));B_PARTITE_2A_FASE_PER_NUMERO;10;FALSE());IF(LEFT([.AY54];1)=&quot;P&quot;;VLOOKUP(NUMBERVALUE(SUBSTITUTE([.AY54];&quot;P&quot;;&quot;&quot;));B_PARTITE_2A_FASE_PER_NUMERO;11;FALSE());VLOOKUP([.AY54];B_CLASSIFICHE_GIRONI;4;FALSE())))" office:value-type="string" office:string-value="Iguane" calcext:value-type="string">
            <text:p>Iguane</text:p>
          </table:table-cell>
          <table:table-cell table:style-name="ce243" table:formula="of:=IF(LEFT([.AZ54];1)=&quot;V&quot;;VLOOKUP(NUMBERVALUE(SUBSTITUTE([.AZ54];&quot;V&quot;;&quot;&quot;));B_PARTITE_2A_FASE_PER_NUMERO;10;FALSE());IF(LEFT([.AZ54];1)=&quot;P&quot;;VLOOKUP(NUMBERVALUE(SUBSTITUTE([.AZ54];&quot;P&quot;;&quot;&quot;));B_PARTITE_2A_FASE_PER_NUMERO;11;FALSE());VLOOKUP([.AZ54];B_CLASSIFICHE_GIRONI;4;FALSE())))" office:value-type="string" office:string-value="Delfini" calcext:value-type="string">
            <text:p>Delfini</text:p>
          </table:table-cell>
          <table:table-cell table:style-name="ce229" table:formula="of:=VLOOKUP([.AV54];A_5_INPUT_DATE_E_RISULTATI_2A_FASE;6;0)" office:value-type="float" office:value="69" calcext:value-type="float">
            <text:p>69</text:p>
          </table:table-cell>
          <table:table-cell table:style-name="ce229" table:formula="of:=VLOOKUP([.AV54];A_5_INPUT_DATE_E_RISULTATI_2A_FASE;7;0)" office:value-type="float" office:value="31" calcext:value-type="float">
            <text:p>31</text:p>
          </table:table-cell>
          <table:table-cell table:style-name="ce243" table:formula="of:=IF([.BC54]&gt;[.BD54];[.BA54];[.BB54])" office:value-type="string" office:string-value="Iguane" calcext:value-type="string">
            <text:p>Iguane</text:p>
          </table:table-cell>
          <table:table-cell table:style-name="ce243" table:formula="of:=IF([.BC54]&lt;[.BD54];[.BA54];[.BB54])" office:value-type="string" office:string-value="Delfini" calcext:value-type="string">
            <text:p>Delfini</text:p>
          </table:table-cell>
          <table:table-cell table:style-name="ce229" table:formula="of:=1*([.BC54]&gt;[.BD54])" office:value-type="float" office:value="1" calcext:value-type="float">
            <text:p>1</text:p>
          </table:table-cell>
          <table:table-cell table:style-name="ce270" table:formula="of:=1*([.BC54]&lt;[.BD54])*NOT(AND([.BC54]=0;[.BD54]=20))" office:value-type="float" office:value="0" calcext:value-type="float">
            <text:p>0</text:p>
          </table:table-cell>
          <table:table-cell table:style-name="ce270" table:formula="of:=1*AND([.BC54]=0;[.BD54]=20)" office:value-type="float" office:value="0" calcext:value-type="float">
            <text:p>0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88" table:formula="of:=[.BJ54]-[.BK54]" office:value-type="float" office:value="38" calcext:value-type="float">
            <text:p>+38</text:p>
          </table:table-cell>
          <table:table-cell table:style-name="ce229" table:formula="of:=1*([.BD54]&gt;[.BC54])" office:value-type="float" office:value="0" calcext:value-type="float">
            <text:p>0</text:p>
          </table:table-cell>
          <table:table-cell table:style-name="ce229" table:formula="of:=1*([.BD54]&lt;[.BC54])*NOT(AND([.BC54]=20;[.BD54]=0))" office:value-type="float" office:value="1" calcext:value-type="float">
            <text:p>1</text:p>
          </table:table-cell>
          <table:table-cell table:style-name="ce229" table:formula="of:=1*AND([.BC54]=20;[.BD54]=0)" office:value-type="float" office:value="0" calcext:value-type="float">
            <text:p>0</text:p>
          </table:table-cell>
          <table:table-cell table:style-name="ce229" table:formula="of:=[.BD54]" office:value-type="float" office:value="31" calcext:value-type="float">
            <text:p>31</text:p>
          </table:table-cell>
          <table:table-cell table:style-name="ce229" table:formula="of:=[.BC54]" office:value-type="float" office:value="69" calcext:value-type="float">
            <text:p>69</text:p>
          </table:table-cell>
          <table:table-cell table:style-name="ce305" table:formula="of:=[.BP54]-[.BQ54]" office:value-type="float" office:value="-38" calcext:value-type="float">
            <text:p>-38</text:p>
          </table:table-cell>
        </table:table-row>
        <table:table-row table:style-name="ro1">
          <table:table-cell table:number-columns-repeated="46"/>
          <table:table-cell table:style-name="ce501" table:formula="of:=IF([.AX55]=&quot;&quot;;&quot;&quot;;[.AX55]&amp;&quot;/&quot;&amp;COUNTIF([.AX55:.AX$66];[.AX55]))" office:value-type="string" office:string-value="23-24/1" calcext:value-type="string">
            <text:p>23-24/1</text:p>
          </table:table-cell>
          <table:table-cell table:style-name="ce156" office:value-type="float" office:value="101" calcext:value-type="float">
            <text:p>10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3-24</text:p>
          </table:table-cell>
          <table:table-cell table:style-name="ce229" office:value-type="string" calcext:value-type="string">
            <text:p>P95</text:p>
          </table:table-cell>
          <table:table-cell table:style-name="ce229" office:value-type="string" calcext:value-type="string">
            <text:p>P96</text:p>
          </table:table-cell>
          <table:table-cell table:style-name="ce243" table:formula="of:=IF(LEFT([.AY55];1)=&quot;V&quot;;VLOOKUP(NUMBERVALUE(SUBSTITUTE([.AY55];&quot;V&quot;;&quot;&quot;));B_PARTITE_2A_FASE_PER_NUMERO;10;FALSE());IF(LEFT([.AY55];1)=&quot;P&quot;;VLOOKUP(NUMBERVALUE(SUBSTITUTE([.AY55];&quot;P&quot;;&quot;&quot;));B_PARTITE_2A_FASE_PER_NUMERO;11;FALSE());VLOOKUP([.AY55];B_CLASSIFICHE_GIRONI;4;FALSE())))" office:value-type="string" office:string-value="Delfini" calcext:value-type="string">
            <text:p>Delfini</text:p>
          </table:table-cell>
          <table:table-cell table:style-name="ce243" table:formula="of:=IF(LEFT([.AZ55];1)=&quot;V&quot;;VLOOKUP(NUMBERVALUE(SUBSTITUTE([.AZ55];&quot;V&quot;;&quot;&quot;));B_PARTITE_2A_FASE_PER_NUMERO;10;FALSE());IF(LEFT([.AZ55];1)=&quot;P&quot;;VLOOKUP(NUMBERVALUE(SUBSTITUTE([.AZ55];&quot;P&quot;;&quot;&quot;));B_PARTITE_2A_FASE_PER_NUMERO;11;FALSE());VLOOKUP([.AZ55];B_CLASSIFICHE_GIRONI;4;FALSE())))" office:value-type="string" office:string-value="Tonni" calcext:value-type="string">
            <text:p>Tonni</text:p>
          </table:table-cell>
          <table:table-cell table:style-name="ce229" table:formula="of:=VLOOKUP([.AV55];A_5_INPUT_DATE_E_RISULTATI_2A_FASE;6;0)" office:value-type="float" office:value="62" calcext:value-type="float">
            <text:p>62</text:p>
          </table:table-cell>
          <table:table-cell table:style-name="ce229" table:formula="of:=VLOOKUP([.AV55];A_5_INPUT_DATE_E_RISULTATI_2A_FASE;7;0)" office:value-type="float" office:value="38" calcext:value-type="float">
            <text:p>38</text:p>
          </table:table-cell>
          <table:table-cell table:style-name="ce243" table:formula="of:=IF([.BC55]&gt;[.BD55];[.BA55];[.BB55])" office:value-type="string" office:string-value="Delfini" calcext:value-type="string">
            <text:p>Delfini</text:p>
          </table:table-cell>
          <table:table-cell table:style-name="ce243" table:formula="of:=IF([.BC55]&lt;[.BD55];[.BA55];[.BB55])" office:value-type="string" office:string-value="Tonni" calcext:value-type="string">
            <text:p>Tonni</text:p>
          </table:table-cell>
          <table:table-cell table:style-name="ce229" table:formula="of:=1*([.BC55]&gt;[.BD55])" office:value-type="float" office:value="1" calcext:value-type="float">
            <text:p>1</text:p>
          </table:table-cell>
          <table:table-cell table:style-name="ce270" table:formula="of:=1*([.BC55]&lt;[.BD55])*NOT(AND([.BC55]=0;[.BD55]=20))" office:value-type="float" office:value="0" calcext:value-type="float">
            <text:p>0</text:p>
          </table:table-cell>
          <table:table-cell table:style-name="ce270" table:formula="of:=1*AND([.BC55]=0;[.BD55]=20)" office:value-type="float" office:value="0" calcext:value-type="float">
            <text:p>0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88" table:formula="of:=[.BJ55]-[.BK55]" office:value-type="float" office:value="24" calcext:value-type="float">
            <text:p>+24</text:p>
          </table:table-cell>
          <table:table-cell table:style-name="ce229" table:formula="of:=1*([.BD55]&gt;[.BC55])" office:value-type="float" office:value="0" calcext:value-type="float">
            <text:p>0</text:p>
          </table:table-cell>
          <table:table-cell table:style-name="ce229" table:formula="of:=1*([.BD55]&lt;[.BC55])*NOT(AND([.BC55]=20;[.BD55]=0))" office:value-type="float" office:value="1" calcext:value-type="float">
            <text:p>1</text:p>
          </table:table-cell>
          <table:table-cell table:style-name="ce229" table:formula="of:=1*AND([.BC55]=20;[.BD55]=0)" office:value-type="float" office:value="0" calcext:value-type="float">
            <text:p>0</text:p>
          </table:table-cell>
          <table:table-cell table:style-name="ce229" table:formula="of:=[.BD55]" office:value-type="float" office:value="38" calcext:value-type="float">
            <text:p>38</text:p>
          </table:table-cell>
          <table:table-cell table:style-name="ce229" table:formula="of:=[.BC55]" office:value-type="float" office:value="62" calcext:value-type="float">
            <text:p>62</text:p>
          </table:table-cell>
          <table:table-cell table:style-name="ce305" table:formula="of:=[.BP55]-[.BQ55]" office:value-type="float" office:value="-24" calcext:value-type="float">
            <text:p>-24</text:p>
          </table:table-cell>
        </table:table-row>
        <table:table-row table:style-name="ro1">
          <table:table-cell table:number-columns-repeated="46"/>
          <table:table-cell table:style-name="ce501" table:formula="of:=IF([.AX56]=&quot;&quot;;&quot;&quot;;[.AX56]&amp;&quot;/&quot;&amp;COUNTIF([.AX56:.AX$66];[.AX56]))" office:value-type="string" office:string-value="21-22/1" calcext:value-type="string">
            <text:p>21-22/1</text:p>
          </table:table-cell>
          <table:table-cell table:style-name="ce156" office:value-type="float" office:value="102" calcext:value-type="float">
            <text:p>102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21-22</text:p>
          </table:table-cell>
          <table:table-cell table:style-name="ce229" office:value-type="string" calcext:value-type="string">
            <text:p>V95</text:p>
          </table:table-cell>
          <table:table-cell table:style-name="ce229" office:value-type="string" calcext:value-type="string">
            <text:p>V96</text:p>
          </table:table-cell>
          <table:table-cell table:style-name="ce243" table:formula="of:=IF(LEFT([.AY56];1)=&quot;V&quot;;VLOOKUP(NUMBERVALUE(SUBSTITUTE([.AY56];&quot;V&quot;;&quot;&quot;));B_PARTITE_2A_FASE_PER_NUMERO;10;FALSE());IF(LEFT([.AY56];1)=&quot;P&quot;;VLOOKUP(NUMBERVALUE(SUBSTITUTE([.AY56];&quot;P&quot;;&quot;&quot;));B_PARTITE_2A_FASE_PER_NUMERO;11;FALSE());VLOOKUP([.AY56];B_CLASSIFICHE_GIRONI;4;FALSE())))" office:value-type="string" office:string-value="Linci" calcext:value-type="string">
            <text:p>Linci</text:p>
          </table:table-cell>
          <table:table-cell table:style-name="ce243" table:formula="of:=IF(LEFT([.AZ56];1)=&quot;V&quot;;VLOOKUP(NUMBERVALUE(SUBSTITUTE([.AZ56];&quot;V&quot;;&quot;&quot;));B_PARTITE_2A_FASE_PER_NUMERO;10;FALSE());IF(LEFT([.AZ56];1)=&quot;P&quot;;VLOOKUP(NUMBERVALUE(SUBSTITUTE([.AZ56];&quot;P&quot;;&quot;&quot;));B_PARTITE_2A_FASE_PER_NUMERO;11;FALSE());VLOOKUP([.AZ56];B_CLASSIFICHE_GIRONI;4;FALSE())))" office:value-type="string" office:string-value="Aquile" calcext:value-type="string">
            <text:p>Aquile</text:p>
          </table:table-cell>
          <table:table-cell table:style-name="ce229" table:formula="of:=VLOOKUP([.AV56];A_5_INPUT_DATE_E_RISULTATI_2A_FASE;6;0)" office:value-type="float" office:value="52" calcext:value-type="float">
            <text:p>52</text:p>
          </table:table-cell>
          <table:table-cell table:style-name="ce229" table:formula="of:=VLOOKUP([.AV56];A_5_INPUT_DATE_E_RISULTATI_2A_FASE;7;0)" office:value-type="float" office:value="39" calcext:value-type="float">
            <text:p>39</text:p>
          </table:table-cell>
          <table:table-cell table:style-name="ce243" table:formula="of:=IF([.BC56]&gt;[.BD56];[.BA56];[.BB56])" office:value-type="string" office:string-value="Linci" calcext:value-type="string">
            <text:p>Linci</text:p>
          </table:table-cell>
          <table:table-cell table:style-name="ce243" table:formula="of:=IF([.BC56]&lt;[.BD56];[.BA56];[.BB56])" office:value-type="string" office:string-value="Aquile" calcext:value-type="string">
            <text:p>Aquile</text:p>
          </table:table-cell>
          <table:table-cell table:style-name="ce229" table:formula="of:=1*([.BC56]&gt;[.BD56])" office:value-type="float" office:value="1" calcext:value-type="float">
            <text:p>1</text:p>
          </table:table-cell>
          <table:table-cell table:style-name="ce270" table:formula="of:=1*([.BC56]&lt;[.BD56])*NOT(AND([.BC56]=0;[.BD56]=20))" office:value-type="float" office:value="0" calcext:value-type="float">
            <text:p>0</text:p>
          </table:table-cell>
          <table:table-cell table:style-name="ce270" table:formula="of:=1*AND([.BC56]=0;[.BD56]=20)" office:value-type="float" office:value="0" calcext:value-type="float">
            <text:p>0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88" table:formula="of:=[.BJ56]-[.BK56]" office:value-type="float" office:value="13" calcext:value-type="float">
            <text:p>+13</text:p>
          </table:table-cell>
          <table:table-cell table:style-name="ce229" table:formula="of:=1*([.BD56]&gt;[.BC56])" office:value-type="float" office:value="0" calcext:value-type="float">
            <text:p>0</text:p>
          </table:table-cell>
          <table:table-cell table:style-name="ce229" table:formula="of:=1*([.BD56]&lt;[.BC56])*NOT(AND([.BC56]=20;[.BD56]=0))" office:value-type="float" office:value="1" calcext:value-type="float">
            <text:p>1</text:p>
          </table:table-cell>
          <table:table-cell table:style-name="ce229" table:formula="of:=1*AND([.BC56]=20;[.BD56]=0)" office:value-type="float" office:value="0" calcext:value-type="float">
            <text:p>0</text:p>
          </table:table-cell>
          <table:table-cell table:style-name="ce229" table:formula="of:=[.BD56]" office:value-type="float" office:value="39" calcext:value-type="float">
            <text:p>39</text:p>
          </table:table-cell>
          <table:table-cell table:style-name="ce229" table:formula="of:=[.BC56]" office:value-type="float" office:value="52" calcext:value-type="float">
            <text:p>52</text:p>
          </table:table-cell>
          <table:table-cell table:style-name="ce305" table:formula="of:=[.BP56]-[.BQ56]" office:value-type="float" office:value="-13" calcext:value-type="float">
            <text:p>-13</text:p>
          </table:table-cell>
        </table:table-row>
        <table:table-row table:style-name="ro1">
          <table:table-cell table:number-columns-repeated="46"/>
          <table:table-cell table:style-name="ce501" table:formula="of:=IF([.AX57]=&quot;&quot;;&quot;&quot;;[.AX57]&amp;&quot;/&quot;&amp;COUNTIF([.AX57:.AX$66];[.AX57]))" office:value-type="string" office:string-value="19-20/1" calcext:value-type="string">
            <text:p>19-20/1</text:p>
          </table:table-cell>
          <table:table-cell table:style-name="ce156" office:value-type="float" office:value="103" calcext:value-type="float">
            <text:p>103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9-20</text:p>
          </table:table-cell>
          <table:table-cell table:style-name="ce229" office:value-type="string" calcext:value-type="string">
            <text:p>P93</text:p>
          </table:table-cell>
          <table:table-cell table:style-name="ce229" office:value-type="string" calcext:value-type="string">
            <text:p>P94</text:p>
          </table:table-cell>
          <table:table-cell table:style-name="ce243" table:formula="of:=IF(LEFT([.AY57];1)=&quot;V&quot;;VLOOKUP(NUMBERVALUE(SUBSTITUTE([.AY57];&quot;V&quot;;&quot;&quot;));B_PARTITE_2A_FASE_PER_NUMERO;10;FALSE());IF(LEFT([.AY57];1)=&quot;P&quot;;VLOOKUP(NUMBERVALUE(SUBSTITUTE([.AY57];&quot;P&quot;;&quot;&quot;));B_PARTITE_2A_FASE_PER_NUMERO;11;FALSE());VLOOKUP([.AY57];B_CLASSIFICHE_GIRONI;4;FALSE())))" office:value-type="string" office:string-value="Cervi" calcext:value-type="string">
            <text:p>Cervi</text:p>
          </table:table-cell>
          <table:table-cell table:style-name="ce243" table:formula="of:=IF(LEFT([.AZ57];1)=&quot;V&quot;;VLOOKUP(NUMBERVALUE(SUBSTITUTE([.AZ57];&quot;V&quot;;&quot;&quot;));B_PARTITE_2A_FASE_PER_NUMERO;10;FALSE());IF(LEFT([.AZ57];1)=&quot;P&quot;;VLOOKUP(NUMBERVALUE(SUBSTITUTE([.AZ57];&quot;P&quot;;&quot;&quot;));B_PARTITE_2A_FASE_PER_NUMERO;11;FALSE());VLOOKUP([.AZ57];B_CLASSIFICHE_GIRONI;4;FALSE())))" office:value-type="string" office:string-value="Orche" calcext:value-type="string">
            <text:p>Orche</text:p>
          </table:table-cell>
          <table:table-cell table:style-name="ce229" table:formula="of:=VLOOKUP([.AV57];A_5_INPUT_DATE_E_RISULTATI_2A_FASE;6;0)" office:value-type="float" office:value="68" calcext:value-type="float">
            <text:p>68</text:p>
          </table:table-cell>
          <table:table-cell table:style-name="ce229" table:formula="of:=VLOOKUP([.AV57];A_5_INPUT_DATE_E_RISULTATI_2A_FASE;7;0)" office:value-type="float" office:value="37" calcext:value-type="float">
            <text:p>37</text:p>
          </table:table-cell>
          <table:table-cell table:style-name="ce243" table:formula="of:=IF([.BC57]&gt;[.BD57];[.BA57];[.BB57])" office:value-type="string" office:string-value="Cervi" calcext:value-type="string">
            <text:p>Cervi</text:p>
          </table:table-cell>
          <table:table-cell table:style-name="ce243" table:formula="of:=IF([.BC57]&lt;[.BD57];[.BA57];[.BB57])" office:value-type="string" office:string-value="Orche" calcext:value-type="string">
            <text:p>Orche</text:p>
          </table:table-cell>
          <table:table-cell table:style-name="ce229" table:formula="of:=1*([.BC57]&gt;[.BD57])" office:value-type="float" office:value="1" calcext:value-type="float">
            <text:p>1</text:p>
          </table:table-cell>
          <table:table-cell table:style-name="ce270" table:formula="of:=1*([.BC57]&lt;[.BD57])*NOT(AND([.BC57]=0;[.BD57]=20))" office:value-type="float" office:value="0" calcext:value-type="float">
            <text:p>0</text:p>
          </table:table-cell>
          <table:table-cell table:style-name="ce270" table:formula="of:=1*AND([.BC57]=0;[.BD57]=20)" office:value-type="float" office:value="0" calcext:value-type="float">
            <text:p>0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88" table:formula="of:=[.BJ57]-[.BK57]" office:value-type="float" office:value="31" calcext:value-type="float">
            <text:p>+31</text:p>
          </table:table-cell>
          <table:table-cell table:style-name="ce229" table:formula="of:=1*([.BD57]&gt;[.BC57])" office:value-type="float" office:value="0" calcext:value-type="float">
            <text:p>0</text:p>
          </table:table-cell>
          <table:table-cell table:style-name="ce229" table:formula="of:=1*([.BD57]&lt;[.BC57])*NOT(AND([.BC57]=20;[.BD57]=0))" office:value-type="float" office:value="1" calcext:value-type="float">
            <text:p>1</text:p>
          </table:table-cell>
          <table:table-cell table:style-name="ce229" table:formula="of:=1*AND([.BC57]=20;[.BD57]=0)" office:value-type="float" office:value="0" calcext:value-type="float">
            <text:p>0</text:p>
          </table:table-cell>
          <table:table-cell table:style-name="ce229" table:formula="of:=[.BD57]" office:value-type="float" office:value="37" calcext:value-type="float">
            <text:p>37</text:p>
          </table:table-cell>
          <table:table-cell table:style-name="ce229" table:formula="of:=[.BC57]" office:value-type="float" office:value="68" calcext:value-type="float">
            <text:p>68</text:p>
          </table:table-cell>
          <table:table-cell table:style-name="ce305" table:formula="of:=[.BP57]-[.BQ57]" office:value-type="float" office:value="-31" calcext:value-type="float">
            <text:p>-31</text:p>
          </table:table-cell>
        </table:table-row>
        <table:table-row table:style-name="ro1">
          <table:table-cell table:number-columns-repeated="46"/>
          <table:table-cell table:style-name="ce501" table:formula="of:=IF([.AX58]=&quot;&quot;;&quot;&quot;;[.AX58]&amp;&quot;/&quot;&amp;COUNTIF([.AX58:.AX$66];[.AX58]))" office:value-type="string" office:string-value="17-18/1" calcext:value-type="string">
            <text:p>17-18/1</text:p>
          </table:table-cell>
          <table:table-cell table:style-name="ce156" office:value-type="float" office:value="104" calcext:value-type="float">
            <text:p>104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7-18</text:p>
          </table:table-cell>
          <table:table-cell table:style-name="ce229" office:value-type="string" calcext:value-type="string">
            <text:p>V93</text:p>
          </table:table-cell>
          <table:table-cell table:style-name="ce229" office:value-type="string" calcext:value-type="string">
            <text:p>V94</text:p>
          </table:table-cell>
          <table:table-cell table:style-name="ce243" table:formula="of:=IF(LEFT([.AY58];1)=&quot;V&quot;;VLOOKUP(NUMBERVALUE(SUBSTITUTE([.AY58];&quot;V&quot;;&quot;&quot;));B_PARTITE_2A_FASE_PER_NUMERO;10;FALSE());IF(LEFT([.AY58];1)=&quot;P&quot;;VLOOKUP(NUMBERVALUE(SUBSTITUTE([.AY58];&quot;P&quot;;&quot;&quot;));B_PARTITE_2A_FASE_PER_NUMERO;11;FALSE());VLOOKUP([.AY58];B_CLASSIFICHE_GIRONI;4;FALSE())))" office:value-type="string" office:string-value="Tigri" calcext:value-type="string">
            <text:p>Tigri</text:p>
          </table:table-cell>
          <table:table-cell table:style-name="ce243" table:formula="of:=IF(LEFT([.AZ58];1)=&quot;V&quot;;VLOOKUP(NUMBERVALUE(SUBSTITUTE([.AZ58];&quot;V&quot;;&quot;&quot;));B_PARTITE_2A_FASE_PER_NUMERO;10;FALSE());IF(LEFT([.AZ58];1)=&quot;P&quot;;VLOOKUP(NUMBERVALUE(SUBSTITUTE([.AZ58];&quot;P&quot;;&quot;&quot;));B_PARTITE_2A_FASE_PER_NUMERO;11;FALSE());VLOOKUP([.AZ58];B_CLASSIFICHE_GIRONI;4;FALSE())))" office:value-type="string" office:string-value="Ippopotami" calcext:value-type="string">
            <text:p>Ippopotami</text:p>
          </table:table-cell>
          <table:table-cell table:style-name="ce229" table:formula="of:=VLOOKUP([.AV58];A_5_INPUT_DATE_E_RISULTATI_2A_FASE;6;0)" office:value-type="float" office:value="52" calcext:value-type="float">
            <text:p>52</text:p>
          </table:table-cell>
          <table:table-cell table:style-name="ce229" table:formula="of:=VLOOKUP([.AV58];A_5_INPUT_DATE_E_RISULTATI_2A_FASE;7;0)" office:value-type="float" office:value="46" calcext:value-type="float">
            <text:p>46</text:p>
          </table:table-cell>
          <table:table-cell table:style-name="ce243" table:formula="of:=IF([.BC58]&gt;[.BD58];[.BA58];[.BB58])" office:value-type="string" office:string-value="Tigri" calcext:value-type="string">
            <text:p>Tigri</text:p>
          </table:table-cell>
          <table:table-cell table:style-name="ce243" table:formula="of:=IF([.BC58]&lt;[.BD58];[.BA58];[.BB58])" office:value-type="string" office:string-value="Ippopotami" calcext:value-type="string">
            <text:p>Ippopotami</text:p>
          </table:table-cell>
          <table:table-cell table:style-name="ce229" table:formula="of:=1*([.BC58]&gt;[.BD58])" office:value-type="float" office:value="1" calcext:value-type="float">
            <text:p>1</text:p>
          </table:table-cell>
          <table:table-cell table:style-name="ce270" table:formula="of:=1*([.BC58]&lt;[.BD58])*NOT(AND([.BC58]=0;[.BD58]=20))" office:value-type="float" office:value="0" calcext:value-type="float">
            <text:p>0</text:p>
          </table:table-cell>
          <table:table-cell table:style-name="ce270" table:formula="of:=1*AND([.BC58]=0;[.BD58]=20)" office:value-type="float" office:value="0" calcext:value-type="float">
            <text:p>0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88" table:formula="of:=[.BJ58]-[.BK58]" office:value-type="float" office:value="6" calcext:value-type="float">
            <text:p>+6</text:p>
          </table:table-cell>
          <table:table-cell table:style-name="ce229" table:formula="of:=1*([.BD58]&gt;[.BC58])" office:value-type="float" office:value="0" calcext:value-type="float">
            <text:p>0</text:p>
          </table:table-cell>
          <table:table-cell table:style-name="ce229" table:formula="of:=1*([.BD58]&lt;[.BC58])*NOT(AND([.BC58]=20;[.BD58]=0))" office:value-type="float" office:value="1" calcext:value-type="float">
            <text:p>1</text:p>
          </table:table-cell>
          <table:table-cell table:style-name="ce229" table:formula="of:=1*AND([.BC58]=20;[.BD58]=0)" office:value-type="float" office:value="0" calcext:value-type="float">
            <text:p>0</text:p>
          </table:table-cell>
          <table:table-cell table:style-name="ce229" table:formula="of:=[.BD58]" office:value-type="float" office:value="46" calcext:value-type="float">
            <text:p>46</text:p>
          </table:table-cell>
          <table:table-cell table:style-name="ce229" table:formula="of:=[.BC58]" office:value-type="float" office:value="52" calcext:value-type="float">
            <text:p>52</text:p>
          </table:table-cell>
          <table:table-cell table:style-name="ce305" table:formula="of:=[.BP58]-[.BQ58]" office:value-type="float" office:value="-6" calcext:value-type="float">
            <text:p>-6</text:p>
          </table:table-cell>
        </table:table-row>
        <table:table-row table:style-name="ro1">
          <table:table-cell table:number-columns-repeated="46"/>
          <table:table-cell table:style-name="ce501" table:formula="of:=IF([.AX59]=&quot;&quot;;&quot;&quot;;[.AX59]&amp;&quot;/&quot;&amp;COUNTIF([.AX59:.AX$66];[.AX59]))" office:value-type="string" office:string-value="15-16/1" calcext:value-type="string">
            <text:p>15-16/1</text:p>
          </table:table-cell>
          <table:table-cell table:style-name="ce156" office:value-type="float" office:value="105" calcext:value-type="float">
            <text:p>105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5-16</text:p>
          </table:table-cell>
          <table:table-cell table:style-name="ce229" office:value-type="string" calcext:value-type="string">
            <text:p>P91</text:p>
          </table:table-cell>
          <table:table-cell table:style-name="ce229" office:value-type="string" calcext:value-type="string">
            <text:p>P92</text:p>
          </table:table-cell>
          <table:table-cell table:style-name="ce243" table:formula="of:=IF(LEFT([.AY59];1)=&quot;V&quot;;VLOOKUP(NUMBERVALUE(SUBSTITUTE([.AY59];&quot;V&quot;;&quot;&quot;));B_PARTITE_2A_FASE_PER_NUMERO;10;FALSE());IF(LEFT([.AY59];1)=&quot;P&quot;;VLOOKUP(NUMBERVALUE(SUBSTITUTE([.AY59];&quot;P&quot;;&quot;&quot;));B_PARTITE_2A_FASE_PER_NUMERO;11;FALSE());VLOOKUP([.AY59];B_CLASSIFICHE_GIRONI;4;FALSE())))" office:value-type="string" office:string-value="Scorpioni" calcext:value-type="string">
            <text:p>Scorpioni</text:p>
          </table:table-cell>
          <table:table-cell table:style-name="ce243" table:formula="of:=IF(LEFT([.AZ59];1)=&quot;V&quot;;VLOOKUP(NUMBERVALUE(SUBSTITUTE([.AZ59];&quot;V&quot;;&quot;&quot;));B_PARTITE_2A_FASE_PER_NUMERO;10;FALSE());IF(LEFT([.AZ59];1)=&quot;P&quot;;VLOOKUP(NUMBERVALUE(SUBSTITUTE([.AZ59];&quot;P&quot;;&quot;&quot;));B_PARTITE_2A_FASE_PER_NUMERO;11;FALSE());VLOOKUP([.AZ59];B_CLASSIFICHE_GIRONI;4;FALSE())))" office:value-type="string" office:string-value="Gabbiani" calcext:value-type="string">
            <text:p>Gabbiani</text:p>
          </table:table-cell>
          <table:table-cell table:style-name="ce229" table:formula="of:=VLOOKUP([.AV59];A_5_INPUT_DATE_E_RISULTATI_2A_FASE;6;0)" office:value-type="float" office:value="60" calcext:value-type="float">
            <text:p>60</text:p>
          </table:table-cell>
          <table:table-cell table:style-name="ce229" table:formula="of:=VLOOKUP([.AV59];A_5_INPUT_DATE_E_RISULTATI_2A_FASE;7;0)" office:value-type="float" office:value="42" calcext:value-type="float">
            <text:p>42</text:p>
          </table:table-cell>
          <table:table-cell table:style-name="ce243" table:formula="of:=IF([.BC59]&gt;[.BD59];[.BA59];[.BB59])" office:value-type="string" office:string-value="Scorpioni" calcext:value-type="string">
            <text:p>Scorpioni</text:p>
          </table:table-cell>
          <table:table-cell table:style-name="ce243" table:formula="of:=IF([.BC59]&lt;[.BD59];[.BA59];[.BB59])" office:value-type="string" office:string-value="Gabbiani" calcext:value-type="string">
            <text:p>Gabbiani</text:p>
          </table:table-cell>
          <table:table-cell table:style-name="ce229" table:formula="of:=1*([.BC59]&gt;[.BD59])" office:value-type="float" office:value="1" calcext:value-type="float">
            <text:p>1</text:p>
          </table:table-cell>
          <table:table-cell table:style-name="ce270" table:formula="of:=1*([.BC59]&lt;[.BD59])*NOT(AND([.BC59]=0;[.BD59]=20))" office:value-type="float" office:value="0" calcext:value-type="float">
            <text:p>0</text:p>
          </table:table-cell>
          <table:table-cell table:style-name="ce270" table:formula="of:=1*AND([.BC59]=0;[.BD59]=20)" office:value-type="float" office:value="0" calcext:value-type="float">
            <text:p>0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88" table:formula="of:=[.BJ59]-[.BK59]" office:value-type="float" office:value="18" calcext:value-type="float">
            <text:p>+18</text:p>
          </table:table-cell>
          <table:table-cell table:style-name="ce229" table:formula="of:=1*([.BD59]&gt;[.BC59])" office:value-type="float" office:value="0" calcext:value-type="float">
            <text:p>0</text:p>
          </table:table-cell>
          <table:table-cell table:style-name="ce229" table:formula="of:=1*([.BD59]&lt;[.BC59])*NOT(AND([.BC59]=20;[.BD59]=0))" office:value-type="float" office:value="1" calcext:value-type="float">
            <text:p>1</text:p>
          </table:table-cell>
          <table:table-cell table:style-name="ce229" table:formula="of:=1*AND([.BC59]=20;[.BD59]=0)" office:value-type="float" office:value="0" calcext:value-type="float">
            <text:p>0</text:p>
          </table:table-cell>
          <table:table-cell table:style-name="ce229" table:formula="of:=[.BD59]" office:value-type="float" office:value="42" calcext:value-type="float">
            <text:p>42</text:p>
          </table:table-cell>
          <table:table-cell table:style-name="ce229" table:formula="of:=[.BC59]" office:value-type="float" office:value="60" calcext:value-type="float">
            <text:p>60</text:p>
          </table:table-cell>
          <table:table-cell table:style-name="ce305" table:formula="of:=[.BP59]-[.BQ59]" office:value-type="float" office:value="-18" calcext:value-type="float">
            <text:p>-18</text:p>
          </table:table-cell>
        </table:table-row>
        <table:table-row table:style-name="ro1">
          <table:table-cell table:number-columns-repeated="46"/>
          <table:table-cell table:style-name="ce501" table:formula="of:=IF([.AX60]=&quot;&quot;;&quot;&quot;;[.AX60]&amp;&quot;/&quot;&amp;COUNTIF([.AX60:.AX$66];[.AX60]))" office:value-type="string" office:string-value="13-14/1" calcext:value-type="string">
            <text:p>13-14/1</text:p>
          </table:table-cell>
          <table:table-cell table:style-name="ce156" office:value-type="float" office:value="106" calcext:value-type="float">
            <text:p>106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3-14</text:p>
          </table:table-cell>
          <table:table-cell table:style-name="ce229" office:value-type="string" calcext:value-type="string">
            <text:p>V91</text:p>
          </table:table-cell>
          <table:table-cell table:style-name="ce229" office:value-type="string" calcext:value-type="string">
            <text:p>V92</text:p>
          </table:table-cell>
          <table:table-cell table:style-name="ce243" table:formula="of:=IF(LEFT([.AY60];1)=&quot;V&quot;;VLOOKUP(NUMBERVALUE(SUBSTITUTE([.AY60];&quot;V&quot;;&quot;&quot;));B_PARTITE_2A_FASE_PER_NUMERO;10;FALSE());IF(LEFT([.AY60];1)=&quot;P&quot;;VLOOKUP(NUMBERVALUE(SUBSTITUTE([.AY60];&quot;P&quot;;&quot;&quot;));B_PARTITE_2A_FASE_PER_NUMERO;11;FALSE());VLOOKUP([.AY60];B_CLASSIFICHE_GIRONI;4;FALSE())))" office:value-type="string" office:string-value="Pitoni" calcext:value-type="string">
            <text:p>Pitoni</text:p>
          </table:table-cell>
          <table:table-cell table:style-name="ce243" table:formula="of:=IF(LEFT([.AZ60];1)=&quot;V&quot;;VLOOKUP(NUMBERVALUE(SUBSTITUTE([.AZ60];&quot;V&quot;;&quot;&quot;));B_PARTITE_2A_FASE_PER_NUMERO;10;FALSE());IF(LEFT([.AZ60];1)=&quot;P&quot;;VLOOKUP(NUMBERVALUE(SUBSTITUTE([.AZ60];&quot;P&quot;;&quot;&quot;));B_PARTITE_2A_FASE_PER_NUMERO;11;FALSE());VLOOKUP([.AZ60];B_CLASSIFICHE_GIRONI;4;FALSE())))" office:value-type="string" office:string-value="Puma" calcext:value-type="string">
            <text:p>Puma</text:p>
          </table:table-cell>
          <table:table-cell table:style-name="ce229" table:formula="of:=VLOOKUP([.AV60];A_5_INPUT_DATE_E_RISULTATI_2A_FASE;6;0)" office:value-type="float" office:value="65" calcext:value-type="float">
            <text:p>65</text:p>
          </table:table-cell>
          <table:table-cell table:style-name="ce229" table:formula="of:=VLOOKUP([.AV60];A_5_INPUT_DATE_E_RISULTATI_2A_FASE;7;0)" office:value-type="float" office:value="45" calcext:value-type="float">
            <text:p>45</text:p>
          </table:table-cell>
          <table:table-cell table:style-name="ce243" table:formula="of:=IF([.BC60]&gt;[.BD60];[.BA60];[.BB60])" office:value-type="string" office:string-value="Pitoni" calcext:value-type="string">
            <text:p>Pitoni</text:p>
          </table:table-cell>
          <table:table-cell table:style-name="ce243" table:formula="of:=IF([.BC60]&lt;[.BD60];[.BA60];[.BB60])" office:value-type="string" office:string-value="Puma" calcext:value-type="string">
            <text:p>Puma</text:p>
          </table:table-cell>
          <table:table-cell table:style-name="ce229" table:formula="of:=1*([.BC60]&gt;[.BD60])" office:value-type="float" office:value="1" calcext:value-type="float">
            <text:p>1</text:p>
          </table:table-cell>
          <table:table-cell table:style-name="ce270" table:formula="of:=1*([.BC60]&lt;[.BD60])*NOT(AND([.BC60]=0;[.BD60]=20))" office:value-type="float" office:value="0" calcext:value-type="float">
            <text:p>0</text:p>
          </table:table-cell>
          <table:table-cell table:style-name="ce270" table:formula="of:=1*AND([.BC60]=0;[.BD60]=20)" office:value-type="float" office:value="0" calcext:value-type="float">
            <text:p>0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88" table:formula="of:=[.BJ60]-[.BK60]" office:value-type="float" office:value="20" calcext:value-type="float">
            <text:p>+20</text:p>
          </table:table-cell>
          <table:table-cell table:style-name="ce229" table:formula="of:=1*([.BD60]&gt;[.BC60])" office:value-type="float" office:value="0" calcext:value-type="float">
            <text:p>0</text:p>
          </table:table-cell>
          <table:table-cell table:style-name="ce229" table:formula="of:=1*([.BD60]&lt;[.BC60])*NOT(AND([.BC60]=20;[.BD60]=0))" office:value-type="float" office:value="1" calcext:value-type="float">
            <text:p>1</text:p>
          </table:table-cell>
          <table:table-cell table:style-name="ce229" table:formula="of:=1*AND([.BC60]=20;[.BD60]=0)" office:value-type="float" office:value="0" calcext:value-type="float">
            <text:p>0</text:p>
          </table:table-cell>
          <table:table-cell table:style-name="ce229" table:formula="of:=[.BD60]" office:value-type="float" office:value="45" calcext:value-type="float">
            <text:p>45</text:p>
          </table:table-cell>
          <table:table-cell table:style-name="ce229" table:formula="of:=[.BC60]" office:value-type="float" office:value="65" calcext:value-type="float">
            <text:p>65</text:p>
          </table:table-cell>
          <table:table-cell table:style-name="ce305" table:formula="of:=[.BP60]-[.BQ60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1" table:formula="of:=IF([.AX61]=&quot;&quot;;&quot;&quot;;[.AX61]&amp;&quot;/&quot;&amp;COUNTIF([.AX61:.AX$66];[.AX61]))" office:value-type="string" office:string-value="11-12/1" calcext:value-type="string">
            <text:p>11-12/1</text:p>
          </table:table-cell>
          <table:table-cell table:style-name="ce156" office:value-type="float" office:value="107" calcext:value-type="float">
            <text:p>107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11-12</text:p>
          </table:table-cell>
          <table:table-cell table:style-name="ce229" office:value-type="string" calcext:value-type="string">
            <text:p>P89</text:p>
          </table:table-cell>
          <table:table-cell table:style-name="ce229" office:value-type="string" calcext:value-type="string">
            <text:p>P90</text:p>
          </table:table-cell>
          <table:table-cell table:style-name="ce243" table:formula="of:=IF(LEFT([.AY61];1)=&quot;V&quot;;VLOOKUP(NUMBERVALUE(SUBSTITUTE([.AY61];&quot;V&quot;;&quot;&quot;));B_PARTITE_2A_FASE_PER_NUMERO;10;FALSE());IF(LEFT([.AY61];1)=&quot;P&quot;;VLOOKUP(NUMBERVALUE(SUBSTITUTE([.AY61];&quot;P&quot;;&quot;&quot;));B_PARTITE_2A_FASE_PER_NUMERO;11;FALSE());VLOOKUP([.AY61];B_CLASSIFICHE_GIRONI;4;FALSE())))" office:value-type="string" office:string-value="Gorilla" calcext:value-type="string">
            <text:p>Gorilla</text:p>
          </table:table-cell>
          <table:table-cell table:style-name="ce243" table:formula="of:=IF(LEFT([.AZ61];1)=&quot;V&quot;;VLOOKUP(NUMBERVALUE(SUBSTITUTE([.AZ61];&quot;V&quot;;&quot;&quot;));B_PARTITE_2A_FASE_PER_NUMERO;10;FALSE());IF(LEFT([.AZ61];1)=&quot;P&quot;;VLOOKUP(NUMBERVALUE(SUBSTITUTE([.AZ61];&quot;P&quot;;&quot;&quot;));B_PARTITE_2A_FASE_PER_NUMERO;11;FALSE());VLOOKUP([.AZ61];B_CLASSIFICHE_GIRONI;4;FALSE())))" office:value-type="string" office:string-value="Bufali" calcext:value-type="string">
            <text:p>Bufali</text:p>
          </table:table-cell>
          <table:table-cell table:style-name="ce229" table:formula="of:=VLOOKUP([.AV61];A_5_INPUT_DATE_E_RISULTATI_2A_FASE;6;0)" office:value-type="float" office:value="50" calcext:value-type="float">
            <text:p>50</text:p>
          </table:table-cell>
          <table:table-cell table:style-name="ce229" table:formula="of:=VLOOKUP([.AV61];A_5_INPUT_DATE_E_RISULTATI_2A_FASE;7;0)" office:value-type="float" office:value="47" calcext:value-type="float">
            <text:p>47</text:p>
          </table:table-cell>
          <table:table-cell table:style-name="ce243" table:formula="of:=IF([.BC61]&gt;[.BD61];[.BA61];[.BB61])" office:value-type="string" office:string-value="Gorilla" calcext:value-type="string">
            <text:p>Gorilla</text:p>
          </table:table-cell>
          <table:table-cell table:style-name="ce243" table:formula="of:=IF([.BC61]&lt;[.BD61];[.BA61];[.BB61])" office:value-type="string" office:string-value="Bufali" calcext:value-type="string">
            <text:p>Bufali</text:p>
          </table:table-cell>
          <table:table-cell table:style-name="ce229" table:formula="of:=1*([.BC61]&gt;[.BD61])" office:value-type="float" office:value="1" calcext:value-type="float">
            <text:p>1</text:p>
          </table:table-cell>
          <table:table-cell table:style-name="ce270" table:formula="of:=1*([.BC61]&lt;[.BD61])*NOT(AND([.BC61]=0;[.BD61]=20))" office:value-type="float" office:value="0" calcext:value-type="float">
            <text:p>0</text:p>
          </table:table-cell>
          <table:table-cell table:style-name="ce270" table:formula="of:=1*AND([.BC61]=0;[.BD61]=20)" office:value-type="float" office:value="0" calcext:value-type="float">
            <text:p>0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88" table:formula="of:=[.BJ61]-[.BK61]" office:value-type="float" office:value="3" calcext:value-type="float">
            <text:p>+3</text:p>
          </table:table-cell>
          <table:table-cell table:style-name="ce229" table:formula="of:=1*([.BD61]&gt;[.BC61])" office:value-type="float" office:value="0" calcext:value-type="float">
            <text:p>0</text:p>
          </table:table-cell>
          <table:table-cell table:style-name="ce229" table:formula="of:=1*([.BD61]&lt;[.BC61])*NOT(AND([.BC61]=20;[.BD61]=0))" office:value-type="float" office:value="1" calcext:value-type="float">
            <text:p>1</text:p>
          </table:table-cell>
          <table:table-cell table:style-name="ce229" table:formula="of:=1*AND([.BC61]=20;[.BD61]=0)" office:value-type="float" office:value="0" calcext:value-type="float">
            <text:p>0</text:p>
          </table:table-cell>
          <table:table-cell table:style-name="ce229" table:formula="of:=[.BD61]" office:value-type="float" office:value="47" calcext:value-type="float">
            <text:p>47</text:p>
          </table:table-cell>
          <table:table-cell table:style-name="ce229" table:formula="of:=[.BC61]" office:value-type="float" office:value="50" calcext:value-type="float">
            <text:p>50</text:p>
          </table:table-cell>
          <table:table-cell table:style-name="ce305" table:formula="of:=[.BP61]-[.BQ61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table:formula="of:=IF([.AX62]=&quot;&quot;;&quot;&quot;;[.AX62]&amp;&quot;/&quot;&amp;COUNTIF([.AX62:.AX$66];[.AX62]))" office:value-type="string" office:string-value="9-10/1" calcext:value-type="string">
            <text:p>9-10/1</text:p>
          </table:table-cell>
          <table:table-cell table:style-name="ce156" office:value-type="float" office:value="108" calcext:value-type="float">
            <text:p>108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9-10</text:p>
          </table:table-cell>
          <table:table-cell table:style-name="ce229" office:value-type="string" calcext:value-type="string">
            <text:p>V89</text:p>
          </table:table-cell>
          <table:table-cell table:style-name="ce229" office:value-type="string" calcext:value-type="string">
            <text:p>V90</text:p>
          </table:table-cell>
          <table:table-cell table:style-name="ce243" table:formula="of:=IF(LEFT([.AY62];1)=&quot;V&quot;;VLOOKUP(NUMBERVALUE(SUBSTITUTE([.AY62];&quot;V&quot;;&quot;&quot;));B_PARTITE_2A_FASE_PER_NUMERO;10;FALSE());IF(LEFT([.AY62];1)=&quot;P&quot;;VLOOKUP(NUMBERVALUE(SUBSTITUTE([.AY62];&quot;P&quot;;&quot;&quot;));B_PARTITE_2A_FASE_PER_NUMERO;11;FALSE());VLOOKUP([.AY62];B_CLASSIFICHE_GIRONI;4;FALSE())))" office:value-type="string" office:string-value="Giraffe" calcext:value-type="string">
            <text:p>Giraffe</text:p>
          </table:table-cell>
          <table:table-cell table:style-name="ce243" table:formula="of:=IF(LEFT([.AZ62];1)=&quot;V&quot;;VLOOKUP(NUMBERVALUE(SUBSTITUTE([.AZ62];&quot;V&quot;;&quot;&quot;));B_PARTITE_2A_FASE_PER_NUMERO;10;FALSE());IF(LEFT([.AZ62];1)=&quot;P&quot;;VLOOKUP(NUMBERVALUE(SUBSTITUTE([.AZ62];&quot;P&quot;;&quot;&quot;));B_PARTITE_2A_FASE_PER_NUMERO;11;FALSE());VLOOKUP([.AZ62];B_CLASSIFICHE_GIRONI;4;FALSE())))" office:value-type="string" office:string-value="Elefanti" calcext:value-type="string">
            <text:p>Elefanti</text:p>
          </table:table-cell>
          <table:table-cell table:style-name="ce229" table:formula="of:=VLOOKUP([.AV62];A_5_INPUT_DATE_E_RISULTATI_2A_FASE;6;0)" office:value-type="float" office:value="69" calcext:value-type="float">
            <text:p>69</text:p>
          </table:table-cell>
          <table:table-cell table:style-name="ce229" table:formula="of:=VLOOKUP([.AV62];A_5_INPUT_DATE_E_RISULTATI_2A_FASE;7;0)" office:value-type="float" office:value="40" calcext:value-type="float">
            <text:p>40</text:p>
          </table:table-cell>
          <table:table-cell table:style-name="ce243" table:formula="of:=IF([.BC62]&gt;[.BD62];[.BA62];[.BB62])" office:value-type="string" office:string-value="Giraffe" calcext:value-type="string">
            <text:p>Giraffe</text:p>
          </table:table-cell>
          <table:table-cell table:style-name="ce243" table:formula="of:=IF([.BC62]&lt;[.BD62];[.BA62];[.BB62])" office:value-type="string" office:string-value="Elefanti" calcext:value-type="string">
            <text:p>Elefanti</text:p>
          </table:table-cell>
          <table:table-cell table:style-name="ce229" table:formula="of:=1*([.BC62]&gt;[.BD62])" office:value-type="float" office:value="1" calcext:value-type="float">
            <text:p>1</text:p>
          </table:table-cell>
          <table:table-cell table:style-name="ce270" table:formula="of:=1*([.BC62]&lt;[.BD62])*NOT(AND([.BC62]=0;[.BD62]=20))" office:value-type="float" office:value="0" calcext:value-type="float">
            <text:p>0</text:p>
          </table:table-cell>
          <table:table-cell table:style-name="ce270" table:formula="of:=1*AND([.BC62]=0;[.BD62]=20)" office:value-type="float" office:value="0" calcext:value-type="float">
            <text:p>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88" table:formula="of:=[.BJ62]-[.BK62]" office:value-type="float" office:value="29" calcext:value-type="float">
            <text:p>+29</text:p>
          </table:table-cell>
          <table:table-cell table:style-name="ce229" table:formula="of:=1*([.BD62]&gt;[.BC62])" office:value-type="float" office:value="0" calcext:value-type="float">
            <text:p>0</text:p>
          </table:table-cell>
          <table:table-cell table:style-name="ce229" table:formula="of:=1*([.BD62]&lt;[.BC62])*NOT(AND([.BC62]=20;[.BD62]=0))" office:value-type="float" office:value="1" calcext:value-type="float">
            <text:p>1</text:p>
          </table:table-cell>
          <table:table-cell table:style-name="ce229" table:formula="of:=1*AND([.BC62]=20;[.BD62]=0)" office:value-type="float" office:value="0" calcext:value-type="float">
            <text:p>0</text:p>
          </table:table-cell>
          <table:table-cell table:style-name="ce229" table:formula="of:=[.BD62]" office:value-type="float" office:value="40" calcext:value-type="float">
            <text:p>40</text:p>
          </table:table-cell>
          <table:table-cell table:style-name="ce229" table:formula="of:=[.BC62]" office:value-type="float" office:value="69" calcext:value-type="float">
            <text:p>69</text:p>
          </table:table-cell>
          <table:table-cell table:style-name="ce305" table:formula="of:=[.BP62]-[.BQ62]" office:value-type="float" office:value="-29" calcext:value-type="float">
            <text:p>-29</text:p>
          </table:table-cell>
        </table:table-row>
        <table:table-row table:style-name="ro1">
          <table:table-cell table:number-columns-repeated="46"/>
          <table:table-cell table:style-name="ce501" table:formula="of:=IF([.AX63]=&quot;&quot;;&quot;&quot;;[.AX63]&amp;&quot;/&quot;&amp;COUNTIF([.AX63:.AX$66];[.AX63]))" office:value-type="string" office:string-value="5-6/1" calcext:value-type="string">
            <text:p>5-6/1</text:p>
          </table:table-cell>
          <table:table-cell table:style-name="ce156" office:value-type="float" office:value="109" calcext:value-type="float">
            <text:p>109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5-6</text:p>
          </table:table-cell>
          <table:table-cell table:style-name="ce229" office:value-type="string" calcext:value-type="string">
            <text:p>V85</text:p>
          </table:table-cell>
          <table:table-cell table:style-name="ce229" office:value-type="string" calcext:value-type="string">
            <text:p>V86</text:p>
          </table:table-cell>
          <table:table-cell table:style-name="ce243" table:formula="of:=IF(LEFT([.AY63];1)=&quot;V&quot;;VLOOKUP(NUMBERVALUE(SUBSTITUTE([.AY63];&quot;V&quot;;&quot;&quot;));B_PARTITE_2A_FASE_PER_NUMERO;10;FALSE());IF(LEFT([.AY63];1)=&quot;P&quot;;VLOOKUP(NUMBERVALUE(SUBSTITUTE([.AY63];&quot;P&quot;;&quot;&quot;));B_PARTITE_2A_FASE_PER_NUMERO;11;FALSE());VLOOKUP([.AY63];B_CLASSIFICHE_GIRONI;4;FALSE())))" office:value-type="string" office:string-value="Giaguari" calcext:value-type="string">
            <text:p>Giaguari</text:p>
          </table:table-cell>
          <table:table-cell table:style-name="ce243" table:formula="of:=IF(LEFT([.AZ63];1)=&quot;V&quot;;VLOOKUP(NUMBERVALUE(SUBSTITUTE([.AZ63];&quot;V&quot;;&quot;&quot;));B_PARTITE_2A_FASE_PER_NUMERO;10;FALSE());IF(LEFT([.AZ63];1)=&quot;P&quot;;VLOOKUP(NUMBERVALUE(SUBSTITUTE([.AZ63];&quot;P&quot;;&quot;&quot;));B_PARTITE_2A_FASE_PER_NUMERO;11;FALSE());VLOOKUP([.AZ63];B_CLASSIFICHE_GIRONI;4;FALSE())))" office:value-type="string" office:string-value="Coccodrilli" calcext:value-type="string">
            <text:p>Coccodrilli</text:p>
          </table:table-cell>
          <table:table-cell table:style-name="ce229" table:formula="of:=VLOOKUP([.AV63];A_5_INPUT_DATE_E_RISULTATI_2A_FASE;6;0)" office:value-type="float" office:value="55" calcext:value-type="float">
            <text:p>55</text:p>
          </table:table-cell>
          <table:table-cell table:style-name="ce229" table:formula="of:=VLOOKUP([.AV63];A_5_INPUT_DATE_E_RISULTATI_2A_FASE;7;0)" office:value-type="float" office:value="48" calcext:value-type="float">
            <text:p>48</text:p>
          </table:table-cell>
          <table:table-cell table:style-name="ce243" table:formula="of:=IF([.BC63]&gt;[.BD63];[.BA63];[.BB63])" office:value-type="string" office:string-value="Giaguari" calcext:value-type="string">
            <text:p>Giaguari</text:p>
          </table:table-cell>
          <table:table-cell table:style-name="ce243" table:formula="of:=IF([.BC63]&lt;[.BD63];[.BA63];[.BB63])" office:value-type="string" office:string-value="Coccodrilli" calcext:value-type="string">
            <text:p>Coccodrilli</text:p>
          </table:table-cell>
          <table:table-cell table:style-name="ce229" table:formula="of:=1*([.BC63]&gt;[.BD63])" office:value-type="float" office:value="1" calcext:value-type="float">
            <text:p>1</text:p>
          </table:table-cell>
          <table:table-cell table:style-name="ce270" table:formula="of:=1*([.BC63]&lt;[.BD63])*NOT(AND([.BC63]=0;[.BD63]=20))" office:value-type="float" office:value="0" calcext:value-type="float">
            <text:p>0</text:p>
          </table:table-cell>
          <table:table-cell table:style-name="ce270" table:formula="of:=1*AND([.BC63]=0;[.BD63]=20)" office:value-type="float" office:value="0" calcext:value-type="float">
            <text:p>0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88" table:formula="of:=[.BJ63]-[.BK63]" office:value-type="float" office:value="7" calcext:value-type="float">
            <text:p>+7</text:p>
          </table:table-cell>
          <table:table-cell table:style-name="ce229" table:formula="of:=1*([.BD63]&gt;[.BC63])" office:value-type="float" office:value="0" calcext:value-type="float">
            <text:p>0</text:p>
          </table:table-cell>
          <table:table-cell table:style-name="ce229" table:formula="of:=1*([.BD63]&lt;[.BC63])*NOT(AND([.BC63]=20;[.BD63]=0))" office:value-type="float" office:value="1" calcext:value-type="float">
            <text:p>1</text:p>
          </table:table-cell>
          <table:table-cell table:style-name="ce229" table:formula="of:=1*AND([.BC63]=20;[.BD63]=0)" office:value-type="float" office:value="0" calcext:value-type="float">
            <text:p>0</text:p>
          </table:table-cell>
          <table:table-cell table:style-name="ce229" table:formula="of:=[.BD63]" office:value-type="float" office:value="48" calcext:value-type="float">
            <text:p>48</text:p>
          </table:table-cell>
          <table:table-cell table:style-name="ce229" table:formula="of:=[.BC63]" office:value-type="float" office:value="55" calcext:value-type="float">
            <text:p>55</text:p>
          </table:table-cell>
          <table:table-cell table:style-name="ce305" table:formula="of:=[.BP63]-[.BQ63]" office:value-type="float" office:value="-7" calcext:value-type="float">
            <text:p>-7</text:p>
          </table:table-cell>
        </table:table-row>
        <table:table-row table:style-name="ro1">
          <table:table-cell table:number-columns-repeated="46"/>
          <table:table-cell table:style-name="ce501" table:formula="of:=IF([.AX64]=&quot;&quot;;&quot;&quot;;[.AX64]&amp;&quot;/&quot;&amp;COUNTIF([.AX64:.AX$66];[.AX64]))" office:value-type="string" office:string-value="7-8/1" calcext:value-type="string">
            <text:p>7-8/1</text:p>
          </table:table-cell>
          <table:table-cell table:style-name="ce156" office:value-type="float" office:value="110" calcext:value-type="float">
            <text:p>110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7-8</text:p>
          </table:table-cell>
          <table:table-cell table:style-name="ce229" office:value-type="string" calcext:value-type="string">
            <text:p>P85</text:p>
          </table:table-cell>
          <table:table-cell table:style-name="ce229" office:value-type="string" calcext:value-type="string">
            <text:p>P86</text:p>
          </table:table-cell>
          <table:table-cell table:style-name="ce243" table:formula="of:=IF(LEFT([.AY64];1)=&quot;V&quot;;VLOOKUP(NUMBERVALUE(SUBSTITUTE([.AY64];&quot;V&quot;;&quot;&quot;));B_PARTITE_2A_FASE_PER_NUMERO;10;FALSE());IF(LEFT([.AY64];1)=&quot;P&quot;;VLOOKUP(NUMBERVALUE(SUBSTITUTE([.AY64];&quot;P&quot;;&quot;&quot;));B_PARTITE_2A_FASE_PER_NUMERO;11;FALSE());VLOOKUP([.AY64];B_CLASSIFICHE_GIRONI;4;FALSE())))" office:value-type="string" office:string-value="Balene" calcext:value-type="string">
            <text:p>Balene</text:p>
          </table:table-cell>
          <table:table-cell table:style-name="ce243" table:formula="of:=IF(LEFT([.AZ64];1)=&quot;V&quot;;VLOOKUP(NUMBERVALUE(SUBSTITUTE([.AZ64];&quot;V&quot;;&quot;&quot;));B_PARTITE_2A_FASE_PER_NUMERO;10;FALSE());IF(LEFT([.AZ64];1)=&quot;P&quot;;VLOOKUP(NUMBERVALUE(SUBSTITUTE([.AZ64];&quot;P&quot;;&quot;&quot;));B_PARTITE_2A_FASE_PER_NUMERO;11;FALSE());VLOOKUP([.AZ64];B_CLASSIFICHE_GIRONI;4;FALSE())))" office:value-type="string" office:string-value="Piranha" calcext:value-type="string">
            <text:p>Piranha</text:p>
          </table:table-cell>
          <table:table-cell table:style-name="ce229" table:formula="of:=VLOOKUP([.AV64];A_5_INPUT_DATE_E_RISULTATI_2A_FASE;6;0)" office:value-type="float" office:value="52" calcext:value-type="float">
            <text:p>52</text:p>
          </table:table-cell>
          <table:table-cell table:style-name="ce229" table:formula="of:=VLOOKUP([.AV64];A_5_INPUT_DATE_E_RISULTATI_2A_FASE;7;0)" office:value-type="float" office:value="49" calcext:value-type="float">
            <text:p>49</text:p>
          </table:table-cell>
          <table:table-cell table:style-name="ce243" table:formula="of:=IF([.BC64]&gt;[.BD64];[.BA64];[.BB64])" office:value-type="string" office:string-value="Balene" calcext:value-type="string">
            <text:p>Balene</text:p>
          </table:table-cell>
          <table:table-cell table:style-name="ce243" table:formula="of:=IF([.BC64]&lt;[.BD64];[.BA64];[.BB64])" office:value-type="string" office:string-value="Piranha" calcext:value-type="string">
            <text:p>Piranha</text:p>
          </table:table-cell>
          <table:table-cell table:style-name="ce229" table:formula="of:=1*([.BC64]&gt;[.BD64])" office:value-type="float" office:value="1" calcext:value-type="float">
            <text:p>1</text:p>
          </table:table-cell>
          <table:table-cell table:style-name="ce270" table:formula="of:=1*([.BC64]&lt;[.BD64])*NOT(AND([.BC64]=0;[.BD64]=20))" office:value-type="float" office:value="0" calcext:value-type="float">
            <text:p>0</text:p>
          </table:table-cell>
          <table:table-cell table:style-name="ce270" table:formula="of:=1*AND([.BC64]=0;[.BD64]=20)" office:value-type="float" office:value="0" calcext:value-type="float">
            <text:p>0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88" table:formula="of:=[.BJ64]-[.BK64]" office:value-type="float" office:value="3" calcext:value-type="float">
            <text:p>+3</text:p>
          </table:table-cell>
          <table:table-cell table:style-name="ce229" table:formula="of:=1*([.BD64]&gt;[.BC64])" office:value-type="float" office:value="0" calcext:value-type="float">
            <text:p>0</text:p>
          </table:table-cell>
          <table:table-cell table:style-name="ce229" table:formula="of:=1*([.BD64]&lt;[.BC64])*NOT(AND([.BC64]=20;[.BD64]=0))" office:value-type="float" office:value="1" calcext:value-type="float">
            <text:p>1</text:p>
          </table:table-cell>
          <table:table-cell table:style-name="ce229" table:formula="of:=1*AND([.BC64]=20;[.BD64]=0)" office:value-type="float" office:value="0" calcext:value-type="float">
            <text:p>0</text:p>
          </table:table-cell>
          <table:table-cell table:style-name="ce229" table:formula="of:=[.BD64]" office:value-type="float" office:value="49" calcext:value-type="float">
            <text:p>49</text:p>
          </table:table-cell>
          <table:table-cell table:style-name="ce229" table:formula="of:=[.BC64]" office:value-type="float" office:value="52" calcext:value-type="float">
            <text:p>52</text:p>
          </table:table-cell>
          <table:table-cell table:style-name="ce305" table:formula="of:=[.BP64]-[.BQ64]" office:value-type="float" office:value="-3" calcext:value-type="float">
            <text:p>-3</text:p>
          </table:table-cell>
        </table:table-row>
        <table:table-row table:style-name="ro1">
          <table:table-cell table:number-columns-repeated="46"/>
          <table:table-cell table:style-name="ce501" table:formula="of:=IF([.AX65]=&quot;&quot;;&quot;&quot;;[.AX65]&amp;&quot;/&quot;&amp;COUNTIF([.AX65:.AX$66];[.AX65]))" office:value-type="string" office:string-value="3-4/1" calcext:value-type="string">
            <text:p>3-4/1</text:p>
          </table:table-cell>
          <table:table-cell table:style-name="ce156" office:value-type="float" office:value="111" calcext:value-type="float">
            <text:p>111</text:p>
          </table:table-cell>
          <table:table-cell table:style-name="ce235" office:value-type="string" calcext:value-type="string">
            <text:p>2aFase</text:p>
          </table:table-cell>
          <table:table-cell table:style-name="ce507" office:value-type="string" calcext:value-type="string">
            <text:p>3-4</text:p>
          </table:table-cell>
          <table:table-cell table:style-name="ce229" office:value-type="string" calcext:value-type="string">
            <text:p>P87</text:p>
          </table:table-cell>
          <table:table-cell table:style-name="ce229" office:value-type="string" calcext:value-type="string">
            <text:p>P88</text:p>
          </table:table-cell>
          <table:table-cell table:style-name="ce243" table:formula="of:=IF(LEFT([.AY65];1)=&quot;V&quot;;VLOOKUP(NUMBERVALUE(SUBSTITUTE([.AY65];&quot;V&quot;;&quot;&quot;));B_PARTITE_2A_FASE_PER_NUMERO;10;FALSE());IF(LEFT([.AY65];1)=&quot;P&quot;;VLOOKUP(NUMBERVALUE(SUBSTITUTE([.AY65];&quot;P&quot;;&quot;&quot;));B_PARTITE_2A_FASE_PER_NUMERO;11;FALSE());VLOOKUP([.AY65];B_CLASSIFICHE_GIRONI;4;FALSE())))" office:value-type="string" office:string-value="Bisonti" calcext:value-type="string">
            <text:p>Bisonti</text:p>
          </table:table-cell>
          <table:table-cell table:style-name="ce243" table:formula="of:=IF(LEFT([.AZ65];1)=&quot;V&quot;;VLOOKUP(NUMBERVALUE(SUBSTITUTE([.AZ65];&quot;V&quot;;&quot;&quot;));B_PARTITE_2A_FASE_PER_NUMERO;10;FALSE());IF(LEFT([.AZ65];1)=&quot;P&quot;;VLOOKUP(NUMBERVALUE(SUBSTITUTE([.AZ65];&quot;P&quot;;&quot;&quot;));B_PARTITE_2A_FASE_PER_NUMERO;11;FALSE());VLOOKUP([.AZ65];B_CLASSIFICHE_GIRONI;4;FALSE())))" office:value-type="string" office:string-value="Istrici" calcext:value-type="string">
            <text:p>Istrici</text:p>
          </table:table-cell>
          <table:table-cell table:style-name="ce229" table:formula="of:=VLOOKUP([.AV65];A_5_INPUT_DATE_E_RISULTATI_2A_FASE;6;0)" office:value-type="float" office:value="65" calcext:value-type="float">
            <text:p>65</text:p>
          </table:table-cell>
          <table:table-cell table:style-name="ce229" table:formula="of:=VLOOKUP([.AV65];A_5_INPUT_DATE_E_RISULTATI_2A_FASE;7;0)" office:value-type="float" office:value="45" calcext:value-type="float">
            <text:p>45</text:p>
          </table:table-cell>
          <table:table-cell table:style-name="ce243" table:formula="of:=IF([.BC65]&gt;[.BD65];[.BA65];[.BB65])" office:value-type="string" office:string-value="Bisonti" calcext:value-type="string">
            <text:p>Bisonti</text:p>
          </table:table-cell>
          <table:table-cell table:style-name="ce243" table:formula="of:=IF([.BC65]&lt;[.BD65];[.BA65];[.BB65])" office:value-type="string" office:string-value="Istrici" calcext:value-type="string">
            <text:p>Istrici</text:p>
          </table:table-cell>
          <table:table-cell table:style-name="ce229" table:formula="of:=1*([.BC65]&gt;[.BD65])" office:value-type="float" office:value="1" calcext:value-type="float">
            <text:p>1</text:p>
          </table:table-cell>
          <table:table-cell table:style-name="ce270" table:formula="of:=1*([.BC65]&lt;[.BD65])*NOT(AND([.BC65]=0;[.BD65]=20))" office:value-type="float" office:value="0" calcext:value-type="float">
            <text:p>0</text:p>
          </table:table-cell>
          <table:table-cell table:style-name="ce270" table:formula="of:=1*AND([.BC65]=0;[.BD65]=20)" office:value-type="float" office:value="0" calcext:value-type="float">
            <text:p>0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88" table:formula="of:=[.BJ65]-[.BK65]" office:value-type="float" office:value="20" calcext:value-type="float">
            <text:p>+20</text:p>
          </table:table-cell>
          <table:table-cell table:style-name="ce229" table:formula="of:=1*([.BD65]&gt;[.BC65])" office:value-type="float" office:value="0" calcext:value-type="float">
            <text:p>0</text:p>
          </table:table-cell>
          <table:table-cell table:style-name="ce229" table:formula="of:=1*([.BD65]&lt;[.BC65])*NOT(AND([.BC65]=20;[.BD65]=0))" office:value-type="float" office:value="1" calcext:value-type="float">
            <text:p>1</text:p>
          </table:table-cell>
          <table:table-cell table:style-name="ce229" table:formula="of:=1*AND([.BC65]=20;[.BD65]=0)" office:value-type="float" office:value="0" calcext:value-type="float">
            <text:p>0</text:p>
          </table:table-cell>
          <table:table-cell table:style-name="ce229" table:formula="of:=[.BD65]" office:value-type="float" office:value="45" calcext:value-type="float">
            <text:p>45</text:p>
          </table:table-cell>
          <table:table-cell table:style-name="ce229" table:formula="of:=[.BC65]" office:value-type="float" office:value="65" calcext:value-type="float">
            <text:p>65</text:p>
          </table:table-cell>
          <table:table-cell table:style-name="ce305" table:formula="of:=[.BP65]-[.BQ65]" office:value-type="float" office:value="-20" calcext:value-type="float">
            <text:p>-20</text:p>
          </table:table-cell>
        </table:table-row>
        <table:table-row table:style-name="ro1">
          <table:table-cell table:number-columns-repeated="46"/>
          <table:table-cell table:style-name="ce504" table:formula="of:=IF([.AX66]=&quot;&quot;;&quot;&quot;;[.AX66]&amp;&quot;/&quot;&amp;COUNTIF([.AX66:.AX$66];[.AX66]))" office:value-type="string" office:string-value="1-2/1" calcext:value-type="string">
            <text:p>1-2/1</text:p>
          </table:table-cell>
          <table:table-cell table:style-name="ce157" office:value-type="float" office:value="112" calcext:value-type="float">
            <text:p>112</text:p>
          </table:table-cell>
          <table:table-cell table:style-name="ce236" office:value-type="string" calcext:value-type="string">
            <text:p>2aFase</text:p>
          </table:table-cell>
          <table:table-cell table:style-name="ce508" office:value-type="string" calcext:value-type="string">
            <text:p>1-2</text:p>
          </table:table-cell>
          <table:table-cell table:style-name="ce230" office:value-type="string" calcext:value-type="string">
            <text:p>V87</text:p>
          </table:table-cell>
          <table:table-cell table:style-name="ce230" office:value-type="string" calcext:value-type="string">
            <text:p>V88</text:p>
          </table:table-cell>
          <table:table-cell table:style-name="ce258" table:formula="of:=IF(LEFT([.AY66];1)=&quot;V&quot;;VLOOKUP(NUMBERVALUE(SUBSTITUTE([.AY66];&quot;V&quot;;&quot;&quot;));B_PARTITE_2A_FASE_PER_NUMERO;10;FALSE());IF(LEFT([.AY66];1)=&quot;P&quot;;VLOOKUP(NUMBERVALUE(SUBSTITUTE([.AY66];&quot;P&quot;;&quot;&quot;));B_PARTITE_2A_FASE_PER_NUMERO;11;FALSE());VLOOKUP([.AY66];B_CLASSIFICHE_GIRONI;4;FALSE())))" office:value-type="string" office:string-value="Leoni" calcext:value-type="string">
            <text:p>Leoni</text:p>
          </table:table-cell>
          <table:table-cell table:style-name="ce258" table:formula="of:=IF(LEFT([.AZ66];1)=&quot;V&quot;;VLOOKUP(NUMBERVALUE(SUBSTITUTE([.AZ66];&quot;V&quot;;&quot;&quot;));B_PARTITE_2A_FASE_PER_NUMERO;10;FALSE());IF(LEFT([.AZ66];1)=&quot;P&quot;;VLOOKUP(NUMBERVALUE(SUBSTITUTE([.AZ66];&quot;P&quot;;&quot;&quot;));B_PARTITE_2A_FASE_PER_NUMERO;11;FALSE());VLOOKUP([.AZ66];B_CLASSIFICHE_GIRONI;4;FALSE())))" office:value-type="string" office:string-value="Pantere" calcext:value-type="string">
            <text:p>Pantere</text:p>
          </table:table-cell>
          <table:table-cell table:style-name="ce230" table:formula="of:=VLOOKUP([.AV66];A_5_INPUT_DATE_E_RISULTATI_2A_FASE;6;0)" office:value-type="float" office:value="69" calcext:value-type="float">
            <text:p>69</text:p>
          </table:table-cell>
          <table:table-cell table:style-name="ce230" table:formula="of:=VLOOKUP([.AV66];A_5_INPUT_DATE_E_RISULTATI_2A_FASE;7;0)" office:value-type="float" office:value="42" calcext:value-type="float">
            <text:p>42</text:p>
          </table:table-cell>
          <table:table-cell table:style-name="ce258" table:formula="of:=IF([.BC66]&gt;[.BD66];[.BA66];[.BB66])" office:value-type="string" office:string-value="Leoni" calcext:value-type="string">
            <text:p>Leoni</text:p>
          </table:table-cell>
          <table:table-cell table:style-name="ce258" table:formula="of:=IF([.BC66]&lt;[.BD66];[.BA66];[.BB66])" office:value-type="string" office:string-value="Pantere" calcext:value-type="string">
            <text:p>Pantere</text:p>
          </table:table-cell>
          <table:table-cell table:style-name="ce230" table:formula="of:=1*([.BC66]&gt;[.BD66])" office:value-type="float" office:value="1" calcext:value-type="float">
            <text:p>1</text:p>
          </table:table-cell>
          <table:table-cell table:style-name="ce275" table:formula="of:=1*([.BC66]&lt;[.BD66])*NOT(AND([.BC66]=0;[.BD66]=20))" office:value-type="float" office:value="0" calcext:value-type="float">
            <text:p>0</text:p>
          </table:table-cell>
          <table:table-cell table:style-name="ce275" table:formula="of:=1*AND([.BC66]=0;[.BD66]=20)" office:value-type="float" office:value="0" calcext:value-type="float">
            <text:p>0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89" table:formula="of:=[.BJ66]-[.BK66]" office:value-type="float" office:value="27" calcext:value-type="float">
            <text:p>+27</text:p>
          </table:table-cell>
          <table:table-cell table:style-name="ce230" table:formula="of:=1*([.BD66]&gt;[.BC66])" office:value-type="float" office:value="0" calcext:value-type="float">
            <text:p>0</text:p>
          </table:table-cell>
          <table:table-cell table:style-name="ce230" table:formula="of:=1*([.BD66]&lt;[.BC66])*NOT(AND([.BC66]=20;[.BD66]=0))" office:value-type="float" office:value="1" calcext:value-type="float">
            <text:p>1</text:p>
          </table:table-cell>
          <table:table-cell table:style-name="ce230" table:formula="of:=1*AND([.BC66]=20;[.BD66]=0)" office:value-type="float" office:value="0" calcext:value-type="float">
            <text:p>0</text:p>
          </table:table-cell>
          <table:table-cell table:style-name="ce230" table:formula="of:=[.BD66]" office:value-type="float" office:value="42" calcext:value-type="float">
            <text:p>42</text:p>
          </table:table-cell>
          <table:table-cell table:style-name="ce230" table:formula="of:=[.BC66]" office:value-type="float" office:value="69" calcext:value-type="float">
            <text:p>69</text:p>
          </table:table-cell>
          <table:table-cell table:style-name="ce310" table:formula="of:=[.BP66]-[.BQ66]" office:value-type="float" office:value="-27" calcext:value-type="float">
            <text:p>-27</text:p>
          </table:table-cell>
        </table:table-row>
        <table:table-row table:style-name="ro1" table:number-rows-repeated="1048509">
          <table:table-cell table:number-columns-repeated="70"/>
        </table:table-row>
        <table:table-row table:style-name="ro1">
          <table:table-cell table:number-columns-repeated="70"/>
        </table:table-row>
        <calcext:conditional-formats>
          <calcext:conditional-format calcext:target-range-address="B_ELABORAZIONE.C3:B_ELABORAZIONE.C50 B_ELABORAZIONE.Z3:B_ELABORAZIONE.Z34 B_ELABORAZIONE.AX3:B_ELABORAZIONE.AX66">
            <calcext:condition calcext:apply-style-name="GIRONE_A" calcext:value="=&quot;A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B" calcext:value="=&quot;B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C" calcext:value="=&quot;C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D" calcext:value="=&quot;D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E" calcext:value="=&quot;E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F" calcext:value="=&quot;F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G" calcext:value="=&quot;G&quot;" calcext:base-cell-address="B_ELABORAZIONE.C3"/>
          </calcext:conditional-format>
          <calcext:conditional-format calcext:target-range-address="B_ELABORAZIONE.C3:B_ELABORAZIONE.C50 B_ELABORAZIONE.Z3:B_ELABORAZIONE.Z34 B_ELABORAZIONE.AX3:B_ELABORAZIONE.AX66">
            <calcext:condition calcext:apply-style-name="GIRONE_H" calcext:value="=&quot;H&quot;" calcext:base-cell-address="B_ELABORAZIONE.C3"/>
          </calcext:conditional-format>
        </calcext:conditional-formats>
      </table:table>
      <table:table table:name="C_OUTPUT" table:style-name="ta1">
        <office:forms form:automatic-focus="false" form:apply-design-mode="false"/>
        <table:table-column table:style-name="co57" table:visibility="collapse" table:default-cell-style-name="ce248"/>
        <table:table-column table:style-name="co58" table:default-cell-style-name="Default"/>
        <table:table-column table:style-name="co54" table:default-cell-style-name="Default"/>
        <table:table-column table:style-name="co51" table:default-cell-style-name="Default"/>
        <table:table-column table:style-name="co59" table:number-columns-repeated="2" table:default-cell-style-name="Default"/>
        <table:table-column table:style-name="co51" table:default-cell-style-name="Default"/>
        <table:table-column table:style-name="co60" table:default-cell-style-name="Default"/>
        <table:table-column table:style-name="co49" table:default-cell-style-name="Default"/>
        <table:table-column table:style-name="co3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number-columns-repeated="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number-columns-repeated="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" table:number-columns-repeated="63" table:default-cell-style-name="Default"/>
        <table:table-column table:style-name="co7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0" table:default-cell-style-name="Default"/>
        <table:table-column table:style-name="co65" table:default-cell-style-name="Default"/>
        <table:table-column table:style-name="co74" table:default-cell-style-name="Default"/>
        <table:table-column table:style-name="co44" table:default-cell-style-name="Default"/>
        <table:table-column table:style-name="co3" table:default-cell-style-name="Default"/>
        <table:table-column table:style-name="co75" table:default-cell-style-name="Default"/>
        <table:table-column table:style-name="co76" table:default-cell-style-name="Default"/>
        <table:table-row table:style-name="ro5">
          <table:table-cell table:style-name="ce246"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INTESTAZIONE_5f_GRANDE" table:formula="of:=VLOOKUP(&quot;NOME_TORNEO&quot;;A_1_INPUT_DATI_TORNEO;2;0)" office:value-type="string" office:string-value="Torneo dell’Estate" calcext:value-type="string" table:number-columns-spanned="8" table:number-rows-spanned="1">
            <text:p>Torneo dell’Estate</text:p>
          </table:table-cell>
          <table:covered-table-cell table:number-columns-repeated="7" table:style-name="ce196"/>
          <table:table-cell/>
          <table:table-cell table:style-name="ce561" table:number-columns-repeated="11"/>
          <table:table-cell table:style-name="ce622" table:number-columns-repeated="7"/>
          <table:table-cell table:style-name="ce569" table:number-columns-repeated="13"/>
          <table:table-cell table:style-name="ce455" table:number-columns-repeated="49"/>
          <table:table-cell table:style-name="ce569" table:number-columns-repeated="10"/>
          <table:table-cell table:style-name="ce455" table:number-columns-repeated="2"/>
        </table:table-row>
        <table:table-row table:style-name="ro6">
          <table:table-cell table:style-name="ce246"/>
          <table:table-cell table:style-name="ce249" office:value-type="string" calcext:value-type="string" table:number-columns-spanned="8" table:number-rows-spanned="1">
            <text:p>Fase a Gironi</text:p>
          </table:table-cell>
          <table:covered-table-cell table:number-columns-repeated="7" table:style-name="ce254"/>
          <table:table-cell/>
          <table:table-cell table:style-name="ce249" office:value-type="string" calcext:value-type="string" table:number-columns-spanned="8" table:number-rows-spanned="1">
            <text:p>Classifiche Gironi</text:p>
          </table:table-cell>
          <table:covered-table-cell table:number-columns-repeated="7" table:style-name="ce254"/>
          <table:table-cell/>
          <table:table-cell table:style-name="ce562" office:value-type="string" calcext:value-type="string" table:number-columns-spanned="3" table:number-rows-spanned="2">
            <text:p>Ottavi di finale</text:p>
          </table:table-cell>
          <table:covered-table-cell table:style-name="ce571"/>
          <table:covered-table-cell table:style-name="ce587"/>
          <table:table-cell table:style-name="ce569"/>
          <table:table-cell table:style-name="ce600"/>
          <table:table-cell table:style-name="ce562" office:value-type="string" calcext:value-type="string" table:number-columns-spanned="3" table:number-rows-spanned="2">
            <text:p>Quarti di finale</text:p>
          </table:table-cell>
          <table:covered-table-cell table:style-name="ce571"/>
          <table:covered-table-cell table:style-name="ce587"/>
          <table:table-cell table:style-name="ce600" table:number-columns-repeated="2"/>
          <table:table-cell table:style-name="ce562" office:value-type="string" calcext:value-type="string" table:number-columns-spanned="3" table:number-rows-spanned="2">
            <text:p>Semifinali</text:p>
          </table:table-cell>
          <table:covered-table-cell table:style-name="ce571"/>
          <table:covered-table-cell table:style-name="ce587"/>
          <table:table-cell table:style-name="ce455" table:number-columns-repeated="2"/>
          <table:table-cell table:style-name="ce562" office:value-type="string" calcext:value-type="string" table:number-columns-spanned="3" table:number-rows-spanned="2">
            <text:p>Finale</text:p>
          </table:table-cell>
          <table:covered-table-cell table:style-name="ce571"/>
          <table:covered-table-cell table:style-name="ce587"/>
          <table:table-cell table:style-name="ce569" table:number-columns-repeated="13"/>
          <table:table-cell table:style-name="ce455" table:number-columns-repeated="61"/>
        </table:table-row>
        <table:table-row table:style-name="ro7">
          <table:table-cell table:style-name="ce246"/>
          <table:table-cell table:style-name="ce250" office:value-type="string" calcext:value-type="string">
            <text:p>Data</text:p>
          </table:table-cell>
          <table:table-cell table:style-name="ce250" office:value-type="string" calcext:value-type="string">
            <text:p>Ora</text:p>
          </table:table-cell>
          <table:table-cell table:style-name="ce250" office:value-type="string" calcext:value-type="string">
            <text:p>Squadra A</text:p>
          </table:table-cell>
          <table:table-cell table:style-name="ce261" office:value-type="string" calcext:value-type="string" table:number-columns-spanned="2" table:number-rows-spanned="1">
            <text:p>Risultato</text:p>
          </table:table-cell>
          <table:covered-table-cell table:style-name="ce292"/>
          <table:table-cell table:style-name="ce250" office:value-type="string" calcext:value-type="string">
            <text:p>Squadra B</text:p>
          </table:table-cell>
          <table:table-cell table:style-name="ce250" office:value-type="string" calcext:value-type="string">
            <text:p>Gp</text:p>
          </table:table-cell>
          <table:table-cell table:style-name="ce250" office:value-type="string" calcext:value-type="string">
            <text:p>Campo</text:p>
          </table:table-cell>
          <table:table-cell/>
          <table:table-cell table:style-name="ce374" office:value-type="string" calcext:value-type="string">
            <text:p>Girone A</text:p>
          </table:table-cell>
          <table:table-cell table:style-name="ce410" office:value-type="string" calcext:value-type="string">
            <text:p>G</text:p>
          </table:table-cell>
          <table:table-cell table:style-name="ce410" office:value-type="string" calcext:value-type="string">
            <text:p>V</text:p>
          </table:table-cell>
          <table:table-cell table:style-name="ce410" office:value-type="string" calcext:value-type="string">
            <text:p>P</text:p>
          </table:table-cell>
          <table:table-cell table:style-name="ce410" office:value-type="string" calcext:value-type="string">
            <text:p>F</text:p>
          </table:table-cell>
          <table:table-cell table:style-name="ce410" office:value-type="string" calcext:value-type="string">
            <text:p>PC</text:p>
          </table:table-cell>
          <table:table-cell table:style-name="ce410" office:value-type="string" calcext:value-type="string">
            <text:p>PGF</text:p>
          </table:table-cell>
          <table:table-cell table:style-name="ce539" office:value-type="string" calcext:value-type="string">
            <text:p>PGS</text:p>
          </table:table-cell>
          <table:table-cell/>
          <table:covered-table-cell table:style-name="ce563"/>
          <table:covered-table-cell table:style-name="ce572"/>
          <table:covered-table-cell table:style-name="ce588"/>
          <table:table-cell table:style-name="ce569"/>
          <table:table-cell table:style-name="ce600"/>
          <table:covered-table-cell table:style-name="ce563"/>
          <table:covered-table-cell table:style-name="ce572"/>
          <table:covered-table-cell table:style-name="ce588"/>
          <table:table-cell table:style-name="ce600" table:number-columns-repeated="2"/>
          <table:covered-table-cell table:style-name="ce563"/>
          <table:covered-table-cell table:style-name="ce572"/>
          <table:covered-table-cell table:style-name="ce588"/>
          <table:table-cell table:style-name="ce455" table:number-columns-repeated="2"/>
          <table:covered-table-cell table:style-name="ce563"/>
          <table:covered-table-cell table:style-name="ce572"/>
          <table:covered-table-cell table:style-name="ce588"/>
          <table:table-cell table:style-name="ce569" table:number-columns-repeated="13"/>
          <table:table-cell table:style-name="ce455" table:number-columns-repeated="49"/>
          <table:table-cell table:style-name="ce673" office:value-type="string" calcext:value-type="string">
            <text:p>Gruppo A</text:p>
          </table:table-cell>
          <table:table-cell table:style-name="ce673" office:value-type="string" calcext:value-type="string">
            <text:p>G</text:p>
          </table:table-cell>
          <table:table-cell table:style-name="ce673" office:value-type="string" calcext:value-type="string">
            <text:p>V</text:p>
          </table:table-cell>
          <table:table-cell table:style-name="ce673" office:value-type="string" calcext:value-type="string">
            <text:p>N</text:p>
          </table:table-cell>
          <table:table-cell table:style-name="ce673" office:value-type="string" calcext:value-type="string">
            <text:p>P</text:p>
          </table:table-cell>
          <table:table-cell table:style-name="ce673" office:value-type="string" calcext:value-type="string">
            <text:p>GF</text:p>
          </table:table-cell>
          <table:table-cell table:style-name="ce673" office:value-type="string" calcext:value-type="string">
            <text:p>GS</text:p>
          </table:table-cell>
          <table:table-cell table:style-name="ce673" office:value-type="string" calcext:value-type="string">
            <text:p>DR</text:p>
          </table:table-cell>
          <table:table-cell table:style-name="ce673" office:value-type="string" calcext:value-type="string">
            <text:p>P.ti</text:p>
          </table:table-cell>
          <table:table-cell table:style-name="ce673"/>
          <table:table-cell table:style-name="ce673" office:value-type="string" calcext:value-type="string">
            <text:p>Rank</text:p>
          </table:table-cell>
          <table:table-cell table:style-name="ce455"/>
        </table:table-row>
        <table:table-row table:style-name="ro7">
          <table:table-cell table:style-name="ce247" office:value-type="float" office:value="1" calcext:value-type="float">
            <text:p>1</text:p>
          </table:table-cell>
          <table:table-cell table:style-name="ce251" table:formula="of:=VLOOKUP([.A4];A_4_INPUT_DATE_E_RISULTATI_GIRONI;8;0)" office:value-type="date" office:date-value="2021-06-07" calcext:value-type="date">
            <text:p>lun 7 giu</text:p>
          </table:table-cell>
          <table:table-cell table:style-name="ce255" table:formula="of:=VLOOKUP([.A4];A_4_INPUT_DATE_E_RISULTATI_GIRONI;9;0)" office:value-type="time" office:time-value="PT16H00M00S" calcext:value-type="time">
            <text:p>16:00</text:p>
          </table:table-cell>
          <table:table-cell table:style-name="ce276" table:formula="of:=VLOOKUP([.A4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4];A_4_INPUT_DATE_E_RISULTATI_GIRONI;5;0)" office:value-type="string" office:string-value="Pantere" calcext:value-type="string">
            <text:p>Pantere</text:p>
          </table:table-cell>
          <table:table-cell table:style-name="ce382" table:formula="of:=VLOOKUP([.A4];A_4_INPUT_DATE_E_RISULTATI_GIRONI;3;0)" office:value-type="string" office:string-value="A" calcext:value-type="string">
            <text:p>A</text:p>
          </table:table-cell>
          <table:table-cell table:style-name="ce383" table:formula="of:=VLOOKUP([.A4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5" table:formula="of:=VLOOKUP(ROW()-3&amp;RIGHT([.K$3];1);B_CLASSIFICA_GIRONE_A;4;0)" office:value-type="string" office:string-value="Leoni" calcext:value-type="string">
            <text:p>Leoni</text:p>
          </table:table-cell>
          <table:table-cell table:style-name="ce411" table:formula="of:=VLOOKUP(ROW()-3&amp;RIGHT([.K$3];1);B_CLASSIFICA_GIRONE_A;5;0)" office:value-type="float" office:value="3" calcext:value-type="float">
            <text:p>3</text:p>
          </table:table-cell>
          <table:table-cell table:style-name="ce411" table:formula="of:=VLOOKUP(ROW()-3&amp;RIGHT([.K$3];1);B_CLASSIFICA_GIRONE_A;6;0)" office:value-type="float" office:value="3" calcext:value-type="float">
            <text:p>3</text:p>
          </table:table-cell>
          <table:table-cell table:style-name="ce411" table:formula="of:=VLOOKUP(ROW()-3&amp;RIGHT([.K$3];1);B_CLASSIFICA_GIRONE_A;7;0)" office:value-type="float" office:value="0" calcext:value-type="float">
            <text:p>0</text:p>
          </table:table-cell>
          <table:table-cell table:style-name="ce411" table:formula="of:=VLOOKUP(ROW()-3&amp;RIGHT([.K$3];1);B_CLASSIFICA_GIRONE_A;8;0)" office:value-type="float" office:value="0" calcext:value-type="float">
            <text:p>0</text:p>
          </table:table-cell>
          <table:table-cell table:style-name="ce411" table:formula="of:=VLOOKUP(ROW()-3&amp;RIGHT([.K$3];1);B_CLASSIFICA_GIRONE_A;9;0)" office:value-type="float" office:value="6" calcext:value-type="float">
            <text:p>6</text:p>
          </table:table-cell>
          <table:table-cell table:style-name="ce411" table:formula="of:=VLOOKUP(ROW()-3&amp;RIGHT([.K$3];1);B_CLASSIFICA_GIRONE_A;10;0)" office:value-type="float" office:value="244" calcext:value-type="float">
            <text:p>244</text:p>
          </table:table-cell>
          <table:table-cell table:style-name="ce540" table:formula="of:=VLOOKUP(ROW()-3&amp;RIGHT([.K$3];1);B_CLASSIFICA_GIRONE_A;11;0)" office:value-type="float" office:value="96" calcext:value-type="float">
            <text:p>96</text:p>
          </table:table-cell>
          <table:table-cell/>
          <table:table-cell table:style-name="ce564"/>
          <table:table-cell table:style-name="ce814"/>
          <table:table-cell table:style-name="ce455"/>
          <table:table-cell table:style-name="ce569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Franc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 office:value-type="float" office:value="70307" calcext:value-type="float">
            <text:p>70307</text:p>
          </table:table-cell>
          <table:table-cell table:style-name="ce455" office:value-type="float" office:value="1" calcext:value-type="float">
            <text:p>1</text:p>
          </table:table-cell>
        </table:table-row>
        <table:table-row table:style-name="ro7">
          <table:table-cell table:style-name="ce247" office:value-type="float" office:value="2" calcext:value-type="float">
            <text:p>2</text:p>
          </table:table-cell>
          <table:table-cell table:style-name="ce252" table:formula="of:=VLOOKUP([.A5];A_4_INPUT_DATE_E_RISULTATI_GIRONI;8;0)" office:value-type="date" office:date-value="2021-06-07" calcext:value-type="date">
            <text:p>lun 7 giu</text:p>
          </table:table-cell>
          <table:table-cell table:style-name="ce256" table:formula="of:=VLOOKUP([.A5];A_4_INPUT_DATE_E_RISULTATI_GIRONI;9;0)" office:value-type="time" office:time-value="PT16H00M00S" calcext:value-type="time">
            <text:p>16:00</text:p>
          </table:table-cell>
          <table:table-cell table:style-name="ce277" table:formula="of:=VLOOKUP([.A5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5];A_4_INPUT_DATE_E_RISULTATI_GIRONI;5;0)" office:value-type="string" office:string-value="Puma" calcext:value-type="string">
            <text:p>Puma</text:p>
          </table:table-cell>
          <table:table-cell table:style-name="ce383" table:formula="of:=VLOOKUP([.A5];A_4_INPUT_DATE_E_RISULTATI_GIRONI;3;0)" office:value-type="string" office:string-value="B" calcext:value-type="string">
            <text:p>B</text:p>
          </table:table-cell>
          <table:table-cell table:style-name="ce383" table:formula="of:=VLOOKUP([.A5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76" table:formula="of:=VLOOKUP(ROW()-3&amp;RIGHT([.K$3];1);B_CLASSIFICA_GIRONE_A;4;0)" office:value-type="string" office:string-value="Pantere" calcext:value-type="string">
            <text:p>Pantere</text:p>
          </table:table-cell>
          <table:table-cell table:style-name="ce412" table:formula="of:=VLOOKUP(ROW()-3&amp;RIGHT([.K$3];1);B_CLASSIFICA_GIRONE_A;5;0)" office:value-type="float" office:value="3" calcext:value-type="float">
            <text:p>3</text:p>
          </table:table-cell>
          <table:table-cell table:style-name="ce444" table:formula="of:=VLOOKUP(ROW()-3&amp;RIGHT([.K$3];1);B_CLASSIFICA_GIRONE_A;6;0)" office:value-type="float" office:value="2" calcext:value-type="float">
            <text:p>2</text:p>
          </table:table-cell>
          <table:table-cell table:style-name="ce444" table:formula="of:=VLOOKUP(ROW()-3&amp;RIGHT([.K$3];1);B_CLASSIFICA_GIRONE_A;7;0)" office:value-type="float" office:value="1" calcext:value-type="float">
            <text:p>1</text:p>
          </table:table-cell>
          <table:table-cell table:style-name="ce444" table:formula="of:=VLOOKUP(ROW()-3&amp;RIGHT([.K$3];1);B_CLASSIFICA_GIRONE_A;8;0)" office:value-type="float" office:value="0" calcext:value-type="float">
            <text:p>0</text:p>
          </table:table-cell>
          <table:table-cell table:style-name="ce444" table:formula="of:=VLOOKUP(ROW()-3&amp;RIGHT([.K$3];1);B_CLASSIFICA_GIRONE_A;9;0)" office:value-type="float" office:value="5" calcext:value-type="float">
            <text:p>5</text:p>
          </table:table-cell>
          <table:table-cell table:style-name="ce444" table:formula="of:=VLOOKUP(ROW()-3&amp;RIGHT([.K$3];1);B_CLASSIFICA_GIRONE_A;10;0)" office:value-type="float" office:value="199" calcext:value-type="float">
            <text:p>199</text:p>
          </table:table-cell>
          <table:table-cell table:style-name="ce541" table:formula="of:=VLOOKUP(ROW()-3&amp;RIGHT([.K$3];1);B_CLASSIFICA_GIRONE_A;11;0)" office:value-type="float" office:value="123" calcext:value-type="float">
            <text:p>123</text:p>
          </table:table-cell>
          <table:table-cell/>
          <table:table-cell table:style-name="ce693" table:formula="of:=TEXT(VLOOKUP([.T6];A_5_INPUT_DATE_E_RISULTATI_2A_FASE;8;FALSE());&quot;GGG G MMM&quot;)&amp;&quot; &quot;&amp;TEXT(VLOOKUP([.T6];A_5_INPUT_DATE_E_RISULTATI_2A_FASE;9;FALSE());&quot;h:mm&quot;)&amp;&quot; (&quot;&amp;VLOOKUP([.T6];A_5_INPUT_DATE_E_RISULTATI_2A_FASE;11;FALSE())&amp;&quot;)&quot;" office:value-type="string" office:string-value="gio 10 giu 9:00 (Cristo Re 1)" calcext:value-type="string" table:number-columns-spanned="3" table:number-rows-spanned="1">
            <text:p>gio 10 giu 9:00 (Cristo Re 1)</text:p>
          </table:table-cell>
          <table:covered-table-cell table:style-name="ce814"/>
          <table:covered-table-cell table:style-name="ce831"/>
          <table:table-cell table:style-name="ce455"/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lb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 office:value-type="float" office:value="29799" calcext:value-type="float">
            <text:p>29799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7">
          <table:table-cell table:style-name="ce247" office:value-type="float" office:value="3" calcext:value-type="float">
            <text:p>3</text:p>
          </table:table-cell>
          <table:table-cell table:style-name="ce252" table:formula="of:=VLOOKUP([.A6];A_4_INPUT_DATE_E_RISULTATI_GIRONI;8;0)" office:value-type="date" office:date-value="2021-06-07" calcext:value-type="date">
            <text:p>lun 7 giu</text:p>
          </table:table-cell>
          <table:table-cell table:style-name="ce256" table:formula="of:=VLOOKUP([.A6];A_4_INPUT_DATE_E_RISULTATI_GIRONI;9;0)" office:value-type="time" office:time-value="PT16H00M00S" calcext:value-type="time">
            <text:p>16:00</text:p>
          </table:table-cell>
          <table:table-cell table:style-name="ce277" table:formula="of:=VLOOKUP([.A6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6];A_4_INPUT_DATE_E_RISULTATI_GIRONI;5;0)" office:value-type="string" office:string-value="Giraffe" calcext:value-type="string">
            <text:p>Giraffe</text:p>
          </table:table-cell>
          <table:table-cell table:style-name="ce383" table:formula="of:=VLOOKUP([.A6];A_4_INPUT_DATE_E_RISULTATI_GIRONI;3;0)" office:value-type="string" office:string-value="C" calcext:value-type="string">
            <text:p>C</text:p>
          </table:table-cell>
          <table:table-cell table:style-name="ce383" table:formula="of:=VLOOKUP([.A6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77" table:formula="of:=VLOOKUP(ROW()-3&amp;RIGHT([.K$3];1);B_CLASSIFICA_GIRONE_A;4;0)" office:value-type="string" office:string-value="Tigri" calcext:value-type="string">
            <text:p>Tigri</text:p>
          </table:table-cell>
          <table:table-cell table:style-name="ce413" table:formula="of:=VLOOKUP(ROW()-3&amp;RIGHT([.K$3];1);B_CLASSIFICA_GIRONE_A;5;0)" office:value-type="float" office:value="3" calcext:value-type="float">
            <text:p>3</text:p>
          </table:table-cell>
          <table:table-cell table:style-name="ce445" table:formula="of:=VLOOKUP(ROW()-3&amp;RIGHT([.K$3];1);B_CLASSIFICA_GIRONE_A;6;0)" office:value-type="float" office:value="1" calcext:value-type="float">
            <text:p>1</text:p>
          </table:table-cell>
          <table:table-cell table:style-name="ce482" table:formula="of:=VLOOKUP(ROW()-3&amp;RIGHT([.K$3];1);B_CLASSIFICA_GIRONE_A;7;0)" office:value-type="float" office:value="2" calcext:value-type="float">
            <text:p>2</text:p>
          </table:table-cell>
          <table:table-cell table:style-name="ce498" table:formula="of:=VLOOKUP(ROW()-3&amp;RIGHT([.K$3];1);B_CLASSIFICA_GIRONE_A;8;0)" office:value-type="float" office:value="0" calcext:value-type="float">
            <text:p>0</text:p>
          </table:table-cell>
          <table:table-cell table:style-name="ce498" table:formula="of:=VLOOKUP(ROW()-3&amp;RIGHT([.K$3];1);B_CLASSIFICA_GIRONE_A;9;0)" office:value-type="float" office:value="4" calcext:value-type="float">
            <text:p>4</text:p>
          </table:table-cell>
          <table:table-cell table:style-name="ce498" table:formula="of:=VLOOKUP(ROW()-3&amp;RIGHT([.K$3];1);B_CLASSIFICA_GIRONE_A;10;0)" office:value-type="float" office:value="131" calcext:value-type="float">
            <text:p>131</text:p>
          </table:table-cell>
          <table:table-cell table:style-name="ce542" table:formula="of:=VLOOKUP(ROW()-3&amp;RIGHT([.K$3];1);B_CLASSIFICA_GIRONE_A;11;0)" office:value-type="float" office:value="231" calcext:value-type="float">
            <text:p>231</text:p>
          </table:table-cell>
          <table:table-cell/>
          <table:table-cell table:style-name="ce566" table:formula="of:=VLOOKUP(&quot;1-16/8&quot;;B_PARTITE_2A_FASE_PER_CODICE;2;FALSE())" office:value-type="float" office:value="49" calcext:value-type="float" table:number-columns-spanned="1" table:number-rows-spanned="2">
            <text:p>49</text:p>
          </table:table-cell>
          <table:table-cell table:style-name="ce710" table:formula="of:=VLOOKUP(&quot;1-16/8&quot;;B_PARTITE_2A_FASE_PER_CODICE;7;FALSE())" office:value-type="string" office:string-value="Leoni" calcext:value-type="string">
            <text:p>Leoni</text:p>
          </table:table-cell>
          <table:table-cell table:style-name="ce727" table:formula="of:=VLOOKUP(&quot;1-16/8&quot;;B_PARTITE_2A_FASE_PER_CODICE;9;FALSE())" office:value-type="float" office:value="67" calcext:value-type="float">
            <text:p>67</text:p>
          </table:table-cell>
          <table:table-cell table:style-name="ce595" table:formula="of:=VLOOKUP(&quot;1-16/8&quot;;B_PARTITE_2A_FASE_PER_CODICE;5;FALSE())" office:value-type="string" office:string-value="1A" calcext:value-type="string">
            <text:p>1A</text:p>
          </table:table-cell>
          <table:table-cell table:style-name="ce600"/>
          <table:table-cell table:style-name="ce455" table:number-columns-repeated="4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0" office:value-type="float" office:value="1" calcext:value-type="float">
            <text:p>1</text:p>
          </table:table-cell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706" office:value-type="float" office:value="50103" calcext:value-type="float">
            <text:p>50103</text:p>
          </table:table-cell>
          <table:table-cell table:style-name="ce455" office:value-type="float" office:value="2" calcext:value-type="float">
            <text:p>2</text:p>
          </table:table-cell>
        </table:table-row>
        <table:table-row table:style-name="ro7">
          <table:table-cell table:style-name="ce247" office:value-type="float" office:value="4" calcext:value-type="float">
            <text:p>4</text:p>
          </table:table-cell>
          <table:table-cell table:style-name="ce252" table:formula="of:=VLOOKUP([.A7];A_4_INPUT_DATE_E_RISULTATI_GIRONI;8;0)" office:value-type="date" office:date-value="2021-06-07" calcext:value-type="date">
            <text:p>lun 7 giu</text:p>
          </table:table-cell>
          <table:table-cell table:style-name="ce256" table:formula="of:=VLOOKUP([.A7];A_4_INPUT_DATE_E_RISULTATI_GIRONI;9;0)" office:value-type="time" office:time-value="PT16H00M00S" calcext:value-type="time">
            <text:p>16:00</text:p>
          </table:table-cell>
          <table:table-cell table:style-name="ce277" table:formula="of:=VLOOKUP([.A7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7];A_4_INPUT_DATE_E_RISULTATI_GIRONI;5;0)" office:value-type="string" office:string-value="Pitoni" calcext:value-type="string">
            <text:p>Pitoni</text:p>
          </table:table-cell>
          <table:table-cell table:style-name="ce383" table:formula="of:=VLOOKUP([.A7];A_4_INPUT_DATE_E_RISULTATI_GIRONI;3;0)" office:value-type="string" office:string-value="D" calcext:value-type="string">
            <text:p>D</text:p>
          </table:table-cell>
          <table:table-cell table:style-name="ce383" table:formula="of:=VLOOKUP([.A7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78" table:formula="of:=VLOOKUP(ROW()-3&amp;RIGHT([.K$3];1);B_CLASSIFICA_GIRONE_A;4;0)" office:value-type="string" office:string-value="Ghepardi" calcext:value-type="string">
            <text:p>Ghepardi</text:p>
          </table:table-cell>
          <table:table-cell table:style-name="ce414" table:formula="of:=VLOOKUP(ROW()-3&amp;RIGHT([.K$3];1);B_CLASSIFICA_GIRONE_A;5;0)" office:value-type="float" office:value="3" calcext:value-type="float">
            <text:p>3</text:p>
          </table:table-cell>
          <table:table-cell table:style-name="ce446" table:formula="of:=VLOOKUP(ROW()-3&amp;RIGHT([.K$3];1);B_CLASSIFICA_GIRONE_A;6;0)" office:value-type="float" office:value="0" calcext:value-type="float">
            <text:p>0</text:p>
          </table:table-cell>
          <table:table-cell table:style-name="ce483" table:formula="of:=VLOOKUP(ROW()-3&amp;RIGHT([.K$3];1);B_CLASSIFICA_GIRONE_A;7;0)" office:value-type="float" office:value="3" calcext:value-type="float">
            <text:p>3</text:p>
          </table:table-cell>
          <table:table-cell table:style-name="ce502" table:formula="of:=VLOOKUP(ROW()-3&amp;RIGHT([.K$3];1);B_CLASSIFICA_GIRONE_A;8;0)" office:value-type="float" office:value="0" calcext:value-type="float">
            <text:p>0</text:p>
          </table:table-cell>
          <table:table-cell table:style-name="ce502" table:formula="of:=VLOOKUP(ROW()-3&amp;RIGHT([.K$3];1);B_CLASSIFICA_GIRONE_A;9;0)" office:value-type="float" office:value="3" calcext:value-type="float">
            <text:p>3</text:p>
          </table:table-cell>
          <table:table-cell table:style-name="ce502" table:formula="of:=VLOOKUP(ROW()-3&amp;RIGHT([.K$3];1);B_CLASSIFICA_GIRONE_A;10;0)" office:value-type="float" office:value="94" calcext:value-type="float">
            <text:p>94</text:p>
          </table:table-cell>
          <table:table-cell table:style-name="ce543" table:formula="of:=VLOOKUP(ROW()-3&amp;RIGHT([.K$3];1);B_CLASSIFICA_GIRONE_A;11;0)" office:value-type="float" office:value="218" calcext:value-type="float">
            <text:p>218</text:p>
          </table:table-cell>
          <table:table-cell/>
          <table:covered-table-cell table:style-name="ce567"/>
          <table:table-cell table:style-name="ce711" table:formula="of:=VLOOKUP(&quot;1-16/8&quot;;B_PARTITE_2A_FASE_PER_CODICE;8;FALSE())" office:value-type="string" office:string-value="Giraffe" calcext:value-type="string">
            <text:p>Giraffe</text:p>
          </table:table-cell>
          <table:table-cell table:style-name="ce728" table:formula="of:=VLOOKUP(&quot;1-16/8&quot;;B_PARTITE_2A_FASE_PER_CODICE;10;FALSE())" office:value-type="float" office:value="46" calcext:value-type="float">
            <text:p>46</text:p>
          </table:table-cell>
          <table:table-cell table:style-name="ce596" table:formula="of:=VLOOKUP(&quot;1-16/8&quot;;B_PARTITE_2A_FASE_PER_CODICE;6;FALSE())" office:value-type="string" office:string-value="2C" calcext:value-type="string">
            <text:p>2C</text:p>
          </table:table-cell>
          <table:table-cell table:style-name="ce600"/>
          <table:table-cell table:style-name="ce565" table:formula="of:=TEXT(VLOOKUP([.Y8];A_5_INPUT_DATE_E_RISULTATI_2A_FASE;8;FALSE());&quot;GGG G MMM&quot;)&amp;&quot; &quot;&amp;TEXT(VLOOKUP([.Y8];A_5_INPUT_DATE_E_RISULTATI_2A_FASE;9;FALSE());&quot;h:mm&quot;)&amp;&quot; (&quot;&amp;VLOOKUP([.Y8];A_5_INPUT_DATE_E_RISULTATI_2A_FASE;11;FALSE())&amp;&quot;)&quot;" office:value-type="string" office:string-value="ven 11 giu 9:00 (Cristo Re 1)" calcext:value-type="string" table:number-columns-spanned="3" table:number-rows-spanned="1">
            <text:p>ven 11 giu 9:00 (Cristo Re 1)</text:p>
          </table:table-cell>
          <table:covered-table-cell table:style-name="ce455"/>
          <table:covered-table-cell table:style-name="ce831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o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-2" calcext:value-type="float">
            <text:p>-2</text:p>
          </table:table-cell>
          <table:table-cell table:style-name="ce700" office:value-type="float" office:value="0.9998" calcext:value-type="float">
            <text:p>0,9998</text:p>
          </table:table-cell>
          <table:table-cell table:style-name="ce700"/>
          <table:table-cell table:style-name="ce706" office:value-type="float" office:value="9800" calcext:value-type="float">
            <text:p>9800</text:p>
          </table:table-cell>
          <table:table-cell table:style-name="ce455" office:value-type="float" office:value="3" calcext:value-type="float">
            <text:p>3</text:p>
          </table:table-cell>
        </table:table-row>
        <table:table-row table:style-name="ro7">
          <table:table-cell table:style-name="ce247" office:value-type="float" office:value="5" calcext:value-type="float">
            <text:p>5</text:p>
          </table:table-cell>
          <table:table-cell table:style-name="ce252" table:formula="of:=VLOOKUP([.A8];A_4_INPUT_DATE_E_RISULTATI_GIRONI;8;0)" office:value-type="date" office:date-value="2021-06-07" calcext:value-type="date">
            <text:p>lun 7 giu</text:p>
          </table:table-cell>
          <table:table-cell table:style-name="ce256" table:formula="of:=VLOOKUP([.A8];A_4_INPUT_DATE_E_RISULTATI_GIRONI;9;0)" office:value-type="time" office:time-value="PT18H00M00S" calcext:value-type="time">
            <text:p>18:00</text:p>
          </table:table-cell>
          <table:table-cell table:style-name="ce277" table:formula="of:=VLOOKUP([.A8];A_4_INPUT_DATE_E_RISULTATI_GIRONI;4;0)" office:value-type="string" office:string-value="Tigri" calcext:value-type="string">
            <text:p>Tigri</text:p>
          </table:table-cell>
          <table:table-cell table:style-name="ce262" table:number-columns-repeated="2"/>
          <table:table-cell table:style-name="ce281" table:formula="of:=VLOOKUP([.A8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8];A_4_INPUT_DATE_E_RISULTATI_GIRONI;3;0)" office:value-type="string" office:string-value="A" calcext:value-type="string">
            <text:p>A</text:p>
          </table:table-cell>
          <table:table-cell table:style-name="ce383" table:formula="of:=VLOOKUP([.A8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79" office:value-type="string" calcext:value-type="string">
            <text:p>Girone B</text:p>
          </table:table-cell>
          <table:table-cell table:style-name="ce415" office:value-type="string" calcext:value-type="string">
            <text:p>G</text:p>
          </table:table-cell>
          <table:table-cell table:style-name="ce415" office:value-type="string" calcext:value-type="string">
            <text:p>V</text:p>
          </table:table-cell>
          <table:table-cell table:style-name="ce415" office:value-type="string" calcext:value-type="string">
            <text:p>P</text:p>
          </table:table-cell>
          <table:table-cell table:style-name="ce415" office:value-type="string" calcext:value-type="string">
            <text:p>F</text:p>
          </table:table-cell>
          <table:table-cell table:style-name="ce415" office:value-type="string" calcext:value-type="string">
            <text:p>PC</text:p>
          </table:table-cell>
          <table:table-cell table:style-name="ce415" office:value-type="string" calcext:value-type="string">
            <text:p>PGF</text:p>
          </table:table-cell>
          <table:table-cell table:style-name="ce544" office:value-type="string" calcext:value-type="string">
            <text:p>PGS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7"/>
          <table:table-cell table:style-name="ce455"/>
          <table:table-cell table:style-name="ce602" table:formula="of:=VLOOKUP(&quot;1-8/4&quot;;B_PARTITE_2A_FASE_PER_CODICE;2;FALSE())" office:value-type="float" office:value="69" calcext:value-type="float" table:number-columns-spanned="1" table:number-rows-spanned="2">
            <text:p>69</text:p>
          </table:table-cell>
          <table:table-cell table:style-name="ce604" table:formula="of:=VLOOKUP(&quot;1-8/4&quot;;B_PARTITE_2A_FASE_PER_CODICE;7;FALSE())" office:value-type="string" office:string-value="Leoni" calcext:value-type="string">
            <text:p>Leoni</text:p>
          </table:table-cell>
          <table:table-cell table:style-name="ce609" table:formula="of:=VLOOKUP(&quot;1-8/4&quot;;B_PARTITE_2A_FASE_PER_CODICE;9;FALSE())" office:value-type="float" office:value="58" calcext:value-type="float">
            <text:p>58</text:p>
          </table:table-cell>
          <table:table-cell table:style-name="ce595" table:formula="of:=VLOOKUP(&quot;1-8/4&quot;;B_PARTITE_2A_FASE_PER_CODICE;5;FALSE())" office:value-type="string" office:string-value="V49" calcext:value-type="string">
            <text:p>V49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5" office:value-type="string" calcext:value-type="string">
            <text:p>Gruppo B</text:p>
          </table:table-cell>
          <table:table-cell table:style-name="ce675" office:value-type="string" calcext:value-type="string">
            <text:p>G</text:p>
          </table:table-cell>
          <table:table-cell table:style-name="ce675" office:value-type="string" calcext:value-type="string">
            <text:p>V</text:p>
          </table:table-cell>
          <table:table-cell table:style-name="ce675" office:value-type="string" calcext:value-type="string">
            <text:p>N</text:p>
          </table:table-cell>
          <table:table-cell table:style-name="ce675" office:value-type="string" calcext:value-type="string">
            <text:p>P</text:p>
          </table:table-cell>
          <table:table-cell table:style-name="ce675" office:value-type="string" calcext:value-type="string">
            <text:p>GF</text:p>
          </table:table-cell>
          <table:table-cell table:style-name="ce675" office:value-type="string" calcext:value-type="string">
            <text:p>GS</text:p>
          </table:table-cell>
          <table:table-cell table:style-name="ce675"/>
          <table:table-cell table:style-name="ce675" office:value-type="string" calcext:value-type="string">
            <text:p>P.ti</text:p>
          </table:table-cell>
          <table:table-cell table:style-name="ce675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6" calcext:value-type="float">
            <text:p>6</text:p>
          </table:table-cell>
          <table:table-cell table:style-name="ce252" table:formula="of:=VLOOKUP([.A9];A_4_INPUT_DATE_E_RISULTATI_GIRONI;8;0)" office:value-type="date" office:date-value="2021-06-07" calcext:value-type="date">
            <text:p>lun 7 giu</text:p>
          </table:table-cell>
          <table:table-cell table:style-name="ce256" table:formula="of:=VLOOKUP([.A9];A_4_INPUT_DATE_E_RISULTATI_GIRONI;9;0)" office:value-type="time" office:time-value="PT18H00M00S" calcext:value-type="time">
            <text:p>18:00</text:p>
          </table:table-cell>
          <table:table-cell table:style-name="ce277" table:formula="of:=VLOOKUP([.A9];A_4_INPUT_DATE_E_RISULTATI_GIRONI;4;0)" office:value-type="string" office:string-value="Linci" calcext:value-type="string">
            <text:p>Linci</text:p>
          </table:table-cell>
          <table:table-cell table:style-name="ce262" table:number-columns-repeated="2"/>
          <table:table-cell table:style-name="ce281" table:formula="of:=VLOOKUP([.A9];A_4_INPUT_DATE_E_RISULTATI_GIRONI;5;0)" office:value-type="string" office:string-value="Serval" calcext:value-type="string">
            <text:p>Serval</text:p>
          </table:table-cell>
          <table:table-cell table:style-name="ce383" table:formula="of:=VLOOKUP([.A9];A_4_INPUT_DATE_E_RISULTATI_GIRONI;3;0)" office:value-type="string" office:string-value="B" calcext:value-type="string">
            <text:p>B</text:p>
          </table:table-cell>
          <table:table-cell table:style-name="ce383" table:formula="of:=VLOOKUP([.A9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0" table:formula="of:=VLOOKUP(ROW()-8&amp;RIGHT([.K$8];1);B_CLASSIFICA_GIRONE_B;4;0)" office:value-type="string" office:string-value="Giaguari" calcext:value-type="string">
            <text:p>Giaguari</text:p>
          </table:table-cell>
          <table:table-cell table:style-name="ce416" table:formula="of:=VLOOKUP(ROW()-8&amp;RIGHT([.K$8];1);B_CLASSIFICA_GIRONE_B;5;0)" office:value-type="float" office:value="3" calcext:value-type="float">
            <text:p>3</text:p>
          </table:table-cell>
          <table:table-cell table:style-name="ce416" table:formula="of:=VLOOKUP(ROW()-8&amp;RIGHT([.K$8];1);B_CLASSIFICA_GIRONE_B;6;0)" office:value-type="float" office:value="2" calcext:value-type="float">
            <text:p>2</text:p>
          </table:table-cell>
          <table:table-cell table:style-name="ce416" table:formula="of:=VLOOKUP(ROW()-8&amp;RIGHT([.K$8];1);B_CLASSIFICA_GIRONE_B;7;0)" office:value-type="float" office:value="1" calcext:value-type="float">
            <text:p>1</text:p>
          </table:table-cell>
          <table:table-cell table:style-name="ce416" table:formula="of:=VLOOKUP(ROW()-8&amp;RIGHT([.K$8];1);B_CLASSIFICA_GIRONE_B;8;0)" office:value-type="float" office:value="0" calcext:value-type="float">
            <text:p>0</text:p>
          </table:table-cell>
          <table:table-cell table:style-name="ce416" table:formula="of:=VLOOKUP(ROW()-8&amp;RIGHT([.K$8];1);B_CLASSIFICA_GIRONE_B;9;0)" office:value-type="float" office:value="5" calcext:value-type="float">
            <text:p>5</text:p>
          </table:table-cell>
          <table:table-cell table:style-name="ce416" table:formula="of:=VLOOKUP(ROW()-8&amp;RIGHT([.K$8];1);B_CLASSIFICA_GIRONE_B;10;0)" office:value-type="float" office:value="199" calcext:value-type="float">
            <text:p>199</text:p>
          </table:table-cell>
          <table:table-cell table:style-name="ce545" table:formula="of:=VLOOKUP(ROW()-8&amp;RIGHT([.K$8];1);B_CLASSIFICA_GIRONE_B;11;0)" office:value-type="float" office:value="192" calcext:value-type="float">
            <text:p>192</text:p>
          </table:table-cell>
          <table:table-cell/>
          <table:table-cell table:style-name="ce565" table:formula="of:=TEXT(VLOOKUP([.T10];A_5_INPUT_DATE_E_RISULTATI_2A_FASE;8;FALSE());&quot;GGG G MMM&quot;)&amp;&quot; &quot;&amp;TEXT(VLOOKUP([.T10];A_5_INPUT_DATE_E_RISULTATI_2A_FASE;9;FALSE());&quot;h:mm&quot;)&amp;&quot; (&quot;&amp;VLOOKUP([.T10];A_5_INPUT_DATE_E_RISULTATI_2A_FASE;11;FALSE())&amp;&quot;)&quot;" office:value-type="string" office:string-value="gio 10 giu 9:00 (Cristo Re 2)" calcext:value-type="string" table:number-columns-spanned="3" table:number-rows-spanned="1">
            <text:p>gio 10 giu 9:00 (Cristo Re 2)</text:p>
          </table:table-cell>
          <table:covered-table-cell table:style-name="ce814"/>
          <table:covered-table-cell table:style-name="ce835"/>
          <table:table-cell table:style-name="ce597"/>
          <table:table-cell table:style-name="ce601"/>
          <table:covered-table-cell table:style-name="ce847"/>
          <table:table-cell table:style-name="ce605" table:formula="of:=VLOOKUP(&quot;1-8/4&quot;;B_PARTITE_2A_FASE_PER_CODICE;8;FALSE())" office:value-type="string" office:string-value="Giaguari" calcext:value-type="string">
            <text:p>Giaguari</text:p>
          </table:table-cell>
          <table:table-cell table:style-name="ce610" table:formula="of:=VLOOKUP(&quot;1-8/4&quot;;B_PARTITE_2A_FASE_PER_CODICE;10;FALSE())" office:value-type="float" office:value="46" calcext:value-type="float">
            <text:p>46</text:p>
          </table:table-cell>
          <table:table-cell table:style-name="ce596" table:formula="of:=VLOOKUP(&quot;1-8/4&quot;;B_PARTITE_2A_FASE_PER_CODICE;6;FALSE())" office:value-type="string" office:string-value="V53" calcext:value-type="string">
            <text:p>V53</text:p>
          </table:table-cell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nghilterr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 office:value-type="float" office:value="50104" calcext:value-type="float">
            <text:p>50104</text:p>
          </table:table-cell>
          <table:table-cell table:style-name="ce455"/>
        </table:table-row>
        <table:table-row table:style-name="ro7">
          <table:table-cell table:style-name="ce247" office:value-type="float" office:value="7" calcext:value-type="float">
            <text:p>7</text:p>
          </table:table-cell>
          <table:table-cell table:style-name="ce252" table:formula="of:=VLOOKUP([.A10];A_4_INPUT_DATE_E_RISULTATI_GIRONI;8;0)" office:value-type="date" office:date-value="2021-06-07" calcext:value-type="date">
            <text:p>lun 7 giu</text:p>
          </table:table-cell>
          <table:table-cell table:style-name="ce256" table:formula="of:=VLOOKUP([.A10];A_4_INPUT_DATE_E_RISULTATI_GIRONI;9;0)" office:value-type="time" office:time-value="PT18H00M00S" calcext:value-type="time">
            <text:p>18:00</text:p>
          </table:table-cell>
          <table:table-cell table:style-name="ce277" table:formula="of:=VLOOKUP([.A10];A_4_INPUT_DATE_E_RISULTATI_GIRONI;4;0)" office:value-type="string" office:string-value="Ippopotami" calcext:value-type="string">
            <text:p>Ippopotami</text:p>
          </table:table-cell>
          <table:table-cell table:style-name="ce262" table:number-columns-repeated="2"/>
          <table:table-cell table:style-name="ce281" table:formula="of:=VLOOKUP([.A10];A_4_INPUT_DATE_E_RISULTATI_GIRONI;5;0)" office:value-type="string" office:string-value="Iguane" calcext:value-type="string">
            <text:p>Iguane</text:p>
          </table:table-cell>
          <table:table-cell table:style-name="ce383" table:formula="of:=VLOOKUP([.A10];A_4_INPUT_DATE_E_RISULTATI_GIRONI;3;0)" office:value-type="string" office:string-value="C" calcext:value-type="string">
            <text:p>C</text:p>
          </table:table-cell>
          <table:table-cell table:style-name="ce383" table:formula="of:=VLOOKUP([.A10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1" table:formula="of:=VLOOKUP(ROW()-8&amp;RIGHT([.K$8];1);B_CLASSIFICA_GIRONE_B;4;0)" office:value-type="string" office:string-value="Puma" calcext:value-type="string">
            <text:p>Puma</text:p>
          </table:table-cell>
          <table:table-cell table:style-name="ce417" table:formula="of:=VLOOKUP(ROW()-8&amp;RIGHT([.K$8];1);B_CLASSIFICA_GIRONE_B;5;0)" office:value-type="float" office:value="3" calcext:value-type="float">
            <text:p>3</text:p>
          </table:table-cell>
          <table:table-cell table:style-name="ce447" table:formula="of:=VLOOKUP(ROW()-8&amp;RIGHT([.K$8];1);B_CLASSIFICA_GIRONE_B;6;0)" office:value-type="float" office:value="2" calcext:value-type="float">
            <text:p>2</text:p>
          </table:table-cell>
          <table:table-cell table:style-name="ce447" table:formula="of:=VLOOKUP(ROW()-8&amp;RIGHT([.K$8];1);B_CLASSIFICA_GIRONE_B;7;0)" office:value-type="float" office:value="1" calcext:value-type="float">
            <text:p>1</text:p>
          </table:table-cell>
          <table:table-cell table:style-name="ce447" table:formula="of:=VLOOKUP(ROW()-8&amp;RIGHT([.K$8];1);B_CLASSIFICA_GIRONE_B;8;0)" office:value-type="float" office:value="0" calcext:value-type="float">
            <text:p>0</text:p>
          </table:table-cell>
          <table:table-cell table:style-name="ce447" table:formula="of:=VLOOKUP(ROW()-8&amp;RIGHT([.K$8];1);B_CLASSIFICA_GIRONE_B;9;0)" office:value-type="float" office:value="5" calcext:value-type="float">
            <text:p>5</text:p>
          </table:table-cell>
          <table:table-cell table:style-name="ce447" table:formula="of:=VLOOKUP(ROW()-8&amp;RIGHT([.K$8];1);B_CLASSIFICA_GIRONE_B;10;0)" office:value-type="float" office:value="216" calcext:value-type="float">
            <text:p>216</text:p>
          </table:table-cell>
          <table:table-cell table:style-name="ce546" table:formula="of:=VLOOKUP(ROW()-8&amp;RIGHT([.K$8];1);B_CLASSIFICA_GIRONE_B;11;0)" office:value-type="float" office:value="184" calcext:value-type="float">
            <text:p>184</text:p>
          </table:table-cell>
          <table:table-cell/>
          <table:table-cell table:style-name="ce566" table:formula="of:=VLOOKUP(&quot;1-16/7&quot;;B_PARTITE_2A_FASE_PER_CODICE;2;FALSE())" office:value-type="float" office:value="50" calcext:value-type="float" table:number-columns-spanned="1" table:number-rows-spanned="2">
            <text:p>50</text:p>
          </table:table-cell>
          <table:table-cell table:style-name="ce575" table:formula="of:=VLOOKUP(&quot;1-16/7&quot;;B_PARTITE_2A_FASE_PER_CODICE;7;FALSE())" office:value-type="string" office:string-value="Pantere" calcext:value-type="string">
            <text:p>Pantere</text:p>
          </table:table-cell>
          <table:table-cell table:style-name="ce590" table:formula="of:=VLOOKUP(&quot;1-16/7&quot;;B_PARTITE_2A_FASE_PER_CODICE;9;FALSE())" office:value-type="float" office:value="55" calcext:value-type="float">
            <text:p>55</text:p>
          </table:table-cell>
          <table:table-cell table:style-name="ce598" table:formula="of:=VLOOKUP(&quot;1-16/7&quot;;B_PARTITE_2A_FASE_PER_CODICE;5;FALSE())" office:value-type="string" office:string-value="2A" calcext:value-type="string">
            <text:p>2A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alles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6" calcext:value-type="float">
            <text:p>6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6.0003" calcext:value-type="float">
            <text:p>6,0003</text:p>
          </table:table-cell>
          <table:table-cell table:style-name="ce700"/>
          <table:table-cell table:style-name="ce706" office:value-type="float" office:value="60309" calcext:value-type="float">
            <text:p>60309</text:p>
          </table:table-cell>
          <table:table-cell table:style-name="ce455"/>
        </table:table-row>
        <table:table-row table:style-name="ro7">
          <table:table-cell table:style-name="ce247" office:value-type="float" office:value="8" calcext:value-type="float">
            <text:p>8</text:p>
          </table:table-cell>
          <table:table-cell table:style-name="ce252" table:formula="of:=VLOOKUP([.A11];A_4_INPUT_DATE_E_RISULTATI_GIRONI;8;0)" office:value-type="date" office:date-value="2021-06-07" calcext:value-type="date">
            <text:p>lun 7 giu</text:p>
          </table:table-cell>
          <table:table-cell table:style-name="ce256" table:formula="of:=VLOOKUP([.A11];A_4_INPUT_DATE_E_RISULTATI_GIRONI;9;0)" office:value-type="time" office:time-value="PT18H00M00S" calcext:value-type="time">
            <text:p>18:00</text:p>
          </table:table-cell>
          <table:table-cell table:style-name="ce277" table:formula="of:=VLOOKUP([.A11];A_4_INPUT_DATE_E_RISULTATI_GIRONI;4;0)" office:value-type="string" office:string-value="Aquile" calcext:value-type="string">
            <text:p>Aquile</text:p>
          </table:table-cell>
          <table:table-cell table:style-name="ce262" table:number-columns-repeated="2"/>
          <table:table-cell table:style-name="ce281" table:formula="of:=VLOOKUP([.A11];A_4_INPUT_DATE_E_RISULTATI_GIRONI;5;0)" office:value-type="string" office:string-value="Falchi" calcext:value-type="string">
            <text:p>Falchi</text:p>
          </table:table-cell>
          <table:table-cell table:style-name="ce383" table:formula="of:=VLOOKUP([.A11];A_4_INPUT_DATE_E_RISULTATI_GIRONI;3;0)" office:value-type="string" office:string-value="D" calcext:value-type="string">
            <text:p>D</text:p>
          </table:table-cell>
          <table:table-cell table:style-name="ce383" table:formula="of:=VLOOKUP([.A11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4" table:formula="of:=VLOOKUP(ROW()-8&amp;RIGHT([.K$8];1);B_CLASSIFICA_GIRONE_B;4;0)" office:value-type="string" office:string-value="Linci" calcext:value-type="string">
            <text:p>Linci</text:p>
          </table:table-cell>
          <table:table-cell table:style-name="ce418" table:formula="of:=VLOOKUP(ROW()-8&amp;RIGHT([.K$8];1);B_CLASSIFICA_GIRONE_B;5;0)" office:value-type="float" office:value="3" calcext:value-type="float">
            <text:p>3</text:p>
          </table:table-cell>
          <table:table-cell table:style-name="ce448" table:formula="of:=VLOOKUP(ROW()-8&amp;RIGHT([.K$8];1);B_CLASSIFICA_GIRONE_B;6;0)" office:value-type="float" office:value="1" calcext:value-type="float">
            <text:p>1</text:p>
          </table:table-cell>
          <table:table-cell table:style-name="ce484" table:formula="of:=VLOOKUP(ROW()-8&amp;RIGHT([.K$8];1);B_CLASSIFICA_GIRONE_B;7;0)" office:value-type="float" office:value="2" calcext:value-type="float">
            <text:p>2</text:p>
          </table:table-cell>
          <table:table-cell table:style-name="ce503" table:formula="of:=VLOOKUP(ROW()-8&amp;RIGHT([.K$8];1);B_CLASSIFICA_GIRONE_B;8;0)" office:value-type="float" office:value="0" calcext:value-type="float">
            <text:p>0</text:p>
          </table:table-cell>
          <table:table-cell table:style-name="ce503" table:formula="of:=VLOOKUP(ROW()-8&amp;RIGHT([.K$8];1);B_CLASSIFICA_GIRONE_B;9;0)" office:value-type="float" office:value="4" calcext:value-type="float">
            <text:p>4</text:p>
          </table:table-cell>
          <table:table-cell table:style-name="ce503" table:formula="of:=VLOOKUP(ROW()-8&amp;RIGHT([.K$8];1);B_CLASSIFICA_GIRONE_B;10;0)" office:value-type="float" office:value="181" calcext:value-type="float">
            <text:p>181</text:p>
          </table:table-cell>
          <table:table-cell table:style-name="ce547" table:formula="of:=VLOOKUP(ROW()-8&amp;RIGHT([.K$8];1);B_CLASSIFICA_GIRONE_B;11;0)" office:value-type="float" office:value="197" calcext:value-type="float">
            <text:p>197</text:p>
          </table:table-cell>
          <table:table-cell/>
          <table:covered-table-cell table:style-name="ce567"/>
          <table:table-cell table:style-name="ce576" table:formula="of:=VLOOKUP(&quot;1-16/7&quot;;B_PARTITE_2A_FASE_PER_CODICE;8;FALSE())" office:value-type="string" office:string-value="Elefanti" calcext:value-type="string">
            <text:p>Elefanti</text:p>
          </table:table-cell>
          <table:table-cell table:style-name="ce591" table:formula="of:=VLOOKUP(&quot;1-16/7&quot;;B_PARTITE_2A_FASE_PER_CODICE;10;FALSE())" office:value-type="float" office:value="36" calcext:value-type="float">
            <text:p>36</text:p>
          </table:table-cell>
          <table:table-cell table:style-name="ce595" table:formula="of:=VLOOKUP(&quot;1-16/7&quot;;B_PARTITE_2A_FASE_PER_CODICE;6;FALSE())" office:value-type="string" office:string-value="1C" calcext:value-type="string">
            <text:p>1C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6 Lug <text:s/>h. 21</text:p>
          </table:table-cell>
          <table:table-cell table:style-name="ce455" table:number-columns-repeated="7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lovacchi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4" office:value-type="float" office:value="1" calcext:value-type="float">
            <text:p>1</text:p>
          </table:table-cell>
          <table:table-cell table:number-columns-repeated="2"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6" office:value-type="float" office:value="40003" calcext:value-type="float">
            <text:p>40003</text:p>
          </table:table-cell>
          <table:table-cell table:style-name="ce455"/>
        </table:table-row>
        <table:table-row table:style-name="ro7">
          <table:table-cell table:style-name="ce247"/>
          <table:table-cell table:style-name="ce252"/>
          <table:table-cell table:style-name="ce256"/>
          <table:table-cell table:style-name="ce277"/>
          <table:table-cell table:style-name="ce262" table:number-columns-repeated="2"/>
          <table:table-cell table:style-name="ce281"/>
          <table:table-cell table:style-name="ce383" table:number-columns-repeated="2"/>
          <table:table-cell/>
          <table:table-cell table:style-name="ce385" table:formula="of:=VLOOKUP(ROW()-8&amp;RIGHT([.K$8];1);B_CLASSIFICA_GIRONE_B;4;0)" office:value-type="string" office:string-value="Serval" calcext:value-type="string">
            <text:p>Serval</text:p>
          </table:table-cell>
          <table:table-cell table:style-name="ce419" table:formula="of:=VLOOKUP(ROW()-8&amp;RIGHT([.K$8];1);B_CLASSIFICA_GIRONE_B;5;0)" office:value-type="float" office:value="3" calcext:value-type="float">
            <text:p>3</text:p>
          </table:table-cell>
          <table:table-cell table:style-name="ce449" table:formula="of:=VLOOKUP(ROW()-8&amp;RIGHT([.K$8];1);B_CLASSIFICA_GIRONE_B;6;0)" office:value-type="float" office:value="1" calcext:value-type="float">
            <text:p>1</text:p>
          </table:table-cell>
          <table:table-cell table:style-name="ce485" table:formula="of:=VLOOKUP(ROW()-8&amp;RIGHT([.K$8];1);B_CLASSIFICA_GIRONE_B;7;0)" office:value-type="float" office:value="2" calcext:value-type="float">
            <text:p>2</text:p>
          </table:table-cell>
          <table:table-cell table:style-name="ce505" table:formula="of:=VLOOKUP(ROW()-8&amp;RIGHT([.K$8];1);B_CLASSIFICA_GIRONE_B;8;0)" office:value-type="float" office:value="0" calcext:value-type="float">
            <text:p>0</text:p>
          </table:table-cell>
          <table:table-cell table:style-name="ce505" table:formula="of:=VLOOKUP(ROW()-8&amp;RIGHT([.K$8];1);B_CLASSIFICA_GIRONE_B;9;0)" office:value-type="float" office:value="4" calcext:value-type="float">
            <text:p>4</text:p>
          </table:table-cell>
          <table:table-cell table:style-name="ce505" table:formula="of:=VLOOKUP(ROW()-8&amp;RIGHT([.K$8];1);B_CLASSIFICA_GIRONE_B;10;0)" office:value-type="float" office:value="183" calcext:value-type="float">
            <text:p>183</text:p>
          </table:table-cell>
          <table:table-cell table:style-name="ce548" table:formula="of:=VLOOKUP(ROW()-8&amp;RIGHT([.K$8];1);B_CLASSIFICA_GIRONE_B;11;0)" office:value-type="float" office:value="206" calcext:value-type="float">
            <text:p>206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455" table:number-columns-repeated="4"/>
          <table:table-cell table:style-name="ce592"/>
          <table:table-cell table:style-name="ce597"/>
          <table:table-cell table:style-name="ce600"/>
          <table:table-cell table:style-name="ce620" table:formula="of:=[.Y32]+1" office:value-type="float" office:value="73" calcext:value-type="float" table:number-columns-spanned="1" table:number-rows-spanned="2">
            <text:p>73</text:p>
          </table:table-cell>
          <table:table-cell table:style-name="ce604" table:formula="of:=IF([.AA8]&amp;[.AA9]=&quot;&quot;;&quot;Vincente &quot;&amp;[.Y8];IF([.AA8]&gt;[.AA9];[.Z8];[.Z9]))" office:value-type="string" office:string-value="Leoni" calcext:value-type="string">
            <text:p>Leoni</text:p>
          </table:table-cell>
          <table:table-cell table:style-name="ce633"/>
          <table:table-cell table:style-name="ce455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uss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6" calcext:value-type="float">
            <text:p>6</text:p>
          </table:table-cell>
          <table:table-cell table:style-name="ce700"/>
          <table:table-cell table:style-name="ce700" office:value-type="float" office:value="0.9996" calcext:value-type="float">
            <text:p>0,9996</text:p>
          </table:table-cell>
          <table:table-cell table:style-name="ce700"/>
          <table:table-cell table:style-name="ce706" office:value-type="float" office:value="9598" calcext:value-type="float">
            <text:p>9598</text:p>
          </table:table-cell>
          <table:table-cell table:style-name="ce455"/>
        </table:table-row>
        <table:table-row table:style-name="ro7">
          <table:table-cell table:style-name="ce247" office:value-type="float" office:value="9" calcext:value-type="float">
            <text:p>9</text:p>
          </table:table-cell>
          <table:table-cell table:style-name="ce252" table:formula="of:=VLOOKUP([.A13];A_4_INPUT_DATE_E_RISULTATI_GIRONI;8;0)" office:value-type="date" office:date-value="2021-06-08" calcext:value-type="date">
            <text:p>mar 8 giu</text:p>
          </table:table-cell>
          <table:table-cell table:style-name="ce256" table:formula="of:=VLOOKUP([.A13];A_4_INPUT_DATE_E_RISULTATI_GIRONI;9;0)" office:value-type="time" office:time-value="PT09H00M00S" calcext:value-type="time">
            <text:p>09:00</text:p>
          </table:table-cell>
          <table:table-cell table:style-name="ce277" table:formula="of:=VLOOKUP([.A13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13];A_4_INPUT_DATE_E_RISULTATI_GIRONI;5;0)" office:value-type="string" office:string-value="Tigri" calcext:value-type="string">
            <text:p>Tigri</text:p>
          </table:table-cell>
          <table:table-cell table:style-name="ce383" table:formula="of:=VLOOKUP([.A13];A_4_INPUT_DATE_E_RISULTATI_GIRONI;3;0)" office:value-type="string" office:string-value="A" calcext:value-type="string">
            <text:p>A</text:p>
          </table:table-cell>
          <table:table-cell table:style-name="ce383" table:formula="of:=VLOOKUP([.A1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86" office:value-type="string" calcext:value-type="string">
            <text:p>Girone C</text:p>
          </table:table-cell>
          <table:table-cell table:style-name="ce420" office:value-type="string" calcext:value-type="string">
            <text:p>G</text:p>
          </table:table-cell>
          <table:table-cell table:style-name="ce420" office:value-type="string" calcext:value-type="string">
            <text:p>V</text:p>
          </table:table-cell>
          <table:table-cell table:style-name="ce420" office:value-type="string" calcext:value-type="string">
            <text:p>P</text:p>
          </table:table-cell>
          <table:table-cell table:style-name="ce420" office:value-type="string" calcext:value-type="string">
            <text:p>F</text:p>
          </table:table-cell>
          <table:table-cell table:style-name="ce420" office:value-type="string" calcext:value-type="string">
            <text:p>PC</text:p>
          </table:table-cell>
          <table:table-cell table:style-name="ce420" office:value-type="string" calcext:value-type="string">
            <text:p>PGF</text:p>
          </table:table-cell>
          <table:table-cell table:style-name="ce549" office:value-type="string" calcext:value-type="string">
            <text:p>PGS</text:p>
          </table:table-cell>
          <table:table-cell/>
          <table:table-cell table:style-name="ce565" table:formula="of:=TEXT(VLOOKUP([.T14];A_5_INPUT_DATE_E_RISULTATI_2A_FASE;8;FALSE());&quot;GGG G MMM&quot;)&amp;&quot; &quot;&amp;TEXT(VLOOKUP([.T14];A_5_INPUT_DATE_E_RISULTATI_2A_FASE;9;FALSE());&quot;h:mm&quot;)&amp;&quot; (&quot;&amp;VLOOKUP([.T14];A_5_INPUT_DATE_E_RISULTATI_2A_FASE;11;FALSE())&amp;&quot;)&quot;" office:value-type="string" office:string-value="gio 10 giu 11:00 (Cristo Re 1)" calcext:value-type="string" table:number-columns-spanned="3" table:number-rows-spanned="1">
            <text:p>gio 10 giu 11:00 (Cristo Re 1)</text:p>
          </table:table-cell>
          <table:covered-table-cell table:style-name="ce814"/>
          <table:covered-table-cell table:style-name="ce835"/>
          <table:table-cell table:style-name="ce455" table:number-columns-repeated="4"/>
          <table:table-cell table:style-name="ce835"/>
          <table:table-cell table:style-name="ce597"/>
          <table:table-cell table:style-name="ce619"/>
          <table:covered-table-cell table:style-name="ce621"/>
          <table:table-cell table:style-name="ce624" table:formula="of:=IF([.AA16]&amp;[.AA17]=&quot;&quot;;&quot;Vincente &quot;&amp;[.Y16];IF([.AA16]&gt;[.AA17];[.Z16];[.Z17]))" office:value-type="string" office:string-value="Vincente 70" calcext:value-type="string">
            <text:p>Vincente 70</text:p>
          </table:table-cell>
          <table:table-cell table:style-name="ce636"/>
          <table:table-cell table:style-name="ce617"/>
          <table:table-cell table:style-name="ce654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8" office:value-type="string" calcext:value-type="string">
            <text:p>Gruppo C</text:p>
          </table:table-cell>
          <table:table-cell table:style-name="ce678" office:value-type="string" calcext:value-type="string">
            <text:p>G</text:p>
          </table:table-cell>
          <table:table-cell table:style-name="ce678" office:value-type="string" calcext:value-type="string">
            <text:p>V</text:p>
          </table:table-cell>
          <table:table-cell table:style-name="ce678" office:value-type="string" calcext:value-type="string">
            <text:p>N</text:p>
          </table:table-cell>
          <table:table-cell table:style-name="ce678" office:value-type="string" calcext:value-type="string">
            <text:p>P</text:p>
          </table:table-cell>
          <table:table-cell table:style-name="ce678" office:value-type="string" calcext:value-type="string">
            <text:p>GF</text:p>
          </table:table-cell>
          <table:table-cell table:style-name="ce678" office:value-type="string" calcext:value-type="string">
            <text:p>GS</text:p>
          </table:table-cell>
          <table:table-cell table:style-name="ce678"/>
          <table:table-cell table:style-name="ce678" office:value-type="string" calcext:value-type="string">
            <text:p>P.ti</text:p>
          </table:table-cell>
          <table:table-cell table:style-name="ce678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0" calcext:value-type="float">
            <text:p>10</text:p>
          </table:table-cell>
          <table:table-cell table:style-name="ce252" table:formula="of:=VLOOKUP([.A14];A_4_INPUT_DATE_E_RISULTATI_GIRONI;8;0)" office:value-type="date" office:date-value="2021-06-08" calcext:value-type="date">
            <text:p>mar 8 giu</text:p>
          </table:table-cell>
          <table:table-cell table:style-name="ce256" table:formula="of:=VLOOKUP([.A14];A_4_INPUT_DATE_E_RISULTATI_GIRONI;9;0)" office:value-type="time" office:time-value="PT09H00M00S" calcext:value-type="time">
            <text:p>09:00</text:p>
          </table:table-cell>
          <table:table-cell table:style-name="ce277" table:formula="of:=VLOOKUP([.A14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14];A_4_INPUT_DATE_E_RISULTATI_GIRONI;5;0)" office:value-type="string" office:string-value="Linci" calcext:value-type="string">
            <text:p>Linci</text:p>
          </table:table-cell>
          <table:table-cell table:style-name="ce383" table:formula="of:=VLOOKUP([.A14];A_4_INPUT_DATE_E_RISULTATI_GIRONI;3;0)" office:value-type="string" office:string-value="B" calcext:value-type="string">
            <text:p>B</text:p>
          </table:table-cell>
          <table:table-cell table:style-name="ce383" table:formula="of:=VLOOKUP([.A1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87" table:formula="of:=VLOOKUP(ROW()-13&amp;RIGHT([.K$13];1);B_CLASSIFICA_GIRONE_C;4;0)" office:value-type="string" office:string-value="Elefanti" calcext:value-type="string">
            <text:p>Elefanti</text:p>
          </table:table-cell>
          <table:table-cell table:style-name="ce421" table:formula="of:=VLOOKUP(ROW()-13&amp;RIGHT([.K$13];1);B_CLASSIFICA_GIRONE_C;5;0)" office:value-type="float" office:value="3" calcext:value-type="float">
            <text:p>3</text:p>
          </table:table-cell>
          <table:table-cell table:style-name="ce421" table:formula="of:=VLOOKUP(ROW()-13&amp;RIGHT([.K$13];1);B_CLASSIFICA_GIRONE_C;6;0)" office:value-type="float" office:value="2" calcext:value-type="float">
            <text:p>2</text:p>
          </table:table-cell>
          <table:table-cell table:style-name="ce421" table:formula="of:=VLOOKUP(ROW()-13&amp;RIGHT([.K$13];1);B_CLASSIFICA_GIRONE_C;7;0)" office:value-type="float" office:value="1" calcext:value-type="float">
            <text:p>1</text:p>
          </table:table-cell>
          <table:table-cell table:style-name="ce421" table:formula="of:=VLOOKUP(ROW()-13&amp;RIGHT([.K$13];1);B_CLASSIFICA_GIRONE_C;8;0)" office:value-type="float" office:value="0" calcext:value-type="float">
            <text:p>0</text:p>
          </table:table-cell>
          <table:table-cell table:style-name="ce421" table:formula="of:=VLOOKUP(ROW()-13&amp;RIGHT([.K$13];1);B_CLASSIFICA_GIRONE_C;9;0)" office:value-type="float" office:value="5" calcext:value-type="float">
            <text:p>5</text:p>
          </table:table-cell>
          <table:table-cell table:style-name="ce421" table:formula="of:=VLOOKUP(ROW()-13&amp;RIGHT([.K$13];1);B_CLASSIFICA_GIRONE_C;10;0)" office:value-type="float" office:value="223" calcext:value-type="float">
            <text:p>223</text:p>
          </table:table-cell>
          <table:table-cell table:style-name="ce550" table:formula="of:=VLOOKUP(ROW()-13&amp;RIGHT([.K$13];1);B_CLASSIFICA_GIRONE_C;11;0)" office:value-type="float" office:value="188" calcext:value-type="float">
            <text:p>188</text:p>
          </table:table-cell>
          <table:table-cell/>
          <table:table-cell table:style-name="ce566" table:formula="of:=VLOOKUP(&quot;1-16/6&quot;;B_PARTITE_2A_FASE_PER_CODICE;2;FALSE())" office:value-type="float" office:value="53" calcext:value-type="float" table:number-columns-spanned="1" table:number-rows-spanned="2">
            <text:p>53</text:p>
          </table:table-cell>
          <table:table-cell table:style-name="ce575" table:formula="of:=VLOOKUP(&quot;1-16/6&quot;;B_PARTITE_2A_FASE_PER_CODICE;7;FALSE())" office:value-type="string" office:string-value="Giaguari" calcext:value-type="string">
            <text:p>Giaguari</text:p>
          </table:table-cell>
          <table:table-cell table:style-name="ce590" table:formula="of:=VLOOKUP(&quot;1-16/6&quot;;B_PARTITE_2A_FASE_PER_CODICE;9;FALSE())" office:value-type="float" office:value="52" calcext:value-type="float">
            <text:p>52</text:p>
          </table:table-cell>
          <table:table-cell table:style-name="ce595" table:formula="of:=VLOOKUP(&quot;1-16/6&quot;;B_PARTITE_2A_FASE_PER_CODICE;5;FALSE())" office:value-type="string" office:string-value="1B" calcext:value-type="string">
            <text:p>1B</text:p>
          </table:table-cell>
          <table:table-cell table:style-name="ce455" table:number-columns-repeated="3"/>
          <table:table-cell table:style-name="ce835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r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3"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1" calcext:value-type="float">
            <text:p>11</text:p>
          </table:table-cell>
          <table:table-cell table:style-name="ce252" table:formula="of:=VLOOKUP([.A15];A_4_INPUT_DATE_E_RISULTATI_GIRONI;8;0)" office:value-type="date" office:date-value="2021-06-08" calcext:value-type="date">
            <text:p>mar 8 giu</text:p>
          </table:table-cell>
          <table:table-cell table:style-name="ce256" table:formula="of:=VLOOKUP([.A15];A_4_INPUT_DATE_E_RISULTATI_GIRONI;9;0)" office:value-type="time" office:time-value="PT09H00M00S" calcext:value-type="time">
            <text:p>09:00</text:p>
          </table:table-cell>
          <table:table-cell table:style-name="ce277" table:formula="of:=VLOOKUP([.A15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15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15];A_4_INPUT_DATE_E_RISULTATI_GIRONI;3;0)" office:value-type="string" office:string-value="C" calcext:value-type="string">
            <text:p>C</text:p>
          </table:table-cell>
          <table:table-cell table:style-name="ce383" table:formula="of:=VLOOKUP([.A1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88" table:formula="of:=VLOOKUP(ROW()-13&amp;RIGHT([.K$13];1);B_CLASSIFICA_GIRONE_C;4;0)" office:value-type="string" office:string-value="Giraffe" calcext:value-type="string">
            <text:p>Giraffe</text:p>
          </table:table-cell>
          <table:table-cell table:style-name="ce422" table:formula="of:=VLOOKUP(ROW()-13&amp;RIGHT([.K$13];1);B_CLASSIFICA_GIRONE_C;5;0)" office:value-type="float" office:value="3" calcext:value-type="float">
            <text:p>3</text:p>
          </table:table-cell>
          <table:table-cell table:style-name="ce450" table:formula="of:=VLOOKUP(ROW()-13&amp;RIGHT([.K$13];1);B_CLASSIFICA_GIRONE_C;6;0)" office:value-type="float" office:value="2" calcext:value-type="float">
            <text:p>2</text:p>
          </table:table-cell>
          <table:table-cell table:style-name="ce450" table:formula="of:=VLOOKUP(ROW()-13&amp;RIGHT([.K$13];1);B_CLASSIFICA_GIRONE_C;7;0)" office:value-type="float" office:value="1" calcext:value-type="float">
            <text:p>1</text:p>
          </table:table-cell>
          <table:table-cell table:style-name="ce450" table:formula="of:=VLOOKUP(ROW()-13&amp;RIGHT([.K$13];1);B_CLASSIFICA_GIRONE_C;8;0)" office:value-type="float" office:value="0" calcext:value-type="float">
            <text:p>0</text:p>
          </table:table-cell>
          <table:table-cell table:style-name="ce450" table:formula="of:=VLOOKUP(ROW()-13&amp;RIGHT([.K$13];1);B_CLASSIFICA_GIRONE_C;9;0)" office:value-type="float" office:value="5" calcext:value-type="float">
            <text:p>5</text:p>
          </table:table-cell>
          <table:table-cell table:style-name="ce450" table:formula="of:=VLOOKUP(ROW()-13&amp;RIGHT([.K$13];1);B_CLASSIFICA_GIRONE_C;10;0)" office:value-type="float" office:value="209" calcext:value-type="float">
            <text:p>209</text:p>
          </table:table-cell>
          <table:table-cell table:style-name="ce551" table:formula="of:=VLOOKUP(ROW()-13&amp;RIGHT([.K$13];1);B_CLASSIFICA_GIRONE_C;11;0)" office:value-type="float" office:value="183" calcext:value-type="float">
            <text:p>183</text:p>
          </table:table-cell>
          <table:table-cell/>
          <table:covered-table-cell table:style-name="ce567"/>
          <table:table-cell table:style-name="ce577" table:formula="of:=VLOOKUP(&quot;1-16/6&quot;;B_PARTITE_2A_FASE_PER_CODICE;8;FALSE())" office:value-type="string" office:string-value="Pitoni" calcext:value-type="string">
            <text:p>Pitoni</text:p>
          </table:table-cell>
          <table:table-cell table:style-name="ce591" table:formula="of:=VLOOKUP(&quot;1-16/6&quot;;B_PARTITE_2A_FASE_PER_CODICE;10;FALSE())" office:value-type="float" office:value="43" calcext:value-type="float">
            <text:p>43</text:p>
          </table:table-cell>
          <table:table-cell table:style-name="ce596" table:formula="of:=VLOOKUP(&quot;1-16/6&quot;;B_PARTITE_2A_FASE_PER_CODICE;6;FALSE())" office:value-type="string" office:string-value="2D" calcext:value-type="string">
            <text:p>2D</text:p>
          </table:table-cell>
          <table:table-cell table:style-name="ce455"/>
          <table:table-cell table:style-name="ce568" office:value-type="string" calcext:value-type="string">
            <text:p>01 Lug <text:s/>h. 21</text:p>
          </table:table-cell>
          <table:table-cell table:style-name="ce455"/>
          <table:table-cell table:style-name="ce835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/>
          <table:table-cell table:style-name="ce700" office:value-type="float" office:value="7.0003" calcext:value-type="float">
            <text:p>7,0003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2" calcext:value-type="float">
            <text:p>12</text:p>
          </table:table-cell>
          <table:table-cell table:style-name="ce252" table:formula="of:=VLOOKUP([.A16];A_4_INPUT_DATE_E_RISULTATI_GIRONI;8;0)" office:value-type="date" office:date-value="2021-06-08" calcext:value-type="date">
            <text:p>mar 8 giu</text:p>
          </table:table-cell>
          <table:table-cell table:style-name="ce256" table:formula="of:=VLOOKUP([.A16];A_4_INPUT_DATE_E_RISULTATI_GIRONI;9;0)" office:value-type="time" office:time-value="PT09H00M00S" calcext:value-type="time">
            <text:p>09:00</text:p>
          </table:table-cell>
          <table:table-cell table:style-name="ce277" table:formula="of:=VLOOKUP([.A16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16];A_4_INPUT_DATE_E_RISULTATI_GIRONI;5;0)" office:value-type="string" office:string-value="Aquile" calcext:value-type="string">
            <text:p>Aquile</text:p>
          </table:table-cell>
          <table:table-cell table:style-name="ce383" table:formula="of:=VLOOKUP([.A16];A_4_INPUT_DATE_E_RISULTATI_GIRONI;3;0)" office:value-type="string" office:string-value="D" calcext:value-type="string">
            <text:p>D</text:p>
          </table:table-cell>
          <table:table-cell table:style-name="ce383" table:formula="of:=VLOOKUP([.A1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89" table:formula="of:=VLOOKUP(ROW()-13&amp;RIGHT([.K$13];1);B_CLASSIFICA_GIRONE_C;4;0)" office:value-type="string" office:string-value="Ippopotami" calcext:value-type="string">
            <text:p>Ippopotami</text:p>
          </table:table-cell>
          <table:table-cell table:style-name="ce423" table:formula="of:=VLOOKUP(ROW()-13&amp;RIGHT([.K$13];1);B_CLASSIFICA_GIRONE_C;5;0)" office:value-type="float" office:value="3" calcext:value-type="float">
            <text:p>3</text:p>
          </table:table-cell>
          <table:table-cell table:style-name="ce451" table:formula="of:=VLOOKUP(ROW()-13&amp;RIGHT([.K$13];1);B_CLASSIFICA_GIRONE_C;6;0)" office:value-type="float" office:value="2" calcext:value-type="float">
            <text:p>2</text:p>
          </table:table-cell>
          <table:table-cell table:style-name="ce487" table:formula="of:=VLOOKUP(ROW()-13&amp;RIGHT([.K$13];1);B_CLASSIFICA_GIRONE_C;7;0)" office:value-type="float" office:value="1" calcext:value-type="float">
            <text:p>1</text:p>
          </table:table-cell>
          <table:table-cell table:style-name="ce518" table:formula="of:=VLOOKUP(ROW()-13&amp;RIGHT([.K$13];1);B_CLASSIFICA_GIRONE_C;8;0)" office:value-type="float" office:value="0" calcext:value-type="float">
            <text:p>0</text:p>
          </table:table-cell>
          <table:table-cell table:style-name="ce518" table:formula="of:=VLOOKUP(ROW()-13&amp;RIGHT([.K$13];1);B_CLASSIFICA_GIRONE_C;9;0)" office:value-type="float" office:value="5" calcext:value-type="float">
            <text:p>5</text:p>
          </table:table-cell>
          <table:table-cell table:style-name="ce518" table:formula="of:=VLOOKUP(ROW()-13&amp;RIGHT([.K$13];1);B_CLASSIFICA_GIRONE_C;10;0)" office:value-type="float" office:value="240" calcext:value-type="float">
            <text:p>240</text:p>
          </table:table-cell>
          <table:table-cell table:style-name="ce552" table:formula="of:=VLOOKUP(ROW()-13&amp;RIGHT([.K$13];1);B_CLASSIFICA_GIRONE_C;11;0)" office:value-type="float" office:value="189" calcext:value-type="float">
            <text:p>189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9"/>
          <table:table-cell table:style-name="ce455"/>
          <table:table-cell table:style-name="ce602" table:formula="of:=[.Y8]+1" office:value-type="float" office:value="70" calcext:value-type="float" table:number-columns-spanned="1" table:number-rows-spanned="2">
            <text:p>70</text:p>
          </table:table-cell>
          <table:table-cell table:style-name="ce604" table:formula="of:=IF([.V14]&amp;[.V15]=&quot;&quot;;&quot;Vincente &quot;&amp;[.T14];IF([.V14]&gt;[.V15];[.U14];[.U15]))" office:value-type="string" office:string-value="Giaguari" calcext:value-type="string">
            <text:p>Giaguari</text:p>
          </table:table-cell>
          <table:table-cell table:style-name="ce611"/>
          <table:table-cell table:style-name="ce618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3" calcext:value-type="float">
            <text:p>13</text:p>
          </table:table-cell>
          <table:table-cell table:style-name="ce252" table:formula="of:=VLOOKUP([.A17];A_4_INPUT_DATE_E_RISULTATI_GIRONI;8;0)" office:value-type="date" office:date-value="2021-06-08" calcext:value-type="date">
            <text:p>mar 8 giu</text:p>
          </table:table-cell>
          <table:table-cell table:style-name="ce256" table:formula="of:=VLOOKUP([.A17];A_4_INPUT_DATE_E_RISULTATI_GIRONI;9;0)" office:value-type="time" office:time-value="PT11H00M00S" calcext:value-type="time">
            <text:p>11:00</text:p>
          </table:table-cell>
          <table:table-cell table:style-name="ce277" table:formula="of:=VLOOKUP([.A17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17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17];A_4_INPUT_DATE_E_RISULTATI_GIRONI;3;0)" office:value-type="string" office:string-value="A" calcext:value-type="string">
            <text:p>A</text:p>
          </table:table-cell>
          <table:table-cell table:style-name="ce383" table:formula="of:=VLOOKUP([.A1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0" table:formula="of:=VLOOKUP(ROW()-13&amp;RIGHT([.K$13];1);B_CLASSIFICA_GIRONE_C;4;0)" office:value-type="string" office:string-value="Iguane" calcext:value-type="string">
            <text:p>Iguane</text:p>
          </table:table-cell>
          <table:table-cell table:style-name="ce424" table:formula="of:=VLOOKUP(ROW()-13&amp;RIGHT([.K$13];1);B_CLASSIFICA_GIRONE_C;5;0)" office:value-type="float" office:value="3" calcext:value-type="float">
            <text:p>3</text:p>
          </table:table-cell>
          <table:table-cell table:style-name="ce452" table:formula="of:=VLOOKUP(ROW()-13&amp;RIGHT([.K$13];1);B_CLASSIFICA_GIRONE_C;6;0)" office:value-type="float" office:value="0" calcext:value-type="float">
            <text:p>0</text:p>
          </table:table-cell>
          <table:table-cell table:style-name="ce490" table:formula="of:=VLOOKUP(ROW()-13&amp;RIGHT([.K$13];1);B_CLASSIFICA_GIRONE_C;7;0)" office:value-type="float" office:value="3" calcext:value-type="float">
            <text:p>3</text:p>
          </table:table-cell>
          <table:table-cell table:style-name="ce523" table:formula="of:=VLOOKUP(ROW()-13&amp;RIGHT([.K$13];1);B_CLASSIFICA_GIRONE_C;8;0)" office:value-type="float" office:value="0" calcext:value-type="float">
            <text:p>0</text:p>
          </table:table-cell>
          <table:table-cell table:style-name="ce523" table:formula="of:=VLOOKUP(ROW()-13&amp;RIGHT([.K$13];1);B_CLASSIFICA_GIRONE_C;9;0)" office:value-type="float" office:value="3" calcext:value-type="float">
            <text:p>3</text:p>
          </table:table-cell>
          <table:table-cell table:style-name="ce523" table:formula="of:=VLOOKUP(ROW()-13&amp;RIGHT([.K$13];1);B_CLASSIFICA_GIRONE_C;10;0)" office:value-type="float" office:value="101" calcext:value-type="float">
            <text:p>101</text:p>
          </table:table-cell>
          <table:table-cell table:style-name="ce553" table:formula="of:=VLOOKUP(ROW()-13&amp;RIGHT([.K$13];1);B_CLASSIFICA_GIRONE_C;11;0)" office:value-type="float" office:value="213" calcext:value-type="float">
            <text:p>213</text:p>
          </table:table-cell>
          <table:table-cell/>
          <table:table-cell table:style-name="ce565" table:formula="of:=TEXT(VLOOKUP([.T18];A_5_INPUT_DATE_E_RISULTATI_2A_FASE;8;FALSE());&quot;GGG G MMM&quot;)&amp;&quot; &quot;&amp;TEXT(VLOOKUP([.T18];A_5_INPUT_DATE_E_RISULTATI_2A_FASE;9;FALSE());&quot;h:mm&quot;)&amp;&quot; (&quot;&amp;VLOOKUP([.T18];A_5_INPUT_DATE_E_RISULTATI_2A_FASE;11;FALSE())&amp;&quot;)&quot;" office:value-type="string" office:string-value="gio 10 giu 11:00 (Cristo Re 2)" calcext:value-type="string" table:number-columns-spanned="3" table:number-rows-spanned="1">
            <text:p>gio 10 giu 11:00 (Cristo Re 2)</text:p>
          </table:table-cell>
          <table:covered-table-cell table:style-name="ce814"/>
          <table:covered-table-cell table:style-name="ce835"/>
          <table:table-cell table:style-name="ce599"/>
          <table:table-cell table:style-name="ce601"/>
          <table:covered-table-cell table:style-name="ce603"/>
          <table:table-cell table:style-name="ce606" table:formula="of:=IF([.V18]&amp;[.V19]=&quot;&quot;;&quot;Vincente &quot;&amp;[.T18];IF([.V18]&gt;[.V19];[.U18];[.U19]))" office:value-type="string" office:string-value="Coccodrilli" calcext:value-type="string">
            <text:p>Coccodrilli</text:p>
          </table:table-cell>
          <table:table-cell table:style-name="ce61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crain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2"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-0.0005" calcext:value-type="float">
            <text:p>-0,0005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4" calcext:value-type="float">
            <text:p>14</text:p>
          </table:table-cell>
          <table:table-cell table:style-name="ce252" table:formula="of:=VLOOKUP([.A18];A_4_INPUT_DATE_E_RISULTATI_GIRONI;8;0)" office:value-type="date" office:date-value="2021-06-08" calcext:value-type="date">
            <text:p>mar 8 giu</text:p>
          </table:table-cell>
          <table:table-cell table:style-name="ce256" table:formula="of:=VLOOKUP([.A18];A_4_INPUT_DATE_E_RISULTATI_GIRONI;9;0)" office:value-type="time" office:time-value="PT11H00M00S" calcext:value-type="time">
            <text:p>11:00</text:p>
          </table:table-cell>
          <table:table-cell table:style-name="ce277" table:formula="of:=VLOOKUP([.A18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18];A_4_INPUT_DATE_E_RISULTATI_GIRONI;5;0)" office:value-type="string" office:string-value="Serval" calcext:value-type="string">
            <text:p>Serval</text:p>
          </table:table-cell>
          <table:table-cell table:style-name="ce383" table:formula="of:=VLOOKUP([.A18];A_4_INPUT_DATE_E_RISULTATI_GIRONI;3;0)" office:value-type="string" office:string-value="B" calcext:value-type="string">
            <text:p>B</text:p>
          </table:table-cell>
          <table:table-cell table:style-name="ce383" table:formula="of:=VLOOKUP([.A1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1" office:value-type="string" calcext:value-type="string">
            <text:p>Girone D</text:p>
          </table:table-cell>
          <table:table-cell table:style-name="ce425" office:value-type="string" calcext:value-type="string">
            <text:p>G</text:p>
          </table:table-cell>
          <table:table-cell table:style-name="ce425" office:value-type="string" calcext:value-type="string">
            <text:p>V</text:p>
          </table:table-cell>
          <table:table-cell table:style-name="ce425" office:value-type="string" calcext:value-type="string">
            <text:p>P</text:p>
          </table:table-cell>
          <table:table-cell table:style-name="ce425" office:value-type="string" calcext:value-type="string">
            <text:p>F</text:p>
          </table:table-cell>
          <table:table-cell table:style-name="ce425" office:value-type="string" calcext:value-type="string">
            <text:p>PC</text:p>
          </table:table-cell>
          <table:table-cell table:style-name="ce425" office:value-type="string" calcext:value-type="string">
            <text:p>PGF</text:p>
          </table:table-cell>
          <table:table-cell table:style-name="ce554" office:value-type="string" calcext:value-type="string">
            <text:p>PGS</text:p>
          </table:table-cell>
          <table:table-cell/>
          <table:table-cell table:style-name="ce566" table:formula="of:=VLOOKUP(&quot;1-16/5&quot;;B_PARTITE_2A_FASE_PER_CODICE;2;FALSE())" office:value-type="float" office:value="54" calcext:value-type="float" table:number-columns-spanned="1" table:number-rows-spanned="2">
            <text:p>54</text:p>
          </table:table-cell>
          <table:table-cell table:style-name="ce575" table:formula="of:=VLOOKUP(&quot;1-16/5&quot;;B_PARTITE_2A_FASE_PER_CODICE;7;FALSE())" office:value-type="string" office:string-value="Coccodrilli" calcext:value-type="string">
            <text:p>Coccodrilli</text:p>
          </table:table-cell>
          <table:table-cell table:style-name="ce590" table:formula="of:=VLOOKUP(&quot;1-16/5&quot;;B_PARTITE_2A_FASE_PER_CODICE;9;FALSE())" office:value-type="float" office:value="67" calcext:value-type="float">
            <text:p>67</text:p>
          </table:table-cell>
          <table:table-cell table:style-name="ce598" table:formula="of:=VLOOKUP(&quot;1-16/5&quot;;B_PARTITE_2A_FASE_PER_CODICE;5;FALSE())" office:value-type="string" office:string-value="1D" calcext:value-type="string">
            <text:p>1D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568" office:value-type="string" calcext:value-type="string">
            <text:p>10 Lug <text:s/>h. 21</text:p>
          </table:table-cell>
          <table:table-cell table:style-name="ce455" table:number-columns-repeated="2"/>
          <table:table-cell table:style-name="ce569" table:number-columns-repeated="13"/>
          <table:table-cell table:style-name="ce455" table:number-columns-repeated="49"/>
          <table:table-cell table:style-name="ce687" office:value-type="string" calcext:value-type="string">
            <text:p>Gruppo D</text:p>
          </table:table-cell>
          <table:table-cell table:style-name="ce702" office:value-type="string" calcext:value-type="string">
            <text:p>G</text:p>
          </table:table-cell>
          <table:table-cell table:style-name="ce687" office:value-type="string" calcext:value-type="string">
            <text:p>V</text:p>
          </table:table-cell>
          <table:table-cell table:style-name="ce687" office:value-type="string" calcext:value-type="string">
            <text:p>N</text:p>
          </table:table-cell>
          <table:table-cell table:style-name="ce687" office:value-type="string" calcext:value-type="string">
            <text:p>P</text:p>
          </table:table-cell>
          <table:table-cell table:style-name="ce687" office:value-type="string" calcext:value-type="string">
            <text:p>GF</text:p>
          </table:table-cell>
          <table:table-cell table:style-name="ce687" office:value-type="string" calcext:value-type="string">
            <text:p>GS</text:p>
          </table:table-cell>
          <table:table-cell table:style-name="ce687"/>
          <table:table-cell table:style-name="ce687" office:value-type="string" calcext:value-type="string">
            <text:p>P.ti</text:p>
          </table:table-cell>
          <table:table-cell table:style-name="ce687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5" calcext:value-type="float">
            <text:p>15</text:p>
          </table:table-cell>
          <table:table-cell table:style-name="ce252" table:formula="of:=VLOOKUP([.A19];A_4_INPUT_DATE_E_RISULTATI_GIRONI;8;0)" office:value-type="date" office:date-value="2021-06-08" calcext:value-type="date">
            <text:p>mar 8 giu</text:p>
          </table:table-cell>
          <table:table-cell table:style-name="ce256" table:formula="of:=VLOOKUP([.A19];A_4_INPUT_DATE_E_RISULTATI_GIRONI;9;0)" office:value-type="time" office:time-value="PT11H00M00S" calcext:value-type="time">
            <text:p>11:00</text:p>
          </table:table-cell>
          <table:table-cell table:style-name="ce277" table:formula="of:=VLOOKUP([.A19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19];A_4_INPUT_DATE_E_RISULTATI_GIRONI;5;0)" office:value-type="string" office:string-value="Iguane" calcext:value-type="string">
            <text:p>Iguane</text:p>
          </table:table-cell>
          <table:table-cell table:style-name="ce383" table:formula="of:=VLOOKUP([.A19];A_4_INPUT_DATE_E_RISULTATI_GIRONI;3;0)" office:value-type="string" office:string-value="C" calcext:value-type="string">
            <text:p>C</text:p>
          </table:table-cell>
          <table:table-cell table:style-name="ce383" table:formula="of:=VLOOKUP([.A1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2" table:formula="of:=VLOOKUP(ROW()-18&amp;RIGHT([.K$18];1);B_CLASSIFICA_GIRONE_D;4;0)" office:value-type="string" office:string-value="Coccodrilli" calcext:value-type="string">
            <text:p>Coccodrilli</text:p>
          </table:table-cell>
          <table:table-cell table:style-name="ce426" table:formula="of:=VLOOKUP(ROW()-18&amp;RIGHT([.K$18];1);B_CLASSIFICA_GIRONE_D;5;0)" office:value-type="float" office:value="3" calcext:value-type="float">
            <text:p>3</text:p>
          </table:table-cell>
          <table:table-cell table:style-name="ce426" table:formula="of:=VLOOKUP(ROW()-18&amp;RIGHT([.K$18];1);B_CLASSIFICA_GIRONE_D;6;0)" office:value-type="float" office:value="2" calcext:value-type="float">
            <text:p>2</text:p>
          </table:table-cell>
          <table:table-cell table:style-name="ce426" table:formula="of:=VLOOKUP(ROW()-18&amp;RIGHT([.K$18];1);B_CLASSIFICA_GIRONE_D;7;0)" office:value-type="float" office:value="1" calcext:value-type="float">
            <text:p>1</text:p>
          </table:table-cell>
          <table:table-cell table:style-name="ce426" table:formula="of:=VLOOKUP(ROW()-18&amp;RIGHT([.K$18];1);B_CLASSIFICA_GIRONE_D;8;0)" office:value-type="float" office:value="0" calcext:value-type="float">
            <text:p>0</text:p>
          </table:table-cell>
          <table:table-cell table:style-name="ce426" table:formula="of:=VLOOKUP(ROW()-18&amp;RIGHT([.K$18];1);B_CLASSIFICA_GIRONE_D;9;0)" office:value-type="float" office:value="5" calcext:value-type="float">
            <text:p>5</text:p>
          </table:table-cell>
          <table:table-cell table:style-name="ce426" table:formula="of:=VLOOKUP(ROW()-18&amp;RIGHT([.K$18];1);B_CLASSIFICA_GIRONE_D;10;0)" office:value-type="float" office:value="179" calcext:value-type="float">
            <text:p>179</text:p>
          </table:table-cell>
          <table:table-cell table:style-name="ce555" table:formula="of:=VLOOKUP(ROW()-18&amp;RIGHT([.K$18];1);B_CLASSIFICA_GIRONE_D;11;0)" office:value-type="float" office:value="169" calcext:value-type="float">
            <text:p>169</text:p>
          </table:table-cell>
          <table:table-cell/>
          <table:covered-table-cell table:style-name="ce567"/>
          <table:table-cell table:style-name="ce578" table:formula="of:=VLOOKUP(&quot;1-16/5&quot;;B_PARTITE_2A_FASE_PER_CODICE;8;FALSE())" office:value-type="string" office:string-value="Puma" calcext:value-type="string">
            <text:p>Puma</text:p>
          </table:table-cell>
          <table:table-cell table:style-name="ce591" table:formula="of:=VLOOKUP(&quot;1-16/5&quot;;B_PARTITE_2A_FASE_PER_CODICE;10;FALSE())" office:value-type="float" office:value="34" calcext:value-type="float">
            <text:p>34</text:p>
          </table:table-cell>
          <table:table-cell table:style-name="ce595" table:formula="of:=VLOOKUP(&quot;1-16/5&quot;;B_PARTITE_2A_FASE_PER_CODICE;6;FALSE())" office:value-type="string" office:string-value="2B" calcext:value-type="string">
            <text:p>2B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/>
          <table:table-cell table:style-name="ce667" table:formula="of:=[.AD28]+1" office:value-type="float" office:value="75" calcext:value-type="float" table:number-columns-spanned="1" table:number-rows-spanned="2">
            <text:p>75</text:p>
          </table:table-cell>
          <table:table-cell table:style-name="ce604" table:formula="of:=IF([.AF12]&amp;[.AF13]=&quot;&quot;;&quot;Vincente &quot;&amp;[.AD12];IF([.AF12]&gt;[.AF13];[.AE12];[.AE13]))" office:value-type="string" office:string-value="Vincente 73" calcext:value-type="string">
            <text:p>Vincente 73</text:p>
          </table:table-cell>
          <table:table-cell table:style-name="ce670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Turch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2.9998" calcext:value-type="float">
            <text:p>2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6" calcext:value-type="float">
            <text:p>16</text:p>
          </table:table-cell>
          <table:table-cell table:style-name="ce252" table:formula="of:=VLOOKUP([.A20];A_4_INPUT_DATE_E_RISULTATI_GIRONI;8;0)" office:value-type="date" office:date-value="2021-06-08" calcext:value-type="date">
            <text:p>mar 8 giu</text:p>
          </table:table-cell>
          <table:table-cell table:style-name="ce256" table:formula="of:=VLOOKUP([.A20];A_4_INPUT_DATE_E_RISULTATI_GIRONI;9;0)" office:value-type="time" office:time-value="PT11H00M00S" calcext:value-type="time">
            <text:p>11:00</text:p>
          </table:table-cell>
          <table:table-cell table:style-name="ce277" table:formula="of:=VLOOKUP([.A20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20];A_4_INPUT_DATE_E_RISULTATI_GIRONI;5;0)" office:value-type="string" office:string-value="Falchi" calcext:value-type="string">
            <text:p>Falchi</text:p>
          </table:table-cell>
          <table:table-cell table:style-name="ce383" table:formula="of:=VLOOKUP([.A20];A_4_INPUT_DATE_E_RISULTATI_GIRONI;3;0)" office:value-type="string" office:string-value="D" calcext:value-type="string">
            <text:p>D</text:p>
          </table:table-cell>
          <table:table-cell table:style-name="ce383" table:formula="of:=VLOOKUP([.A2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3" table:formula="of:=VLOOKUP(ROW()-18&amp;RIGHT([.K$18];1);B_CLASSIFICA_GIRONE_D;4;0)" office:value-type="string" office:string-value="Pitoni" calcext:value-type="string">
            <text:p>Pitoni</text:p>
          </table:table-cell>
          <table:table-cell table:style-name="ce427" table:formula="of:=VLOOKUP(ROW()-18&amp;RIGHT([.K$18];1);B_CLASSIFICA_GIRONE_D;5;0)" office:value-type="float" office:value="3" calcext:value-type="float">
            <text:p>3</text:p>
          </table:table-cell>
          <table:table-cell table:style-name="ce453" table:formula="of:=VLOOKUP(ROW()-18&amp;RIGHT([.K$18];1);B_CLASSIFICA_GIRONE_D;6;0)" office:value-type="float" office:value="2" calcext:value-type="float">
            <text:p>2</text:p>
          </table:table-cell>
          <table:table-cell table:style-name="ce453" table:formula="of:=VLOOKUP(ROW()-18&amp;RIGHT([.K$18];1);B_CLASSIFICA_GIRONE_D;7;0)" office:value-type="float" office:value="1" calcext:value-type="float">
            <text:p>1</text:p>
          </table:table-cell>
          <table:table-cell table:style-name="ce453" table:formula="of:=VLOOKUP(ROW()-18&amp;RIGHT([.K$18];1);B_CLASSIFICA_GIRONE_D;8;0)" office:value-type="float" office:value="0" calcext:value-type="float">
            <text:p>0</text:p>
          </table:table-cell>
          <table:table-cell table:style-name="ce453" table:formula="of:=VLOOKUP(ROW()-18&amp;RIGHT([.K$18];1);B_CLASSIFICA_GIRONE_D;9;0)" office:value-type="float" office:value="5" calcext:value-type="float">
            <text:p>5</text:p>
          </table:table-cell>
          <table:table-cell table:style-name="ce453" table:formula="of:=VLOOKUP(ROW()-18&amp;RIGHT([.K$18];1);B_CLASSIFICA_GIRONE_D;10;0)" office:value-type="float" office:value="194" calcext:value-type="float">
            <text:p>194</text:p>
          </table:table-cell>
          <table:table-cell table:style-name="ce556" table:formula="of:=VLOOKUP(ROW()-18&amp;RIGHT([.K$18];1);B_CLASSIFICA_GIRONE_D;11;0)" office:value-type="float" office:value="168" calcext:value-type="float">
            <text:p>168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601"/>
          <table:covered-table-cell table:style-name="ce668"/>
          <table:table-cell table:style-name="ce669" table:formula="of:=IF([.AF28]&amp;[.AF29]=&quot;&quot;;&quot;Vincente &quot;&amp;[.AD28];IF([.AF28]&gt;[.AF29];[.AE28];[.AE29]))" office:value-type="string" office:string-value="Vincente 74" calcext:value-type="string">
            <text:p>Vincente 74</text:p>
          </table:table-cell>
          <table:table-cell table:style-name="ce671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Croaz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5" calcext:value-type="float">
            <text:p>5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7.0002" calcext:value-type="float">
            <text:p>7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7" calcext:value-type="float">
            <text:p>17</text:p>
          </table:table-cell>
          <table:table-cell table:style-name="ce252" table:formula="of:=VLOOKUP([.A21];A_4_INPUT_DATE_E_RISULTATI_GIRONI;8;0)" office:value-type="date" office:date-value="2021-06-08" calcext:value-type="date">
            <text:p>mar 8 giu</text:p>
          </table:table-cell>
          <table:table-cell table:style-name="ce256" table:formula="of:=VLOOKUP([.A21];A_4_INPUT_DATE_E_RISULTATI_GIRONI;9;0)" office:value-type="time" office:time-value="PT15H30M00S" calcext:value-type="time">
            <text:p>15:30</text:p>
          </table:table-cell>
          <table:table-cell table:style-name="ce277" table:formula="of:=VLOOKUP([.A21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21];A_4_INPUT_DATE_E_RISULTATI_GIRONI;5;0)" office:value-type="string" office:string-value="Bufali" calcext:value-type="string">
            <text:p>Bufali</text:p>
          </table:table-cell>
          <table:table-cell table:style-name="ce383" table:formula="of:=VLOOKUP([.A21];A_4_INPUT_DATE_E_RISULTATI_GIRONI;3;0)" office:value-type="string" office:string-value="E" calcext:value-type="string">
            <text:p>E</text:p>
          </table:table-cell>
          <table:table-cell table:style-name="ce383" table:formula="of:=VLOOKUP([.A2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4" table:formula="of:=VLOOKUP(ROW()-18&amp;RIGHT([.K$18];1);B_CLASSIFICA_GIRONE_D;4;0)" office:value-type="string" office:string-value="Aquile" calcext:value-type="string">
            <text:p>Aquile</text:p>
          </table:table-cell>
          <table:table-cell table:style-name="ce428" table:formula="of:=VLOOKUP(ROW()-18&amp;RIGHT([.K$18];1);B_CLASSIFICA_GIRONE_D;5;0)" office:value-type="float" office:value="3" calcext:value-type="float">
            <text:p>3</text:p>
          </table:table-cell>
          <table:table-cell table:style-name="ce456" table:formula="of:=VLOOKUP(ROW()-18&amp;RIGHT([.K$18];1);B_CLASSIFICA_GIRONE_D;6;0)" office:value-type="float" office:value="2" calcext:value-type="float">
            <text:p>2</text:p>
          </table:table-cell>
          <table:table-cell table:style-name="ce491" table:formula="of:=VLOOKUP(ROW()-18&amp;RIGHT([.K$18];1);B_CLASSIFICA_GIRONE_D;7;0)" office:value-type="float" office:value="1" calcext:value-type="float">
            <text:p>1</text:p>
          </table:table-cell>
          <table:table-cell table:style-name="ce525" table:formula="of:=VLOOKUP(ROW()-18&amp;RIGHT([.K$18];1);B_CLASSIFICA_GIRONE_D;8;0)" office:value-type="float" office:value="0" calcext:value-type="float">
            <text:p>0</text:p>
          </table:table-cell>
          <table:table-cell table:style-name="ce525" table:formula="of:=VLOOKUP(ROW()-18&amp;RIGHT([.K$18];1);B_CLASSIFICA_GIRONE_D;9;0)" office:value-type="float" office:value="5" calcext:value-type="float">
            <text:p>5</text:p>
          </table:table-cell>
          <table:table-cell table:style-name="ce525" table:formula="of:=VLOOKUP(ROW()-18&amp;RIGHT([.K$18];1);B_CLASSIFICA_GIRONE_D;10;0)" office:value-type="float" office:value="126" calcext:value-type="float">
            <text:p>126</text:p>
          </table:table-cell>
          <table:table-cell table:style-name="ce557" table:formula="of:=VLOOKUP(ROW()-18&amp;RIGHT([.K$18];1);B_CLASSIFICA_GIRONE_D;11;0)" office:value-type="float" office:value="106" calcext:value-type="float">
            <text:p>106</text:p>
          </table:table-cell>
          <table:table-cell/>
          <table:table-cell table:style-name="ce565" table:formula="of:=TEXT(VLOOKUP([.T22];A_5_INPUT_DATE_E_RISULTATI_2A_FASE;8;FALSE());&quot;GGG G MMM&quot;)&amp;&quot; &quot;&amp;TEXT(VLOOKUP([.T22];A_5_INPUT_DATE_E_RISULTATI_2A_FASE;9;FALSE());&quot;h:mm&quot;)&amp;&quot; (&quot;&amp;VLOOKUP([.T22];A_5_INPUT_DATE_E_RISULTATI_2A_FASE;11;FALSE())&amp;&quot;)&quot;" office:value-type="string" office:string-value="gio 10 giu 15:30 (Cristo Re 1)" calcext:value-type="string" table:number-columns-spanned="3" table:number-rows-spanned="1">
            <text:p>gio 10 giu 15:30 (Cristo Re 1)</text:p>
          </table:table-cell>
          <table:covered-table-cell table:style-name="ce814"/>
          <table:covered-table-cell table:style-name="ce733"/>
          <table:table-cell table:style-name="ce595"/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pagn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5" calcext:value-type="float">
            <text:p>5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3" calcext:value-type="float">
            <text:p>6</text:p>
          </table:table-cell>
          <table:table-cell table:style-name="ce704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8" calcext:value-type="float">
            <text:p>18</text:p>
          </table:table-cell>
          <table:table-cell table:style-name="ce252" table:formula="of:=VLOOKUP([.A22];A_4_INPUT_DATE_E_RISULTATI_GIRONI;8;0)" office:value-type="date" office:date-value="2021-06-08" calcext:value-type="date">
            <text:p>mar 8 giu</text:p>
          </table:table-cell>
          <table:table-cell table:style-name="ce256" table:formula="of:=VLOOKUP([.A22];A_4_INPUT_DATE_E_RISULTATI_GIRONI;9;0)" office:value-type="time" office:time-value="PT15H30M00S" calcext:value-type="time">
            <text:p>15:30</text:p>
          </table:table-cell>
          <table:table-cell table:style-name="ce277" table:formula="of:=VLOOKUP([.A22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22];A_4_INPUT_DATE_E_RISULTATI_GIRONI;5;0)" office:value-type="string" office:string-value="Gabbiani" calcext:value-type="string">
            <text:p>Gabbiani</text:p>
          </table:table-cell>
          <table:table-cell table:style-name="ce383" table:formula="of:=VLOOKUP([.A22];A_4_INPUT_DATE_E_RISULTATI_GIRONI;3;0)" office:value-type="string" office:string-value="F" calcext:value-type="string">
            <text:p>F</text:p>
          </table:table-cell>
          <table:table-cell table:style-name="ce383" table:formula="of:=VLOOKUP([.A2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5" table:formula="of:=VLOOKUP(ROW()-18&amp;RIGHT([.K$18];1);B_CLASSIFICA_GIRONE_D;4;0)" office:value-type="string" office:string-value="Falchi" calcext:value-type="string">
            <text:p>Falchi</text:p>
          </table:table-cell>
          <table:table-cell table:style-name="ce429" table:formula="of:=VLOOKUP(ROW()-18&amp;RIGHT([.K$18];1);B_CLASSIFICA_GIRONE_D;5;0)" office:value-type="float" office:value="3" calcext:value-type="float">
            <text:p>3</text:p>
          </table:table-cell>
          <table:table-cell table:style-name="ce457" table:formula="of:=VLOOKUP(ROW()-18&amp;RIGHT([.K$18];1);B_CLASSIFICA_GIRONE_D;6;0)" office:value-type="float" office:value="0" calcext:value-type="float">
            <text:p>0</text:p>
          </table:table-cell>
          <table:table-cell table:style-name="ce492" table:formula="of:=VLOOKUP(ROW()-18&amp;RIGHT([.K$18];1);B_CLASSIFICA_GIRONE_D;7;0)" office:value-type="float" office:value="3" calcext:value-type="float">
            <text:p>3</text:p>
          </table:table-cell>
          <table:table-cell table:style-name="ce526" table:formula="of:=VLOOKUP(ROW()-18&amp;RIGHT([.K$18];1);B_CLASSIFICA_GIRONE_D;8;0)" office:value-type="float" office:value="0" calcext:value-type="float">
            <text:p>0</text:p>
          </table:table-cell>
          <table:table-cell table:style-name="ce526" table:formula="of:=VLOOKUP(ROW()-18&amp;RIGHT([.K$18];1);B_CLASSIFICA_GIRONE_D;9;0)" office:value-type="float" office:value="3" calcext:value-type="float">
            <text:p>3</text:p>
          </table:table-cell>
          <table:table-cell table:style-name="ce526" table:formula="of:=VLOOKUP(ROW()-18&amp;RIGHT([.K$18];1);B_CLASSIFICA_GIRONE_D;10;0)" office:value-type="float" office:value="153" calcext:value-type="float">
            <text:p>153</text:p>
          </table:table-cell>
          <table:table-cell table:style-name="ce558" table:formula="of:=VLOOKUP(ROW()-18&amp;RIGHT([.K$18];1);B_CLASSIFICA_GIRONE_D;11;0)" office:value-type="float" office:value="209" calcext:value-type="float">
            <text:p>209</text:p>
          </table:table-cell>
          <table:table-cell/>
          <table:table-cell table:style-name="ce566" table:formula="of:=VLOOKUP(&quot;1-16/4&quot;;B_PARTITE_2A_FASE_PER_CODICE;2;FALSE())" office:value-type="float" office:value="57" calcext:value-type="float" table:number-columns-spanned="1" table:number-rows-spanned="2">
            <text:p>57</text:p>
          </table:table-cell>
          <table:table-cell table:style-name="ce575" table:formula="of:=VLOOKUP(&quot;1-16/4&quot;;B_PARTITE_2A_FASE_PER_CODICE;7;FALSE())" office:value-type="string" office:string-value="Bisonti" calcext:value-type="string">
            <text:p>Bisonti</text:p>
          </table:table-cell>
          <table:table-cell table:style-name="ce590" table:formula="of:=VLOOKUP(&quot;1-16/4&quot;;B_PARTITE_2A_FASE_PER_CODICE;9;FALSE())" office:value-type="float" office:value="58" calcext:value-type="float">
            <text:p>58</text:p>
          </table:table-cell>
          <table:table-cell table:style-name="ce595" table:formula="of:=VLOOKUP(&quot;1-16/4&quot;;B_PARTITE_2A_FASE_PER_CODICE;5;FALSE())" office:value-type="string" office:string-value="1E" calcext:value-type="string">
            <text:p>1E</text:p>
          </table:table-cell>
          <table:table-cell table:style-name="ce455" table:number-columns-repeated="3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Cec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number-columns-repeated="2" table:style-name="ce700" office:value-type="float" office:value="2" calcext:value-type="float">
            <text:p>2</text:p>
          </table:table-cell>
          <table:table-cell table:style-name="ce700" office:value-type="float" office:value="5" calcext:value-type="float">
            <text:p>5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19" calcext:value-type="float">
            <text:p>19</text:p>
          </table:table-cell>
          <table:table-cell table:style-name="ce252" table:formula="of:=VLOOKUP([.A23];A_4_INPUT_DATE_E_RISULTATI_GIRONI;8;0)" office:value-type="date" office:date-value="2021-06-08" calcext:value-type="date">
            <text:p>mar 8 giu</text:p>
          </table:table-cell>
          <table:table-cell table:style-name="ce256" table:formula="of:=VLOOKUP([.A23];A_4_INPUT_DATE_E_RISULTATI_GIRONI;9;0)" office:value-type="time" office:time-value="PT15H30M00S" calcext:value-type="time">
            <text:p>15:30</text:p>
          </table:table-cell>
          <table:table-cell table:style-name="ce277" table:formula="of:=VLOOKUP([.A23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23];A_4_INPUT_DATE_E_RISULTATI_GIRONI;5;0)" office:value-type="string" office:string-value="Gorilla" calcext:value-type="string">
            <text:p>Gorilla</text:p>
          </table:table-cell>
          <table:table-cell table:style-name="ce383" table:formula="of:=VLOOKUP([.A23];A_4_INPUT_DATE_E_RISULTATI_GIRONI;3;0)" office:value-type="string" office:string-value="G" calcext:value-type="string">
            <text:p>G</text:p>
          </table:table-cell>
          <table:table-cell table:style-name="ce383" table:formula="of:=VLOOKUP([.A23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396" office:value-type="string" calcext:value-type="string">
            <text:p>Girone E</text:p>
          </table:table-cell>
          <table:table-cell table:style-name="ce430" office:value-type="string" calcext:value-type="string">
            <text:p>G</text:p>
          </table:table-cell>
          <table:table-cell table:style-name="ce458" office:value-type="string" calcext:value-type="string">
            <text:p>V</text:p>
          </table:table-cell>
          <table:table-cell table:style-name="ce458" office:value-type="string" calcext:value-type="string">
            <text:p>P</text:p>
          </table:table-cell>
          <table:table-cell table:style-name="ce458" office:value-type="string" calcext:value-type="string">
            <text:p>F</text:p>
          </table:table-cell>
          <table:table-cell table:style-name="ce458" office:value-type="string" calcext:value-type="string">
            <text:p>PC</text:p>
          </table:table-cell>
          <table:table-cell table:style-name="ce458" office:value-type="string" calcext:value-type="string">
            <text:p>PGF</text:p>
          </table:table-cell>
          <table:table-cell table:style-name="ce559" office:value-type="string" calcext:value-type="string">
            <text:p>PGS</text:p>
          </table:table-cell>
          <table:table-cell/>
          <table:covered-table-cell table:style-name="ce567"/>
          <table:table-cell table:style-name="ce579" table:formula="of:=VLOOKUP(&quot;1-16/4&quot;;B_PARTITE_2A_FASE_PER_CODICE;8;FALSE())" office:value-type="string" office:string-value="Gorilla" calcext:value-type="string">
            <text:p>Gorilla</text:p>
          </table:table-cell>
          <table:table-cell table:style-name="ce591" table:formula="of:=VLOOKUP(&quot;1-16/4&quot;;B_PARTITE_2A_FASE_PER_CODICE;10;FALSE())" office:value-type="float" office:value="39" calcext:value-type="float">
            <text:p>39</text:p>
          </table:table-cell>
          <table:table-cell table:style-name="ce596" table:formula="of:=VLOOKUP(&quot;1-16/4&quot;;B_PARTITE_2A_FASE_PER_CODICE;6;FALSE())" office:value-type="string" office:string-value="2G" calcext:value-type="string">
            <text:p>2G</text:p>
          </table:table-cell>
          <table:table-cell table:style-name="ce455"/>
          <table:table-cell table:style-name="ce568" office:value-type="string" calcext:value-type="string">
            <text:p>02 Lug <text:s/>h. 21</text:p>
          </table:table-cell>
          <table:table-cell table:style-name="ce455"/>
          <table:table-cell table:style-name="ce592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88" office:value-type="string" calcext:value-type="string">
            <text:p>Gruppo E</text:p>
          </table:table-cell>
          <table:table-cell table:style-name="ce703" office:value-type="string" calcext:value-type="string">
            <text:p>G</text:p>
          </table:table-cell>
          <table:table-cell table:style-name="ce688" office:value-type="string" calcext:value-type="string">
            <text:p>V</text:p>
          </table:table-cell>
          <table:table-cell table:style-name="ce688" office:value-type="string" calcext:value-type="string">
            <text:p>N</text:p>
          </table:table-cell>
          <table:table-cell table:style-name="ce688" office:value-type="string" calcext:value-type="string">
            <text:p>P</text:p>
          </table:table-cell>
          <table:table-cell table:style-name="ce688" office:value-type="string" calcext:value-type="string">
            <text:p>GF</text:p>
          </table:table-cell>
          <table:table-cell table:style-name="ce688" office:value-type="string" calcext:value-type="string">
            <text:p>GS</text:p>
          </table:table-cell>
          <table:table-cell table:style-name="ce688"/>
          <table:table-cell table:style-name="ce688" office:value-type="string" calcext:value-type="string">
            <text:p>P.ti</text:p>
          </table:table-cell>
          <table:table-cell table:style-name="ce688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0" calcext:value-type="float">
            <text:p>20</text:p>
          </table:table-cell>
          <table:table-cell table:style-name="ce252" table:formula="of:=VLOOKUP([.A24];A_4_INPUT_DATE_E_RISULTATI_GIRONI;8;0)" office:value-type="date" office:date-value="2021-06-08" calcext:value-type="date">
            <text:p>mar 8 giu</text:p>
          </table:table-cell>
          <table:table-cell table:style-name="ce256" table:formula="of:=VLOOKUP([.A24];A_4_INPUT_DATE_E_RISULTATI_GIRONI;9;0)" office:value-type="time" office:time-value="PT15H30M00S" calcext:value-type="time">
            <text:p>15:30</text:p>
          </table:table-cell>
          <table:table-cell table:style-name="ce277" table:formula="of:=VLOOKUP([.A24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24];A_4_INPUT_DATE_E_RISULTATI_GIRONI;5;0)" office:value-type="string" office:string-value="Scorpioni" calcext:value-type="string">
            <text:p>Scorpioni</text:p>
          </table:table-cell>
          <table:table-cell table:style-name="ce383" table:formula="of:=VLOOKUP([.A24];A_4_INPUT_DATE_E_RISULTATI_GIRONI;3;0)" office:value-type="string" office:string-value="H" calcext:value-type="string">
            <text:p>H</text:p>
          </table:table-cell>
          <table:table-cell table:style-name="ce383" table:formula="of:=VLOOKUP([.A24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397" table:formula="of:=VLOOKUP(ROW()-23&amp;RIGHT([.K$23];1);B_CLASSIFICA_GIRONE_E;4;0)" office:value-type="string" office:string-value="Bisonti" calcext:value-type="string">
            <text:p>Bisonti</text:p>
          </table:table-cell>
          <table:table-cell table:style-name="ce431" table:formula="of:=VLOOKUP(ROW()-23&amp;RIGHT([.K$23];1);B_CLASSIFICA_GIRONE_E;5;0)" office:value-type="float" office:value="3" calcext:value-type="float">
            <text:p>3</text:p>
          </table:table-cell>
          <table:table-cell table:style-name="ce431" table:formula="of:=VLOOKUP(ROW()-23&amp;RIGHT([.K$23];1);B_CLASSIFICA_GIRONE_E;6;0)" office:value-type="float" office:value="2" calcext:value-type="float">
            <text:p>2</text:p>
          </table:table-cell>
          <table:table-cell table:style-name="ce431" table:formula="of:=VLOOKUP(ROW()-23&amp;RIGHT([.K$23];1);B_CLASSIFICA_GIRONE_E;7;0)" office:value-type="float" office:value="1" calcext:value-type="float">
            <text:p>1</text:p>
          </table:table-cell>
          <table:table-cell table:style-name="ce431" table:formula="of:=VLOOKUP(ROW()-23&amp;RIGHT([.K$23];1);B_CLASSIFICA_GIRONE_E;8;0)" office:value-type="float" office:value="0" calcext:value-type="float">
            <text:p>0</text:p>
          </table:table-cell>
          <table:table-cell table:style-name="ce431" table:formula="of:=VLOOKUP(ROW()-23&amp;RIGHT([.K$23];1);B_CLASSIFICA_GIRONE_E;9;0)" office:value-type="float" office:value="5" calcext:value-type="float">
            <text:p>5</text:p>
          </table:table-cell>
          <table:table-cell table:style-name="ce431" table:formula="of:=VLOOKUP(ROW()-23&amp;RIGHT([.K$23];1);B_CLASSIFICA_GIRONE_E;10;0)" office:value-type="float" office:value="103" calcext:value-type="float">
            <text:p>103</text:p>
          </table:table-cell>
          <table:table-cell table:style-name="ce56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9"/>
          <table:table-cell table:style-name="ce455"/>
          <table:table-cell table:style-name="ce602" table:formula="of:=[.Y16]+1" office:value-type="float" office:value="71" calcext:value-type="float" table:number-columns-spanned="1" table:number-rows-spanned="2">
            <text:p>71</text:p>
          </table:table-cell>
          <table:table-cell table:style-name="ce604" table:formula="of:=IF([.V22]&amp;[.V23]=&quot;&quot;;&quot;Vincente &quot;&amp;[.T22];IF([.V22]&gt;[.V23];[.U22];[.U23]))" office:value-type="string" office:string-value="Bisonti" calcext:value-type="string">
            <text:p>Bisonti</text:p>
          </table:table-cell>
          <table:table-cell table:style-name="ce613"/>
          <table:table-cell table:style-name="ce455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tal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1" calcext:value-type="float">
            <text:p>21</text:p>
          </table:table-cell>
          <table:table-cell table:style-name="ce252" table:formula="of:=VLOOKUP([.A25];A_4_INPUT_DATE_E_RISULTATI_GIRONI;8;0)" office:value-type="date" office:date-value="2021-06-08" calcext:value-type="date">
            <text:p>mar 8 giu</text:p>
          </table:table-cell>
          <table:table-cell table:style-name="ce256" table:formula="of:=VLOOKUP([.A25];A_4_INPUT_DATE_E_RISULTATI_GIRONI;9;0)" office:value-type="time" office:time-value="PT17H00M00S" calcext:value-type="time">
            <text:p>17:00</text:p>
          </table:table-cell>
          <table:table-cell table:style-name="ce277" table:formula="of:=VLOOKUP([.A25];A_4_INPUT_DATE_E_RISULTATI_GIRONI;4;0)" office:value-type="string" office:string-value="Cervi" calcext:value-type="string">
            <text:p>Cervi</text:p>
          </table:table-cell>
          <table:table-cell table:style-name="ce262" table:number-columns-repeated="2"/>
          <table:table-cell table:style-name="ce281" table:formula="of:=VLOOKUP([.A2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25];A_4_INPUT_DATE_E_RISULTATI_GIRONI;3;0)" office:value-type="string" office:string-value="E" calcext:value-type="string">
            <text:p>E</text:p>
          </table:table-cell>
          <table:table-cell table:style-name="ce383" table:formula="of:=VLOOKUP([.A25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398" table:formula="of:=VLOOKUP(ROW()-23&amp;RIGHT([.K$23];1);B_CLASSIFICA_GIRONE_E;4;0)" office:value-type="string" office:string-value="Bufali" calcext:value-type="string">
            <text:p>Bufali</text:p>
          </table:table-cell>
          <table:table-cell table:style-name="ce432" table:formula="of:=VLOOKUP(ROW()-23&amp;RIGHT([.K$23];1);B_CLASSIFICA_GIRONE_E;5;0)" office:value-type="float" office:value="3" calcext:value-type="float">
            <text:p>3</text:p>
          </table:table-cell>
          <table:table-cell table:style-name="ce459" table:formula="of:=VLOOKUP(ROW()-23&amp;RIGHT([.K$23];1);B_CLASSIFICA_GIRONE_E;6;0)" office:value-type="float" office:value="2" calcext:value-type="float">
            <text:p>2</text:p>
          </table:table-cell>
          <table:table-cell table:style-name="ce459" table:formula="of:=VLOOKUP(ROW()-23&amp;RIGHT([.K$23];1);B_CLASSIFICA_GIRONE_E;7;0)" office:value-type="float" office:value="1" calcext:value-type="float">
            <text:p>1</text:p>
          </table:table-cell>
          <table:table-cell table:style-name="ce459" table:formula="of:=VLOOKUP(ROW()-23&amp;RIGHT([.K$23];1);B_CLASSIFICA_GIRONE_E;8;0)" office:value-type="float" office:value="0" calcext:value-type="float">
            <text:p>0</text:p>
          </table:table-cell>
          <table:table-cell table:style-name="ce459" table:formula="of:=VLOOKUP(ROW()-23&amp;RIGHT([.K$23];1);B_CLASSIFICA_GIRONE_E;9;0)" office:value-type="float" office:value="5" calcext:value-type="float">
            <text:p>5</text:p>
          </table:table-cell>
          <table:table-cell table:style-name="ce459" table:formula="of:=VLOOKUP(ROW()-23&amp;RIGHT([.K$23];1);B_CLASSIFICA_GIRONE_E;10;0)" office:value-type="float" office:value="102" calcext:value-type="float">
            <text:p>102</text:p>
          </table:table-cell>
          <table:table-cell table:style-name="ce570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5" table:formula="of:=TEXT(VLOOKUP([.T26];A_5_INPUT_DATE_E_RISULTATI_2A_FASE;8;FALSE());&quot;GGG G MMM&quot;)&amp;&quot; &quot;&amp;TEXT(VLOOKUP([.T26];A_5_INPUT_DATE_E_RISULTATI_2A_FASE;9;FALSE());&quot;h:mm&quot;)&amp;&quot; (&quot;&amp;VLOOKUP([.T26];A_5_INPUT_DATE_E_RISULTATI_2A_FASE;11;FALSE())&amp;&quot;)&quot;" office:value-type="string" office:string-value="gio 10 giu 15:30 (Cristo Re 2)" calcext:value-type="string" table:number-columns-spanned="3" table:number-rows-spanned="1">
            <text:p>gio 10 giu 15:30 (Cristo Re 2)</text:p>
          </table:table-cell>
          <table:covered-table-cell table:style-name="ce814"/>
          <table:covered-table-cell table:style-name="ce835"/>
          <table:table-cell table:style-name="ce599"/>
          <table:table-cell table:style-name="ce601"/>
          <table:covered-table-cell table:style-name="ce603"/>
          <table:table-cell table:style-name="ce607" table:formula="of:=IF([.V26]&amp;[.V27]=&quot;&quot;;&quot;Vincente &quot;&amp;[.T26];IF([.V26]&gt;[.V27];[.U26];[.U27]))" office:value-type="string" office:string-value="Istrici" calcext:value-type="string">
            <text:p>Istrici</text:p>
          </table:table-cell>
          <table:table-cell table:style-name="ce614"/>
          <table:table-cell table:style-name="ce61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672" table:number-columns-repeated="13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2" calcext:value-type="float">
            <text:p>2</text:p>
          </table:table-cell>
          <table:table-cell table:style-name="ce700"/>
          <table:table-cell table:style-name="ce700" office:value-type="float" office:value="6.0002" calcext:value-type="float">
            <text:p>6,0002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2" calcext:value-type="float">
            <text:p>22</text:p>
          </table:table-cell>
          <table:table-cell table:style-name="ce252" table:formula="of:=VLOOKUP([.A26];A_4_INPUT_DATE_E_RISULTATI_GIRONI;8;0)" office:value-type="date" office:date-value="2021-06-08" calcext:value-type="date">
            <text:p>mar 8 giu</text:p>
          </table:table-cell>
          <table:table-cell table:style-name="ce256" table:formula="of:=VLOOKUP([.A26];A_4_INPUT_DATE_E_RISULTATI_GIRONI;9;0)" office:value-type="time" office:time-value="PT17H00M00S" calcext:value-type="time">
            <text:p>17:00</text:p>
          </table:table-cell>
          <table:table-cell table:style-name="ce277" table:formula="of:=VLOOKUP([.A26];A_4_INPUT_DATE_E_RISULTATI_GIRONI;4;0)" office:value-type="string" office:string-value="Delfini" calcext:value-type="string">
            <text:p>Delfini</text:p>
          </table:table-cell>
          <table:table-cell table:style-name="ce262" table:number-columns-repeated="2"/>
          <table:table-cell table:style-name="ce281" table:formula="of:=VLOOKUP([.A2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26];A_4_INPUT_DATE_E_RISULTATI_GIRONI;3;0)" office:value-type="string" office:string-value="F" calcext:value-type="string">
            <text:p>F</text:p>
          </table:table-cell>
          <table:table-cell table:style-name="ce383" table:formula="of:=VLOOKUP([.A26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399" table:formula="of:=VLOOKUP(ROW()-23&amp;RIGHT([.K$23];1);B_CLASSIFICA_GIRONE_E;4;0)" office:value-type="string" office:string-value="Cervi" calcext:value-type="string">
            <text:p>Cervi</text:p>
          </table:table-cell>
          <table:table-cell table:style-name="ce433" table:formula="of:=VLOOKUP(ROW()-23&amp;RIGHT([.K$23];1);B_CLASSIFICA_GIRONE_E;5;0)" office:value-type="float" office:value="3" calcext:value-type="float">
            <text:p>3</text:p>
          </table:table-cell>
          <table:table-cell table:style-name="ce464" table:formula="of:=VLOOKUP(ROW()-23&amp;RIGHT([.K$23];1);B_CLASSIFICA_GIRONE_E;6;0)" office:value-type="float" office:value="2" calcext:value-type="float">
            <text:p>2</text:p>
          </table:table-cell>
          <table:table-cell table:style-name="ce495" table:formula="of:=VLOOKUP(ROW()-23&amp;RIGHT([.K$23];1);B_CLASSIFICA_GIRONE_E;7;0)" office:value-type="float" office:value="1" calcext:value-type="float">
            <text:p>1</text:p>
          </table:table-cell>
          <table:table-cell table:style-name="ce528" table:formula="of:=VLOOKUP(ROW()-23&amp;RIGHT([.K$23];1);B_CLASSIFICA_GIRONE_E;8;0)" office:value-type="float" office:value="0" calcext:value-type="float">
            <text:p>0</text:p>
          </table:table-cell>
          <table:table-cell table:style-name="ce528" table:formula="of:=VLOOKUP(ROW()-23&amp;RIGHT([.K$23];1);B_CLASSIFICA_GIRONE_E;9;0)" office:value-type="float" office:value="5" calcext:value-type="float">
            <text:p>5</text:p>
          </table:table-cell>
          <table:table-cell table:style-name="ce528" table:formula="of:=VLOOKUP(ROW()-23&amp;RIGHT([.K$23];1);B_CLASSIFICA_GIRONE_E;10;0)" office:value-type="float" office:value="101" calcext:value-type="float">
            <text:p>101</text:p>
          </table:table-cell>
          <table:table-cell table:style-name="ce586" table:formula="of:=VLOOKUP(ROW()-23&amp;RIGHT([.K$23];1);B_CLASSIFICA_GIRONE_E;11;0)" office:value-type="float" office:value="100" calcext:value-type="float">
            <text:p>100</text:p>
          </table:table-cell>
          <table:table-cell/>
          <table:table-cell table:style-name="ce566" table:formula="of:=VLOOKUP(&quot;1-16/3&quot;;B_PARTITE_2A_FASE_PER_CODICE;2;FALSE())" office:value-type="float" office:value="58" calcext:value-type="float" table:number-columns-spanned="1" table:number-rows-spanned="2">
            <text:p>58</text:p>
          </table:table-cell>
          <table:table-cell table:style-name="ce580" table:formula="of:=VLOOKUP(&quot;1-16/3&quot;;B_PARTITE_2A_FASE_PER_CODICE;7;FALSE())" office:value-type="string" office:string-value="Istrici" calcext:value-type="string">
            <text:p>Istrici</text:p>
          </table:table-cell>
          <table:table-cell table:style-name="ce590" table:formula="of:=VLOOKUP(&quot;1-16/3&quot;;B_PARTITE_2A_FASE_PER_CODICE;9;FALSE())" office:value-type="float" office:value="64" calcext:value-type="float">
            <text:p>64</text:p>
          </table:table-cell>
          <table:table-cell table:style-name="ce598" table:formula="of:=VLOOKUP(&quot;1-16/3&quot;;B_PARTITE_2A_FASE_PER_CODICE;5;FALSE())" office:value-type="string" office:string-value="1G" calcext:value-type="string">
            <text:p>1G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455" table:number-columns-repeated="2"/>
          <table:table-cell table:style-name="ce592"/>
          <table:table-cell table:style-name="ce597"/>
          <table:table-cell table:style-name="ce455" table:number-columns-repeated="4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ez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3" calcext:value-type="float">
            <text:p>3</text:p>
          </table:table-cell>
          <table:table-cell table:style-name="ce704"/>
          <table:table-cell table:style-name="ce704" office:value-type="float" office:value="0.9998" calcext:value-type="float">
            <text:p>1</text:p>
          </table:table-cell>
          <table:table-cell table:style-name="ce704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3" calcext:value-type="float">
            <text:p>23</text:p>
          </table:table-cell>
          <table:table-cell table:style-name="ce252" table:formula="of:=VLOOKUP([.A27];A_4_INPUT_DATE_E_RISULTATI_GIRONI;8;0)" office:value-type="date" office:date-value="2021-06-08" calcext:value-type="date">
            <text:p>mar 8 giu</text:p>
          </table:table-cell>
          <table:table-cell table:style-name="ce256" table:formula="of:=VLOOKUP([.A27];A_4_INPUT_DATE_E_RISULTATI_GIRONI;9;0)" office:value-type="time" office:time-value="PT17H00M00S" calcext:value-type="time">
            <text:p>17:00</text:p>
          </table:table-cell>
          <table:table-cell table:style-name="ce277" table:formula="of:=VLOOKUP([.A27];A_4_INPUT_DATE_E_RISULTATI_GIRONI;4;0)" office:value-type="string" office:string-value="Muli" calcext:value-type="string">
            <text:p>Muli</text:p>
          </table:table-cell>
          <table:table-cell table:style-name="ce262" table:number-columns-repeated="2"/>
          <table:table-cell table:style-name="ce281" table:formula="of:=VLOOKUP([.A27];A_4_INPUT_DATE_E_RISULTATI_GIRONI;5;0)" office:value-type="string" office:string-value="Orche" calcext:value-type="string">
            <text:p>Orche</text:p>
          </table:table-cell>
          <table:table-cell table:style-name="ce383" table:formula="of:=VLOOKUP([.A27];A_4_INPUT_DATE_E_RISULTATI_GIRONI;3;0)" office:value-type="string" office:string-value="G" calcext:value-type="string">
            <text:p>G</text:p>
          </table:table-cell>
          <table:table-cell table:style-name="ce383" table:formula="of:=VLOOKUP([.A27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0" table:formula="of:=VLOOKUP(ROW()-23&amp;RIGHT([.K$23];1);B_CLASSIFICA_GIRONE_E;4;0)" office:value-type="string" office:string-value="Cinghiali" calcext:value-type="string">
            <text:p>Cinghiali</text:p>
          </table:table-cell>
          <table:table-cell table:style-name="ce434" table:formula="of:=VLOOKUP(ROW()-23&amp;RIGHT([.K$23];1);B_CLASSIFICA_GIRONE_E;5;0)" office:value-type="float" office:value="3" calcext:value-type="float">
            <text:p>3</text:p>
          </table:table-cell>
          <table:table-cell table:style-name="ce469" table:formula="of:=VLOOKUP(ROW()-23&amp;RIGHT([.K$23];1);B_CLASSIFICA_GIRONE_E;6;0)" office:value-type="float" office:value="0" calcext:value-type="float">
            <text:p>0</text:p>
          </table:table-cell>
          <table:table-cell table:style-name="ce497" table:formula="of:=VLOOKUP(ROW()-23&amp;RIGHT([.K$23];1);B_CLASSIFICA_GIRONE_E;7;0)" office:value-type="float" office:value="3" calcext:value-type="float">
            <text:p>3</text:p>
          </table:table-cell>
          <table:table-cell table:style-name="ce538" table:formula="of:=VLOOKUP(ROW()-23&amp;RIGHT([.K$23];1);B_CLASSIFICA_GIRONE_E;8;0)" office:value-type="float" office:value="0" calcext:value-type="float">
            <text:p>0</text:p>
          </table:table-cell>
          <table:table-cell table:style-name="ce538" table:formula="of:=VLOOKUP(ROW()-23&amp;RIGHT([.K$23];1);B_CLASSIFICA_GIRONE_E;9;0)" office:value-type="float" office:value="3" calcext:value-type="float">
            <text:p>3</text:p>
          </table:table-cell>
          <table:table-cell table:style-name="ce538" table:formula="of:=VLOOKUP(ROW()-23&amp;RIGHT([.K$23];1);B_CLASSIFICA_GIRONE_E;10;0)" office:value-type="float" office:value="99" calcext:value-type="float">
            <text:p>99</text:p>
          </table:table-cell>
          <table:table-cell table:style-name="ce589" table:formula="of:=VLOOKUP(ROW()-23&amp;RIGHT([.K$23];1);B_CLASSIFICA_GIRONE_E;11;0)" office:value-type="float" office:value="105" calcext:value-type="float">
            <text:p>105</text:p>
          </table:table-cell>
          <table:table-cell/>
          <table:covered-table-cell table:style-name="ce567"/>
          <table:table-cell table:style-name="ce581" table:formula="of:=VLOOKUP(&quot;1-16/3&quot;;B_PARTITE_2A_FASE_PER_CODICE;8;FALSE())" office:value-type="string" office:string-value="Bufali" calcext:value-type="string">
            <text:p>Bufali</text:p>
          </table:table-cell>
          <table:table-cell table:style-name="ce591" table:formula="of:=VLOOKUP(&quot;1-16/3&quot;;B_PARTITE_2A_FASE_PER_CODICE;10;FALSE())" office:value-type="float" office:value="43" calcext:value-type="float">
            <text:p>43</text:p>
          </table:table-cell>
          <table:table-cell table:style-name="ce595" table:formula="of:=VLOOKUP(&quot;1-16/3&quot;;B_PARTITE_2A_FASE_PER_CODICE;6;FALSE())" office:value-type="string" office:string-value="2E" calcext:value-type="string">
            <text:p>2E</text:p>
          </table:table-cell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568" office:value-type="string" calcext:value-type="string">
            <text:p>07 Lug <text:s/>h. 21</text:p>
          </table:table-cell>
          <table:table-cell table:style-name="ce455"/>
          <table:table-cell table:style-name="ce592"/>
          <table:table-cell table:style-name="ce597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Rep. d'Irlanda</text:p>
          </table:table-cell>
          <table:table-cell table:style-name="ce700" office:value-type="float" office:value="3" calcext:value-type="float">
            <text:p>3</text:p>
          </table:table-cell>
          <table:table-cell table:number-columns-repeated="3"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.9998" calcext:value-type="float">
            <text:p>3,9998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4" calcext:value-type="float">
            <text:p>24</text:p>
          </table:table-cell>
          <table:table-cell table:style-name="ce252" table:formula="of:=VLOOKUP([.A28];A_4_INPUT_DATE_E_RISULTATI_GIRONI;8;0)" office:value-type="date" office:date-value="2021-06-08" calcext:value-type="date">
            <text:p>mar 8 giu</text:p>
          </table:table-cell>
          <table:table-cell table:style-name="ce256" table:formula="of:=VLOOKUP([.A28];A_4_INPUT_DATE_E_RISULTATI_GIRONI;9;0)" office:value-type="time" office:time-value="PT17H00M00S" calcext:value-type="time">
            <text:p>17:00</text:p>
          </table:table-cell>
          <table:table-cell table:style-name="ce277" table:formula="of:=VLOOKUP([.A28];A_4_INPUT_DATE_E_RISULTATI_GIRONI;4;0)" office:value-type="string" office:string-value="Tonni" calcext:value-type="string">
            <text:p>Tonni</text:p>
          </table:table-cell>
          <table:table-cell table:style-name="ce262" table:number-columns-repeated="2"/>
          <table:table-cell table:style-name="ce281" table:formula="of:=VLOOKUP([.A28];A_4_INPUT_DATE_E_RISULTATI_GIRONI;5;0)" office:value-type="string" office:string-value="Zebre" calcext:value-type="string">
            <text:p>Zebre</text:p>
          </table:table-cell>
          <table:table-cell table:style-name="ce383" table:formula="of:=VLOOKUP([.A28];A_4_INPUT_DATE_E_RISULTATI_GIRONI;3;0)" office:value-type="string" office:string-value="H" calcext:value-type="string">
            <text:p>H</text:p>
          </table:table-cell>
          <table:table-cell table:style-name="ce383" table:formula="of:=VLOOKUP([.A28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1" office:value-type="string" calcext:value-type="string">
            <text:p>Girone F</text:p>
          </table:table-cell>
          <table:table-cell table:style-name="ce435" office:value-type="string" calcext:value-type="string">
            <text:p>G</text:p>
          </table:table-cell>
          <table:table-cell table:style-name="ce435" office:value-type="string" calcext:value-type="string">
            <text:p>V</text:p>
          </table:table-cell>
          <table:table-cell table:style-name="ce435" office:value-type="string" calcext:value-type="string">
            <text:p>P</text:p>
          </table:table-cell>
          <table:table-cell table:style-name="ce435" office:value-type="string" calcext:value-type="string">
            <text:p>F</text:p>
          </table:table-cell>
          <table:table-cell table:style-name="ce435" office:value-type="string" calcext:value-type="string">
            <text:p>PC</text:p>
          </table:table-cell>
          <table:table-cell table:style-name="ce435" office:value-type="string" calcext:value-type="string">
            <text:p>PGF</text:p>
          </table:table-cell>
          <table:table-cell table:style-name="ce593" office:value-type="string" calcext:value-type="string">
            <text:p>PGS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5"/>
          <table:table-cell table:style-name="ce455" table:number-columns-repeated="3"/>
          <table:table-cell table:style-name="ce592"/>
          <table:table-cell table:style-name="ce597"/>
          <table:table-cell table:style-name="ce600"/>
          <table:table-cell table:style-name="ce620" table:formula="of:=[.AD12]+1" office:value-type="float" office:value="74" calcext:value-type="float" table:number-columns-spanned="1" table:number-rows-spanned="2">
            <text:p>74</text:p>
          </table:table-cell>
          <table:table-cell table:style-name="ce604" table:formula="of:=IF([.AA24]&amp;[.AA25]=&quot;&quot;;&quot;Vincente &quot;&amp;[.Y24];IF([.AA24]&gt;[.AA25];[.Z24];[.Z25]))" office:value-type="string" office:string-value="Vincente 71" calcext:value-type="string">
            <text:p>Vincente 71</text:p>
          </table:table-cell>
          <table:table-cell table:style-name="ce637"/>
          <table:table-cell table:style-name="ce618"/>
          <table:table-cell table:style-name="ce653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97" office:value-type="string" calcext:value-type="string">
            <text:p>Gruppo F</text:p>
          </table:table-cell>
          <table:table-cell table:style-name="ce697" office:value-type="string" calcext:value-type="string">
            <text:p>G</text:p>
          </table:table-cell>
          <table:table-cell table:style-name="ce697" office:value-type="string" calcext:value-type="string">
            <text:p>V</text:p>
          </table:table-cell>
          <table:table-cell table:style-name="ce697" office:value-type="string" calcext:value-type="string">
            <text:p>N</text:p>
          </table:table-cell>
          <table:table-cell table:style-name="ce697" office:value-type="string" calcext:value-type="string">
            <text:p>P</text:p>
          </table:table-cell>
          <table:table-cell table:style-name="ce697" office:value-type="string" calcext:value-type="string">
            <text:p>GF</text:p>
          </table:table-cell>
          <table:table-cell table:style-name="ce697" office:value-type="string" calcext:value-type="string">
            <text:p>GS</text:p>
          </table:table-cell>
          <table:table-cell table:style-name="ce697"/>
          <table:table-cell table:style-name="ce697" office:value-type="string" calcext:value-type="string">
            <text:p>P.ti</text:p>
          </table:table-cell>
          <table:table-cell table:style-name="ce697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5" calcext:value-type="float">
            <text:p>25</text:p>
          </table:table-cell>
          <table:table-cell table:style-name="ce252" table:formula="of:=VLOOKUP([.A29];A_4_INPUT_DATE_E_RISULTATI_GIRONI;8;0)" office:value-type="date" office:date-value="2021-06-08" calcext:value-type="date">
            <text:p>mar 8 giu</text:p>
          </table:table-cell>
          <table:table-cell table:style-name="ce256" table:formula="of:=VLOOKUP([.A29];A_4_INPUT_DATE_E_RISULTATI_GIRONI;9;0)" office:value-type="time" office:time-value="PT18H30M00S" calcext:value-type="time">
            <text:p>18:30</text:p>
          </table:table-cell>
          <table:table-cell table:style-name="ce277" table:formula="of:=VLOOKUP([.A29];A_4_INPUT_DATE_E_RISULTATI_GIRONI;4;0)" office:value-type="string" office:string-value="Leoni" calcext:value-type="string">
            <text:p>Leoni</text:p>
          </table:table-cell>
          <table:table-cell table:style-name="ce262" table:number-columns-repeated="2"/>
          <table:table-cell table:style-name="ce281" table:formula="of:=VLOOKUP([.A29];A_4_INPUT_DATE_E_RISULTATI_GIRONI;5;0)" office:value-type="string" office:string-value="Ghepardi" calcext:value-type="string">
            <text:p>Ghepardi</text:p>
          </table:table-cell>
          <table:table-cell table:style-name="ce383" table:formula="of:=VLOOKUP([.A29];A_4_INPUT_DATE_E_RISULTATI_GIRONI;3;0)" office:value-type="string" office:string-value="A" calcext:value-type="string">
            <text:p>A</text:p>
          </table:table-cell>
          <table:table-cell table:style-name="ce383" table:formula="of:=VLOOKUP([.A29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2" table:formula="of:=VLOOKUP(ROW()-28&amp;RIGHT([.K$28];1);B_CLASSIFICA_GIRONE_F;4;0)" office:value-type="string" office:string-value="Balene" calcext:value-type="string">
            <text:p>Balene</text:p>
          </table:table-cell>
          <table:table-cell table:style-name="ce436" table:formula="of:=VLOOKUP(ROW()-28&amp;RIGHT([.K$28];1);B_CLASSIFICA_GIRONE_F;5;0)" office:value-type="float" office:value="3" calcext:value-type="float">
            <text:p>3</text:p>
          </table:table-cell>
          <table:table-cell table:style-name="ce436" table:formula="of:=VLOOKUP(ROW()-28&amp;RIGHT([.K$28];1);B_CLASSIFICA_GIRONE_F;6;0)" office:value-type="float" office:value="2" calcext:value-type="float">
            <text:p>2</text:p>
          </table:table-cell>
          <table:table-cell table:style-name="ce436" table:formula="of:=VLOOKUP(ROW()-28&amp;RIGHT([.K$28];1);B_CLASSIFICA_GIRONE_F;7;0)" office:value-type="float" office:value="1" calcext:value-type="float">
            <text:p>1</text:p>
          </table:table-cell>
          <table:table-cell table:style-name="ce436" table:formula="of:=VLOOKUP(ROW()-28&amp;RIGHT([.K$28];1);B_CLASSIFICA_GIRONE_F;8;0)" office:value-type="float" office:value="0" calcext:value-type="float">
            <text:p>0</text:p>
          </table:table-cell>
          <table:table-cell table:style-name="ce436" table:formula="of:=VLOOKUP(ROW()-28&amp;RIGHT([.K$28];1);B_CLASSIFICA_GIRONE_F;9;0)" office:value-type="float" office:value="5" calcext:value-type="float">
            <text:p>5</text:p>
          </table:table-cell>
          <table:table-cell table:style-name="ce436" table:formula="of:=VLOOKUP(ROW()-28&amp;RIGHT([.K$28];1);B_CLASSIFICA_GIRONE_F;10;0)" office:value-type="float" office:value="103" calcext:value-type="float">
            <text:p>103</text:p>
          </table:table-cell>
          <table:table-cell table:style-name="ce623" table:formula="of:=VLOOKUP(ROW()-28&amp;RIGHT([.K$28];1);B_CLASSIFICA_GIRONE_F;11;0)" office:value-type="float" office:value="102" calcext:value-type="float">
            <text:p>102</text:p>
          </table:table-cell>
          <table:table-cell/>
          <table:table-cell table:style-name="ce565" table:formula="of:=TEXT(VLOOKUP([.T30];A_5_INPUT_DATE_E_RISULTATI_2A_FASE;8;FALSE());&quot;GGG G MMM&quot;)&amp;&quot; &quot;&amp;TEXT(VLOOKUP([.T30];A_5_INPUT_DATE_E_RISULTATI_2A_FASE;9;FALSE());&quot;h:mm&quot;)&amp;&quot; (&quot;&amp;VLOOKUP([.T30];A_5_INPUT_DATE_E_RISULTATI_2A_FASE;11;FALSE())&amp;&quot;)&quot;" office:value-type="string" office:string-value="gio 10 giu 17:00 (Cristo Re 1)" calcext:value-type="string" table:number-columns-spanned="3" table:number-rows-spanned="1">
            <text:p>gio 10 giu 17:00 (Cristo Re 1)</text:p>
          </table:table-cell>
          <table:covered-table-cell table:style-name="ce814"/>
          <table:covered-table-cell table:style-name="ce835"/>
          <table:table-cell table:style-name="ce595"/>
          <table:table-cell table:style-name="ce455" table:number-columns-repeated="3"/>
          <table:table-cell table:style-name="ce835"/>
          <table:table-cell table:style-name="ce597"/>
          <table:table-cell table:style-name="ce619"/>
          <table:covered-table-cell table:style-name="ce621"/>
          <table:table-cell table:style-name="ce625" table:formula="of:=IF([.AA32]&amp;[.AA33]=&quot;&quot;;&quot;Vincente &quot;&amp;[.Y32];IF([.AA32]&gt;[.AA33];[.Z32];[.Z33]))" office:value-type="string" office:string-value="Vincente 72" calcext:value-type="string">
            <text:p>Vincente 72</text:p>
          </table:table-cell>
          <table:table-cell table:style-name="ce648"/>
          <table:table-cell table:style-name="ce653" table:number-columns-repeated="2"/>
          <table:table-cell table:style-name="ce455" table:number-columns-repeated="3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Portogallo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2"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6" calcext:value-type="float">
            <text:p>26</text:p>
          </table:table-cell>
          <table:table-cell table:style-name="ce252" table:formula="of:=VLOOKUP([.A30];A_4_INPUT_DATE_E_RISULTATI_GIRONI;8;0)" office:value-type="date" office:date-value="2021-06-08" calcext:value-type="date">
            <text:p>mar 8 giu</text:p>
          </table:table-cell>
          <table:table-cell table:style-name="ce256" table:formula="of:=VLOOKUP([.A30];A_4_INPUT_DATE_E_RISULTATI_GIRONI;9;0)" office:value-type="time" office:time-value="PT18H30M00S" calcext:value-type="time">
            <text:p>18:30</text:p>
          </table:table-cell>
          <table:table-cell table:style-name="ce277" table:formula="of:=VLOOKUP([.A30];A_4_INPUT_DATE_E_RISULTATI_GIRONI;4;0)" office:value-type="string" office:string-value="Giaguari" calcext:value-type="string">
            <text:p>Giaguari</text:p>
          </table:table-cell>
          <table:table-cell table:style-name="ce262" table:number-columns-repeated="2"/>
          <table:table-cell table:style-name="ce281" table:formula="of:=VLOOKUP([.A30];A_4_INPUT_DATE_E_RISULTATI_GIRONI;5;0)" office:value-type="string" office:string-value="Serval" calcext:value-type="string">
            <text:p>Serval</text:p>
          </table:table-cell>
          <table:table-cell table:style-name="ce383" table:formula="of:=VLOOKUP([.A30];A_4_INPUT_DATE_E_RISULTATI_GIRONI;3;0)" office:value-type="string" office:string-value="B" calcext:value-type="string">
            <text:p>B</text:p>
          </table:table-cell>
          <table:table-cell table:style-name="ce383" table:formula="of:=VLOOKUP([.A30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3" table:formula="of:=VLOOKUP(ROW()-28&amp;RIGHT([.K$28];1);B_CLASSIFICA_GIRONE_F;4;0)" office:value-type="string" office:string-value="Gabbiani" calcext:value-type="string">
            <text:p>Gabbiani</text:p>
          </table:table-cell>
          <table:table-cell table:style-name="ce437" table:formula="of:=VLOOKUP(ROW()-28&amp;RIGHT([.K$28];1);B_CLASSIFICA_GIRONE_F;5;0)" office:value-type="float" office:value="3" calcext:value-type="float">
            <text:p>3</text:p>
          </table:table-cell>
          <table:table-cell table:style-name="ce437" table:formula="of:=VLOOKUP(ROW()-28&amp;RIGHT([.K$28];1);B_CLASSIFICA_GIRONE_F;6;0)" office:value-type="float" office:value="2" calcext:value-type="float">
            <text:p>2</text:p>
          </table:table-cell>
          <table:table-cell table:style-name="ce437" table:formula="of:=VLOOKUP(ROW()-28&amp;RIGHT([.K$28];1);B_CLASSIFICA_GIRONE_F;7;0)" office:value-type="float" office:value="1" calcext:value-type="float">
            <text:p>1</text:p>
          </table:table-cell>
          <table:table-cell table:style-name="ce437" table:formula="of:=VLOOKUP(ROW()-28&amp;RIGHT([.K$28];1);B_CLASSIFICA_GIRONE_F;8;0)" office:value-type="float" office:value="0" calcext:value-type="float">
            <text:p>0</text:p>
          </table:table-cell>
          <table:table-cell table:style-name="ce437" table:formula="of:=VLOOKUP(ROW()-28&amp;RIGHT([.K$28];1);B_CLASSIFICA_GIRONE_F;9;0)" office:value-type="float" office:value="5" calcext:value-type="float">
            <text:p>5</text:p>
          </table:table-cell>
          <table:table-cell table:style-name="ce437" table:formula="of:=VLOOKUP(ROW()-28&amp;RIGHT([.K$28];1);B_CLASSIFICA_GIRONE_F;10;0)" office:value-type="float" office:value="102" calcext:value-type="float">
            <text:p>102</text:p>
          </table:table-cell>
          <table:table-cell table:style-name="ce626" table:formula="of:=VLOOKUP(ROW()-28&amp;RIGHT([.K$28];1);B_CLASSIFICA_GIRONE_F;11;0)" office:value-type="float" office:value="101" calcext:value-type="float">
            <text:p>101</text:p>
          </table:table-cell>
          <table:table-cell/>
          <table:table-cell table:style-name="ce566" table:formula="of:=VLOOKUP(&quot;1-16/2&quot;;B_PARTITE_2A_FASE_PER_CODICE;2;FALSE())" office:value-type="float" office:value="61" calcext:value-type="float" table:number-columns-spanned="1" table:number-rows-spanned="2">
            <text:p>61</text:p>
          </table:table-cell>
          <table:table-cell table:style-name="ce575" table:formula="of:=VLOOKUP(&quot;1-16/2&quot;;B_PARTITE_2A_FASE_PER_CODICE;7;FALSE())" office:value-type="string" office:string-value="Balene" calcext:value-type="string">
            <text:p>Balene</text:p>
          </table:table-cell>
          <table:table-cell table:style-name="ce590" table:formula="of:=VLOOKUP(&quot;1-16/2&quot;;B_PARTITE_2A_FASE_PER_CODICE;9;FALSE())" office:value-type="float" office:value="51" calcext:value-type="float">
            <text:p>51</text:p>
          </table:table-cell>
          <table:table-cell table:style-name="ce595" table:formula="of:=VLOOKUP(&quot;1-16/2&quot;;B_PARTITE_2A_FASE_PER_CODICE;5;FALSE())" office:value-type="string" office:string-value="1F" calcext:value-type="string">
            <text:p>1F</text:p>
          </table:table-cell>
          <table:table-cell table:style-name="ce455" table:number-columns-repeated="3"/>
          <table:table-cell table:style-name="ce835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4" calcext:value-type="float">
            <text:p>4</text:p>
          </table:table-cell>
          <table:table-cell table:style-name="ce700"/>
          <table:table-cell table:style-name="ce700" office:value-type="float" office:value="0.9997" calcext:value-type="float">
            <text:p>0,9997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7" calcext:value-type="float">
            <text:p>27</text:p>
          </table:table-cell>
          <table:table-cell table:style-name="ce252" table:formula="of:=VLOOKUP([.A31];A_4_INPUT_DATE_E_RISULTATI_GIRONI;8;0)" office:value-type="date" office:date-value="2021-06-08" calcext:value-type="date">
            <text:p>mar 8 giu</text:p>
          </table:table-cell>
          <table:table-cell table:style-name="ce256" table:formula="of:=VLOOKUP([.A31];A_4_INPUT_DATE_E_RISULTATI_GIRONI;9;0)" office:value-type="time" office:time-value="PT18H30M00S" calcext:value-type="time">
            <text:p>18:30</text:p>
          </table:table-cell>
          <table:table-cell table:style-name="ce277" table:formula="of:=VLOOKUP([.A31];A_4_INPUT_DATE_E_RISULTATI_GIRONI;4;0)" office:value-type="string" office:string-value="Elefanti" calcext:value-type="string">
            <text:p>Elefanti</text:p>
          </table:table-cell>
          <table:table-cell table:style-name="ce262" table:number-columns-repeated="2"/>
          <table:table-cell table:style-name="ce281" table:formula="of:=VLOOKUP([.A31];A_4_INPUT_DATE_E_RISULTATI_GIRONI;5;0)" office:value-type="string" office:string-value="Iguane" calcext:value-type="string">
            <text:p>Iguane</text:p>
          </table:table-cell>
          <table:table-cell table:style-name="ce383" table:formula="of:=VLOOKUP([.A31];A_4_INPUT_DATE_E_RISULTATI_GIRONI;3;0)" office:value-type="string" office:string-value="C" calcext:value-type="string">
            <text:p>C</text:p>
          </table:table-cell>
          <table:table-cell table:style-name="ce383" table:formula="of:=VLOOKUP([.A31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4" table:formula="of:=VLOOKUP(ROW()-28&amp;RIGHT([.K$28];1);B_CLASSIFICA_GIRONE_F;4;0)" office:value-type="string" office:string-value="Delfini" calcext:value-type="string">
            <text:p>Delfini</text:p>
          </table:table-cell>
          <table:table-cell table:style-name="ce438" table:formula="of:=VLOOKUP(ROW()-28&amp;RIGHT([.K$28];1);B_CLASSIFICA_GIRONE_F;5;0)" office:value-type="float" office:value="3" calcext:value-type="float">
            <text:p>3</text:p>
          </table:table-cell>
          <table:table-cell table:style-name="ce473" table:formula="of:=VLOOKUP(ROW()-28&amp;RIGHT([.K$28];1);B_CLASSIFICA_GIRONE_F;6;0)" office:value-type="float" office:value="2" calcext:value-type="float">
            <text:p>2</text:p>
          </table:table-cell>
          <table:table-cell table:style-name="ce473" table:formula="of:=VLOOKUP(ROW()-28&amp;RIGHT([.K$28];1);B_CLASSIFICA_GIRONE_F;7;0)" office:value-type="float" office:value="1" calcext:value-type="float">
            <text:p>1</text:p>
          </table:table-cell>
          <table:table-cell table:style-name="ce473" table:formula="of:=VLOOKUP(ROW()-28&amp;RIGHT([.K$28];1);B_CLASSIFICA_GIRONE_F;8;0)" office:value-type="float" office:value="0" calcext:value-type="float">
            <text:p>0</text:p>
          </table:table-cell>
          <table:table-cell table:style-name="ce473" table:formula="of:=VLOOKUP(ROW()-28&amp;RIGHT([.K$28];1);B_CLASSIFICA_GIRONE_F;9;0)" office:value-type="float" office:value="5" calcext:value-type="float">
            <text:p>5</text:p>
          </table:table-cell>
          <table:table-cell table:style-name="ce473" table:formula="of:=VLOOKUP(ROW()-28&amp;RIGHT([.K$28];1);B_CLASSIFICA_GIRONE_F;10;0)" office:value-type="float" office:value="101" calcext:value-type="float">
            <text:p>101</text:p>
          </table:table-cell>
          <table:table-cell table:style-name="ce627" table:formula="of:=VLOOKUP(ROW()-28&amp;RIGHT([.K$28];1);B_CLASSIFICA_GIRONE_F;11;0)" office:value-type="float" office:value="100" calcext:value-type="float">
            <text:p>100</text:p>
          </table:table-cell>
          <table:table-cell/>
          <table:covered-table-cell table:style-name="ce567"/>
          <table:table-cell table:style-name="ce582" table:formula="of:=VLOOKUP(&quot;1-16/2&quot;;B_PARTITE_2A_FASE_PER_CODICE;8;FALSE())" office:value-type="string" office:string-value="Scorpioni" calcext:value-type="string">
            <text:p>Scorpioni</text:p>
          </table:table-cell>
          <table:table-cell table:style-name="ce591" table:formula="of:=VLOOKUP(&quot;1-16/2&quot;;B_PARTITE_2A_FASE_PER_CODICE;10;FALSE())" office:value-type="float" office:value="47" calcext:value-type="float">
            <text:p>47</text:p>
          </table:table-cell>
          <table:table-cell table:style-name="ce596" table:formula="of:=VLOOKUP(&quot;1-16/2&quot;;B_PARTITE_2A_FASE_PER_CODICE;6;FALSE())" office:value-type="string" office:string-value="2H" calcext:value-type="string">
            <text:p>2H</text:p>
          </table:table-cell>
          <table:table-cell table:style-name="ce455"/>
          <table:table-cell table:style-name="ce568" office:value-type="string" calcext:value-type="string">
            <text:p>03 Lug <text:s/>h. 21</text:p>
          </table:table-cell>
          <table:table-cell table:style-name="ce455"/>
          <table:table-cell table:style-name="ce835"/>
          <table:table-cell table:style-name="ce597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Ungheria</text:p>
          </table:table-cell>
          <table:table-cell table:style-name="ce700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6" calcext:value-type="float">
            <text:p>6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5.0002" calcext:value-type="float">
            <text:p>5</text:p>
          </table:table-cell>
          <table:table-cell table:style-name="ce704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8" calcext:value-type="float">
            <text:p>28</text:p>
          </table:table-cell>
          <table:table-cell table:style-name="ce252" table:formula="of:=VLOOKUP([.A32];A_4_INPUT_DATE_E_RISULTATI_GIRONI;8;0)" office:value-type="date" office:date-value="2021-06-08" calcext:value-type="date">
            <text:p>mar 8 giu</text:p>
          </table:table-cell>
          <table:table-cell table:style-name="ce256" table:formula="of:=VLOOKUP([.A32];A_4_INPUT_DATE_E_RISULTATI_GIRONI;9;0)" office:value-type="time" office:time-value="PT18H30M00S" calcext:value-type="time">
            <text:p>18:30</text:p>
          </table:table-cell>
          <table:table-cell table:style-name="ce277" table:formula="of:=VLOOKUP([.A32];A_4_INPUT_DATE_E_RISULTATI_GIRONI;4;0)" office:value-type="string" office:string-value="Coccodrilli" calcext:value-type="string">
            <text:p>Coccodrilli</text:p>
          </table:table-cell>
          <table:table-cell table:style-name="ce262" table:number-columns-repeated="2"/>
          <table:table-cell table:style-name="ce281" table:formula="of:=VLOOKUP([.A32];A_4_INPUT_DATE_E_RISULTATI_GIRONI;5;0)" office:value-type="string" office:string-value="Falchi" calcext:value-type="string">
            <text:p>Falchi</text:p>
          </table:table-cell>
          <table:table-cell table:style-name="ce383" table:formula="of:=VLOOKUP([.A32];A_4_INPUT_DATE_E_RISULTATI_GIRONI;3;0)" office:value-type="string" office:string-value="D" calcext:value-type="string">
            <text:p>D</text:p>
          </table:table-cell>
          <table:table-cell table:style-name="ce383" table:formula="of:=VLOOKUP([.A32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5" table:formula="of:=VLOOKUP(ROW()-28&amp;RIGHT([.K$28];1);B_CLASSIFICA_GIRONE_F;4;0)" office:value-type="string" office:string-value="Fenicotteri" calcext:value-type="string">
            <text:p>Fenicotteri</text:p>
          </table:table-cell>
          <table:table-cell table:style-name="ce439" table:formula="of:=VLOOKUP(ROW()-28&amp;RIGHT([.K$28];1);B_CLASSIFICA_GIRONE_F;5;0)" office:value-type="float" office:value="3" calcext:value-type="float">
            <text:p>3</text:p>
          </table:table-cell>
          <table:table-cell table:style-name="ce475" table:formula="of:=VLOOKUP(ROW()-28&amp;RIGHT([.K$28];1);B_CLASSIFICA_GIRONE_F;6;0)" office:value-type="float" office:value="0" calcext:value-type="float">
            <text:p>0</text:p>
          </table:table-cell>
          <table:table-cell table:style-name="ce475" table:formula="of:=VLOOKUP(ROW()-28&amp;RIGHT([.K$28];1);B_CLASSIFICA_GIRONE_F;7;0)" office:value-type="float" office:value="3" calcext:value-type="float">
            <text:p>3</text:p>
          </table:table-cell>
          <table:table-cell table:style-name="ce475" table:formula="of:=VLOOKUP(ROW()-28&amp;RIGHT([.K$28];1);B_CLASSIFICA_GIRONE_F;8;0)" office:value-type="float" office:value="0" calcext:value-type="float">
            <text:p>0</text:p>
          </table:table-cell>
          <table:table-cell table:style-name="ce475" table:formula="of:=VLOOKUP(ROW()-28&amp;RIGHT([.K$28];1);B_CLASSIFICA_GIRONE_F;9;0)" office:value-type="float" office:value="3" calcext:value-type="float">
            <text:p>3</text:p>
          </table:table-cell>
          <table:table-cell table:style-name="ce475" table:formula="of:=VLOOKUP(ROW()-28&amp;RIGHT([.K$28];1);B_CLASSIFICA_GIRONE_F;10;0)" office:value-type="float" office:value="102" calcext:value-type="float">
            <text:p>102</text:p>
          </table:table-cell>
          <table:table-cell table:style-name="ce628" table:formula="of:=VLOOKUP(ROW()-28&amp;RIGHT([.K$28];1);B_CLASSIFICA_GIRONE_F;11;0)" office:value-type="float" office:value="105" calcext:value-type="float">
            <text:p>105</text:p>
          </table:table-cell>
          <table:table-cell/>
          <table:table-cell table:style-name="ce564"/>
          <table:table-cell table:style-name="ce814"/>
          <table:table-cell table:style-name="ce592"/>
          <table:table-cell table:style-name="ce599"/>
          <table:table-cell table:style-name="ce455"/>
          <table:table-cell table:style-name="ce602" table:formula="of:=[.Y24]+1" office:value-type="float" office:value="72" calcext:value-type="float" table:number-columns-spanned="1" table:number-rows-spanned="2">
            <text:p>72</text:p>
          </table:table-cell>
          <table:table-cell table:style-name="ce604" table:formula="of:=IF([.V30]&amp;[.V31]=&quot;&quot;;&quot;Vincente &quot;&amp;[.T30];IF([.V30]&gt;[.V31];[.U30];[.U31]))" office:value-type="string" office:string-value="Balene" calcext:value-type="string">
            <text:p>Balene</text:p>
          </table:table-cell>
          <table:table-cell table:style-name="ce615"/>
          <table:table-cell table:style-name="ce618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Islanda</text:p>
          </table:table-cell>
          <table:table-cell table:style-name="ce700" office:value-type="float" office:value="3" calcext:value-type="float">
            <text:p>3</text:p>
          </table:table-cell>
          <table:table-cell table:style-name="ce700" office:value-type="float" office:value="1" calcext:value-type="float">
            <text:p>1</text:p>
          </table:table-cell>
          <table:table-cell table:style-name="ce700" office:value-type="float" office:value="2" calcext:value-type="float">
            <text:p>2</text:p>
          </table:table-cell>
          <table:table-cell table:style-name="ce700" office:value-type="float" office:value="0" calcext:value-type="float">
            <text:p>0</text:p>
          </table:table-cell>
          <table:table-cell table:style-name="ce700" office:value-type="float" office:value="4" calcext:value-type="float">
            <text:p>4</text:p>
          </table:table-cell>
          <table:table-cell table:style-name="ce700" office:value-type="float" office:value="3" calcext:value-type="float">
            <text:p>3</text:p>
          </table:table-cell>
          <table:table-cell table:style-name="ce700"/>
          <table:table-cell table:style-name="ce700" office:value-type="float" office:value="5.0001" calcext:value-type="float">
            <text:p>5,0001</text:p>
          </table:table-cell>
          <table:table-cell table:style-name="ce700"/>
          <table:table-cell table:style-name="ce706"/>
          <table:table-cell table:style-name="ce455"/>
        </table:table-row>
        <table:table-row table:style-name="ro7">
          <table:table-cell table:style-name="ce247" office:value-type="float" office:value="29" calcext:value-type="float">
            <text:p>29</text:p>
          </table:table-cell>
          <table:table-cell table:style-name="ce252" table:formula="of:=VLOOKUP([.A33];A_4_INPUT_DATE_E_RISULTATI_GIRONI;8;0)" office:value-type="date" office:date-value="2021-06-09" calcext:value-type="date">
            <text:p>mer 9 giu</text:p>
          </table:table-cell>
          <table:table-cell table:style-name="ce256" table:formula="of:=VLOOKUP([.A33];A_4_INPUT_DATE_E_RISULTATI_GIRONI;9;0)" office:value-type="time" office:time-value="PT09H00M00S" calcext:value-type="time">
            <text:p>09:00</text:p>
          </table:table-cell>
          <table:table-cell table:style-name="ce277" table:formula="of:=VLOOKUP([.A33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33];A_4_INPUT_DATE_E_RISULTATI_GIRONI;5;0)" office:value-type="string" office:string-value="Cervi" calcext:value-type="string">
            <text:p>Cervi</text:p>
          </table:table-cell>
          <table:table-cell table:style-name="ce383" table:formula="of:=VLOOKUP([.A33];A_4_INPUT_DATE_E_RISULTATI_GIRONI;3;0)" office:value-type="string" office:string-value="E" calcext:value-type="string">
            <text:p>E</text:p>
          </table:table-cell>
          <table:table-cell table:style-name="ce383" table:formula="of:=VLOOKUP([.A33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6" office:value-type="string" calcext:value-type="string">
            <text:p>Girone G</text:p>
          </table:table-cell>
          <table:table-cell table:style-name="ce440" office:value-type="string" calcext:value-type="string">
            <text:p>G</text:p>
          </table:table-cell>
          <table:table-cell table:style-name="ce479" office:value-type="string" calcext:value-type="string">
            <text:p>V</text:p>
          </table:table-cell>
          <table:table-cell table:style-name="ce479" office:value-type="string" calcext:value-type="string">
            <text:p>P</text:p>
          </table:table-cell>
          <table:table-cell table:style-name="ce479" office:value-type="string" calcext:value-type="string">
            <text:p>F</text:p>
          </table:table-cell>
          <table:table-cell table:style-name="ce479" office:value-type="string" calcext:value-type="string">
            <text:p>PC</text:p>
          </table:table-cell>
          <table:table-cell table:style-name="ce479" office:value-type="string" calcext:value-type="string">
            <text:p>PGF</text:p>
          </table:table-cell>
          <table:table-cell table:style-name="ce629" office:value-type="string" calcext:value-type="string">
            <text:p>PGS</text:p>
          </table:table-cell>
          <table:table-cell/>
          <table:table-cell table:style-name="ce565" table:formula="of:=TEXT(VLOOKUP([.T34];A_5_INPUT_DATE_E_RISULTATI_2A_FASE;8;FALSE());&quot;GGG G MMM&quot;)&amp;&quot; &quot;&amp;TEXT(VLOOKUP([.T34];A_5_INPUT_DATE_E_RISULTATI_2A_FASE;9;FALSE());&quot;h:mm&quot;)&amp;&quot; (&quot;&amp;VLOOKUP([.T34];A_5_INPUT_DATE_E_RISULTATI_2A_FASE;11;FALSE())&amp;&quot;)&quot;" office:value-type="string" office:string-value="gio 10 giu 17:00 (Cristo Re 2)" calcext:value-type="string" table:number-columns-spanned="3" table:number-rows-spanned="1">
            <text:p>gio 10 giu 17:00 (Cristo Re 2)</text:p>
          </table:table-cell>
          <table:covered-table-cell table:style-name="ce814"/>
          <table:covered-table-cell table:style-name="ce835"/>
          <table:table-cell table:style-name="ce599"/>
          <table:table-cell table:style-name="ce601"/>
          <table:covered-table-cell table:style-name="ce603"/>
          <table:table-cell table:style-name="ce608" table:formula="of:=IF([.V34]&amp;[.V35]=&quot;&quot;;&quot;Vincente &quot;&amp;[.T34];IF([.V34]&gt;[.V35];[.U34];[.U35]))" office:value-type="string" office:string-value="Piranha" calcext:value-type="string">
            <text:p>Piranha</text:p>
          </table:table-cell>
          <table:table-cell table:style-name="ce616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699" office:value-type="string" calcext:value-type="string">
            <text:p>Gruppo Terze</text:p>
          </table:table-cell>
          <table:table-cell table:style-name="ce699" office:value-type="string" calcext:value-type="string">
            <text:p>G</text:p>
          </table:table-cell>
          <table:table-cell table:style-name="ce699" office:value-type="string" calcext:value-type="string">
            <text:p>V</text:p>
          </table:table-cell>
          <table:table-cell table:style-name="ce699" office:value-type="string" calcext:value-type="string">
            <text:p>N</text:p>
          </table:table-cell>
          <table:table-cell table:style-name="ce699" office:value-type="string" calcext:value-type="string">
            <text:p>P</text:p>
          </table:table-cell>
          <table:table-cell table:style-name="ce699" office:value-type="string" calcext:value-type="string">
            <text:p>GF</text:p>
          </table:table-cell>
          <table:table-cell table:style-name="ce699" office:value-type="string" calcext:value-type="string">
            <text:p>GS</text:p>
          </table:table-cell>
          <table:table-cell table:style-name="ce699"/>
          <table:table-cell table:style-name="ce699" office:value-type="string" calcext:value-type="string">
            <text:p>P.ti</text:p>
          </table:table-cell>
          <table:table-cell table:style-name="ce699"/>
          <table:table-cell table:style-name="ce455" table:number-columns-repeated="2"/>
        </table:table-row>
        <table:table-row table:style-name="ro7">
          <table:table-cell table:style-name="ce247" office:value-type="float" office:value="30" calcext:value-type="float">
            <text:p>30</text:p>
          </table:table-cell>
          <table:table-cell table:style-name="ce252" table:formula="of:=VLOOKUP([.A34];A_4_INPUT_DATE_E_RISULTATI_GIRONI;8;0)" office:value-type="date" office:date-value="2021-06-09" calcext:value-type="date">
            <text:p>mer 9 giu</text:p>
          </table:table-cell>
          <table:table-cell table:style-name="ce256" table:formula="of:=VLOOKUP([.A34];A_4_INPUT_DATE_E_RISULTATI_GIRONI;9;0)" office:value-type="time" office:time-value="PT09H00M00S" calcext:value-type="time">
            <text:p>09:00</text:p>
          </table:table-cell>
          <table:table-cell table:style-name="ce277" table:formula="of:=VLOOKUP([.A34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34];A_4_INPUT_DATE_E_RISULTATI_GIRONI;5;0)" office:value-type="string" office:string-value="Delfini" calcext:value-type="string">
            <text:p>Delfini</text:p>
          </table:table-cell>
          <table:table-cell table:style-name="ce383" table:formula="of:=VLOOKUP([.A34];A_4_INPUT_DATE_E_RISULTATI_GIRONI;3;0)" office:value-type="string" office:string-value="F" calcext:value-type="string">
            <text:p>F</text:p>
          </table:table-cell>
          <table:table-cell table:style-name="ce383" table:formula="of:=VLOOKUP([.A34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2" table:formula="of:=VLOOKUP(ROW()-33&amp;RIGHT([.K$33];1);B_CLASSIFICA_GIRONE_G;4;0)" office:value-type="string" office:string-value="Istrici" calcext:value-type="string">
            <text:p>Istrici</text:p>
          </table:table-cell>
          <table:table-cell table:style-name="ce436" table:formula="of:=VLOOKUP(ROW()-33&amp;RIGHT([.K$33];1);B_CLASSIFICA_GIRONE_G;5;0)" office:value-type="float" office:value="3" calcext:value-type="float">
            <text:p>3</text:p>
          </table:table-cell>
          <table:table-cell table:style-name="ce436" table:formula="of:=VLOOKUP(ROW()-33&amp;RIGHT([.K$33];1);B_CLASSIFICA_GIRONE_G;6;0)" office:value-type="float" office:value="3" calcext:value-type="float">
            <text:p>3</text:p>
          </table:table-cell>
          <table:table-cell table:style-name="ce436" table:formula="of:=VLOOKUP(ROW()-33&amp;RIGHT([.K$33];1);B_CLASSIFICA_GIRONE_G;7;0)" office:value-type="float" office:value="0" calcext:value-type="float">
            <text:p>0</text:p>
          </table:table-cell>
          <table:table-cell table:style-name="ce436" table:formula="of:=VLOOKUP(ROW()-33&amp;RIGHT([.K$33];1);B_CLASSIFICA_GIRONE_G;8;0)" office:value-type="float" office:value="0" calcext:value-type="float">
            <text:p>0</text:p>
          </table:table-cell>
          <table:table-cell table:style-name="ce436" table:formula="of:=VLOOKUP(ROW()-33&amp;RIGHT([.K$33];1);B_CLASSIFICA_GIRONE_G;9;0)" office:value-type="float" office:value="6" calcext:value-type="float">
            <text:p>6</text:p>
          </table:table-cell>
          <table:table-cell table:style-name="ce436" table:formula="of:=VLOOKUP(ROW()-33&amp;RIGHT([.K$33];1);B_CLASSIFICA_GIRONE_G;10;0)" office:value-type="float" office:value="60" calcext:value-type="float">
            <text:p>60</text:p>
          </table:table-cell>
          <table:table-cell table:style-name="ce623" table:formula="of:=VLOOKUP(ROW()-33&amp;RIGHT([.K$33];1);B_CLASSIFICA_GIRONE_G;11;0)" office:value-type="float" office:value="0" calcext:value-type="float">
            <text:p>0</text:p>
          </table:table-cell>
          <table:table-cell/>
          <table:table-cell table:style-name="ce566" table:formula="of:=VLOOKUP(&quot;1-16/1&quot;;B_PARTITE_2A_FASE_PER_CODICE;2;FALSE())" office:value-type="float" office:value="62" calcext:value-type="float" table:number-columns-spanned="1" table:number-rows-spanned="2">
            <text:p>62</text:p>
          </table:table-cell>
          <table:table-cell table:style-name="ce583" table:formula="of:=VLOOKUP(&quot;1-16/1&quot;;B_PARTITE_2A_FASE_PER_CODICE;7;FALSE())" office:value-type="string" office:string-value="Piranha" calcext:value-type="string">
            <text:p>Piranha</text:p>
          </table:table-cell>
          <table:table-cell table:style-name="ce590" table:formula="of:=VLOOKUP(&quot;1-16/1&quot;;B_PARTITE_2A_FASE_PER_CODICE;9;FALSE())" office:value-type="float" office:value="60" calcext:value-type="float">
            <text:p>60</text:p>
          </table:table-cell>
          <table:table-cell table:style-name="ce598" table:formula="of:=VLOOKUP(&quot;1-16/1&quot;;B_PARTITE_2A_FASE_PER_CODICE;5;FALSE())" office:value-type="string" office:string-value="1H" calcext:value-type="string">
            <text:p>1H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/>
          <table:table-cell table:style-name="ce455" table:number-columns-repeated="8"/>
          <table:table-cell table:style-name="ce569" table:number-columns-repeated="13"/>
          <table:table-cell table:style-name="ce455" table:number-columns-repeated="49"/>
          <table:table-cell table:style-name="ce700" office:value-type="string" calcext:value-type="string">
            <text:p>Gruppo D</text:p>
          </table:table-cell>
          <table:table-cell table:style-name="ce700" office:value-type="float" office:value="0" calcext:value-type="float">
            <text:p>0</text:p>
          </table:table-cell>
          <table:table-cell table:number-columns-repeated="5"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1" calcext:value-type="float">
            <text:p>31</text:p>
          </table:table-cell>
          <table:table-cell table:style-name="ce252" table:formula="of:=VLOOKUP([.A35];A_4_INPUT_DATE_E_RISULTATI_GIRONI;8;0)" office:value-type="date" office:date-value="2021-06-09" calcext:value-type="date">
            <text:p>mer 9 giu</text:p>
          </table:table-cell>
          <table:table-cell table:style-name="ce256" table:formula="of:=VLOOKUP([.A35];A_4_INPUT_DATE_E_RISULTATI_GIRONI;9;0)" office:value-type="time" office:time-value="PT09H00M00S" calcext:value-type="time">
            <text:p>09:00</text:p>
          </table:table-cell>
          <table:table-cell table:style-name="ce277" table:formula="of:=VLOOKUP([.A35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35];A_4_INPUT_DATE_E_RISULTATI_GIRONI;5;0)" office:value-type="string" office:string-value="Muli" calcext:value-type="string">
            <text:p>Muli</text:p>
          </table:table-cell>
          <table:table-cell table:style-name="ce383" table:formula="of:=VLOOKUP([.A35];A_4_INPUT_DATE_E_RISULTATI_GIRONI;3;0)" office:value-type="string" office:string-value="G" calcext:value-type="string">
            <text:p>G</text:p>
          </table:table-cell>
          <table:table-cell table:style-name="ce383" table:formula="of:=VLOOKUP([.A35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3" table:formula="of:=VLOOKUP(ROW()-33&amp;RIGHT([.K$33];1);B_CLASSIFICA_GIRONE_G;4;0)" office:value-type="string" office:string-value="Gorilla" calcext:value-type="string">
            <text:p>Gorilla</text:p>
          </table:table-cell>
          <table:table-cell table:style-name="ce437" table:formula="of:=VLOOKUP(ROW()-33&amp;RIGHT([.K$33];1);B_CLASSIFICA_GIRONE_G;5;0)" office:value-type="float" office:value="3" calcext:value-type="float">
            <text:p>3</text:p>
          </table:table-cell>
          <table:table-cell table:style-name="ce437" table:formula="of:=VLOOKUP(ROW()-33&amp;RIGHT([.K$33];1);B_CLASSIFICA_GIRONE_G;6;0)" office:value-type="float" office:value="2" calcext:value-type="float">
            <text:p>2</text:p>
          </table:table-cell>
          <table:table-cell table:style-name="ce437" table:formula="of:=VLOOKUP(ROW()-33&amp;RIGHT([.K$33];1);B_CLASSIFICA_GIRONE_G;7;0)" office:value-type="float" office:value="0" calcext:value-type="float">
            <text:p>0</text:p>
          </table:table-cell>
          <table:table-cell table:style-name="ce437" table:formula="of:=VLOOKUP(ROW()-33&amp;RIGHT([.K$33];1);B_CLASSIFICA_GIRONE_G;8;0)" office:value-type="float" office:value="1" calcext:value-type="float">
            <text:p>1</text:p>
          </table:table-cell>
          <table:table-cell table:style-name="ce437" table:formula="of:=VLOOKUP(ROW()-33&amp;RIGHT([.K$33];1);B_CLASSIFICA_GIRONE_G;9;0)" office:value-type="float" office:value="4" calcext:value-type="float">
            <text:p>4</text:p>
          </table:table-cell>
          <table:table-cell table:style-name="ce437" table:formula="of:=VLOOKUP(ROW()-33&amp;RIGHT([.K$33];1);B_CLASSIFICA_GIRONE_G;10;0)" office:value-type="float" office:value="40" calcext:value-type="float">
            <text:p>40</text:p>
          </table:table-cell>
          <table:table-cell table:style-name="ce626" table:formula="of:=VLOOKUP(ROW()-33&amp;RIGHT([.K$33];1);B_CLASSIFICA_GIRONE_G;11;0)" office:value-type="float" office:value="20" calcext:value-type="float">
            <text:p>20</text:p>
          </table:table-cell>
          <table:table-cell/>
          <table:covered-table-cell table:style-name="ce567"/>
          <table:table-cell table:style-name="ce584" table:formula="of:=VLOOKUP(&quot;1-16/1&quot;;B_PARTITE_2A_FASE_PER_CODICE;8;FALSE())" office:value-type="string" office:string-value="Gabbiani" calcext:value-type="string">
            <text:p>Gabbiani</text:p>
          </table:table-cell>
          <table:table-cell table:style-name="ce591" table:formula="of:=VLOOKUP(&quot;1-16/1&quot;;B_PARTITE_2A_FASE_PER_CODICE;10;FALSE())" office:value-type="float" office:value="30" calcext:value-type="float">
            <text:p>30</text:p>
          </table:table-cell>
          <table:table-cell table:style-name="ce595" table:formula="of:=VLOOKUP(&quot;1-16/1&quot;;B_PARTITE_2A_FASE_PER_CODICE;6;FALSE())" office:value-type="string" office:string-value="2F" calcext:value-type="string">
            <text:p>2F</text:p>
          </table:table-cell>
          <table:table-cell table:style-name="ce455" table:number-columns-repeated="3"/>
          <table:table-cell table:style-name="ce569"/>
          <table:table-cell table:style-name="ce455"/>
          <table:table-cell table:style-name="ce600" table:number-columns-repeated="9"/>
          <table:table-cell table:style-name="ce569" table:number-columns-repeated="13"/>
          <table:table-cell table:style-name="ce455" table:number-columns-repeated="49"/>
          <table:table-cell table:style-name="ce674" office:value-type="string" calcext:value-type="string">
            <text:p>Svizzer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/>
          <table:table-cell table:style-name="ce704" office:value-type="float" office:value="5.0001" calcext:value-type="float">
            <text:p>5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2" calcext:value-type="float">
            <text:p>32</text:p>
          </table:table-cell>
          <table:table-cell table:style-name="ce252" table:formula="of:=VLOOKUP([.A36];A_4_INPUT_DATE_E_RISULTATI_GIRONI;8;0)" office:value-type="date" office:date-value="2021-06-09" calcext:value-type="date">
            <text:p>mer 9 giu</text:p>
          </table:table-cell>
          <table:table-cell table:style-name="ce256" table:formula="of:=VLOOKUP([.A36];A_4_INPUT_DATE_E_RISULTATI_GIRONI;9;0)" office:value-type="time" office:time-value="PT09H00M00S" calcext:value-type="time">
            <text:p>09:00</text:p>
          </table:table-cell>
          <table:table-cell table:style-name="ce277" table:formula="of:=VLOOKUP([.A36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36];A_4_INPUT_DATE_E_RISULTATI_GIRONI;5;0)" office:value-type="string" office:string-value="Tonni" calcext:value-type="string">
            <text:p>Tonni</text:p>
          </table:table-cell>
          <table:table-cell table:style-name="ce383" table:formula="of:=VLOOKUP([.A36];A_4_INPUT_DATE_E_RISULTATI_GIRONI;3;0)" office:value-type="string" office:string-value="H" calcext:value-type="string">
            <text:p>H</text:p>
          </table:table-cell>
          <table:table-cell table:style-name="ce383" table:formula="of:=VLOOKUP([.A36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4" table:formula="of:=VLOOKUP(ROW()-33&amp;RIGHT([.K$33];1);B_CLASSIFICA_GIRONE_G;4;0)" office:value-type="string" office:string-value="Orche" calcext:value-type="string">
            <text:p>Orche</text:p>
          </table:table-cell>
          <table:table-cell table:style-name="ce438" table:formula="of:=VLOOKUP(ROW()-33&amp;RIGHT([.K$33];1);B_CLASSIFICA_GIRONE_G;5;0)" office:value-type="float" office:value="3" calcext:value-type="float">
            <text:p>3</text:p>
          </table:table-cell>
          <table:table-cell table:style-name="ce473" table:formula="of:=VLOOKUP(ROW()-33&amp;RIGHT([.K$33];1);B_CLASSIFICA_GIRONE_G;6;0)" office:value-type="float" office:value="1" calcext:value-type="float">
            <text:p>1</text:p>
          </table:table-cell>
          <table:table-cell table:style-name="ce473" table:formula="of:=VLOOKUP(ROW()-33&amp;RIGHT([.K$33];1);B_CLASSIFICA_GIRONE_G;7;0)" office:value-type="float" office:value="0" calcext:value-type="float">
            <text:p>0</text:p>
          </table:table-cell>
          <table:table-cell table:style-name="ce473" table:formula="of:=VLOOKUP(ROW()-33&amp;RIGHT([.K$33];1);B_CLASSIFICA_GIRONE_G;8;0)" office:value-type="float" office:value="2" calcext:value-type="float">
            <text:p>2</text:p>
          </table:table-cell>
          <table:table-cell table:style-name="ce473" table:formula="of:=VLOOKUP(ROW()-33&amp;RIGHT([.K$33];1);B_CLASSIFICA_GIRONE_G;9;0)" office:value-type="float" office:value="2" calcext:value-type="float">
            <text:p>2</text:p>
          </table:table-cell>
          <table:table-cell table:style-name="ce473" table:formula="of:=VLOOKUP(ROW()-33&amp;RIGHT([.K$33];1);B_CLASSIFICA_GIRONE_G;10;0)" office:value-type="float" office:value="20" calcext:value-type="float">
            <text:p>20</text:p>
          </table:table-cell>
          <table:table-cell table:style-name="ce627" table:formula="of:=VLOOKUP(ROW()-33&amp;RIGHT([.K$33];1);B_CLASSIFICA_GIRONE_G;11;0)" office:value-type="float" office:value="40" calcext:value-type="float">
            <text:p>4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Polo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2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3" calcext:value-type="float">
            <text:p>33</text:p>
          </table:table-cell>
          <table:table-cell table:style-name="ce252" table:formula="of:=VLOOKUP([.A37];A_4_INPUT_DATE_E_RISULTATI_GIRONI;8;0)" office:value-type="date" office:date-value="2021-06-09" calcext:value-type="date">
            <text:p>mer 9 giu</text:p>
          </table:table-cell>
          <table:table-cell table:style-name="ce256" table:formula="of:=VLOOKUP([.A37];A_4_INPUT_DATE_E_RISULTATI_GIRONI;9;0)" office:value-type="time" office:time-value="PT11H00M00S" calcext:value-type="time">
            <text:p>11:00</text:p>
          </table:table-cell>
          <table:table-cell table:style-name="ce277" table:formula="of:=VLOOKUP([.A37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37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37];A_4_INPUT_DATE_E_RISULTATI_GIRONI;3;0)" office:value-type="string" office:string-value="E" calcext:value-type="string">
            <text:p>E</text:p>
          </table:table-cell>
          <table:table-cell table:style-name="ce383" table:formula="of:=VLOOKUP([.A37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5" table:formula="of:=VLOOKUP(ROW()-33&amp;RIGHT([.K$33];1);B_CLASSIFICA_GIRONE_G;4;0)" office:value-type="string" office:string-value="Muli" calcext:value-type="string">
            <text:p>Muli</text:p>
          </table:table-cell>
          <table:table-cell table:style-name="ce439" table:formula="of:=VLOOKUP(ROW()-33&amp;RIGHT([.K$33];1);B_CLASSIFICA_GIRONE_G;5;0)" office:value-type="float" office:value="3" calcext:value-type="float">
            <text:p>3</text:p>
          </table:table-cell>
          <table:table-cell table:style-name="ce475" table:formula="of:=VLOOKUP(ROW()-33&amp;RIGHT([.K$33];1);B_CLASSIFICA_GIRONE_G;6;0)" office:value-type="float" office:value="0" calcext:value-type="float">
            <text:p>0</text:p>
          </table:table-cell>
          <table:table-cell table:style-name="ce475" table:formula="of:=VLOOKUP(ROW()-33&amp;RIGHT([.K$33];1);B_CLASSIFICA_GIRONE_G;7;0)" office:value-type="float" office:value="0" calcext:value-type="float">
            <text:p>0</text:p>
          </table:table-cell>
          <table:table-cell table:style-name="ce475" table:formula="of:=VLOOKUP(ROW()-33&amp;RIGHT([.K$33];1);B_CLASSIFICA_GIRONE_G;8;0)" office:value-type="float" office:value="3" calcext:value-type="float">
            <text:p>3</text:p>
          </table:table-cell>
          <table:table-cell table:style-name="ce475" table:formula="of:=VLOOKUP(ROW()-33&amp;RIGHT([.K$33];1);B_CLASSIFICA_GIRONE_G;9;0)" office:value-type="float" office:value="0" calcext:value-type="float">
            <text:p>0</text:p>
          </table:table-cell>
          <table:table-cell table:style-name="ce475" table:formula="of:=VLOOKUP(ROW()-33&amp;RIGHT([.K$33];1);B_CLASSIFICA_GIRONE_G;10;0)" office:value-type="float" office:value="0" calcext:value-type="float">
            <text:p>0</text:p>
          </table:table-cell>
          <table:table-cell table:style-name="ce628" table:formula="of:=VLOOKUP(ROW()-33&amp;RIGHT([.K$33];1);B_CLASSIFICA_GIRONE_G;11;0)" office:value-type="float" office:value="60" calcext:value-type="float">
            <text:p>60</text:p>
          </table:table-cell>
          <table:table-cell/>
          <table:table-cell table:style-name="ce569"/>
          <table:table-cell table:style-name="ce585"/>
          <table:table-cell table:style-name="ce569" table:number-columns-repeated="3"/>
          <table:table-cell table:style-name="ce455" table:number-columns-repeated="2"/>
          <table:table-cell table:style-name="ce569" table:number-columns-repeated="24"/>
          <table:table-cell table:style-name="ce455" table:number-columns-repeated="49"/>
          <table:table-cell table:style-name="ce674" office:value-type="string" calcext:value-type="string">
            <text:p>Belgio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 office:value-type="float" office:value="2" calcext:value-type="float">
            <text:p>2</text:p>
          </table:table-cell>
          <table:table-cell table:style-name="ce704"/>
          <table:table-cell table:style-name="ce704" office:value-type="float" office:value="6.0002" calcext:value-type="float">
            <text:p>6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4" calcext:value-type="float">
            <text:p>34</text:p>
          </table:table-cell>
          <table:table-cell table:style-name="ce252" table:formula="of:=VLOOKUP([.A38];A_4_INPUT_DATE_E_RISULTATI_GIRONI;8;0)" office:value-type="date" office:date-value="2021-06-09" calcext:value-type="date">
            <text:p>mer 9 giu</text:p>
          </table:table-cell>
          <table:table-cell table:style-name="ce256" table:formula="of:=VLOOKUP([.A38];A_4_INPUT_DATE_E_RISULTATI_GIRONI;9;0)" office:value-type="time" office:time-value="PT11H00M00S" calcext:value-type="time">
            <text:p>11:00</text:p>
          </table:table-cell>
          <table:table-cell table:style-name="ce277" table:formula="of:=VLOOKUP([.A38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38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38];A_4_INPUT_DATE_E_RISULTATI_GIRONI;3;0)" office:value-type="string" office:string-value="F" calcext:value-type="string">
            <text:p>F</text:p>
          </table:table-cell>
          <table:table-cell table:style-name="ce383" table:formula="of:=VLOOKUP([.A38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7" office:value-type="string" calcext:value-type="string">
            <text:p>Girone H</text:p>
          </table:table-cell>
          <table:table-cell table:style-name="ce441" office:value-type="string" calcext:value-type="string">
            <text:p>G</text:p>
          </table:table-cell>
          <table:table-cell table:style-name="ce441" office:value-type="string" calcext:value-type="string">
            <text:p>V</text:p>
          </table:table-cell>
          <table:table-cell table:style-name="ce441" office:value-type="string" calcext:value-type="string">
            <text:p>P</text:p>
          </table:table-cell>
          <table:table-cell table:style-name="ce441" office:value-type="string" calcext:value-type="string">
            <text:p>F</text:p>
          </table:table-cell>
          <table:table-cell table:style-name="ce441" office:value-type="string" calcext:value-type="string">
            <text:p>PC</text:p>
          </table:table-cell>
          <table:table-cell table:style-name="ce441" office:value-type="string" calcext:value-type="string">
            <text:p>PGF</text:p>
          </table:table-cell>
          <table:table-cell table:style-name="ce630" office:value-type="string" calcext:value-type="string">
            <text:p>PGS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Austr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4" calcext:value-type="float">
            <text:p>4</text:p>
          </table:table-cell>
          <table:table-cell table:style-name="ce704"/>
          <table:table-cell table:style-name="ce704" office:value-type="float" office:value="0.9997" calcext:value-type="float">
            <text:p>1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5" calcext:value-type="float">
            <text:p>35</text:p>
          </table:table-cell>
          <table:table-cell table:style-name="ce252" table:formula="of:=VLOOKUP([.A39];A_4_INPUT_DATE_E_RISULTATI_GIRONI;8;0)" office:value-type="date" office:date-value="2021-06-09" calcext:value-type="date">
            <text:p>mer 9 giu</text:p>
          </table:table-cell>
          <table:table-cell table:style-name="ce256" table:formula="of:=VLOOKUP([.A39];A_4_INPUT_DATE_E_RISULTATI_GIRONI;9;0)" office:value-type="time" office:time-value="PT11H00M00S" calcext:value-type="time">
            <text:p>11:00</text:p>
          </table:table-cell>
          <table:table-cell table:style-name="ce277" table:formula="of:=VLOOKUP([.A39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39];A_4_INPUT_DATE_E_RISULTATI_GIRONI;5;0)" office:value-type="string" office:string-value="Orche" calcext:value-type="string">
            <text:p>Orche</text:p>
          </table:table-cell>
          <table:table-cell table:style-name="ce383" table:formula="of:=VLOOKUP([.A39];A_4_INPUT_DATE_E_RISULTATI_GIRONI;3;0)" office:value-type="string" office:string-value="G" calcext:value-type="string">
            <text:p>G</text:p>
          </table:table-cell>
          <table:table-cell table:style-name="ce383" table:formula="of:=VLOOKUP([.A39];A_4_INPUT_DATE_E_RISULTATI_GIRONI;11;0)" office:value-type="string" office:string-value="Basket Giovane" calcext:value-type="string">
            <text:p>Basket Giovane</text:p>
          </table:table-cell>
          <table:table-cell/>
          <table:table-cell table:style-name="ce402" table:formula="of:=VLOOKUP(ROW()-38&amp;RIGHT([.K$38];1);B_CLASSIFICA_GIRONE_H;4;0)" office:value-type="string" office:string-value="Piranha" calcext:value-type="string">
            <text:p>Piranha</text:p>
          </table:table-cell>
          <table:table-cell table:style-name="ce436" table:formula="of:=VLOOKUP(ROW()-38&amp;RIGHT([.K$38];1);B_CLASSIFICA_GIRONE_H;5;0)" office:value-type="float" office:value="3" calcext:value-type="float">
            <text:p>3</text:p>
          </table:table-cell>
          <table:table-cell table:style-name="ce436" table:formula="of:=VLOOKUP(ROW()-38&amp;RIGHT([.K$38];1);B_CLASSIFICA_GIRONE_H;6;0)" office:value-type="float" office:value="3" calcext:value-type="float">
            <text:p>3</text:p>
          </table:table-cell>
          <table:table-cell table:style-name="ce436" table:formula="of:=VLOOKUP(ROW()-38&amp;RIGHT([.K$38];1);B_CLASSIFICA_GIRONE_H;7;0)" office:value-type="float" office:value="0" calcext:value-type="float">
            <text:p>0</text:p>
          </table:table-cell>
          <table:table-cell table:style-name="ce436" table:formula="of:=VLOOKUP(ROW()-38&amp;RIGHT([.K$38];1);B_CLASSIFICA_GIRONE_H;8;0)" office:value-type="float" office:value="0" calcext:value-type="float">
            <text:p>0</text:p>
          </table:table-cell>
          <table:table-cell table:style-name="ce436" table:formula="of:=VLOOKUP(ROW()-38&amp;RIGHT([.K$38];1);B_CLASSIFICA_GIRONE_H;9;0)" office:value-type="float" office:value="6" calcext:value-type="float">
            <text:p>6</text:p>
          </table:table-cell>
          <table:table-cell table:style-name="ce436" table:formula="of:=VLOOKUP(ROW()-38&amp;RIGHT([.K$38];1);B_CLASSIFICA_GIRONE_H;10;0)" office:value-type="float" office:value="262" calcext:value-type="float">
            <text:p>262</text:p>
          </table:table-cell>
          <table:table-cell table:style-name="ce623" table:formula="of:=VLOOKUP(ROW()-38&amp;RIGHT([.K$38];1);B_CLASSIFICA_GIRONE_H;11;0)" office:value-type="float" office:value="174" calcext:value-type="float">
            <text:p>174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674" office:value-type="string" calcext:value-type="string">
            <text:p>Germania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2" calcext:value-type="float">
            <text:p>2</text:p>
          </table:table-cell>
          <table:table-cell table:style-name="ce704" office:value-type="float" office:value="1" calcext:value-type="float">
            <text:p>1</text:p>
          </table:table-cell>
          <table:table-cell table:style-name="ce704" office:value-type="float" office:value="0" calcext:value-type="float">
            <text:p>0</text:p>
          </table:table-cell>
          <table:table-cell table:style-name="ce704" office:value-type="float" office:value="3" calcext:value-type="float">
            <text:p>3</text:p>
          </table:table-cell>
          <table:table-cell table:style-name="ce704" office:value-type="float" office:value="0" calcext:value-type="float">
            <text:p>0</text:p>
          </table:table-cell>
          <table:table-cell table:style-name="ce704"/>
          <table:table-cell table:style-name="ce704" office:value-type="float" office:value="7.0003" calcext:value-type="float">
            <text:p>7</text:p>
          </table:table-cell>
          <table:table-cell table:style-name="ce704"/>
          <table:table-cell table:style-name="ce455" table:number-columns-repeated="2"/>
        </table:table-row>
        <table:table-row table:style-name="ro7">
          <table:table-cell table:style-name="ce247" office:value-type="float" office:value="36" calcext:value-type="float">
            <text:p>36</text:p>
          </table:table-cell>
          <table:table-cell table:style-name="ce252" table:formula="of:=VLOOKUP([.A40];A_4_INPUT_DATE_E_RISULTATI_GIRONI;8;0)" office:value-type="date" office:date-value="2021-06-09" calcext:value-type="date">
            <text:p>mer 9 giu</text:p>
          </table:table-cell>
          <table:table-cell table:style-name="ce256" table:formula="of:=VLOOKUP([.A40];A_4_INPUT_DATE_E_RISULTATI_GIRONI;9;0)" office:value-type="time" office:time-value="PT11H00M00S" calcext:value-type="time">
            <text:p>11:00</text:p>
          </table:table-cell>
          <table:table-cell table:style-name="ce277" table:formula="of:=VLOOKUP([.A40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40];A_4_INPUT_DATE_E_RISULTATI_GIRONI;5;0)" office:value-type="string" office:string-value="Zebre" calcext:value-type="string">
            <text:p>Zebre</text:p>
          </table:table-cell>
          <table:table-cell table:style-name="ce383" table:formula="of:=VLOOKUP([.A40];A_4_INPUT_DATE_E_RISULTATI_GIRONI;3;0)" office:value-type="string" office:string-value="H" calcext:value-type="string">
            <text:p>H</text:p>
          </table:table-cell>
          <table:table-cell table:style-name="ce383" table:formula="of:=VLOOKUP([.A40];A_4_INPUT_DATE_E_RISULTATI_GIRONI;11;0)" office:value-type="string" office:string-value="Nuova Scuola" calcext:value-type="string">
            <text:p>Nuova Scuola</text:p>
          </table:table-cell>
          <table:table-cell/>
          <table:table-cell table:style-name="ce403" table:formula="of:=VLOOKUP(ROW()-38&amp;RIGHT([.K$38];1);B_CLASSIFICA_GIRONE_H;4;0)" office:value-type="string" office:string-value="Scorpioni" calcext:value-type="string">
            <text:p>Scorpioni</text:p>
          </table:table-cell>
          <table:table-cell table:style-name="ce437" table:formula="of:=VLOOKUP(ROW()-38&amp;RIGHT([.K$38];1);B_CLASSIFICA_GIRONE_H;5;0)" office:value-type="float" office:value="3" calcext:value-type="float">
            <text:p>3</text:p>
          </table:table-cell>
          <table:table-cell table:style-name="ce437" table:formula="of:=VLOOKUP(ROW()-38&amp;RIGHT([.K$38];1);B_CLASSIFICA_GIRONE_H;6;0)" office:value-type="float" office:value="1" calcext:value-type="float">
            <text:p>1</text:p>
          </table:table-cell>
          <table:table-cell table:style-name="ce437" table:formula="of:=VLOOKUP(ROW()-38&amp;RIGHT([.K$38];1);B_CLASSIFICA_GIRONE_H;7;0)" office:value-type="float" office:value="2" calcext:value-type="float">
            <text:p>2</text:p>
          </table:table-cell>
          <table:table-cell table:style-name="ce437" table:formula="of:=VLOOKUP(ROW()-38&amp;RIGHT([.K$38];1);B_CLASSIFICA_GIRONE_H;8;0)" office:value-type="float" office:value="0" calcext:value-type="float">
            <text:p>0</text:p>
          </table:table-cell>
          <table:table-cell table:style-name="ce437" table:formula="of:=VLOOKUP(ROW()-38&amp;RIGHT([.K$38];1);B_CLASSIFICA_GIRONE_H;9;0)" office:value-type="float" office:value="4" calcext:value-type="float">
            <text:p>4</text:p>
          </table:table-cell>
          <table:table-cell table:style-name="ce437" table:formula="of:=VLOOKUP(ROW()-38&amp;RIGHT([.K$38];1);B_CLASSIFICA_GIRONE_H;10;0)" office:value-type="float" office:value="211" calcext:value-type="float">
            <text:p>211</text:p>
          </table:table-cell>
          <table:table-cell table:style-name="ce626" table:formula="of:=VLOOKUP(ROW()-38&amp;RIGHT([.K$38];1);B_CLASSIFICA_GIRONE_H;11;0)" office:value-type="float" office:value="227" calcext:value-type="float">
            <text:p>227</text:p>
          </table:table-cell>
          <table:table-cell/>
          <table:table-cell table:style-name="ce569"/>
          <table:table-cell table:style-name="ce585"/>
          <table:table-cell table:style-name="ce569" table:number-columns-repeated="29"/>
          <table:table-cell table:style-name="ce455" table:number-columns-repeated="49"/>
          <table:table-cell table:style-name="ce701" table:number-columns-repeated="2"/>
          <table:table-cell table:style-name="ce705" table:number-columns-repeated="8"/>
          <table:table-cell table:style-name="ce455" table:number-columns-repeated="2"/>
        </table:table-row>
        <table:table-row table:style-name="ro7">
          <table:table-cell table:style-name="ce247" office:value-type="float" office:value="37" calcext:value-type="float">
            <text:p>37</text:p>
          </table:table-cell>
          <table:table-cell table:style-name="ce252" table:formula="of:=VLOOKUP([.A41];A_4_INPUT_DATE_E_RISULTATI_GIRONI;8;0)" office:value-type="date" office:date-value="2021-06-09" calcext:value-type="date">
            <text:p>mer 9 giu</text:p>
          </table:table-cell>
          <table:table-cell table:style-name="ce256" table:formula="of:=VLOOKUP([.A41];A_4_INPUT_DATE_E_RISULTATI_GIRONI;9;0)" office:value-type="time" office:time-value="PT15H30M00S" calcext:value-type="time">
            <text:p>15:30</text:p>
          </table:table-cell>
          <table:table-cell table:style-name="ce277" table:formula="of:=VLOOKUP([.A41];A_4_INPUT_DATE_E_RISULTATI_GIRONI;4;0)" office:value-type="string" office:string-value="Pantere" calcext:value-type="string">
            <text:p>Pantere</text:p>
          </table:table-cell>
          <table:table-cell table:style-name="ce262" table:number-columns-repeated="2"/>
          <table:table-cell table:style-name="ce281" table:formula="of:=VLOOKUP([.A41];A_4_INPUT_DATE_E_RISULTATI_GIRONI;5;0)" office:value-type="string" office:string-value="Tigri" calcext:value-type="string">
            <text:p>Tigri</text:p>
          </table:table-cell>
          <table:table-cell table:style-name="ce383" table:formula="of:=VLOOKUP([.A41];A_4_INPUT_DATE_E_RISULTATI_GIRONI;3;0)" office:value-type="string" office:string-value="A" calcext:value-type="string">
            <text:p>A</text:p>
          </table:table-cell>
          <table:table-cell table:style-name="ce383" table:formula="of:=VLOOKUP([.A41];A_4_INPUT_DATE_E_RISULTATI_GIRONI;11;0)" office:value-type="string" office:string-value="Cristo Re 1" calcext:value-type="string">
            <text:p>Cristo Re 1</text:p>
          </table:table-cell>
          <table:table-cell/>
          <table:table-cell table:style-name="ce408" table:formula="of:=VLOOKUP(ROW()-38&amp;RIGHT([.K$38];1);B_CLASSIFICA_GIRONE_H;4;0)" office:value-type="string" office:string-value="Tonni" calcext:value-type="string">
            <text:p>Tonni</text:p>
          </table:table-cell>
          <table:table-cell table:style-name="ce442" table:formula="of:=VLOOKUP(ROW()-38&amp;RIGHT([.K$38];1);B_CLASSIFICA_GIRONE_H;5;0)" office:value-type="float" office:value="3" calcext:value-type="float">
            <text:p>3</text:p>
          </table:table-cell>
          <table:table-cell table:style-name="ce480" table:formula="of:=VLOOKUP(ROW()-38&amp;RIGHT([.K$38];1);B_CLASSIFICA_GIRONE_H;6;0)" office:value-type="float" office:value="1" calcext:value-type="float">
            <text:p>1</text:p>
          </table:table-cell>
          <table:table-cell table:style-name="ce480" table:formula="of:=VLOOKUP(ROW()-38&amp;RIGHT([.K$38];1);B_CLASSIFICA_GIRONE_H;7;0)" office:value-type="float" office:value="2" calcext:value-type="float">
            <text:p>2</text:p>
          </table:table-cell>
          <table:table-cell table:style-name="ce480" table:formula="of:=VLOOKUP(ROW()-38&amp;RIGHT([.K$38];1);B_CLASSIFICA_GIRONE_H;8;0)" office:value-type="float" office:value="0" calcext:value-type="float">
            <text:p>0</text:p>
          </table:table-cell>
          <table:table-cell table:style-name="ce480" table:formula="of:=VLOOKUP(ROW()-38&amp;RIGHT([.K$38];1);B_CLASSIFICA_GIRONE_H;9;0)" office:value-type="float" office:value="4" calcext:value-type="float">
            <text:p>4</text:p>
          </table:table-cell>
          <table:table-cell table:style-name="ce480" table:formula="of:=VLOOKUP(ROW()-38&amp;RIGHT([.K$38];1);B_CLASSIFICA_GIRONE_H;10;0)" office:value-type="float" office:value="146" calcext:value-type="float">
            <text:p>146</text:p>
          </table:table-cell>
          <table:table-cell table:style-name="ce631" table:formula="of:=VLOOKUP(ROW()-38&amp;RIGHT([.K$38];1);B_CLASSIFICA_GIRONE_H;11;0)" office:value-type="float" office:value="151" calcext:value-type="float">
            <text:p>151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814" table:number-columns-repeated="8"/>
          <table:table-cell table:style-name="ce455" table:number-columns-repeated="2"/>
        </table:table-row>
        <table:table-row table:style-name="ro7">
          <table:table-cell table:style-name="ce247" office:value-type="float" office:value="38" calcext:value-type="float">
            <text:p>38</text:p>
          </table:table-cell>
          <table:table-cell table:style-name="ce252" table:formula="of:=VLOOKUP([.A42];A_4_INPUT_DATE_E_RISULTATI_GIRONI;8;0)" office:value-type="date" office:date-value="2021-06-09" calcext:value-type="date">
            <text:p>mer 9 giu</text:p>
          </table:table-cell>
          <table:table-cell table:style-name="ce256" table:formula="of:=VLOOKUP([.A42];A_4_INPUT_DATE_E_RISULTATI_GIRONI;9;0)" office:value-type="time" office:time-value="PT15H30M00S" calcext:value-type="time">
            <text:p>15:30</text:p>
          </table:table-cell>
          <table:table-cell table:style-name="ce277" table:formula="of:=VLOOKUP([.A42];A_4_INPUT_DATE_E_RISULTATI_GIRONI;4;0)" office:value-type="string" office:string-value="Puma" calcext:value-type="string">
            <text:p>Puma</text:p>
          </table:table-cell>
          <table:table-cell table:style-name="ce262" table:number-columns-repeated="2"/>
          <table:table-cell table:style-name="ce281" table:formula="of:=VLOOKUP([.A42];A_4_INPUT_DATE_E_RISULTATI_GIRONI;5;0)" office:value-type="string" office:string-value="Linci" calcext:value-type="string">
            <text:p>Linci</text:p>
          </table:table-cell>
          <table:table-cell table:style-name="ce383" table:formula="of:=VLOOKUP([.A42];A_4_INPUT_DATE_E_RISULTATI_GIRONI;3;0)" office:value-type="string" office:string-value="B" calcext:value-type="string">
            <text:p>B</text:p>
          </table:table-cell>
          <table:table-cell table:style-name="ce383" table:formula="of:=VLOOKUP([.A42];A_4_INPUT_DATE_E_RISULTATI_GIRONI;11;0)" office:value-type="string" office:string-value="Cristo Re 2" calcext:value-type="string">
            <text:p>Cristo Re 2</text:p>
          </table:table-cell>
          <table:table-cell/>
          <table:table-cell table:style-name="ce409" table:formula="of:=VLOOKUP(ROW()-38&amp;RIGHT([.K$38];1);B_CLASSIFICA_GIRONE_H;4;0)" office:value-type="string" office:string-value="Zebre" calcext:value-type="string">
            <text:p>Zebre</text:p>
          </table:table-cell>
          <table:table-cell table:style-name="ce443" table:formula="of:=VLOOKUP(ROW()-38&amp;RIGHT([.K$38];1);B_CLASSIFICA_GIRONE_H;5;0)" office:value-type="float" office:value="3" calcext:value-type="float">
            <text:p>3</text:p>
          </table:table-cell>
          <table:table-cell table:style-name="ce481" table:formula="of:=VLOOKUP(ROW()-38&amp;RIGHT([.K$38];1);B_CLASSIFICA_GIRONE_H;6;0)" office:value-type="float" office:value="1" calcext:value-type="float">
            <text:p>1</text:p>
          </table:table-cell>
          <table:table-cell table:style-name="ce481" table:formula="of:=VLOOKUP(ROW()-38&amp;RIGHT([.K$38];1);B_CLASSIFICA_GIRONE_H;7;0)" office:value-type="float" office:value="1" calcext:value-type="float">
            <text:p>1</text:p>
          </table:table-cell>
          <table:table-cell table:style-name="ce481" table:formula="of:=VLOOKUP(ROW()-38&amp;RIGHT([.K$38];1);B_CLASSIFICA_GIRONE_H;8;0)" office:value-type="float" office:value="1" calcext:value-type="float">
            <text:p>1</text:p>
          </table:table-cell>
          <table:table-cell table:style-name="ce481" table:formula="of:=VLOOKUP(ROW()-38&amp;RIGHT([.K$38];1);B_CLASSIFICA_GIRONE_H;9;0)" office:value-type="float" office:value="3" calcext:value-type="float">
            <text:p>3</text:p>
          </table:table-cell>
          <table:table-cell table:style-name="ce481" table:formula="of:=VLOOKUP(ROW()-38&amp;RIGHT([.K$38];1);B_CLASSIFICA_GIRONE_H;10;0)" office:value-type="float" office:value="92" calcext:value-type="float">
            <text:p>92</text:p>
          </table:table-cell>
          <table:table-cell table:style-name="ce632" table:formula="of:=VLOOKUP(ROW()-38&amp;RIGHT([.K$38];1);B_CLASSIFICA_GIRONE_H;11;0)" office:value-type="float" office:value="159" calcext:value-type="float">
            <text:p>159</text:p>
          </table:table-cell>
          <table:table-cell/>
          <table:table-cell table:style-name="ce569"/>
          <table:table-cell table:style-name="ce585"/>
          <table:table-cell table:style-name="ce569" table:number-columns-repeated="6"/>
          <table:table-cell table:style-name="ce455" table:number-columns-repeated="72"/>
          <table:table-cell table:style-name="ce454"/>
          <table:table-cell table:style-name="ce455"/>
          <table:table-cell table:style-name="ce814" table:number-columns-repeated="8"/>
          <table:table-cell table:style-name="ce455" table:number-columns-repeated="2"/>
        </table:table-row>
        <table:table-row table:style-name="ro7">
          <table:table-cell table:style-name="ce247" office:value-type="float" office:value="39" calcext:value-type="float">
            <text:p>39</text:p>
          </table:table-cell>
          <table:table-cell table:style-name="ce252" table:formula="of:=VLOOKUP([.A43];A_4_INPUT_DATE_E_RISULTATI_GIRONI;8;0)" office:value-type="date" office:date-value="2021-06-09" calcext:value-type="date">
            <text:p>mer 9 giu</text:p>
          </table:table-cell>
          <table:table-cell table:style-name="ce256" table:formula="of:=VLOOKUP([.A43];A_4_INPUT_DATE_E_RISULTATI_GIRONI;9;0)" office:value-type="time" office:time-value="PT15H30M00S" calcext:value-type="time">
            <text:p>15:30</text:p>
          </table:table-cell>
          <table:table-cell table:style-name="ce277" table:formula="of:=VLOOKUP([.A43];A_4_INPUT_DATE_E_RISULTATI_GIRONI;4;0)" office:value-type="string" office:string-value="Giraffe" calcext:value-type="string">
            <text:p>Giraffe</text:p>
          </table:table-cell>
          <table:table-cell table:style-name="ce262" table:number-columns-repeated="2"/>
          <table:table-cell table:style-name="ce281" table:formula="of:=VLOOKUP([.A43];A_4_INPUT_DATE_E_RISULTATI_GIRONI;5;0)" office:value-type="string" office:string-value="Ippopotami" calcext:value-type="string">
            <text:p>Ippopotami</text:p>
          </table:table-cell>
          <table:table-cell table:style-name="ce383" table:formula="of:=VLOOKUP([.A43];A_4_INPUT_DATE_E_RISULTATI_GIRONI;3;0)" office:value-type="string" office:string-value="C" calcext:value-type="string">
            <text:p>C</text:p>
          </table:table-cell>
          <table:table-cell table:style-name="ce383" table:formula="of:=VLOOKUP([.A43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7">
          <table:table-cell table:style-name="ce247" office:value-type="float" office:value="40" calcext:value-type="float">
            <text:p>40</text:p>
          </table:table-cell>
          <table:table-cell table:style-name="ce252" table:formula="of:=VLOOKUP([.A44];A_4_INPUT_DATE_E_RISULTATI_GIRONI;8;0)" office:value-type="date" office:date-value="2021-06-09" calcext:value-type="date">
            <text:p>mer 9 giu</text:p>
          </table:table-cell>
          <table:table-cell table:style-name="ce256" table:formula="of:=VLOOKUP([.A44];A_4_INPUT_DATE_E_RISULTATI_GIRONI;9;0)" office:value-type="time" office:time-value="PT15H30M00S" calcext:value-type="time">
            <text:p>15:30</text:p>
          </table:table-cell>
          <table:table-cell table:style-name="ce277" table:formula="of:=VLOOKUP([.A44];A_4_INPUT_DATE_E_RISULTATI_GIRONI;4;0)" office:value-type="string" office:string-value="Pitoni" calcext:value-type="string">
            <text:p>Pitoni</text:p>
          </table:table-cell>
          <table:table-cell table:style-name="ce262" table:number-columns-repeated="2"/>
          <table:table-cell table:style-name="ce281" table:formula="of:=VLOOKUP([.A44];A_4_INPUT_DATE_E_RISULTATI_GIRONI;5;0)" office:value-type="string" office:string-value="Aquile" calcext:value-type="string">
            <text:p>Aquile</text:p>
          </table:table-cell>
          <table:table-cell table:style-name="ce383" table:formula="of:=VLOOKUP([.A44];A_4_INPUT_DATE_E_RISULTATI_GIRONI;3;0)" office:value-type="string" office:string-value="D" calcext:value-type="string">
            <text:p>D</text:p>
          </table:table-cell>
          <table:table-cell table:style-name="ce383" table:formula="of:=VLOOKUP([.A44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7">
          <table:table-cell table:style-name="ce247" office:value-type="float" office:value="41" calcext:value-type="float">
            <text:p>41</text:p>
          </table:table-cell>
          <table:table-cell table:style-name="ce252" table:formula="of:=VLOOKUP([.A45];A_4_INPUT_DATE_E_RISULTATI_GIRONI;8;0)" office:value-type="date" office:date-value="2021-06-09" calcext:value-type="date">
            <text:p>mer 9 giu</text:p>
          </table:table-cell>
          <table:table-cell table:style-name="ce256" table:formula="of:=VLOOKUP([.A45];A_4_INPUT_DATE_E_RISULTATI_GIRONI;9;0)" office:value-type="time" office:time-value="PT17H00M00S" calcext:value-type="time">
            <text:p>17:00</text:p>
          </table:table-cell>
          <table:table-cell table:style-name="ce277" table:formula="of:=VLOOKUP([.A45];A_4_INPUT_DATE_E_RISULTATI_GIRONI;4;0)" office:value-type="string" office:string-value="Bisonti" calcext:value-type="string">
            <text:p>Bisonti</text:p>
          </table:table-cell>
          <table:table-cell table:style-name="ce262" table:number-columns-repeated="2"/>
          <table:table-cell table:style-name="ce281" table:formula="of:=VLOOKUP([.A45];A_4_INPUT_DATE_E_RISULTATI_GIRONI;5;0)" office:value-type="string" office:string-value="Cinghiali" calcext:value-type="string">
            <text:p>Cinghiali</text:p>
          </table:table-cell>
          <table:table-cell table:style-name="ce383" table:formula="of:=VLOOKUP([.A45];A_4_INPUT_DATE_E_RISULTATI_GIRONI;3;0)" office:value-type="string" office:string-value="E" calcext:value-type="string">
            <text:p>E</text:p>
          </table:table-cell>
          <table:table-cell table:style-name="ce383" table:formula="of:=VLOOKUP([.A45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7">
          <table:table-cell table:style-name="ce247" office:value-type="float" office:value="42" calcext:value-type="float">
            <text:p>42</text:p>
          </table:table-cell>
          <table:table-cell table:style-name="ce252" table:formula="of:=VLOOKUP([.A46];A_4_INPUT_DATE_E_RISULTATI_GIRONI;8;0)" office:value-type="date" office:date-value="2021-06-09" calcext:value-type="date">
            <text:p>mer 9 giu</text:p>
          </table:table-cell>
          <table:table-cell table:style-name="ce256" table:formula="of:=VLOOKUP([.A46];A_4_INPUT_DATE_E_RISULTATI_GIRONI;9;0)" office:value-type="time" office:time-value="PT17H00M00S" calcext:value-type="time">
            <text:p>17:00</text:p>
          </table:table-cell>
          <table:table-cell table:style-name="ce277" table:formula="of:=VLOOKUP([.A46];A_4_INPUT_DATE_E_RISULTATI_GIRONI;4;0)" office:value-type="string" office:string-value="Balene" calcext:value-type="string">
            <text:p>Balene</text:p>
          </table:table-cell>
          <table:table-cell table:style-name="ce262" table:number-columns-repeated="2"/>
          <table:table-cell table:style-name="ce281" table:formula="of:=VLOOKUP([.A46];A_4_INPUT_DATE_E_RISULTATI_GIRONI;5;0)" office:value-type="string" office:string-value="Fenicotteri" calcext:value-type="string">
            <text:p>Fenicotteri</text:p>
          </table:table-cell>
          <table:table-cell table:style-name="ce383" table:formula="of:=VLOOKUP([.A46];A_4_INPUT_DATE_E_RISULTATI_GIRONI;3;0)" office:value-type="string" office:string-value="F" calcext:value-type="string">
            <text:p>F</text:p>
          </table:table-cell>
          <table:table-cell table:style-name="ce383" table:formula="of:=VLOOKUP([.A46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7">
          <table:table-cell table:style-name="ce247" office:value-type="float" office:value="43" calcext:value-type="float">
            <text:p>43</text:p>
          </table:table-cell>
          <table:table-cell table:style-name="ce252" table:formula="of:=VLOOKUP([.A47];A_4_INPUT_DATE_E_RISULTATI_GIRONI;8;0)" office:value-type="date" office:date-value="2021-06-09" calcext:value-type="date">
            <text:p>mer 9 giu</text:p>
          </table:table-cell>
          <table:table-cell table:style-name="ce256" table:formula="of:=VLOOKUP([.A47];A_4_INPUT_DATE_E_RISULTATI_GIRONI;9;0)" office:value-type="time" office:time-value="PT17H00M00S" calcext:value-type="time">
            <text:p>17:00</text:p>
          </table:table-cell>
          <table:table-cell table:style-name="ce277" table:formula="of:=VLOOKUP([.A47];A_4_INPUT_DATE_E_RISULTATI_GIRONI;4;0)" office:value-type="string" office:string-value="Istrici" calcext:value-type="string">
            <text:p>Istrici</text:p>
          </table:table-cell>
          <table:table-cell table:style-name="ce262" table:number-columns-repeated="2"/>
          <table:table-cell table:style-name="ce281" table:formula="of:=VLOOKUP([.A47];A_4_INPUT_DATE_E_RISULTATI_GIRONI;5;0)" office:value-type="string" office:string-value="Orche" calcext:value-type="string">
            <text:p>Orche</text:p>
          </table:table-cell>
          <table:table-cell table:style-name="ce383" table:formula="of:=VLOOKUP([.A47];A_4_INPUT_DATE_E_RISULTATI_GIRONI;3;0)" office:value-type="string" office:string-value="G" calcext:value-type="string">
            <text:p>G</text:p>
          </table:table-cell>
          <table:table-cell table:style-name="ce383" table:formula="of:=VLOOKUP([.A47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7">
          <table:table-cell table:style-name="ce247" office:value-type="float" office:value="44" calcext:value-type="float">
            <text:p>44</text:p>
          </table:table-cell>
          <table:table-cell table:style-name="ce252" table:formula="of:=VLOOKUP([.A48];A_4_INPUT_DATE_E_RISULTATI_GIRONI;8;0)" office:value-type="date" office:date-value="2021-06-09" calcext:value-type="date">
            <text:p>mer 9 giu</text:p>
          </table:table-cell>
          <table:table-cell table:style-name="ce256" table:formula="of:=VLOOKUP([.A48];A_4_INPUT_DATE_E_RISULTATI_GIRONI;9;0)" office:value-type="time" office:time-value="PT17H00M00S" calcext:value-type="time">
            <text:p>17:00</text:p>
          </table:table-cell>
          <table:table-cell table:style-name="ce277" table:formula="of:=VLOOKUP([.A48];A_4_INPUT_DATE_E_RISULTATI_GIRONI;4;0)" office:value-type="string" office:string-value="Piranha" calcext:value-type="string">
            <text:p>Piranha</text:p>
          </table:table-cell>
          <table:table-cell table:style-name="ce262" table:number-columns-repeated="2"/>
          <table:table-cell table:style-name="ce281" table:formula="of:=VLOOKUP([.A48];A_4_INPUT_DATE_E_RISULTATI_GIRONI;5;0)" office:value-type="string" office:string-value="Zebre" calcext:value-type="string">
            <text:p>Zebre</text:p>
          </table:table-cell>
          <table:table-cell table:style-name="ce383" table:formula="of:=VLOOKUP([.A48];A_4_INPUT_DATE_E_RISULTATI_GIRONI;3;0)" office:value-type="string" office:string-value="H" calcext:value-type="string">
            <text:p>H</text:p>
          </table:table-cell>
          <table:table-cell table:style-name="ce383" table:formula="of:=VLOOKUP([.A48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7">
          <table:table-cell table:style-name="ce247" office:value-type="float" office:value="45" calcext:value-type="float">
            <text:p>45</text:p>
          </table:table-cell>
          <table:table-cell table:style-name="ce252" table:formula="of:=VLOOKUP([.A49];A_4_INPUT_DATE_E_RISULTATI_GIRONI;8;0)" office:value-type="date" office:date-value="2021-06-09" calcext:value-type="date">
            <text:p>mer 9 giu</text:p>
          </table:table-cell>
          <table:table-cell table:style-name="ce256" table:formula="of:=VLOOKUP([.A49];A_4_INPUT_DATE_E_RISULTATI_GIRONI;9;0)" office:value-type="time" office:time-value="PT18H30M00S" calcext:value-type="time">
            <text:p>18:30</text:p>
          </table:table-cell>
          <table:table-cell table:style-name="ce277" table:formula="of:=VLOOKUP([.A49];A_4_INPUT_DATE_E_RISULTATI_GIRONI;4;0)" office:value-type="string" office:string-value="Bufali" calcext:value-type="string">
            <text:p>Bufali</text:p>
          </table:table-cell>
          <table:table-cell table:style-name="ce262" table:number-columns-repeated="2"/>
          <table:table-cell table:style-name="ce281" table:formula="of:=VLOOKUP([.A49];A_4_INPUT_DATE_E_RISULTATI_GIRONI;5;0)" office:value-type="string" office:string-value="Cervi" calcext:value-type="string">
            <text:p>Cervi</text:p>
          </table:table-cell>
          <table:table-cell table:style-name="ce383" table:formula="of:=VLOOKUP([.A49];A_4_INPUT_DATE_E_RISULTATI_GIRONI;3;0)" office:value-type="string" office:string-value="E" calcext:value-type="string">
            <text:p>E</text:p>
          </table:table-cell>
          <table:table-cell table:style-name="ce383" table:formula="of:=VLOOKUP([.A49];A_4_INPUT_DATE_E_RISULTATI_GIRONI;11;0)" office:value-type="string" office:string-value="Cristo Re 1" calcext:value-type="string">
            <text:p>Cristo Re 1</text:p>
          </table:table-cell>
          <table:table-cell table:number-columns-repeated="102"/>
        </table:table-row>
        <table:table-row table:style-name="ro7">
          <table:table-cell table:style-name="ce247" office:value-type="float" office:value="46" calcext:value-type="float">
            <text:p>46</text:p>
          </table:table-cell>
          <table:table-cell table:style-name="ce252" table:formula="of:=VLOOKUP([.A50];A_4_INPUT_DATE_E_RISULTATI_GIRONI;8;0)" office:value-type="date" office:date-value="2021-06-09" calcext:value-type="date">
            <text:p>mer 9 giu</text:p>
          </table:table-cell>
          <table:table-cell table:style-name="ce256" table:formula="of:=VLOOKUP([.A50];A_4_INPUT_DATE_E_RISULTATI_GIRONI;9;0)" office:value-type="time" office:time-value="PT18H30M00S" calcext:value-type="time">
            <text:p>18:30</text:p>
          </table:table-cell>
          <table:table-cell table:style-name="ce277" table:formula="of:=VLOOKUP([.A50];A_4_INPUT_DATE_E_RISULTATI_GIRONI;4;0)" office:value-type="string" office:string-value="Gabbiani" calcext:value-type="string">
            <text:p>Gabbiani</text:p>
          </table:table-cell>
          <table:table-cell table:style-name="ce262" table:number-columns-repeated="2"/>
          <table:table-cell table:style-name="ce281" table:formula="of:=VLOOKUP([.A50];A_4_INPUT_DATE_E_RISULTATI_GIRONI;5;0)" office:value-type="string" office:string-value="Delfini" calcext:value-type="string">
            <text:p>Delfini</text:p>
          </table:table-cell>
          <table:table-cell table:style-name="ce383" table:formula="of:=VLOOKUP([.A50];A_4_INPUT_DATE_E_RISULTATI_GIRONI;3;0)" office:value-type="string" office:string-value="F" calcext:value-type="string">
            <text:p>F</text:p>
          </table:table-cell>
          <table:table-cell table:style-name="ce383" table:formula="of:=VLOOKUP([.A50];A_4_INPUT_DATE_E_RISULTATI_GIRONI;11;0)" office:value-type="string" office:string-value="Cristo Re 2" calcext:value-type="string">
            <text:p>Cristo Re 2</text:p>
          </table:table-cell>
          <table:table-cell table:number-columns-repeated="102"/>
        </table:table-row>
        <table:table-row table:style-name="ro7">
          <table:table-cell table:style-name="ce247" office:value-type="float" office:value="47" calcext:value-type="float">
            <text:p>47</text:p>
          </table:table-cell>
          <table:table-cell table:style-name="ce252" table:formula="of:=VLOOKUP([.A51];A_4_INPUT_DATE_E_RISULTATI_GIRONI;8;0)" office:value-type="date" office:date-value="2021-06-09" calcext:value-type="date">
            <text:p>mer 9 giu</text:p>
          </table:table-cell>
          <table:table-cell table:style-name="ce256" table:formula="of:=VLOOKUP([.A51];A_4_INPUT_DATE_E_RISULTATI_GIRONI;9;0)" office:value-type="time" office:time-value="PT18H30M00S" calcext:value-type="time">
            <text:p>18:30</text:p>
          </table:table-cell>
          <table:table-cell table:style-name="ce277" table:formula="of:=VLOOKUP([.A51];A_4_INPUT_DATE_E_RISULTATI_GIRONI;4;0)" office:value-type="string" office:string-value="Gorilla" calcext:value-type="string">
            <text:p>Gorilla</text:p>
          </table:table-cell>
          <table:table-cell table:style-name="ce262" table:number-columns-repeated="2"/>
          <table:table-cell table:style-name="ce281" table:formula="of:=VLOOKUP([.A51];A_4_INPUT_DATE_E_RISULTATI_GIRONI;5;0)" office:value-type="string" office:string-value="Muli" calcext:value-type="string">
            <text:p>Muli</text:p>
          </table:table-cell>
          <table:table-cell table:style-name="ce383" table:formula="of:=VLOOKUP([.A51];A_4_INPUT_DATE_E_RISULTATI_GIRONI;3;0)" office:value-type="string" office:string-value="G" calcext:value-type="string">
            <text:p>G</text:p>
          </table:table-cell>
          <table:table-cell table:style-name="ce383" table:formula="of:=VLOOKUP([.A51];A_4_INPUT_DATE_E_RISULTATI_GIRONI;11;0)" office:value-type="string" office:string-value="Basket Giovane" calcext:value-type="string">
            <text:p>Basket Giovane</text:p>
          </table:table-cell>
          <table:table-cell table:number-columns-repeated="102"/>
        </table:table-row>
        <table:table-row table:style-name="ro7">
          <table:table-cell table:style-name="ce247" office:value-type="float" office:value="48" calcext:value-type="float">
            <text:p>48</text:p>
          </table:table-cell>
          <table:table-cell table:style-name="ce252" table:formula="of:=VLOOKUP([.A52];A_4_INPUT_DATE_E_RISULTATI_GIRONI;8;0)" office:value-type="date" office:date-value="2021-06-09" calcext:value-type="date">
            <text:p>mer 9 giu</text:p>
          </table:table-cell>
          <table:table-cell table:style-name="ce256" table:formula="of:=VLOOKUP([.A52];A_4_INPUT_DATE_E_RISULTATI_GIRONI;9;0)" office:value-type="time" office:time-value="PT18H30M00S" calcext:value-type="time">
            <text:p>18:30</text:p>
          </table:table-cell>
          <table:table-cell table:style-name="ce277" table:formula="of:=VLOOKUP([.A52];A_4_INPUT_DATE_E_RISULTATI_GIRONI;4;0)" office:value-type="string" office:string-value="Scorpioni" calcext:value-type="string">
            <text:p>Scorpioni</text:p>
          </table:table-cell>
          <table:table-cell table:style-name="ce262" table:number-columns-repeated="2"/>
          <table:table-cell table:style-name="ce281" table:formula="of:=VLOOKUP([.A52];A_4_INPUT_DATE_E_RISULTATI_GIRONI;5;0)" office:value-type="string" office:string-value="Tonni" calcext:value-type="string">
            <text:p>Tonni</text:p>
          </table:table-cell>
          <table:table-cell table:style-name="ce383" table:formula="of:=VLOOKUP([.A52];A_4_INPUT_DATE_E_RISULTATI_GIRONI;3;0)" office:value-type="string" office:string-value="H" calcext:value-type="string">
            <text:p>H</text:p>
          </table:table-cell>
          <table:table-cell table:style-name="ce383" table:formula="of:=VLOOKUP([.A52];A_4_INPUT_DATE_E_RISULTATI_GIRONI;11;0)" office:value-type="string" office:string-value="Nuova Scuola" calcext:value-type="string">
            <text:p>Nuova Scuola</text:p>
          </table:table-cell>
          <table:table-cell table:number-columns-repeated="102"/>
        </table:table-row>
        <table:table-row table:style-name="ro1" table:number-rows-repeated="1048523">
          <table:table-cell table:number-columns-repeated="111"/>
        </table:table-row>
        <table:table-row table:style-name="ro1">
          <table:table-cell table:number-columns-repeated="111"/>
        </table:table-row>
        <calcext:conditional-formats>
          <calcext:conditional-format calcext:target-range-address="C_OUTPUT.AL25:C_OUTPUT.AX25">
            <calcext:condition calcext:apply-style-name="ConditionalStyle_228" calcext:value="formula-is(IF(#REF!=#REF!;1;IF(#REF!=#REF!;1;0)))" calcext:base-cell-address="C_OUTPUT.AL25"/>
          </calcext:conditional-format>
          <calcext:conditional-format calcext:target-range-address="C_OUTPUT.B5:C_OUTPUT.D52">
            <calcext:condition calcext:apply-style-name="ConditionalStyle_227" calcext:value="formula-is(IF(#REF!=CONCATENATE([.$D4];&quot;_win&quot;);1;0))" calcext:base-cell-address="C_OUTPUT.B5"/>
          </calcext:conditional-format>
          <calcext:conditional-format calcext:target-range-address="C_OUTPUT.G4:C_OUTPUT.G52 C_OUTPUT.H4:C_OUTPUT.H4 C_OUTPUT.B4:C_OUTPUT.D52">
            <calcext:condition calcext:apply-style-name="ConditionalStyle_226" calcext:value="formula-is(IF(#REF!=CONCATENATE([.$G4];&quot;_win&quot;);1;0))" calcext:base-cell-address="C_OUTPUT.B4"/>
          </calcext:conditional-format>
          <calcext:conditional-format calcext:target-range-address="C_OUTPUT.K23:C_OUTPUT.K23 C_OUTPUT.M23:C_OUTPUT.R23">
            <calcext:condition calcext:apply-style-name="ConditionalStyle_223" calcext:value="formula-is(IF(#REF!=#REF!;1;IF(#REF!=#REF!;1;0)))" calcext:base-cell-address="C_OUTPUT.K23"/>
          </calcext:conditional-format>
          <calcext:conditional-format calcext:target-range-address="C_OUTPUT.CV40:C_OUTPUT.DE40">
            <calcext:condition calcext:apply-style-name="ConditionalStyle_222" calcext:value="formula-is(IF(#REF!=#REF!;1;IF(#REF!=#REF!;1;0)))" calcext:base-cell-address="C_OUTPUT.CV40"/>
          </calcext:conditional-format>
          <calcext:conditional-format calcext:target-range-address="C_OUTPUT.CV18:C_OUTPUT.CV18 C_OUTPUT.CX18:C_OUTPUT.DE18">
            <calcext:condition calcext:apply-style-name="ConditionalStyle_221" calcext:value="formula-is(IF(#REF!=#REF!;1;IF(#REF!=#REF!;1;0)))" calcext:base-cell-address="C_OUTPUT.CV18"/>
          </calcext:conditional-format>
          <calcext:conditional-format calcext:target-range-address="C_OUTPUT.CV23:C_OUTPUT.CV23 C_OUTPUT.CX23:C_OUTPUT.DE23">
            <calcext:condition calcext:apply-style-name="ConditionalStyle_220" calcext:value="formula-is(IF(#REF!=#REF!;1;IF(#REF!=#REF!;1;0)))" calcext:base-cell-address="C_OUTPUT.CV23"/>
          </calcext:conditional-format>
          <calcext:conditional-format calcext:target-range-address="C_OUTPUT.U11:C_OUTPUT.U11">
            <calcext:condition calcext:apply-style-name="ConditionalStyle_219" calcext:value="formula-is(IF([.$AU11]=#REF!;1;0))" calcext:base-cell-address="C_OUTPUT.U11"/>
            <calcext:condition calcext:apply-style-name="ConditionalStyle_218" calcext:value="formula-is(IF([.$AU10]=#REF!;1;0))" calcext:base-cell-address="C_OUTPUT.U11"/>
          </calcext:conditional-format>
          <calcext:conditional-format calcext:target-range-address="C_OUTPUT.U31:C_OUTPUT.U31">
            <calcext:condition calcext:apply-style-name="ConditionalStyle_217" calcext:value="formula-is(IF([.$AU31]=#REF!;1;0))" calcext:base-cell-address="C_OUTPUT.U31"/>
            <calcext:condition calcext:apply-style-name="ConditionalStyle_216" calcext:value="formula-is(IF([.$AU30]=#REF!;1;0))" calcext:base-cell-address="C_OUTPUT.U31"/>
          </calcext:conditional-format>
          <calcext:conditional-format calcext:target-range-address="C_OUTPUT.U23:C_OUTPUT.U23">
            <calcext:condition calcext:apply-style-name="ConditionalStyle_215" calcext:value="formula-is(IF([.$AU23]=#REF!;1;0))" calcext:base-cell-address="C_OUTPUT.U23"/>
            <calcext:condition calcext:apply-style-name="ConditionalStyle_214" calcext:value="formula-is(IF([.$AU22]=#REF!;1;0))" calcext:base-cell-address="C_OUTPUT.U23"/>
          </calcext:conditional-format>
          <calcext:conditional-format calcext:target-range-address="C_OUTPUT.U14:C_OUTPUT.U14 C_OUTPUT.U10:C_OUTPUT.U10 C_OUTPUT.U22:C_OUTPUT.U22 C_OUTPUT.U30:C_OUTPUT.U30 C_OUTPUT.U26:C_OUTPUT.U27 C_OUTPUT.U18:C_OUTPUT.U18">
            <calcext:condition calcext:apply-style-name="ConditionalStyle_213" calcext:value="formula-is(IF([.$AU10]=#REF!;1;0))" calcext:base-cell-address="C_OUTPUT.U10"/>
            <calcext:condition calcext:apply-style-name="ConditionalStyle_212" calcext:value="formula-is(IF([.$AU11]=#REF!;1;0))" calcext:base-cell-address="C_OUTPUT.U10"/>
          </calcext:conditional-format>
          <calcext:conditional-format calcext:target-range-address="C_OUTPUT.U15:C_OUTPUT.U15">
            <calcext:condition calcext:apply-style-name="ConditionalStyle_211" calcext:value="formula-is(IF([.$AU15]=#REF!;1;0))" calcext:base-cell-address="C_OUTPUT.U15"/>
            <calcext:condition calcext:apply-style-name="ConditionalStyle_210" calcext:value="formula-is(IF([.$AU14]=#REF!;1;0))" calcext:base-cell-address="C_OUTPUT.U15"/>
          </calcext:conditional-format>
          <calcext:conditional-format calcext:target-range-address="C_OUTPUT.G3:C_OUTPUT.I3 C_OUTPUT.B3:C_OUTPUT.E3">
            <calcext:condition calcext:apply-style-name="ConditionalStyle_209" calcext:value="formula-is([.$P$4]=&quot;Black and White&quot;)" calcext:base-cell-address="C_OUTPUT.B3"/>
          </calcext:conditional-format>
          <calcext:conditional-format calcext:target-range-address="C_OUTPUT.K8:C_OUTPUT.R8 C_OUTPUT.K18:C_OUTPUT.R18 C_OUTPUT.K13:C_OUTPUT.R13">
            <calcext:condition calcext:apply-style-name="ConditionalStyle_208" calcext:value="formula-is([.$P$4]=&quot;Black and White&quot;)" calcext:base-cell-address="C_OUTPUT.K8"/>
          </calcext:conditional-format>
          <calcext:conditional-format calcext:target-range-address="C_OUTPUT.K3:C_OUTPUT.R3">
            <calcext:condition calcext:apply-style-name="ConditionalStyle_206" calcext:value="formula-is([.$P$4]=&quot;Black and White&quot;)" calcext:base-cell-address="C_OUTPUT.K3"/>
          </calcext:conditional-format>
          <calcext:conditional-format calcext:target-range-address="C_OUTPUT.V10:C_OUTPUT.V10 C_OUTPUT.V30:C_OUTPUT.V30 C_OUTPUT.V34:C_OUTPUT.V34 C_OUTPUT.V22:C_OUTPUT.V22 C_OUTPUT.V26:C_OUTPUT.V26 C_OUTPUT.V14:C_OUTPUT.V14 C_OUTPUT.V18:C_OUTPUT.V18 C_OUTPUT.V6:C_OUTPUT.V6">
            <calcext:condition calcext:apply-style-name="ConditionalStyle_202" calcext:value="formula-is(IF(AND(#REF!&gt;#REF!;ISNUMBER(#REF!);ISNUMBER(#REF!));1;0))" calcext:base-cell-address="C_OUTPUT.V6"/>
          </calcext:conditional-format>
          <calcext:conditional-format calcext:target-range-address="C_OUTPUT.V11:C_OUTPUT.V11 C_OUTPUT.V31:C_OUTPUT.V31 C_OUTPUT.V35:C_OUTPUT.V35 C_OUTPUT.V23:C_OUTPUT.V23 C_OUTPUT.V27:C_OUTPUT.V27 C_OUTPUT.V15:C_OUTPUT.V15 C_OUTPUT.V19:C_OUTPUT.V19 C_OUTPUT.V7:C_OUTPUT.V7">
            <calcext:condition calcext:apply-style-name="ConditionalStyle_201" calcext:value="formula-is(IF(AND(#REF!&lt;#REF!;ISNUMBER(#REF!);ISNUMBER(#REF!));1;0))" calcext:base-cell-address="C_OUTPUT.V7"/>
          </calcext:conditional-format>
          <calcext:conditional-format calcext:target-range-address="C_OUTPUT.U6:C_OUTPUT.U6">
            <calcext:condition calcext:apply-style-name="ConditionalStyle_200" calcext:value="formula-is([.$P$4]=&quot;Black and White&quot;)" calcext:base-cell-address="C_OUTPUT.U6"/>
          </calcext:conditional-format>
          <calcext:conditional-format calcext:target-range-address="C_OUTPUT.U7:C_OUTPUT.U7">
            <calcext:condition calcext:apply-style-name="ConditionalStyle_199" calcext:value="formula-is([.$P$4]=&quot;Black and White&quot;)" calcext:base-cell-address="C_OUTPUT.U7"/>
          </calcext:conditional-format>
          <calcext:conditional-format calcext:target-range-address="C_OUTPUT.U19:C_OUTPUT.U19">
            <calcext:condition calcext:apply-style-name="ConditionalStyle_198" calcext:value="formula-is(IF([.$AU19]=#REF!;1;0))" calcext:base-cell-address="C_OUTPUT.U19"/>
            <calcext:condition calcext:apply-style-name="ConditionalStyle_197" calcext:value="formula-is(IF([.$AU18]=#REF!;1;0))" calcext:base-cell-address="C_OUTPUT.U19"/>
          </calcext:conditional-format>
          <calcext:conditional-format calcext:target-range-address="C_OUTPUT.U34:C_OUTPUT.U34">
            <calcext:condition calcext:apply-style-name="ConditionalStyle_196" calcext:value="formula-is(IF([.$AU34]=#REF!;1;0))" calcext:base-cell-address="C_OUTPUT.U34"/>
            <calcext:condition calcext:apply-style-name="ConditionalStyle_195" calcext:value="formula-is(IF([.$AU35]=#REF!;1;0))" calcext:base-cell-address="C_OUTPUT.U34"/>
          </calcext:conditional-format>
          <calcext:conditional-format calcext:target-range-address="C_OUTPUT.U35:C_OUTPUT.U35">
            <calcext:condition calcext:apply-style-name="ConditionalStyle_194" calcext:value="formula-is(IF([.$AU35]=#REF!;1;0))" calcext:base-cell-address="C_OUTPUT.U35"/>
            <calcext:condition calcext:apply-style-name="ConditionalStyle_193" calcext:value="formula-is(IF([.$AU34]=#REF!;1;0))" calcext:base-cell-address="C_OUTPUT.U35"/>
          </calcext:conditional-format>
          <calcext:conditional-format calcext:target-range-address="C_OUTPUT.K24:C_OUTPUT.R24">
            <calcext:condition calcext:apply-style-name="ConditionalStyle_192" calcext:value="formula-is([.$P$4]=&quot;Black and White&quot;)" calcext:base-cell-address="C_OUTPUT.K24"/>
          </calcext:conditional-format>
          <calcext:conditional-format calcext:target-range-address="C_OUTPUT.K33:C_OUTPUT.K33">
            <calcext:condition calcext:apply-style-name="ConditionalStyle_191" calcext:value="formula-is([.$P$4]=&quot;Black and White&quot;)" calcext:base-cell-address="C_OUTPUT.K33"/>
          </calcext:conditional-format>
          <calcext:conditional-format calcext:target-range-address="C_OUTPUT.L33:C_OUTPUT.L33">
            <calcext:condition calcext:apply-style-name="ConditionalStyle_190" calcext:value="formula-is([.$P$4]=&quot;Black and White&quot;)" calcext:base-cell-address="C_OUTPUT.L33"/>
          </calcext:conditional-format>
          <calcext:conditional-format calcext:target-range-address="C_OUTPUT.M33:C_OUTPUT.R33">
            <calcext:condition calcext:apply-style-name="ConditionalStyle_189" calcext:value="formula-is([.$P$4]=&quot;Black and White&quot;)" calcext:base-cell-address="C_OUTPUT.M33"/>
          </calcext:conditional-format>
          <calcext:conditional-format calcext:target-range-address="C_OUTPUT.K26:C_OUTPUT.K27">
            <calcext:condition calcext:apply-style-name="ConditionalStyle_135" calcext:value="formula-is([.$P$4]=&quot;Black and White&quot;)" calcext:base-cell-address="C_OUTPUT.K26"/>
          </calcext:conditional-format>
          <calcext:conditional-format calcext:target-range-address="C_OUTPUT.K25:C_OUTPUT.K25">
            <calcext:condition calcext:apply-style-name="ConditionalStyle_134" calcext:value="formula-is([.$P$4]=&quot;Black and White&quot;)" calcext:base-cell-address="C_OUTPUT.K25"/>
          </calcext:conditional-format>
          <calcext:conditional-format calcext:target-range-address="C_OUTPUT.M26:C_OUTPUT.M26">
            <calcext:condition calcext:apply-style-name="ConditionalStyle_133" calcext:value="formula-is([.$P$4]=&quot;Black and White&quot;)" calcext:base-cell-address="C_OUTPUT.M26"/>
          </calcext:conditional-format>
          <calcext:conditional-format calcext:target-range-address="C_OUTPUT.M27:C_OUTPUT.M27">
            <calcext:condition calcext:apply-style-name="ConditionalStyle_132" calcext:value="formula-is([.$P$4]=&quot;Black and White&quot;)" calcext:base-cell-address="C_OUTPUT.M27"/>
          </calcext:conditional-format>
          <calcext:conditional-format calcext:target-range-address="C_OUTPUT.N26:C_OUTPUT.N27">
            <calcext:condition calcext:apply-style-name="ConditionalStyle_131" calcext:value="formula-is([.$P$4]=&quot;Black and White&quot;)" calcext:base-cell-address="C_OUTPUT.N26"/>
          </calcext:conditional-format>
          <calcext:conditional-format calcext:target-range-address="C_OUTPUT.O26:C_OUTPUT.R27">
            <calcext:condition calcext:apply-style-name="ConditionalStyle_130" calcext:value="formula-is([.$P$4]=&quot;Black and White&quot;)" calcext:base-cell-address="C_OUTPUT.O26"/>
          </calcext:conditional-format>
          <calcext:conditional-format calcext:target-range-address="C_OUTPUT.M25:C_OUTPUT.R25">
            <calcext:condition calcext:apply-style-name="ConditionalStyle_129" calcext:value="formula-is([.$P$4]=&quot;Black and White&quot;)" calcext:base-cell-address="C_OUTPUT.M25"/>
          </calcext:conditional-format>
          <calcext:conditional-format calcext:target-range-address="C_OUTPUT.AA8:C_OUTPUT.AA8">
            <calcext:condition calcext:apply-style-name="ConditionalStyle_128" calcext:value="formula-is(IF(AND(#REF!&gt;#REF!;ISNUMBER(#REF!);ISNUMBER(#REF!));1;0))" calcext:base-cell-address="C_OUTPUT.AA8"/>
          </calcext:conditional-format>
          <calcext:conditional-format calcext:target-range-address="C_OUTPUT.AA9:C_OUTPUT.AA9">
            <calcext:condition calcext:apply-style-name="ConditionalStyle_127" calcext:value="formula-is(IF(AND(#REF!&lt;#REF!;ISNUMBER(#REF!);ISNUMBER(#REF!));1;0))" calcext:base-cell-address="C_OUTPUT.AA9"/>
          </calcext:conditional-format>
          <calcext:conditional-format calcext:target-range-address="C_OUTPUT.AA16:C_OUTPUT.AA16">
            <calcext:condition calcext:apply-style-name="ConditionalStyle_126" calcext:value="formula-is(IF(AND(#REF!&gt;#REF!;ISNUMBER(#REF!);ISNUMBER(#REF!));1;0))" calcext:base-cell-address="C_OUTPUT.AA16"/>
          </calcext:conditional-format>
          <calcext:conditional-format calcext:target-range-address="C_OUTPUT.AA17:C_OUTPUT.AA17">
            <calcext:condition calcext:apply-style-name="ConditionalStyle_125" calcext:value="formula-is(IF(AND(#REF!&lt;#REF!;ISNUMBER(#REF!);ISNUMBER(#REF!));1;0))" calcext:base-cell-address="C_OUTPUT.AA17"/>
          </calcext:conditional-format>
          <calcext:conditional-format calcext:target-range-address="C_OUTPUT.AA24:C_OUTPUT.AA24">
            <calcext:condition calcext:apply-style-name="ConditionalStyle_124" calcext:value="formula-is(IF(AND(#REF!&gt;#REF!;ISNUMBER(#REF!);ISNUMBER(#REF!));1;0))" calcext:base-cell-address="C_OUTPUT.AA24"/>
          </calcext:conditional-format>
          <calcext:conditional-format calcext:target-range-address="C_OUTPUT.AA25:C_OUTPUT.AA25">
            <calcext:condition calcext:apply-style-name="ConditionalStyle_123" calcext:value="formula-is(IF(AND(#REF!&lt;#REF!;ISNUMBER(#REF!);ISNUMBER(#REF!));1;0))" calcext:base-cell-address="C_OUTPUT.AA25"/>
          </calcext:conditional-format>
          <calcext:conditional-format calcext:target-range-address="C_OUTPUT.AA32:C_OUTPUT.AA32">
            <calcext:condition calcext:apply-style-name="ConditionalStyle_122" calcext:value="formula-is(IF(AND(#REF!&gt;#REF!;ISNUMBER(#REF!);ISNUMBER(#REF!));1;0))" calcext:base-cell-address="C_OUTPUT.AA32"/>
          </calcext:conditional-format>
          <calcext:conditional-format calcext:target-range-address="C_OUTPUT.AA33:C_OUTPUT.AA33">
            <calcext:condition calcext:apply-style-name="ConditionalStyle_121" calcext:value="formula-is(IF(AND(#REF!&lt;#REF!;ISNUMBER(#REF!);ISNUMBER(#REF!));1;0))" calcext:base-cell-address="C_OUTPUT.AA33"/>
          </calcext:conditional-format>
          <calcext:conditional-format calcext:target-range-address="C_OUTPUT.AF12:C_OUTPUT.AF12">
            <calcext:condition calcext:apply-style-name="ConditionalStyle_120" calcext:value="formula-is(IF(AND(#REF!&gt;#REF!;ISNUMBER(#REF!);ISNUMBER(#REF!));1;0))" calcext:base-cell-address="C_OUTPUT.AF12"/>
          </calcext:conditional-format>
          <calcext:conditional-format calcext:target-range-address="C_OUTPUT.AF13:C_OUTPUT.AF13">
            <calcext:condition calcext:apply-style-name="ConditionalStyle_119" calcext:value="formula-is(IF(AND(#REF!&lt;#REF!;ISNUMBER(#REF!);ISNUMBER(#REF!));1;0))" calcext:base-cell-address="C_OUTPUT.AF13"/>
          </calcext:conditional-format>
          <calcext:conditional-format calcext:target-range-address="C_OUTPUT.AF28:C_OUTPUT.AF28">
            <calcext:condition calcext:apply-style-name="ConditionalStyle_118" calcext:value="formula-is(IF(AND(#REF!&gt;#REF!;ISNUMBER(#REF!);ISNUMBER(#REF!));1;0))" calcext:base-cell-address="C_OUTPUT.AF28"/>
          </calcext:conditional-format>
          <calcext:conditional-format calcext:target-range-address="C_OUTPUT.AF29:C_OUTPUT.AF29">
            <calcext:condition calcext:apply-style-name="ConditionalStyle_117" calcext:value="formula-is(IF(AND(#REF!&lt;#REF!;ISNUMBER(#REF!);ISNUMBER(#REF!));1;0))" calcext:base-cell-address="C_OUTPUT.AF29"/>
          </calcext:conditional-format>
          <calcext:conditional-format calcext:target-range-address="C_OUTPUT.AK19:C_OUTPUT.AK19">
            <calcext:condition calcext:apply-style-name="ConditionalStyle_116" calcext:value="formula-is(IF(AND(#REF!&gt;#REF!;ISNUMBER(#REF!);ISNUMBER(#REF!));1;0))" calcext:base-cell-address="C_OUTPUT.AK19"/>
          </calcext:conditional-format>
          <calcext:conditional-format calcext:target-range-address="C_OUTPUT.AK20:C_OUTPUT.AK20">
            <calcext:condition calcext:apply-style-name="ConditionalStyle_115" calcext:value="formula-is(IF(AND(#REF!&lt;#REF!;ISNUMBER(#REF!);ISNUMBER(#REF!));1;0))" calcext:base-cell-address="C_OUTPUT.AK20"/>
          </calcext:conditional-format>
          <calcext:conditional-format calcext:target-range-address="C_OUTPUT.Z9:C_OUTPUT.Z9">
            <calcext:condition calcext:apply-style-name="ConditionalStyle_113" calcext:value="formula-is([.$P$4]=&quot;Black and White&quot;)" calcext:base-cell-address="C_OUTPUT.Z9"/>
          </calcext:conditional-format>
          <calcext:conditional-format calcext:target-range-address="C_OUTPUT.Z17:C_OUTPUT.Z17">
            <calcext:condition calcext:apply-style-name="ConditionalStyle_111" calcext:value="formula-is([.$P$4]=&quot;Black and White&quot;)" calcext:base-cell-address="C_OUTPUT.Z17"/>
          </calcext:conditional-format>
          <calcext:conditional-format calcext:target-range-address="C_OUTPUT.Z25:C_OUTPUT.Z25">
            <calcext:condition calcext:apply-style-name="ConditionalStyle_109" calcext:value="formula-is([.$P$4]=&quot;Black and White&quot;)" calcext:base-cell-address="C_OUTPUT.Z25"/>
          </calcext:conditional-format>
          <calcext:conditional-format calcext:target-range-address="C_OUTPUT.Z33:C_OUTPUT.Z33">
            <calcext:condition calcext:apply-style-name="ConditionalStyle_107" calcext:value="formula-is([.$P$4]=&quot;Black and White&quot;)" calcext:base-cell-address="C_OUTPUT.Z33"/>
          </calcext:conditional-format>
          <calcext:conditional-format calcext:target-range-address="C_OUTPUT.AE13:C_OUTPUT.AE13">
            <calcext:condition calcext:apply-style-name="ConditionalStyle_105" calcext:value="formula-is([.$P$4]=&quot;Black and White&quot;)" calcext:base-cell-address="C_OUTPUT.AE13"/>
          </calcext:conditional-format>
          <calcext:conditional-format calcext:target-range-address="C_OUTPUT.AE29:C_OUTPUT.AE29">
            <calcext:condition calcext:apply-style-name="ConditionalStyle_103" calcext:value="formula-is([.$P$4]=&quot;Black and White&quot;)" calcext:base-cell-address="C_OUTPUT.AE29"/>
          </calcext:conditional-format>
          <calcext:conditional-format calcext:target-range-address="C_OUTPUT.AJ20:C_OUTPUT.AJ20">
            <calcext:condition calcext:apply-style-name="ConditionalStyle_101" calcext:value="formula-is([.$P$4]=&quot;Black and White&quot;)" calcext:base-cell-address="C_OUTPUT.AJ20"/>
          </calcext:conditional-format>
          <calcext:conditional-format calcext:target-range-address="C_OUTPUT.L27:C_OUTPUT.L27">
            <calcext:condition calcext:apply-style-name="ConditionalStyle_85" calcext:value="formula-is([.$P$4]=&quot;Black and White&quot;)" calcext:base-cell-address="C_OUTPUT.L27"/>
          </calcext:conditional-format>
          <calcext:conditional-format calcext:target-range-address="C_OUTPUT.L26:C_OUTPUT.L26">
            <calcext:condition calcext:apply-style-name="ConditionalStyle_84" calcext:value="formula-is([.$P$4]=&quot;Black and White&quot;)" calcext:base-cell-address="C_OUTPUT.L26"/>
          </calcext:conditional-format>
          <calcext:conditional-format calcext:target-range-address="C_OUTPUT.L29:C_OUTPUT.R29 C_OUTPUT.L34:C_OUTPUT.R34 C_OUTPUT.L39:C_OUTPUT.R39">
            <calcext:condition calcext:apply-style-name="ConditionalStyle_83" calcext:value="formula-is([.$P$4]=&quot;Black and White&quot;)" calcext:base-cell-address="C_OUTPUT.L29"/>
          </calcext:conditional-format>
          <calcext:conditional-format calcext:target-range-address="C_OUTPUT.L32:C_OUTPUT.L32 C_OUTPUT.L37:C_OUTPUT.L37">
            <calcext:condition calcext:apply-style-name="ConditionalStyle_82" calcext:value="formula-is([.$P$4]=&quot;Black and White&quot;)" calcext:base-cell-address="C_OUTPUT.L32"/>
          </calcext:conditional-format>
          <calcext:conditional-format calcext:target-range-address="C_OUTPUT.L31:C_OUTPUT.L31 C_OUTPUT.L36:C_OUTPUT.L36">
            <calcext:condition calcext:apply-style-name="ConditionalStyle_81" calcext:value="formula-is([.$P$4]=&quot;Black and White&quot;)" calcext:base-cell-address="C_OUTPUT.L31"/>
          </calcext:conditional-format>
          <calcext:conditional-format calcext:target-range-address="C_OUTPUT.K34:C_OUTPUT.K34 C_OUTPUT.K29:C_OUTPUT.K29 C_OUTPUT.K39:C_OUTPUT.K39">
            <calcext:condition calcext:apply-style-name="ConditionalStyle_80" calcext:value="formula-is([.$P$4]=&quot;Black and White&quot;)" calcext:base-cell-address="C_OUTPUT.K29"/>
          </calcext:conditional-format>
          <calcext:conditional-format calcext:target-range-address="C_OUTPUT.K30:C_OUTPUT.K30 C_OUTPUT.K35:C_OUTPUT.K35 C_OUTPUT.K40:C_OUTPUT.K40">
            <calcext:condition calcext:apply-style-name="ConditionalStyle_79" calcext:value="formula-is([.$P$4]=&quot;Black and White&quot;)" calcext:base-cell-address="C_OUTPUT.K30"/>
          </calcext:conditional-format>
          <calcext:conditional-format calcext:target-range-address="C_OUTPUT.K31:C_OUTPUT.K32 C_OUTPUT.K36:C_OUTPUT.K37">
            <calcext:condition calcext:apply-style-name="ConditionalStyle_78" calcext:value="formula-is([.$P$4]=&quot;Black and White&quot;)" calcext:base-cell-address="C_OUTPUT.K31"/>
          </calcext:conditional-format>
          <calcext:conditional-format calcext:target-range-address="C_OUTPUT.K19:C_OUTPUT.K19">
            <calcext:condition calcext:apply-style-name="ConditionalStyle_77" calcext:value="formula-is([.$P$4]=&quot;Black and White&quot;)" calcext:base-cell-address="C_OUTPUT.K19"/>
          </calcext:conditional-format>
          <calcext:conditional-format calcext:target-range-address="C_OUTPUT.K21:C_OUTPUT.K22">
            <calcext:condition calcext:apply-style-name="ConditionalStyle_76" calcext:value="formula-is([.$P$4]=&quot;Black and White&quot;)" calcext:base-cell-address="C_OUTPUT.K21"/>
          </calcext:conditional-format>
          <calcext:conditional-format calcext:target-range-address="C_OUTPUT.K20:C_OUTPUT.K20">
            <calcext:condition calcext:apply-style-name="ConditionalStyle_75" calcext:value="formula-is([.$P$4]=&quot;Black and White&quot;)" calcext:base-cell-address="C_OUTPUT.K20"/>
          </calcext:conditional-format>
          <calcext:conditional-format calcext:target-range-address="C_OUTPUT.K14:C_OUTPUT.K14">
            <calcext:condition calcext:apply-style-name="ConditionalStyle_74" calcext:value="formula-is([.$P$4]=&quot;Black and White&quot;)" calcext:base-cell-address="C_OUTPUT.K14"/>
          </calcext:conditional-format>
          <calcext:conditional-format calcext:target-range-address="C_OUTPUT.K16:C_OUTPUT.K17">
            <calcext:condition calcext:apply-style-name="ConditionalStyle_73" calcext:value="formula-is([.$P$4]=&quot;Black and White&quot;)" calcext:base-cell-address="C_OUTPUT.K16"/>
          </calcext:conditional-format>
          <calcext:conditional-format calcext:target-range-address="C_OUTPUT.K15:C_OUTPUT.K15">
            <calcext:condition calcext:apply-style-name="ConditionalStyle_72" calcext:value="formula-is([.$P$4]=&quot;Black and White&quot;)" calcext:base-cell-address="C_OUTPUT.K15"/>
          </calcext:conditional-format>
          <calcext:conditional-format calcext:target-range-address="C_OUTPUT.K9:C_OUTPUT.K9">
            <calcext:condition calcext:apply-style-name="ConditionalStyle_71" calcext:value="formula-is([.$P$4]=&quot;Black and White&quot;)" calcext:base-cell-address="C_OUTPUT.K9"/>
          </calcext:conditional-format>
          <calcext:conditional-format calcext:target-range-address="C_OUTPUT.K11:C_OUTPUT.K12">
            <calcext:condition calcext:apply-style-name="ConditionalStyle_70" calcext:value="formula-is([.$P$4]=&quot;Black and White&quot;)" calcext:base-cell-address="C_OUTPUT.K11"/>
          </calcext:conditional-format>
          <calcext:conditional-format calcext:target-range-address="C_OUTPUT.K10:C_OUTPUT.K10">
            <calcext:condition calcext:apply-style-name="ConditionalStyle_69" calcext:value="formula-is([.$P$4]=&quot;Black and White&quot;)" calcext:base-cell-address="C_OUTPUT.K10"/>
          </calcext:conditional-format>
          <calcext:conditional-format calcext:target-range-address="C_OUTPUT.K4:C_OUTPUT.K4">
            <calcext:condition calcext:apply-style-name="ConditionalStyle_68" calcext:value="formula-is([.$P$4]=&quot;Black and White&quot;)" calcext:base-cell-address="C_OUTPUT.K4"/>
          </calcext:conditional-format>
          <calcext:conditional-format calcext:target-range-address="C_OUTPUT.K6:C_OUTPUT.K7">
            <calcext:condition calcext:apply-style-name="ConditionalStyle_67" calcext:value="formula-is([.$P$4]=&quot;Black and White&quot;)" calcext:base-cell-address="C_OUTPUT.K6"/>
          </calcext:conditional-format>
          <calcext:conditional-format calcext:target-range-address="C_OUTPUT.K5:C_OUTPUT.K5">
            <calcext:condition calcext:apply-style-name="ConditionalStyle_66" calcext:value="formula-is([.$P$4]=&quot;Black and White&quot;)" calcext:base-cell-address="C_OUTPUT.K5"/>
          </calcext:conditional-format>
          <calcext:conditional-format calcext:target-range-address="C_OUTPUT.L25:C_OUTPUT.L25">
            <calcext:condition calcext:apply-style-name="ConditionalStyle_65" calcext:value="formula-is([.$P$4]=&quot;Black and White&quot;)" calcext:base-cell-address="C_OUTPUT.L25"/>
          </calcext:conditional-format>
          <calcext:conditional-format calcext:target-range-address="C_OUTPUT.L30:C_OUTPUT.R30 C_OUTPUT.L35:C_OUTPUT.R35 C_OUTPUT.L40:C_OUTPUT.R40">
            <calcext:condition calcext:apply-style-name="ConditionalStyle_64" calcext:value="formula-is([.$P$4]=&quot;Black and White&quot;)" calcext:base-cell-address="C_OUTPUT.L30"/>
          </calcext:conditional-format>
          <calcext:conditional-format calcext:target-range-address="C_OUTPUT.M31:C_OUTPUT.R32 C_OUTPUT.M36:C_OUTPUT.R37">
            <calcext:condition calcext:apply-style-name="ConditionalStyle_63" calcext:value="formula-is([.$P$4]=&quot;Black and White&quot;)" calcext:base-cell-address="C_OUTPUT.M31"/>
          </calcext:conditional-format>
          <calcext:conditional-format calcext:target-range-address="C_OUTPUT.L19:C_OUTPUT.R19">
            <calcext:condition calcext:apply-style-name="ConditionalStyle_62" calcext:value="formula-is([.$P$4]=&quot;Black and White&quot;)" calcext:base-cell-address="C_OUTPUT.L19"/>
          </calcext:conditional-format>
          <calcext:conditional-format calcext:target-range-address="C_OUTPUT.M21:C_OUTPUT.M21">
            <calcext:condition calcext:apply-style-name="ConditionalStyle_61" calcext:value="formula-is([.$P$4]=&quot;Black and White&quot;)" calcext:base-cell-address="C_OUTPUT.M21"/>
          </calcext:conditional-format>
          <calcext:conditional-format calcext:target-range-address="C_OUTPUT.M22:C_OUTPUT.M22">
            <calcext:condition calcext:apply-style-name="ConditionalStyle_60" calcext:value="formula-is([.$P$4]=&quot;Black and White&quot;)" calcext:base-cell-address="C_OUTPUT.M22"/>
          </calcext:conditional-format>
          <calcext:conditional-format calcext:target-range-address="C_OUTPUT.N21:C_OUTPUT.N22">
            <calcext:condition calcext:apply-style-name="ConditionalStyle_59" calcext:value="formula-is([.$P$4]=&quot;Black and White&quot;)" calcext:base-cell-address="C_OUTPUT.N21"/>
          </calcext:conditional-format>
          <calcext:conditional-format calcext:target-range-address="C_OUTPUT.O21:C_OUTPUT.R22">
            <calcext:condition calcext:apply-style-name="ConditionalStyle_58" calcext:value="formula-is([.$P$4]=&quot;Black and White&quot;)" calcext:base-cell-address="C_OUTPUT.O21"/>
          </calcext:conditional-format>
          <calcext:conditional-format calcext:target-range-address="C_OUTPUT.M20:C_OUTPUT.R20">
            <calcext:condition calcext:apply-style-name="ConditionalStyle_57" calcext:value="formula-is([.$P$4]=&quot;Black and White&quot;)" calcext:base-cell-address="C_OUTPUT.M20"/>
          </calcext:conditional-format>
          <calcext:conditional-format calcext:target-range-address="C_OUTPUT.L22:C_OUTPUT.L22">
            <calcext:condition calcext:apply-style-name="ConditionalStyle_56" calcext:value="formula-is([.$P$4]=&quot;Black and White&quot;)" calcext:base-cell-address="C_OUTPUT.L22"/>
          </calcext:conditional-format>
          <calcext:conditional-format calcext:target-range-address="C_OUTPUT.L21:C_OUTPUT.L21">
            <calcext:condition calcext:apply-style-name="ConditionalStyle_55" calcext:value="formula-is([.$P$4]=&quot;Black and White&quot;)" calcext:base-cell-address="C_OUTPUT.L21"/>
          </calcext:conditional-format>
          <calcext:conditional-format calcext:target-range-address="C_OUTPUT.L20:C_OUTPUT.L20">
            <calcext:condition calcext:apply-style-name="ConditionalStyle_54" calcext:value="formula-is([.$P$4]=&quot;Black and White&quot;)" calcext:base-cell-address="C_OUTPUT.L20"/>
          </calcext:conditional-format>
          <calcext:conditional-format calcext:target-range-address="C_OUTPUT.L14:C_OUTPUT.R14">
            <calcext:condition calcext:apply-style-name="ConditionalStyle_53" calcext:value="formula-is([.$P$4]=&quot;Black and White&quot;)" calcext:base-cell-address="C_OUTPUT.L14"/>
          </calcext:conditional-format>
          <calcext:conditional-format calcext:target-range-address="C_OUTPUT.M16:C_OUTPUT.M16">
            <calcext:condition calcext:apply-style-name="ConditionalStyle_52" calcext:value="formula-is([.$P$4]=&quot;Black and White&quot;)" calcext:base-cell-address="C_OUTPUT.M16"/>
          </calcext:conditional-format>
          <calcext:conditional-format calcext:target-range-address="C_OUTPUT.M17:C_OUTPUT.M17">
            <calcext:condition calcext:apply-style-name="ConditionalStyle_51" calcext:value="formula-is([.$P$4]=&quot;Black and White&quot;)" calcext:base-cell-address="C_OUTPUT.M17"/>
          </calcext:conditional-format>
          <calcext:conditional-format calcext:target-range-address="C_OUTPUT.N16:C_OUTPUT.N17">
            <calcext:condition calcext:apply-style-name="ConditionalStyle_50" calcext:value="formula-is([.$P$4]=&quot;Black and White&quot;)" calcext:base-cell-address="C_OUTPUT.N16"/>
          </calcext:conditional-format>
          <calcext:conditional-format calcext:target-range-address="C_OUTPUT.O16:C_OUTPUT.R17">
            <calcext:condition calcext:apply-style-name="ConditionalStyle_49" calcext:value="formula-is([.$P$4]=&quot;Black and White&quot;)" calcext:base-cell-address="C_OUTPUT.O16"/>
          </calcext:conditional-format>
          <calcext:conditional-format calcext:target-range-address="C_OUTPUT.M15:C_OUTPUT.R15">
            <calcext:condition calcext:apply-style-name="ConditionalStyle_48" calcext:value="formula-is([.$P$4]=&quot;Black and White&quot;)" calcext:base-cell-address="C_OUTPUT.M15"/>
          </calcext:conditional-format>
          <calcext:conditional-format calcext:target-range-address="C_OUTPUT.L17:C_OUTPUT.L17">
            <calcext:condition calcext:apply-style-name="ConditionalStyle_47" calcext:value="formula-is([.$P$4]=&quot;Black and White&quot;)" calcext:base-cell-address="C_OUTPUT.L17"/>
          </calcext:conditional-format>
          <calcext:conditional-format calcext:target-range-address="C_OUTPUT.L16:C_OUTPUT.L16">
            <calcext:condition calcext:apply-style-name="ConditionalStyle_46" calcext:value="formula-is([.$P$4]=&quot;Black and White&quot;)" calcext:base-cell-address="C_OUTPUT.L16"/>
          </calcext:conditional-format>
          <calcext:conditional-format calcext:target-range-address="C_OUTPUT.L15:C_OUTPUT.L15">
            <calcext:condition calcext:apply-style-name="ConditionalStyle_45" calcext:value="formula-is([.$P$4]=&quot;Black and White&quot;)" calcext:base-cell-address="C_OUTPUT.L15"/>
          </calcext:conditional-format>
          <calcext:conditional-format calcext:target-range-address="C_OUTPUT.L9:C_OUTPUT.R9">
            <calcext:condition calcext:apply-style-name="ConditionalStyle_44" calcext:value="formula-is([.$P$4]=&quot;Black and White&quot;)" calcext:base-cell-address="C_OUTPUT.L9"/>
          </calcext:conditional-format>
          <calcext:conditional-format calcext:target-range-address="C_OUTPUT.M11:C_OUTPUT.M11">
            <calcext:condition calcext:apply-style-name="ConditionalStyle_43" calcext:value="formula-is([.$P$4]=&quot;Black and White&quot;)" calcext:base-cell-address="C_OUTPUT.M11"/>
          </calcext:conditional-format>
          <calcext:conditional-format calcext:target-range-address="C_OUTPUT.M12:C_OUTPUT.M12">
            <calcext:condition calcext:apply-style-name="ConditionalStyle_42" calcext:value="formula-is([.$P$4]=&quot;Black and White&quot;)" calcext:base-cell-address="C_OUTPUT.M12"/>
          </calcext:conditional-format>
          <calcext:conditional-format calcext:target-range-address="C_OUTPUT.N11:C_OUTPUT.N12">
            <calcext:condition calcext:apply-style-name="ConditionalStyle_41" calcext:value="formula-is([.$P$4]=&quot;Black and White&quot;)" calcext:base-cell-address="C_OUTPUT.N11"/>
          </calcext:conditional-format>
          <calcext:conditional-format calcext:target-range-address="C_OUTPUT.O11:C_OUTPUT.R12">
            <calcext:condition calcext:apply-style-name="ConditionalStyle_40" calcext:value="formula-is([.$P$4]=&quot;Black and White&quot;)" calcext:base-cell-address="C_OUTPUT.O11"/>
          </calcext:conditional-format>
          <calcext:conditional-format calcext:target-range-address="C_OUTPUT.M10:C_OUTPUT.R10">
            <calcext:condition calcext:apply-style-name="ConditionalStyle_39" calcext:value="formula-is([.$P$4]=&quot;Black and White&quot;)" calcext:base-cell-address="C_OUTPUT.M10"/>
          </calcext:conditional-format>
          <calcext:conditional-format calcext:target-range-address="C_OUTPUT.L12:C_OUTPUT.L12">
            <calcext:condition calcext:apply-style-name="ConditionalStyle_38" calcext:value="formula-is([.$P$4]=&quot;Black and White&quot;)" calcext:base-cell-address="C_OUTPUT.L12"/>
          </calcext:conditional-format>
          <calcext:conditional-format calcext:target-range-address="C_OUTPUT.L11:C_OUTPUT.L11">
            <calcext:condition calcext:apply-style-name="ConditionalStyle_37" calcext:value="formula-is([.$P$4]=&quot;Black and White&quot;)" calcext:base-cell-address="C_OUTPUT.L11"/>
          </calcext:conditional-format>
          <calcext:conditional-format calcext:target-range-address="C_OUTPUT.L10:C_OUTPUT.L10">
            <calcext:condition calcext:apply-style-name="ConditionalStyle_36" calcext:value="formula-is([.$P$4]=&quot;Black and White&quot;)" calcext:base-cell-address="C_OUTPUT.L10"/>
          </calcext:conditional-format>
          <calcext:conditional-format calcext:target-range-address="C_OUTPUT.L4:C_OUTPUT.R4">
            <calcext:condition calcext:apply-style-name="ConditionalStyle_35" calcext:value="formula-is([.$P$4]=&quot;Black and White&quot;)" calcext:base-cell-address="C_OUTPUT.L4"/>
          </calcext:conditional-format>
          <calcext:conditional-format calcext:target-range-address="C_OUTPUT.M6:C_OUTPUT.M6">
            <calcext:condition calcext:apply-style-name="ConditionalStyle_34" calcext:value="formula-is([.$P$4]=&quot;Black and White&quot;)" calcext:base-cell-address="C_OUTPUT.M6"/>
          </calcext:conditional-format>
          <calcext:conditional-format calcext:target-range-address="C_OUTPUT.M7:C_OUTPUT.M7">
            <calcext:condition calcext:apply-style-name="ConditionalStyle_33" calcext:value="formula-is([.$P$4]=&quot;Black and White&quot;)" calcext:base-cell-address="C_OUTPUT.M7"/>
          </calcext:conditional-format>
          <calcext:conditional-format calcext:target-range-address="C_OUTPUT.N6:C_OUTPUT.N7">
            <calcext:condition calcext:apply-style-name="ConditionalStyle_32" calcext:value="formula-is([.$P$4]=&quot;Black and White&quot;)" calcext:base-cell-address="C_OUTPUT.N6"/>
          </calcext:conditional-format>
          <calcext:conditional-format calcext:target-range-address="C_OUTPUT.O6:C_OUTPUT.R7">
            <calcext:condition calcext:apply-style-name="ConditionalStyle_31" calcext:value="formula-is([.$P$4]=&quot;Black and White&quot;)" calcext:base-cell-address="C_OUTPUT.O6"/>
          </calcext:conditional-format>
          <calcext:conditional-format calcext:target-range-address="C_OUTPUT.M5:C_OUTPUT.R5">
            <calcext:condition calcext:apply-style-name="ConditionalStyle_30" calcext:value="formula-is([.$P$4]=&quot;Black and White&quot;)" calcext:base-cell-address="C_OUTPUT.M5"/>
          </calcext:conditional-format>
          <calcext:conditional-format calcext:target-range-address="C_OUTPUT.L7:C_OUTPUT.L7">
            <calcext:condition calcext:apply-style-name="ConditionalStyle_29" calcext:value="formula-is([.$P$4]=&quot;Black and White&quot;)" calcext:base-cell-address="C_OUTPUT.L7"/>
          </calcext:conditional-format>
          <calcext:conditional-format calcext:target-range-address="C_OUTPUT.L6:C_OUTPUT.L6">
            <calcext:condition calcext:apply-style-name="ConditionalStyle_28" calcext:value="formula-is([.$P$4]=&quot;Black and White&quot;)" calcext:base-cell-address="C_OUTPUT.L6"/>
          </calcext:conditional-format>
          <calcext:conditional-format calcext:target-range-address="C_OUTPUT.L5:C_OUTPUT.L5">
            <calcext:condition calcext:apply-style-name="ConditionalStyle_27" calcext:value="formula-is([.$P$4]=&quot;Black and White&quot;)" calcext:base-cell-address="C_OUTPUT.L5"/>
          </calcext:conditional-format>
          <calcext:conditional-format calcext:target-range-address="C_OUTPUT.Z8:C_OUTPUT.Z8 C_OUTPUT.Z16:C_OUTPUT.Z16 C_OUTPUT.Z24:C_OUTPUT.Z24 C_OUTPUT.Z32:C_OUTPUT.Z32 C_OUTPUT.AE12:C_OUTPUT.AE12 C_OUTPUT.AE28:C_OUTPUT.AE28 C_OUTPUT.AJ19:C_OUTPUT.AJ19">
            <calcext:condition calcext:apply-style-name="ConditionalStyle_114" calcext:value="formula-is([.$P$4]=&quot;Black and White&quot;)" calcext:base-cell-address="C_OUTPUT.Z8"/>
          </calcext:conditional-format>
          <calcext:conditional-format calcext:target-range-address="C_OUTPUT.K41:C_OUTPUT.K41">
            <calcext:condition calcext:apply-style-name="ConditionalStyle_14" calcext:value="formula-is([.$P$4]=&quot;Black and White&quot;)" calcext:base-cell-address="C_OUTPUT.K41"/>
          </calcext:conditional-format>
          <calcext:conditional-format calcext:target-range-address="C_OUTPUT.K42:C_OUTPUT.K42">
            <calcext:condition calcext:apply-style-name="ConditionalStyle_13" calcext:value="formula-is([.$P$4]=&quot;Black and White&quot;)" calcext:base-cell-address="C_OUTPUT.K42"/>
          </calcext:conditional-format>
          <calcext:conditional-format calcext:target-range-address="C_OUTPUT.L41:C_OUTPUT.L41">
            <calcext:condition calcext:apply-style-name="ConditionalStyle_4" calcext:value="formula-is([.$P$4]=&quot;Black and White&quot;)" calcext:base-cell-address="C_OUTPUT.L41"/>
          </calcext:conditional-format>
          <calcext:conditional-format calcext:target-range-address="C_OUTPUT.L42:C_OUTPUT.L42">
            <calcext:condition calcext:apply-style-name="ConditionalStyle_3" calcext:value="formula-is([.$P$4]=&quot;Black and White&quot;)" calcext:base-cell-address="C_OUTPUT.L42"/>
          </calcext:conditional-format>
          <calcext:conditional-format calcext:target-range-address="C_OUTPUT.M42:C_OUTPUT.R42">
            <calcext:condition calcext:apply-style-name="ConditionalStyle_2" calcext:value="formula-is([.$P$4]=&quot;Black and White&quot;)" calcext:base-cell-address="C_OUTPUT.M42"/>
          </calcext:conditional-format>
          <calcext:conditional-format calcext:target-range-address="C_OUTPUT.M41:C_OUTPUT.R41">
            <calcext:condition calcext:apply-style-name="ConditionalStyle_1" calcext:value="formula-is([.$P$4]=&quot;Black and White&quot;)" calcext:base-cell-address="C_OUTPUT.M41"/>
          </calcext:conditional-format>
        </calcext:conditional-formats>
      </table:table>
      <table:named-expressions>
        <table:named-range table:name="A_1_INPUT_DATI_TORNEO" table:base-cell-address="$A_INPUT.$P$2" table:cell-range-address="$A_INPUT.$A$3:.$B$4"/>
        <table:named-range table:name="A_2_INPUT_SQUADRE" table:base-cell-address="$A_INPUT.$D$2" table:cell-range-address="$A_INPUT.$D$3:.$I$34"/>
        <table:named-range table:name="A_3_INPUT_CAMPI" table:base-cell-address="$A_INPUT.$K$2" table:cell-range-address="$A_INPUT.$K$3:.$L$34"/>
        <table:named-range table:name="A_4_INPUT_DATE_E_RISULTATI_GIRONI" table:base-cell-address="$A_INPUT.$K$2" table:cell-range-address="$A_INPUT.$N$3:.$X$50"/>
        <table:named-range table:name="A_5_INPUT_DATE_E_RISULTATI_2A_FASE" table:base-cell-address="$A_INPUT.$A$1" table:cell-range-address="$A_INPUT.$Z$1:.$AJ$66"/>
        <table:named-range table:name="A_SQUADRE_PER_CODICE" table:base-cell-address="$A_INPUT.$E$2" table:cell-range-address="$A_INPUT.$E$3:.$I$34"/>
        <table:named-range table:name="B_CLASSIFICA_GIRONE_A" table:base-cell-address="$B_ELABORAZIONE.$Y$3" table:cell-range-address="$B_ELABORAZIONE.$Y$3:.$AS$6"/>
        <table:named-range table:name="B_CLASSIFICA_GIRONE_B" table:base-cell-address="$B_ELABORAZIONE.$Y$7" table:cell-range-address="$B_ELABORAZIONE.$Y$7:.$AS$10"/>
        <table:named-range table:name="B_CLASSIFICA_GIRONE_C" table:base-cell-address="$B_ELABORAZIONE.$Y$11" table:cell-range-address="$B_ELABORAZIONE.$Y$11:.$AS$14"/>
        <table:named-range table:name="B_CLASSIFICA_GIRONE_D" table:base-cell-address="$B_ELABORAZIONE.$Y$15" table:cell-range-address="$B_ELABORAZIONE.$Y$15:.$AS$18"/>
        <table:named-range table:name="B_CLASSIFICA_GIRONE_E" table:base-cell-address="$B_ELABORAZIONE.$Y$19" table:cell-range-address="$B_ELABORAZIONE.$Y$19:.$AS$22"/>
        <table:named-range table:name="B_CLASSIFICA_GIRONE_F" table:base-cell-address="$B_ELABORAZIONE.$Y$23" table:cell-range-address="$B_ELABORAZIONE.$Y$23:.$AS$26"/>
        <table:named-range table:name="B_CLASSIFICA_GIRONE_G" table:base-cell-address="$B_ELABORAZIONE.$Y$27" table:cell-range-address="$B_ELABORAZIONE.$Y$27:.$AS$30"/>
        <table:named-range table:name="B_CLASSIFICA_GIRONE_H" table:base-cell-address="$B_ELABORAZIONE.$Y$31" table:cell-range-address="$B_ELABORAZIONE.$Y$31:.$AS$34"/>
        <table:named-range table:name="B_CLASSIFICHE_GIRONI" table:base-cell-address="$B_ELABORAZIONE.$Y$3" table:cell-range-address="$B_ELABORAZIONE.$Y$3:.$AS$34"/>
        <table:named-range table:name="B_COEFF_GIRONE_A" table:base-cell-address="$B_ELABORAZIONE.$AQ$3" table:cell-range-address="$B_ELABORAZIONE.$AS$3:.$AS$6"/>
        <table:named-range table:name="B_COEFF_GIRONE_B" table:base-cell-address="$B_ELABORAZIONE.$AQ$7" table:cell-range-address="$B_ELABORAZIONE.$AS$7:.$AS$10"/>
        <table:named-range table:name="B_COEFF_GIRONE_C" table:base-cell-address="$B_ELABORAZIONE.$AQ$11" table:cell-range-address="$B_ELABORAZIONE.$AS$11:.$AS$14"/>
        <table:named-range table:name="B_COEFF_GIRONE_D" table:base-cell-address="$B_ELABORAZIONE.$AQ$15" table:cell-range-address="$B_ELABORAZIONE.$AS$15:.$AS$18"/>
        <table:named-range table:name="B_COEFF_GIRONE_E" table:base-cell-address="$B_ELABORAZIONE.$AQ$19" table:cell-range-address="$B_ELABORAZIONE.$AS$19:.$AS$22"/>
        <table:named-range table:name="B_COEFF_GIRONE_F" table:base-cell-address="$B_ELABORAZIONE.$AQ$23" table:cell-range-address="$B_ELABORAZIONE.$AS$23:.$AS$26"/>
        <table:named-range table:name="B_COEFF_GIRONE_G" table:base-cell-address="$B_ELABORAZIONE.$AQ$27" table:cell-range-address="$B_ELABORAZIONE.$AS$27:.$AS$30"/>
        <table:named-range table:name="B_COEFF_GIRONE_H" table:base-cell-address="$B_ELABORAZIONE.$AQ$31" table:cell-range-address="$B_ELABORAZIONE.$AS$31:.$AS$34"/>
        <table:named-range table:name="B_DIFF_CANESTRI_SQUADRA_A_GIRONI" table:base-cell-address="$B_ELABORAZIONE.$Q$3" table:cell-range-address="$B_ELABORAZIONE.$Q$3:.$Q$50"/>
        <table:named-range table:name="B_DIFF_CANESTRI_SQUADRA_B_GIRONI" table:base-cell-address="$B_ELABORAZIONE.$W$3" table:cell-range-address="$B_ELABORAZIONE.$W$3:.$W$50"/>
        <table:named-range table:name="B_FORFAIT_SQUADRA_A_GIRONI" table:base-cell-address="$B_ELABORAZIONE.$N$3" table:cell-range-address="$B_ELABORAZIONE.$N$3:.$N$50"/>
        <table:named-range table:name="B_FORFAIT_SQUADRA_B_GIRONI" table:base-cell-address="$B_ELABORAZIONE.$T$3" table:cell-range-address="$B_ELABORAZIONE.$T$3:.$T$50"/>
        <table:named-range table:name="B_PARTITE_2A_FASE_PER_CODICE" table:base-cell-address="$B_ELABORAZIONE.$AV$1" table:cell-range-address="$B_ELABORAZIONE.$AU$1:.$BR$66"/>
        <table:named-range table:name="B_PARTITE_2A_FASE_PER_NUMERO" table:base-cell-address="$B_ELABORAZIONE.$AV$4" table:cell-range-address="$B_ELABORAZIONE.$AV$1:.$BR$66"/>
        <table:named-range table:name="B_PARTITE_GIRONI" table:base-cell-address="$A_INPUT.$N$2" table:cell-range-address="$B_ELABORAZIONE.$A$3:.$W$50"/>
        <table:named-range table:name="B_PERSE_SQUADRA_A_GIRONI" table:base-cell-address="$B_ELABORAZIONE.$M$3" table:cell-range-address="$B_ELABORAZIONE.$M$3:.$M$50"/>
        <table:named-range table:name="B_PERSE_SQUADRA_B_GIRONI" table:base-cell-address="$B_ELABORAZIONE.$S$3" table:cell-range-address="$B_ELABORAZIONE.$S$3:.$S$50"/>
        <table:named-range table:name="B_PUNTI_FATTI_SQUADRA_A_GIRONI" table:base-cell-address="$B_ELABORAZIONE.$AH$3" table:cell-range-address="$B_ELABORAZIONE.$O$3:.$O$50"/>
        <table:named-range table:name="B_PUNTI_FATTI_SQUADRA_B_GIRONI" table:base-cell-address="$B_ELABORAZIONE.$AH$3" table:cell-range-address="$B_ELABORAZIONE.$U$3:.$U$50"/>
        <table:named-range table:name="B_PUNTI_SUBITI_SQUADRA_A_GIRONI" table:base-cell-address="$B_ELABORAZIONE.$P$3" table:cell-range-address="$B_ELABORAZIONE.$P$3:.$P$50"/>
        <table:named-range table:name="B_PUNTI_SUBITI_SQUADRA_B_GIRONI" table:base-cell-address="$B_ELABORAZIONE.$V$3" table:cell-range-address="$B_ELABORAZIONE.$V$3:.$V$50"/>
        <table:named-range table:name="B_SQUADRA_A_GIRONI" table:base-cell-address="$B_ELABORAZIONE.$F$3" table:cell-range-address="$B_ELABORAZIONE.$F$3:.$F$50"/>
        <table:named-range table:name="B_SQUADRA_B_GIRONI" table:base-cell-address="$B_ELABORAZIONE.$G$3" table:cell-range-address="$B_ELABORAZIONE.$G$3:.$G$50"/>
        <table:named-range table:name="B_VINTE_SQUADRA_A_GIRONI" table:base-cell-address="$B_ELABORAZIONE.$L$3" table:cell-range-address="$B_ELABORAZIONE.$L$3:.$L$50"/>
        <table:named-range table:name="B_VINTE_SQUADRA_B_GIRONI" table:base-cell-address="$B_ELABORAZIONE.$R$3" table:cell-range-address="$B_ELABORAZIONE.$R$3:.$R$50"/>
        <table:named-expression table:name="CLASSIFICA_GIRONE_A" table:base-cell-address="$B_ELABORAZIONE.$A$2" table:expression="#REF!"/>
        <table:named-expression table:name="CLASSIFICA_GIRONE_B" table:base-cell-address="$B_ELABORAZIONE.$A$8" table:expression="#REF!"/>
        <table:named-expression table:name="CLASSIFICA_GIRONE_C" table:base-cell-address="$B_ELABORAZIONE.$A$14" table:expression="#REF!"/>
        <table:named-expression table:name="CLASSIFICA_GIRONE_D" table:base-cell-address="$B_ELABORAZIONE.$A$20" table:expression="#REF!"/>
        <table:named-expression table:name="CLASSIFICA_GIRONE_E" table:base-cell-address="$B_ELABORAZIONE.$A$26" table:expression="#REF!"/>
        <table:named-expression table:name="CLASSIFICA_GIRONE_F" table:base-cell-address="$B_ELABORAZIONE.$A$32" table:expression="#REF!"/>
        <table:named-expression table:name="CLASSIFICA_GIRONE_G" table:base-cell-address="$B_ELABORAZIONE.$S$41" table:expression="#REF!"/>
        <table:named-expression table:name="CLASSIFICA_GIRONE_H" table:base-cell-address="$B_ELABORAZIONE.$S$47" table:expression="#REF!"/>
      </table:named-expressions>
      <table:database-ranges>
        <table:database-range table:name="__Anonymous_Sheet_DB__1" table:target-range-address="B_ELABORAZIONE.A2:B_ELABORAZIONE.W50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date-style style:name="N130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IRONE_5f_A" style:display-name="GIRONE_A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B" style:display-name="GIRONE_B" style:family="table-cell" style:parent-style-name="Default">
      <style:table-cell-properties fo:background-color="#ffa5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C" style:display-name="GIRONE_C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IRONE_5f_D" style:display-name="GIRONE_D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E" style:display-name="GIRONE_E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F" style:display-name="GIRONE_F" style:family="table-cell" style:parent-style-name="Default">
      <style:table-cell-properties fo:background-color="#4b0082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G" style:display-name="GIRONE_G" style:family="table-cell" style:parent-style-name="Default">
      <style:table-cell-properties fo:background-color="#ee82ee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GIRONE_5f_H" style:display-name="GIRONE_H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INTESTAZIONE" style:family="table-cell" style:parent-style-name="Default">
      <style:table-cell-properties fo:background-color="#1f4e7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INTESTAZIONE_5f_GRANDE" style:display-name="INTESTAZIONE_GRANDE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size-complex="16pt" style:font-style-complex="normal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18:12:30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30T18:18:08.005000000</dc:date>
    <meta:editing-duration>PT10H30M33S</meta:editing-duration>
    <meta:editing-cycles>118</meta:editing-cycles>
    <meta:document-statistic meta:table-count="3" meta:cell-count="5984" meta:object-count="0"/>
  </office:meta>
</office:document-meta>
</file>